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54000000DB0E90EB49724611FC.png" manifest:media-type="image/png"/>
  <manifest:file-entry manifest:full-path="Pictures/1000238F0000254700000A73C9522FE84E39EC29.svg" manifest:media-type="image/svg+xml"/>
  <manifest:file-entry manifest:full-path="Pictures/100002010000016900000065F22C2E6932B2BF3F.png" manifest:media-type="image/png"/>
  <manifest:file-entry manifest:full-path="Pictures/10002C100000254700000A736AA0274F2D4E6608.svg" manifest:media-type="image/svg+xml"/>
  <manifest:file-entry manifest:full-path="Pictures/1000020100000169000000651242346DFD425FC8.png" manifest:media-type="image/png"/>
  <manifest:file-entry manifest:full-path="Pictures/100002010000016900000065DF3B306A73331B2F.png" manifest:media-type="image/png"/>
  <manifest:file-entry manifest:full-path="Pictures/1000020100000154000000DBA65639A4D29D47B3.png" manifest:media-type="image/png"/>
  <manifest:file-entry manifest:full-path="Pictures/100025E50000254700000A73FADAD88124BA07EE.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2"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rebuchet MS1" svg:font-family="'Trebuchet MS'" style:font-family-generic="swiss" style:font-pitch="variable"/>
    <style:font-face style:name="Trebuchet MS" svg:font-family="'Trebuchet MS'" style:font-adornments="Fett"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paragraph-properties style:writing-mode="lr-tb"/>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6"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7"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8"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29"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1"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2"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3"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paragraph-properties style:writing-mode="lr-tb"/>
    </style:style>
    <style:style style:name="gr34" style:family="graphic" style:parent-style-name="standard">
      <style:graphic-properties svg:stroke-width="0.081cm" svg:stroke-color="#012269" draw:marker-start-width="0.322cm" draw:marker-end-width="0.322cm" draw:fill="solid" draw:fill-color="#ffffff" draw:textarea-horizontal-align="justify" draw:textarea-vertical-align="middle" draw:auto-grow-height="false" fo:min-height="2.968cm" fo:min-width="4.318cm" fo:padding-top="0.166cm" fo:padding-bottom="0.166cm" fo:padding-left="0.291cm" fo:padding-right="0.291cm"/>
    </style:style>
    <style:style style:name="gr35" style:family="graphic" style:parent-style-name="standard">
      <style:graphic-properties draw:stroke="none" svg:stroke-width="0.081cm" svg:stroke-color="#012269" draw:marker-start-width="0.322cm" draw:marker-end-width="0.322cm" draw:fill="none" draw:fill-color="#ffffff" draw:textarea-horizontal-align="right" draw:textarea-vertical-align="middle" draw:auto-grow-height="true" draw:auto-grow-width="false" fo:min-height="0.513cm" fo:min-width="0cm" fo:padding-top="0cm" fo:padding-bottom="0cm" fo:padding-left="0cm" fo:padding-right="0cm"/>
      <style:paragraph-properties style:writing-mode="lr-tb"/>
    </style:style>
    <style:style style:name="gr36" style:family="graphic" style:parent-style-name="Object_20_with_20_no_20_fill_20_and_20_no_20_line">
      <style:graphic-properties draw:stroke="none" svg:stroke-width="0.081cm" svg:stroke-color="#012269" draw:marker-start-width="0.322cm" draw:marker-end-width="0.322cm" draw:fill="none" draw:fill-color="#ffffff"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width="0.081cm" svg:stroke-color="#012269" draw:marker-start-width="0.322cm" draw:marker-end-width="0.322cm" draw:fill="none" draw:fill-color="#ffffff" draw:textarea-horizontal-align="right" draw:auto-grow-height="true" draw:auto-grow-width="false" fo:min-height="0.839cm" fo:min-width="0cm" fo:padding-top="0cm" fo:padding-bottom="0cm" fo:padding-left="0cm" fo:padding-right="-0.1cm"/>
      <style:paragraph-properties style:writing-mode="lr-tb"/>
    </style:style>
    <style:style style:name="gr38"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paragraph-properties style:writing-mode="lr-tb"/>
    </style:style>
    <style:style style:name="gr39"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paragraph-properties style:writing-mode="lr-tb"/>
    </style:style>
    <style:style style:name="gr40" style:family="graphic" style:parent-style-name="standard">
      <style:graphic-properties draw:textarea-horizontal-align="justify" draw:textarea-vertical-align="middle" draw:auto-grow-height="false" fo:min-height="1.151cm" fo:min-width="0.901cm"/>
    </style:style>
    <style:style style:name="gr41" style:family="graphic" style:parent-style-name="standard">
      <style:graphic-properties draw:fill-color="#000000" draw:opacity="100%" draw:textarea-vertical-align="middle"/>
    </style:style>
    <style:style style:name="gr42" style:family="graphic" style:parent-style-name="standard">
      <style:graphic-properties draw:stroke="none" draw:fill-color="#000000" draw:opacity="100%" draw:textarea-vertical-align="middle"/>
    </style:style>
    <style:style style:name="gr43" style:family="graphic" style:parent-style-name="standard">
      <style:graphic-properties svg:stroke-width="0.053cm" svg:stroke-color="#000000" draw:marker-start-width="0.28cm" draw:marker-end-width="0.28cm" draw:fill="solid" draw:fill-color="#ffd700" draw:textarea-horizontal-align="justify" draw:textarea-vertical-align="bottom" draw:auto-grow-height="false" fo:min-height="0.425cm" fo:min-width="0.397cm" fo:padding-top="0.152cm" fo:padding-bottom="-0.05cm" fo:padding-left="0.277cm" fo:padding-right="0.277cm"/>
      <style:paragraph-properties style:writing-mode="lr-tb"/>
    </style:style>
    <style:style style:name="gr44" style:family="graphic" style:parent-style-name="standard">
      <style:graphic-properties draw:stroke="none" draw:fill-color="#000000" draw:textarea-horizontal-align="justify" draw:textarea-vertical-align="middle" draw:auto-grow-height="false" fo:min-height="0cm" fo:min-width="1cm"/>
    </style:style>
    <style:style style:name="gr45" style:family="graphic" style:parent-style-name="standard">
      <style:graphic-properties draw:stroke="none" draw:fill="solid" draw:fill-color="#012269" draw:textarea-horizontal-align="justify" draw:textarea-vertical-align="middle" draw:auto-grow-height="false" fo:min-height="3.05cm" fo:min-width="4.5cm"/>
    </style:style>
    <style:style style:name="gr46"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objectwithoutfill">
      <style:graphic-properties draw:stroke="none" draw:fill="solid" draw:fill-color="#ff950e" draw:opacity="100%" draw:textarea-horizontal-align="center" draw:textarea-vertical-align="middle"/>
    </style:style>
    <style:style style:name="gr48"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9"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50"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51"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2"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paragraph-properties style:writing-mode="lr-tb"/>
    </style:style>
    <style:style style:name="gr53" style:family="graphic" style:parent-style-name="standard">
      <style:graphic-properties draw:stroke="none" svg:stroke-color="#000000" draw:fill="none" draw:fill-color="#ffffff" draw:textarea-horizontal-align="left" draw:textarea-vertical-align="middle" draw:auto-grow-height="true" draw:auto-grow-width="true" fo:min-height="1.813cm" fo:min-width="2.15cm" fo:padding-top="0cm" fo:padding-bottom="0cm" fo:padding-left="0cm" fo:padding-right="0cm" draw:shadow="hidden"/>
      <style:paragraph-properties style:writing-mode="lr-tb"/>
    </style:style>
    <style:style style:name="gr54"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55"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56" style:family="graphic" style:parent-style-name="standard">
      <style:graphic-properties draw:textarea-horizontal-align="justify" draw:textarea-vertical-align="middle" draw:auto-grow-height="false" fo:min-height="0cm" fo:min-width="0.16cm"/>
    </style:style>
    <style:style style:name="gr57" style:family="graphic" style:parent-style-name="standard">
      <style:graphic-properties draw:textarea-horizontal-align="justify" draw:textarea-vertical-align="middle" draw:auto-grow-height="false" fo:min-height="0.198cm" fo:min-width="0cm"/>
    </style:style>
    <style:style style:name="gr58" style:family="graphic" style:parent-style-name="standard">
      <style:graphic-properties draw:textarea-horizontal-align="justify" draw:textarea-vertical-align="middle" draw:auto-grow-height="false" fo:min-height="0cm" fo:min-width="0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false" fo:min-height="1.789cm" fo:min-width="0cm" fo:padding-top="0cm" fo:padding-bottom="0cm" fo:padding-left="0cm" fo:padding-right="0cm"/>
      <style:paragraph-properties style:writing-mode="lr-tb"/>
    </style:style>
    <style:style style:name="gr60" style:family="graphic" style:parent-style-name="standard">
      <style:graphic-properties draw:stroke="none" draw:fill="gradient" draw:fill-color="#334e87" draw:fill-gradient-name="Gradient_20_30" draw:gradient-step-count="256" draw:textarea-horizontal-align="justify" draw:textarea-vertical-align="middle" draw:auto-grow-height="false" fo:min-height="6.754cm" fo:min-width="9.5cm"/>
    </style:style>
    <style:style style:name="gr61" style:family="graphic" style:parent-style-name="standard">
      <style:graphic-properties draw:stroke="none" svg:stroke-color="#000000" draw:fill="none" draw:fill-color="#ffffff" draw:textarea-horizontal-align="left" draw:textarea-vertical-align="top" draw:auto-grow-height="true" draw:auto-grow-width="false" fo:min-height="1.093cm" fo:min-width="0cm" fo:padding-top="0cm" fo:padding-bottom="0cm" fo:padding-left="0cm" fo:padding-right="0cm"/>
      <style:paragraph-properties style:writing-mode="lr-tb"/>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2.625cm" fo:min-width="3.9cm" fo:padding-top="0cm" fo:padding-bottom="0cm" fo:padding-left="0cm" fo:padding-right="0cm" draw:shadow="hidden"/>
      <style:paragraph-properties style:writing-mode="lr-tb"/>
    </style:style>
    <style:style style:name="gr63" style:family="graphic" style:parent-style-name="standard">
      <style:graphic-properties draw:stroke="dash" svg:stroke-color="#004586" draw:fill="solid" draw:fill-color="#012269" draw:gradient-step-count="256" draw:textarea-horizontal-align="justify" draw:textarea-vertical-align="middle" draw:auto-grow-height="false" fo:min-height="6.754cm" fo:min-width="9.5cm"/>
    </style:style>
    <style:style style:name="gr64" style:family="graphic" style:parent-style-name="standard">
      <style:graphic-properties draw:stroke="none" svg:stroke-color="#000000" draw:fill="none" draw:fill-color="#ffffff" draw:textarea-horizontal-align="left" draw:textarea-vertical-align="middle" draw:auto-grow-height="true" draw:auto-grow-width="true" fo:min-height="2.2cm" fo:min-width="2.4cm" fo:padding-top="0cm" fo:padding-bottom="0cm" fo:padding-left="0cm" fo:padding-right="0cm" draw:shadow="hidden"/>
      <style:paragraph-properties style:writing-mode="lr-tb"/>
    </style:style>
    <style:style style:name="gr65" style:family="graphic" style:parent-style-name="standard">
      <style:graphic-properties draw:stroke="none" draw:fill="gradient" draw:fill-color="#00458a" draw:fill-gradient-name="Gradient_20_95" draw:opacity="50%" draw:textarea-horizontal-align="justify" draw:textarea-vertical-align="middle" draw:auto-grow-height="false" fo:min-height="3.279cm" fo:min-width="3.138cm" draw:shadow-opacity="50%"/>
    </style:style>
    <style:style style:name="gr66" style:family="graphic" style:parent-style-name="standard">
      <style:graphic-properties draw:stroke="none" svg:stroke-color="#000000" draw:fill="none" draw:fill-color="#ffffff" draw:textarea-horizontal-align="left" draw:textarea-vertical-align="middle" draw:auto-grow-height="true" draw:auto-grow-width="true" fo:min-height="1.813cm" fo:min-width="2.282cm" fo:padding-top="0cm" fo:padding-bottom="0cm" fo:padding-left="0cm" fo:padding-right="0cm" draw:shadow="hidden"/>
      <style:paragraph-properties style:writing-mode="lr-tb"/>
    </style:style>
    <style:style style:name="gr67" style:family="graphic" style:parent-style-name="standard">
      <style:graphic-properties draw:stroke="none" draw:fill="none" fo:min-height="0.849cm"/>
      <style:paragraph-properties style:writing-mode="lr-tb"/>
    </style:style>
    <style:style style:name="gr68" style:family="graphic" style:parent-style-name="standard">
      <style:graphic-properties draw:stroke="dash" svg:stroke-color="#004586" draw:fill="gradient" draw:fill-color="#012269" draw:fill-gradient-name="Gradient_20_29" draw:gradient-step-count="256" draw:textarea-horizontal-align="justify" draw:textarea-vertical-align="middle" draw:auto-grow-height="false" fo:min-height="6.754cm" fo:min-width="9.5cm"/>
    </style:style>
    <style:style style:name="gr69" style:family="graphic" style:parent-style-name="standard">
      <style:graphic-properties draw:stroke="dash" svg:stroke-color="#004586" draw:fill="gradient" draw:fill-color="#012269" draw:fill-gradient-name="Gradient_20_40" draw:gradient-step-count="256" draw:textarea-horizontal-align="justify" draw:textarea-vertical-align="middle" draw:auto-grow-height="false" fo:min-height="6.754cm" fo:min-width="9.5cm"/>
    </style:style>
    <style:style style:name="gr7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73"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74"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75"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76"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11"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12"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1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21"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25"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4"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7"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8"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4"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2"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4"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5"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0"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31"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68"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1"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308"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312"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333"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3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4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57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7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7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7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7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77" style:family="graphic" style:parent-style-name="standard">
      <style:graphic-properties draw:stroke="none" draw:fill="none" fo:min-height="0.896cm"/>
      <style:paragraph-properties style:writing-mode="lr-tb"/>
    </style:style>
    <style:style style:name="gr57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58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58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5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5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5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5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6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66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66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66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66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6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7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8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8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9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69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69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0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0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0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0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70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70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70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71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1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2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2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3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3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4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4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4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4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4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74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7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74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4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4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75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75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5"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7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7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7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7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7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82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5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8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4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5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6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9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104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4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7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0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104"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10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1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1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12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2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3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4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5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5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50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50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50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50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50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50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50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509" style:family="graphic" style:parent-style-name="standard">
      <style:graphic-properties draw:stroke="none" draw:fill="gradient" draw:fill-color="#334e87" draw:fill-gradient-name="Gradient_20_60" draw:gradient-step-count="256" draw:textarea-horizontal-align="justify" draw:textarea-vertical-align="middle" draw:auto-grow-height="false" fo:min-height="6.754cm" fo:min-width="9.5cm"/>
    </style:style>
    <style:style style:name="gr1510" style:family="graphic" style:parent-style-name="standard">
      <style:graphic-properties draw:stroke="none" draw:fill="gradient" draw:fill-color="#334e87" draw:fill-gradient-name="Gradient_20_64" draw:gradient-step-count="256" draw:textarea-horizontal-align="justify" draw:textarea-vertical-align="middle" draw:auto-grow-height="false" fo:min-height="6.754cm" fo:min-width="9.5cm"/>
    </style:style>
    <style:style style:name="gr1511" style:family="graphic" style:parent-style-name="standard">
      <style:graphic-properties draw:stroke="none" draw:fill="gradient" draw:fill-color="#334e87" draw:fill-gradient-name="Gradient_20_87" draw:gradient-step-count="256" draw:textarea-horizontal-align="justify" draw:textarea-vertical-align="middle" draw:auto-grow-height="false" fo:min-height="6.754cm" fo:min-width="9.5cm"/>
    </style:style>
    <style:style style:name="gr1512" style:family="graphic" style:parent-style-name="standard">
      <style:graphic-properties draw:stroke="none" draw:fill="gradient" draw:fill-color="#334e87" draw:fill-gradient-name="Gradient_20_97" draw:gradient-step-count="256" draw:textarea-horizontal-align="justify" draw:textarea-vertical-align="middle" draw:auto-grow-height="false" fo:min-height="6.754cm" fo:min-width="9.5cm"/>
    </style:style>
    <style:style style:name="gr1513" style:family="graphic" style:parent-style-name="standard">
      <style:graphic-properties draw:stroke="none" draw:fill="gradient" draw:fill-color="#334e87" draw:fill-gradient-name="Gradient_20_90" draw:gradient-step-count="256" draw:textarea-horizontal-align="justify" draw:textarea-vertical-align="middle" draw:auto-grow-height="false" fo:min-height="6.754cm" fo:min-width="9.5cm"/>
    </style:style>
    <style:style style:name="gr1514" style:family="graphic" style:parent-style-name="objectwithoutfill">
      <style:graphic-properties svg:stroke-width="0.028cm" svg:stroke-color="#ff950e" draw:marker-start-width="0.177cm" draw:marker-end-width="0.177cm" draw:fill="none" draw:textarea-vertical-align="middle" fo:padding-top="0.139cm" fo:padding-bottom="0.139cm" fo:padding-left="0.264cm" fo:padding-right="0.264cm"/>
    </style:style>
    <style:style style:name="gr15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15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50"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551"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552"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553"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55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5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5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5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1"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6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565"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6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6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6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6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7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7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7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73"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9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91"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2"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3"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4"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5"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6"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7"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59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15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1600"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601"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602"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603"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604" style:family="graphic" style:parent-style-name="standard" style:list-style-name="L1">
      <style:graphic-properties draw:stroke="solid" svg:stroke-width="0.018cm" svg:stroke-color="#ffffff" draw:marker-start="" draw:marker-start-width="0.384cm" draw:marker-start-center="false" draw:marker-end="" draw:marker-end-width="0.384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16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0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2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1639"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640"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641"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1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1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48"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49"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2"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53"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1"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82"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5"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86"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6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1"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02"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39"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40"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42"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43"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58"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59"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6"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7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7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09"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8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2" style:family="graphic" style:parent-style-name="standard" style:list-style-name="L1">
      <style:graphic-properties draw:stroke="solid" svg:stroke-width="0.011cm" svg:stroke-color="#ffffff" draw:marker-start="" draw:marker-start-width="0.097cm" draw:marker-start-center="false" draw:marker-end="" draw:marker-end-width="0.09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18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5"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1836"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18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39"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1840"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18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0"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1861" style:family="graphic" style:parent-style-name="standard" style:list-style-name="L1">
      <style:graphic-properties draw:stroke="solid" svg:stroke-width="0.018cm" svg:stroke-color="#ffffff" draw:marker-start="" draw:marker-start-width="0.106cm" draw:marker-start-center="false" draw:marker-end="" draw:marker-end-width="0.106cm" draw:marker-end-center="false" draw:fill="none" draw:fill-color="#729fcf" draw:textarea-horizontal-align="justify" draw:textarea-vertical-align="middle" fo:padding-top="0.133cm" fo:padding-bottom="0.133cm" fo:padding-left="0.258cm" fo:padding-right="0.258cm" draw:shadow="hidden" draw:shadow-offset-x="0.2cm" draw:shadow-offset-y="0.2cm" draw:shadow-color="#808080"/>
    </style:style>
    <style:style style:name="gr18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19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0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0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2100"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101"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10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10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10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2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40"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141"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142"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143" style:family="graphic" style:parent-style-name="standard" style:list-style-name="L1">
      <style:graphic-properties draw:stroke="solid" svg:stroke-width="0.018cm" svg:stroke-color="#ffffff" draw:marker-start="" draw:marker-start-width="0.282cm" draw:marker-start-center="false" draw:marker-end="" draw:marker-end-width="0.28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14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4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5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151"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15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15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5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2155"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5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5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5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5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6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6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6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163"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6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1"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82"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83"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84"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85"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86"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87" style:family="graphic" style:parent-style-name="standard" style:list-style-name="L1">
      <style:graphic-properties draw:stroke="solid" svg:stroke-width="0.011cm" svg:stroke-color="#ffffff"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188" style:family="graphic" style:parent-style-name="standard">
      <style:graphic-properties draw:stroke="none" draw:fill="gradient" draw:fill-color="#012269" draw:fill-gradient-name="Gradient_20_101" draw:textarea-horizontal-align="justify" draw:textarea-vertical-align="middle" draw:auto-grow-height="false" fo:min-height="6.754cm" fo:min-width="9.5cm"/>
    </style:style>
    <style:style style:name="gr2189" style:family="graphic" style:parent-style-name="standard">
      <style:graphic-properties draw:stroke="none" draw:fill="none" draw:textarea-horizontal-align="left" draw:textarea-vertical-align="middle" fo:min-height="1.004cm" fo:padding-top="0cm" fo:padding-bottom="0cm" fo:padding-left="0cm" fo:padding-right="0cm"/>
      <style:paragraph-properties style:writing-mode="lr-tb"/>
    </style:style>
    <style:style style:name="gr2190" style:family="graphic" style:parent-style-name="standard" style:list-style-name="L1">
      <style:graphic-properties draw:stroke="none" svg:stroke-width="0.05cm" svg:stroke-color="#0089d1" draw:marker-start="" draw:marker-start-width="0.26cm" draw:marker-start-center="false" draw:marker-end="" draw:marker-end-width="0.26cm" draw:marker-end-center="false" draw:fill="gradient" draw:fill-color="#ffffff" draw:fill-gradient-name="Gradient_20_109" draw:textarea-horizontal-align="justify" draw:textarea-vertical-align="middle" draw:auto-grow-height="false" fo:min-height="0.609cm" fo:min-width="0.652cm" fo:padding-top="0.15cm" fo:padding-bottom="0.15cm" fo:padding-left="0.275cm" fo:padding-right="0.275cm" draw:shadow="hidden" draw:shadow-offset-x="0.2cm" draw:shadow-offset-y="0.2cm" draw:shadow-color="#808080"/>
    </style:style>
    <style:style style:name="gr2191" style:family="graphic" style:parent-style-name="standard" style:list-style-name="L1">
      <style:graphic-properties draw:stroke="solid" svg:stroke-width="0.018cm" svg:stroke-color="#012269" draw:marker-start="" draw:marker-start-width="0.212cm" draw:marker-start-center="false" draw:marker-end="" draw:marker-end-width="0.212cm" draw:marker-end-center="false" draw:fill="gradient" draw:fill-color="#ffffff" draw:fill-gradient-name="Gradient_20_109" draw:textarea-horizontal-align="justify" draw:textarea-vertical-align="middle" draw:auto-grow-height="false" fo:min-height="0.609cm" fo:min-width="0.652cm" fo:padding-top="0.134cm" fo:padding-bottom="0.134cm" fo:padding-left="0.259cm" fo:padding-right="0.259cm" draw:shadow="hidden" draw:shadow-offset-x="0.2cm" draw:shadow-offset-y="0.2cm" draw:shadow-color="#808080"/>
    </style:style>
    <style:style style:name="gr2192" style:family="graphic" style:parent-style-name="standard" style:list-style-name="L1">
      <style:graphic-properties draw:stroke="solid" svg:stroke-width="0.007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29cm" fo:padding-bottom="0.129cm" fo:padding-left="0.254cm" fo:padding-right="0.254cm" draw:shadow="hidden" draw:shadow-offset-x="0.2cm" draw:shadow-offset-y="0.2cm" draw:shadow-color="#808080"/>
    </style:style>
    <style:style style:name="gr2193" style:family="graphic" style:parent-style-name="standard" style:list-style-name="L1">
      <style:graphic-properties draw:stroke="solid" svg:stroke-width="0.007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29cm" fo:padding-bottom="0.129cm" fo:padding-left="0.254cm" fo:padding-right="0.254cm" draw:shadow="hidden" draw:shadow-offset-x="0.2cm" draw:shadow-offset-y="0.2cm" draw:shadow-color="#808080"/>
    </style:style>
    <style:style style:name="gr2194"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5"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solid" draw:fill-color="#ffffff" draw:opacity="100%"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6"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gradient" draw:fill-color="#ffffff" draw:fill-gradient-name="_34_diac_20_orange_20_verlauf" draw:opacity="100%"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7"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198"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199"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0"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1"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2"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3"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4"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5"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6"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7"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8"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09"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10"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11"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12"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13"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14"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5"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6"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7"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8"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9"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20"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21"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22"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23"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24"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225"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226"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8"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29"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0"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1"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2"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3"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4"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5"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6"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7"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8"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39"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40"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41" style:family="graphic" style:parent-style-name="standard" style:list-style-name="L1">
      <style:graphic-properties draw:stroke="solid" svg:stroke-width="0.018cm" svg:stroke-color="#012269" draw:marker-start="" draw:marker-start-width="0.212cm" draw:marker-start-center="false" draw:marker-end="" draw:marker-end-width="0.212cm" draw:marker-end-center="false" draw:fill="gradient" draw:fill-color="#ffffff" draw:fill-gradient-name="Gradient_20_109" draw:textarea-horizontal-align="justify" draw:textarea-vertical-align="middle" draw:auto-grow-height="false" fo:min-height="0.609cm" fo:min-width="0.652cm" fo:padding-top="0.134cm" fo:padding-bottom="0.134cm" fo:padding-left="0.259cm" fo:padding-right="0.259cm" draw:shadow="hidden" draw:shadow-offset-x="0.2cm" draw:shadow-offset-y="0.2cm" draw:shadow-color="#808080"/>
    </style:style>
    <style:style style:name="gr2242" style:family="graphic" style:parent-style-name="standard" style:list-style-name="L1">
      <style:graphic-properties draw:stroke="solid" svg:stroke-width="0.007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29cm" fo:padding-bottom="0.129cm" fo:padding-left="0.254cm" fo:padding-right="0.254cm" draw:shadow="hidden" draw:shadow-offset-x="0.2cm" draw:shadow-offset-y="0.2cm" draw:shadow-color="#808080"/>
    </style:style>
    <style:style style:name="gr2243" style:family="graphic" style:parent-style-name="standard" style:list-style-name="L1">
      <style:graphic-properties draw:stroke="solid" svg:stroke-width="0.007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29cm" fo:padding-bottom="0.129cm" fo:padding-left="0.254cm" fo:padding-right="0.254cm" draw:shadow="hidden" draw:shadow-offset-x="0.2cm" draw:shadow-offset-y="0.2cm" draw:shadow-color="#808080"/>
    </style:style>
    <style:style style:name="gr2244"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5"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solid" draw:fill-color="#ffffff" draw:opacity="100%"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6"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gradient" draw:fill-color="#ffffff" draw:fill-gradient-name="_34_diac_20_orange_20_verlauf" draw:opacity="100%"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47"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48"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49"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0"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1"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2"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3"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4"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5"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6"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7"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8"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59"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60"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61"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62"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63"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64"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5"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6"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7"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8"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69"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70"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71"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72"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73"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74"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275"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276"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78"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79"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0"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1"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2"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3"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4"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5"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6"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7"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8"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89"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90"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291" style:family="graphic" style:parent-style-name="standard" style:list-style-name="L1">
      <style:graphic-properties draw:stroke="solid" svg:stroke-width="0.018cm" svg:stroke-color="#012269" draw:marker-start="" draw:marker-start-width="0.212cm" draw:marker-start-center="false" draw:marker-end="" draw:marker-end-width="0.212cm" draw:marker-end-center="false" draw:fill="gradient" draw:fill-color="#ffffff" draw:fill-gradient-name="Gradient_20_109" draw:textarea-horizontal-align="justify" draw:textarea-vertical-align="middle" draw:auto-grow-height="false" fo:min-height="0.609cm" fo:min-width="0.652cm" fo:padding-top="0.134cm" fo:padding-bottom="0.134cm" fo:padding-left="0.259cm" fo:padding-right="0.259cm" draw:shadow="hidden" draw:shadow-offset-x="0.2cm" draw:shadow-offset-y="0.2cm" draw:shadow-color="#808080"/>
    </style:style>
    <style:style style:name="gr2292" style:family="graphic" style:parent-style-name="standard" style:list-style-name="L1">
      <style:graphic-properties draw:stroke="solid" svg:stroke-width="0.007cm" svg:stroke-color="#012269" draw:marker-start="" draw:marker-start-width="0.29cm" draw:marker-start-center="false" draw:marker-end="" draw:marker-end-width="0.29cm" draw:marker-end-center="false" draw:fill="solid" draw:fill-color="#ffffff" draw:textarea-horizontal-align="justify" draw:textarea-vertical-align="middle" draw:auto-grow-height="false" fo:min-height="0cm" fo:min-width="0cm" fo:padding-top="0.129cm" fo:padding-bottom="0.129cm" fo:padding-left="0.254cm" fo:padding-right="0.254cm" draw:shadow="hidden" draw:shadow-offset-x="0.2cm" draw:shadow-offset-y="0.2cm" draw:shadow-color="#808080"/>
    </style:style>
    <style:style style:name="gr2293" style:family="graphic" style:parent-style-name="standard" style:list-style-name="L1">
      <style:graphic-properties draw:stroke="solid" svg:stroke-width="0.007cm" svg:stroke-color="#012269" draw:marker-start="" draw:marker-start-width="0.29cm" draw:marker-start-center="false" draw:marker-end="" draw:marker-end-width="0.29cm" draw:marker-end-center="false" draw:fill="none" draw:fill-color="#ffffff" draw:textarea-horizontal-align="justify" draw:textarea-vertical-align="middle" draw:auto-grow-height="false" fo:min-height="0cm" fo:min-width="0cm" fo:padding-top="0.129cm" fo:padding-bottom="0.129cm" fo:padding-left="0.254cm" fo:padding-right="0.254cm" draw:shadow="hidden" draw:shadow-offset-x="0.2cm" draw:shadow-offset-y="0.2cm" draw:shadow-color="#808080"/>
    </style:style>
    <style:style style:name="gr2294"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95" style:family="graphic" style:parent-style-name="standard" style:list-style-name="L1">
      <style:graphic-properties draw:stroke="none" svg:stroke-width="0.007cm" svg:stroke-color="#012269" draw:marker-start="" draw:marker-start-width="0.2cm" draw:marker-start-center="false" draw:marker-end="" draw:marker-end-width="0.2cm" draw:marker-end-center="false" draw:fill="gradient" draw:fill-color="#ffffff" draw:fill-gradient-name="_34_diac_20_orange_20_verlauf" draw:opacity="100%" draw:opacity-name="Transparency_20_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96"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97"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98"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299"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0"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1"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2"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3"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4"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5"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6"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7"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8"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09"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10"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11"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12" style:family="graphic" style:parent-style-name="standard" style:list-style-name="L1">
      <style:graphic-properties draw:stroke="solid" svg:stroke-width="0.007cm" svg:stroke-color="#012269" draw:marker-start="" draw:marker-start-width="0.196cm" draw:marker-start-center="false" draw:marker-end="" draw:marker-end-width="0.196cm" draw:marker-end-center="false" draw:fill="solid" draw:fill-color="#ffffff" draw:textarea-horizontal-align="justify" draw:textarea-vertical-align="middle" fo:padding-top="0.129cm" fo:padding-bottom="0.129cm" fo:padding-left="0.254cm" fo:padding-right="0.254cm" draw:shadow="hidden" draw:shadow-offset-x="0.2cm" draw:shadow-offset-y="0.2cm" draw:shadow-color="#808080"/>
    </style:style>
    <style:style style:name="gr2313"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4"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5"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6"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7"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18"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19"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20"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21"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22" style:family="graphic" style:parent-style-name="standard" style:list-style-name="L1">
      <style:graphic-properties draw:stroke="solid" svg:stroke-width="0.011cm" svg:stroke-color="#012269" draw:marker-start="" draw:marker-start-width="0.29cm" draw:marker-start-center="false" draw:marker-end="" draw:marker-end-width="0.29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23"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324"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325" style:family="graphic" style:parent-style-name="standard" style:list-style-name="L1">
      <style:graphic-properties draw:stroke="none" svg:stroke-width="0.011cm" svg:stroke-color="#012269"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27"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28"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29"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0"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1"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2"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3"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4"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5"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6"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7"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8"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39" style:family="graphic" style:parent-style-name="standard" style:list-style-name="L1">
      <style:graphic-properties draw:stroke="solid" svg:stroke-width="0.011cm" svg:stroke-color="#012269" draw:marker-start="" draw:marker-start-width="0.217cm" draw:marker-start-center="false" draw:marker-end="" draw:marker-end-width="0.217cm" draw:marker-end-center="false" svg:stroke-linecap="round" draw:fill="solid" draw:fill-color="#012269" draw:textarea-horizontal-align="justify" draw:textarea-vertical-align="middle" fo:padding-top="0.131cm" fo:padding-bottom="0.131cm" fo:padding-left="0.256cm" fo:padding-right="0.256cm" draw:shadow="hidden" draw:shadow-offset-x="0.2cm" draw:shadow-offset-y="0.2cm" draw:shadow-color="#808080"/>
    </style:style>
    <style:style style:name="gr2340" style:family="graphic" style:parent-style-name="standard" style:list-style-name="L1">
      <style:graphic-properties draw:stroke="none" svg:stroke-width="0.05cm" svg:stroke-color="#0089d1" draw:marker-start="" draw:marker-start-width="0.26cm" draw:marker-start-center="false" draw:marker-end="" draw:marker-end-width="0.26cm" draw:marker-end-center="false" draw:fill="gradient" draw:fill-color="#ff950e" draw:fill-gradient-name="Gradient_20_105" draw:textarea-horizontal-align="justify" draw:textarea-vertical-align="middle" draw:auto-grow-height="false" fo:min-height="0.609cm" fo:min-width="0.652cm" fo:padding-top="0.15cm" fo:padding-bottom="0.15cm" fo:padding-left="0.275cm" fo:padding-right="0.275cm" draw:shadow="hidden" draw:shadow-offset-x="0.2cm" draw:shadow-offset-y="0.2cm" draw:shadow-color="#808080"/>
    </style:style>
    <style:style style:name="gr2341" style:family="graphic" style:parent-style-name="standard" style:list-style-name="L1">
      <style:graphic-properties draw:stroke="none" svg:stroke-width="0.05cm" svg:stroke-color="#0089d1" draw:marker-start="" draw:marker-start-width="0.41cm" draw:marker-start-center="false" draw:marker-end="" draw:marker-end-width="0.41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342" style:family="graphic" style:parent-style-name="standard" style:list-style-name="L1">
      <style:graphic-properties draw:stroke="none" svg:stroke-width="0.05cm" svg:stroke-color="#0089d1" draw:marker-start="" draw:marker-start-width="0.26cm" draw:marker-start-center="false" draw:marker-end="" draw:marker-end-width="0.26cm" draw:marker-end-center="false" draw:fill="solid" draw:fill-color="#99a6c3" draw:textarea-horizontal-align="justify" draw:textarea-vertical-align="middle" draw:auto-grow-height="false" fo:min-height="0cm" fo:min-width="0cm" fo:padding-top="0.15cm" fo:padding-bottom="0.15cm" fo:padding-left="0.275cm" fo:padding-right="0.275cm" draw:shadow="hidden" draw:shadow-offset-x="0.2cm" draw:shadow-offset-y="0.2cm" draw:shadow-color="#808080"/>
    </style:style>
    <style:style style:name="gr2343" style:family="graphic" style:parent-style-name="standard" style:list-style-name="L1">
      <style:graphic-properties draw:stroke="none" svg:stroke-width="0.05cm" svg:stroke-color="#0089d1" draw:marker-start="" draw:marker-start-width="0.485cm" draw:marker-start-center="false" draw:marker-end="" draw:marker-end-width="0.48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5"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6"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7"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8" style:family="graphic" style:parent-style-name="standard" style:list-style-name="L1">
      <style:graphic-properties draw:stroke="none" svg:stroke-width="0cm" svg:stroke-color="#ffffff" draw:marker-start="" draw:marker-start-width="0.2cm" draw:marker-start-center="false" draw:marker-end="" draw:marker-end-width="0.2cm" draw:marker-end-center="false" draw:fill="solid" draw:fill-color="#ff950e"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49" style:family="graphic" style:parent-style-name="standard" style:list-style-name="L1">
      <style:graphic-properties draw:stroke="solid" svg:stroke-width="0.011cm" svg:stroke-color="#99a6c3"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350" style:family="graphic" style:parent-style-name="standard" style:list-style-name="L1">
      <style:graphic-properties draw:stroke="solid" svg:stroke-width="0.011cm" svg:stroke-color="#99a6c3"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351" style:family="graphic" style:parent-style-name="standard" style:list-style-name="L1">
      <style:graphic-properties draw:stroke="solid" svg:stroke-width="0.011cm" svg:stroke-color="#99a6c3"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352" style:family="graphic" style:parent-style-name="standard" style:list-style-name="L1">
      <style:graphic-properties draw:stroke="solid" svg:stroke-width="0.011cm" svg:stroke-color="#99a6c3"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353" style:family="graphic" style:parent-style-name="standard" style:list-style-name="L1">
      <style:graphic-properties draw:stroke="solid" svg:stroke-width="0.011cm" svg:stroke-color="#99a6c3" draw:marker-start="" draw:marker-start-width="0.217cm" draw:marker-start-center="false" draw:marker-end="" draw:marker-end-width="0.217cm" draw:marker-end-center="false" draw:fill="none" draw:fill-color="#729fcf" draw:textarea-horizontal-align="justify" draw:textarea-vertical-align="middle" fo:padding-top="0.131cm" fo:padding-bottom="0.131cm" fo:padding-left="0.256cm" fo:padding-right="0.256cm" draw:shadow="hidden" draw:shadow-offset-x="0.2cm" draw:shadow-offset-y="0.2cm" draw:shadow-color="#808080"/>
    </style:style>
    <style:style style:name="gr2354"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5"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6"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7"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8"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59"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0"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1"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2"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3"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4"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5"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6" style:family="graphic" style:parent-style-name="standard" style:list-style-name="L1">
      <style:graphic-properties draw:stroke="none" svg:stroke-width="0.028cm" svg:stroke-color="#0089d1" draw:marker-start="" draw:marker-start-width="0.302cm" draw:marker-start-center="false" draw:marker-end="" draw:marker-end-width="0.3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99a6c3" draw:textarea-horizontal-align="justify" draw:textarea-vertical-align="middle" fo:padding-top="0.125cm" fo:padding-bottom="0.125cm" fo:padding-left="0.25cm" fo:padding-right="0.25cm" draw:shadow="hidden" draw:shadow-offset-x="0.2cm" draw:shadow-offset-y="0.2cm" draw:shadow-color="#808080"/>
    </style:style>
    <style:style style:name="gr2368" style:family="graphic" style:parent-style-name="standard" style:list-style-name="L1">
      <style:graphic-properties draw:stroke="none" svg:stroke-width="0cm" svg:stroke-color="#012269"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6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99a6c3" draw:textarea-horizontal-align="justify" draw:textarea-vertical-align="middle" fo:padding-top="0.125cm" fo:padding-bottom="0.125cm" fo:padding-left="0.25cm" fo:padding-right="0.25cm" draw:shadow="hidden" draw:shadow-offset-x="0.2cm" draw:shadow-offset-y="0.2cm" draw:shadow-color="#808080"/>
    </style:style>
    <style:style style:name="gr23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solid" draw:fill-color="#99a6c3" draw:textarea-horizontal-align="justify" draw:textarea-vertical-align="middle" fo:padding-top="0.125cm" fo:padding-bottom="0.125cm" fo:padding-left="0.25cm" fo:padding-right="0.25cm" draw:shadow="hidden" draw:shadow-offset-x="0.2cm" draw:shadow-offset-y="0.2cm" draw:shadow-color="#808080"/>
    </style:style>
    <style:style style:name="gr237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3"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4"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5"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6"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7"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8" style:family="graphic" style:parent-style-name="standard" style:list-style-name="L1">
      <style:graphic-properties draw:stroke="none" svg:stroke-width="0.05cm" svg:stroke-color="#0089d1" draw:marker-start="" draw:marker-start-width="0.335cm" draw:marker-start-center="false" draw:marker-end="" draw:marker-end-width="0.335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79" style:family="graphic" style:parent-style-name="standard" style:list-style-name="L1">
      <style:graphic-properties draw:stroke="none" svg:stroke-width="0.05cm" svg:stroke-color="#0089d1" draw:marker-start="" draw:marker-start-width="0.26cm" draw:marker-start-center="false" draw:marker-end="" draw:marker-end-width="0.26cm" draw:marker-end-center="false" draw:fill="gradient" draw:fill-color="#ffffff" draw:fill-gradient-name="Gradient_20_109" draw:textarea-horizontal-align="justify" draw:textarea-vertical-align="middle" draw:auto-grow-height="false" fo:min-height="0.609cm" fo:min-width="0.652cm" fo:padding-top="0.15cm" fo:padding-bottom="0.15cm" fo:padding-left="0.275cm" fo:padding-right="0.275cm" draw:shadow="hidden" draw:shadow-offset-x="0.2cm" draw:shadow-offset-y="0.2cm" draw:shadow-color="#808080"/>
    </style:style>
    <style:style style:name="gr238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950e" draw:textarea-horizontal-align="justify" draw:textarea-vertical-align="middle" fo:padding-top="0.125cm" fo:padding-bottom="0.125cm" fo:padding-left="0.25cm" fo:padding-right="0.25cm" draw:shadow="hidden" draw:shadow-offset-x="0.2cm" draw:shadow-offset-y="0.2cm" draw:shadow-color="#808080"/>
    </style:style>
    <style:style style:name="gr238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950e" draw:textarea-horizontal-align="justify" draw:textarea-vertical-align="middle" fo:padding-top="0.125cm" fo:padding-bottom="0.125cm" fo:padding-left="0.25cm" fo:padding-right="0.25cm" draw:shadow="hidden" draw:shadow-offset-x="0.2cm" draw:shadow-offset-y="0.2cm" draw:shadow-color="#808080"/>
    </style:style>
    <style:style style:name="gr238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950e" draw:textarea-horizontal-align="justify" draw:textarea-vertical-align="middle" fo:padding-top="0.125cm" fo:padding-bottom="0.125cm" fo:padding-left="0.25cm" fo:padding-right="0.25cm" draw:shadow="hidden" draw:shadow-offset-x="0.2cm" draw:shadow-offset-y="0.2cm" draw:shadow-color="#808080"/>
    </style:style>
    <style:style style:name="gr238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fo:padding-top="0.125cm" fo:padding-bottom="0.125cm" fo:padding-left="0.25cm" fo:padding-right="0.25cm" draw:shadow="hidden" draw:shadow-offset-x="0.2cm" draw:shadow-offset-y="0.2cm" draw:shadow-color="#808080"/>
    </style:style>
    <style:style style:name="gr238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517cm" fo:padding-top="0.125cm" fo:padding-bottom="0.125cm" fo:padding-left="0.25cm" fo:padding-right="0.25cm" draw:shadow="hidden" draw:shadow-offset-x="0.2cm" draw:shadow-offset-y="0.2cm" draw:shadow-color="#808080"/>
    </style:style>
    <style:style style:name="gr2385" style:family="graphic" style:parent-style-name="standard" style:list-style-name="L1">
      <style:graphic-properties draw:stroke="none" svg:stroke-width="0.05cm" svg:stroke-color="#0089d1" draw:marker-start="" draw:marker-start-width="0.26cm" draw:marker-start-center="false" draw:marker-end="" draw:marker-end-width="0.26cm" draw:marker-end-center="false" draw:fill="gradient" draw:fill-color="#ff950e" draw:fill-gradient-name="Gradient_20_105" draw:textarea-horizontal-align="justify" draw:textarea-vertical-align="middle" draw:auto-grow-height="false" fo:min-height="0.609cm" fo:min-width="0.652cm" fo:padding-top="0.15cm" fo:padding-bottom="0.15cm" fo:padding-left="0.275cm" fo:padding-right="0.275cm" draw:shadow="hidden" draw:shadow-offset-x="0.2cm" draw:shadow-offset-y="0.2cm" draw:shadow-color="#808080"/>
    </style:style>
    <style:style style:name="gr238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8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057cm" fo:min-width="0cm" fo:padding-top="0.125cm" fo:padding-bottom="0.125cm" fo:padding-left="0.25cm" fo:padding-right="0.25cm" draw:shadow-offset-x="0.2cm" draw:shadow-offset-y="0.2cm" draw:shadow-color="#808080"/>
    </style:style>
    <style:style style:name="gr238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offset-x="0.2cm" draw:shadow-offset-y="0.2cm" draw:shadow-color="#808080"/>
    </style:style>
    <style:style style:name="gr238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offset-x="0.2cm" draw:shadow-offset-y="0.2cm" draw:shadow-color="#808080"/>
    </style:style>
    <style:style style:name="gr239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center" draw:textarea-vertical-align="middle" fo:padding-top="0.125cm" fo:padding-bottom="0.125cm" fo:padding-left="0.25cm" fo:padding-right="0.25cm" draw:shadow="hidden" draw:shadow-offset-x="0.2cm" draw:shadow-offset-y="0.2cm" draw:shadow-color="#808080"/>
    </style:style>
    <style:style style:name="gr239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39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00" style:family="graphic" style:parent-style-name="standard" style:list-style-name="L1">
      <style:graphic-properties draw:stroke="none" svg:stroke-width="0.05cm" svg:stroke-color="#0089d1" draw:marker-start="" draw:marker-start-width="0.26cm" draw:marker-start-center="false" draw:marker-end="" draw:marker-end-width="0.26cm" draw:marker-end-center="false" draw:fill="gradient" draw:fill-color="#ffffff" draw:fill-gradient-name="Gradient_20_109" draw:textarea-horizontal-align="justify" draw:textarea-vertical-align="middle" draw:auto-grow-height="false" fo:min-height="0.609cm" fo:min-width="0.652cm" fo:padding-top="0.15cm" fo:padding-bottom="0.15cm" fo:padding-left="0.275cm" fo:padding-right="0.275cm" draw:shadow="hidden" draw:shadow-offset-x="0.2cm" draw:shadow-offset-y="0.2cm" draw:shadow-color="#808080"/>
    </style:style>
    <style:style style:name="gr2401"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2"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3"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4"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5"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6"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7"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8"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09"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0"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1"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2"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3"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4"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5"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6" style:family="graphic" style:parent-style-name="standard" style:list-style-name="L1">
      <style:graphic-properties draw:stroke="solid" svg:stroke-width="0.018cm" svg:stroke-color="#012269" draw:marker-start="" draw:marker-start-width="0.217cm" draw:marker-start-center="false" draw:marker-end="" draw:marker-end-width="0.21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7"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8"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19" style:family="graphic" style:parent-style-name="standard" style:list-style-name="L1">
      <style:graphic-properties draw:stroke="solid" svg:stroke-width="0.018cm" svg:stroke-color="#012269" draw:marker-start="" draw:marker-start-width="0.222cm" draw:marker-start-center="false" draw:marker-end="" draw:marker-end-width="0.22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0" style:family="graphic" style:parent-style-name="standard" style:list-style-name="L1">
      <style:graphic-properties draw:stroke="solid" svg:stroke-width="0.018cm" svg:stroke-color="#012269" draw:marker-start="" draw:marker-start-width="0.212cm" draw:marker-start-center="false" draw:marker-end="" draw:marker-end-width="0.21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1" style:family="graphic" style:parent-style-name="standard" style:list-style-name="L1">
      <style:graphic-properties draw:stroke="solid" svg:stroke-width="0.018cm" svg:stroke-color="#012269" draw:marker-start="" draw:marker-start-width="0.212cm" draw:marker-start-center="false" draw:marker-end="" draw:marker-end-width="0.21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2" style:family="graphic" style:parent-style-name="standard" style:list-style-name="L1">
      <style:graphic-properties draw:stroke="solid" svg:stroke-width="0.018cm" svg:stroke-color="#ff950e"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3" style:family="graphic" style:parent-style-name="standard" style:list-style-name="L1">
      <style:graphic-properties draw:stroke="solid" svg:stroke-width="0.018cm" svg:stroke-color="#012269" draw:marker-start="" draw:marker-start-width="0.222cm" draw:marker-start-center="false" draw:marker-end="" draw:marker-end-width="0.22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4" style:family="graphic" style:parent-style-name="standard" style:list-style-name="L1">
      <style:graphic-properties draw:stroke="solid" svg:stroke-width="0.018cm" svg:stroke-color="#ff950e"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5" style:family="graphic" style:parent-style-name="standard" style:list-style-name="L1">
      <style:graphic-properties draw:stroke="solid" svg:stroke-width="0.018cm" svg:stroke-color="#ff950e"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6"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7"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8"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29"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0"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1"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2"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3"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4"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5"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6"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7"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8"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39"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0"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1" style:family="graphic" style:parent-style-name="standard" style:list-style-name="L1">
      <style:graphic-properties draw:stroke="solid" svg:stroke-width="0.018cm" svg:stroke-color="#012269" draw:marker-start="" draw:marker-start-width="0.227cm" draw:marker-start-center="false" draw:marker-end="" draw:marker-end-width="0.227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2"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3"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4"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5"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6"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7"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8"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49"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0"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1"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2"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3"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4"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5"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6"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7" style:family="graphic" style:parent-style-name="standard" style:list-style-name="L1">
      <style:graphic-properties draw:stroke="solid" svg:stroke-width="0.018cm" svg:stroke-color="#012269" draw:marker-start="" draw:marker-start-width="0.232cm" draw:marker-start-center="false" draw:marker-end="" draw:marker-end-width="0.232cm" draw:marker-end-center="false"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8" style:family="graphic" style:parent-style-name="standard" style:list-style-name="L1">
      <style:graphic-properties draw:stroke="solid" svg:stroke-width="0.018cm" svg:stroke-color="#ff950e" draw:marker-start="" draw:marker-start-width="0.227cm" draw:marker-start-center="false" draw:marker-end="" draw:marker-end-width="0.227cm" draw:marker-end-center="false" svg:stroke-linecap="round" draw:fill="none" draw:fill-color="#729fcf" draw:textarea-horizontal-align="justify" draw:textarea-vertical-align="middle" fo:padding-top="0.134cm" fo:padding-bottom="0.134cm" fo:padding-left="0.259cm" fo:padding-right="0.259cm" draw:shadow="hidden" draw:shadow-offset-x="0.2cm" draw:shadow-offset-y="0.2cm" draw:shadow-color="#808080"/>
    </style:style>
    <style:style style:name="gr2459" style:family="graphic" style:parent-style-name="standard" style:list-style-name="L1">
      <style:graphic-properties draw:stroke="none" svg:stroke-width="0.05cm" svg:stroke-color="#0089d1" draw:marker-start="" draw:marker-start-width="0.26cm" draw:marker-start-center="false" draw:marker-end="" draw:marker-end-width="0.26cm" draw:marker-end-center="false" draw:fill="gradient" draw:fill-color="#ff950e" draw:fill-gradient-name="Gradient_20_105" draw:textarea-horizontal-align="justify" draw:textarea-vertical-align="middle" draw:auto-grow-height="false" fo:min-height="0.609cm" fo:min-width="0.652cm" fo:padding-top="0.15cm" fo:padding-bottom="0.15cm" fo:padding-left="0.275cm" fo:padding-right="0.275cm" draw:shadow="hidden" draw:shadow-offset-x="0.2cm" draw:shadow-offset-y="0.2cm" draw:shadow-color="#808080"/>
    </style:style>
    <style:style style:name="gr2460" style:family="graphic" style:parent-style-name="standard" style:list-style-name="L1">
      <style:graphic-properties draw:stroke="solid" svg:stroke-width="0.028cm" svg:stroke-color="#012269"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461" style:family="graphic" style:parent-style-name="standard" style:list-style-name="L1">
      <style:graphic-properties draw:stroke="solid" svg:stroke-width="0.028cm" svg:stroke-color="#012269"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462" style:family="graphic" style:parent-style-name="standard" style:list-style-name="L1">
      <style:graphic-properties draw:stroke="solid" svg:stroke-width="0.028cm" svg:stroke-color="#012269"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463" style:family="graphic" style:parent-style-name="standard" style:list-style-name="L1">
      <style:graphic-properties draw:stroke="solid" svg:stroke-width="0.028cm" svg:stroke-color="#012269"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464" style:family="graphic" style:parent-style-name="standard" style:list-style-name="L1">
      <style:graphic-properties draw:stroke="solid" svg:stroke-width="0.028cm" svg:stroke-color="#012269"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465" style:family="graphic" style:parent-style-name="standard" style:list-style-name="L1">
      <style:graphic-properties draw:stroke="solid" svg:stroke-width="0.028cm" svg:stroke-color="#012269"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466" style:family="graphic" style:parent-style-name="standard" style:list-style-name="L1">
      <style:graphic-properties draw:stroke="solid" svg:stroke-width="0.028cm" svg:stroke-color="#012269"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24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7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71" style:family="graphic" style:parent-style-name="objectwithoutfill">
      <style:graphic-properties draw:stroke="none" svg:stroke-width="0.05cm" svg:stroke-color="#0089d1" draw:marker-start-width="0.26cm" draw:marker-end-width="0.26cm" svg:stroke-opacity="100%" draw:fill="gradient" draw:fill-color="#ffffff" draw:fill-gradient-name="Gradient_20_109" draw:opacity="100%" draw:textarea-vertical-align="middle" draw:auto-grow-height="false" fo:min-height="0.609cm" fo:min-width="0.652cm" fo:padding-top="0.15cm" fo:padding-bottom="0.15cm" fo:padding-left="0.275cm" fo:padding-right="0.275cm"/>
    </style:style>
    <style:style style:name="gr2472" style:family="graphic" style:parent-style-name="standard">
      <style:graphic-properties draw:stroke="none" svg:stroke-width="0.05cm" svg:stroke-color="#0089d1" draw:marker-start-width="0.26cm" draw:marker-end-width="0.26cm" draw:fill="gradient" draw:fill-color="#ffffff" draw:fill-gradient-name="Gradient_20_109" draw:textarea-horizontal-align="justify" draw:textarea-vertical-align="middle" draw:auto-grow-height="false" fo:min-height="0.609cm" fo:min-width="0.652cm" fo:padding-top="0.15cm" fo:padding-bottom="0.15cm" fo:padding-left="0.275cm" fo:padding-right="0.275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text-properties fo:color="#ff950e" loext:opacity="100%"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paragraph-properties style:writing-mode="lr-tb"/>
      <style:text-properties fo:color="#ff950e" loext:opacity="100%" style:font-name="TeXGyreAdventor" fo:font-size="13pt" fo:font-weight="bold" style:font-size-asian="13pt" style:font-weight-asian="bold" style:font-size-complex="13pt" style:font-weight-complex="bold"/>
    </style:style>
    <style:style style:name="P16" style:family="paragraph">
      <loext:graphic-properties draw:fill-color="#ffffff" draw:opacity="100%" draw:opacity-name="Transparency_20_5"/>
      <style:paragraph-properties fo:text-align="center"/>
    </style:style>
    <style:style style:name="P17" style:family="paragraph">
      <loext:graphic-properties draw:fill="none" draw:fill-color="#ffffff"/>
      <style:paragraph-properties style:writing-mode="lr-tb"/>
      <style:text-properties fo:color="#ff950e" loext:opacity="100%" style:font-name="Trebuchet MS" fo:font-size="13pt" fo:font-weight="bold" style:font-size-asian="13pt" style:font-weight-asian="bold" style:font-size-complex="13pt" style:font-weight-complex="bold"/>
    </style:style>
    <style:style style:name="P18" style:family="paragraph">
      <loext:graphic-properties draw:fill-color="#ffffff" draw:opacity="100%" draw:opacity-name="Transparency_20_6"/>
      <style:paragraph-properties fo:text-align="center"/>
    </style:style>
    <style:style style:name="P19" style:family="paragraph">
      <loext:graphic-properties draw:fill="none" draw:fill-color="#ffffff"/>
      <style:paragraph-properties style:writing-mode="lr-tb"/>
      <style:text-properties fo:color="#ff950e" loext:opacity="100%" style:font-name="Trebuchet MS" fo:font-size="11.6999998092651pt" fo:font-weight="bold" style:font-size-asian="11.6999998092651pt" style:font-weight-asian="bold" style:font-size-complex="11.6999998092651pt" style:font-weight-complex="bold"/>
    </style:style>
    <style:style style:name="P20" style:family="paragraph">
      <loext:graphic-properties draw:fill="solid" draw:fill-color="#ffffff"/>
      <style:paragraph-properties fo:text-align="center"/>
    </style:style>
    <style:style style:name="P21" style:family="paragraph">
      <style:paragraph-properties fo:text-align="end"/>
    </style:style>
    <style:style style:name="P22" style:family="paragraph">
      <loext:graphic-properties draw:fill="none" draw:fill-color="#ffffff"/>
      <style:paragraph-properties fo:text-align="end" style:writing-mode="lr-tb"/>
      <style:text-properties fo:color="#ff950e" loext:opacity="100%"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none" draw:fill-color="#ffffff"/>
      <style:paragraph-properties fo:text-align="center"/>
    </style:style>
    <style:style style:name="P24" style:family="paragraph">
      <loext:graphic-properties draw:fill="none" draw:fill-color="#ffffff"/>
      <style:paragraph-properties style:writing-mode="lr-tb"/>
      <style:text-properties fo:color="#ff950e" loext:opacity="100%" style:font-name="Trebuchet MS" fo:font-size="19pt" fo:font-style="italic" fo:font-weight="normal" style:font-size-asian="18pt" style:font-style-asian="italic" style:font-weight-asian="normal" style:font-size-complex="18pt" style:font-style-complex="italic" style:font-weight-complex="normal"/>
    </style:style>
    <style:style style:name="P25" style:family="paragraph">
      <style:paragraph-properties fo:text-align="center"/>
    </style:style>
    <style:style style:name="P26" style:family="paragraph">
      <loext:graphic-properties draw:fill="none" draw:fill-color="#ffffff"/>
      <style:paragraph-properties fo:text-align="center" style:writing-mode="lr-tb"/>
      <style:text-properties fo:color="#ff950e" loext:opacity="100%"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7" style:family="paragraph">
      <loext:graphic-properties draw:fill-color="#000000" draw:opacity="100%"/>
      <style:paragraph-properties fo:text-align="center"/>
    </style:style>
    <style:style style:name="P28" style:family="paragraph">
      <style:paragraph-properties fo:margin-top="0cm" fo:margin-bottom="0cm" fo:text-align="center" style:writing-mode="lr-tb"/>
      <style:text-properties fo:font-size="4.5pt" fo:font-weight="bold" style:font-size-asian="4.5pt" style:font-weight-asian="bold" style:font-size-complex="4.5pt" style:font-weight-complex="bold"/>
    </style:style>
    <style:style style:name="P29" style:family="paragraph">
      <loext:graphic-properties draw:fill="solid" draw:fill-color="#ffd700"/>
      <style:paragraph-properties fo:margin-top="0cm" fo:margin-bottom="0cm" fo:text-align="center" style:writing-mode="lr-tb"/>
      <style:text-properties fo:font-size="4.5pt" fo:font-weight="bold" style:font-size-asian="4.5pt" style:font-weight-asian="bold" style:font-size-complex="4.5pt" style:font-weight-complex="bold"/>
    </style:style>
    <style:style style:name="P30" style:family="paragraph">
      <loext:graphic-properties draw:fill-color="#000000"/>
      <style:paragraph-properties fo:text-align="center"/>
    </style:style>
    <style:style style:name="P31" style:family="paragraph">
      <loext:graphic-properties draw:fill="solid" draw:fill-color="#012269"/>
      <style:paragraph-properties fo:text-align="center"/>
    </style:style>
    <style:style style:name="P32" style:family="paragraph">
      <loext:graphic-properties draw:fill="solid" draw:fill-color="#ff950e" draw:opacity="100%"/>
      <style:paragraph-properties fo:text-align="center"/>
    </style:style>
    <style:style style:name="P33" style:family="paragraph">
      <loext:graphic-properties draw:fill="solid" draw:fill-color="#99a6c3" draw:opacity="100%"/>
      <style:paragraph-properties fo:text-align="center"/>
    </style:style>
    <style:style style:name="P34" style:family="paragraph">
      <loext:graphic-properties draw:fill="gradient" draw:fill-color="#334e87" draw:fill-gradient-name="Gradient_20_29" draw:gradient-step-count="256"/>
      <style:paragraph-properties fo:text-align="center"/>
    </style:style>
    <style:style style:name="P35" style:family="paragraph">
      <loext:graphic-properties draw:fill="none" draw:fill-color="#ffffff"/>
      <style:paragraph-properties style:writing-mode="lr-tb"/>
      <style:text-properties fo:color="#ff950e" loext:opacity="100%" style:font-name="TeX Gyre Adventor" fo:font-size="18pt" fo:font-weight="bold" style:font-size-asian="18pt" style:font-weight-asian="bold" style:font-size-complex="18pt" style:font-weight-complex="bold"/>
    </style:style>
    <style:style style:name="P36" style:family="paragraph">
      <loext:graphic-properties draw:fill="none" draw:fill-color="#ffffff"/>
      <style:paragraph-properties style:writing-mode="lr-tb"/>
      <style:text-properties fo:color="#ff950e" loext:opacity="100%"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7" style:family="paragraph">
      <loext:graphic-properties draw:fill="gradient" draw:fill-color="#334e87" draw:fill-gradient-name="Gradient_20_30" draw:gradient-step-count="256"/>
      <style:paragraph-properties fo:text-align="center"/>
    </style:style>
    <style:style style:name="P38" style:family="paragraph">
      <style:paragraph-properties fo:text-align="start"/>
    </style:style>
    <style:style style:name="P39" style:family="paragraph">
      <loext:graphic-properties draw:fill="none" draw:fill-color="#ffffff"/>
      <style:paragraph-properties fo:text-align="start" style:writing-mode="lr-tb"/>
      <style:text-properties fo:color="#ff950e" loext:opacity="100%" style:font-name="TeX Gyre Adventor" fo:font-size="22pt" fo:font-weight="bold" style:font-size-asian="22pt" style:font-weight-asian="bold" style:font-size-complex="22pt" style:font-weight-complex="bold"/>
    </style:style>
    <style:style style:name="P40" style:family="paragraph">
      <loext:graphic-properties draw:fill="none" draw:fill-color="#ffffff"/>
      <style:paragraph-properties fo:text-align="end" style:writing-mode="lr-tb"/>
      <style:text-properties fo:color="#ff950e" loext:opacity="100%"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P41" style:family="paragraph">
      <loext:graphic-properties draw:fill="solid" draw:fill-color="#012269" draw:gradient-step-count="256"/>
      <style:paragraph-properties fo:text-align="center"/>
    </style:style>
    <style:style style:name="P42" style:family="paragraph">
      <loext:graphic-properties draw:fill="none" draw:fill-color="#ffffff"/>
      <style:paragraph-properties style:writing-mode="lr-tb"/>
      <style:text-properties fo:color="#ff950e" loext:opacity="100%" style:text-line-through-style="none" style:text-line-through-type="none" style:font-name="TeX Gyre Adventor" fo:font-size="36pt" fo:letter-spacing="-0.035cm" fo:font-style="italic" fo:font-weight="normal" style:font-size-asian="36pt" style:font-style-asian="italic" style:font-weight-asian="normal" style:font-size-complex="36pt" style:font-style-complex="italic" style:font-weight-complex="normal"/>
    </style:style>
    <style:style style:name="P43" style:family="paragraph">
      <loext:graphic-properties draw:fill="gradient" draw:fill-color="#00458a" draw:fill-gradient-name="Gradient_20_95" draw:opacity="50%"/>
      <style:paragraph-properties fo:text-align="center"/>
    </style:style>
    <style:style style:name="P44" style:family="paragraph">
      <style:paragraph-properties style:writing-mode="lr-tb"/>
    </style:style>
    <style:style style:name="P45" style:family="paragraph">
      <loext:graphic-properties draw:fill="none" draw:fill-color="#ffffff"/>
      <style:paragraph-properties style:writing-mode="lr-tb"/>
      <style:text-properties fo:color="#ff950e" loext:opacity="100%" style:text-line-through-style="none" style:text-line-through-type="none" style:font-name="TeX Gyre Adventor" fo:font-size="40pt" fo:letter-spacing="-0.035cm" fo:font-style="italic" fo:font-weight="bold" style:font-size-asian="40pt" style:font-style-asian="italic" style:font-weight-asian="bold" style:font-size-complex="40pt" style:font-style-complex="italic" style:font-weight-complex="bold"/>
    </style:style>
    <style:style style:name="P46" style:family="paragraph">
      <loext:graphic-properties draw:fill="none"/>
      <style:paragraph-properties style:writing-mode="lr-tb"/>
    </style:style>
    <style:style style:name="P47" style:family="paragraph">
      <loext:graphic-properties draw:fill="gradient" draw:fill-color="#012269" draw:fill-gradient-name="Gradient_20_29" draw:gradient-step-count="256"/>
      <style:paragraph-properties fo:text-align="center"/>
    </style:style>
    <style:style style:name="P48" style:family="paragraph">
      <loext:graphic-properties draw:fill="gradient" draw:fill-color="#012269" draw:fill-gradient-name="Gradient_20_40" draw:gradient-step-count="256"/>
      <style:paragraph-properties fo:text-align="center"/>
    </style:style>
    <style:style style:name="P49" style:family="paragraph">
      <loext:graphic-properties draw:fill="solid" draw:fill-color="#012269"/>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99a6c3"/>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loext:graphic-properties draw:fill="solid" draw:fill-color="#ffff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style>
    <style:style style:name="P55" style:family="paragraph">
      <loext:graphic-properties draw:fill="none"/>
      <style:paragraph-properties style:writing-mode="lr-tb"/>
      <style:text-properties fo:font-size="17pt" style:font-size-asian="17pt" style:font-size-complex="17pt"/>
    </style:style>
    <style:style style:name="P56" style:family="paragraph">
      <loext:graphic-properties draw:fill="none" draw:fill-color="#ffffff"/>
      <style:paragraph-properties style:writing-mode="lr-tb"/>
      <style:text-properties fo:color="#ff950e" loext:opacity="100%" style:text-line-through-style="none" style:text-line-through-type="none" style:font-name="TeX Gyre Adventor" fo:font-size="40pt" fo:letter-spacing="-0.035cm" fo:font-style="italic" fo:font-weight="normal" style:font-size-asian="40pt" style:font-style-asian="italic" style:font-weight-asian="normal" style:font-size-complex="40pt" style:font-style-complex="italic" style:font-weight-complex="normal"/>
    </style:style>
    <style:style style:name="P57" style:family="paragraph">
      <loext:graphic-properties draw:fill="gradient" draw:fill-color="#334e87" draw:fill-gradient-name="Gradient_20_60" draw:gradient-step-count="256"/>
      <style:paragraph-properties fo:text-align="center"/>
    </style:style>
    <style:style style:name="P58" style:family="paragraph">
      <loext:graphic-properties draw:fill="gradient" draw:fill-color="#334e87" draw:fill-gradient-name="Gradient_20_64" draw:gradient-step-count="256"/>
      <style:paragraph-properties fo:text-align="center"/>
    </style:style>
    <style:style style:name="P59" style:family="paragraph">
      <loext:graphic-properties draw:fill="gradient" draw:fill-color="#334e87" draw:fill-gradient-name="Gradient_20_87" draw:gradient-step-count="256"/>
      <style:paragraph-properties fo:text-align="center"/>
    </style:style>
    <style:style style:name="P60" style:family="paragraph">
      <loext:graphic-properties draw:fill="gradient" draw:fill-color="#334e87" draw:fill-gradient-name="Gradient_20_97" draw:gradient-step-count="256"/>
      <style:paragraph-properties fo:text-align="center"/>
    </style:style>
    <style:style style:name="P61" style:family="paragraph">
      <loext:graphic-properties draw:fill="gradient" draw:fill-color="#334e87" draw:fill-gradient-name="Gradient_20_90" draw:gradient-step-count="256"/>
      <style:paragraph-properties fo:text-align="center"/>
    </style:style>
    <style:style style:name="P62" style:family="paragraph">
      <loext:graphic-properties draw:fill="gradient" draw:fill-color="#012269" draw:fill-gradient-name="Gradient_20_101"/>
      <style:paragraph-properties fo:text-align="center"/>
    </style:style>
    <style:style style:name="P63" style:family="paragraph">
      <style:paragraph-properties style:writing-mode="lr-tb"/>
      <style:text-properties fo:font-size="37.5pt" style:font-size-asian="38pt" style:font-size-complex="38pt"/>
    </style:style>
    <style:style style:name="P64" style:family="paragraph">
      <loext:graphic-properties draw:fill="none" draw:fill-color="#ffffff"/>
      <style:paragraph-properties style:writing-mode="lr-tb"/>
      <style:text-properties fo:color="#ff950e" loext:opacity="100%" style:text-line-through-style="none" style:text-line-through-type="none" style:font-name="TeX Gyre Adventor" fo:font-size="37.5pt" fo:letter-spacing="-0.035cm" fo:font-style="italic" fo:font-weight="bold" style:font-size-asian="38pt" style:font-style-asian="italic" style:font-weight-asian="bold" style:font-size-complex="38pt" style:font-style-complex="italic" style:font-weight-complex="bold"/>
    </style:style>
    <style:style style:name="P65" style:family="paragraph">
      <loext:graphic-properties draw:fill="gradient" draw:fill-color="#ffffff" draw:fill-gradient-name="Gradient_20_10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ff950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8" style:family="paragraph">
      <loext:graphic-properties draw:fill="solid" draw:fill-color="#fffff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loext:graphic-properties draw:fill="gradient" draw:fill-color="#ffffff" draw:fill-gradient-name="_34_diac_20_orange_20_verlauf"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0"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2" style:family="paragraph">
      <loext:graphic-properties draw:fill="gradient" draw:fill-color="#ffffff" draw:fill-gradient-name="_34_diac_20_orange_20_verlauf" draw:opacity="100%" draw:opacity-name="Transparency_20_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loext:graphic-properties draw:fill="gradient" draw:fill-color="#ff950e" draw:fill-gradient-name="Gradient_20_105"/>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6" style:family="paragraph">
      <loext:graphic-properties draw:fill="gradient" draw:fill-color="#ffffff" draw:fill-gradient-name="Gradient_20_109" draw:opacity="100%"/>
      <style:paragraph-properties fo:text-align="center"/>
    </style:style>
    <style:style style:name="P77" style:family="paragraph">
      <loext:graphic-properties draw:fill="gradient" draw:fill-color="#ffffff" draw:fill-gradient-name="Gradient_20_109"/>
      <style:paragraph-properties fo:text-align="center"/>
    </style:style>
    <style:style style:name="T1" style:family="text">
      <style:text-properties fo:color="#ff950e" loext:opacity="100%" style:font-name="TeXGyreAdventor" fo:font-size="16pt" fo:font-weight="bold" style:font-size-asian="16pt" style:font-weight-asian="bold" style:font-size-complex="16pt" style:font-weight-complex="bold"/>
    </style:style>
    <style:style style:name="T2" style:family="text">
      <style:text-properties fo:color="#ff950e" loext:opacity="100%" style:font-name="TeXGyreAdventor" fo:font-size="13pt" fo:font-weight="bold" style:font-size-asian="13pt" style:font-weight-asian="bold" style:font-size-complex="13pt" style:font-weight-complex="bold"/>
    </style:style>
    <style:style style:name="T3" style:family="text">
      <style:text-properties fo:color="#ff950e" loext:opacity="100%"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loext:opacity="100%"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loext:opacity="100%"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loext:opacity="100%" style:font-name="Trebuchet MS" fo:font-size="19pt" fo:font-style="italic" fo:font-weight="normal" style:font-size-asian="18pt" style:font-style-asian="italic" style:font-weight-asian="normal" style:font-size-complex="18pt" style:font-style-complex="italic" style:font-weight-complex="normal"/>
    </style:style>
    <style:style style:name="T7" style:family="text">
      <style:text-properties fo:color="#ff950e" loext:opacity="100%"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8" style:family="text">
      <style:text-properties fo:font-size="5.40000009536743pt" fo:font-weight="bold" style:font-size-asian="5.40000009536743pt" style:font-weight-asian="bold" style:font-size-complex="5.40000009536743pt" style:font-weight-complex="bold"/>
    </style:style>
    <style:style style:name="T9" style:family="text">
      <style:text-properties fo:font-size="4.5pt" fo:font-weight="bold" style:font-size-asian="4.5pt" style:font-weight-asian="bold" style:font-size-complex="4.5pt" style:font-weight-complex="bold"/>
    </style:style>
    <style:style style:name="T10" style:family="text">
      <style:text-properties fo:color="#ff950e" loext:opacity="100%" style:font-name="TeX Gyre Adventor" fo:font-size="18pt" fo:font-weight="bold" style:font-size-asian="18pt" style:font-weight-asian="bold" style:font-size-complex="18pt" style:font-weight-complex="bold"/>
    </style:style>
    <style:style style:name="T11" style:family="text">
      <style:text-properties fo:color="#ff950e" loext:opacity="100%"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T12" style:family="text">
      <style:text-properties fo:color="#ff950e" loext:opacity="100%" style:font-name="TeX Gyre Adventor" fo:font-size="22pt" fo:font-weight="bold" style:font-size-asian="22pt" style:font-weight-asian="bold" style:font-size-complex="22pt" style:font-weight-complex="bold"/>
    </style:style>
    <style:style style:name="T13" style:family="text">
      <style:text-properties fo:color="#ff950e" loext:opacity="100%" style:text-line-through-style="none" style:text-line-through-type="none" style:font-name="TeX Gyre Adventor" fo:font-size="53pt" fo:letter-spacing="-0.035cm" fo:font-style="italic" fo:font-weight="normal" style:font-size-asian="53pt" style:font-style-asian="italic" style:font-weight-asian="normal" style:font-size-complex="53pt" style:font-style-complex="italic" style:font-weight-complex="normal"/>
    </style:style>
    <style:style style:name="T14" style:family="text">
      <style:text-properties fo:color="#ff950e" loext:opacity="100%" style:text-line-through-style="none" style:text-line-through-type="none" style:font-name="TeX Gyre Adventor" fo:font-size="36pt" fo:letter-spacing="-0.035cm" fo:font-style="italic" fo:font-weight="normal" style:font-size-asian="36pt" style:font-style-asian="italic" style:font-weight-asian="normal" style:font-size-complex="36pt" style:font-style-complex="italic" style:font-weight-complex="normal"/>
    </style:style>
    <style:style style:name="T15" style:family="text">
      <style:text-properties fo:color="#ff950e" loext:opacity="100%" style:text-line-through-style="none" style:text-line-through-type="none" style:font-name="TeX Gyre Adventor" fo:font-size="40pt" fo:letter-spacing="-0.035cm" fo:font-style="italic" fo:font-weight="bold" style:font-size-asian="40pt" style:font-style-asian="italic" style:font-weight-asian="bold" style:font-size-complex="40pt" style:font-style-complex="italic" style:font-weight-complex="bold"/>
    </style:style>
    <style:style style:name="T16" style:family="text">
      <style:text-properties fo:color="#ff950e" loext:opacity="100%" style:font-name="TeX Gyre Adventor" fo:font-size="17pt" fo:font-weight="bold" style:font-size-asian="17pt" style:font-weight-asian="bold" style:font-size-complex="17pt" style:font-weight-complex="bold"/>
    </style:style>
    <style:style style:name="T17" style:family="text">
      <style:text-properties fo:color="#ff950e" loext:opacity="100%" style:text-line-through-style="none" style:text-line-through-type="none" style:font-name="TeX Gyre Adventor" fo:font-size="40pt" fo:letter-spacing="-0.035cm" fo:font-style="italic" fo:font-weight="normal" style:font-size-asian="40pt" style:font-style-asian="italic" style:font-weight-asian="normal" style:font-size-complex="40pt" style:font-style-complex="italic" style:font-weight-complex="normal"/>
    </style:style>
    <style:style style:name="T18" style:family="text">
      <style:text-properties fo:color="#ff950e" loext:opacity="100%" style:text-line-through-style="none" style:text-line-through-type="none" style:font-name="TeX Gyre Adventor" fo:letter-spacing="-0.035cm" fo:font-style="italic" fo:font-weight="bold" style:font-size-asian="38pt" style:font-style-asian="italic" style:font-weight-asian="bold" style:font-size-complex="38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3.92cm" svg:y="3.081cm">
              <draw:text-box>
                <text:p><text:span text:style-name="T1">1</text:span><text:span text:style-name="T1">.</text:span><text:span text:style-name="T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11.12cm" svg:y="3.081cm">
              <draw:text-box>
                <text:p><text:span text:style-name="T1">1</text:span><text:span text:style-name="T1">.</text:span><text:span text:style-name="T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11.12cm" svg:y="3.081cm">
              <draw:text-box>
                <text:p><text:span text:style-name="T1">1</text:span><text:span text:style-name="T1">.</text:span><text:span text:style-name="T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11.12cm" svg:y="9.082cm">
              <draw:text-box>
                <text:p><text:span text:style-name="T1">1</text:span><text:span text:style-name="T1">.</text:span><text:span text:style-name="T1">8</text:span></text:p>
              </draw:text-box>
            </draw:frame>
          </draw:g>
        </draw:g>
        <draw:g>
          <draw:polygon draw:style-name="gr14" draw:text-style-name="P10" draw:layer="layout" svg:width="0.599cm" svg:height="0.699cm" svg:x="2.12cm" svg:y="9.4cm" svg:viewBox="0 0 600 700" draw:points="100,200 0,200 0,0 600,0 600,200 500,200 500,300 600,300 600,700 0,700 0,300 100,3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svg:x="3.62cm" svg:y="9.6cm" svg:viewBox="0 0 600 700" draw:points="100,200 0,200 0,0 600,0 600,200 500,200 500,300 600,300 600,700 0,700 0,300 100,3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svg:x="5.02cm" svg:y="9.9cm" svg:viewBox="0 0 600 700" draw:points="100,200 0,200 0,0 600,0 600,200 500,200 500,300 600,300 600,700 0,700 0,300 100,3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3.905cm" svg:y="9.081cm">
              <draw:text-box>
                <text:p><text:span text:style-name="T1">1</text:span><text:span text:style-name="T1">.</text:span><text:span text:style-name="T1">8</text:span></text:p>
              </draw:text-box>
            </draw:frame>
          </draw:g>
        </draw:g>
        <draw:g>
          <draw:polygon draw:style-name="gr14" draw:text-style-name="P10" draw:layer="layout" svg:width="0.599cm" svg:height="0.699cm" svg:x="2.115cm" svg:y="15.8cm" svg:viewBox="0 0 600 700" draw:points="100,200 0,200 0,0 600,0 600,200 500,200 500,300 600,300 600,700 0,700 0,300 100,3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svg:x="3.615cm" svg:y="16cm" svg:viewBox="0 0 600 700" draw:points="100,200 0,200 0,0 600,0 600,200 500,200 500,300 600,300 600,700 0,700 0,300 100,3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svg:x="5.015cm" svg:y="16.3cm" svg:viewBox="0 0 600 700" draw:points="100,200 0,200 0,0 600,0 600,200 500,200 500,300 600,300 600,700 0,700 0,300 100,3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svg:x="5.8cm" svg:y="15.2cm" svg:viewBox="0 0 600 700" draw:points="100,200 0,200 0,0 600,0 600,200 500,200 500,300 600,300 600,700 0,700 0,300 100,3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3.9cm" svg:y="15.481cm">
              <draw:text-box>
                <text:p><text:span text:style-name="T1">1</text:span><text:span text:style-name="T1">.</text:span><text:span text:style-name="T1">8</text:span></text:p>
              </draw:text-box>
            </draw:frame>
          </draw:g>
        </draw:g>
        <draw:g>
          <draw:polygon draw:style-name="gr17" draw:text-style-name="P12" draw:layer="layout" svg:width="0.599cm" svg:height="0.699cm" svg:x="2.115cm" svg:y="19.5cm" svg:viewBox="0 0 600 700" draw:points="100,200 0,200 0,0 600,0 600,200 500,200 500,300 600,300 600,700 0,700 0,300 100,3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svg:x="3.615cm" svg:y="19.7cm" svg:viewBox="0 0 600 700" draw:points="100,200 0,200 0,0 600,0 600,200 500,200 500,300 600,300 600,700 0,700 0,300 100,3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svg:x="5.015cm" svg:y="20cm" svg:viewBox="0 0 600 700" draw:points="100,200 0,200 0,0 600,0 600,200 500,200 500,300 600,300 600,700 0,700 0,300 100,3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svg:x="5.8cm" svg:y="18.9cm" svg:viewBox="0 0 600 700" draw:points="100,200 0,200 0,0 600,0 600,200 500,200 500,300 600,300 600,700 0,700 0,300 100,3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3.9cm" svg:y="19.181cm">
              <draw:text-box>
                <text:p><text:span text:style-name="T1">1</text:span><text:span text:style-name="T1">.</text:span><text:span text:style-name="T1">8</text:span></text:p>
              </draw:text-box>
            </draw:frame>
          </draw:g>
        </draw:g>
        <draw:g>
          <draw:g>
            <draw:polygon draw:style-name="gr14" draw:text-style-name="P10" draw:layer="layout" svg:width="0.599cm" svg:height="0.699cm" svg:x="8.415cm" svg:y="15.8cm" svg:viewBox="0 0 600 700" draw:points="100,200 0,200 0,0 600,0 600,200 500,200 500,300 600,300 600,700 0,700 0,300 100,3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svg:x="9.915cm" svg:y="16cm" svg:viewBox="0 0 600 700" draw:points="100,200 0,200 0,0 600,0 600,200 500,200 500,300 600,300 600,700 0,700 0,300 100,3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svg:x="11.315cm" svg:y="16.3cm" svg:viewBox="0 0 600 700" draw:points="100,200 0,200 0,0 600,0 600,200 500,200 500,300 600,300 600,700 0,700 0,300 100,3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svg:x="12.3cm" svg:y="15.2cm" svg:viewBox="0 0 500 700" draw:points="100,200 0,200 0,0 500,0 500,700 0,700 0,300 100,3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10.2cm" svg:y="15.481cm">
                <draw:text-box>
                  <text:p><text:span text:style-name="T1">1</text:span><text:span text:style-name="T1">.</text:span><text:span text:style-name="T1">8</text:span></text:p>
                </draw:text-box>
              </draw:frame>
            </draw:g>
          </draw:g>
        </draw:g>
        <draw:g>
          <draw:g>
            <draw:polygon draw:style-name="gr14" draw:text-style-name="P10" draw:layer="layout" svg:width="0.599cm" svg:height="0.699cm" svg:x="8.415cm" svg:y="19.5cm" svg:viewBox="0 0 600 700" draw:points="100,200 0,200 0,0 600,0 600,200 500,200 500,300 600,300 600,700 0,700 0,300 100,3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svg:x="9.915cm" svg:y="19.7cm" svg:viewBox="0 0 600 700" draw:points="100,200 0,200 0,0 600,0 600,200 500,200 500,300 600,300 600,700 0,700 0,300 100,3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svg:x="11.315cm" svg:y="20cm" svg:viewBox="0 0 600 700" draw:points="100,200 0,200 0,0 600,0 600,200 500,200 500,300 600,300 600,700 0,700 0,300 100,3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svg:x="12.3cm" svg:y="18.9cm" svg:viewBox="0 0 500 700" draw:points="100,200 0,200 0,0 500,0 500,700 0,700 0,300 100,3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7" draw:layer="layout" svg:width="2cm" svg:height="0.874cm" svg:x="10.2cm" svg:y="19.181cm">
                <draw:text-box>
                  <text:p><text:span text:style-name="T1">1</text:span><text:span text:style-name="T1">.</text:span><text:span text:style-name="T1">8</text:span></text:p>
                </draw:text-box>
              </draw:frame>
            </draw:g>
          </draw:g>
        </draw:g>
        <draw:g>
          <draw:g>
            <draw:polygon draw:style-name="gr21" draw:text-style-name="P10" draw:layer="layout" svg:width="0.599cm" svg:height="0.699cm" svg:x="14.315cm" svg:y="23.4cm" svg:viewBox="0 0 600 700" draw:points="100,200 0,200 0,0 600,0 600,200 500,200 500,300 600,300 600,700 0,700 0,300 100,3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svg:x="15.815cm" svg:y="23.6cm" svg:viewBox="0 0 600 700" draw:points="100,200 0,200 0,0 600,0 600,200 500,200 500,300 600,300 600,700 0,700 0,300 100,3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svg:x="17.215cm" svg:y="23.9cm" svg:viewBox="0 0 600 700" draw:points="100,200 0,200 0,0 600,0 600,200 500,200 500,300 600,300 600,700 0,700 0,300 100,3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svg:x="18.2cm" svg:y="22.8cm" svg:viewBox="0 0 500 700" draw:points="100,200 0,200 0,0 500,0 500,700 0,700 0,300 100,3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svg:x="13.4cm" svg:y="24.3cm" svg:viewBox="0 0 600 700" draw:points="100,200 0,200 0,0 600,0 600,200 500,200 500,300 600,300 600,700 0,700 0,300 100,3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5" draw:layer="layout" svg:width="2cm" svg:height="0.874cm" svg:x="16.1cm" svg:y="23.204cm">
                <draw:text-box>
                  <text:p><text:span text:style-name="T2">1</text:span><text:span text:style-name="T2">.</text:span><text:span text:style-name="T2">8</text:span><text:span text:style-name="T2">.</text:span><text:span text:style-name="T2">2</text:span></text:p>
                </draw:text-box>
              </draw:frame>
            </draw:g>
          </draw:g>
        </draw:g>
        <draw:g>
          <draw:g>
            <draw:polygon draw:style-name="gr21" draw:text-style-name="P10" draw:layer="layout" svg:width="0.599cm" svg:height="0.699cm" svg:x="8.415cm" svg:y="23.4cm" svg:viewBox="0 0 600 700" draw:points="100,200 0,200 0,0 600,0 600,200 500,200 500,300 600,300 600,700 0,700 0,300 100,3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svg:x="9.915cm" svg:y="23.6cm" svg:viewBox="0 0 600 700" draw:points="100,200 0,200 0,0 600,0 600,200 500,200 500,300 600,300 600,700 0,700 0,300 100,3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svg:x="11.315cm" svg:y="23.9cm" svg:viewBox="0 0 600 700" draw:points="100,200 0,200 0,0 600,0 600,200 500,200 500,300 600,300 600,700 0,700 0,300 100,3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svg:x="12.3cm" svg:y="22.8cm" svg:viewBox="0 0 500 700" draw:points="100,200 0,200 0,0 500,0 500,700 0,700 0,300 100,3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svg:x="7.5cm" svg:y="24.3cm" svg:viewBox="0 0 600 700" draw:points="100,200 0,200 0,0 600,0 600,200 500,200 500,300 600,300 600,700 0,700 0,300 100,3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5" draw:layer="layout" svg:width="2cm" svg:height="0.874cm" svg:x="10.2cm" svg:y="23.204cm">
                <draw:text-box>
                  <text:p><text:span text:style-name="T2">1</text:span><text:span text:style-name="T2">.</text:span><text:span text:style-name="T2">8</text:span></text:p>
                </draw:text-box>
              </draw:frame>
            </draw:g>
          </draw:g>
        </draw:g>
        <draw:g>
          <draw:g>
            <draw:polygon draw:style-name="gr21" draw:text-style-name="P10" draw:layer="layout" svg:width="0.599cm" svg:height="0.699cm" svg:x="2.415cm" svg:y="23.4cm" svg:viewBox="0 0 600 700" draw:points="100,200 0,200 0,0 600,0 600,200 500,200 500,300 600,300 600,700 0,700 0,300 100,3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svg:x="3.915cm" svg:y="23.6cm" svg:viewBox="0 0 600 700" draw:points="100,200 0,200 0,0 600,0 600,200 500,200 500,300 600,300 600,700 0,700 0,300 100,3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svg:x="5.315cm" svg:y="23.9cm" svg:viewBox="0 0 600 700" draw:points="100,200 0,200 0,0 600,0 600,200 500,200 500,300 600,300 600,700 0,700 0,300 100,3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svg:x="6.3cm" svg:y="22.8cm" svg:viewBox="0 0 500 700" draw:points="100,200 0,200 0,0 500,0 500,700 0,700 0,300 100,3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svg:x="1.5cm" svg:y="24.3cm" svg:viewBox="0 0 600 700" draw:points="100,200 0,200 0,0 600,0 600,200 500,200 500,300 600,300 600,700 0,700 0,300 100,3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5" draw:layer="layout" svg:width="2cm" svg:height="0.874cm" svg:x="4.2cm" svg:y="23.204cm">
                <draw:text-box>
                  <text:p><text:span text:style-name="T2">1</text:span><text:span text:style-name="T2">.</text:span><text:span text:style-name="T2">8</text:span></text:p>
                </draw:text-box>
              </draw:frame>
            </draw:g>
          </draw:g>
        </draw:g>
        <draw:g>
          <draw:g>
            <draw:polygon draw:style-name="gr21" draw:text-style-name="P10" draw:layer="layout" svg:width="0.599cm" svg:height="0.699cm" svg:x="15.215cm" svg:y="15cm" svg:viewBox="0 0 600 700" draw:points="100,200 0,200 0,0 600,0 600,200 500,200 500,300 600,300 600,700 0,700 0,300 100,3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svg:x="16.715cm" svg:y="15.2cm" svg:viewBox="0 0 600 700" draw:points="100,200 0,200 0,0 600,0 600,200 500,200 500,300 600,300 600,700 0,700 0,300 100,3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svg:x="18.115cm" svg:y="15.5cm" svg:viewBox="0 0 600 700" draw:points="100,200 0,200 0,0 600,0 600,200 500,200 500,300 600,300 600,700 0,700 0,300 100,3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svg:x="19.1cm" svg:y="14.4cm" svg:viewBox="0 0 500 700" draw:points="100,200 0,200 0,0 500,0 500,700 0,700 0,300 100,3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svg:x="14.3cm" svg:y="15.9cm" svg:viewBox="0 0 600 700" draw:points="100,200 0,200 0,0 600,0 600,200 500,200 500,300 600,300 600,700 0,700 0,300 100,3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5" draw:layer="layout" svg:width="2cm" svg:height="0.874cm" svg:x="17cm" svg:y="14.804cm">
                <draw:text-box>
                  <text:p><text:span text:style-name="T2">1</text:span><text:span text:style-name="T2">.</text:span><text:span text:style-name="T2">8</text:span></text:p>
                </draw:text-box>
              </draw:frame>
            </draw:g>
          </draw:g>
        </draw:g>
      </draw:page>
      <draw:page draw:name="page2" draw:style-name="dp1" draw:master-page-name="Default">
        <office:forms form:automatic-focus="false" form:apply-design-mode="false"/>
        <draw:g>
          <draw:g>
            <draw:polygon draw:style-name="gr25" draw:text-style-name="P10" draw:layer="layout" svg:width="0.599cm" svg:height="0.699cm" svg:x="2.115cm" svg:y="3.4cm" svg:viewBox="0 0 600 700" draw:points="100,200 0,200 0,0 600,0 600,200 500,200 500,300 600,300 600,700 0,700 0,300 100,300">
              <text:p/>
            </draw:polygon>
            <draw:polyline draw:style-name="gr26" draw:text-style-name="P14" draw:layer="layout" svg:width="4.184cm" svg:height="0.799cm" svg:x="2.415cm" svg:y="2.9cm" svg:viewBox="0 0 4185 800" draw:points="0,600 619,600 885,800 2085,800 3155,0 4185,0">
              <text:p/>
            </draw:polyline>
            <draw:polyline draw:style-name="gr26" draw:text-style-name="P14" draw:layer="layout" svg:width="3.984cm" svg:height="0.599cm" svg:x="2.415cm" svg:y="3.9cm" svg:viewBox="0 0 3985 600" draw:points="0,0 385,0 1185,600 3985,600">
              <text:p/>
            </draw:polyline>
            <draw:polygon draw:style-name="gr27" draw:text-style-name="P11" draw:layer="layout" svg:width="0.599cm" svg:height="0.699cm" svg:x="3.6cm" svg:y="3.6cm" svg:viewBox="0 0 600 700" draw:points="100,200 0,200 0,0 600,0 600,200 500,200 500,300 600,300 600,700 0,700 0,300 100,300">
              <text:p/>
            </draw:polygon>
            <draw:polyline draw:style-name="gr26" draw:text-style-name="P14" draw:layer="layout" svg:width="2.484cm" svg:height="0.199cm" svg:x="3.915cm" svg:y="4.1cm" svg:viewBox="0 0 2485 200" draw:points="0,0 585,0 851,200 2485,200">
              <text:p/>
            </draw:polyline>
            <draw:polygon draw:style-name="gr27" draw:text-style-name="P11" draw:layer="layout" svg:width="0.599cm" svg:height="0.699cm" svg:x="5.1cm" svg:y="3.9cm" svg:viewBox="0 0 600 700" draw:points="100,200 0,200 0,0 600,0 600,200 500,200 500,300 600,300 600,700 0,700 0,300 100,300">
              <text:p/>
            </draw:polygon>
            <draw:polyline draw:style-name="gr26" draw:text-style-name="P14" draw:layer="layout" svg:width="1.184cm" svg:height="0.299cm" svg:x="5.4cm" svg:y="3.7cm" svg:viewBox="0 0 1185 300" draw:points="0,300 485,300 885,0 1185,0">
              <text:p/>
            </draw:polyline>
            <draw:polygon draw:style-name="gr27" draw:text-style-name="P11" draw:layer="layout" svg:width="0.499cm" svg:height="0.699cm" svg:x="6cm" svg:y="2.8cm" svg:viewBox="0 0 500 700" draw:points="100,200 0,200 0,0 500,0 500,700 0,700 0,300 100,300">
              <text:p/>
            </draw:polygon>
            <draw:polyline draw:style-name="gr28" draw:text-style-name="P6" draw:layer="layout" svg:width="5.099cm" svg:height="0.883cm" svg:x="1.3cm" svg:y="3.8cm" svg:viewBox="0 0 5100 884" draw:points="0,0 200,0 872,500 1500,500 2015,883 5100,884">
              <text:p/>
            </draw:polyline>
            <draw:polyline draw:style-name="gr28" draw:text-style-name="P6" draw:layer="layout" svg:width="2.499cm" svg:height="0.799cm" svg:x="1.1cm" svg:y="4.4cm" svg:viewBox="0 0 2500 800" draw:points="0,0 900,0 1171,200 1700,200 2500,800">
              <text:p/>
            </draw:polyline>
            <draw:polygon draw:style-name="gr27" draw:text-style-name="P11" draw:layer="layout" svg:width="0.599cm" svg:height="0.699cm" svg:x="1.2cm" svg:y="4.3cm" svg:viewBox="0 0 600 700" draw:points="100,200 0,200 0,0 600,0 600,200 500,200 500,300 600,300 600,700 0,700 0,300 100,300">
              <text:p/>
            </draw:polygon>
          </draw:g>
          <draw:custom-shape draw:style-name="gr29" draw:text-style-name="P16"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7" draw:layer="layout" svg:width="2cm" svg:height="0.874cm" svg:x="3.9cm" svg:y="3.204cm">
                <draw:text-box>
                  <text:p><text:span text:style-name="T2">1</text:span><text:span text:style-name="T2">.</text:span><text:span text:style-name="T2">8</text:span><text:span text:style-name="T3"> </text:span><text:span text:style-name="T2">M</text:span><text:span text:style-name="T2">1</text:span></text:p>
                </draw:text-box>
              </draw:frame>
            </draw:g>
          </draw:g>
        </draw:g>
        <draw:g>
          <draw:g>
            <draw:polygon draw:style-name="gr25" draw:text-style-name="P10" draw:layer="layout" svg:width="0.599cm" svg:height="0.699cm" svg:x="7.7cm" svg:y="3.1cm" svg:viewBox="0 0 600 700" draw:points="100,200 0,200 0,0 600,0 600,200 500,200 500,300 600,300 600,700 0,700 0,300 100,300">
              <text:p/>
            </draw:polygon>
            <draw:polyline draw:style-name="gr26" draw:text-style-name="P14" draw:layer="layout" svg:width="5.299cm" svg:height="0.299cm" svg:x="7.1cm" svg:y="3.2cm" svg:viewBox="0 0 5300 300" draw:points="0,0 1500,0 1900,300 4200,300 4600,0 5300,0">
              <text:p/>
            </draw:polyline>
            <draw:polyline draw:style-name="gr26" draw:text-style-name="P14" draw:layer="layout" svg:width="4.199cm" svg:height="0.899cm" svg:x="8cm" svg:y="3.6cm" svg:viewBox="0 0 4200 900" draw:points="0,0 400,0 1600,900 4200,900">
              <text:p/>
            </draw:polyline>
            <draw:polygon draw:style-name="gr27" draw:text-style-name="P11" draw:layer="layout" svg:width="0.599cm" svg:height="0.699cm" svg:x="9.4cm" svg:y="3.4cm" svg:viewBox="0 0 600 700" draw:points="100,200 0,200 0,0 600,0 600,200 500,200 500,300 600,300 600,700 0,700 0,300 100,300">
              <text:p/>
            </draw:polygon>
            <draw:polyline draw:style-name="gr26" draw:text-style-name="P14" draw:layer="layout" svg:width="2.499cm" svg:height="0.299cm" svg:x="9.7cm" svg:y="4cm" svg:viewBox="0 0 2500 300" draw:points="0,0 500,0 900,300 2500,300">
              <text:p/>
            </draw:polyline>
            <draw:polygon draw:style-name="gr27" draw:text-style-name="P11" draw:layer="layout" svg:width="0.599cm" svg:height="0.699cm" svg:x="10.9cm" svg:y="3.9cm" svg:viewBox="0 0 600 700" draw:points="100,200 0,200 0,0 600,0 600,200 500,200 500,300 600,300 600,700 0,700 0,300 100,300">
              <text:p/>
            </draw:polygon>
            <draw:polygon draw:style-name="gr27" draw:text-style-name="P11" draw:layer="layout" svg:width="0.499cm" svg:height="0.699cm" svg:x="11.8cm" svg:y="3.1cm" svg:viewBox="0 0 500 700" draw:points="100,200 0,200 0,0 500,0 500,700 0,700 0,300 100,300">
              <text:p/>
            </draw:polygon>
            <draw:polyline draw:style-name="gr28" draw:text-style-name="P6" draw:layer="layout" svg:width="5.099cm" svg:height="0.883cm" svg:x="7.1cm" svg:y="3.8cm" svg:viewBox="0 0 5100 884" draw:points="0,0 200,0 741,402 1400,400 2015,883 5100,884">
              <text:p/>
            </draw:polyline>
            <draw:polyline draw:style-name="gr28" draw:text-style-name="P6" draw:layer="layout" svg:width="2.499cm" svg:height="0.799cm" svg:x="6.9cm" svg:y="4.4cm" svg:viewBox="0 0 2500 800" draw:points="0,0 900,0 1171,200 1700,200 2500,800">
              <text:p/>
            </draw:polyline>
            <draw:polygon draw:style-name="gr27" draw:text-style-name="P11" draw:layer="layout" svg:width="0.599cm" svg:height="0.699cm" svg:x="7cm" svg:y="4.3cm" svg:viewBox="0 0 600 700" draw:points="100,200 0,200 0,0 600,0 600,200 500,200 500,300 600,300 600,700 0,700 0,300 100,300">
              <text:p/>
            </draw:polygon>
          </draw:g>
          <draw:custom-shape draw:style-name="gr30" draw:text-style-name="P16"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7" draw:layer="layout" svg:width="2cm" svg:height="0.874cm" svg:x="9.7cm" svg:y="2.759cm">
                <draw:text-box>
                  <text:p><text:span text:style-name="T2">1</text:span><text:span text:style-name="T2">.</text:span><text:span text:style-name="T2">8</text:span><text:span text:style-name="T3"> </text:span><text:span text:style-name="T2">M</text:span><text:span text:style-name="T2">1</text:span></text:p>
                </draw:text-box>
              </draw:frame>
            </draw:g>
          </draw:g>
        </draw:g>
        <draw:g>
          <draw:g>
            <draw:polyline draw:style-name="gr26" draw:text-style-name="P14" draw:layer="layout" svg:width="5.299cm" svg:height="0.299cm" svg:x="7.1cm" svg:y="7.5cm" svg:viewBox="0 0 5300 300" draw:points="0,100 1400,100 1669,300 4200,300 4600,0 5300,0">
              <text:p/>
            </draw:polyline>
            <draw:polygon draw:style-name="gr27" draw:text-style-name="P11" draw:layer="layout" svg:width="0.599cm" svg:height="0.699cm" svg:x="7.7cm" svg:y="7.5cm" svg:viewBox="0 0 600 700" draw:points="100,200 0,200 0,0 600,0 600,200 500,200 500,300 600,300 600,700 0,700 0,300 100,300">
              <text:p/>
            </draw:polygon>
            <draw:polyline draw:style-name="gr26" draw:text-style-name="P14" draw:layer="layout" svg:width="4.199cm" svg:height="0.599cm" svg:x="8cm" svg:y="8cm" svg:viewBox="0 0 4200 600" draw:points="0,0 500,0 1300,600 4200,600">
              <text:p/>
            </draw:polyline>
            <draw:polygon draw:style-name="gr27" draw:text-style-name="P11" draw:layer="layout" svg:width="0.599cm" svg:height="0.699cm" svg:x="9.4cm" svg:y="7.7cm" svg:viewBox="0 0 600 700" draw:points="100,200 0,200 0,0 600,0 600,200 500,200 500,300 600,300 600,700 0,700 0,300 100,300">
              <text:p/>
            </draw:polygon>
            <draw:polyline draw:style-name="gr26" draw:text-style-name="P14" draw:layer="layout" svg:width="2.499cm" svg:height="0.299cm" svg:x="9.7cm" svg:y="8.1cm" svg:viewBox="0 0 2500 300" draw:points="0,0 500,0 900,300 2500,300">
              <text:p/>
            </draw:polyline>
            <draw:polygon draw:style-name="gr27" draw:text-style-name="P11" draw:layer="layout" svg:width="0.599cm" svg:height="0.699cm" svg:x="10.9cm" svg:y="8cm" svg:viewBox="0 0 600 700" draw:points="100,200 0,200 0,0 600,0 600,200 500,200 500,300 600,300 600,700 0,700 0,300 100,300">
              <text:p/>
            </draw:polygon>
            <draw:polygon draw:style-name="gr27" draw:text-style-name="P11" draw:layer="layout" svg:width="0.499cm" svg:height="0.699cm" svg:x="11.8cm" svg:y="7.4cm" svg:viewBox="0 0 500 700" draw:points="100,200 0,200 0,0 500,0 500,700 0,700 0,300 100,300">
              <text:p/>
            </draw:polygon>
            <draw:polyline draw:style-name="gr28" draw:text-style-name="P6" draw:layer="layout" svg:width="5.099cm" svg:height="0.783cm" svg:x="7.1cm" svg:y="8cm" svg:viewBox="0 0 5100 784" draw:points="0,0 200,0 600,300 1400,300 2015,783 5100,784">
              <text:p/>
            </draw:polyline>
            <draw:polyline draw:style-name="gr28" draw:text-style-name="P6" draw:layer="layout" svg:width="2.499cm" svg:height="0.799cm" svg:x="6.9cm" svg:y="8.5cm" svg:viewBox="0 0 2500 800" draw:points="0,0 900,0 1171,200 1700,200 2500,800">
              <text:p/>
            </draw:polyline>
            <draw:polygon draw:style-name="gr27" draw:text-style-name="P11" draw:layer="layout" svg:width="0.599cm" svg:height="0.699cm" svg:x="7cm" svg:y="8.4cm" svg:viewBox="0 0 600 700" draw:points="100,200 0,200 0,0 600,0 600,200 500,200 500,300 600,300 600,700 0,700 0,300 100,300">
              <text:p/>
            </draw:polygon>
          </draw:g>
          <draw:custom-shape draw:style-name="gr31" draw:text-style-name="P18"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7" draw:layer="layout" svg:width="2cm" svg:height="0.874cm" svg:x="9.7cm" svg:y="7.059cm">
                <draw:text-box>
                  <text:p><text:span text:style-name="T2">1</text:span><text:span text:style-name="T2">.</text:span><text:span text:style-name="T2">8</text:span><text:span text:style-name="T3"> </text:span><text:span text:style-name="T2">M</text:span><text:span text:style-name="T2">1</text:span></text:p>
                </draw:text-box>
              </draw:frame>
            </draw:g>
          </draw:g>
        </draw:g>
        <draw:g>
          <draw:g>
            <draw:polyline draw:style-name="gr26" draw:text-style-name="P14" draw:layer="layout" svg:width="5.299cm" svg:height="0.199cm" svg:x="12.8cm" svg:y="7.6cm" svg:viewBox="0 0 5300 200" draw:points="0,0 1400,0 1669,200 4333,200 4600,0 5300,0">
              <text:p/>
            </draw:polyline>
            <draw:polygon draw:style-name="gr27" draw:text-style-name="P11" draw:layer="layout" svg:width="0.599cm" svg:height="0.699cm" svg:x="13.4cm" svg:y="7.5cm" svg:viewBox="0 0 600 700" draw:points="100,200 0,200 0,0 600,0 600,200 500,200 500,300 600,300 600,700 0,700 0,300 100,300">
              <text:p/>
            </draw:polygon>
            <draw:polyline draw:style-name="gr26" draw:text-style-name="P14" draw:layer="layout" svg:width="4.199cm" svg:height="0.599cm" svg:x="13.7cm" svg:y="8cm" svg:viewBox="0 0 4200 600" draw:points="0,0 500,0 1300,600 4200,600">
              <text:p/>
            </draw:polyline>
            <draw:polygon draw:style-name="gr27" draw:text-style-name="P11" draw:layer="layout" svg:width="0.599cm" svg:height="0.699cm" svg:x="15.1cm" svg:y="7.7cm" svg:viewBox="0 0 600 700" draw:points="100,200 0,200 0,0 600,0 600,200 500,200 500,300 600,300 600,700 0,700 0,300 100,300">
              <text:p/>
            </draw:polygon>
            <draw:polyline draw:style-name="gr26" draw:text-style-name="P14" draw:layer="layout" svg:width="2.499cm" svg:height="0.299cm" svg:x="15.4cm" svg:y="8.1cm" svg:viewBox="0 0 2500 300" draw:points="0,0 500,0 900,300 2500,300">
              <text:p/>
            </draw:polyline>
            <draw:polygon draw:style-name="gr27" draw:text-style-name="P11" draw:layer="layout" svg:width="0.599cm" svg:height="0.699cm" svg:x="16.6cm" svg:y="8cm" svg:viewBox="0 0 600 700" draw:points="100,200 0,200 0,0 600,0 600,200 500,200 500,300 600,300 600,700 0,700 0,300 100,300">
              <text:p/>
            </draw:polygon>
            <draw:polygon draw:style-name="gr27" draw:text-style-name="P11" draw:layer="layout" svg:width="0.499cm" svg:height="0.699cm" svg:x="17.5cm" svg:y="7.5cm" svg:viewBox="0 0 500 700" draw:points="100,200 0,200 0,0 500,0 500,700 0,700 0,300 100,300">
              <text:p/>
            </draw:polygon>
            <draw:polyline draw:style-name="gr28" draw:text-style-name="P6" draw:layer="layout" svg:width="5.099cm" svg:height="0.783cm" svg:x="12.8cm" svg:y="8cm" svg:viewBox="0 0 5100 784" draw:points="0,0 200,0 600,300 1400,300 2015,783 5100,784">
              <text:p/>
            </draw:polyline>
            <draw:polyline draw:style-name="gr28" draw:text-style-name="P6" draw:layer="layout" svg:width="2.499cm" svg:height="0.799cm" svg:x="12.6cm" svg:y="8.5cm" svg:viewBox="0 0 2500 800" draw:points="0,0 900,0 1171,200 1700,200 2500,800">
              <text:p/>
            </draw:polyline>
            <draw:polygon draw:style-name="gr27" draw:text-style-name="P11" draw:layer="layout" svg:width="0.599cm" svg:height="0.699cm" svg:x="12.7cm" svg:y="8.4cm" svg:viewBox="0 0 600 700" draw:points="100,200 0,200 0,0 600,0 600,200 500,200 500,300 600,300 600,700 0,700 0,300 100,300">
              <text:p/>
            </draw:polygon>
          </draw:g>
          <draw:custom-shape draw:style-name="gr30" draw:text-style-name="P16"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7" draw:layer="layout" svg:width="2cm" svg:height="0.874cm" svg:x="15.4cm" svg:y="7.059cm">
                <draw:text-box>
                  <text:p><text:span text:style-name="T2">1</text:span><text:span text:style-name="T2">.</text:span><text:span text:style-name="T2">8</text:span><text:span text:style-name="T3"> </text:span><text:span text:style-name="T2">M</text:span><text:span text:style-name="T2">1</text:span></text:p>
                </draw:text-box>
              </draw:frame>
            </draw:g>
          </draw:g>
        </draw:g>
        <draw:g>
          <draw:g>
            <draw:polygon draw:style-name="gr27" draw:text-style-name="P11" draw:layer="layout" svg:width="0.499cm" svg:height="0.699cm" svg:x="17.5cm" svg:y="11.6cm" svg:viewBox="0 0 500 700" draw:points="100,200 0,200 0,0 500,0 500,700 0,700 0,300 100,300">
              <text:p/>
            </draw:polygon>
            <draw:polyline draw:style-name="gr26" draw:text-style-name="P14" draw:layer="layout" svg:width="4.899cm" svg:height="0.199cm" svg:x="12.8cm" svg:y="11.7cm" svg:viewBox="0 0 4900 200" draw:points="0,0 1400,0 1669,200 4333,200 4600,0 4900,0">
              <text:p/>
            </draw:polyline>
            <draw:polygon draw:style-name="gr27" draw:text-style-name="P11" draw:layer="layout" svg:width="0.599cm" svg:height="0.699cm" svg:x="13.4cm" svg:y="11.6cm" svg:viewBox="0 0 600 700" draw:points="100,200 0,200 0,0 600,0 600,200 500,200 500,300 600,300 600,700 0,700 0,300 100,300">
              <text:p/>
            </draw:polygon>
            <draw:polyline draw:style-name="gr26" draw:text-style-name="P14" draw:layer="layout" svg:width="4.199cm" svg:height="0.599cm" svg:x="13.7cm" svg:y="12.1cm" svg:viewBox="0 0 4200 600" draw:points="0,0 500,0 1300,600 4200,600">
              <text:p/>
            </draw:polyline>
            <draw:polygon draw:style-name="gr27" draw:text-style-name="P11" draw:layer="layout" svg:width="0.599cm" svg:height="0.699cm" svg:x="15.1cm" svg:y="11.8cm" svg:viewBox="0 0 600 700" draw:points="100,200 0,200 0,0 600,0 600,200 500,200 500,300 600,300 600,700 0,700 0,300 100,300">
              <text:p/>
            </draw:polygon>
            <draw:polyline draw:style-name="gr26" draw:text-style-name="P14" draw:layer="layout" svg:width="2.499cm" svg:height="0.299cm" svg:x="15.4cm" svg:y="12.2cm" svg:viewBox="0 0 2500 300" draw:points="0,0 500,0 900,300 2500,300">
              <text:p/>
            </draw:polyline>
            <draw:polygon draw:style-name="gr27" draw:text-style-name="P11" draw:layer="layout" svg:width="0.599cm" svg:height="0.699cm" svg:x="16.6cm" svg:y="12.1cm" svg:viewBox="0 0 600 700" draw:points="100,200 0,200 0,0 600,0 600,200 500,200 500,300 600,300 600,700 0,700 0,300 100,300">
              <text:p/>
            </draw:polygon>
            <draw:polyline draw:style-name="gr28" draw:text-style-name="P6" draw:layer="layout" svg:width="5.099cm" svg:height="0.783cm" svg:x="12.8cm" svg:y="12.1cm" svg:viewBox="0 0 5100 784" draw:points="0,0 200,0 600,300 1400,300 2015,783 5100,784">
              <text:p/>
            </draw:polyline>
            <draw:polyline draw:style-name="gr28" draw:text-style-name="P6" draw:layer="layout" svg:width="2.499cm" svg:height="0.799cm" svg:x="12.6cm" svg:y="12.6cm" svg:viewBox="0 0 2500 800" draw:points="0,0 900,0 1171,200 1700,200 2500,800">
              <text:p/>
            </draw:polyline>
            <draw:polygon draw:style-name="gr27" draw:text-style-name="P11" draw:layer="layout" svg:width="0.599cm" svg:height="0.699cm" svg:x="12.7cm" svg:y="12.5cm" svg:viewBox="0 0 600 700" draw:points="100,200 0,200 0,0 600,0 600,200 500,200 500,300 600,300 600,700 0,700 0,300 100,300">
              <text:p/>
            </draw:polygon>
            <draw:line draw:style-name="gr32" draw:text-style-name="P6" draw:layer="layout" svg:x1="18.1cm" svg:y1="11.6cm" svg:x2="18cm" svg:y2="11.6cm">
              <text:p/>
            </draw:line>
          </draw:g>
          <draw:custom-shape draw:style-name="gr30" draw:text-style-name="P16"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9" draw:text-style-name="P17" draw:layer="layout" svg:width="2cm" svg:height="0.874cm" svg:x="15.4cm" svg:y="11.159cm">
                <draw:text-box>
                  <text:p><text:span text:style-name="T2">1</text:span><text:span text:style-name="T2">.</text:span><text:span text:style-name="T2">8</text:span><text:span text:style-name="T3"> </text:span><text:span text:style-name="T2">M</text:span><text:span text:style-name="T2">1</text:span></text:p>
                </draw:text-box>
              </draw:frame>
            </draw:g>
          </draw:g>
        </draw:g>
        <draw:g>
          <draw:g>
            <draw:polygon draw:style-name="gr27" draw:text-style-name="P11" draw:layer="layout" svg:width="0.499cm" svg:height="0.699cm" svg:x="17.5cm" svg:y="15.8cm" svg:viewBox="0 0 500 700" draw:points="100,200 0,200 0,0 500,0 500,700 0,700 0,300 100,300">
              <text:p/>
            </draw:polygon>
            <draw:polyline draw:style-name="gr26" draw:text-style-name="P14" draw:layer="layout" svg:width="4.899cm" svg:height="0.499cm" svg:x="12.8cm" svg:y="15.6cm" svg:viewBox="0 0 4900 500" draw:points="0,0 300,0 700,300 1800,300 2065,500 4333,500 4600,300 4900,300">
              <text:p/>
            </draw:polyline>
            <draw:polygon draw:style-name="gr27" draw:text-style-name="P11" draw:layer="layout" svg:width="0.599cm" svg:height="0.699cm" svg:x="13.82cm" svg:y="15.8cm" svg:viewBox="0 0 600 700" draw:points="100,200 0,200 0,0 600,0 600,200 500,200 500,300 600,300 600,700 0,700 0,300 100,300">
              <text:p/>
            </draw:polygon>
            <draw:polyline draw:style-name="gr26" draw:text-style-name="P14" draw:layer="layout" svg:width="3.899cm" svg:height="0.599cm" svg:x="14.1cm" svg:y="16.3cm" svg:viewBox="0 0 3900 600" draw:points="0,0 500,0 1300,600 3900,600">
              <text:p/>
            </draw:polyline>
            <draw:polygon draw:style-name="gr27" draw:text-style-name="P11" draw:layer="layout" svg:width="0.599cm" svg:height="0.699cm" svg:x="15.4cm" svg:y="16cm" svg:viewBox="0 0 600 700" draw:points="100,200 0,200 0,0 600,0 600,200 500,200 500,300 600,300 600,700 0,700 0,300 100,300">
              <text:p/>
            </draw:polygon>
            <draw:polyline draw:style-name="gr26" draw:text-style-name="P14" draw:layer="layout" svg:width="2.499cm" svg:height="0.299cm" svg:x="15.6cm" svg:y="16.4cm" svg:viewBox="0 0 2500 300" draw:points="0,0 500,0 900,300 2500,300">
              <text:p/>
            </draw:polyline>
            <draw:polygon draw:style-name="gr27" draw:text-style-name="P11" draw:layer="layout" svg:width="0.599cm" svg:height="0.699cm" svg:x="16.6cm" svg:y="16.3cm" svg:viewBox="0 0 600 700" draw:points="100,200 0,200 0,0 600,0 600,200 500,200 500,300 600,300 600,700 0,700 0,300 100,300">
              <text:p/>
            </draw:polygon>
            <draw:polyline draw:style-name="gr28" draw:text-style-name="P6" draw:layer="layout" svg:width="5.099cm" svg:height="0.883cm" svg:x="12.8cm" svg:y="16.2cm" svg:viewBox="0 0 5100 884" draw:points="0,0 285,0 1019,550 1800,550 2246,884 5100,884">
              <text:p/>
            </draw:polyline>
            <draw:polyline draw:style-name="gr28" draw:text-style-name="P6" draw:layer="layout" svg:width="2.619cm" svg:height="0.799cm" svg:x="12.6cm" svg:y="16.8cm" svg:viewBox="0 0 2620 800" draw:points="0,0 952,0 1219,200 1822,200 2620,800">
              <text:p/>
            </draw:polyline>
            <draw:polygon draw:style-name="gr27" draw:text-style-name="P11" draw:layer="layout" svg:width="0.599cm" svg:height="0.699cm" svg:x="12.7cm" svg:y="16.7cm" svg:viewBox="0 0 600 700" draw:points="100,200 0,200 0,0 600,0 600,200 500,200 500,300 600,300 600,700 0,700 0,300 100,300">
              <text:p/>
            </draw:polygon>
          </draw:g>
          <draw:custom-shape draw:style-name="gr30" draw:text-style-name="P16"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7" draw:layer="layout" svg:width="2cm" svg:height="0.874cm" svg:x="15.385cm" svg:y="15.253cm">
                <draw:text-box>
                  <text:p><text:span text:style-name="T2">1</text:span><text:span text:style-name="T2">.</text:span><text:span text:style-name="T2">8</text:span><text:span text:style-name="T3"> </text:span><text:span text:style-name="T2">M</text:span><text:span text:style-name="T2">1</text:span></text:p>
                </draw:text-box>
              </draw:frame>
            </draw:g>
          </draw:g>
        </draw:g>
        <draw:g>
          <draw:g>
            <draw:polygon draw:style-name="gr27" draw:text-style-name="P11" draw:layer="layout" svg:width="0.499cm" svg:height="0.699cm" svg:x="17.5cm" svg:y="19.9cm" svg:viewBox="0 0 500 700" draw:points="100,200 0,200 0,0 500,0 500,700 0,700 0,300 100,300">
              <text:p/>
            </draw:polygon>
            <draw:polyline draw:style-name="gr26" draw:text-style-name="P14" draw:layer="layout" svg:width="4.982cm" svg:height="0.714cm" svg:x="12.717cm" svg:y="19.485cm" svg:viewBox="0 0 4983 715" draw:points="0,0 683,515 1883,515 2148,715 4416,715 4683,515 4983,515">
              <text:p/>
            </draw:polyline>
            <draw:polygon draw:style-name="gr27" draw:text-style-name="P11" draw:layer="layout" svg:width="0.599cm" svg:height="0.699cm" svg:x="13.82cm" svg:y="19.9cm" svg:viewBox="0 0 600 700" draw:points="100,200 0,200 0,0 600,0 600,200 500,200 500,300 600,300 600,700 0,700 0,300 100,300">
              <text:p/>
            </draw:polygon>
            <draw:polyline draw:style-name="gr26" draw:text-style-name="P14" draw:layer="layout" svg:width="3.899cm" svg:height="0.599cm" svg:x="14.1cm" svg:y="20.4cm" svg:viewBox="0 0 3900 600" draw:points="0,0 500,0 1300,600 3900,600">
              <text:p/>
            </draw:polyline>
            <draw:polygon draw:style-name="gr27" draw:text-style-name="P11" draw:layer="layout" svg:width="0.599cm" svg:height="0.699cm" svg:x="15.4cm" svg:y="20.1cm" svg:viewBox="0 0 600 700" draw:points="100,200 0,200 0,0 600,0 600,200 500,200 500,300 600,300 600,700 0,700 0,300 100,300">
              <text:p/>
            </draw:polygon>
            <draw:polyline draw:style-name="gr26" draw:text-style-name="P14" draw:layer="layout" svg:width="2.499cm" svg:height="0.299cm" svg:x="15.6cm" svg:y="20.5cm" svg:viewBox="0 0 2500 300" draw:points="0,0 500,0 900,300 2500,300">
              <text:p/>
            </draw:polyline>
            <draw:polygon draw:style-name="gr27" draw:text-style-name="P11" draw:layer="layout" svg:width="0.599cm" svg:height="0.699cm" svg:x="16.6cm" svg:y="20.4cm" svg:viewBox="0 0 600 700" draw:points="100,200 0,200 0,0 600,0 600,200 500,200 500,300 600,300 600,700 0,700 0,300 100,300">
              <text:p/>
            </draw:polygon>
            <draw:polyline draw:style-name="gr28" draw:text-style-name="P6" draw:layer="layout" svg:width="5.099cm" svg:height="0.883cm" svg:x="12.8cm" svg:y="20.3cm" svg:viewBox="0 0 5100 884" draw:points="0,0 285,0 1019,550 1800,550 2246,884 5100,884">
              <text:p/>
            </draw:polyline>
            <draw:polyline draw:style-name="gr28" draw:text-style-name="P6" draw:layer="layout" svg:width="2.619cm" svg:height="0.799cm" svg:x="12.6cm" svg:y="20.9cm" svg:viewBox="0 0 2620 800" draw:points="0,0 952,0 1219,200 1822,200 2620,800">
              <text:p/>
            </draw:polyline>
            <draw:polygon draw:style-name="gr27" draw:text-style-name="P11" draw:layer="layout" svg:width="0.599cm" svg:height="0.699cm" svg:x="12.7cm" svg:y="20.8cm" svg:viewBox="0 0 600 700" draw:points="100,200 0,200 0,0 600,0 600,200 500,200 500,300 600,300 600,700 0,700 0,300 100,300">
              <text:p/>
            </draw:polygon>
          </draw:g>
          <draw:custom-shape draw:style-name="gr30" draw:text-style-name="P16"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7" draw:layer="layout" svg:width="2cm" svg:height="0.874cm" svg:x="15.385cm" svg:y="19.353cm">
                <draw:text-box>
                  <text:p><text:span text:style-name="T2">1</text:span><text:span text:style-name="T2">.</text:span><text:span text:style-name="T2">8</text:span><text:span text:style-name="T3"> </text:span><text:span text:style-name="T2">M</text:span><text:span text:style-name="T2">1</text:span></text:p>
                </draw:text-box>
              </draw:frame>
            </draw:g>
          </draw:g>
        </draw:g>
      </draw:page>
      <draw:page draw:name="page3" draw:style-name="dp1" draw:master-page-name="Default">
        <office:forms form:automatic-focus="false" form:apply-design-mode="false"/>
        <draw:g>
          <draw:g>
            <draw:polygon draw:style-name="gr27" draw:text-style-name="P11" draw:layer="layout" svg:width="0.499cm" svg:height="0.699cm" svg:x="5.9cm" svg:y="3.1cm" svg:viewBox="0 0 500 700" draw:points="100,200 0,200 0,0 500,0 500,700 0,700 0,300 100,300">
              <text:p/>
            </draw:polygon>
            <draw:polyline draw:style-name="gr26" draw:text-style-name="P14" draw:layer="layout" svg:width="4.899cm" svg:height="0.499cm" svg:x="1.2cm" svg:y="2.9cm" svg:viewBox="0 0 4900 500" draw:points="0,0 300,0 700,300 1800,300 2065,500 4333,500 4600,300 4900,300">
              <text:p/>
            </draw:polyline>
            <draw:polygon draw:style-name="gr27" draw:text-style-name="P11" draw:layer="layout" svg:width="0.599cm" svg:height="0.699cm" svg:x="2.22cm" svg:y="3.1cm" svg:viewBox="0 0 600 700" draw:points="100,200 0,200 0,0 600,0 600,200 500,200 500,300 600,300 600,700 0,700 0,300 100,300">
              <text:p/>
            </draw:polygon>
            <draw:polyline draw:style-name="gr26" draw:text-style-name="P14" draw:layer="layout" svg:width="3.899cm" svg:height="0.599cm" svg:x="2.5cm" svg:y="3.6cm" svg:viewBox="0 0 3900 600" draw:points="0,0 500,0 1300,600 3900,600">
              <text:p/>
            </draw:polyline>
            <draw:polygon draw:style-name="gr27" draw:text-style-name="P11" draw:layer="layout" svg:width="0.599cm" svg:height="0.699cm" svg:x="3.8cm" svg:y="3.3cm" svg:viewBox="0 0 600 700" draw:points="100,200 0,200 0,0 600,0 600,200 500,200 500,300 600,300 600,700 0,700 0,300 100,300">
              <text:p/>
            </draw:polygon>
            <draw:polyline draw:style-name="gr26" draw:text-style-name="P14" draw:layer="layout" svg:width="2.499cm" svg:height="0.299cm" svg:x="4cm" svg:y="3.7cm" svg:viewBox="0 0 2500 300" draw:points="0,0 500,0 900,300 2500,300">
              <text:p/>
            </draw:polyline>
            <draw:polygon draw:style-name="gr27" draw:text-style-name="P11" draw:layer="layout" svg:width="0.599cm" svg:height="0.699cm" svg:x="5cm" svg:y="3.6cm" svg:viewBox="0 0 600 700" draw:points="100,200 0,200 0,0 600,0 600,200 500,200 500,300 600,300 600,700 0,700 0,300 100,300">
              <text:p/>
            </draw:polygon>
            <draw:polyline draw:style-name="gr28" draw:text-style-name="P6" draw:layer="layout" svg:width="5.099cm" svg:height="0.883cm" svg:x="1.2cm" svg:y="3.5cm" svg:viewBox="0 0 5100 884" draw:points="0,0 285,0 1019,550 1800,550 2246,884 5100,884">
              <text:p/>
            </draw:polyline>
            <draw:polyline draw:style-name="gr28" draw:text-style-name="P6" draw:layer="layout" svg:width="2.619cm" svg:height="0.799cm" svg:x="1cm" svg:y="4.1cm" svg:viewBox="0 0 2620 800" draw:points="0,0 952,0 1219,200 1822,200 2620,800">
              <text:p/>
            </draw:polyline>
            <draw:polygon draw:style-name="gr27" draw:text-style-name="P11" draw:layer="layout" svg:width="0.599cm" svg:height="0.699cm" svg:x="1.1cm" svg:y="4cm" svg:viewBox="0 0 600 700" draw:points="100,200 0,200 0,0 600,0 600,200 500,200 500,300 600,300 600,700 0,700 0,300 100,300">
              <text:p/>
            </draw:polygon>
          </draw:g>
          <draw:custom-shape draw:style-name="gr30" draw:text-style-name="P16"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3.777cm" svg:y="2.569cm">
                <draw:text-box>
                  <text:p><text:span text:style-name="T4">1</text:span><text:span text:style-name="T4">.</text:span><text:span text:style-name="T4">8</text:span><text:span text:style-name="T4"> </text:span><text:span text:style-name="T4">M</text:span><text:span text:style-name="T4">1</text:span></text:p>
                </draw:text-box>
              </draw:frame>
            </draw:g>
          </draw:g>
        </draw:g>
        <draw:g>
          <draw:g>
            <draw:polygon draw:style-name="gr27" draw:text-style-name="P11" draw:layer="layout" svg:width="0.499cm" svg:height="0.699cm" svg:x="5.9cm" svg:y="7.3cm" svg:viewBox="0 0 500 700" draw:points="100,200 0,200 0,0 500,0 500,700 0,700 0,300 100,300">
              <text:p/>
            </draw:polygon>
            <draw:polyline draw:style-name="gr26" draw:text-style-name="P14" draw:layer="layout" svg:width="4.899cm" svg:height="0.499cm" svg:x="1.2cm" svg:y="7.1cm" svg:viewBox="0 0 4900 500" draw:points="0,0 300,0 700,300 1800,300 2065,500 4333,500 4600,300 4900,300">
              <text:p/>
            </draw:polyline>
            <draw:polygon draw:style-name="gr27" draw:text-style-name="P11" draw:layer="layout" svg:width="0.599cm" svg:height="0.699cm" svg:x="2.22cm" svg:y="7.3cm" svg:viewBox="0 0 600 700" draw:points="100,200 0,200 0,0 600,0 600,200 500,200 500,300 600,300 600,700 0,700 0,300 100,300">
              <text:p/>
            </draw:polygon>
            <draw:polyline draw:style-name="gr26" draw:text-style-name="P14" draw:layer="layout" svg:width="3.899cm" svg:height="0.599cm" svg:x="2.5cm" svg:y="7.8cm" svg:viewBox="0 0 3900 600" draw:points="0,0 500,0 1300,600 3900,600">
              <text:p/>
            </draw:polyline>
            <draw:polygon draw:style-name="gr27" draw:text-style-name="P11" draw:layer="layout" svg:width="0.599cm" svg:height="0.699cm" svg:x="3.8cm" svg:y="7.5cm" svg:viewBox="0 0 600 700" draw:points="100,200 0,200 0,0 600,0 600,200 500,200 500,300 600,300 600,700 0,700 0,300 100,300">
              <text:p/>
            </draw:polygon>
            <draw:polyline draw:style-name="gr26" draw:text-style-name="P14" draw:layer="layout" svg:width="2.499cm" svg:height="0.299cm" svg:x="4cm" svg:y="7.9cm" svg:viewBox="0 0 2500 300" draw:points="0,0 500,0 900,300 2500,300">
              <text:p/>
            </draw:polyline>
            <draw:polygon draw:style-name="gr27" draw:text-style-name="P11" draw:layer="layout" svg:width="0.599cm" svg:height="0.699cm" svg:x="5cm" svg:y="7.8cm" svg:viewBox="0 0 600 700" draw:points="100,200 0,200 0,0 600,0 600,200 500,200 500,300 600,300 600,700 0,700 0,300 100,300">
              <text:p/>
            </draw:polygon>
            <draw:polyline draw:style-name="gr28" draw:text-style-name="P6" draw:layer="layout" svg:width="5.099cm" svg:height="0.883cm" svg:x="1.2cm" svg:y="7.7cm" svg:viewBox="0 0 5100 884" draw:points="0,0 285,0 1019,550 1800,550 2246,884 5100,884">
              <text:p/>
            </draw:polyline>
            <draw:polyline draw:style-name="gr28" draw:text-style-name="P6" draw:layer="layout" svg:width="2.619cm" svg:height="0.799cm" svg:x="1cm" svg:y="8.3cm" svg:viewBox="0 0 2620 800" draw:points="0,0 952,0 1219,200 1822,200 2620,800">
              <text:p/>
            </draw:polyline>
            <draw:polygon draw:style-name="gr27" draw:text-style-name="P11" draw:layer="layout" svg:width="0.599cm" svg:height="0.699cm" svg:x="1.1cm" svg:y="8.2cm" svg:viewBox="0 0 600 700" draw:points="100,200 0,200 0,0 600,0 600,200 500,200 500,300 600,300 600,700 0,700 0,300 100,300">
              <text:p/>
            </draw:polygon>
          </draw:g>
          <draw:custom-shape draw:style-name="gr30" draw:text-style-name="P16"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3.777cm" svg:y="6.769cm">
                <draw:text-box>
                  <text:p><text:span text:style-name="T4">1</text:span><text:span text:style-name="T4">.</text:span><text:span text:style-name="T4">8</text:span><text:span text:style-name="T4"> </text:span><text:span text:style-name="T4">R</text:span><text:span text:style-name="T4">C</text:span><text:span text:style-name="T4">1</text:span></text:p>
                </draw:text-box>
              </draw:frame>
            </draw:g>
          </draw:g>
        </draw:g>
        <draw:g>
          <draw:g>
            <draw:polygon draw:style-name="gr27" draw:text-style-name="P11" draw:layer="layout" svg:width="0.499cm" svg:height="0.699cm" svg:x="12cm" svg:y="7.3cm" svg:viewBox="0 0 500 700" draw:points="100,200 0,200 0,0 500,0 500,700 0,700 0,300 100,300">
              <text:p/>
            </draw:polygon>
            <draw:polyline draw:style-name="gr26" draw:text-style-name="P14" draw:layer="layout" svg:width="4.899cm" svg:height="0.499cm" svg:x="7.3cm" svg:y="7.1cm" svg:viewBox="0 0 4900 500" draw:points="0,0 300,0 700,300 1800,300 2065,500 4333,500 4600,300 4900,300">
              <text:p/>
            </draw:polyline>
            <draw:polygon draw:style-name="gr27" draw:text-style-name="P11" draw:layer="layout" svg:width="0.599cm" svg:height="0.699cm" svg:x="8.32cm" svg:y="7.3cm" svg:viewBox="0 0 600 700" draw:points="100,200 0,200 0,0 600,0 600,200 500,200 500,300 600,300 600,700 0,700 0,300 100,300">
              <text:p/>
            </draw:polygon>
            <draw:polyline draw:style-name="gr26" draw:text-style-name="P14" draw:layer="layout" svg:width="3.899cm" svg:height="0.599cm" svg:x="8.6cm" svg:y="7.8cm" svg:viewBox="0 0 3900 600" draw:points="0,0 500,0 1300,600 3900,600">
              <text:p/>
            </draw:polyline>
            <draw:polygon draw:style-name="gr27" draw:text-style-name="P11" draw:layer="layout" svg:width="0.599cm" svg:height="0.699cm" svg:x="9.9cm" svg:y="7.5cm" svg:viewBox="0 0 600 700" draw:points="100,200 0,200 0,0 600,0 600,200 500,200 500,300 600,300 600,700 0,700 0,300 100,300">
              <text:p/>
            </draw:polygon>
            <draw:polyline draw:style-name="gr26" draw:text-style-name="P14" draw:layer="layout" svg:width="2.499cm" svg:height="0.299cm" svg:x="10.1cm" svg:y="7.9cm" svg:viewBox="0 0 2500 300" draw:points="0,0 500,0 900,300 2500,300">
              <text:p/>
            </draw:polyline>
            <draw:polygon draw:style-name="gr27" draw:text-style-name="P11" draw:layer="layout" svg:width="0.599cm" svg:height="0.699cm" svg:x="11.1cm" svg:y="7.8cm" svg:viewBox="0 0 600 700" draw:points="100,200 0,200 0,0 600,0 600,200 500,200 500,300 600,300 600,700 0,700 0,300 100,300">
              <text:p/>
            </draw:polygon>
            <draw:polyline draw:style-name="gr28" draw:text-style-name="P6" draw:layer="layout" svg:width="5.099cm" svg:height="0.883cm" svg:x="7.3cm" svg:y="7.7cm" svg:viewBox="0 0 5100 884" draw:points="0,0 285,0 1019,550 1800,550 2246,884 5100,884">
              <text:p/>
            </draw:polyline>
            <draw:polyline draw:style-name="gr28" draw:text-style-name="P6" draw:layer="layout" svg:width="2.619cm" svg:height="0.799cm" svg:x="7.1cm" svg:y="8.3cm" svg:viewBox="0 0 2620 800" draw:points="0,0 952,0 1219,200 1822,200 2620,800">
              <text:p/>
            </draw:polyline>
            <draw:polygon draw:style-name="gr27" draw:text-style-name="P11" draw:layer="layout" svg:width="0.599cm" svg:height="0.699cm" svg:x="7.2cm" svg:y="8.2cm" svg:viewBox="0 0 600 700" draw:points="100,200 0,200 0,0 600,0 600,200 500,200 500,300 600,300 600,700 0,700 0,300 100,300">
              <text:p/>
            </draw:polygon>
          </draw:g>
          <draw:custom-shape draw:style-name="gr30" draw:text-style-name="P16"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9.877cm" svg:y="6.769cm">
                <draw:text-box>
                  <text:p><text:span text:style-name="T4">1</text:span><text:span text:style-name="T4">.</text:span><text:span text:style-name="T4">8</text:span><text:span text:style-name="T4"> </text:span><text:span text:style-name="T4">R</text:span><text:span text:style-name="T4">C</text:span><text:span text:style-name="T4">2</text:span></text:p>
                </draw:text-box>
              </draw:frame>
            </draw:g>
          </draw:g>
        </draw:g>
        <draw:g>
          <draw:g>
            <draw:polygon draw:style-name="gr27" draw:text-style-name="P11" draw:layer="layout" svg:width="0.499cm" svg:height="0.699cm" svg:x="18.2cm" svg:y="7.403cm" svg:viewBox="0 0 500 700" draw:points="100,200 0,200 0,0 500,0 500,700 0,700 0,300 100,300">
              <text:p/>
            </draw:polygon>
            <draw:polyline draw:style-name="gr26" draw:text-style-name="P14" draw:layer="layout" svg:width="4.899cm" svg:height="0.499cm" svg:x="13.5cm" svg:y="7.203cm" svg:viewBox="0 0 4900 500" draw:points="0,0 300,0 700,300 1800,300 2065,500 4333,500 4600,300 4900,300">
              <text:p/>
            </draw:polyline>
            <draw:polygon draw:style-name="gr27" draw:text-style-name="P11" draw:layer="layout" svg:width="0.599cm" svg:height="0.699cm" svg:x="14.52cm" svg:y="7.403cm" svg:viewBox="0 0 600 700" draw:points="100,200 0,200 0,0 600,0 600,200 500,200 500,300 600,300 600,700 0,700 0,300 100,300">
              <text:p/>
            </draw:polygon>
            <draw:polyline draw:style-name="gr26" draw:text-style-name="P14" draw:layer="layout" svg:width="3.899cm" svg:height="0.599cm" svg:x="14.8cm" svg:y="7.903cm" svg:viewBox="0 0 3900 600" draw:points="0,0 500,0 1300,600 3900,600">
              <text:p/>
            </draw:polyline>
            <draw:polygon draw:style-name="gr27" draw:text-style-name="P11" draw:layer="layout" svg:width="0.599cm" svg:height="0.699cm" svg:x="16.1cm" svg:y="7.603cm" svg:viewBox="0 0 600 700" draw:points="100,200 0,200 0,0 600,0 600,200 500,200 500,300 600,300 600,700 0,700 0,300 100,300">
              <text:p/>
            </draw:polygon>
            <draw:polyline draw:style-name="gr26" draw:text-style-name="P14" draw:layer="layout" svg:width="2.499cm" svg:height="0.299cm" svg:x="16.3cm" svg:y="8.003cm" svg:viewBox="0 0 2500 300" draw:points="0,0 500,0 900,300 2500,300">
              <text:p/>
            </draw:polyline>
            <draw:polygon draw:style-name="gr27" draw:text-style-name="P11" draw:layer="layout" svg:width="0.599cm" svg:height="0.699cm" svg:x="17.3cm" svg:y="7.903cm" svg:viewBox="0 0 600 700" draw:points="100,200 0,200 0,0 600,0 600,200 500,200 500,300 600,300 600,700 0,700 0,300 100,300">
              <text:p/>
            </draw:polygon>
            <draw:polyline draw:style-name="gr28" draw:text-style-name="P6" draw:layer="layout" svg:width="5.099cm" svg:height="0.883cm" svg:x="13.5cm" svg:y="7.803cm" svg:viewBox="0 0 5100 884" draw:points="0,0 285,0 1019,550 1800,550 2246,884 5100,884">
              <text:p/>
            </draw:polyline>
            <draw:polyline draw:style-name="gr28" draw:text-style-name="P6" draw:layer="layout" svg:width="2.619cm" svg:height="0.799cm" svg:x="13.3cm" svg:y="8.403cm" svg:viewBox="0 0 2620 800" draw:points="0,0 952,0 1219,200 1822,200 2620,800">
              <text:p/>
            </draw:polyline>
            <draw:polygon draw:style-name="gr27" draw:text-style-name="P11" draw:layer="layout" svg:width="0.599cm" svg:height="0.699cm" svg:x="13.4cm" svg:y="8.303cm" svg:viewBox="0 0 600 700" draw:points="100,200 0,200 0,0 600,0 600,200 500,200 500,300 600,300 600,700 0,700 0,300 100,300">
              <text:p/>
            </draw:polygon>
          </draw:g>
          <draw:custom-shape draw:style-name="gr30" draw:text-style-name="P16"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16.077cm" svg:y="6.872cm">
                <draw:text-box>
                  <text:p><text:span text:style-name="T4">1</text:span><text:span text:style-name="T4">.</text:span><text:span text:style-name="T4">8</text:span><text:span text:style-name="T4"> </text:span><text:span text:style-name="T4">R</text:span><text:span text:style-name="T4">C</text:span><text:span text:style-name="T4">3</text:span></text:p>
                </draw:text-box>
              </draw:frame>
            </draw:g>
          </draw:g>
        </draw:g>
        <draw:g>
          <draw:g>
            <draw:polygon draw:style-name="gr27" draw:text-style-name="P11" draw:layer="layout" svg:width="0.499cm" svg:height="0.699cm" svg:x="5.9cm" svg:y="11.409cm" svg:viewBox="0 0 500 700" draw:points="100,200 0,200 0,0 500,0 500,700 0,700 0,300 100,300">
              <text:p/>
            </draw:polygon>
            <draw:polyline draw:style-name="gr26" draw:text-style-name="P14" draw:layer="layout" svg:width="4.899cm" svg:height="0.499cm" svg:x="1.2cm" svg:y="11.209cm" svg:viewBox="0 0 4900 500" draw:points="0,0 300,0 700,300 1800,300 2065,500 4333,500 4600,300 4900,300">
              <text:p/>
            </draw:polyline>
            <draw:polygon draw:style-name="gr27" draw:text-style-name="P11" draw:layer="layout" svg:width="0.599cm" svg:height="0.699cm" svg:x="2.22cm" svg:y="11.409cm" svg:viewBox="0 0 600 700" draw:points="100,200 0,200 0,0 600,0 600,200 500,200 500,300 600,300 600,700 0,700 0,300 100,300">
              <text:p/>
            </draw:polygon>
            <draw:polyline draw:style-name="gr26" draw:text-style-name="P14" draw:layer="layout" svg:width="3.899cm" svg:height="0.599cm" svg:x="2.5cm" svg:y="11.909cm" svg:viewBox="0 0 3900 600" draw:points="0,0 500,0 1300,600 3900,600">
              <text:p/>
            </draw:polyline>
            <draw:polygon draw:style-name="gr27" draw:text-style-name="P11" draw:layer="layout" svg:width="0.599cm" svg:height="0.699cm" svg:x="3.8cm" svg:y="11.609cm" svg:viewBox="0 0 600 700" draw:points="100,200 0,200 0,0 600,0 600,200 500,200 500,300 600,300 600,700 0,700 0,300 100,300">
              <text:p/>
            </draw:polygon>
            <draw:polyline draw:style-name="gr26" draw:text-style-name="P14" draw:layer="layout" svg:width="2.499cm" svg:height="0.299cm" svg:x="4cm" svg:y="12.009cm" svg:viewBox="0 0 2500 300" draw:points="0,0 500,0 900,300 2500,300">
              <text:p/>
            </draw:polyline>
            <draw:polygon draw:style-name="gr27" draw:text-style-name="P11" draw:layer="layout" svg:width="0.599cm" svg:height="0.699cm" svg:x="5cm" svg:y="11.909cm" svg:viewBox="0 0 600 700" draw:points="100,200 0,200 0,0 600,0 600,200 500,200 500,300 600,300 600,700 0,700 0,300 100,300">
              <text:p/>
            </draw:polygon>
            <draw:polyline draw:style-name="gr28" draw:text-style-name="P6" draw:layer="layout" svg:width="5.099cm" svg:height="0.883cm" svg:x="1.2cm" svg:y="11.809cm" svg:viewBox="0 0 5100 884" draw:points="0,0 285,0 1019,550 1800,550 2246,884 5100,884">
              <text:p/>
            </draw:polyline>
            <draw:polyline draw:style-name="gr28" draw:text-style-name="P6" draw:layer="layout" svg:width="2.619cm" svg:height="0.799cm" svg:x="1cm" svg:y="12.409cm" svg:viewBox="0 0 2620 800" draw:points="0,0 952,0 1219,200 1822,200 2620,800">
              <text:p/>
            </draw:polyline>
            <draw:polygon draw:style-name="gr27" draw:text-style-name="P11" draw:layer="layout" svg:width="0.599cm" svg:height="0.699cm" svg:x="1.1cm" svg:y="12.309cm" svg:viewBox="0 0 600 700" draw:points="100,200 0,200 0,0 600,0 600,200 500,200 500,300 600,300 600,700 0,700 0,300 100,300">
              <text:p/>
            </draw:polygon>
          </draw:g>
          <draw:custom-shape draw:style-name="gr30" draw:text-style-name="P16"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3.777cm" svg:y="10.878cm">
                <draw:text-box>
                  <text:p><text:span text:style-name="T4">1</text:span><text:span text:style-name="T4">.</text:span><text:span text:style-name="T4">8</text:span><text:span text:style-name="T4">.</text:span><text:span text:style-name="T4">1</text:span></text:p>
                </draw:text-box>
              </draw:frame>
            </draw:g>
          </draw:g>
        </draw:g>
        <draw:g>
          <draw:g>
            <draw:polygon draw:style-name="gr27" draw:text-style-name="P11" draw:layer="layout" svg:width="0.499cm" svg:height="0.699cm" svg:x="12cm" svg:y="11.4cm" svg:viewBox="0 0 500 700" draw:points="100,200 0,200 0,0 500,0 500,700 0,700 0,300 100,300">
              <text:p/>
            </draw:polygon>
            <draw:polyline draw:style-name="gr26" draw:text-style-name="P14" draw:layer="layout" svg:width="4.899cm" svg:height="0.499cm" svg:x="7.3cm" svg:y="11.2cm" svg:viewBox="0 0 4900 500" draw:points="0,0 300,0 700,300 1800,300 2065,500 4333,500 4600,300 4900,300">
              <text:p/>
            </draw:polyline>
            <draw:polygon draw:style-name="gr27" draw:text-style-name="P11" draw:layer="layout" svg:width="0.599cm" svg:height="0.699cm" svg:x="8.32cm" svg:y="11.4cm" svg:viewBox="0 0 600 700" draw:points="100,200 0,200 0,0 600,0 600,200 500,200 500,300 600,300 600,700 0,700 0,300 100,300">
              <text:p/>
            </draw:polygon>
            <draw:polyline draw:style-name="gr26" draw:text-style-name="P14" draw:layer="layout" svg:width="3.899cm" svg:height="0.599cm" svg:x="8.6cm" svg:y="11.9cm" svg:viewBox="0 0 3900 600" draw:points="0,0 500,0 1300,600 3900,600">
              <text:p/>
            </draw:polyline>
            <draw:polygon draw:style-name="gr27" draw:text-style-name="P11" draw:layer="layout" svg:width="0.599cm" svg:height="0.699cm" svg:x="9.9cm" svg:y="11.6cm" svg:viewBox="0 0 600 700" draw:points="100,200 0,200 0,0 600,0 600,200 500,200 500,300 600,300 600,700 0,700 0,300 100,300">
              <text:p/>
            </draw:polygon>
            <draw:polyline draw:style-name="gr26" draw:text-style-name="P14" draw:layer="layout" svg:width="2.499cm" svg:height="0.299cm" svg:x="10.1cm" svg:y="12cm" svg:viewBox="0 0 2500 300" draw:points="0,0 500,0 900,300 2500,300">
              <text:p/>
            </draw:polyline>
            <draw:polygon draw:style-name="gr27" draw:text-style-name="P11" draw:layer="layout" svg:width="0.599cm" svg:height="0.699cm" svg:x="11.1cm" svg:y="11.9cm" svg:viewBox="0 0 600 700" draw:points="100,200 0,200 0,0 600,0 600,200 500,200 500,300 600,300 600,700 0,700 0,300 100,300">
              <text:p/>
            </draw:polygon>
            <draw:polyline draw:style-name="gr28" draw:text-style-name="P6" draw:layer="layout" svg:width="5.099cm" svg:height="0.883cm" svg:x="7.3cm" svg:y="11.8cm" svg:viewBox="0 0 5100 884" draw:points="0,0 285,0 1019,550 1800,550 2246,884 5100,884">
              <text:p/>
            </draw:polyline>
            <draw:polyline draw:style-name="gr28" draw:text-style-name="P6" draw:layer="layout" svg:width="2.619cm" svg:height="0.799cm" svg:x="7.1cm" svg:y="12.4cm" svg:viewBox="0 0 2620 800" draw:points="0,0 952,0 1219,200 1822,200 2620,800">
              <text:p/>
            </draw:polyline>
            <draw:polygon draw:style-name="gr27" draw:text-style-name="P11" draw:layer="layout" svg:width="0.599cm" svg:height="0.699cm" svg:x="7.2cm" svg:y="12.3cm" svg:viewBox="0 0 600 700" draw:points="100,200 0,200 0,0 600,0 600,200 500,200 500,300 600,300 600,700 0,700 0,300 100,300">
              <text:p/>
            </draw:polygon>
          </draw:g>
          <draw:custom-shape draw:style-name="gr30" draw:text-style-name="P16"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9.877cm" svg:y="10.869cm">
                <draw:text-box>
                  <text:p><text:span text:style-name="T4">1</text:span><text:span text:style-name="T4">.</text:span><text:span text:style-name="T4">8</text:span><text:span text:style-name="T4">.</text:span><text:span text:style-name="T4">2</text:span></text:p>
                </draw:text-box>
              </draw:frame>
            </draw:g>
          </draw:g>
        </draw:g>
        <draw:g>
          <draw:g>
            <draw:polygon draw:style-name="gr27" draw:text-style-name="P11" draw:layer="layout" svg:width="0.499cm" svg:height="0.699cm" svg:x="12cm" svg:y="15.8cm" svg:viewBox="0 0 500 700" draw:points="100,200 0,200 0,0 500,0 500,700 0,700 0,300 100,300">
              <text:p/>
            </draw:polygon>
            <draw:polyline draw:style-name="gr26" draw:text-style-name="P14" draw:layer="layout" svg:width="4.899cm" svg:height="0.499cm" svg:x="7.3cm" svg:y="15.6cm" svg:viewBox="0 0 4900 500" draw:points="0,0 300,0 700,300 1800,300 2065,500 4333,500 4600,300 4900,300">
              <text:p/>
            </draw:polyline>
            <draw:polygon draw:style-name="gr27" draw:text-style-name="P11" draw:layer="layout" svg:width="0.599cm" svg:height="0.699cm" svg:x="8.32cm" svg:y="15.8cm" svg:viewBox="0 0 600 700" draw:points="100,200 0,200 0,0 600,0 600,200 500,200 500,300 600,300 600,700 0,700 0,300 100,300">
              <text:p/>
            </draw:polygon>
            <draw:polyline draw:style-name="gr26" draw:text-style-name="P14" draw:layer="layout" svg:width="3.899cm" svg:height="0.599cm" svg:x="8.6cm" svg:y="16.3cm" svg:viewBox="0 0 3900 600" draw:points="0,0 500,0 1300,600 3900,600">
              <text:p/>
            </draw:polyline>
            <draw:polygon draw:style-name="gr27" draw:text-style-name="P11" draw:layer="layout" svg:width="0.599cm" svg:height="0.699cm" svg:x="9.9cm" svg:y="16cm" svg:viewBox="0 0 600 700" draw:points="100,200 0,200 0,0 600,0 600,200 500,200 500,300 600,300 600,700 0,700 0,300 100,300">
              <text:p/>
            </draw:polygon>
            <draw:polyline draw:style-name="gr26" draw:text-style-name="P14" draw:layer="layout" svg:width="2.499cm" svg:height="0.299cm" svg:x="10.1cm" svg:y="16.4cm" svg:viewBox="0 0 2500 300" draw:points="0,0 500,0 900,300 2500,300">
              <text:p/>
            </draw:polyline>
            <draw:polygon draw:style-name="gr27" draw:text-style-name="P11" draw:layer="layout" svg:width="0.599cm" svg:height="0.699cm" svg:x="11.1cm" svg:y="16.3cm" svg:viewBox="0 0 600 700" draw:points="100,200 0,200 0,0 600,0 600,200 500,200 500,300 600,300 600,700 0,700 0,300 100,300">
              <text:p/>
            </draw:polygon>
            <draw:polyline draw:style-name="gr28" draw:text-style-name="P6" draw:layer="layout" svg:width="5.099cm" svg:height="0.883cm" svg:x="7.3cm" svg:y="16.2cm" svg:viewBox="0 0 5100 884" draw:points="0,0 285,0 1019,550 1800,550 2246,884 5100,884">
              <text:p/>
            </draw:polyline>
            <draw:polyline draw:style-name="gr28" draw:text-style-name="P6" draw:layer="layout" svg:width="2.619cm" svg:height="0.799cm" svg:x="7.1cm" svg:y="16.8cm" svg:viewBox="0 0 2620 800" draw:points="0,0 952,0 1219,200 1822,200 2620,800">
              <text:p/>
            </draw:polyline>
            <draw:polygon draw:style-name="gr27" draw:text-style-name="P11" draw:layer="layout" svg:width="0.599cm" svg:height="0.699cm" svg:x="7.2cm" svg:y="16.7cm" svg:viewBox="0 0 600 700" draw:points="100,200 0,200 0,0 600,0 600,200 500,200 500,300 600,300 600,700 0,700 0,300 100,300">
              <text:p/>
            </draw:polygon>
          </draw:g>
          <draw:custom-shape draw:style-name="gr30" draw:text-style-name="P16"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9.821cm" svg:y="15.269cm">
                <draw:text-box>
                  <text:p><text:span text:style-name="T4">1</text:span><text:span text:style-name="T4">.</text:span><text:span text:style-name="T4">8</text:span><text:span text:style-name="T4">.</text:span><text:span text:style-name="T4">3</text:span></text:p>
                </draw:text-box>
              </draw:frame>
            </draw:g>
          </draw:g>
        </draw:g>
        <draw:line draw:style-name="gr20" draw:text-style-name="P6" draw:layer="layout" svg:x1="11.9cm" svg:y1="13.6cm" svg:x2="11.9cm" svg:y2="16.6cm">
          <text:p/>
        </draw:line>
        <draw:g>
          <draw:g>
            <draw:polygon draw:style-name="gr27" draw:text-style-name="P11" draw:layer="layout" svg:width="0.499cm" svg:height="0.699cm" svg:x="12cm" svg:y="19.8cm" svg:viewBox="0 0 500 700" draw:points="100,200 0,200 0,0 500,0 500,700 0,700 0,300 100,300">
              <text:p/>
            </draw:polygon>
            <draw:polyline draw:style-name="gr26" draw:text-style-name="P14" draw:layer="layout" svg:width="4.899cm" svg:height="0.499cm" svg:x="7.3cm" svg:y="19.6cm" svg:viewBox="0 0 4900 500" draw:points="0,0 300,0 700,300 1800,300 2065,500 4333,500 4600,300 4900,300">
              <text:p/>
            </draw:polyline>
            <draw:polygon draw:style-name="gr27" draw:text-style-name="P11" draw:layer="layout" svg:width="0.599cm" svg:height="0.699cm" svg:x="8.32cm" svg:y="19.8cm" svg:viewBox="0 0 600 700" draw:points="100,200 0,200 0,0 600,0 600,200 500,200 500,300 600,300 600,700 0,700 0,300 100,300">
              <text:p/>
            </draw:polygon>
            <draw:polyline draw:style-name="gr26" draw:text-style-name="P14" draw:layer="layout" svg:width="3.899cm" svg:height="0.599cm" svg:x="8.6cm" svg:y="20.3cm" svg:viewBox="0 0 3900 600" draw:points="0,0 500,0 1300,600 3900,600">
              <text:p/>
            </draw:polyline>
            <draw:polygon draw:style-name="gr27" draw:text-style-name="P11" draw:layer="layout" svg:width="0.599cm" svg:height="0.699cm" svg:x="9.9cm" svg:y="20cm" svg:viewBox="0 0 600 700" draw:points="100,200 0,200 0,0 600,0 600,200 500,200 500,300 600,300 600,700 0,700 0,300 100,300">
              <text:p/>
            </draw:polygon>
            <draw:polyline draw:style-name="gr26" draw:text-style-name="P14" draw:layer="layout" svg:width="2.499cm" svg:height="0.299cm" svg:x="10.1cm" svg:y="20.4cm" svg:viewBox="0 0 2500 300" draw:points="0,0 500,0 900,300 2500,300">
              <text:p/>
            </draw:polyline>
            <draw:polygon draw:style-name="gr27" draw:text-style-name="P11" draw:layer="layout" svg:width="0.599cm" svg:height="0.699cm" svg:x="11.1cm" svg:y="20.3cm" svg:viewBox="0 0 600 700" draw:points="100,200 0,200 0,0 600,0 600,200 500,200 500,300 600,300 600,700 0,700 0,300 100,300">
              <text:p/>
            </draw:polygon>
            <draw:polyline draw:style-name="gr28" draw:text-style-name="P6" draw:layer="layout" svg:width="5.099cm" svg:height="0.883cm" svg:x="7.3cm" svg:y="20.2cm" svg:viewBox="0 0 5100 884" draw:points="0,0 285,0 1019,550 1800,550 2246,884 5100,884">
              <text:p/>
            </draw:polyline>
            <draw:polyline draw:style-name="gr28" draw:text-style-name="P6" draw:layer="layout" svg:width="2.619cm" svg:height="0.799cm" svg:x="7.1cm" svg:y="20.8cm" svg:viewBox="0 0 2620 800" draw:points="0,0 952,0 1219,200 1822,200 2620,800">
              <text:p/>
            </draw:polyline>
            <draw:polygon draw:style-name="gr27" draw:text-style-name="P11" draw:layer="layout" svg:width="0.599cm" svg:height="0.699cm" svg:x="7.2cm" svg:y="20.7cm" svg:viewBox="0 0 600 700" draw:points="100,200 0,200 0,0 600,0 600,200 500,200 500,300 600,300 600,700 0,700 0,300 100,300">
              <text:p/>
            </draw:polygon>
          </draw:g>
          <draw:custom-shape draw:style-name="gr30" draw:text-style-name="P16"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9.815cm" svg:y="19.269cm">
                <draw:text-box>
                  <text:p><text:span text:style-name="T4">1</text:span><text:span text:style-name="T4">.</text:span><text:span text:style-name="T4">8</text:span><text:span text:style-name="T4">.</text:span><text:span text:style-name="T4">4</text:span></text:p>
                </draw:text-box>
              </draw:frame>
            </draw:g>
          </draw:g>
        </draw:g>
        <draw:line draw:style-name="gr20" draw:text-style-name="P6" draw:layer="layout" svg:x1="11.9cm" svg:y1="17.6cm" svg:x2="11.9cm" svg:y2="20.6cm">
          <text:p/>
        </draw:line>
      </draw:page>
      <draw:page draw:name="page4" draw:style-name="dp1" draw:master-page-name="Default">
        <office:forms form:automatic-focus="false" form:apply-design-mode="false"/>
        <draw:g>
          <draw:custom-shape draw:style-name="gr34" draw:text-style-name="P20" draw:layer="layout" svg:width="4.9cm" svg:height="3.3cm" svg:x="2.1cm" svg:y="14cm">
            <text:p/>
            <draw:enhanced-geometry svg:viewBox="0 0 21600 21600" draw:type="rectangle" draw:enhanced-path="M 0 0 L 21600 0 21600 21600 0 21600 0 0 Z N"/>
          </draw:custom-shape>
          <draw:g>
            <draw:frame draw:style-name="gr35" draw:text-style-name="P22" draw:layer="layout" svg:width="2.3cm" svg:height="0.513cm" svg:x="4.198cm" svg:y="15.074cm">
              <draw:text-box>
                <text:p text:style-name="P21"><text:span text:style-name="T5">d</text:span><text:span text:style-name="T5">e</text:span><text:span text:style-name="T5">v</text:span><text:span text:style-name="T5">e</text:span><text:span text:style-name="T5">l</text:span><text:span text:style-name="T5">o</text:span><text:span text:style-name="T5">p</text:span></text:p>
              </draw:text-box>
            </draw:frame>
            <draw:g>
              <draw:frame draw:style-name="gr36" draw:text-style-name="P23" draw:layer="layout" svg:width="1.8cm" svg:height="0.504cm" svg:x="3.556cm" svg:y="14.498cm">
                <draw:image xlink:href="Pictures/10002C100000254700000A736AA0274F2D4E6608.svg" xlink:type="simple" xlink:show="embed" xlink:actuate="onLoad" draw:mime-type="image/svg+xml">
                  <text:p/>
                </draw:image>
                <draw:image xlink:href="Pictures/100002010000016900000065F22C2E6932B2BF3F.png" xlink:type="simple" xlink:show="embed" xlink:actuate="onLoad" draw:mime-type="image/png"/>
              </draw:frame>
              <draw:frame draw:style-name="gr37" draw:text-style-name="P24" draw:layer="layout" svg:width="1.135cm" svg:height="0.839cm" svg:x="5.237cm" svg:y="14.363cm">
                <draw:text-box>
                  <text:p><text:span text:style-name="T6">I</text:span><text:span text:style-name="T6">D</text:span><text:span text:style-name="T6">E</text:span></text:p>
                </draw:text-box>
              </draw:frame>
            </draw:g>
          </draw:g>
        </draw:g>
        <draw:g>
          <draw:g>
            <draw:polygon draw:style-name="gr27" draw:text-style-name="P11" draw:layer="layout" svg:width="0.499cm" svg:height="0.699cm" svg:x="6.2cm" svg:y="3.4cm" svg:viewBox="0 0 500 700" draw:points="100,200 0,200 0,0 500,0 500,700 0,700 0,300 100,300">
              <text:p/>
            </draw:polygon>
            <draw:polyline draw:style-name="gr26" draw:text-style-name="P14" draw:layer="layout" svg:width="4.899cm" svg:height="0.499cm" svg:x="1.5cm" svg:y="3.2cm" svg:viewBox="0 0 4900 500" draw:points="0,0 300,0 700,300 1800,300 2065,500 4333,500 4600,300 4900,300">
              <text:p/>
            </draw:polyline>
            <draw:polygon draw:style-name="gr27" draw:text-style-name="P11" draw:layer="layout" svg:width="0.599cm" svg:height="0.699cm" svg:x="2.52cm" svg:y="3.4cm" svg:viewBox="0 0 600 700" draw:points="100,200 0,200 0,0 600,0 600,200 500,200 500,300 600,300 600,700 0,700 0,300 100,300">
              <text:p/>
            </draw:polygon>
            <draw:polyline draw:style-name="gr26" draw:text-style-name="P14" draw:layer="layout" svg:width="3.899cm" svg:height="0.599cm" svg:x="2.8cm" svg:y="3.9cm" svg:viewBox="0 0 3900 600" draw:points="0,0 500,0 1300,600 3900,600">
              <text:p/>
            </draw:polyline>
            <draw:polygon draw:style-name="gr27" draw:text-style-name="P11" draw:layer="layout" svg:width="0.599cm" svg:height="0.699cm" svg:x="4.1cm" svg:y="3.6cm" svg:viewBox="0 0 600 700" draw:points="100,200 0,200 0,0 600,0 600,200 500,200 500,300 600,300 600,700 0,700 0,300 100,300">
              <text:p/>
            </draw:polygon>
            <draw:polyline draw:style-name="gr26" draw:text-style-name="P14" draw:layer="layout" svg:width="2.499cm" svg:height="0.299cm" svg:x="4.3cm" svg:y="4cm" svg:viewBox="0 0 2500 300" draw:points="0,0 500,0 900,300 2500,300">
              <text:p/>
            </draw:polyline>
            <draw:polygon draw:style-name="gr27" draw:text-style-name="P11" draw:layer="layout" svg:width="0.599cm" svg:height="0.699cm" svg:x="5.3cm" svg:y="3.9cm" svg:viewBox="0 0 600 700" draw:points="100,200 0,200 0,0 600,0 600,200 500,200 500,300 600,300 600,700 0,700 0,300 100,300">
              <text:p/>
            </draw:polygon>
            <draw:polyline draw:style-name="gr28" draw:text-style-name="P6" draw:layer="layout" svg:width="5.099cm" svg:height="0.883cm" svg:x="1.5cm" svg:y="3.8cm" svg:viewBox="0 0 5100 884" draw:points="0,0 285,0 1019,550 1800,550 2246,884 5100,884">
              <text:p/>
            </draw:polyline>
            <draw:polyline draw:style-name="gr28" draw:text-style-name="P6" draw:layer="layout" svg:width="2.619cm" svg:height="0.799cm" svg:x="1.3cm" svg:y="4.4cm" svg:viewBox="0 0 2620 800" draw:points="0,0 952,0 1219,200 1822,200 2620,800">
              <text:p/>
            </draw:polyline>
            <draw:polygon draw:style-name="gr27" draw:text-style-name="P11" draw:layer="layout" svg:width="0.599cm" svg:height="0.699cm" svg:x="1.4cm" svg:y="4.3cm" svg:viewBox="0 0 600 700" draw:points="100,200 0,200 0,0 600,0 600,200 500,200 500,300 600,300 600,700 0,700 0,300 100,300">
              <text:p/>
            </draw:polygon>
          </draw:g>
          <draw:custom-shape draw:style-name="gr30" draw:text-style-name="P16"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4.077cm" svg:y="2.869cm">
                <draw:text-box>
                  <text:p><text:span text:style-name="T4">n</text:span><text:span text:style-name="T4">e</text:span><text:span text:style-name="T4">x</text:span><text:span text:style-name="T4">t</text:span></text:p>
                </draw:text-box>
              </draw:frame>
            </draw:g>
          </draw:g>
        </draw:g>
        <draw:g>
          <draw:custom-shape draw:style-name="gr30" draw:text-style-name="P16"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4.077cm" svg:y="6.869cm">
                <draw:text-box>
                  <text:p><text:span text:style-name="T4">1</text:span><text:span text:style-name="T4">.</text:span><text:span text:style-name="T4">9</text:span><text:span text:style-name="T4">.</text:span><text:span text:style-name="T4">0</text:span><text:span text:style-name="T4">.</text:span><text:span text:style-name="T4">M</text:span><text:span text:style-name="T4">1</text:span></text:p>
                </draw:text-box>
              </draw:frame>
              <draw:frame draw:style-name="gr38" draw:text-style-name="P26" draw:layer="layout" svg:width="4cm" svg:height="1.3cm" svg:x="2.1cm" svg:y="7.4cm">
                <draw:text-box>
                  <text:p text:style-name="P25"><text:span text:style-name="T7">u</text:span><text:span text:style-name="T7">n</text:span><text:span text:style-name="T7">s</text:span><text:span text:style-name="T7">t</text:span><text:span text:style-name="T7">a</text:span><text:span text:style-name="T7">b</text:span><text:span text:style-name="T7">l</text:span><text:span text:style-name="T7">e</text:span></text:p>
                </draw:text-box>
              </draw:frame>
            </draw:g>
          </draw:g>
        </draw:g>
        <draw:line draw:style-name="gr20" draw:text-style-name="P6" draw:layer="layout" svg:x1="6.1cm" svg:y1="5.1cm" svg:x2="6.1cm" svg:y2="9cm">
          <text:p/>
        </draw:line>
        <draw:g>
          <draw:custom-shape draw:style-name="gr30" draw:text-style-name="P16"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3" draw:text-style-name="P19" draw:layer="layout" svg:width="2cm" svg:height="0.874cm" svg:x="9.428cm" svg:y="6.869cm">
                <draw:text-box>
                  <text:p><text:span text:style-name="T4">1</text:span><text:span text:style-name="T4">.</text:span><text:span text:style-name="T4">9</text:span><text:span text:style-name="T4">.</text:span><text:span text:style-name="T4">0</text:span><text:span text:style-name="T4">.</text:span><text:span text:style-name="T4">M</text:span><text:span text:style-name="T4">2</text:span></text:p>
                </draw:text-box>
              </draw:frame>
              <draw:frame draw:style-name="gr38" draw:text-style-name="P26" draw:layer="layout" svg:width="4cm" svg:height="1.3cm" svg:x="7.5cm" svg:y="7.4cm">
                <draw:text-box>
                  <text:p text:style-name="P25"><text:span text:style-name="T7">u</text:span><text:span text:style-name="T7">n</text:span><text:span text:style-name="T7">s</text:span><text:span text:style-name="T7">t</text:span><text:span text:style-name="T7">a</text:span><text:span text:style-name="T7">b</text:span><text:span text:style-name="T7">l</text:span><text:span text:style-name="T7">e</text:span></text:p>
                </draw:text-box>
              </draw:frame>
            </draw:g>
          </draw:g>
        </draw:g>
        <draw:line draw:style-name="gr20" draw:text-style-name="P6" draw:layer="layout" svg:x1="11.5cm" svg:y1="5.1cm" svg:x2="11.5cm" svg:y2="9cm">
          <text:p/>
        </draw:line>
        <draw:g>
          <draw:custom-shape draw:style-name="gr30" draw:text-style-name="P16"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39" draw:text-style-name="P19" draw:layer="layout" svg:width="3.977cm" svg:height="1.271cm" svg:x="2.044cm" svg:y="10.669cm">
                <draw:text-box>
                  <text:p><text:span text:style-name="T4">1</text:span><text:span text:style-name="T4">.</text:span><text:span text:style-name="T4">9</text:span><text:span text:style-name="T4">.</text:span><text:span text:style-name="T4">0</text:span><text:span text:style-name="T4">.</text:span><text:span text:style-name="T4">M</text:span><text:span text:style-name="T4">3</text:span></text:p>
                </draw:text-box>
              </draw:frame>
              <draw:frame draw:style-name="gr38" draw:text-style-name="P26" draw:layer="layout" svg:width="4cm" svg:height="1.3cm" svg:x="2.1cm" svg:y="11.2cm">
                <draw:text-box>
                  <text:p text:style-name="P25"><text:span text:style-name="T7">u</text:span><text:span text:style-name="T7">n</text:span><text:span text:style-name="T7">s</text:span><text:span text:style-name="T7">t</text:span><text:span text:style-name="T7">a</text:span><text:span text:style-name="T7">b</text:span><text:span text:style-name="T7">l</text:span><text:span text:style-name="T7">e</text:span></text:p>
                </draw:text-box>
              </draw:frame>
            </draw:g>
          </draw:g>
        </draw:g>
        <draw:line draw:style-name="gr20" draw:text-style-name="P6" draw:layer="layout" svg:x1="6.1cm" svg:y1="8.9cm" svg:x2="6.1cm" svg:y2="12.8cm">
          <text:p/>
        </draw:line>
        <draw:custom-shape draw:style-name="gr40" draw:text-style-name="P25" draw:layer="layout" svg:width="1.401cm" svg:height="1.401cm" svg:x="-0.6cm" svg:y="14.399cm">
          <text:p/>
          <draw:enhanced-geometry svg:viewBox="0 0 21600 21600" draw:type="rectangle" draw:enhanced-path="M 0 0 L 21600 0 21600 21600 0 21600 0 0 Z N"/>
        </draw:custom-shape>
        <draw:g>
          <draw:polygon draw:style-name="gr41" draw:text-style-name="P27" draw:layer="layout" svg:width="3.172cm" svg:height="2.8cm" svg:x="11.127cm" svg:y="14.089cm" svg:viewBox="0 0 3173 2801" draw:points="209,2801 0,2592 0,2488 2059,472 1901,333 1893,234 2108,13 2223,0 2788,548 3173,1154 3135,1234 3041,1283 2479,885 2306,715 314,2801">
            <text:p/>
          </draw:polygon>
          <draw:g>
            <draw:path draw:style-name="gr42" draw:text-style-name="P27" draw:layer="layout" svg:width="1.369cm" svg:height="1.457cm" svg:x="10.973cm" svg:y="13.999cm" svg:viewBox="0 0 1370 1458" svg:d="M1370 1205c-127-127-412-406-462-456-51-51-45-133-32-184s57-152 13-234c-45-83-114-165-159-209-44-45-126-133-190-121-57 13 0 89 38 146s83 133 70 209c-13 51-70 127-158 171-89 44-146 38-203 25-57-12-108-44-139-126-32-83-38-197-76-203-57-13-64 190-70 234-6 45 0 140 38 209 38 70 82 95 120 121 38 25 76 31 127 38 44 0 19-7 120 0 102 6 133 50 184 101s532 532 532 532z">
              <text:p/>
            </draw:path>
            <draw:path draw:style-name="gr42" draw:text-style-name="P27" draw:layer="layout" svg:width="1.217cm" svg:height="1.33cm" svg:x="12.584cm" svg:y="15.64cm" svg:viewBox="0 0 1218 1331" svg:d="M0 259c120 121 260 266 310 323 51 57 51 133 32 184s-51 152-6 234c44 83 107 165 152 209 44 45 126 133 190 121 57-13-7-89-38-146-32-57-83-133-70-209 13-44 70-133 158-171 89-38 152-38 209-25 57 12 95 44 133 126 38 83 38 197 83 203 50 13 57-190 63-234 6-45 0-140-38-209-38-70-82-95-120-121-38-25-76-31-127-31-44-7-13 0-114-7-101-6-139-50-190-101s-272-272-380-405z">
              <text:p/>
            </draw:path>
          </draw:g>
        </draw:g>
        <draw:g>
          <draw:custom-shape draw:style-name="gr43" draw:text-style-name="P29" draw:layer="layout" svg:width="1.9cm" svg:height="1.579cm" svg:x="2.605cm" svg:y="15.221cm">
            <text:p text:style-name="P28"><text:span text:style-name="T8">UNDER</text:span></text:p>
            <text:p text:style-name="P28"><text:span text:style-name="T9">CONSTRUCTION</text:span></text:p>
            <draw:enhanced-geometry svg:viewBox="0 0 21600 21600" draw:glue-points="?f0 0 ?f1 10800 0 21600 10800 21600 21600 21600 ?f7 10800" draw:text-areas="?f1 10800 ?f2 18000 ?f3 7200 ?f4 21600" draw:type="isosceles-triangle" draw:modifiers="10790.5594405594"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polygon draw:style-name="gr42" draw:text-style-name="P27" draw:layer="layout" svg:width="0.5cm" svg:height="0.441cm" svg:x="3.344cm" svg:y="15.714cm" svg:viewBox="0 0 501 442" draw:points="33,442 0,409 0,393 325,75 300,53 299,37 333,2 351,0 440,86 501,182 495,195 480,203 391,140 364,113 50,442">
              <text:p/>
            </draw:polygon>
            <draw:g>
              <draw:path draw:style-name="gr42" draw:text-style-name="P27" draw:layer="layout" svg:width="0.215cm" svg:height="0.229cm" svg:x="3.32cm" svg:y="15.7cm" svg:viewBox="0 0 216 230" svg:d="M216 190c-20-20-65-64-73-72s-7-21-5-29 9-24 2-37-18-26-25-33-20-21-30-19c-9 2 0 14 6 23s13 21 11 33c-2 8-11 20-25 27s-23 6-32 4-17-7-22-20-6-31-12-32c-9-2-10 30-11 37s0 22 6 33 13 15 19 19 12 5 20 6c7 0 3-1 19 0s21 8 29 16 84 84 84 84z">
                <text:p/>
              </draw:path>
              <draw:path draw:style-name="gr42" draw:text-style-name="P27" draw:layer="layout" svg:width="0.191cm" svg:height="0.209cm" svg:x="3.574cm" svg:y="15.959cm" svg:viewBox="0 0 192 210" svg:d="M0 41c19 19 41 42 49 51s8 21 5 29-8 24-1 37 17 26 24 33 20 21 30 19c9-2-1-14-6-23s-13-21-11-33c2-7 11-21 25-27s24-6 33-4 15 7 21 20 6 31 13 32c8 2 9-30 10-37s0-22-6-33-13-15-19-19-12-5-20-5c-7-1-2 0-18-1s-22-8-30-16-43-43-60-64z">
                <text:p/>
              </draw:path>
            </draw:g>
          </draw:g>
          <draw:path draw:style-name="gr44" draw:text-style-name="P30" draw:layer="layout" svg:width="1.499cm" svg:height="0.099cm" svg:x="2.805cm" svg:y="16.615cm" svg:viewBox="0 0 1500 100" svg:d="M95 0h48l100 100h-48zM145 100h-48l-97-97v-3h45zM47 100h-47v-47zM291 0h48l100 100h-48zM341 100h-48l-100-100h48zM389 0h48l100 100h-48zM585 0h48l100 100h-48zM635 100h-48l-100-100h48zM781 0h48l100 100h-48zM831 100h-48l-100-100h48zM879 0h48l100 100h-48zM1075 0h48l100 100h-48zM1125 100h-48l-100-100h48zM1173 0h48l100 100h-48zM1369 0h48l83 83v17h-31zM1419 100h-48l-100-100h48zM1467 0h33v33z">
            <text:p/>
          </draw:path>
        </draw:g>
      </draw:page>
      <draw:page draw:name="page5" draw:style-name="dp1" draw:master-page-name="Default">
        <office:forms form:automatic-focus="false" form:apply-design-mode="false"/>
        <draw:g>
          <draw:custom-shape draw:style-name="gr30" draw:text-style-name="P16" draw:layer="layout" svg:width="5cm" svg:height="3.3cm" svg:x="1.4cm" svg:y="1.2cm">
            <text:p/>
            <draw:enhanced-geometry svg:viewBox="0 0 21600 21600" draw:type="rectangle" draw:enhanced-path="M 0 0 L 21600 0 21600 21600 0 21600 0 0 Z N"/>
          </draw:custom-shape>
          <draw:g>
            <draw:custom-shape draw:style-name="gr45" draw:text-style-name="P31"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draw:mime-type="image/svg+xml">
                  <text:p/>
                </draw:image>
                <draw:image xlink:href="Pictures/100002010000016900000065DF3B306A73331B2F.png" xlink:type="simple" xlink:show="embed" xlink:actuate="onLoad" draw:mime-type="image/png"/>
              </draw:frame>
              <draw:frame draw:style-name="gr46" draw:text-style-name="P6" draw:layer="layout" svg:width="4.039cm" svg:height="1.128cm" svg:x="1.9cm" svg:y="1.594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frame draw:style-name="gr33" draw:text-style-name="P19" draw:layer="layout" svg:width="2cm" svg:height="0.874cm" svg:x="3.821cm" svg:y="2.669cm">
                <draw:text-box>
                  <text:p><text:span text:style-name="T4">1</text:span><text:span text:style-name="T4">.</text:span><text:span text:style-name="T4">9</text:span><text:span text:style-name="T4">.</text:span><text:span text:style-name="T4">0</text:span></text:p>
                </draw:text-box>
              </draw:frame>
              <draw:path draw:style-name="gr47" draw:text-style-name="P32" draw:layer="layout" svg:width="0.716cm" svg:height="1.109cm" svg:x="2.295cm" svg:y="1.594cm" svg:viewBox="0 0 717 1110" svg:d="M166 790h311v-519zM478 1110v-157l-478-2 1-159 475-792h162l1 792 75-1 3 160-78 1v158z">
                <text:p/>
              </draw:path>
            </draw:g>
          </draw:g>
          <draw:g>
            <draw:polygon draw:style-name="gr48" draw:text-style-name="P33" draw:layer="layout" svg:width="0.399cm" svg:height="0.699cm" svg:x="6cm" svg:y="3.2cm" svg:viewBox="0 0 400 700" draw:points="100,200 0,200 0,0 400,0 400,700 0,700 0,300 100,300">
              <text:p/>
            </draw:polygon>
            <draw:polyline draw:style-name="gr49" draw:text-style-name="P14" draw:layer="layout" svg:width="4.799cm" svg:height="0.499cm" svg:x="1.4cm" svg:y="3cm" svg:viewBox="0 0 4800 500" draw:points="0,0 200,0 600,300 1700,300 1965,500 4233,500 4500,300 4800,300">
              <text:p/>
            </draw:polyline>
            <draw:polygon draw:style-name="gr48" draw:text-style-name="P33" draw:layer="layout" svg:width="0.599cm" svg:height="0.699cm" svg:x="2.32cm" svg:y="3.2cm" svg:viewBox="0 0 600 700" draw:points="100,200 0,200 0,0 600,0 600,200 500,200 500,300 600,300 600,700 0,700 0,300 100,300">
              <text:p/>
            </draw:polygon>
            <draw:polyline draw:style-name="gr49" draw:text-style-name="P14" draw:layer="layout" svg:width="3.799cm" svg:height="0.599cm" svg:x="2.6cm" svg:y="3.7cm" svg:viewBox="0 0 3800 600" draw:points="0,0 500,0 1300,600 3800,600">
              <text:p/>
            </draw:polyline>
            <draw:polygon draw:style-name="gr48" draw:text-style-name="P33" draw:layer="layout" svg:width="0.599cm" svg:height="0.699cm" svg:x="3.9cm" svg:y="3.4cm" svg:viewBox="0 0 600 700" draw:points="100,200 0,200 0,0 600,0 600,200 500,200 500,300 600,300 600,700 0,700 0,300 100,300">
              <text:p/>
            </draw:polygon>
            <draw:polyline draw:style-name="gr49" draw:text-style-name="P14" draw:layer="layout" svg:width="2.299cm" svg:height="0.299cm" svg:x="4.1cm" svg:y="3.8cm" svg:viewBox="0 0 2300 300" draw:points="0,0 500,0 900,300 2300,300">
              <text:p/>
            </draw:polyline>
            <draw:polygon draw:style-name="gr48" draw:text-style-name="P33" draw:layer="layout" svg:width="0.599cm" svg:height="0.699cm" svg:x="5.1cm" svg:y="3.7cm" svg:viewBox="0 0 600 700" draw:points="100,200 0,200 0,0 600,0 600,200 500,200 500,300 600,300 600,700 0,700 0,300 100,300">
              <text:p/>
            </draw:polygon>
            <draw:polyline draw:style-name="gr50" draw:text-style-name="P6" draw:layer="layout" svg:width="4.999cm" svg:height="0.883cm" svg:x="1.4cm" svg:y="3.6cm" svg:viewBox="0 0 5000 884" draw:points="0,0 185,0 919,550 1700,550 2146,884 5000,884">
              <text:p/>
            </draw:polyline>
            <draw:polyline draw:style-name="gr50" draw:text-style-name="P6" draw:layer="layout" svg:width="1.672cm" svg:height="0.313cm" svg:x="1.4cm" svg:y="4.2cm" svg:viewBox="0 0 1673 314" draw:points="0,0 652,0 919,200 1522,200 1673,314">
              <text:p/>
            </draw:polyline>
            <draw:polygon draw:style-name="gr48" draw:text-style-name="P33" draw:layer="layout" svg:width="0.399cm" svg:height="0.399cm" svg:x="1.4cm" svg:y="4.1cm" svg:viewBox="0 0 400 400" draw:points="0,0 400,0 400,200 300,200 300,300 400,300 400,400 0,400">
              <text:p/>
            </draw:polygon>
          </draw:g>
        </draw:g>
      </draw:page>
      <draw:page draw:name="page6" draw:style-name="dp1" draw:master-page-name="Default">
        <office:forms form:automatic-focus="false" form:apply-design-mode="false"/>
        <draw:g>
          <draw:custom-shape draw:style-name="gr51" draw:text-style-name="P34"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2" draw:text-style-name="P35" draw:layer="layout" svg:width="3.601cm" svg:height="1cm" svg:x="7.43cm" svg:y="10cm">
              <draw:text-box>
                <text:p><text:span text:style-name="T10">1</text:span><text:span text:style-name="T10">.</text:span><text:span text:style-name="T10">1</text:span><text:span text:style-name="T10">0</text:span><text:span text:style-name="T10">.</text:span><text:span text:style-name="T10">3</text:span></text:p>
              </draw:text-box>
            </draw:frame>
            <draw:g>
              <draw:g>
                <draw:frame draw:style-name="gr46" draw:text-style-name="P6" draw:layer="layout" svg:width="3.539cm" svg:height="0.999cm" svg:x="5.236cm" svg:y="9.001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5.582cm" svg:y="9.001cm" svg:viewBox="0 0 628 983" svg:d="M145 700h273v-460zM419 983v-139l-419-2 1-140 416-702h142l1 702 66-1 2 141-68 1v140z">
                  <text:p/>
                </draw:path>
              </draw:g>
              <draw:frame draw:style-name="gr53" draw:text-style-name="P36" draw:layer="layout" svg:width="2.15cm" svg:height="1.813cm" svg:x="9.011cm" svg:y="8.724cm">
                <draw:text-box>
                  <text:p><text:span text:style-name="T11">I</text:span><text:span text:style-name="T11">D</text:span><text:span text:style-name="T11">E</text:span></text:p>
                </draw:text-box>
              </draw:frame>
            </draw:g>
          </draw:g>
        </draw:g>
        <draw:g>
          <draw:polygon draw:style-name="gr48" draw:text-style-name="P33" draw:layer="layout" svg:width="0.66cm" svg:height="0.77cm" svg:x="4.132cm" svg:y="7.6cm" svg:viewBox="0 0 661 771" draw:points="111,221 0,221 0,0 661,0 661,221 551,221 551,331 661,331 661,771 0,771 0,331 111,331">
            <text:p/>
          </draw:polygon>
          <draw:polygon draw:style-name="gr48" draw:text-style-name="P33" draw:layer="layout" svg:width="0.66cm" svg:height="0.77cm" svg:x="5.34cm" svg:y="6.729cm" svg:viewBox="0 0 661 771" draw:points="111,221 0,221 0,0 661,0 661,221 551,221 551,331 661,331 661,771 0,771 0,331 111,331">
            <text:p/>
          </draw:polygon>
          <draw:polygon draw:style-name="gr48" draw:text-style-name="P33" draw:layer="layout" svg:width="0.66cm" svg:height="0.77cm" svg:x="2.917cm" svg:y="5.996cm" svg:viewBox="0 0 661 771" draw:points="111,221 0,221 0,0 661,0 661,221 551,221 551,331 661,331 661,771 0,771 0,331 111,331">
            <text:p/>
          </draw:polygon>
          <draw:polygon draw:style-name="gr48" draw:text-style-name="P33" draw:layer="layout" svg:width="0.66cm" svg:height="0.77cm" svg:x="6.567cm" svg:y="6.2cm" svg:viewBox="0 0 661 771" draw:points="111,221 0,221 0,0 661,0 661,221 551,221 551,331 661,331 661,771 0,771 0,331 111,331">
            <text:p/>
          </draw:polygon>
          <draw:polygon draw:style-name="gr48" draw:text-style-name="P33" draw:layer="layout" svg:width="0.66cm" svg:height="0.303cm" svg:x="9cm" svg:y="5.996cm" svg:viewBox="0 0 661 304" draw:points="661,0 661,304 0,304 0,0">
            <text:p/>
          </draw:polygon>
          <draw:polygon draw:style-name="gr48" draw:text-style-name="P33" draw:layer="layout" svg:width="0.66cm" svg:height="0.77cm" svg:x="7.783cm" svg:y="7.229cm" svg:viewBox="0 0 661 771" draw:points="111,221 0,221 0,0 661,0 661,221 551,221 551,331 661,331 661,771 0,771 0,331 111,331">
            <text:p/>
          </draw:polygon>
          <draw:polygon draw:style-name="gr48" draw:text-style-name="P33" draw:layer="layout" svg:width="0.359cm" svg:height="0.77cm" svg:x="2cm" svg:y="8.629cm" svg:viewBox="0 0 360 771" draw:points="0,0 360,0 360,220 250,220 250,330 360,330 360,771 0,771">
            <text:p/>
          </draw:polygon>
          <draw:polyline draw:style-name="gr54" draw:text-style-name="P6" draw:layer="layout" svg:width="2.199cm" svg:height="0.499cm" svg:x="2cm" svg:y="7.2cm" svg:viewBox="0 0 2200 500" draw:points="2200,500 900,500 400,0 0,0">
            <text:p/>
          </draw:polyline>
          <draw:line draw:style-name="gr54" draw:text-style-name="P6" draw:layer="layout" svg:x1="4.2cm" svg:y1="8.034cm" svg:x2="2cm" svg:y2="8.034cm">
            <text:p/>
          </draw:line>
          <draw:polyline draw:style-name="gr54" draw:text-style-name="P6" draw:layer="layout" svg:width="9.998cm" svg:height="1.199cm" svg:x="2cm" svg:y="6.1cm" svg:viewBox="0 0 9999 1200" draw:points="0,400 2000,400 2793,1200 5228,1200 6433,0 9999,0">
            <text:p/>
          </draw:polyline>
          <draw:polyline draw:style-name="gr54" draw:text-style-name="P6" draw:layer="layout" svg:width="4.699cm" svg:height="0.199cm" svg:x="2cm" svg:y="6.1cm" svg:viewBox="0 0 4700 200" draw:points="0,0 3142,0 3338,200 4700,200">
            <text:p/>
          </draw:polyline>
          <draw:polyline draw:style-name="gr54" draw:text-style-name="P6" draw:layer="layout" svg:width="1.348cm" svg:height="0.74cm" svg:x="4.051cm" svg:y="6.099cm" svg:viewBox="0 0 1349 741" draw:points="1349,741 742,741 0,0">
            <text:p/>
          </draw:polyline>
          <draw:polyline draw:style-name="gr54" draw:text-style-name="P6" draw:layer="layout" svg:width="5.999cm" svg:height="1.423cm" svg:x="2cm" svg:y="7.776cm" svg:viewBox="0 0 6000 1424" draw:points="0,1424 1000,1424 2000,483 3517,483 4000,0 6000,0">
            <text:p/>
          </draw:polyline>
          <draw:polyline draw:style-name="gr54" draw:text-style-name="P6" draw:layer="layout" svg:width="4.199cm" svg:height="0.699cm" svg:x="7.8cm" svg:y="6.629cm" svg:viewBox="0 0 4200 700" draw:points="0,700 100,700 2200,700 2900,0 4200,0">
            <text:p/>
          </draw:polyline>
        </draw:g>
        <draw:frame draw:style-name="gr55" draw:text-style-name="P14" draw:layer="layout" svg:width="2.33cm" svg:height="1.5cm" svg:x="3cm" svg:y="10.5cm">
          <draw:image xlink:href="Pictures/1000020100000154000000DB0E90EB49724611FC.png" xlink:type="simple" xlink:show="embed" xlink:actuate="onLoad" draw:mime-type="image/png">
            <text:p/>
          </draw:image>
        </draw:frame>
        <draw:frame draw:style-name="gr46" draw:text-style-name="P6" draw:layer="layout" svg:width="2.33cm" svg:height="1.5cm" svg:x="3.686cm" svg:y="11.004cm">
          <draw:image xlink:href="Pictures/1000020100000154000000DBA65639A4D29D47B3.png" xlink:type="simple" xlink:show="embed" xlink:actuate="onLoad" draw:mime-type="image/png">
            <text:p/>
          </draw:image>
        </draw:frame>
        <draw:g>
          <draw:custom-shape draw:style-name="gr56" draw:text-style-name="P25"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g>
            <draw:custom-shape draw:style-name="gr57" draw:text-style-name="P25"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58" draw:text-style-name="P25"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58" draw:text-style-name="P25"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g>
        <draw:custom-shape draw:style-name="gr51" draw:text-style-name="P34"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9" draw:text-style-name="P35" draw:layer="layout" svg:width="3.601cm" svg:height="1.789cm" svg:x="7.525cm" svg:y="17.215cm">
            <draw:text-box>
              <text:p><text:span text:style-name="T10">1</text:span><text:span text:style-name="T10">.</text:span><text:span text:style-name="T10">1</text:span><text:span text:style-name="T10">0</text:span><text:span text:style-name="T10">.</text:span><text:span text:style-name="T10">0</text:span><text:span text:style-name="T10"> </text:span><text:span text:style-name="T10">R</text:span><text:span text:style-name="T10">C</text:span><text:span text:style-name="T10">1</text:span></text:p>
            </draw:text-box>
          </draw:frame>
          <draw:g>
            <draw:g>
              <draw:frame draw:style-name="gr46" draw:text-style-name="P6" draw:layer="layout" svg:width="3.539cm" svg:height="0.999cm" svg:x="5.236cm" svg:y="17.005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5.582cm" svg:y="17.005cm" svg:viewBox="0 0 628 983" svg:d="M145 700h273v-460zM419 983v-139l-419-2 1-140 416-702h142l1 702 66-1 2 141-68 1v140z">
                <text:p/>
              </draw:path>
            </draw:g>
            <draw:frame draw:style-name="gr53" draw:text-style-name="P36" draw:layer="layout" svg:width="2.15cm" svg:height="1.813cm" svg:x="9.011cm" svg:y="16.728cm">
              <draw:text-box>
                <text:p><text:span text:style-name="T11">I</text:span><text:span text:style-name="T11">D</text:span><text:span text:style-name="T11">E</text:span></text:p>
              </draw:text-box>
            </draw:frame>
          </draw:g>
        </draw:g>
        <draw:frame draw:style-name="gr55" draw:text-style-name="P14" draw:layer="layout" svg:width="2.019cm" svg:height="1.3cm" svg:x="3cm" svg:y="18.7cm">
          <draw:image xlink:href="Pictures/1000020100000154000000DB0E90EB49724611FC.png" xlink:type="simple" xlink:show="embed" xlink:actuate="onLoad" draw:mime-type="image/png">
            <text:p/>
          </draw:image>
        </draw:frame>
        <draw:frame draw:style-name="gr46" draw:text-style-name="P6" draw:layer="layout" svg:width="2.019cm" svg:height="1.3cm" svg:x="3cm" svg:y="15cm">
          <draw:image xlink:href="Pictures/1000020100000154000000DBA65639A4D29D47B3.png" xlink:type="simple" xlink:show="embed" xlink:actuate="onLoad" draw:mime-type="image/png">
            <text:p/>
          </draw:image>
        </draw:frame>
      </draw:page>
      <draw:page draw:name="page7" draw:style-name="dp1" draw:master-page-name="Default">
        <office:forms form:automatic-focus="false" form:apply-design-mode="false"/>
        <draw:custom-shape draw:style-name="gr60" draw:text-style-name="P37" draw:layer="layout" svg:width="10cm" svg:height="7.004cm" svg:x="2cm" svg:y="1.996cm">
          <text:p/>
          <draw:enhanced-geometry svg:viewBox="0 0 21600 21600" draw:mirror-horizontal="false" draw:mirror-vertical="false" draw:type="rectangle" draw:enhanced-path="M 0 0 L 21600 0 21600 21600 0 21600 0 0 Z N"/>
        </draw:custom-shape>
        <draw:g>
          <draw:frame draw:style-name="gr61" draw:text-style-name="P39" draw:layer="layout" svg:width="3.601cm" svg:height="1.093cm" svg:x="2.884cm" svg:y="5.428cm">
            <draw:text-box>
              <text:p text:style-name="P38"><text:span text:style-name="T12">1</text:span><text:span text:style-name="T12">.</text:span><text:span text:style-name="T12">1</text:span><text:span text:style-name="T12">1</text:span><text:span text:style-name="T12">.</text:span><text:span text:style-name="T12">3</text:span></text:p>
            </draw:text-box>
          </draw:frame>
          <draw:g>
            <draw:g>
              <draw:frame draw:style-name="gr46" draw:text-style-name="P6" draw:layer="layout" svg:width="4.958cm" svg:height="1.4cm" svg:x="3cm" svg:y="3.429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879cm" svg:height="1.377cm" svg:x="3.485cm" svg:y="3.429cm" svg:viewBox="0 0 880 1378" svg:d="M203 981h383v-645zM587 1378v-195l-587-3 1-196 583-984h199l2 984 92-2 3 198-95 1v197z">
                <text:p/>
              </draw:path>
            </draw:g>
            <draw:frame draw:style-name="gr62" draw:text-style-name="P40" draw:layer="layout" svg:width="3.9cm" svg:height="2.625cm" svg:x="8.154cm" svg:y="2.988cm">
              <draw:text-box>
                <text:p text:style-name="P21"><text:span text:style-name="T13">I</text:span><text:span text:style-name="T13">D</text:span><text:span text:style-name="T13">E</text:span></text:p>
              </draw:text-box>
            </draw:frame>
          </draw:g>
        </draw:g>
        <draw:g>
          <draw:polygon draw:style-name="gr48" draw:text-style-name="P33" draw:layer="layout" svg:width="0.66cm" svg:height="0.77cm" svg:x="9.207cm" svg:y="6.629cm" svg:viewBox="0 0 661 771" draw:points="550,221 661,221 661,0 0,0 0,221 110,221 110,331 0,331 0,771 661,771 661,331 550,331">
            <text:p/>
          </draw:polygon>
          <draw:polygon draw:style-name="gr48" draw:text-style-name="P33" draw:layer="layout" svg:width="0.66cm" svg:height="0.77cm" svg:x="7.999cm" svg:y="7.586cm" svg:viewBox="0 0 661 771" draw:points="550,221 661,221 661,0 0,0 0,221 110,221 110,331 0,331 0,771 661,771 661,331 550,331">
            <text:p/>
          </draw:polygon>
          <draw:polygon draw:style-name="gr48" draw:text-style-name="P33" draw:layer="layout" svg:width="0.66cm" svg:height="0.77cm" svg:x="10.422cm" svg:y="8.238cm" svg:viewBox="0 0 661 771" draw:points="550,221 661,221 661,0 0,0 0,221 110,221 110,331 0,331 0,771 661,771 661,331 550,331">
            <text:p/>
          </draw:polygon>
          <draw:polygon draw:style-name="gr48" draw:text-style-name="P33" draw:layer="layout" svg:width="0.66cm" svg:height="0.77cm" svg:x="6.772cm" svg:y="8.144cm" svg:viewBox="0 0 661 771" draw:points="550,221 661,221 661,0 0,0 0,221 110,221 110,331 0,331 0,771 661,771 661,331 550,331">
            <text:p/>
          </draw:polygon>
          <draw:polygon draw:style-name="gr48" draw:text-style-name="P33" draw:layer="layout" svg:width="0.66cm" svg:height="0.211cm" svg:x="4.339cm" svg:y="8.788cm" svg:viewBox="0 0 661 212" draw:points="0,212 0,0 661,0 661,212">
            <text:p/>
          </draw:polygon>
          <draw:polygon draw:style-name="gr48" draw:text-style-name="P33" draw:layer="layout" svg:width="0.66cm" svg:height="0.77cm" svg:x="5.556cm" svg:y="7.112cm" svg:viewBox="0 0 661 771" draw:points="550,221 661,221 661,0 0,0 0,221 110,221 110,331 0,331 0,771 661,771 661,331 550,331">
            <text:p/>
          </draw:polygon>
          <draw:polygon draw:style-name="gr48" draw:text-style-name="P33" draw:layer="layout" svg:width="0.359cm" svg:height="0.77cm" svg:x="11.644cm" svg:y="5.689cm" svg:viewBox="0 0 360 771" draw:points="360,0 0,0 0,220 110,220 110,330 0,330 0,771 360,771">
            <text:p/>
          </draw:polygon>
          <draw:polyline draw:style-name="gr54" draw:text-style-name="P6" draw:layer="layout" svg:width="2.199cm" svg:height="0.499cm" svg:x="9.8cm" svg:y="7.288cm" svg:viewBox="0 0 2200 500" draw:points="0,0 1300,0 1800,500 2200,500">
            <text:p/>
          </draw:polyline>
          <draw:line draw:style-name="gr54" draw:text-style-name="P6" draw:layer="layout" svg:x1="9.8cm" svg:y1="7.058cm" svg:x2="12cm" svg:y2="7.058cm">
            <text:p/>
          </draw:line>
          <draw:polyline draw:style-name="gr54" draw:text-style-name="P6" draw:layer="layout" svg:width="9.998cm" svg:height="1.199cm" svg:x="2.001cm" svg:y="7.7cm" svg:viewBox="0 0 9999 1200" draw:points="9999,649 7841,649 7206,0 4771,0 3566,1200 0,1200">
            <text:p/>
          </draw:polyline>
          <draw:polyline draw:style-name="gr54" draw:text-style-name="P6" draw:layer="layout" svg:width="4.699cm" svg:height="0.199cm" svg:x="7.3cm" svg:y="8.7cm" svg:viewBox="0 0 4700 200" draw:points="4700,200 1558,200 1362,0 0,0">
            <text:p/>
          </draw:polyline>
          <draw:polyline draw:style-name="gr54" draw:text-style-name="P6" draw:layer="layout" svg:width="1.899cm" svg:height="0.51cm" svg:x="8.6cm" svg:y="8.16cm" svg:viewBox="0 0 1900 511" draw:points="0,0 607,0 1100,511 1900,511">
            <text:p/>
          </draw:polyline>
          <draw:polyline draw:style-name="gr54" draw:text-style-name="P6" draw:layer="layout" svg:width="5.999cm" svg:height="1.423cm" svg:x="6cm" svg:y="5.8cm" svg:viewBox="0 0 6000 1424" draw:points="6000,0 5000,0 4000,941 2483,941 2000,1424 0,1424">
            <text:p/>
          </draw:polyline>
          <draw:polyline draw:style-name="gr54" draw:text-style-name="P6" draw:layer="layout" svg:width="4.199cm" svg:height="0.699cm" svg:x="2cm" svg:y="7.671cm" svg:viewBox="0 0 4200 700" draw:points="4200,0 4100,0 2000,0 1300,700 0,700">
            <text:p/>
          </draw:polyline>
        </draw:g>
      </draw:page>
      <draw:page draw:name="page8" draw:style-name="dp1" draw:master-page-name="Default">
        <office:forms form:automatic-focus="false" form:apply-design-mode="false"/>
        <draw:custom-shape draw:style-name="gr63" draw:text-style-name="P41" draw:layer="layout" svg:width="10cm" svg:height="7.004cm" svg:x="11.556cm" svg:y="5cm">
          <text:p/>
          <draw:enhanced-geometry svg:viewBox="0 0 21600 21600" draw:mirror-horizontal="false" draw:mirror-vertical="false" draw:type="rectangle" draw:enhanced-path="M 0 0 L 21600 0 21600 21600 0 21600 0 0 Z N"/>
        </draw:custom-shape>
        <draw:g>
          <draw:g>
            <draw:frame draw:style-name="gr46" draw:text-style-name="P6" draw:layer="layout" svg:width="3.539cm" svg:height="0.999cm" svg:x="12.517cm" svg:y="9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12.863cm" svg:y="9cm" svg:viewBox="0 0 628 983" svg:d="M145 700h273v-460zM419 983v-139l-419-2 1-140 416-702h142l1 702 66-1 2 141-68 1v140z">
              <text:p/>
            </draw:path>
          </draw:g>
          <draw:frame draw:style-name="gr64" draw:text-style-name="P42" draw:layer="layout" svg:width="2.4cm" svg:height="2.2cm" svg:x="12.456cm" svg:y="9.5cm">
            <draw:text-box>
              <text:p><text:span text:style-name="T14">I</text:span><text:span text:style-name="T14">D</text:span><text:span text:style-name="T14">E</text:span></text:p>
            </draw:text-box>
          </draw:frame>
        </draw:g>
        <draw:g>
          <draw:custom-shape draw:style-name="gr65" draw:text-style-name="P43" draw:layer="layout" svg:width="5.144cm" svg:height="4.989cm" svg:x="17.456cm" svg:y="7.6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9.63cm" svg:y="7.855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21.459cm" svg:y="10.372cm" svg:viewBox="0 0 1122 1416" draw:points="309,549 45,925 0,1187 227,1269 458,1111 479,1416 721,1128 926,724 1082,256 1122,0 840,189 608,332">
            <text:p/>
          </draw:polygon>
          <draw:polygon draw:style-name="gr10" draw:text-style-name="P8" draw:layer="layout" svg:width="0.811cm" svg:height="2.13cm" svg:x="21.782cm" svg:y="8.656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17.463cm" svg:y="8.4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polygon draw:style-name="gr48" draw:text-style-name="P33" draw:layer="layout" svg:width="0.66cm" svg:height="0.77cm" svg:x="13.688cm" svg:y="6.6cm" svg:viewBox="0 0 661 771" draw:points="111,221 0,221 0,0 661,0 661,221 551,221 551,331 661,331 661,771 0,771 0,331 111,331">
            <text:p/>
          </draw:polygon>
          <draw:polygon draw:style-name="gr48" draw:text-style-name="P33" draw:layer="layout" svg:width="0.66cm" svg:height="0.77cm" svg:x="14.896cm" svg:y="5.729cm" svg:viewBox="0 0 661 771" draw:points="111,221 0,221 0,0 661,0 661,221 551,221 551,331 661,331 661,771 0,771 0,331 111,331">
            <text:p/>
          </draw:polygon>
          <draw:polygon draw:style-name="gr48" draw:text-style-name="P33" draw:layer="layout" svg:width="0.66cm" svg:height="0.77cm" svg:x="12.473cm" svg:y="4.996cm" svg:viewBox="0 0 661 771" draw:points="111,221 0,221 0,0 661,0 661,221 551,221 551,331 661,331 661,771 0,771 0,331 111,331">
            <text:p/>
          </draw:polygon>
          <draw:polygon draw:style-name="gr48" draw:text-style-name="P33" draw:layer="layout" svg:width="0.66cm" svg:height="0.77cm" svg:x="16.123cm" svg:y="5.2cm" svg:viewBox="0 0 661 771" draw:points="111,221 0,221 0,0 661,0 661,221 551,221 551,331 661,331 661,771 0,771 0,331 111,331">
            <text:p/>
          </draw:polygon>
          <draw:polygon draw:style-name="gr48" draw:text-style-name="P33" draw:layer="layout" svg:width="0.66cm" svg:height="0.303cm" svg:x="18.556cm" svg:y="4.996cm" svg:viewBox="0 0 661 304" draw:points="661,0 661,304 0,304 0,0">
            <text:p/>
          </draw:polygon>
          <draw:polygon draw:style-name="gr48" draw:text-style-name="P33" draw:layer="layout" svg:width="0.66cm" svg:height="0.77cm" svg:x="17.339cm" svg:y="6.229cm" svg:viewBox="0 0 661 771" draw:points="111,221 0,221 0,0 661,0 661,221 551,221 551,331 661,331 661,771 0,771 0,331 111,331">
            <text:p/>
          </draw:polygon>
          <draw:polygon draw:style-name="gr48" draw:text-style-name="P33" draw:layer="layout" svg:width="0.359cm" svg:height="0.77cm" svg:x="11.556cm" svg:y="7.629cm" svg:viewBox="0 0 360 771" draw:points="0,0 360,0 360,220 250,220 250,330 360,330 360,771 0,771">
            <text:p/>
          </draw:polygon>
          <draw:polyline draw:style-name="gr54" draw:text-style-name="P6" draw:layer="layout" svg:width="2.199cm" svg:height="0.499cm" svg:x="11.556cm" svg:y="6.2cm" svg:viewBox="0 0 2200 500" draw:points="2200,500 900,500 400,0 0,0">
            <text:p/>
          </draw:polyline>
          <draw:line draw:style-name="gr54" draw:text-style-name="P6" draw:layer="layout" svg:x1="13.756cm" svg:y1="7.034cm" svg:x2="11.556cm" svg:y2="7.034cm">
            <text:p/>
          </draw:line>
          <draw:polyline draw:style-name="gr54" draw:text-style-name="P6" draw:layer="layout" svg:width="9.998cm" svg:height="1.199cm" svg:x="11.556cm" svg:y="5.1cm" svg:viewBox="0 0 9999 1200" draw:points="0,400 2000,400 2793,1200 5228,1200 6433,0 9999,0">
            <text:p/>
          </draw:polyline>
          <draw:polyline draw:style-name="gr54" draw:text-style-name="P6" draw:layer="layout" svg:width="4.699cm" svg:height="0.199cm" svg:x="11.556cm" svg:y="5.1cm" svg:viewBox="0 0 4700 200" draw:points="0,0 3142,0 3338,200 4700,200">
            <text:p/>
          </draw:polyline>
          <draw:polyline draw:style-name="gr54" draw:text-style-name="P6" draw:layer="layout" svg:width="1.348cm" svg:height="0.74cm" svg:x="13.607cm" svg:y="5.099cm" svg:viewBox="0 0 1349 741" draw:points="1349,741 742,741 0,0">
            <text:p/>
          </draw:polyline>
          <draw:polyline draw:style-name="gr54" draw:text-style-name="P6" draw:layer="layout" svg:width="5.999cm" svg:height="1.423cm" svg:x="11.556cm" svg:y="6.776cm" svg:viewBox="0 0 6000 1424" draw:points="0,1424 1000,1424 2000,483 3517,483 4000,0 6000,0">
            <text:p/>
          </draw:polyline>
          <draw:polyline draw:style-name="gr54" draw:text-style-name="P6" draw:layer="layout" svg:width="4.199cm" svg:height="0.699cm" svg:x="17.356cm" svg:y="5.629cm" svg:viewBox="0 0 4200 700" draw:points="0,700 100,700 2200,700 2900,0 4200,0">
            <text:p/>
          </draw:polyline>
        </draw:g>
        <draw:g>
          <draw:custom-shape draw:style-name="gr51" draw:text-style-name="P34" draw:layer="layout" svg:width="10cm" svg:height="7.004cm" svg:x="1cm" svg:y="20.897cm">
            <text:p/>
            <draw:enhanced-geometry svg:viewBox="0 0 21600 21600" draw:mirror-horizontal="false" draw:mirror-vertical="false" draw:type="rectangle" draw:enhanced-path="M 0 0 L 21600 0 21600 21600 0 21600 0 0 Z N"/>
          </draw:custom-shape>
          <draw:g>
            <draw:g>
              <draw:g>
                <draw:frame draw:style-name="gr46" draw:text-style-name="P6" draw:layer="layout" svg:width="3.539cm" svg:height="0.999cm" svg:x="1.979cm" svg:y="25.878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2.325cm" svg:y="25.878cm" svg:viewBox="0 0 628 983" svg:d="M145 700h273v-460zM419 983v-139l-419-2 1-140 416-702h142l1 702 66-1 2 141-68 1v140z">
                  <text:p/>
                </draw:path>
              </draw:g>
              <draw:frame draw:style-name="gr66" draw:text-style-name="P45" draw:layer="layout" svg:width="2.282cm" svg:height="1.813cm" svg:x="5.7cm" svg:y="25.581cm">
                <draw:text-box>
                  <text:p text:style-name="P44"><text:span text:style-name="T15">I</text:span><text:span text:style-name="T15">D</text:span><text:span text:style-name="T15">E</text:span></text:p>
                </draw:text-box>
              </draw:frame>
            </draw:g>
          </draw:g>
          <draw:frame draw:style-name="gr67" draw:text-style-name="P46" draw:layer="layout" svg:width="2.509cm" svg:height="1.099cm" svg:x="7.891cm" svg:y="25.993cm">
            <draw:text-box>
              <text:p><text:span text:style-name="T16">1</text:span><text:span text:style-name="T16">.</text:span><text:span text:style-name="T16">1</text:span><text:span text:style-name="T16">3</text:span><text:span text:style-name="T16">.</text:span><text:span text:style-name="T16">0</text:span></text:p>
            </draw:text-box>
          </draw:frame>
        </draw:g>
        <draw:g>
          <draw:polygon draw:style-name="gr48" draw:text-style-name="P33" draw:layer="layout" svg:width="0.66cm" svg:height="0.77cm" svg:x="3.132cm" svg:y="22.501cm" svg:viewBox="0 0 661 771" draw:points="111,221 0,221 0,0 661,0 661,221 551,221 551,331 661,331 661,771 0,771 0,331 111,331">
            <text:p/>
          </draw:polygon>
          <draw:polygon draw:style-name="gr48" draw:text-style-name="P33" draw:layer="layout" svg:width="0.66cm" svg:height="0.77cm" svg:x="4.34cm" svg:y="21.63cm" svg:viewBox="0 0 661 771" draw:points="111,221 0,221 0,0 661,0 661,221 551,221 551,331 661,331 661,771 0,771 0,331 111,331">
            <text:p/>
          </draw:polygon>
          <draw:polygon draw:style-name="gr48" draw:text-style-name="P33" draw:layer="layout" svg:width="0.66cm" svg:height="0.77cm" svg:x="1.917cm" svg:y="20.897cm" svg:viewBox="0 0 661 771" draw:points="111,221 0,221 0,0 661,0 661,221 551,221 551,331 661,331 661,771 0,771 0,331 111,331">
            <text:p/>
          </draw:polygon>
          <draw:polygon draw:style-name="gr48" draw:text-style-name="P33" draw:layer="layout" svg:width="0.66cm" svg:height="0.77cm" svg:x="5.567cm" svg:y="21.101cm" svg:viewBox="0 0 661 771" draw:points="111,221 0,221 0,0 661,0 661,221 551,221 551,331 661,331 661,771 0,771 0,331 111,331">
            <text:p/>
          </draw:polygon>
          <draw:polygon draw:style-name="gr48" draw:text-style-name="P33" draw:layer="layout" svg:width="0.66cm" svg:height="0.303cm" svg:x="8cm" svg:y="20.897cm" svg:viewBox="0 0 661 304" draw:points="661,0 661,304 0,304 0,0">
            <text:p/>
          </draw:polygon>
          <draw:polygon draw:style-name="gr48" draw:text-style-name="P33" draw:layer="layout" svg:width="0.66cm" svg:height="0.77cm" svg:x="6.783cm" svg:y="22.13cm" svg:viewBox="0 0 661 771" draw:points="111,221 0,221 0,0 661,0 661,221 551,221 551,331 661,331 661,771 0,771 0,331 111,331">
            <text:p/>
          </draw:polygon>
          <draw:polygon draw:style-name="gr48" draw:text-style-name="P33" draw:layer="layout" svg:width="0.359cm" svg:height="0.77cm" svg:x="1cm" svg:y="23.53cm" svg:viewBox="0 0 360 771" draw:points="0,0 360,0 360,220 250,220 250,330 360,330 360,771 0,771">
            <text:p/>
          </draw:polygon>
          <draw:polyline draw:style-name="gr54" draw:text-style-name="P6" draw:layer="layout" svg:width="2.199cm" svg:height="0.499cm" svg:x="1cm" svg:y="22.101cm" svg:viewBox="0 0 2200 500" draw:points="2200,500 900,500 400,0 0,0">
            <text:p/>
          </draw:polyline>
          <draw:line draw:style-name="gr54" draw:text-style-name="P6" draw:layer="layout" svg:x1="3.2cm" svg:y1="22.935cm" svg:x2="1cm" svg:y2="22.935cm">
            <text:p/>
          </draw:line>
          <draw:polyline draw:style-name="gr54" draw:text-style-name="P6" draw:layer="layout" svg:width="9.998cm" svg:height="1.199cm" svg:x="1cm" svg:y="21.001cm" svg:viewBox="0 0 9999 1200" draw:points="0,400 2000,400 2793,1200 5228,1200 6433,0 9999,0">
            <text:p/>
          </draw:polyline>
          <draw:polyline draw:style-name="gr54" draw:text-style-name="P6" draw:layer="layout" svg:width="4.699cm" svg:height="0.199cm" svg:x="1cm" svg:y="21.001cm" svg:viewBox="0 0 4700 200" draw:points="0,0 3142,0 3338,200 4700,200">
            <text:p/>
          </draw:polyline>
          <draw:polyline draw:style-name="gr54" draw:text-style-name="P6" draw:layer="layout" svg:width="1.348cm" svg:height="0.74cm" svg:x="3.051cm" svg:y="21cm" svg:viewBox="0 0 1349 741" draw:points="1349,741 742,741 0,0">
            <text:p/>
          </draw:polyline>
          <draw:polyline draw:style-name="gr54" draw:text-style-name="P6" draw:layer="layout" svg:width="5.999cm" svg:height="1.423cm" svg:x="1cm" svg:y="22.677cm" svg:viewBox="0 0 6000 1424" draw:points="0,1424 1000,1424 2000,483 3517,483 4000,0 6000,0">
            <text:p/>
          </draw:polyline>
          <draw:polyline draw:style-name="gr54" draw:text-style-name="P6" draw:layer="layout" svg:width="4.199cm" svg:height="0.699cm" svg:x="6.8cm" svg:y="21.53cm" svg:viewBox="0 0 4200 700" draw:points="0,700 100,700 2200,700 2900,0 4200,0">
            <text:p/>
          </draw:polyline>
        </draw:g>
        <draw:custom-shape draw:style-name="gr68" draw:text-style-name="P47" draw:layer="layout" svg:width="10cm" svg:height="7.004cm" svg:x="11.587cm" svg:y="12.9cm">
          <text:p/>
          <draw:enhanced-geometry svg:viewBox="0 0 21600 21600" draw:mirror-horizontal="false" draw:mirror-vertical="false" draw:type="rectangle" draw:enhanced-path="M 0 0 L 21600 0 21600 21600 0 21600 0 0 Z N"/>
        </draw:custom-shape>
        <draw:g>
          <draw:g>
            <draw:frame draw:style-name="gr46" draw:text-style-name="P6" draw:layer="layout" svg:width="3.539cm" svg:height="0.999cm" svg:x="12.548cm" svg:y="16.9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12.894cm" svg:y="16.9cm" svg:viewBox="0 0 628 983" svg:d="M145 700h273v-460zM419 983v-139l-419-2 1-140 416-702h142l1 702 66-1 2 141-68 1v140z">
              <text:p/>
            </draw:path>
          </draw:g>
          <draw:frame draw:style-name="gr64" draw:text-style-name="P42" draw:layer="layout" svg:width="2.4cm" svg:height="2.2cm" svg:x="12.487cm" svg:y="17.4cm">
            <draw:text-box>
              <text:p><text:span text:style-name="T14">I</text:span><text:span text:style-name="T14">D</text:span><text:span text:style-name="T14">E</text:span></text:p>
            </draw:text-box>
          </draw:frame>
        </draw:g>
        <draw:g>
          <draw:custom-shape draw:style-name="gr1" draw:text-style-name="P1" draw:layer="layout" svg:width="5.144cm" svg:height="4.989cm" svg:x="17.487cm" svg:y="15.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9.661cm" svg:y="15.755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21.49cm" svg:y="18.272cm" svg:viewBox="0 0 1122 1416" draw:points="309,549 45,925 0,1187 227,1269 458,1111 479,1416 721,1128 926,724 1082,256 1122,0 840,189 608,332">
            <text:p/>
          </draw:polygon>
          <draw:polygon draw:style-name="gr10" draw:text-style-name="P8" draw:layer="layout" svg:width="0.811cm" svg:height="2.13cm" svg:x="21.813cm" svg:y="16.556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17.494cm" svg:y="16.3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polygon draw:style-name="gr48" draw:text-style-name="P33" draw:layer="layout" svg:width="0.66cm" svg:height="0.77cm" svg:x="13.719cm" svg:y="14.504cm" svg:viewBox="0 0 661 771" draw:points="111,221 0,221 0,0 661,0 661,221 551,221 551,331 661,331 661,771 0,771 0,331 111,331">
          <text:p/>
        </draw:polygon>
        <draw:polygon draw:style-name="gr48" draw:text-style-name="P33" draw:layer="layout" svg:width="0.66cm" svg:height="0.77cm" svg:x="14.927cm" svg:y="13.633cm" svg:viewBox="0 0 661 771" draw:points="111,221 0,221 0,0 661,0 661,221 551,221 551,331 661,331 661,771 0,771 0,331 111,331">
          <text:p/>
        </draw:polygon>
        <draw:polygon draw:style-name="gr48" draw:text-style-name="P33" draw:layer="layout" svg:width="0.66cm" svg:height="0.77cm" svg:x="12.504cm" svg:y="12.9cm" svg:viewBox="0 0 661 771" draw:points="111,221 0,221 0,0 661,0 661,221 551,221 551,331 661,331 661,771 0,771 0,331 111,331">
          <text:p/>
        </draw:polygon>
        <draw:polygon draw:style-name="gr48" draw:text-style-name="P33" draw:layer="layout" svg:width="0.66cm" svg:height="0.77cm" svg:x="16.154cm" svg:y="13.104cm" svg:viewBox="0 0 661 771" draw:points="111,221 0,221 0,0 661,0 661,221 551,221 551,331 661,331 661,771 0,771 0,331 111,331">
          <text:p/>
        </draw:polygon>
        <draw:polygon draw:style-name="gr48" draw:text-style-name="P33" draw:layer="layout" svg:width="0.66cm" svg:height="0.303cm" svg:x="18.587cm" svg:y="12.9cm" svg:viewBox="0 0 661 304" draw:points="661,0 661,304 0,304 0,0">
          <text:p/>
        </draw:polygon>
        <draw:polygon draw:style-name="gr48" draw:text-style-name="P33" draw:layer="layout" svg:width="0.66cm" svg:height="0.77cm" svg:x="17.37cm" svg:y="14.133cm" svg:viewBox="0 0 661 771" draw:points="111,221 0,221 0,0 661,0 661,221 551,221 551,331 661,331 661,771 0,771 0,331 111,331">
          <text:p/>
        </draw:polygon>
        <draw:polygon draw:style-name="gr48" draw:text-style-name="P33" draw:layer="layout" svg:width="0.359cm" svg:height="0.77cm" svg:x="11.587cm" svg:y="15.533cm" svg:viewBox="0 0 360 771" draw:points="0,0 360,0 360,220 250,220 250,330 360,330 360,771 0,771">
          <text:p/>
        </draw:polygon>
        <draw:polyline draw:style-name="gr54" draw:text-style-name="P6" draw:layer="layout" svg:width="2.199cm" svg:height="0.499cm" svg:x="11.587cm" svg:y="14.104cm" svg:viewBox="0 0 2200 500" draw:points="2200,500 900,500 400,0 0,0">
          <text:p/>
        </draw:polyline>
        <draw:line draw:style-name="gr54" draw:text-style-name="P6" draw:layer="layout" svg:x1="13.787cm" svg:y1="14.938cm" svg:x2="11.587cm" svg:y2="14.938cm">
          <text:p/>
        </draw:line>
        <draw:polyline draw:style-name="gr54" draw:text-style-name="P6" draw:layer="layout" svg:width="9.998cm" svg:height="1.199cm" svg:x="11.587cm" svg:y="13.004cm" svg:viewBox="0 0 9999 1200" draw:points="0,400 2000,400 2793,1200 5228,1200 6433,0 9999,0">
          <text:p/>
        </draw:polyline>
        <draw:polyline draw:style-name="gr54" draw:text-style-name="P6" draw:layer="layout" svg:width="4.699cm" svg:height="0.199cm" svg:x="11.587cm" svg:y="13.004cm" svg:viewBox="0 0 4700 200" draw:points="0,0 3142,0 3338,200 4700,200">
          <text:p/>
        </draw:polyline>
        <draw:polyline draw:style-name="gr54" draw:text-style-name="P6" draw:layer="layout" svg:width="1.348cm" svg:height="0.74cm" svg:x="13.638cm" svg:y="13.003cm" svg:viewBox="0 0 1349 741" draw:points="1349,741 742,741 0,0">
          <text:p/>
        </draw:polyline>
        <draw:polyline draw:style-name="gr54" draw:text-style-name="P6" draw:layer="layout" svg:width="5.999cm" svg:height="1.423cm" svg:x="11.587cm" svg:y="14.68cm" svg:viewBox="0 0 6000 1424" draw:points="0,1424 1000,1424 2000,483 3517,483 4000,0 6000,0">
          <text:p/>
        </draw:polyline>
        <draw:polyline draw:style-name="gr54" draw:text-style-name="P6" draw:layer="layout" svg:width="4.199cm" svg:height="0.699cm" svg:x="17.387cm" svg:y="13.533cm" svg:viewBox="0 0 4200 700" draw:points="0,700 100,700 2200,700 2900,0 4200,0">
          <text:p/>
        </draw:polyline>
        <draw:custom-shape draw:style-name="gr69" draw:text-style-name="P48" draw:layer="layout" svg:width="10cm" svg:height="7.004cm" svg:x="11.574cm" svg:y="20.9cm">
          <text:p/>
          <draw:enhanced-geometry svg:viewBox="0 0 21600 21600" draw:mirror-horizontal="false" draw:mirror-vertical="false" draw:type="rectangle" draw:enhanced-path="M 0 0 L 21600 0 21600 21600 0 21600 0 0 Z N"/>
        </draw:custom-shape>
        <draw:g>
          <draw:g>
            <draw:frame draw:style-name="gr46" draw:text-style-name="P6" draw:layer="layout" svg:width="3.539cm" svg:height="0.999cm" svg:x="12.535cm" svg:y="24.9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12.881cm" svg:y="24.9cm" svg:viewBox="0 0 628 983" svg:d="M145 700h273v-460zM419 983v-139l-419-2 1-140 416-702h142l1 702 66-1 2 141-68 1v140z">
              <text:p/>
            </draw:path>
          </draw:g>
          <draw:frame draw:style-name="gr64" draw:text-style-name="P42" draw:layer="layout" svg:width="2.4cm" svg:height="2.2cm" svg:x="12.474cm" svg:y="25.4cm">
            <draw:text-box>
              <text:p><text:span text:style-name="T14">I</text:span><text:span text:style-name="T14">D</text:span><text:span text:style-name="T14">E</text:span></text:p>
            </draw:text-box>
          </draw:frame>
        </draw:g>
        <draw:g>
          <draw:custom-shape draw:style-name="gr1" draw:text-style-name="P1" draw:layer="layout" svg:width="5.144cm" svg:height="4.989cm" svg:x="17.474cm" svg:y="23.5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9.648cm" svg:y="23.755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21.477cm" svg:y="26.272cm" svg:viewBox="0 0 1122 1416" draw:points="309,549 45,925 0,1187 227,1269 458,1111 479,1416 721,1128 926,724 1082,256 1122,0 840,189 608,332">
            <text:p/>
          </draw:polygon>
          <draw:polygon draw:style-name="gr10" draw:text-style-name="P8" draw:layer="layout" svg:width="0.811cm" svg:height="2.13cm" svg:x="21.8cm" svg:y="24.556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17.481cm" svg:y="24.3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polygon draw:style-name="gr48" draw:text-style-name="P33" draw:layer="layout" svg:width="0.66cm" svg:height="0.77cm" svg:x="13.706cm" svg:y="22.5cm" svg:viewBox="0 0 661 771" draw:points="111,221 0,221 0,0 661,0 661,221 551,221 551,331 661,331 661,771 0,771 0,331 111,331">
            <text:p/>
          </draw:polygon>
          <draw:polygon draw:style-name="gr48" draw:text-style-name="P33" draw:layer="layout" svg:width="0.66cm" svg:height="0.77cm" svg:x="14.914cm" svg:y="21.629cm" svg:viewBox="0 0 661 771" draw:points="111,221 0,221 0,0 661,0 661,221 551,221 551,331 661,331 661,771 0,771 0,331 111,331">
            <text:p/>
          </draw:polygon>
          <draw:polygon draw:style-name="gr48" draw:text-style-name="P33" draw:layer="layout" svg:width="0.66cm" svg:height="0.77cm" svg:x="12.491cm" svg:y="20.896cm" svg:viewBox="0 0 661 771" draw:points="111,221 0,221 0,0 661,0 661,221 551,221 551,331 661,331 661,771 0,771 0,331 111,331">
            <text:p/>
          </draw:polygon>
          <draw:polygon draw:style-name="gr48" draw:text-style-name="P33" draw:layer="layout" svg:width="0.66cm" svg:height="0.77cm" svg:x="16.141cm" svg:y="21.1cm" svg:viewBox="0 0 661 771" draw:points="111,221 0,221 0,0 661,0 661,221 551,221 551,331 661,331 661,771 0,771 0,331 111,331">
            <text:p/>
          </draw:polygon>
          <draw:polygon draw:style-name="gr48" draw:text-style-name="P33" draw:layer="layout" svg:width="0.66cm" svg:height="0.303cm" svg:x="18.574cm" svg:y="20.896cm" svg:viewBox="0 0 661 304" draw:points="661,0 661,304 0,304 0,0">
            <text:p/>
          </draw:polygon>
          <draw:polygon draw:style-name="gr48" draw:text-style-name="P33" draw:layer="layout" svg:width="0.66cm" svg:height="0.77cm" svg:x="17.357cm" svg:y="22.129cm" svg:viewBox="0 0 661 771" draw:points="111,221 0,221 0,0 661,0 661,221 551,221 551,331 661,331 661,771 0,771 0,331 111,331">
            <text:p/>
          </draw:polygon>
          <draw:polygon draw:style-name="gr48" draw:text-style-name="P33" draw:layer="layout" svg:width="0.359cm" svg:height="0.77cm" svg:x="11.574cm" svg:y="23.529cm" svg:viewBox="0 0 360 771" draw:points="0,0 360,0 360,220 250,220 250,330 360,330 360,771 0,771">
            <text:p/>
          </draw:polygon>
          <draw:polyline draw:style-name="gr54" draw:text-style-name="P6" draw:layer="layout" svg:width="2.199cm" svg:height="0.499cm" svg:x="11.574cm" svg:y="22.1cm" svg:viewBox="0 0 2200 500" draw:points="2200,500 900,500 400,0 0,0">
            <text:p/>
          </draw:polyline>
          <draw:line draw:style-name="gr54" draw:text-style-name="P6" draw:layer="layout" svg:x1="13.774cm" svg:y1="22.934cm" svg:x2="11.574cm" svg:y2="22.934cm">
            <text:p/>
          </draw:line>
          <draw:polyline draw:style-name="gr54" draw:text-style-name="P6" draw:layer="layout" svg:width="9.998cm" svg:height="1.199cm" svg:x="11.574cm" svg:y="21cm" svg:viewBox="0 0 9999 1200" draw:points="0,400 2000,400 2793,1200 5228,1200 6433,0 9999,0">
            <text:p/>
          </draw:polyline>
          <draw:polyline draw:style-name="gr54" draw:text-style-name="P6" draw:layer="layout" svg:width="4.699cm" svg:height="0.199cm" svg:x="11.574cm" svg:y="21cm" svg:viewBox="0 0 4700 200" draw:points="0,0 3142,0 3338,200 4700,200">
            <text:p/>
          </draw:polyline>
          <draw:polyline draw:style-name="gr54" draw:text-style-name="P6" draw:layer="layout" svg:width="1.348cm" svg:height="0.74cm" svg:x="13.625cm" svg:y="20.999cm" svg:viewBox="0 0 1349 741" draw:points="1349,741 742,741 0,0">
            <text:p/>
          </draw:polyline>
          <draw:polyline draw:style-name="gr54" draw:text-style-name="P6" draw:layer="layout" svg:width="5.999cm" svg:height="1.423cm" svg:x="11.574cm" svg:y="22.676cm" svg:viewBox="0 0 6000 1424" draw:points="0,1424 1000,1424 2000,483 3517,483 4000,0 6000,0">
            <text:p/>
          </draw:polyline>
          <draw:polyline draw:style-name="gr54" draw:text-style-name="P6" draw:layer="layout" svg:width="4.199cm" svg:height="0.699cm" svg:x="17.374cm" svg:y="21.529cm" svg:viewBox="0 0 4200 700" draw:points="0,700 100,700 2200,700 2900,0 4200,0">
            <text:p/>
          </draw:polyline>
        </draw:g>
        <draw:g>
          <draw:custom-shape draw:style-name="gr70" draw:text-style-name="P49" draw:layer="layout" svg:width="0.683cm" svg:height="0.368cm" svg:x="5.577cm" svg:y="23.559cm">
            <text:p/>
            <draw:enhanced-geometry svg:viewBox="0 0 21600 21600" draw:mirror-horizontal="false" draw:mirror-vertical="false" draw:type="rectangle" draw:enhanced-path="M 0 0 L 21600 0 21600 21600 0 21600 0 0 Z N"/>
          </draw:custom-shape>
          <draw:custom-shape draw:style-name="gr71" draw:text-style-name="P50" draw:layer="layout" svg:width="0.683cm" svg:height="0.052cm" svg:x="5.577cm" svg:y="23.612cm">
            <text:p/>
            <draw:enhanced-geometry svg:viewBox="0 0 21600 21600" draw:mirror-horizontal="false" draw:mirror-vertical="false" draw:type="rectangle" draw:enhanced-path="M 0 0 L 21600 0 21600 21600 0 21600 0 0 Z N"/>
          </draw:custom-shape>
          <draw:line draw:style-name="gr72" draw:text-style-name="P51" draw:layer="layout" svg:x1="5.736cm" svg:y1="23.555cm" svg:x2="5.736cm" svg:y2="23.929cm">
            <text:p/>
          </draw:line>
          <draw:line draw:style-name="gr73" draw:text-style-name="P51" draw:layer="layout" svg:x1="5.841cm" svg:y1="23.555cm" svg:x2="5.841cm" svg:y2="23.929cm">
            <text:p/>
          </draw:line>
          <draw:line draw:style-name="gr74" draw:text-style-name="P51" draw:layer="layout" svg:x1="5.946cm" svg:y1="23.555cm" svg:x2="5.946cm" svg:y2="23.929cm">
            <text:p/>
          </draw:line>
          <draw:line draw:style-name="gr75" draw:text-style-name="P51" draw:layer="layout" svg:x1="6.051cm" svg:y1="23.555cm" svg:x2="6.051cm" svg:y2="23.929cm">
            <text:p/>
          </draw:line>
          <draw:line draw:style-name="gr76" draw:text-style-name="P51" draw:layer="layout" svg:x1="6.156cm" svg:y1="23.555cm" svg:x2="6.156cm" svg:y2="23.929cm">
            <text:p/>
          </draw:line>
        </draw:g>
        <draw:g>
          <draw:custom-shape draw:style-name="gr77" draw:text-style-name="P49" draw:layer="layout" svg:width="0.425cm" svg:height="0.236cm" svg:x="9.209cm" svg:y="24.53cm">
            <text:p/>
            <draw:enhanced-geometry svg:viewBox="0 0 21600 21600" draw:mirror-horizontal="false" draw:mirror-vertical="false" draw:type="rectangle" draw:enhanced-path="M 0 0 L 21600 0 21600 21600 0 21600 0 0 Z N"/>
          </draw:custom-shape>
          <draw:g>
            <draw:custom-shape draw:style-name="gr78" draw:text-style-name="P50" draw:layer="layout" svg:width="0.035cm" svg:height="0.034cm" svg:x="9.575cm" svg:y="24.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50" draw:layer="layout" svg:width="0.036cm" svg:height="0.034cm" svg:x="9.528cm" svg:y="24.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50" draw:layer="layout" svg:width="0.036cm" svg:height="0.034cm" svg:x="9.48cm" svg:y="24.5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81" draw:text-style-name="P50" draw:layer="layout" svg:width="0.047cm" svg:height="0.048cm" svg:x="9.233cm" svg:y="24.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52" draw:layer="layout" svg:width="0.024cm" svg:height="0.024cm" svg:x="9.244cm" svg:y="24.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3" draw:text-style-name="P50" draw:layer="layout" svg:width="0.046cm" svg:height="0.048cm" svg:x="9.304cm" svg:y="24.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52" draw:layer="layout" svg:width="0.024cm" svg:height="0.024cm" svg:x="9.315cm" svg:y="24.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5" draw:text-style-name="P50" draw:layer="layout" svg:width="0.048cm" svg:height="0.048cm" svg:x="9.373cm" svg:y="24.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52" draw:layer="layout" svg:width="0.024cm" svg:height="0.024cm" svg:x="9.386cm" svg:y="24.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7" draw:text-style-name="P50" draw:layer="layout" svg:width="0.048cm" svg:height="0.048cm" svg:x="9.445cm" svg:y="24.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52" draw:layer="layout" svg:width="0.023cm" svg:height="0.024cm" svg:x="9.457cm" svg:y="24.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9" draw:text-style-name="P50" draw:layer="layout" svg:width="0.048cm" svg:height="0.048cm" svg:x="9.516cm" svg:y="24.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52" draw:layer="layout" svg:width="0.024cm" svg:height="0.024cm" svg:x="9.528cm" svg:y="24.7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91" draw:text-style-name="P50" draw:layer="layout" svg:width="0.047cm" svg:height="0.046cm" svg:x="9.233cm" svg:y="24.578cm">
              <text:p/>
              <draw:enhanced-geometry svg:viewBox="0 0 21600 21600" draw:mirror-horizontal="false" draw:mirror-vertical="false" draw:type="rectangle" draw:enhanced-path="M 0 0 L 21600 0 21600 21600 0 21600 0 0 Z N"/>
            </draw:custom-shape>
          </draw:g>
          <draw:g>
            <draw:custom-shape draw:style-name="gr92" draw:text-style-name="P50" draw:layer="layout" svg:width="0.048cm" svg:height="0.046cm" svg:x="9.373cm" svg:y="24.578cm">
              <text:p/>
              <draw:enhanced-geometry svg:viewBox="0 0 21600 21600" draw:mirror-horizontal="false" draw:mirror-vertical="false" draw:type="rectangle" draw:enhanced-path="M 0 0 L 21600 0 21600 21600 0 21600 0 0 Z N"/>
            </draw:custom-shape>
          </draw:g>
          <draw:g>
            <draw:custom-shape draw:style-name="gr93" draw:text-style-name="P50" draw:layer="layout" svg:width="0.047cm" svg:height="0.046cm" svg:x="9.304cm" svg:y="24.578cm">
              <text:p/>
              <draw:enhanced-geometry svg:viewBox="0 0 21600 21600" draw:mirror-horizontal="false" draw:mirror-vertical="false" draw:type="rectangle" draw:enhanced-path="M 0 0 L 21600 0 21600 21600 0 21600 0 0 Z N"/>
            </draw:custom-shape>
          </draw:g>
          <draw:custom-shape draw:style-name="gr94" draw:text-style-name="P49" draw:layer="layout" svg:width="0.425cm" svg:height="0.236cm" svg:x="9.21cm" svg:y="24.526cm">
            <text:p/>
            <draw:enhanced-geometry svg:viewBox="0 0 21600 21600" draw:mirror-horizontal="false" draw:mirror-vertical="false" draw:type="rectangle" draw:enhanced-path="M 0 0 L 21600 0 21600 21600 0 21600 0 0 Z N"/>
          </draw:custom-shape>
          <draw:g>
            <draw:custom-shape draw:style-name="gr95" draw:text-style-name="P50" draw:layer="layout" svg:width="0.035cm" svg:height="0.035cm" svg:x="9.576cm" svg:y="24.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50" draw:layer="layout" svg:width="0.035cm" svg:height="0.035cm" svg:x="9.529cm" svg:y="24.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7" draw:text-style-name="P50" draw:layer="layout" svg:width="0.036cm" svg:height="0.035cm" svg:x="9.482cm" svg:y="24.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98" draw:text-style-name="P50" draw:layer="layout" svg:width="0.047cm" svg:height="0.047cm" svg:x="9.234cm" svg:y="2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52" draw:layer="layout" svg:width="0.023cm" svg:height="0.023cm" svg:x="9.246cm" svg:y="24.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0" draw:text-style-name="P50" draw:layer="layout" svg:width="0.048cm" svg:height="0.047cm" svg:x="9.304cm" svg:y="2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52" draw:layer="layout" svg:width="0.024cm" svg:height="0.023cm" svg:x="9.316cm" svg:y="24.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2" draw:text-style-name="P50" draw:layer="layout" svg:width="0.048cm" svg:height="0.047cm" svg:x="9.375cm" svg:y="2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3" draw:text-style-name="P52" draw:layer="layout" svg:width="0.024cm" svg:height="0.023cm" svg:x="9.387cm" svg:y="24.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4" draw:text-style-name="P50" draw:layer="layout" svg:width="0.047cm" svg:height="0.047cm" svg:x="9.447cm" svg:y="2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52" draw:layer="layout" svg:width="0.023cm" svg:height="0.023cm" svg:x="9.459cm" svg:y="24.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06" draw:text-style-name="P50" draw:layer="layout" svg:width="0.046cm" svg:height="0.047cm" svg:x="9.518cm" svg:y="2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52" draw:layer="layout" svg:width="0.024cm" svg:height="0.023cm" svg:x="9.529cm" svg:y="24.7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08" draw:text-style-name="P50" draw:layer="layout" svg:width="0.047cm" svg:height="0.047cm" svg:x="9.234cm" svg:y="24.574cm">
              <text:p/>
              <draw:enhanced-geometry svg:viewBox="0 0 21600 21600" draw:mirror-horizontal="false" draw:mirror-vertical="false" draw:type="rectangle" draw:enhanced-path="M 0 0 L 21600 0 21600 21600 0 21600 0 0 Z N"/>
            </draw:custom-shape>
          </draw:g>
          <draw:g>
            <draw:custom-shape draw:style-name="gr109" draw:text-style-name="P50" draw:layer="layout" svg:width="0.048cm" svg:height="0.047cm" svg:x="9.375cm" svg:y="24.574cm">
              <text:p/>
              <draw:enhanced-geometry svg:viewBox="0 0 21600 21600" draw:mirror-horizontal="false" draw:mirror-vertical="false" draw:type="rectangle" draw:enhanced-path="M 0 0 L 21600 0 21600 21600 0 21600 0 0 Z N"/>
            </draw:custom-shape>
          </draw:g>
          <draw:g>
            <draw:custom-shape draw:style-name="gr110" draw:text-style-name="P50" draw:layer="layout" svg:width="0.048cm" svg:height="0.047cm" svg:x="9.304cm" svg:y="24.574cm">
              <text:p/>
              <draw:enhanced-geometry svg:viewBox="0 0 21600 21600" draw:mirror-horizontal="false" draw:mirror-vertical="false" draw:type="rectangle" draw:enhanced-path="M 0 0 L 21600 0 21600 21600 0 21600 0 0 Z N"/>
            </draw:custom-shape>
          </draw:g>
        </draw:g>
        <draw:g>
          <draw:polyline draw:style-name="gr111" draw:text-style-name="P51" draw:layer="layout" svg:width="1.041cm" svg:height="0.367cm" svg:x="4.737cm" svg:y="24.544cm" svg:viewBox="0 0 1042 368" draw:points="1042,0 1042,184 0,184 0,368">
            <text:p/>
          </draw:polyline>
          <draw:polyline draw:style-name="gr112" draw:text-style-name="P51" draw:layer="layout" svg:width="0.288cm" svg:height="0.179cm" svg:x="5.184cm" svg:y="24.729cm" svg:viewBox="0 0 289 180" draw:points="0,0 289,0 289,180">
            <text:p/>
          </draw:polyline>
          <draw:polyline draw:style-name="gr113" draw:text-style-name="P51" draw:layer="layout" svg:width="0.235cm" svg:height="0.181cm" svg:x="5.159cm" svg:y="24.729cm" svg:viewBox="0 0 236 182" draw:points="236,0 0,0 0,182">
            <text:p/>
          </draw:polyline>
          <draw:g>
            <draw:custom-shape draw:style-name="gr114" draw:text-style-name="P49" draw:layer="layout" svg:width="0.475cm" svg:height="0.34cm" svg:x="5.473cm" svg:y="24.263cm">
              <text:p/>
              <draw:enhanced-geometry svg:viewBox="0 0 21600 21600" draw:mirror-horizontal="false" draw:mirror-vertical="false" draw:type="rectangle" draw:enhanced-path="M 0 0 L 21600 0 21600 21600 0 21600 0 0 Z N"/>
            </draw:custom-shape>
            <draw:custom-shape draw:style-name="gr115" draw:text-style-name="P50" draw:layer="layout" svg:width="0.017cm" svg:height="0.01cm" svg:x="5.642cm" svg:y="24.297cm">
              <text:p/>
              <draw:enhanced-geometry svg:viewBox="0 0 21600 21600" draw:mirror-horizontal="false" draw:mirror-vertical="false" draw:type="rectangle" draw:enhanced-path="M 0 0 L 21600 0 21600 21600 0 21600 0 0 Z N"/>
            </draw:custom-shape>
            <draw:custom-shape draw:style-name="gr116" draw:text-style-name="P50" draw:layer="layout" svg:width="0.017cm" svg:height="0.01cm" svg:x="5.642cm" svg:y="24.325cm">
              <text:p/>
              <draw:enhanced-geometry svg:viewBox="0 0 21600 21600" draw:mirror-horizontal="false" draw:mirror-vertical="false" draw:type="rectangle" draw:enhanced-path="M 0 0 L 21600 0 21600 21600 0 21600 0 0 Z N"/>
            </draw:custom-shape>
          </draw:g>
          <draw:g>
            <draw:custom-shape draw:style-name="gr117" draw:text-style-name="P49" draw:layer="layout" svg:width="0.5cm" svg:height="0.21cm" svg:x="5.447cm" svg:y="24.888cm">
              <text:p/>
              <draw:enhanced-geometry svg:viewBox="0 0 21600 21600" draw:mirror-horizontal="false" draw:mirror-vertical="false" draw:type="rectangle" draw:enhanced-path="M 0 0 L 21600 0 21600 21600 0 21600 0 0 Z N"/>
            </draw:custom-shape>
            <draw:custom-shape draw:style-name="gr118" draw:text-style-name="P50" draw:layer="layout" svg:width="0.025cm" svg:height="0.026cm" svg:x="5.461cm" svg:y="25.046cm">
              <text:p/>
              <draw:enhanced-geometry svg:viewBox="0 0 21600 21600" draw:mirror-horizontal="false" draw:mirror-vertical="false" draw:type="rectangle" draw:enhanced-path="M 0 0 L 21600 0 21600 21600 0 21600 0 0 Z N"/>
            </draw:custom-shape>
          </draw:g>
          <draw:g>
            <draw:custom-shape draw:style-name="gr119" draw:text-style-name="P49" draw:layer="layout" svg:width="0.237cm" svg:height="0.21cm" svg:x="5.132cm" svg:y="24.888cm">
              <text:p/>
              <draw:enhanced-geometry svg:viewBox="0 0 21600 21600" draw:mirror-horizontal="false" draw:mirror-vertical="false" draw:type="rectangle" draw:enhanced-path="M 0 0 L 21600 0 21600 21600 0 21600 0 0 Z N"/>
            </draw:custom-shape>
          </draw:g>
          <draw:g>
            <draw:line draw:style-name="gr120" draw:text-style-name="P51" draw:layer="layout" svg:x1="5.187cm" svg:y1="24.888cm" svg:x2="5.187cm" svg:y2="25.097cm">
              <text:p/>
            </draw:line>
            <draw:line draw:style-name="gr121" draw:text-style-name="P51" draw:layer="layout" svg:x1="5.315cm" svg:y1="24.888cm" svg:x2="5.315cm" svg:y2="25.097cm">
              <text:p/>
            </draw:line>
            <draw:custom-shape draw:style-name="gr122" draw:text-style-name="P50" draw:layer="layout" svg:width="0.013cm" svg:height="0.008cm" svg:x="5.238cm" svg:y="24.912cm">
              <text:p/>
              <draw:enhanced-geometry svg:viewBox="0 0 21600 21600" draw:mirror-horizontal="false" draw:mirror-vertical="false" draw:type="rectangle" draw:enhanced-path="M 0 0 L 21600 0 21600 21600 0 21600 0 0 Z N"/>
            </draw:custom-shape>
            <draw:custom-shape draw:style-name="gr123" draw:text-style-name="P50" draw:layer="layout" svg:width="0.027cm" svg:height="0.026cm" svg:x="5.146cm" svg:y="25.043cm">
              <text:p/>
              <draw:enhanced-geometry svg:viewBox="0 0 21600 21600" draw:mirror-horizontal="false" draw:mirror-vertical="false" draw:type="rectangle" draw:enhanced-path="M 0 0 L 21600 0 21600 21600 0 21600 0 0 Z N"/>
            </draw:custom-shape>
            <draw:line draw:style-name="gr124" draw:text-style-name="P51" draw:layer="layout" svg:x1="5.265cm" svg:y1="24.937cm" svg:x2="5.37cm" svg:y2="24.937cm">
              <text:p/>
            </draw:line>
            <draw:line draw:style-name="gr125" draw:text-style-name="P51" draw:layer="layout" svg:x1="5.265cm" svg:y1="24.888cm" svg:x2="5.265cm" svg:y2="25.097cm">
              <text:p/>
            </draw:line>
            <draw:custom-shape draw:style-name="gr126" draw:text-style-name="P50" draw:layer="layout" svg:width="0.013cm" svg:height="0.008cm" svg:x="5.238cm" svg:y="24.956cm">
              <text:p/>
              <draw:enhanced-geometry svg:viewBox="0 0 21600 21600" draw:mirror-horizontal="false" draw:mirror-vertical="false" draw:type="rectangle" draw:enhanced-path="M 0 0 L 21600 0 21600 21600 0 21600 0 0 Z N"/>
            </draw:custom-shape>
            <draw:custom-shape draw:style-name="gr127" draw:text-style-name="P50" draw:layer="layout" svg:width="0.013cm" svg:height="0.007cm" svg:x="5.238cm" svg:y="24.934cm">
              <text:p/>
              <draw:enhanced-geometry svg:viewBox="0 0 21600 21600" draw:mirror-horizontal="false" draw:mirror-vertical="false" draw:type="rectangle" draw:enhanced-path="M 0 0 L 21600 0 21600 21600 0 21600 0 0 Z N"/>
            </draw:custom-shape>
            <draw:g>
              <draw:g>
                <draw:custom-shape draw:style-name="gr128" draw:text-style-name="P50" draw:layer="layout" svg:width="0.013cm" svg:height="0.008cm" svg:x="5.291cm" svg:y="24.956cm">
                  <text:p/>
                  <draw:enhanced-geometry svg:viewBox="0 0 21600 21600" draw:mirror-horizontal="false" draw:mirror-vertical="false" draw:type="rectangle" draw:enhanced-path="M 0 0 L 21600 0 21600 21600 0 21600 0 0 Z N"/>
                </draw:custom-shape>
                <draw:custom-shape draw:style-name="gr129" draw:text-style-name="P50" draw:layer="layout" svg:width="0.011cm" svg:height="0.004cm" svg:x="5.292cm" svg:y="24.958cm">
                  <text:p/>
                  <draw:enhanced-geometry svg:viewBox="0 0 21600 21600" draw:mirror-horizontal="false" draw:mirror-vertical="false" draw:type="rectangle" draw:enhanced-path="M 0 0 L 21600 0 21600 21600 0 21600 0 0 Z N"/>
                </draw:custom-shape>
              </draw:g>
              <draw:g>
                <draw:custom-shape draw:style-name="gr130" draw:text-style-name="P50" draw:layer="layout" svg:width="0.013cm" svg:height="0.009cm" svg:x="5.291cm" svg:y="24.979cm">
                  <text:p/>
                  <draw:enhanced-geometry svg:viewBox="0 0 21600 21600" draw:mirror-horizontal="false" draw:mirror-vertical="false" draw:type="rectangle" draw:enhanced-path="M 0 0 L 21600 0 21600 21600 0 21600 0 0 Z N"/>
                </draw:custom-shape>
                <draw:custom-shape draw:style-name="gr131" draw:text-style-name="P50" draw:layer="layout" svg:width="0.011cm" svg:height="0.005cm" svg:x="5.292cm" svg:y="24.981cm">
                  <text:p/>
                  <draw:enhanced-geometry svg:viewBox="0 0 21600 21600" draw:mirror-horizontal="false" draw:mirror-vertical="false" draw:type="rectangle" draw:enhanced-path="M 0 0 L 21600 0 21600 21600 0 21600 0 0 Z N"/>
                </draw:custom-shape>
              </draw:g>
              <draw:g>
                <draw:custom-shape draw:style-name="gr132" draw:text-style-name="P50" draw:layer="layout" svg:width="0.013cm" svg:height="0.008cm" svg:x="5.291cm" svg:y="25.003cm">
                  <text:p/>
                  <draw:enhanced-geometry svg:viewBox="0 0 21600 21600" draw:mirror-horizontal="false" draw:mirror-vertical="false" draw:type="rectangle" draw:enhanced-path="M 0 0 L 21600 0 21600 21600 0 21600 0 0 Z N"/>
                </draw:custom-shape>
                <draw:custom-shape draw:style-name="gr133" draw:text-style-name="P50" draw:layer="layout" svg:width="0.011cm" svg:height="0.005cm" svg:x="5.292cm" svg:y="25.005cm">
                  <text:p/>
                  <draw:enhanced-geometry svg:viewBox="0 0 21600 21600" draw:mirror-horizontal="false" draw:mirror-vertical="false" draw:type="rectangle" draw:enhanced-path="M 0 0 L 21600 0 21600 21600 0 21600 0 0 Z N"/>
                </draw:custom-shape>
              </draw:g>
              <draw:g>
                <draw:custom-shape draw:style-name="gr134" draw:text-style-name="P50" draw:layer="layout" svg:width="0.013cm" svg:height="0.008cm" svg:x="5.291cm" svg:y="25.027cm">
                  <text:p/>
                  <draw:enhanced-geometry svg:viewBox="0 0 21600 21600" draw:mirror-horizontal="false" draw:mirror-vertical="false" draw:type="rectangle" draw:enhanced-path="M 0 0 L 21600 0 21600 21600 0 21600 0 0 Z N"/>
                </draw:custom-shape>
                <draw:custom-shape draw:style-name="gr135" draw:text-style-name="P50" draw:layer="layout" svg:width="0.011cm" svg:height="0.006cm" svg:x="5.292cm" svg:y="25.028cm">
                  <text:p/>
                  <draw:enhanced-geometry svg:viewBox="0 0 21600 21600" draw:mirror-horizontal="false" draw:mirror-vertical="false" draw:type="rectangle" draw:enhanced-path="M 0 0 L 21600 0 21600 21600 0 21600 0 0 Z N"/>
                </draw:custom-shape>
              </draw:g>
              <draw:g>
                <draw:custom-shape draw:style-name="gr136" draw:text-style-name="P50" draw:layer="layout" svg:width="0.013cm" svg:height="0.007cm" svg:x="5.291cm" svg:y="25.051cm">
                  <text:p/>
                  <draw:enhanced-geometry svg:viewBox="0 0 21600 21600" draw:mirror-horizontal="false" draw:mirror-vertical="false" draw:type="rectangle" draw:enhanced-path="M 0 0 L 21600 0 21600 21600 0 21600 0 0 Z N"/>
                </draw:custom-shape>
                <draw:custom-shape draw:style-name="gr137" draw:text-style-name="P50" draw:layer="layout" svg:width="0.011cm" svg:height="0.006cm" svg:x="5.292cm" svg:y="25.052cm">
                  <text:p/>
                  <draw:enhanced-geometry svg:viewBox="0 0 21600 21600" draw:mirror-horizontal="false" draw:mirror-vertical="false" draw:type="rectangle" draw:enhanced-path="M 0 0 L 21600 0 21600 21600 0 21600 0 0 Z N"/>
                </draw:custom-shape>
              </draw:g>
              <draw:g>
                <draw:custom-shape draw:style-name="gr138" draw:text-style-name="P50" draw:layer="layout" svg:width="0.013cm" svg:height="0.008cm" svg:x="5.291cm" svg:y="25.074cm">
                  <text:p/>
                  <draw:enhanced-geometry svg:viewBox="0 0 21600 21600" draw:mirror-horizontal="false" draw:mirror-vertical="false" draw:type="rectangle" draw:enhanced-path="M 0 0 L 21600 0 21600 21600 0 21600 0 0 Z N"/>
                </draw:custom-shape>
                <draw:custom-shape draw:style-name="gr139" draw:text-style-name="P50" draw:layer="layout" svg:width="0.011cm" svg:height="0.006cm" svg:x="5.292cm" svg:y="25.075cm">
                  <text:p/>
                  <draw:enhanced-geometry svg:viewBox="0 0 21600 21600" draw:mirror-horizontal="false" draw:mirror-vertical="false" draw:type="rectangle" draw:enhanced-path="M 0 0 L 21600 0 21600 21600 0 21600 0 0 Z N"/>
                </draw:custom-shape>
              </draw:g>
            </draw:g>
            <draw:g>
              <draw:g>
                <draw:custom-shape draw:style-name="gr140" draw:text-style-name="P50" draw:layer="layout" svg:width="0.013cm" svg:height="0.008cm" svg:x="5.344cm" svg:y="24.956cm">
                  <text:p/>
                  <draw:enhanced-geometry svg:viewBox="0 0 21600 21600" draw:mirror-horizontal="false" draw:mirror-vertical="false" draw:type="rectangle" draw:enhanced-path="M 0 0 L 21600 0 21600 21600 0 21600 0 0 Z N"/>
                </draw:custom-shape>
                <draw:custom-shape draw:style-name="gr141" draw:text-style-name="P50" draw:layer="layout" svg:width="0.01cm" svg:height="0.004cm" svg:x="5.345cm" svg:y="24.958cm">
                  <text:p/>
                  <draw:enhanced-geometry svg:viewBox="0 0 21600 21600" draw:mirror-horizontal="false" draw:mirror-vertical="false" draw:type="rectangle" draw:enhanced-path="M 0 0 L 21600 0 21600 21600 0 21600 0 0 Z N"/>
                </draw:custom-shape>
              </draw:g>
              <draw:g>
                <draw:custom-shape draw:style-name="gr142" draw:text-style-name="P50" draw:layer="layout" svg:width="0.013cm" svg:height="0.009cm" svg:x="5.344cm" svg:y="24.979cm">
                  <text:p/>
                  <draw:enhanced-geometry svg:viewBox="0 0 21600 21600" draw:mirror-horizontal="false" draw:mirror-vertical="false" draw:type="rectangle" draw:enhanced-path="M 0 0 L 21600 0 21600 21600 0 21600 0 0 Z N"/>
                </draw:custom-shape>
                <draw:custom-shape draw:style-name="gr143" draw:text-style-name="P50" draw:layer="layout" svg:width="0.01cm" svg:height="0.005cm" svg:x="5.345cm" svg:y="24.981cm">
                  <text:p/>
                  <draw:enhanced-geometry svg:viewBox="0 0 21600 21600" draw:mirror-horizontal="false" draw:mirror-vertical="false" draw:type="rectangle" draw:enhanced-path="M 0 0 L 21600 0 21600 21600 0 21600 0 0 Z N"/>
                </draw:custom-shape>
              </draw:g>
              <draw:g>
                <draw:custom-shape draw:style-name="gr144" draw:text-style-name="P50" draw:layer="layout" svg:width="0.013cm" svg:height="0.008cm" svg:x="5.344cm" svg:y="25.003cm">
                  <text:p/>
                  <draw:enhanced-geometry svg:viewBox="0 0 21600 21600" draw:mirror-horizontal="false" draw:mirror-vertical="false" draw:type="rectangle" draw:enhanced-path="M 0 0 L 21600 0 21600 21600 0 21600 0 0 Z N"/>
                </draw:custom-shape>
                <draw:custom-shape draw:style-name="gr145" draw:text-style-name="P50" draw:layer="layout" svg:width="0.01cm" svg:height="0.005cm" svg:x="5.345cm" svg:y="25.005cm">
                  <text:p/>
                  <draw:enhanced-geometry svg:viewBox="0 0 21600 21600" draw:mirror-horizontal="false" draw:mirror-vertical="false" draw:type="rectangle" draw:enhanced-path="M 0 0 L 21600 0 21600 21600 0 21600 0 0 Z N"/>
                </draw:custom-shape>
              </draw:g>
              <draw:g>
                <draw:custom-shape draw:style-name="gr146" draw:text-style-name="P50" draw:layer="layout" svg:width="0.013cm" svg:height="0.008cm" svg:x="5.344cm" svg:y="25.027cm">
                  <text:p/>
                  <draw:enhanced-geometry svg:viewBox="0 0 21600 21600" draw:mirror-horizontal="false" draw:mirror-vertical="false" draw:type="rectangle" draw:enhanced-path="M 0 0 L 21600 0 21600 21600 0 21600 0 0 Z N"/>
                </draw:custom-shape>
                <draw:custom-shape draw:style-name="gr147" draw:text-style-name="P50" draw:layer="layout" svg:width="0.01cm" svg:height="0.006cm" svg:x="5.345cm" svg:y="25.028cm">
                  <text:p/>
                  <draw:enhanced-geometry svg:viewBox="0 0 21600 21600" draw:mirror-horizontal="false" draw:mirror-vertical="false" draw:type="rectangle" draw:enhanced-path="M 0 0 L 21600 0 21600 21600 0 21600 0 0 Z N"/>
                </draw:custom-shape>
              </draw:g>
              <draw:g>
                <draw:custom-shape draw:style-name="gr148" draw:text-style-name="P50" draw:layer="layout" svg:width="0.013cm" svg:height="0.007cm" svg:x="5.344cm" svg:y="25.051cm">
                  <text:p/>
                  <draw:enhanced-geometry svg:viewBox="0 0 21600 21600" draw:mirror-horizontal="false" draw:mirror-vertical="false" draw:type="rectangle" draw:enhanced-path="M 0 0 L 21600 0 21600 21600 0 21600 0 0 Z N"/>
                </draw:custom-shape>
                <draw:custom-shape draw:style-name="gr149" draw:text-style-name="P50" draw:layer="layout" svg:width="0.01cm" svg:height="0.006cm" svg:x="5.345cm" svg:y="25.052cm">
                  <text:p/>
                  <draw:enhanced-geometry svg:viewBox="0 0 21600 21600" draw:mirror-horizontal="false" draw:mirror-vertical="false" draw:type="rectangle" draw:enhanced-path="M 0 0 L 21600 0 21600 21600 0 21600 0 0 Z N"/>
                </draw:custom-shape>
              </draw:g>
              <draw:g>
                <draw:custom-shape draw:style-name="gr150" draw:text-style-name="P50" draw:layer="layout" svg:width="0.013cm" svg:height="0.008cm" svg:x="5.344cm" svg:y="25.074cm">
                  <text:p/>
                  <draw:enhanced-geometry svg:viewBox="0 0 21600 21600" draw:mirror-horizontal="false" draw:mirror-vertical="false" draw:type="rectangle" draw:enhanced-path="M 0 0 L 21600 0 21600 21600 0 21600 0 0 Z N"/>
                </draw:custom-shape>
                <draw:custom-shape draw:style-name="gr151" draw:text-style-name="P50" draw:layer="layout" svg:width="0.01cm" svg:height="0.006cm" svg:x="5.345cm" svg:y="25.075cm">
                  <text:p/>
                  <draw:enhanced-geometry svg:viewBox="0 0 21600 21600" draw:mirror-horizontal="false" draw:mirror-vertical="false" draw:type="rectangle" draw:enhanced-path="M 0 0 L 21600 0 21600 21600 0 21600 0 0 Z N"/>
                </draw:custom-shape>
              </draw:g>
            </draw:g>
          </draw:g>
          <draw:g>
            <draw:custom-shape draw:style-name="gr152" draw:text-style-name="P49" draw:layer="layout" svg:width="0.342cm" svg:height="0.209cm" svg:x="4.712cm" svg:y="24.886cm">
              <text:p/>
              <draw:enhanced-geometry svg:viewBox="0 0 21600 21600" draw:mirror-horizontal="false" draw:mirror-vertical="false" draw:type="rectangle" draw:enhanced-path="M 0 0 L 21600 0 21600 21600 0 21600 0 0 Z N"/>
            </draw:custom-shape>
            <draw:line draw:style-name="gr153" draw:text-style-name="P51" draw:layer="layout" svg:x1="4.765cm" svg:y1="24.885cm" svg:x2="4.765cm" svg:y2="25.097cm">
              <text:p/>
            </draw:line>
            <draw:line draw:style-name="gr154" draw:text-style-name="P51" draw:layer="layout" svg:x1="4.896cm" svg:y1="24.885cm" svg:x2="4.896cm" svg:y2="25.097cm">
              <text:p/>
            </draw:line>
            <draw:custom-shape draw:style-name="gr155" draw:text-style-name="P50" draw:layer="layout" svg:width="0.013cm" svg:height="0.008cm" svg:x="4.818cm" svg:y="24.912cm">
              <text:p/>
              <draw:enhanced-geometry svg:viewBox="0 0 21600 21600" draw:mirror-horizontal="false" draw:mirror-vertical="false" draw:type="rectangle" draw:enhanced-path="M 0 0 L 21600 0 21600 21600 0 21600 0 0 Z N"/>
            </draw:custom-shape>
            <draw:custom-shape draw:style-name="gr156" draw:text-style-name="P50" draw:layer="layout" svg:width="0.027cm" svg:height="0.026cm" svg:x="4.725cm" svg:y="25.043cm">
              <text:p/>
              <draw:enhanced-geometry svg:viewBox="0 0 21600 21600" draw:mirror-horizontal="false" draw:mirror-vertical="false" draw:type="rectangle" draw:enhanced-path="M 0 0 L 21600 0 21600 21600 0 21600 0 0 Z N"/>
            </draw:custom-shape>
            <draw:line draw:style-name="gr157" draw:text-style-name="P51" draw:layer="layout" svg:x1="4.845cm" svg:y1="24.937cm" svg:x2="5.056cm" svg:y2="24.937cm">
              <text:p/>
            </draw:line>
            <draw:line draw:style-name="gr158" draw:text-style-name="P51" draw:layer="layout" svg:x1="4.844cm" svg:y1="24.885cm" svg:x2="4.844cm" svg:y2="25.097cm">
              <text:p/>
            </draw:line>
            <draw:custom-shape draw:style-name="gr159" draw:text-style-name="P50" draw:layer="layout" svg:width="0.013cm" svg:height="0.008cm" svg:x="4.818cm" svg:y="24.956cm">
              <text:p/>
              <draw:enhanced-geometry svg:viewBox="0 0 21600 21600" draw:mirror-horizontal="false" draw:mirror-vertical="false" draw:type="rectangle" draw:enhanced-path="M 0 0 L 21600 0 21600 21600 0 21600 0 0 Z N"/>
            </draw:custom-shape>
            <draw:custom-shape draw:style-name="gr160" draw:text-style-name="P50" draw:layer="layout" svg:width="0.013cm" svg:height="0.007cm" svg:x="4.818cm" svg:y="24.934cm">
              <text:p/>
              <draw:enhanced-geometry svg:viewBox="0 0 21600 21600" draw:mirror-horizontal="false" draw:mirror-vertical="false" draw:type="rectangle" draw:enhanced-path="M 0 0 L 21600 0 21600 21600 0 21600 0 0 Z N"/>
            </draw:custom-shape>
            <draw:g>
              <draw:g>
                <draw:custom-shape draw:style-name="gr161" draw:text-style-name="P50" draw:layer="layout" svg:width="0.013cm" svg:height="0.008cm" svg:x="4.871cm" svg:y="24.956cm">
                  <text:p/>
                  <draw:enhanced-geometry svg:viewBox="0 0 21600 21600" draw:mirror-horizontal="false" draw:mirror-vertical="false" draw:type="rectangle" draw:enhanced-path="M 0 0 L 21600 0 21600 21600 0 21600 0 0 Z N"/>
                </draw:custom-shape>
                <draw:custom-shape draw:style-name="gr162" draw:text-style-name="P50" draw:layer="layout" svg:width="0.01cm" svg:height="0.004cm" svg:x="4.872cm" svg:y="24.958cm">
                  <text:p/>
                  <draw:enhanced-geometry svg:viewBox="0 0 21600 21600" draw:mirror-horizontal="false" draw:mirror-vertical="false" draw:type="rectangle" draw:enhanced-path="M 0 0 L 21600 0 21600 21600 0 21600 0 0 Z N"/>
                </draw:custom-shape>
              </draw:g>
              <draw:g>
                <draw:custom-shape draw:style-name="gr163" draw:text-style-name="P50" draw:layer="layout" svg:width="0.013cm" svg:height="0.009cm" svg:x="4.871cm" svg:y="24.979cm">
                  <text:p/>
                  <draw:enhanced-geometry svg:viewBox="0 0 21600 21600" draw:mirror-horizontal="false" draw:mirror-vertical="false" draw:type="rectangle" draw:enhanced-path="M 0 0 L 21600 0 21600 21600 0 21600 0 0 Z N"/>
                </draw:custom-shape>
                <draw:custom-shape draw:style-name="gr164" draw:text-style-name="P50" draw:layer="layout" svg:width="0.01cm" svg:height="0.005cm" svg:x="4.872cm" svg:y="24.981cm">
                  <text:p/>
                  <draw:enhanced-geometry svg:viewBox="0 0 21600 21600" draw:mirror-horizontal="false" draw:mirror-vertical="false" draw:type="rectangle" draw:enhanced-path="M 0 0 L 21600 0 21600 21600 0 21600 0 0 Z N"/>
                </draw:custom-shape>
              </draw:g>
              <draw:g>
                <draw:custom-shape draw:style-name="gr165" draw:text-style-name="P50" draw:layer="layout" svg:width="0.013cm" svg:height="0.008cm" svg:x="4.871cm" svg:y="25.003cm">
                  <text:p/>
                  <draw:enhanced-geometry svg:viewBox="0 0 21600 21600" draw:mirror-horizontal="false" draw:mirror-vertical="false" draw:type="rectangle" draw:enhanced-path="M 0 0 L 21600 0 21600 21600 0 21600 0 0 Z N"/>
                </draw:custom-shape>
                <draw:custom-shape draw:style-name="gr166" draw:text-style-name="P50" draw:layer="layout" svg:width="0.01cm" svg:height="0.005cm" svg:x="4.872cm" svg:y="25.005cm">
                  <text:p/>
                  <draw:enhanced-geometry svg:viewBox="0 0 21600 21600" draw:mirror-horizontal="false" draw:mirror-vertical="false" draw:type="rectangle" draw:enhanced-path="M 0 0 L 21600 0 21600 21600 0 21600 0 0 Z N"/>
                </draw:custom-shape>
              </draw:g>
              <draw:g>
                <draw:custom-shape draw:style-name="gr167" draw:text-style-name="P50" draw:layer="layout" svg:width="0.013cm" svg:height="0.008cm" svg:x="4.871cm" svg:y="25.027cm">
                  <text:p/>
                  <draw:enhanced-geometry svg:viewBox="0 0 21600 21600" draw:mirror-horizontal="false" draw:mirror-vertical="false" draw:type="rectangle" draw:enhanced-path="M 0 0 L 21600 0 21600 21600 0 21600 0 0 Z N"/>
                </draw:custom-shape>
                <draw:custom-shape draw:style-name="gr168" draw:text-style-name="P50" draw:layer="layout" svg:width="0.01cm" svg:height="0.006cm" svg:x="4.872cm" svg:y="25.028cm">
                  <text:p/>
                  <draw:enhanced-geometry svg:viewBox="0 0 21600 21600" draw:mirror-horizontal="false" draw:mirror-vertical="false" draw:type="rectangle" draw:enhanced-path="M 0 0 L 21600 0 21600 21600 0 21600 0 0 Z N"/>
                </draw:custom-shape>
              </draw:g>
              <draw:g>
                <draw:custom-shape draw:style-name="gr169" draw:text-style-name="P50" draw:layer="layout" svg:width="0.013cm" svg:height="0.007cm" svg:x="4.871cm" svg:y="25.051cm">
                  <text:p/>
                  <draw:enhanced-geometry svg:viewBox="0 0 21600 21600" draw:mirror-horizontal="false" draw:mirror-vertical="false" draw:type="rectangle" draw:enhanced-path="M 0 0 L 21600 0 21600 21600 0 21600 0 0 Z N"/>
                </draw:custom-shape>
                <draw:custom-shape draw:style-name="gr170" draw:text-style-name="P50" draw:layer="layout" svg:width="0.01cm" svg:height="0.006cm" svg:x="4.872cm" svg:y="25.052cm">
                  <text:p/>
                  <draw:enhanced-geometry svg:viewBox="0 0 21600 21600" draw:mirror-horizontal="false" draw:mirror-vertical="false" draw:type="rectangle" draw:enhanced-path="M 0 0 L 21600 0 21600 21600 0 21600 0 0 Z N"/>
                </draw:custom-shape>
              </draw:g>
              <draw:g>
                <draw:custom-shape draw:style-name="gr171" draw:text-style-name="P50" draw:layer="layout" svg:width="0.013cm" svg:height="0.008cm" svg:x="4.871cm" svg:y="25.074cm">
                  <text:p/>
                  <draw:enhanced-geometry svg:viewBox="0 0 21600 21600" draw:mirror-horizontal="false" draw:mirror-vertical="false" draw:type="rectangle" draw:enhanced-path="M 0 0 L 21600 0 21600 21600 0 21600 0 0 Z N"/>
                </draw:custom-shape>
                <draw:custom-shape draw:style-name="gr172" draw:text-style-name="P50" draw:layer="layout" svg:width="0.01cm" svg:height="0.006cm" svg:x="4.872cm" svg:y="25.075cm">
                  <text:p/>
                  <draw:enhanced-geometry svg:viewBox="0 0 21600 21600" draw:mirror-horizontal="false" draw:mirror-vertical="false" draw:type="rectangle" draw:enhanced-path="M 0 0 L 21600 0 21600 21600 0 21600 0 0 Z N"/>
                </draw:custom-shape>
              </draw:g>
            </draw:g>
            <draw:line draw:style-name="gr173" draw:text-style-name="P51" draw:layer="layout" svg:x1="4.949cm" svg:y1="24.885cm" svg:x2="4.949cm" svg:y2="25.097cm">
              <text:p/>
            </draw:line>
            <draw:line draw:style-name="gr174" draw:text-style-name="P51" draw:layer="layout" svg:x1="5.002cm" svg:y1="24.885cm" svg:x2="5.002cm" svg:y2="25.097cm">
              <text:p/>
            </draw:line>
            <draw:g>
              <draw:g>
                <draw:custom-shape draw:style-name="gr175" draw:text-style-name="P50" draw:layer="layout" svg:width="0.013cm" svg:height="0.008cm" svg:x="4.923cm" svg:y="24.956cm">
                  <text:p/>
                  <draw:enhanced-geometry svg:viewBox="0 0 21600 21600" draw:mirror-horizontal="false" draw:mirror-vertical="false" draw:type="rectangle" draw:enhanced-path="M 0 0 L 21600 0 21600 21600 0 21600 0 0 Z N"/>
                </draw:custom-shape>
                <draw:custom-shape draw:style-name="gr176" draw:text-style-name="P50" draw:layer="layout" svg:width="0.01cm" svg:height="0.004cm" svg:x="4.925cm" svg:y="24.958cm">
                  <text:p/>
                  <draw:enhanced-geometry svg:viewBox="0 0 21600 21600" draw:mirror-horizontal="false" draw:mirror-vertical="false" draw:type="rectangle" draw:enhanced-path="M 0 0 L 21600 0 21600 21600 0 21600 0 0 Z N"/>
                </draw:custom-shape>
              </draw:g>
              <draw:g>
                <draw:custom-shape draw:style-name="gr177" draw:text-style-name="P50" draw:layer="layout" svg:width="0.013cm" svg:height="0.009cm" svg:x="4.923cm" svg:y="24.979cm">
                  <text:p/>
                  <draw:enhanced-geometry svg:viewBox="0 0 21600 21600" draw:mirror-horizontal="false" draw:mirror-vertical="false" draw:type="rectangle" draw:enhanced-path="M 0 0 L 21600 0 21600 21600 0 21600 0 0 Z N"/>
                </draw:custom-shape>
                <draw:custom-shape draw:style-name="gr178" draw:text-style-name="P50" draw:layer="layout" svg:width="0.01cm" svg:height="0.005cm" svg:x="4.925cm" svg:y="24.981cm">
                  <text:p/>
                  <draw:enhanced-geometry svg:viewBox="0 0 21600 21600" draw:mirror-horizontal="false" draw:mirror-vertical="false" draw:type="rectangle" draw:enhanced-path="M 0 0 L 21600 0 21600 21600 0 21600 0 0 Z N"/>
                </draw:custom-shape>
              </draw:g>
              <draw:g>
                <draw:custom-shape draw:style-name="gr179" draw:text-style-name="P50" draw:layer="layout" svg:width="0.013cm" svg:height="0.008cm" svg:x="4.923cm" svg:y="25.003cm">
                  <text:p/>
                  <draw:enhanced-geometry svg:viewBox="0 0 21600 21600" draw:mirror-horizontal="false" draw:mirror-vertical="false" draw:type="rectangle" draw:enhanced-path="M 0 0 L 21600 0 21600 21600 0 21600 0 0 Z N"/>
                </draw:custom-shape>
                <draw:custom-shape draw:style-name="gr180" draw:text-style-name="P50" draw:layer="layout" svg:width="0.01cm" svg:height="0.005cm" svg:x="4.925cm" svg:y="25.005cm">
                  <text:p/>
                  <draw:enhanced-geometry svg:viewBox="0 0 21600 21600" draw:mirror-horizontal="false" draw:mirror-vertical="false" draw:type="rectangle" draw:enhanced-path="M 0 0 L 21600 0 21600 21600 0 21600 0 0 Z N"/>
                </draw:custom-shape>
              </draw:g>
              <draw:g>
                <draw:custom-shape draw:style-name="gr181" draw:text-style-name="P50" draw:layer="layout" svg:width="0.013cm" svg:height="0.008cm" svg:x="4.923cm" svg:y="25.027cm">
                  <text:p/>
                  <draw:enhanced-geometry svg:viewBox="0 0 21600 21600" draw:mirror-horizontal="false" draw:mirror-vertical="false" draw:type="rectangle" draw:enhanced-path="M 0 0 L 21600 0 21600 21600 0 21600 0 0 Z N"/>
                </draw:custom-shape>
                <draw:custom-shape draw:style-name="gr182" draw:text-style-name="P50" draw:layer="layout" svg:width="0.01cm" svg:height="0.006cm" svg:x="4.925cm" svg:y="25.028cm">
                  <text:p/>
                  <draw:enhanced-geometry svg:viewBox="0 0 21600 21600" draw:mirror-horizontal="false" draw:mirror-vertical="false" draw:type="rectangle" draw:enhanced-path="M 0 0 L 21600 0 21600 21600 0 21600 0 0 Z N"/>
                </draw:custom-shape>
              </draw:g>
              <draw:g>
                <draw:custom-shape draw:style-name="gr183" draw:text-style-name="P50" draw:layer="layout" svg:width="0.013cm" svg:height="0.007cm" svg:x="4.923cm" svg:y="25.051cm">
                  <text:p/>
                  <draw:enhanced-geometry svg:viewBox="0 0 21600 21600" draw:mirror-horizontal="false" draw:mirror-vertical="false" draw:type="rectangle" draw:enhanced-path="M 0 0 L 21600 0 21600 21600 0 21600 0 0 Z N"/>
                </draw:custom-shape>
                <draw:custom-shape draw:style-name="gr184" draw:text-style-name="P50" draw:layer="layout" svg:width="0.01cm" svg:height="0.006cm" svg:x="4.925cm" svg:y="25.052cm">
                  <text:p/>
                  <draw:enhanced-geometry svg:viewBox="0 0 21600 21600" draw:mirror-horizontal="false" draw:mirror-vertical="false" draw:type="rectangle" draw:enhanced-path="M 0 0 L 21600 0 21600 21600 0 21600 0 0 Z N"/>
                </draw:custom-shape>
              </draw:g>
              <draw:g>
                <draw:custom-shape draw:style-name="gr185" draw:text-style-name="P50" draw:layer="layout" svg:width="0.013cm" svg:height="0.008cm" svg:x="4.923cm" svg:y="25.074cm">
                  <text:p/>
                  <draw:enhanced-geometry svg:viewBox="0 0 21600 21600" draw:mirror-horizontal="false" draw:mirror-vertical="false" draw:type="rectangle" draw:enhanced-path="M 0 0 L 21600 0 21600 21600 0 21600 0 0 Z N"/>
                </draw:custom-shape>
                <draw:custom-shape draw:style-name="gr186" draw:text-style-name="P50" draw:layer="layout" svg:width="0.01cm" svg:height="0.006cm" svg:x="4.925cm" svg:y="25.075cm">
                  <text:p/>
                  <draw:enhanced-geometry svg:viewBox="0 0 21600 21600" draw:mirror-horizontal="false" draw:mirror-vertical="false" draw:type="rectangle" draw:enhanced-path="M 0 0 L 21600 0 21600 21600 0 21600 0 0 Z N"/>
                </draw:custom-shape>
              </draw:g>
            </draw:g>
            <draw:g>
              <draw:g>
                <draw:custom-shape draw:style-name="gr187" draw:text-style-name="P50" draw:layer="layout" svg:width="0.012cm" svg:height="0.008cm" svg:x="4.976cm" svg:y="24.956cm">
                  <text:p/>
                  <draw:enhanced-geometry svg:viewBox="0 0 21600 21600" draw:mirror-horizontal="false" draw:mirror-vertical="false" draw:type="rectangle" draw:enhanced-path="M 0 0 L 21600 0 21600 21600 0 21600 0 0 Z N"/>
                </draw:custom-shape>
                <draw:custom-shape draw:style-name="gr188" draw:text-style-name="P50" draw:layer="layout" svg:width="0.01cm" svg:height="0.004cm" svg:x="4.977cm" svg:y="24.958cm">
                  <text:p/>
                  <draw:enhanced-geometry svg:viewBox="0 0 21600 21600" draw:mirror-horizontal="false" draw:mirror-vertical="false" draw:type="rectangle" draw:enhanced-path="M 0 0 L 21600 0 21600 21600 0 21600 0 0 Z N"/>
                </draw:custom-shape>
              </draw:g>
              <draw:g>
                <draw:custom-shape draw:style-name="gr189" draw:text-style-name="P50" draw:layer="layout" svg:width="0.012cm" svg:height="0.009cm" svg:x="4.976cm" svg:y="24.979cm">
                  <text:p/>
                  <draw:enhanced-geometry svg:viewBox="0 0 21600 21600" draw:mirror-horizontal="false" draw:mirror-vertical="false" draw:type="rectangle" draw:enhanced-path="M 0 0 L 21600 0 21600 21600 0 21600 0 0 Z N"/>
                </draw:custom-shape>
                <draw:custom-shape draw:style-name="gr190" draw:text-style-name="P50" draw:layer="layout" svg:width="0.01cm" svg:height="0.005cm" svg:x="4.977cm" svg:y="24.981cm">
                  <text:p/>
                  <draw:enhanced-geometry svg:viewBox="0 0 21600 21600" draw:mirror-horizontal="false" draw:mirror-vertical="false" draw:type="rectangle" draw:enhanced-path="M 0 0 L 21600 0 21600 21600 0 21600 0 0 Z N"/>
                </draw:custom-shape>
              </draw:g>
              <draw:g>
                <draw:custom-shape draw:style-name="gr191" draw:text-style-name="P50" draw:layer="layout" svg:width="0.012cm" svg:height="0.008cm" svg:x="4.976cm" svg:y="25.003cm">
                  <text:p/>
                  <draw:enhanced-geometry svg:viewBox="0 0 21600 21600" draw:mirror-horizontal="false" draw:mirror-vertical="false" draw:type="rectangle" draw:enhanced-path="M 0 0 L 21600 0 21600 21600 0 21600 0 0 Z N"/>
                </draw:custom-shape>
                <draw:custom-shape draw:style-name="gr192" draw:text-style-name="P50" draw:layer="layout" svg:width="0.01cm" svg:height="0.005cm" svg:x="4.977cm" svg:y="25.005cm">
                  <text:p/>
                  <draw:enhanced-geometry svg:viewBox="0 0 21600 21600" draw:mirror-horizontal="false" draw:mirror-vertical="false" draw:type="rectangle" draw:enhanced-path="M 0 0 L 21600 0 21600 21600 0 21600 0 0 Z N"/>
                </draw:custom-shape>
              </draw:g>
              <draw:g>
                <draw:custom-shape draw:style-name="gr193" draw:text-style-name="P50" draw:layer="layout" svg:width="0.012cm" svg:height="0.008cm" svg:x="4.976cm" svg:y="25.027cm">
                  <text:p/>
                  <draw:enhanced-geometry svg:viewBox="0 0 21600 21600" draw:mirror-horizontal="false" draw:mirror-vertical="false" draw:type="rectangle" draw:enhanced-path="M 0 0 L 21600 0 21600 21600 0 21600 0 0 Z N"/>
                </draw:custom-shape>
                <draw:custom-shape draw:style-name="gr194" draw:text-style-name="P50" draw:layer="layout" svg:width="0.01cm" svg:height="0.006cm" svg:x="4.977cm" svg:y="25.028cm">
                  <text:p/>
                  <draw:enhanced-geometry svg:viewBox="0 0 21600 21600" draw:mirror-horizontal="false" draw:mirror-vertical="false" draw:type="rectangle" draw:enhanced-path="M 0 0 L 21600 0 21600 21600 0 21600 0 0 Z N"/>
                </draw:custom-shape>
              </draw:g>
              <draw:g>
                <draw:custom-shape draw:style-name="gr195" draw:text-style-name="P50" draw:layer="layout" svg:width="0.012cm" svg:height="0.007cm" svg:x="4.976cm" svg:y="25.051cm">
                  <text:p/>
                  <draw:enhanced-geometry svg:viewBox="0 0 21600 21600" draw:mirror-horizontal="false" draw:mirror-vertical="false" draw:type="rectangle" draw:enhanced-path="M 0 0 L 21600 0 21600 21600 0 21600 0 0 Z N"/>
                </draw:custom-shape>
                <draw:custom-shape draw:style-name="gr196" draw:text-style-name="P50" draw:layer="layout" svg:width="0.01cm" svg:height="0.006cm" svg:x="4.977cm" svg:y="25.052cm">
                  <text:p/>
                  <draw:enhanced-geometry svg:viewBox="0 0 21600 21600" draw:mirror-horizontal="false" draw:mirror-vertical="false" draw:type="rectangle" draw:enhanced-path="M 0 0 L 21600 0 21600 21600 0 21600 0 0 Z N"/>
                </draw:custom-shape>
              </draw:g>
              <draw:g>
                <draw:custom-shape draw:style-name="gr197" draw:text-style-name="P50" draw:layer="layout" svg:width="0.012cm" svg:height="0.008cm" svg:x="4.976cm" svg:y="25.074cm">
                  <text:p/>
                  <draw:enhanced-geometry svg:viewBox="0 0 21600 21600" draw:mirror-horizontal="false" draw:mirror-vertical="false" draw:type="rectangle" draw:enhanced-path="M 0 0 L 21600 0 21600 21600 0 21600 0 0 Z N"/>
                </draw:custom-shape>
                <draw:custom-shape draw:style-name="gr198" draw:text-style-name="P50" draw:layer="layout" svg:width="0.01cm" svg:height="0.006cm" svg:x="4.977cm" svg:y="25.075cm">
                  <text:p/>
                  <draw:enhanced-geometry svg:viewBox="0 0 21600 21600" draw:mirror-horizontal="false" draw:mirror-vertical="false" draw:type="rectangle" draw:enhanced-path="M 0 0 L 21600 0 21600 21600 0 21600 0 0 Z N"/>
                </draw:custom-shape>
              </draw:g>
            </draw:g>
            <draw:g>
              <draw:g>
                <draw:custom-shape draw:style-name="gr199" draw:text-style-name="P50" draw:layer="layout" svg:width="0.013cm" svg:height="0.008cm" svg:x="5.028cm" svg:y="24.956cm">
                  <text:p/>
                  <draw:enhanced-geometry svg:viewBox="0 0 21600 21600" draw:mirror-horizontal="false" draw:mirror-vertical="false" draw:type="rectangle" draw:enhanced-path="M 0 0 L 21600 0 21600 21600 0 21600 0 0 Z N"/>
                </draw:custom-shape>
                <draw:custom-shape draw:style-name="gr200" draw:text-style-name="P50" draw:layer="layout" svg:width="0.011cm" svg:height="0.004cm" svg:x="5.029cm" svg:y="24.958cm">
                  <text:p/>
                  <draw:enhanced-geometry svg:viewBox="0 0 21600 21600" draw:mirror-horizontal="false" draw:mirror-vertical="false" draw:type="rectangle" draw:enhanced-path="M 0 0 L 21600 0 21600 21600 0 21600 0 0 Z N"/>
                </draw:custom-shape>
              </draw:g>
              <draw:g>
                <draw:custom-shape draw:style-name="gr201" draw:text-style-name="P50" draw:layer="layout" svg:width="0.013cm" svg:height="0.009cm" svg:x="5.028cm" svg:y="24.979cm">
                  <text:p/>
                  <draw:enhanced-geometry svg:viewBox="0 0 21600 21600" draw:mirror-horizontal="false" draw:mirror-vertical="false" draw:type="rectangle" draw:enhanced-path="M 0 0 L 21600 0 21600 21600 0 21600 0 0 Z N"/>
                </draw:custom-shape>
                <draw:custom-shape draw:style-name="gr202" draw:text-style-name="P50" draw:layer="layout" svg:width="0.011cm" svg:height="0.005cm" svg:x="5.029cm" svg:y="24.981cm">
                  <text:p/>
                  <draw:enhanced-geometry svg:viewBox="0 0 21600 21600" draw:mirror-horizontal="false" draw:mirror-vertical="false" draw:type="rectangle" draw:enhanced-path="M 0 0 L 21600 0 21600 21600 0 21600 0 0 Z N"/>
                </draw:custom-shape>
              </draw:g>
              <draw:g>
                <draw:custom-shape draw:style-name="gr203" draw:text-style-name="P50" draw:layer="layout" svg:width="0.013cm" svg:height="0.008cm" svg:x="5.028cm" svg:y="25.003cm">
                  <text:p/>
                  <draw:enhanced-geometry svg:viewBox="0 0 21600 21600" draw:mirror-horizontal="false" draw:mirror-vertical="false" draw:type="rectangle" draw:enhanced-path="M 0 0 L 21600 0 21600 21600 0 21600 0 0 Z N"/>
                </draw:custom-shape>
                <draw:custom-shape draw:style-name="gr204" draw:text-style-name="P50" draw:layer="layout" svg:width="0.011cm" svg:height="0.005cm" svg:x="5.029cm" svg:y="25.005cm">
                  <text:p/>
                  <draw:enhanced-geometry svg:viewBox="0 0 21600 21600" draw:mirror-horizontal="false" draw:mirror-vertical="false" draw:type="rectangle" draw:enhanced-path="M 0 0 L 21600 0 21600 21600 0 21600 0 0 Z N"/>
                </draw:custom-shape>
              </draw:g>
              <draw:g>
                <draw:custom-shape draw:style-name="gr205" draw:text-style-name="P50" draw:layer="layout" svg:width="0.013cm" svg:height="0.008cm" svg:x="5.028cm" svg:y="25.027cm">
                  <text:p/>
                  <draw:enhanced-geometry svg:viewBox="0 0 21600 21600" draw:mirror-horizontal="false" draw:mirror-vertical="false" draw:type="rectangle" draw:enhanced-path="M 0 0 L 21600 0 21600 21600 0 21600 0 0 Z N"/>
                </draw:custom-shape>
                <draw:custom-shape draw:style-name="gr206" draw:text-style-name="P50" draw:layer="layout" svg:width="0.011cm" svg:height="0.006cm" svg:x="5.029cm" svg:y="25.028cm">
                  <text:p/>
                  <draw:enhanced-geometry svg:viewBox="0 0 21600 21600" draw:mirror-horizontal="false" draw:mirror-vertical="false" draw:type="rectangle" draw:enhanced-path="M 0 0 L 21600 0 21600 21600 0 21600 0 0 Z N"/>
                </draw:custom-shape>
              </draw:g>
              <draw:g>
                <draw:custom-shape draw:style-name="gr207" draw:text-style-name="P50" draw:layer="layout" svg:width="0.013cm" svg:height="0.007cm" svg:x="5.028cm" svg:y="25.051cm">
                  <text:p/>
                  <draw:enhanced-geometry svg:viewBox="0 0 21600 21600" draw:mirror-horizontal="false" draw:mirror-vertical="false" draw:type="rectangle" draw:enhanced-path="M 0 0 L 21600 0 21600 21600 0 21600 0 0 Z N"/>
                </draw:custom-shape>
                <draw:custom-shape draw:style-name="gr208" draw:text-style-name="P50" draw:layer="layout" svg:width="0.011cm" svg:height="0.006cm" svg:x="5.029cm" svg:y="25.052cm">
                  <text:p/>
                  <draw:enhanced-geometry svg:viewBox="0 0 21600 21600" draw:mirror-horizontal="false" draw:mirror-vertical="false" draw:type="rectangle" draw:enhanced-path="M 0 0 L 21600 0 21600 21600 0 21600 0 0 Z N"/>
                </draw:custom-shape>
              </draw:g>
              <draw:g>
                <draw:custom-shape draw:style-name="gr209" draw:text-style-name="P50" draw:layer="layout" svg:width="0.013cm" svg:height="0.008cm" svg:x="5.028cm" svg:y="25.074cm">
                  <text:p/>
                  <draw:enhanced-geometry svg:viewBox="0 0 21600 21600" draw:mirror-horizontal="false" draw:mirror-vertical="false" draw:type="rectangle" draw:enhanced-path="M 0 0 L 21600 0 21600 21600 0 21600 0 0 Z N"/>
                </draw:custom-shape>
                <draw:custom-shape draw:style-name="gr210" draw:text-style-name="P50" draw:layer="layout" svg:width="0.011cm" svg:height="0.006cm" svg:x="5.029cm" svg:y="25.075cm">
                  <text:p/>
                  <draw:enhanced-geometry svg:viewBox="0 0 21600 21600" draw:mirror-horizontal="false" draw:mirror-vertical="false" draw:type="rectangle" draw:enhanced-path="M 0 0 L 21600 0 21600 21600 0 21600 0 0 Z N"/>
                </draw:custom-shape>
              </draw:g>
            </draw:g>
          </draw:g>
          <draw:g>
            <draw:line draw:style-name="gr211" draw:text-style-name="P51" draw:layer="layout" svg:x1="5.501cm" svg:y1="24.887cm" svg:x2="5.501cm" svg:y2="25.097cm">
              <text:p/>
            </draw:line>
            <draw:line draw:style-name="gr212" draw:text-style-name="P51" draw:layer="layout" svg:x1="5.633cm" svg:y1="24.887cm" svg:x2="5.633cm" svg:y2="25.097cm">
              <text:p/>
            </draw:line>
            <draw:custom-shape draw:style-name="gr213" draw:text-style-name="P50" draw:layer="layout" svg:width="0.012cm" svg:height="0.008cm" svg:x="5.554cm" svg:y="24.917cm">
              <text:p/>
              <draw:enhanced-geometry svg:viewBox="0 0 21600 21600" draw:mirror-horizontal="false" draw:mirror-vertical="false" draw:type="rectangle" draw:enhanced-path="M 0 0 L 21600 0 21600 21600 0 21600 0 0 Z N"/>
            </draw:custom-shape>
            <draw:line draw:style-name="gr214" draw:text-style-name="P51" draw:layer="layout" svg:x1="5.58cm" svg:y1="24.941cm" svg:x2="5.948cm" svg:y2="24.941cm">
              <text:p/>
            </draw:line>
            <draw:line draw:style-name="gr215" draw:text-style-name="P51" draw:layer="layout" svg:x1="5.58cm" svg:y1="24.887cm" svg:x2="5.58cm" svg:y2="25.097cm">
              <text:p/>
            </draw:line>
            <draw:custom-shape draw:style-name="gr216" draw:text-style-name="P50" draw:layer="layout" svg:width="0.012cm" svg:height="0.009cm" svg:x="5.554cm" svg:y="24.959cm">
              <text:p/>
              <draw:enhanced-geometry svg:viewBox="0 0 21600 21600" draw:mirror-horizontal="false" draw:mirror-vertical="false" draw:type="rectangle" draw:enhanced-path="M 0 0 L 21600 0 21600 21600 0 21600 0 0 Z N"/>
            </draw:custom-shape>
            <draw:custom-shape draw:style-name="gr217" draw:text-style-name="P50" draw:layer="layout" svg:width="0.012cm" svg:height="0.008cm" svg:x="5.554cm" svg:y="24.938cm">
              <text:p/>
              <draw:enhanced-geometry svg:viewBox="0 0 21600 21600" draw:mirror-horizontal="false" draw:mirror-vertical="false" draw:type="rectangle" draw:enhanced-path="M 0 0 L 21600 0 21600 21600 0 21600 0 0 Z N"/>
            </draw:custom-shape>
            <draw:g>
              <draw:g>
                <draw:custom-shape draw:style-name="gr218" draw:text-style-name="P50" draw:layer="layout" svg:width="0.013cm" svg:height="0.009cm" svg:x="5.606cm" svg:y="24.959cm">
                  <text:p/>
                  <draw:enhanced-geometry svg:viewBox="0 0 21600 21600" draw:mirror-horizontal="false" draw:mirror-vertical="false" draw:type="rectangle" draw:enhanced-path="M 0 0 L 21600 0 21600 21600 0 21600 0 0 Z N"/>
                </draw:custom-shape>
                <draw:custom-shape draw:style-name="gr219" draw:text-style-name="P50" draw:layer="layout" svg:width="0.011cm" svg:height="0.004cm" svg:x="5.607cm" svg:y="24.962cm">
                  <text:p/>
                  <draw:enhanced-geometry svg:viewBox="0 0 21600 21600" draw:mirror-horizontal="false" draw:mirror-vertical="false" draw:type="rectangle" draw:enhanced-path="M 0 0 L 21600 0 21600 21600 0 21600 0 0 Z N"/>
                </draw:custom-shape>
              </draw:g>
              <draw:g>
                <draw:custom-shape draw:style-name="gr220" draw:text-style-name="P50" draw:layer="layout" svg:width="0.013cm" svg:height="0.009cm" svg:x="5.606cm" svg:y="24.982cm">
                  <text:p/>
                  <draw:enhanced-geometry svg:viewBox="0 0 21600 21600" draw:mirror-horizontal="false" draw:mirror-vertical="false" draw:type="rectangle" draw:enhanced-path="M 0 0 L 21600 0 21600 21600 0 21600 0 0 Z N"/>
                </draw:custom-shape>
                <draw:custom-shape draw:style-name="gr221" draw:text-style-name="P50" draw:layer="layout" svg:width="0.011cm" svg:height="0.005cm" svg:x="5.607cm" svg:y="24.984cm">
                  <text:p/>
                  <draw:enhanced-geometry svg:viewBox="0 0 21600 21600" draw:mirror-horizontal="false" draw:mirror-vertical="false" draw:type="rectangle" draw:enhanced-path="M 0 0 L 21600 0 21600 21600 0 21600 0 0 Z N"/>
                </draw:custom-shape>
              </draw:g>
              <draw:g>
                <draw:custom-shape draw:style-name="gr222" draw:text-style-name="P50" draw:layer="layout" svg:width="0.013cm" svg:height="0.009cm" svg:x="5.606cm" svg:y="25.005cm">
                  <text:p/>
                  <draw:enhanced-geometry svg:viewBox="0 0 21600 21600" draw:mirror-horizontal="false" draw:mirror-vertical="false" draw:type="rectangle" draw:enhanced-path="M 0 0 L 21600 0 21600 21600 0 21600 0 0 Z N"/>
                </draw:custom-shape>
                <draw:custom-shape draw:style-name="gr223" draw:text-style-name="P50" draw:layer="layout" svg:width="0.011cm" svg:height="0.006cm" svg:x="5.607cm" svg:y="25.007cm">
                  <text:p/>
                  <draw:enhanced-geometry svg:viewBox="0 0 21600 21600" draw:mirror-horizontal="false" draw:mirror-vertical="false" draw:type="rectangle" draw:enhanced-path="M 0 0 L 21600 0 21600 21600 0 21600 0 0 Z N"/>
                </draw:custom-shape>
              </draw:g>
              <draw:g>
                <draw:custom-shape draw:style-name="gr224" draw:text-style-name="P50" draw:layer="layout" svg:width="0.013cm" svg:height="0.007cm" svg:x="5.606cm" svg:y="25.029cm">
                  <text:p/>
                  <draw:enhanced-geometry svg:viewBox="0 0 21600 21600" draw:mirror-horizontal="false" draw:mirror-vertical="false" draw:type="rectangle" draw:enhanced-path="M 0 0 L 21600 0 21600 21600 0 21600 0 0 Z N"/>
                </draw:custom-shape>
                <draw:custom-shape draw:style-name="gr225" draw:text-style-name="P50" draw:layer="layout" svg:width="0.011cm" svg:height="0.006cm" svg:x="5.607cm" svg:y="25.03cm">
                  <text:p/>
                  <draw:enhanced-geometry svg:viewBox="0 0 21600 21600" draw:mirror-horizontal="false" draw:mirror-vertical="false" draw:type="rectangle" draw:enhanced-path="M 0 0 L 21600 0 21600 21600 0 21600 0 0 Z N"/>
                </draw:custom-shape>
              </draw:g>
              <draw:g>
                <draw:custom-shape draw:style-name="gr226" draw:text-style-name="P50" draw:layer="layout" svg:width="0.013cm" svg:height="0.007cm" svg:x="5.606cm" svg:y="25.052cm">
                  <text:p/>
                  <draw:enhanced-geometry svg:viewBox="0 0 21600 21600" draw:mirror-horizontal="false" draw:mirror-vertical="false" draw:type="rectangle" draw:enhanced-path="M 0 0 L 21600 0 21600 21600 0 21600 0 0 Z N"/>
                </draw:custom-shape>
                <draw:custom-shape draw:style-name="gr227" draw:text-style-name="P50" draw:layer="layout" svg:width="0.011cm" svg:height="0.006cm" svg:x="5.607cm" svg:y="25.053cm">
                  <text:p/>
                  <draw:enhanced-geometry svg:viewBox="0 0 21600 21600" draw:mirror-horizontal="false" draw:mirror-vertical="false" draw:type="rectangle" draw:enhanced-path="M 0 0 L 21600 0 21600 21600 0 21600 0 0 Z N"/>
                </draw:custom-shape>
              </draw:g>
              <draw:g>
                <draw:custom-shape draw:style-name="gr228" draw:text-style-name="P50" draw:layer="layout" svg:width="0.013cm" svg:height="0.007cm" svg:x="5.606cm" svg:y="25.075cm">
                  <text:p/>
                  <draw:enhanced-geometry svg:viewBox="0 0 21600 21600" draw:mirror-horizontal="false" draw:mirror-vertical="false" draw:type="rectangle" draw:enhanced-path="M 0 0 L 21600 0 21600 21600 0 21600 0 0 Z N"/>
                </draw:custom-shape>
                <draw:custom-shape draw:style-name="gr229" draw:text-style-name="P50" draw:layer="layout" svg:width="0.011cm" svg:height="0.005cm" svg:x="5.607cm" svg:y="25.076cm">
                  <text:p/>
                  <draw:enhanced-geometry svg:viewBox="0 0 21600 21600" draw:mirror-horizontal="false" draw:mirror-vertical="false" draw:type="rectangle" draw:enhanced-path="M 0 0 L 21600 0 21600 21600 0 21600 0 0 Z N"/>
                </draw:custom-shape>
              </draw:g>
            </draw:g>
            <draw:line draw:style-name="gr230" draw:text-style-name="P51" draw:layer="layout" svg:x1="5.685cm" svg:y1="24.887cm" svg:x2="5.685cm" svg:y2="25.097cm">
              <text:p/>
            </draw:line>
            <draw:line draw:style-name="gr231" draw:text-style-name="P51" draw:layer="layout" svg:x1="5.738cm" svg:y1="24.887cm" svg:x2="5.738cm" svg:y2="25.097cm">
              <text:p/>
            </draw:line>
            <draw:g>
              <draw:g>
                <draw:custom-shape draw:style-name="gr232" draw:text-style-name="P50" draw:layer="layout" svg:width="0.014cm" svg:height="0.009cm" svg:x="5.658cm" svg:y="24.959cm">
                  <text:p/>
                  <draw:enhanced-geometry svg:viewBox="0 0 21600 21600" draw:mirror-horizontal="false" draw:mirror-vertical="false" draw:type="rectangle" draw:enhanced-path="M 0 0 L 21600 0 21600 21600 0 21600 0 0 Z N"/>
                </draw:custom-shape>
                <draw:custom-shape draw:style-name="gr233" draw:text-style-name="P50" draw:layer="layout" svg:width="0.011cm" svg:height="0.004cm" svg:x="5.66cm" svg:y="24.962cm">
                  <text:p/>
                  <draw:enhanced-geometry svg:viewBox="0 0 21600 21600" draw:mirror-horizontal="false" draw:mirror-vertical="false" draw:type="rectangle" draw:enhanced-path="M 0 0 L 21600 0 21600 21600 0 21600 0 0 Z N"/>
                </draw:custom-shape>
              </draw:g>
              <draw:g>
                <draw:custom-shape draw:style-name="gr234" draw:text-style-name="P50" draw:layer="layout" svg:width="0.014cm" svg:height="0.009cm" svg:x="5.658cm" svg:y="24.982cm">
                  <text:p/>
                  <draw:enhanced-geometry svg:viewBox="0 0 21600 21600" draw:mirror-horizontal="false" draw:mirror-vertical="false" draw:type="rectangle" draw:enhanced-path="M 0 0 L 21600 0 21600 21600 0 21600 0 0 Z N"/>
                </draw:custom-shape>
                <draw:custom-shape draw:style-name="gr235" draw:text-style-name="P50" draw:layer="layout" svg:width="0.011cm" svg:height="0.005cm" svg:x="5.66cm" svg:y="24.984cm">
                  <text:p/>
                  <draw:enhanced-geometry svg:viewBox="0 0 21600 21600" draw:mirror-horizontal="false" draw:mirror-vertical="false" draw:type="rectangle" draw:enhanced-path="M 0 0 L 21600 0 21600 21600 0 21600 0 0 Z N"/>
                </draw:custom-shape>
              </draw:g>
              <draw:g>
                <draw:custom-shape draw:style-name="gr236" draw:text-style-name="P50" draw:layer="layout" svg:width="0.014cm" svg:height="0.009cm" svg:x="5.658cm" svg:y="25.005cm">
                  <text:p/>
                  <draw:enhanced-geometry svg:viewBox="0 0 21600 21600" draw:mirror-horizontal="false" draw:mirror-vertical="false" draw:type="rectangle" draw:enhanced-path="M 0 0 L 21600 0 21600 21600 0 21600 0 0 Z N"/>
                </draw:custom-shape>
                <draw:custom-shape draw:style-name="gr237" draw:text-style-name="P50" draw:layer="layout" svg:width="0.011cm" svg:height="0.006cm" svg:x="5.66cm" svg:y="25.007cm">
                  <text:p/>
                  <draw:enhanced-geometry svg:viewBox="0 0 21600 21600" draw:mirror-horizontal="false" draw:mirror-vertical="false" draw:type="rectangle" draw:enhanced-path="M 0 0 L 21600 0 21600 21600 0 21600 0 0 Z N"/>
                </draw:custom-shape>
              </draw:g>
              <draw:g>
                <draw:custom-shape draw:style-name="gr238" draw:text-style-name="P50" draw:layer="layout" svg:width="0.014cm" svg:height="0.007cm" svg:x="5.658cm" svg:y="25.029cm">
                  <text:p/>
                  <draw:enhanced-geometry svg:viewBox="0 0 21600 21600" draw:mirror-horizontal="false" draw:mirror-vertical="false" draw:type="rectangle" draw:enhanced-path="M 0 0 L 21600 0 21600 21600 0 21600 0 0 Z N"/>
                </draw:custom-shape>
                <draw:custom-shape draw:style-name="gr239" draw:text-style-name="P50" draw:layer="layout" svg:width="0.011cm" svg:height="0.006cm" svg:x="5.66cm" svg:y="25.03cm">
                  <text:p/>
                  <draw:enhanced-geometry svg:viewBox="0 0 21600 21600" draw:mirror-horizontal="false" draw:mirror-vertical="false" draw:type="rectangle" draw:enhanced-path="M 0 0 L 21600 0 21600 21600 0 21600 0 0 Z N"/>
                </draw:custom-shape>
              </draw:g>
              <draw:g>
                <draw:custom-shape draw:style-name="gr240" draw:text-style-name="P50" draw:layer="layout" svg:width="0.014cm" svg:height="0.007cm" svg:x="5.658cm" svg:y="25.052cm">
                  <text:p/>
                  <draw:enhanced-geometry svg:viewBox="0 0 21600 21600" draw:mirror-horizontal="false" draw:mirror-vertical="false" draw:type="rectangle" draw:enhanced-path="M 0 0 L 21600 0 21600 21600 0 21600 0 0 Z N"/>
                </draw:custom-shape>
                <draw:custom-shape draw:style-name="gr241" draw:text-style-name="P50" draw:layer="layout" svg:width="0.011cm" svg:height="0.006cm" svg:x="5.66cm" svg:y="25.053cm">
                  <text:p/>
                  <draw:enhanced-geometry svg:viewBox="0 0 21600 21600" draw:mirror-horizontal="false" draw:mirror-vertical="false" draw:type="rectangle" draw:enhanced-path="M 0 0 L 21600 0 21600 21600 0 21600 0 0 Z N"/>
                </draw:custom-shape>
              </draw:g>
              <draw:g>
                <draw:custom-shape draw:style-name="gr242" draw:text-style-name="P50" draw:layer="layout" svg:width="0.014cm" svg:height="0.007cm" svg:x="5.658cm" svg:y="25.075cm">
                  <text:p/>
                  <draw:enhanced-geometry svg:viewBox="0 0 21600 21600" draw:mirror-horizontal="false" draw:mirror-vertical="false" draw:type="rectangle" draw:enhanced-path="M 0 0 L 21600 0 21600 21600 0 21600 0 0 Z N"/>
                </draw:custom-shape>
                <draw:custom-shape draw:style-name="gr243" draw:text-style-name="P50" draw:layer="layout" svg:width="0.011cm" svg:height="0.005cm" svg:x="5.66cm" svg:y="25.076cm">
                  <text:p/>
                  <draw:enhanced-geometry svg:viewBox="0 0 21600 21600" draw:mirror-horizontal="false" draw:mirror-vertical="false" draw:type="rectangle" draw:enhanced-path="M 0 0 L 21600 0 21600 21600 0 21600 0 0 Z N"/>
                </draw:custom-shape>
              </draw:g>
            </draw:g>
            <draw:g>
              <draw:g>
                <draw:custom-shape draw:style-name="gr244" draw:text-style-name="P50" draw:layer="layout" svg:width="0.014cm" svg:height="0.009cm" svg:x="5.711cm" svg:y="24.959cm">
                  <text:p/>
                  <draw:enhanced-geometry svg:viewBox="0 0 21600 21600" draw:mirror-horizontal="false" draw:mirror-vertical="false" draw:type="rectangle" draw:enhanced-path="M 0 0 L 21600 0 21600 21600 0 21600 0 0 Z N"/>
                </draw:custom-shape>
                <draw:custom-shape draw:style-name="gr245" draw:text-style-name="P50" draw:layer="layout" svg:width="0.01cm" svg:height="0.004cm" svg:x="5.713cm" svg:y="24.962cm">
                  <text:p/>
                  <draw:enhanced-geometry svg:viewBox="0 0 21600 21600" draw:mirror-horizontal="false" draw:mirror-vertical="false" draw:type="rectangle" draw:enhanced-path="M 0 0 L 21600 0 21600 21600 0 21600 0 0 Z N"/>
                </draw:custom-shape>
              </draw:g>
              <draw:g>
                <draw:custom-shape draw:style-name="gr246" draw:text-style-name="P50" draw:layer="layout" svg:width="0.014cm" svg:height="0.009cm" svg:x="5.711cm" svg:y="24.982cm">
                  <text:p/>
                  <draw:enhanced-geometry svg:viewBox="0 0 21600 21600" draw:mirror-horizontal="false" draw:mirror-vertical="false" draw:type="rectangle" draw:enhanced-path="M 0 0 L 21600 0 21600 21600 0 21600 0 0 Z N"/>
                </draw:custom-shape>
                <draw:custom-shape draw:style-name="gr247" draw:text-style-name="P50" draw:layer="layout" svg:width="0.01cm" svg:height="0.005cm" svg:x="5.713cm" svg:y="24.984cm">
                  <text:p/>
                  <draw:enhanced-geometry svg:viewBox="0 0 21600 21600" draw:mirror-horizontal="false" draw:mirror-vertical="false" draw:type="rectangle" draw:enhanced-path="M 0 0 L 21600 0 21600 21600 0 21600 0 0 Z N"/>
                </draw:custom-shape>
              </draw:g>
              <draw:g>
                <draw:custom-shape draw:style-name="gr248" draw:text-style-name="P50" draw:layer="layout" svg:width="0.014cm" svg:height="0.009cm" svg:x="5.711cm" svg:y="25.005cm">
                  <text:p/>
                  <draw:enhanced-geometry svg:viewBox="0 0 21600 21600" draw:mirror-horizontal="false" draw:mirror-vertical="false" draw:type="rectangle" draw:enhanced-path="M 0 0 L 21600 0 21600 21600 0 21600 0 0 Z N"/>
                </draw:custom-shape>
                <draw:custom-shape draw:style-name="gr249" draw:text-style-name="P50" draw:layer="layout" svg:width="0.01cm" svg:height="0.006cm" svg:x="5.713cm" svg:y="25.007cm">
                  <text:p/>
                  <draw:enhanced-geometry svg:viewBox="0 0 21600 21600" draw:mirror-horizontal="false" draw:mirror-vertical="false" draw:type="rectangle" draw:enhanced-path="M 0 0 L 21600 0 21600 21600 0 21600 0 0 Z N"/>
                </draw:custom-shape>
              </draw:g>
              <draw:g>
                <draw:custom-shape draw:style-name="gr250" draw:text-style-name="P50" draw:layer="layout" svg:width="0.014cm" svg:height="0.007cm" svg:x="5.711cm" svg:y="25.029cm">
                  <text:p/>
                  <draw:enhanced-geometry svg:viewBox="0 0 21600 21600" draw:mirror-horizontal="false" draw:mirror-vertical="false" draw:type="rectangle" draw:enhanced-path="M 0 0 L 21600 0 21600 21600 0 21600 0 0 Z N"/>
                </draw:custom-shape>
                <draw:custom-shape draw:style-name="gr251" draw:text-style-name="P50" draw:layer="layout" svg:width="0.01cm" svg:height="0.006cm" svg:x="5.713cm" svg:y="25.03cm">
                  <text:p/>
                  <draw:enhanced-geometry svg:viewBox="0 0 21600 21600" draw:mirror-horizontal="false" draw:mirror-vertical="false" draw:type="rectangle" draw:enhanced-path="M 0 0 L 21600 0 21600 21600 0 21600 0 0 Z N"/>
                </draw:custom-shape>
              </draw:g>
              <draw:g>
                <draw:custom-shape draw:style-name="gr252" draw:text-style-name="P50" draw:layer="layout" svg:width="0.014cm" svg:height="0.007cm" svg:x="5.711cm" svg:y="25.052cm">
                  <text:p/>
                  <draw:enhanced-geometry svg:viewBox="0 0 21600 21600" draw:mirror-horizontal="false" draw:mirror-vertical="false" draw:type="rectangle" draw:enhanced-path="M 0 0 L 21600 0 21600 21600 0 21600 0 0 Z N"/>
                </draw:custom-shape>
                <draw:custom-shape draw:style-name="gr253" draw:text-style-name="P50" draw:layer="layout" svg:width="0.01cm" svg:height="0.006cm" svg:x="5.713cm" svg:y="25.053cm">
                  <text:p/>
                  <draw:enhanced-geometry svg:viewBox="0 0 21600 21600" draw:mirror-horizontal="false" draw:mirror-vertical="false" draw:type="rectangle" draw:enhanced-path="M 0 0 L 21600 0 21600 21600 0 21600 0 0 Z N"/>
                </draw:custom-shape>
              </draw:g>
              <draw:g>
                <draw:custom-shape draw:style-name="gr254" draw:text-style-name="P50" draw:layer="layout" svg:width="0.014cm" svg:height="0.007cm" svg:x="5.711cm" svg:y="25.075cm">
                  <text:p/>
                  <draw:enhanced-geometry svg:viewBox="0 0 21600 21600" draw:mirror-horizontal="false" draw:mirror-vertical="false" draw:type="rectangle" draw:enhanced-path="M 0 0 L 21600 0 21600 21600 0 21600 0 0 Z N"/>
                </draw:custom-shape>
                <draw:custom-shape draw:style-name="gr255" draw:text-style-name="P50" draw:layer="layout" svg:width="0.01cm" svg:height="0.005cm" svg:x="5.713cm" svg:y="25.076cm">
                  <text:p/>
                  <draw:enhanced-geometry svg:viewBox="0 0 21600 21600" draw:mirror-horizontal="false" draw:mirror-vertical="false" draw:type="rectangle" draw:enhanced-path="M 0 0 L 21600 0 21600 21600 0 21600 0 0 Z N"/>
                </draw:custom-shape>
              </draw:g>
            </draw:g>
            <draw:g>
              <draw:g>
                <draw:custom-shape draw:style-name="gr256" draw:text-style-name="P50" draw:layer="layout" svg:width="0.013cm" svg:height="0.009cm" svg:x="5.764cm" svg:y="24.959cm">
                  <text:p/>
                  <draw:enhanced-geometry svg:viewBox="0 0 21600 21600" draw:mirror-horizontal="false" draw:mirror-vertical="false" draw:type="rectangle" draw:enhanced-path="M 0 0 L 21600 0 21600 21600 0 21600 0 0 Z N"/>
                </draw:custom-shape>
                <draw:custom-shape draw:style-name="gr257" draw:text-style-name="P50" draw:layer="layout" svg:width="0.01cm" svg:height="0.004cm" svg:x="5.765cm" svg:y="24.962cm">
                  <text:p/>
                  <draw:enhanced-geometry svg:viewBox="0 0 21600 21600" draw:mirror-horizontal="false" draw:mirror-vertical="false" draw:type="rectangle" draw:enhanced-path="M 0 0 L 21600 0 21600 21600 0 21600 0 0 Z N"/>
                </draw:custom-shape>
              </draw:g>
              <draw:g>
                <draw:custom-shape draw:style-name="gr258" draw:text-style-name="P50" draw:layer="layout" svg:width="0.013cm" svg:height="0.009cm" svg:x="5.764cm" svg:y="24.982cm">
                  <text:p/>
                  <draw:enhanced-geometry svg:viewBox="0 0 21600 21600" draw:mirror-horizontal="false" draw:mirror-vertical="false" draw:type="rectangle" draw:enhanced-path="M 0 0 L 21600 0 21600 21600 0 21600 0 0 Z N"/>
                </draw:custom-shape>
                <draw:custom-shape draw:style-name="gr259" draw:text-style-name="P50" draw:layer="layout" svg:width="0.01cm" svg:height="0.005cm" svg:x="5.765cm" svg:y="24.984cm">
                  <text:p/>
                  <draw:enhanced-geometry svg:viewBox="0 0 21600 21600" draw:mirror-horizontal="false" draw:mirror-vertical="false" draw:type="rectangle" draw:enhanced-path="M 0 0 L 21600 0 21600 21600 0 21600 0 0 Z N"/>
                </draw:custom-shape>
              </draw:g>
              <draw:g>
                <draw:custom-shape draw:style-name="gr260" draw:text-style-name="P50" draw:layer="layout" svg:width="0.013cm" svg:height="0.009cm" svg:x="5.764cm" svg:y="25.005cm">
                  <text:p/>
                  <draw:enhanced-geometry svg:viewBox="0 0 21600 21600" draw:mirror-horizontal="false" draw:mirror-vertical="false" draw:type="rectangle" draw:enhanced-path="M 0 0 L 21600 0 21600 21600 0 21600 0 0 Z N"/>
                </draw:custom-shape>
                <draw:custom-shape draw:style-name="gr261" draw:text-style-name="P50" draw:layer="layout" svg:width="0.01cm" svg:height="0.006cm" svg:x="5.765cm" svg:y="25.007cm">
                  <text:p/>
                  <draw:enhanced-geometry svg:viewBox="0 0 21600 21600" draw:mirror-horizontal="false" draw:mirror-vertical="false" draw:type="rectangle" draw:enhanced-path="M 0 0 L 21600 0 21600 21600 0 21600 0 0 Z N"/>
                </draw:custom-shape>
              </draw:g>
              <draw:g>
                <draw:custom-shape draw:style-name="gr262" draw:text-style-name="P50" draw:layer="layout" svg:width="0.013cm" svg:height="0.007cm" svg:x="5.764cm" svg:y="25.029cm">
                  <text:p/>
                  <draw:enhanced-geometry svg:viewBox="0 0 21600 21600" draw:mirror-horizontal="false" draw:mirror-vertical="false" draw:type="rectangle" draw:enhanced-path="M 0 0 L 21600 0 21600 21600 0 21600 0 0 Z N"/>
                </draw:custom-shape>
                <draw:custom-shape draw:style-name="gr263" draw:text-style-name="P50" draw:layer="layout" svg:width="0.01cm" svg:height="0.006cm" svg:x="5.765cm" svg:y="25.03cm">
                  <text:p/>
                  <draw:enhanced-geometry svg:viewBox="0 0 21600 21600" draw:mirror-horizontal="false" draw:mirror-vertical="false" draw:type="rectangle" draw:enhanced-path="M 0 0 L 21600 0 21600 21600 0 21600 0 0 Z N"/>
                </draw:custom-shape>
              </draw:g>
              <draw:g>
                <draw:custom-shape draw:style-name="gr264" draw:text-style-name="P50" draw:layer="layout" svg:width="0.013cm" svg:height="0.007cm" svg:x="5.764cm" svg:y="25.052cm">
                  <text:p/>
                  <draw:enhanced-geometry svg:viewBox="0 0 21600 21600" draw:mirror-horizontal="false" draw:mirror-vertical="false" draw:type="rectangle" draw:enhanced-path="M 0 0 L 21600 0 21600 21600 0 21600 0 0 Z N"/>
                </draw:custom-shape>
                <draw:custom-shape draw:style-name="gr265" draw:text-style-name="P50" draw:layer="layout" svg:width="0.01cm" svg:height="0.006cm" svg:x="5.765cm" svg:y="25.053cm">
                  <text:p/>
                  <draw:enhanced-geometry svg:viewBox="0 0 21600 21600" draw:mirror-horizontal="false" draw:mirror-vertical="false" draw:type="rectangle" draw:enhanced-path="M 0 0 L 21600 0 21600 21600 0 21600 0 0 Z N"/>
                </draw:custom-shape>
              </draw:g>
              <draw:g>
                <draw:custom-shape draw:style-name="gr266" draw:text-style-name="P50" draw:layer="layout" svg:width="0.013cm" svg:height="0.007cm" svg:x="5.764cm" svg:y="25.075cm">
                  <text:p/>
                  <draw:enhanced-geometry svg:viewBox="0 0 21600 21600" draw:mirror-horizontal="false" draw:mirror-vertical="false" draw:type="rectangle" draw:enhanced-path="M 0 0 L 21600 0 21600 21600 0 21600 0 0 Z N"/>
                </draw:custom-shape>
                <draw:custom-shape draw:style-name="gr267" draw:text-style-name="P50" draw:layer="layout" svg:width="0.01cm" svg:height="0.005cm" svg:x="5.765cm" svg:y="25.076cm">
                  <text:p/>
                  <draw:enhanced-geometry svg:viewBox="0 0 21600 21600" draw:mirror-horizontal="false" draw:mirror-vertical="false" draw:type="rectangle" draw:enhanced-path="M 0 0 L 21600 0 21600 21600 0 21600 0 0 Z N"/>
                </draw:custom-shape>
              </draw:g>
            </draw:g>
            <draw:line draw:style-name="gr268" draw:text-style-name="P51" draw:layer="layout" svg:x1="5.79cm" svg:y1="24.887cm" svg:x2="5.79cm" svg:y2="25.097cm">
              <text:p/>
            </draw:line>
            <draw:g>
              <draw:g>
                <draw:custom-shape draw:style-name="gr269" draw:text-style-name="P50" draw:layer="layout" svg:width="0.014cm" svg:height="0.009cm" svg:x="5.816cm" svg:y="24.959cm">
                  <text:p/>
                  <draw:enhanced-geometry svg:viewBox="0 0 21600 21600" draw:mirror-horizontal="false" draw:mirror-vertical="false" draw:type="rectangle" draw:enhanced-path="M 0 0 L 21600 0 21600 21600 0 21600 0 0 Z N"/>
                </draw:custom-shape>
                <draw:custom-shape draw:style-name="gr270" draw:text-style-name="P50" draw:layer="layout" svg:width="0.01cm" svg:height="0.004cm" svg:x="5.818cm" svg:y="24.962cm">
                  <text:p/>
                  <draw:enhanced-geometry svg:viewBox="0 0 21600 21600" draw:mirror-horizontal="false" draw:mirror-vertical="false" draw:type="rectangle" draw:enhanced-path="M 0 0 L 21600 0 21600 21600 0 21600 0 0 Z N"/>
                </draw:custom-shape>
              </draw:g>
              <draw:g>
                <draw:custom-shape draw:style-name="gr271" draw:text-style-name="P50" draw:layer="layout" svg:width="0.014cm" svg:height="0.009cm" svg:x="5.816cm" svg:y="24.982cm">
                  <text:p/>
                  <draw:enhanced-geometry svg:viewBox="0 0 21600 21600" draw:mirror-horizontal="false" draw:mirror-vertical="false" draw:type="rectangle" draw:enhanced-path="M 0 0 L 21600 0 21600 21600 0 21600 0 0 Z N"/>
                </draw:custom-shape>
                <draw:custom-shape draw:style-name="gr272" draw:text-style-name="P50" draw:layer="layout" svg:width="0.01cm" svg:height="0.005cm" svg:x="5.818cm" svg:y="24.984cm">
                  <text:p/>
                  <draw:enhanced-geometry svg:viewBox="0 0 21600 21600" draw:mirror-horizontal="false" draw:mirror-vertical="false" draw:type="rectangle" draw:enhanced-path="M 0 0 L 21600 0 21600 21600 0 21600 0 0 Z N"/>
                </draw:custom-shape>
              </draw:g>
              <draw:g>
                <draw:custom-shape draw:style-name="gr273" draw:text-style-name="P50" draw:layer="layout" svg:width="0.014cm" svg:height="0.009cm" svg:x="5.816cm" svg:y="25.005cm">
                  <text:p/>
                  <draw:enhanced-geometry svg:viewBox="0 0 21600 21600" draw:mirror-horizontal="false" draw:mirror-vertical="false" draw:type="rectangle" draw:enhanced-path="M 0 0 L 21600 0 21600 21600 0 21600 0 0 Z N"/>
                </draw:custom-shape>
                <draw:custom-shape draw:style-name="gr274" draw:text-style-name="P50" draw:layer="layout" svg:width="0.01cm" svg:height="0.006cm" svg:x="5.818cm" svg:y="25.007cm">
                  <text:p/>
                  <draw:enhanced-geometry svg:viewBox="0 0 21600 21600" draw:mirror-horizontal="false" draw:mirror-vertical="false" draw:type="rectangle" draw:enhanced-path="M 0 0 L 21600 0 21600 21600 0 21600 0 0 Z N"/>
                </draw:custom-shape>
              </draw:g>
              <draw:g>
                <draw:custom-shape draw:style-name="gr275" draw:text-style-name="P50" draw:layer="layout" svg:width="0.014cm" svg:height="0.007cm" svg:x="5.816cm" svg:y="25.029cm">
                  <text:p/>
                  <draw:enhanced-geometry svg:viewBox="0 0 21600 21600" draw:mirror-horizontal="false" draw:mirror-vertical="false" draw:type="rectangle" draw:enhanced-path="M 0 0 L 21600 0 21600 21600 0 21600 0 0 Z N"/>
                </draw:custom-shape>
                <draw:custom-shape draw:style-name="gr276" draw:text-style-name="P50" draw:layer="layout" svg:width="0.01cm" svg:height="0.006cm" svg:x="5.818cm" svg:y="25.03cm">
                  <text:p/>
                  <draw:enhanced-geometry svg:viewBox="0 0 21600 21600" draw:mirror-horizontal="false" draw:mirror-vertical="false" draw:type="rectangle" draw:enhanced-path="M 0 0 L 21600 0 21600 21600 0 21600 0 0 Z N"/>
                </draw:custom-shape>
              </draw:g>
              <draw:g>
                <draw:custom-shape draw:style-name="gr277" draw:text-style-name="P50" draw:layer="layout" svg:width="0.014cm" svg:height="0.007cm" svg:x="5.816cm" svg:y="25.052cm">
                  <text:p/>
                  <draw:enhanced-geometry svg:viewBox="0 0 21600 21600" draw:mirror-horizontal="false" draw:mirror-vertical="false" draw:type="rectangle" draw:enhanced-path="M 0 0 L 21600 0 21600 21600 0 21600 0 0 Z N"/>
                </draw:custom-shape>
                <draw:custom-shape draw:style-name="gr278" draw:text-style-name="P50" draw:layer="layout" svg:width="0.01cm" svg:height="0.006cm" svg:x="5.818cm" svg:y="25.053cm">
                  <text:p/>
                  <draw:enhanced-geometry svg:viewBox="0 0 21600 21600" draw:mirror-horizontal="false" draw:mirror-vertical="false" draw:type="rectangle" draw:enhanced-path="M 0 0 L 21600 0 21600 21600 0 21600 0 0 Z N"/>
                </draw:custom-shape>
              </draw:g>
              <draw:g>
                <draw:custom-shape draw:style-name="gr279" draw:text-style-name="P50" draw:layer="layout" svg:width="0.014cm" svg:height="0.007cm" svg:x="5.816cm" svg:y="25.075cm">
                  <text:p/>
                  <draw:enhanced-geometry svg:viewBox="0 0 21600 21600" draw:mirror-horizontal="false" draw:mirror-vertical="false" draw:type="rectangle" draw:enhanced-path="M 0 0 L 21600 0 21600 21600 0 21600 0 0 Z N"/>
                </draw:custom-shape>
                <draw:custom-shape draw:style-name="gr280" draw:text-style-name="P50" draw:layer="layout" svg:width="0.01cm" svg:height="0.005cm" svg:x="5.818cm" svg:y="25.076cm">
                  <text:p/>
                  <draw:enhanced-geometry svg:viewBox="0 0 21600 21600" draw:mirror-horizontal="false" draw:mirror-vertical="false" draw:type="rectangle" draw:enhanced-path="M 0 0 L 21600 0 21600 21600 0 21600 0 0 Z N"/>
                </draw:custom-shape>
              </draw:g>
            </draw:g>
            <draw:line draw:style-name="gr281" draw:text-style-name="P51" draw:layer="layout" svg:x1="5.843cm" svg:y1="24.887cm" svg:x2="5.843cm" svg:y2="25.097cm">
              <text:p/>
            </draw:line>
            <draw:g>
              <draw:g>
                <draw:custom-shape draw:style-name="gr282" draw:text-style-name="P50" draw:layer="layout" svg:width="0.013cm" svg:height="0.009cm" svg:x="5.869cm" svg:y="24.959cm">
                  <text:p/>
                  <draw:enhanced-geometry svg:viewBox="0 0 21600 21600" draw:mirror-horizontal="false" draw:mirror-vertical="false" draw:type="rectangle" draw:enhanced-path="M 0 0 L 21600 0 21600 21600 0 21600 0 0 Z N"/>
                </draw:custom-shape>
                <draw:custom-shape draw:style-name="gr283" draw:text-style-name="P50" draw:layer="layout" svg:width="0.01cm" svg:height="0.004cm" svg:x="5.871cm" svg:y="24.962cm">
                  <text:p/>
                  <draw:enhanced-geometry svg:viewBox="0 0 21600 21600" draw:mirror-horizontal="false" draw:mirror-vertical="false" draw:type="rectangle" draw:enhanced-path="M 0 0 L 21600 0 21600 21600 0 21600 0 0 Z N"/>
                </draw:custom-shape>
              </draw:g>
              <draw:g>
                <draw:custom-shape draw:style-name="gr284" draw:text-style-name="P50" draw:layer="layout" svg:width="0.013cm" svg:height="0.009cm" svg:x="5.869cm" svg:y="24.982cm">
                  <text:p/>
                  <draw:enhanced-geometry svg:viewBox="0 0 21600 21600" draw:mirror-horizontal="false" draw:mirror-vertical="false" draw:type="rectangle" draw:enhanced-path="M 0 0 L 21600 0 21600 21600 0 21600 0 0 Z N"/>
                </draw:custom-shape>
                <draw:custom-shape draw:style-name="gr285" draw:text-style-name="P50" draw:layer="layout" svg:width="0.01cm" svg:height="0.005cm" svg:x="5.871cm" svg:y="24.984cm">
                  <text:p/>
                  <draw:enhanced-geometry svg:viewBox="0 0 21600 21600" draw:mirror-horizontal="false" draw:mirror-vertical="false" draw:type="rectangle" draw:enhanced-path="M 0 0 L 21600 0 21600 21600 0 21600 0 0 Z N"/>
                </draw:custom-shape>
              </draw:g>
              <draw:g>
                <draw:custom-shape draw:style-name="gr286" draw:text-style-name="P50" draw:layer="layout" svg:width="0.013cm" svg:height="0.009cm" svg:x="5.869cm" svg:y="25.005cm">
                  <text:p/>
                  <draw:enhanced-geometry svg:viewBox="0 0 21600 21600" draw:mirror-horizontal="false" draw:mirror-vertical="false" draw:type="rectangle" draw:enhanced-path="M 0 0 L 21600 0 21600 21600 0 21600 0 0 Z N"/>
                </draw:custom-shape>
                <draw:custom-shape draw:style-name="gr287" draw:text-style-name="P50" draw:layer="layout" svg:width="0.01cm" svg:height="0.006cm" svg:x="5.871cm" svg:y="25.007cm">
                  <text:p/>
                  <draw:enhanced-geometry svg:viewBox="0 0 21600 21600" draw:mirror-horizontal="false" draw:mirror-vertical="false" draw:type="rectangle" draw:enhanced-path="M 0 0 L 21600 0 21600 21600 0 21600 0 0 Z N"/>
                </draw:custom-shape>
              </draw:g>
              <draw:g>
                <draw:custom-shape draw:style-name="gr288" draw:text-style-name="P50" draw:layer="layout" svg:width="0.013cm" svg:height="0.007cm" svg:x="5.869cm" svg:y="25.029cm">
                  <text:p/>
                  <draw:enhanced-geometry svg:viewBox="0 0 21600 21600" draw:mirror-horizontal="false" draw:mirror-vertical="false" draw:type="rectangle" draw:enhanced-path="M 0 0 L 21600 0 21600 21600 0 21600 0 0 Z N"/>
                </draw:custom-shape>
                <draw:custom-shape draw:style-name="gr289" draw:text-style-name="P50" draw:layer="layout" svg:width="0.01cm" svg:height="0.006cm" svg:x="5.871cm" svg:y="25.03cm">
                  <text:p/>
                  <draw:enhanced-geometry svg:viewBox="0 0 21600 21600" draw:mirror-horizontal="false" draw:mirror-vertical="false" draw:type="rectangle" draw:enhanced-path="M 0 0 L 21600 0 21600 21600 0 21600 0 0 Z N"/>
                </draw:custom-shape>
              </draw:g>
              <draw:g>
                <draw:custom-shape draw:style-name="gr290" draw:text-style-name="P50" draw:layer="layout" svg:width="0.013cm" svg:height="0.007cm" svg:x="5.869cm" svg:y="25.052cm">
                  <text:p/>
                  <draw:enhanced-geometry svg:viewBox="0 0 21600 21600" draw:mirror-horizontal="false" draw:mirror-vertical="false" draw:type="rectangle" draw:enhanced-path="M 0 0 L 21600 0 21600 21600 0 21600 0 0 Z N"/>
                </draw:custom-shape>
                <draw:custom-shape draw:style-name="gr291" draw:text-style-name="P50" draw:layer="layout" svg:width="0.01cm" svg:height="0.006cm" svg:x="5.871cm" svg:y="25.053cm">
                  <text:p/>
                  <draw:enhanced-geometry svg:viewBox="0 0 21600 21600" draw:mirror-horizontal="false" draw:mirror-vertical="false" draw:type="rectangle" draw:enhanced-path="M 0 0 L 21600 0 21600 21600 0 21600 0 0 Z N"/>
                </draw:custom-shape>
              </draw:g>
              <draw:g>
                <draw:custom-shape draw:style-name="gr292" draw:text-style-name="P50" draw:layer="layout" svg:width="0.013cm" svg:height="0.007cm" svg:x="5.869cm" svg:y="25.075cm">
                  <text:p/>
                  <draw:enhanced-geometry svg:viewBox="0 0 21600 21600" draw:mirror-horizontal="false" draw:mirror-vertical="false" draw:type="rectangle" draw:enhanced-path="M 0 0 L 21600 0 21600 21600 0 21600 0 0 Z N"/>
                </draw:custom-shape>
                <draw:custom-shape draw:style-name="gr293" draw:text-style-name="P50" draw:layer="layout" svg:width="0.01cm" svg:height="0.005cm" svg:x="5.871cm" svg:y="25.076cm">
                  <text:p/>
                  <draw:enhanced-geometry svg:viewBox="0 0 21600 21600" draw:mirror-horizontal="false" draw:mirror-vertical="false" draw:type="rectangle" draw:enhanced-path="M 0 0 L 21600 0 21600 21600 0 21600 0 0 Z N"/>
                </draw:custom-shape>
              </draw:g>
            </draw:g>
            <draw:line draw:style-name="gr294" draw:text-style-name="P51" draw:layer="layout" svg:x1="5.895cm" svg:y1="24.887cm" svg:x2="5.895cm" svg:y2="25.097cm">
              <text:p/>
            </draw:line>
            <draw:g>
              <draw:g>
                <draw:custom-shape draw:style-name="gr295" draw:text-style-name="P50" draw:layer="layout" svg:width="0.014cm" svg:height="0.009cm" svg:x="5.921cm" svg:y="24.959cm">
                  <text:p/>
                  <draw:enhanced-geometry svg:viewBox="0 0 21600 21600" draw:mirror-horizontal="false" draw:mirror-vertical="false" draw:type="rectangle" draw:enhanced-path="M 0 0 L 21600 0 21600 21600 0 21600 0 0 Z N"/>
                </draw:custom-shape>
                <draw:custom-shape draw:style-name="gr296" draw:text-style-name="P50" draw:layer="layout" svg:width="0.011cm" svg:height="0.004cm" svg:x="5.923cm" svg:y="24.962cm">
                  <text:p/>
                  <draw:enhanced-geometry svg:viewBox="0 0 21600 21600" draw:mirror-horizontal="false" draw:mirror-vertical="false" draw:type="rectangle" draw:enhanced-path="M 0 0 L 21600 0 21600 21600 0 21600 0 0 Z N"/>
                </draw:custom-shape>
              </draw:g>
              <draw:g>
                <draw:custom-shape draw:style-name="gr297" draw:text-style-name="P50" draw:layer="layout" svg:width="0.014cm" svg:height="0.009cm" svg:x="5.921cm" svg:y="24.982cm">
                  <text:p/>
                  <draw:enhanced-geometry svg:viewBox="0 0 21600 21600" draw:mirror-horizontal="false" draw:mirror-vertical="false" draw:type="rectangle" draw:enhanced-path="M 0 0 L 21600 0 21600 21600 0 21600 0 0 Z N"/>
                </draw:custom-shape>
                <draw:custom-shape draw:style-name="gr298" draw:text-style-name="P50" draw:layer="layout" svg:width="0.011cm" svg:height="0.005cm" svg:x="5.923cm" svg:y="24.984cm">
                  <text:p/>
                  <draw:enhanced-geometry svg:viewBox="0 0 21600 21600" draw:mirror-horizontal="false" draw:mirror-vertical="false" draw:type="rectangle" draw:enhanced-path="M 0 0 L 21600 0 21600 21600 0 21600 0 0 Z N"/>
                </draw:custom-shape>
              </draw:g>
              <draw:g>
                <draw:custom-shape draw:style-name="gr299" draw:text-style-name="P50" draw:layer="layout" svg:width="0.014cm" svg:height="0.009cm" svg:x="5.921cm" svg:y="25.005cm">
                  <text:p/>
                  <draw:enhanced-geometry svg:viewBox="0 0 21600 21600" draw:mirror-horizontal="false" draw:mirror-vertical="false" draw:type="rectangle" draw:enhanced-path="M 0 0 L 21600 0 21600 21600 0 21600 0 0 Z N"/>
                </draw:custom-shape>
                <draw:custom-shape draw:style-name="gr300" draw:text-style-name="P50" draw:layer="layout" svg:width="0.011cm" svg:height="0.006cm" svg:x="5.923cm" svg:y="25.007cm">
                  <text:p/>
                  <draw:enhanced-geometry svg:viewBox="0 0 21600 21600" draw:mirror-horizontal="false" draw:mirror-vertical="false" draw:type="rectangle" draw:enhanced-path="M 0 0 L 21600 0 21600 21600 0 21600 0 0 Z N"/>
                </draw:custom-shape>
              </draw:g>
              <draw:g>
                <draw:custom-shape draw:style-name="gr301" draw:text-style-name="P50" draw:layer="layout" svg:width="0.014cm" svg:height="0.007cm" svg:x="5.921cm" svg:y="25.029cm">
                  <text:p/>
                  <draw:enhanced-geometry svg:viewBox="0 0 21600 21600" draw:mirror-horizontal="false" draw:mirror-vertical="false" draw:type="rectangle" draw:enhanced-path="M 0 0 L 21600 0 21600 21600 0 21600 0 0 Z N"/>
                </draw:custom-shape>
                <draw:custom-shape draw:style-name="gr302" draw:text-style-name="P50" draw:layer="layout" svg:width="0.011cm" svg:height="0.006cm" svg:x="5.923cm" svg:y="25.03cm">
                  <text:p/>
                  <draw:enhanced-geometry svg:viewBox="0 0 21600 21600" draw:mirror-horizontal="false" draw:mirror-vertical="false" draw:type="rectangle" draw:enhanced-path="M 0 0 L 21600 0 21600 21600 0 21600 0 0 Z N"/>
                </draw:custom-shape>
              </draw:g>
              <draw:g>
                <draw:custom-shape draw:style-name="gr303" draw:text-style-name="P50" draw:layer="layout" svg:width="0.014cm" svg:height="0.007cm" svg:x="5.921cm" svg:y="25.052cm">
                  <text:p/>
                  <draw:enhanced-geometry svg:viewBox="0 0 21600 21600" draw:mirror-horizontal="false" draw:mirror-vertical="false" draw:type="rectangle" draw:enhanced-path="M 0 0 L 21600 0 21600 21600 0 21600 0 0 Z N"/>
                </draw:custom-shape>
                <draw:custom-shape draw:style-name="gr304" draw:text-style-name="P50" draw:layer="layout" svg:width="0.011cm" svg:height="0.006cm" svg:x="5.923cm" svg:y="25.053cm">
                  <text:p/>
                  <draw:enhanced-geometry svg:viewBox="0 0 21600 21600" draw:mirror-horizontal="false" draw:mirror-vertical="false" draw:type="rectangle" draw:enhanced-path="M 0 0 L 21600 0 21600 21600 0 21600 0 0 Z N"/>
                </draw:custom-shape>
              </draw:g>
              <draw:g>
                <draw:custom-shape draw:style-name="gr305" draw:text-style-name="P50" draw:layer="layout" svg:width="0.014cm" svg:height="0.007cm" svg:x="5.921cm" svg:y="25.075cm">
                  <text:p/>
                  <draw:enhanced-geometry svg:viewBox="0 0 21600 21600" draw:mirror-horizontal="false" draw:mirror-vertical="false" draw:type="rectangle" draw:enhanced-path="M 0 0 L 21600 0 21600 21600 0 21600 0 0 Z N"/>
                </draw:custom-shape>
                <draw:custom-shape draw:style-name="gr306" draw:text-style-name="P50" draw:layer="layout" svg:width="0.011cm" svg:height="0.005cm" svg:x="5.923cm" svg:y="25.076cm">
                  <text:p/>
                  <draw:enhanced-geometry svg:viewBox="0 0 21600 21600" draw:mirror-horizontal="false" draw:mirror-vertical="false" draw:type="rectangle" draw:enhanced-path="M 0 0 L 21600 0 21600 21600 0 21600 0 0 Z N"/>
                </draw:custom-shape>
              </draw:g>
            </draw:g>
          </draw:g>
          <draw:g>
            <draw:line draw:style-name="gr307" draw:text-style-name="P51" draw:layer="layout" svg:x1="5.542cm" svg:y1="24.264cm" svg:x2="5.542cm" svg:y2="24.602cm">
              <text:p/>
            </draw:line>
            <draw:line draw:style-name="gr308" draw:text-style-name="P51" draw:layer="layout" svg:x1="5.745cm" svg:y1="24.264cm" svg:x2="5.745cm" svg:y2="24.602cm">
              <text:p/>
            </draw:line>
            <draw:custom-shape draw:style-name="gr309" draw:text-style-name="P50" draw:layer="layout" svg:width="0.017cm" svg:height="0.01cm" svg:x="5.643cm" svg:y="24.294cm">
              <text:p/>
              <draw:enhanced-geometry svg:viewBox="0 0 21600 21600" draw:mirror-horizontal="false" draw:mirror-vertical="false" draw:type="rectangle" draw:enhanced-path="M 0 0 L 21600 0 21600 21600 0 21600 0 0 Z N"/>
            </draw:custom-shape>
            <draw:custom-shape draw:style-name="gr310" draw:text-style-name="P50" draw:layer="layout" svg:width="0.035cm" svg:height="0.034cm" svg:x="5.49cm" svg:y="24.531cm">
              <text:p/>
              <draw:enhanced-geometry svg:viewBox="0 0 21600 21600" draw:mirror-horizontal="false" draw:mirror-vertical="false" draw:type="rectangle" draw:enhanced-path="M 0 0 L 21600 0 21600 21600 0 21600 0 0 Z N"/>
            </draw:custom-shape>
            <draw:line draw:style-name="gr311" draw:text-style-name="P51" draw:layer="layout" svg:x1="5.677cm" svg:y1="24.328cm" svg:x2="5.949cm" svg:y2="24.328cm">
              <text:p/>
            </draw:line>
            <draw:line draw:style-name="gr312" draw:text-style-name="P51" draw:layer="layout" svg:x1="5.677cm" svg:y1="24.264cm" svg:x2="5.677cm" svg:y2="24.602cm">
              <text:p/>
            </draw:line>
            <draw:custom-shape draw:style-name="gr313" draw:text-style-name="P50" draw:layer="layout" svg:width="0.017cm" svg:height="0.011cm" svg:x="5.643cm" svg:y="24.351cm">
              <text:p/>
              <draw:enhanced-geometry svg:viewBox="0 0 21600 21600" draw:mirror-horizontal="false" draw:mirror-vertical="false" draw:type="rectangle" draw:enhanced-path="M 0 0 L 21600 0 21600 21600 0 21600 0 0 Z N"/>
            </draw:custom-shape>
            <draw:custom-shape draw:style-name="gr314" draw:text-style-name="P50" draw:layer="layout" svg:width="0.017cm" svg:height="0.01cm" svg:x="5.643cm" svg:y="24.322cm">
              <text:p/>
              <draw:enhanced-geometry svg:viewBox="0 0 21600 21600" draw:mirror-horizontal="false" draw:mirror-vertical="false" draw:type="rectangle" draw:enhanced-path="M 0 0 L 21600 0 21600 21600 0 21600 0 0 Z N"/>
            </draw:custom-shape>
            <draw:custom-shape draw:style-name="gr315" draw:text-style-name="P50" draw:layer="layout" svg:width="0.035cm" svg:height="0.034cm" svg:x="5.49cm" svg:y="24.463cm">
              <text:p/>
              <draw:enhanced-geometry svg:viewBox="0 0 21600 21600" draw:mirror-horizontal="false" draw:mirror-vertical="false" draw:type="rectangle" draw:enhanced-path="M 0 0 L 21600 0 21600 21600 0 21600 0 0 Z N"/>
            </draw:custom-shape>
            <draw:g>
              <draw:g>
                <draw:custom-shape draw:style-name="gr316" draw:text-style-name="P50" draw:layer="layout" svg:width="0.017cm" svg:height="0.01cm" svg:x="5.711cm" svg:y="24.565cm">
                  <text:p/>
                  <draw:enhanced-geometry svg:viewBox="0 0 21600 21600" draw:mirror-horizontal="false" draw:mirror-vertical="false" draw:type="rectangle" draw:enhanced-path="M 0 0 L 21600 0 21600 21600 0 21600 0 0 Z N"/>
                </draw:custom-shape>
                <draw:custom-shape draw:style-name="gr317" draw:text-style-name="P50" draw:layer="layout" svg:width="0.014cm" svg:height="0.008cm" svg:x="5.713cm" svg:y="24.566cm">
                  <text:p/>
                  <draw:enhanced-geometry svg:viewBox="0 0 21600 21600" draw:mirror-horizontal="false" draw:mirror-vertical="false" draw:type="rectangle" draw:enhanced-path="M 0 0 L 21600 0 21600 21600 0 21600 0 0 Z N"/>
                </draw:custom-shape>
              </draw:g>
              <draw:g>
                <draw:custom-shape draw:style-name="gr318" draw:text-style-name="P50" draw:layer="layout" svg:width="0.017cm" svg:height="0.011cm" svg:x="5.711cm" svg:y="24.351cm">
                  <text:p/>
                  <draw:enhanced-geometry svg:viewBox="0 0 21600 21600" draw:mirror-horizontal="false" draw:mirror-vertical="false" draw:type="rectangle" draw:enhanced-path="M 0 0 L 21600 0 21600 21600 0 21600 0 0 Z N"/>
                </draw:custom-shape>
                <draw:custom-shape draw:style-name="gr319" draw:text-style-name="P50" draw:layer="layout" svg:width="0.014cm" svg:height="0.006cm" svg:x="5.713cm" svg:y="24.353cm">
                  <text:p/>
                  <draw:enhanced-geometry svg:viewBox="0 0 21600 21600" draw:mirror-horizontal="false" draw:mirror-vertical="false" draw:type="rectangle" draw:enhanced-path="M 0 0 L 21600 0 21600 21600 0 21600 0 0 Z N"/>
                </draw:custom-shape>
              </draw:g>
              <draw:g>
                <draw:custom-shape draw:style-name="gr320" draw:text-style-name="P50" draw:layer="layout" svg:width="0.017cm" svg:height="0.011cm" svg:x="5.711cm" svg:y="24.381cm">
                  <text:p/>
                  <draw:enhanced-geometry svg:viewBox="0 0 21600 21600" draw:mirror-horizontal="false" draw:mirror-vertical="false" draw:type="rectangle" draw:enhanced-path="M 0 0 L 21600 0 21600 21600 0 21600 0 0 Z N"/>
                </draw:custom-shape>
                <draw:custom-shape draw:style-name="gr321" draw:text-style-name="P50" draw:layer="layout" svg:width="0.014cm" svg:height="0.007cm" svg:x="5.713cm" svg:y="24.383cm">
                  <text:p/>
                  <draw:enhanced-geometry svg:viewBox="0 0 21600 21600" draw:mirror-horizontal="false" draw:mirror-vertical="false" draw:type="rectangle" draw:enhanced-path="M 0 0 L 21600 0 21600 21600 0 21600 0 0 Z N"/>
                </draw:custom-shape>
              </draw:g>
              <draw:g>
                <draw:custom-shape draw:style-name="gr322" draw:text-style-name="P50" draw:layer="layout" svg:width="0.017cm" svg:height="0.01cm" svg:x="5.711cm" svg:y="24.412cm">
                  <text:p/>
                  <draw:enhanced-geometry svg:viewBox="0 0 21600 21600" draw:mirror-horizontal="false" draw:mirror-vertical="false" draw:type="rectangle" draw:enhanced-path="M 0 0 L 21600 0 21600 21600 0 21600 0 0 Z N"/>
                </draw:custom-shape>
                <draw:custom-shape draw:style-name="gr323" draw:text-style-name="P50" draw:layer="layout" svg:width="0.014cm" svg:height="0.006cm" svg:x="5.713cm" svg:y="24.414cm">
                  <text:p/>
                  <draw:enhanced-geometry svg:viewBox="0 0 21600 21600" draw:mirror-horizontal="false" draw:mirror-vertical="false" draw:type="rectangle" draw:enhanced-path="M 0 0 L 21600 0 21600 21600 0 21600 0 0 Z N"/>
                </draw:custom-shape>
              </draw:g>
              <draw:g>
                <draw:custom-shape draw:style-name="gr324" draw:text-style-name="P50" draw:layer="layout" svg:width="0.017cm" svg:height="0.011cm" svg:x="5.711cm" svg:y="24.443cm">
                  <text:p/>
                  <draw:enhanced-geometry svg:viewBox="0 0 21600 21600" draw:mirror-horizontal="false" draw:mirror-vertical="false" draw:type="rectangle" draw:enhanced-path="M 0 0 L 21600 0 21600 21600 0 21600 0 0 Z N"/>
                </draw:custom-shape>
                <draw:custom-shape draw:style-name="gr325" draw:text-style-name="P50" draw:layer="layout" svg:width="0.014cm" svg:height="0.007cm" svg:x="5.713cm" svg:y="24.444cm">
                  <text:p/>
                  <draw:enhanced-geometry svg:viewBox="0 0 21600 21600" draw:mirror-horizontal="false" draw:mirror-vertical="false" draw:type="rectangle" draw:enhanced-path="M 0 0 L 21600 0 21600 21600 0 21600 0 0 Z N"/>
                </draw:custom-shape>
              </draw:g>
              <draw:g>
                <draw:custom-shape draw:style-name="gr326" draw:text-style-name="P50" draw:layer="layout" svg:width="0.017cm" svg:height="0.01cm" svg:x="5.711cm" svg:y="24.473cm">
                  <text:p/>
                  <draw:enhanced-geometry svg:viewBox="0 0 21600 21600" draw:mirror-horizontal="false" draw:mirror-vertical="false" draw:type="rectangle" draw:enhanced-path="M 0 0 L 21600 0 21600 21600 0 21600 0 0 Z N"/>
                </draw:custom-shape>
                <draw:custom-shape draw:style-name="gr327" draw:text-style-name="P50" draw:layer="layout" svg:width="0.014cm" svg:height="0.007cm" svg:x="5.713cm" svg:y="24.475cm">
                  <text:p/>
                  <draw:enhanced-geometry svg:viewBox="0 0 21600 21600" draw:mirror-horizontal="false" draw:mirror-vertical="false" draw:type="rectangle" draw:enhanced-path="M 0 0 L 21600 0 21600 21600 0 21600 0 0 Z N"/>
                </draw:custom-shape>
              </draw:g>
              <draw:g>
                <draw:custom-shape draw:style-name="gr328" draw:text-style-name="P50" draw:layer="layout" svg:width="0.017cm" svg:height="0.01cm" svg:x="5.711cm" svg:y="24.504cm">
                  <text:p/>
                  <draw:enhanced-geometry svg:viewBox="0 0 21600 21600" draw:mirror-horizontal="false" draw:mirror-vertical="false" draw:type="rectangle" draw:enhanced-path="M 0 0 L 21600 0 21600 21600 0 21600 0 0 Z N"/>
                </draw:custom-shape>
                <draw:custom-shape draw:style-name="gr329" draw:text-style-name="P50" draw:layer="layout" svg:width="0.014cm" svg:height="0.006cm" svg:x="5.713cm" svg:y="24.506cm">
                  <text:p/>
                  <draw:enhanced-geometry svg:viewBox="0 0 21600 21600" draw:mirror-horizontal="false" draw:mirror-vertical="false" draw:type="rectangle" draw:enhanced-path="M 0 0 L 21600 0 21600 21600 0 21600 0 0 Z N"/>
                </draw:custom-shape>
              </draw:g>
              <draw:g>
                <draw:custom-shape draw:style-name="gr330" draw:text-style-name="P50" draw:layer="layout" svg:width="0.017cm" svg:height="0.01cm" svg:x="5.711cm" svg:y="24.535cm">
                  <text:p/>
                  <draw:enhanced-geometry svg:viewBox="0 0 21600 21600" draw:mirror-horizontal="false" draw:mirror-vertical="false" draw:type="rectangle" draw:enhanced-path="M 0 0 L 21600 0 21600 21600 0 21600 0 0 Z N"/>
                </draw:custom-shape>
                <draw:custom-shape draw:style-name="gr331" draw:text-style-name="P50" draw:layer="layout" svg:width="0.014cm" svg:height="0.007cm" svg:x="5.713cm" svg:y="24.536cm">
                  <text:p/>
                  <draw:enhanced-geometry svg:viewBox="0 0 21600 21600" draw:mirror-horizontal="false" draw:mirror-vertical="false" draw:type="rectangle" draw:enhanced-path="M 0 0 L 21600 0 21600 21600 0 21600 0 0 Z N"/>
                </draw:custom-shape>
              </draw:g>
            </draw:g>
            <draw:line draw:style-name="gr332" draw:text-style-name="P51" draw:layer="layout" svg:x1="5.814cm" svg:y1="24.264cm" svg:x2="5.814cm" svg:y2="24.602cm">
              <text:p/>
            </draw:line>
            <draw:line draw:style-name="gr333" draw:text-style-name="P51" draw:layer="layout" svg:x1="5.881cm" svg:y1="24.264cm" svg:x2="5.881cm" svg:y2="24.602cm">
              <text:p/>
            </draw:line>
            <draw:g>
              <draw:g>
                <draw:custom-shape draw:style-name="gr334" draw:text-style-name="P50" draw:layer="layout" svg:width="0.017cm" svg:height="0.01cm" svg:x="5.848cm" svg:y="24.565cm">
                  <text:p/>
                  <draw:enhanced-geometry svg:viewBox="0 0 21600 21600" draw:mirror-horizontal="false" draw:mirror-vertical="false" draw:type="rectangle" draw:enhanced-path="M 0 0 L 21600 0 21600 21600 0 21600 0 0 Z N"/>
                </draw:custom-shape>
                <draw:custom-shape draw:style-name="gr335" draw:text-style-name="P50" draw:layer="layout" svg:width="0.013cm" svg:height="0.008cm" svg:x="5.849cm" svg:y="24.566cm">
                  <text:p/>
                  <draw:enhanced-geometry svg:viewBox="0 0 21600 21600" draw:mirror-horizontal="false" draw:mirror-vertical="false" draw:type="rectangle" draw:enhanced-path="M 0 0 L 21600 0 21600 21600 0 21600 0 0 Z N"/>
                </draw:custom-shape>
              </draw:g>
              <draw:g>
                <draw:custom-shape draw:style-name="gr336" draw:text-style-name="P50" draw:layer="layout" svg:width="0.017cm" svg:height="0.011cm" svg:x="5.848cm" svg:y="24.351cm">
                  <text:p/>
                  <draw:enhanced-geometry svg:viewBox="0 0 21600 21600" draw:mirror-horizontal="false" draw:mirror-vertical="false" draw:type="rectangle" draw:enhanced-path="M 0 0 L 21600 0 21600 21600 0 21600 0 0 Z N"/>
                </draw:custom-shape>
                <draw:custom-shape draw:style-name="gr337" draw:text-style-name="P50" draw:layer="layout" svg:width="0.013cm" svg:height="0.006cm" svg:x="5.849cm" svg:y="24.353cm">
                  <text:p/>
                  <draw:enhanced-geometry svg:viewBox="0 0 21600 21600" draw:mirror-horizontal="false" draw:mirror-vertical="false" draw:type="rectangle" draw:enhanced-path="M 0 0 L 21600 0 21600 21600 0 21600 0 0 Z N"/>
                </draw:custom-shape>
              </draw:g>
              <draw:g>
                <draw:custom-shape draw:style-name="gr338" draw:text-style-name="P50" draw:layer="layout" svg:width="0.017cm" svg:height="0.011cm" svg:x="5.848cm" svg:y="24.381cm">
                  <text:p/>
                  <draw:enhanced-geometry svg:viewBox="0 0 21600 21600" draw:mirror-horizontal="false" draw:mirror-vertical="false" draw:type="rectangle" draw:enhanced-path="M 0 0 L 21600 0 21600 21600 0 21600 0 0 Z N"/>
                </draw:custom-shape>
                <draw:custom-shape draw:style-name="gr339" draw:text-style-name="P50" draw:layer="layout" svg:width="0.013cm" svg:height="0.007cm" svg:x="5.849cm" svg:y="24.383cm">
                  <text:p/>
                  <draw:enhanced-geometry svg:viewBox="0 0 21600 21600" draw:mirror-horizontal="false" draw:mirror-vertical="false" draw:type="rectangle" draw:enhanced-path="M 0 0 L 21600 0 21600 21600 0 21600 0 0 Z N"/>
                </draw:custom-shape>
              </draw:g>
              <draw:g>
                <draw:custom-shape draw:style-name="gr340" draw:text-style-name="P50" draw:layer="layout" svg:width="0.017cm" svg:height="0.01cm" svg:x="5.848cm" svg:y="24.412cm">
                  <text:p/>
                  <draw:enhanced-geometry svg:viewBox="0 0 21600 21600" draw:mirror-horizontal="false" draw:mirror-vertical="false" draw:type="rectangle" draw:enhanced-path="M 0 0 L 21600 0 21600 21600 0 21600 0 0 Z N"/>
                </draw:custom-shape>
                <draw:custom-shape draw:style-name="gr341" draw:text-style-name="P50" draw:layer="layout" svg:width="0.013cm" svg:height="0.006cm" svg:x="5.849cm" svg:y="24.414cm">
                  <text:p/>
                  <draw:enhanced-geometry svg:viewBox="0 0 21600 21600" draw:mirror-horizontal="false" draw:mirror-vertical="false" draw:type="rectangle" draw:enhanced-path="M 0 0 L 21600 0 21600 21600 0 21600 0 0 Z N"/>
                </draw:custom-shape>
              </draw:g>
              <draw:g>
                <draw:custom-shape draw:style-name="gr342" draw:text-style-name="P50" draw:layer="layout" svg:width="0.017cm" svg:height="0.011cm" svg:x="5.848cm" svg:y="24.443cm">
                  <text:p/>
                  <draw:enhanced-geometry svg:viewBox="0 0 21600 21600" draw:mirror-horizontal="false" draw:mirror-vertical="false" draw:type="rectangle" draw:enhanced-path="M 0 0 L 21600 0 21600 21600 0 21600 0 0 Z N"/>
                </draw:custom-shape>
                <draw:custom-shape draw:style-name="gr343" draw:text-style-name="P50" draw:layer="layout" svg:width="0.013cm" svg:height="0.007cm" svg:x="5.849cm" svg:y="24.444cm">
                  <text:p/>
                  <draw:enhanced-geometry svg:viewBox="0 0 21600 21600" draw:mirror-horizontal="false" draw:mirror-vertical="false" draw:type="rectangle" draw:enhanced-path="M 0 0 L 21600 0 21600 21600 0 21600 0 0 Z N"/>
                </draw:custom-shape>
              </draw:g>
              <draw:g>
                <draw:custom-shape draw:style-name="gr344" draw:text-style-name="P50" draw:layer="layout" svg:width="0.017cm" svg:height="0.01cm" svg:x="5.848cm" svg:y="24.473cm">
                  <text:p/>
                  <draw:enhanced-geometry svg:viewBox="0 0 21600 21600" draw:mirror-horizontal="false" draw:mirror-vertical="false" draw:type="rectangle" draw:enhanced-path="M 0 0 L 21600 0 21600 21600 0 21600 0 0 Z N"/>
                </draw:custom-shape>
                <draw:custom-shape draw:style-name="gr345" draw:text-style-name="P50" draw:layer="layout" svg:width="0.013cm" svg:height="0.007cm" svg:x="5.849cm" svg:y="24.475cm">
                  <text:p/>
                  <draw:enhanced-geometry svg:viewBox="0 0 21600 21600" draw:mirror-horizontal="false" draw:mirror-vertical="false" draw:type="rectangle" draw:enhanced-path="M 0 0 L 21600 0 21600 21600 0 21600 0 0 Z N"/>
                </draw:custom-shape>
              </draw:g>
              <draw:g>
                <draw:custom-shape draw:style-name="gr346" draw:text-style-name="P50" draw:layer="layout" svg:width="0.017cm" svg:height="0.01cm" svg:x="5.848cm" svg:y="24.504cm">
                  <text:p/>
                  <draw:enhanced-geometry svg:viewBox="0 0 21600 21600" draw:mirror-horizontal="false" draw:mirror-vertical="false" draw:type="rectangle" draw:enhanced-path="M 0 0 L 21600 0 21600 21600 0 21600 0 0 Z N"/>
                </draw:custom-shape>
                <draw:custom-shape draw:style-name="gr347" draw:text-style-name="P50" draw:layer="layout" svg:width="0.013cm" svg:height="0.006cm" svg:x="5.849cm" svg:y="24.506cm">
                  <text:p/>
                  <draw:enhanced-geometry svg:viewBox="0 0 21600 21600" draw:mirror-horizontal="false" draw:mirror-vertical="false" draw:type="rectangle" draw:enhanced-path="M 0 0 L 21600 0 21600 21600 0 21600 0 0 Z N"/>
                </draw:custom-shape>
              </draw:g>
              <draw:g>
                <draw:custom-shape draw:style-name="gr348" draw:text-style-name="P50" draw:layer="layout" svg:width="0.017cm" svg:height="0.01cm" svg:x="5.848cm" svg:y="24.535cm">
                  <text:p/>
                  <draw:enhanced-geometry svg:viewBox="0 0 21600 21600" draw:mirror-horizontal="false" draw:mirror-vertical="false" draw:type="rectangle" draw:enhanced-path="M 0 0 L 21600 0 21600 21600 0 21600 0 0 Z N"/>
                </draw:custom-shape>
                <draw:custom-shape draw:style-name="gr349" draw:text-style-name="P50" draw:layer="layout" svg:width="0.013cm" svg:height="0.007cm" svg:x="5.849cm" svg:y="24.536cm">
                  <text:p/>
                  <draw:enhanced-geometry svg:viewBox="0 0 21600 21600" draw:mirror-horizontal="false" draw:mirror-vertical="false" draw:type="rectangle" draw:enhanced-path="M 0 0 L 21600 0 21600 21600 0 21600 0 0 Z N"/>
                </draw:custom-shape>
              </draw:g>
            </draw:g>
            <draw:g>
              <draw:g>
                <draw:custom-shape draw:style-name="gr350" draw:text-style-name="P50" draw:layer="layout" svg:width="0.017cm" svg:height="0.01cm" svg:x="5.915cm" svg:y="24.565cm">
                  <text:p/>
                  <draw:enhanced-geometry svg:viewBox="0 0 21600 21600" draw:mirror-horizontal="false" draw:mirror-vertical="false" draw:type="rectangle" draw:enhanced-path="M 0 0 L 21600 0 21600 21600 0 21600 0 0 Z N"/>
                </draw:custom-shape>
                <draw:custom-shape draw:style-name="gr351" draw:text-style-name="P50" draw:layer="layout" svg:width="0.013cm" svg:height="0.008cm" svg:x="5.917cm" svg:y="24.566cm">
                  <text:p/>
                  <draw:enhanced-geometry svg:viewBox="0 0 21600 21600" draw:mirror-horizontal="false" draw:mirror-vertical="false" draw:type="rectangle" draw:enhanced-path="M 0 0 L 21600 0 21600 21600 0 21600 0 0 Z N"/>
                </draw:custom-shape>
              </draw:g>
              <draw:g>
                <draw:custom-shape draw:style-name="gr352" draw:text-style-name="P50" draw:layer="layout" svg:width="0.017cm" svg:height="0.011cm" svg:x="5.915cm" svg:y="24.351cm">
                  <text:p/>
                  <draw:enhanced-geometry svg:viewBox="0 0 21600 21600" draw:mirror-horizontal="false" draw:mirror-vertical="false" draw:type="rectangle" draw:enhanced-path="M 0 0 L 21600 0 21600 21600 0 21600 0 0 Z N"/>
                </draw:custom-shape>
                <draw:custom-shape draw:style-name="gr353" draw:text-style-name="P50" draw:layer="layout" svg:width="0.013cm" svg:height="0.006cm" svg:x="5.917cm" svg:y="24.353cm">
                  <text:p/>
                  <draw:enhanced-geometry svg:viewBox="0 0 21600 21600" draw:mirror-horizontal="false" draw:mirror-vertical="false" draw:type="rectangle" draw:enhanced-path="M 0 0 L 21600 0 21600 21600 0 21600 0 0 Z N"/>
                </draw:custom-shape>
              </draw:g>
              <draw:g>
                <draw:custom-shape draw:style-name="gr354" draw:text-style-name="P50" draw:layer="layout" svg:width="0.017cm" svg:height="0.011cm" svg:x="5.915cm" svg:y="24.381cm">
                  <text:p/>
                  <draw:enhanced-geometry svg:viewBox="0 0 21600 21600" draw:mirror-horizontal="false" draw:mirror-vertical="false" draw:type="rectangle" draw:enhanced-path="M 0 0 L 21600 0 21600 21600 0 21600 0 0 Z N"/>
                </draw:custom-shape>
                <draw:custom-shape draw:style-name="gr355" draw:text-style-name="P50" draw:layer="layout" svg:width="0.013cm" svg:height="0.007cm" svg:x="5.917cm" svg:y="24.383cm">
                  <text:p/>
                  <draw:enhanced-geometry svg:viewBox="0 0 21600 21600" draw:mirror-horizontal="false" draw:mirror-vertical="false" draw:type="rectangle" draw:enhanced-path="M 0 0 L 21600 0 21600 21600 0 21600 0 0 Z N"/>
                </draw:custom-shape>
              </draw:g>
              <draw:g>
                <draw:custom-shape draw:style-name="gr356" draw:text-style-name="P50" draw:layer="layout" svg:width="0.017cm" svg:height="0.01cm" svg:x="5.915cm" svg:y="24.412cm">
                  <text:p/>
                  <draw:enhanced-geometry svg:viewBox="0 0 21600 21600" draw:mirror-horizontal="false" draw:mirror-vertical="false" draw:type="rectangle" draw:enhanced-path="M 0 0 L 21600 0 21600 21600 0 21600 0 0 Z N"/>
                </draw:custom-shape>
                <draw:custom-shape draw:style-name="gr357" draw:text-style-name="P50" draw:layer="layout" svg:width="0.013cm" svg:height="0.006cm" svg:x="5.917cm" svg:y="24.414cm">
                  <text:p/>
                  <draw:enhanced-geometry svg:viewBox="0 0 21600 21600" draw:mirror-horizontal="false" draw:mirror-vertical="false" draw:type="rectangle" draw:enhanced-path="M 0 0 L 21600 0 21600 21600 0 21600 0 0 Z N"/>
                </draw:custom-shape>
              </draw:g>
              <draw:g>
                <draw:custom-shape draw:style-name="gr358" draw:text-style-name="P50" draw:layer="layout" svg:width="0.017cm" svg:height="0.011cm" svg:x="5.915cm" svg:y="24.443cm">
                  <text:p/>
                  <draw:enhanced-geometry svg:viewBox="0 0 21600 21600" draw:mirror-horizontal="false" draw:mirror-vertical="false" draw:type="rectangle" draw:enhanced-path="M 0 0 L 21600 0 21600 21600 0 21600 0 0 Z N"/>
                </draw:custom-shape>
                <draw:custom-shape draw:style-name="gr359" draw:text-style-name="P50" draw:layer="layout" svg:width="0.013cm" svg:height="0.007cm" svg:x="5.917cm" svg:y="24.444cm">
                  <text:p/>
                  <draw:enhanced-geometry svg:viewBox="0 0 21600 21600" draw:mirror-horizontal="false" draw:mirror-vertical="false" draw:type="rectangle" draw:enhanced-path="M 0 0 L 21600 0 21600 21600 0 21600 0 0 Z N"/>
                </draw:custom-shape>
              </draw:g>
              <draw:g>
                <draw:custom-shape draw:style-name="gr360" draw:text-style-name="P50" draw:layer="layout" svg:width="0.017cm" svg:height="0.01cm" svg:x="5.915cm" svg:y="24.473cm">
                  <text:p/>
                  <draw:enhanced-geometry svg:viewBox="0 0 21600 21600" draw:mirror-horizontal="false" draw:mirror-vertical="false" draw:type="rectangle" draw:enhanced-path="M 0 0 L 21600 0 21600 21600 0 21600 0 0 Z N"/>
                </draw:custom-shape>
                <draw:custom-shape draw:style-name="gr361" draw:text-style-name="P50" draw:layer="layout" svg:width="0.013cm" svg:height="0.007cm" svg:x="5.917cm" svg:y="24.475cm">
                  <text:p/>
                  <draw:enhanced-geometry svg:viewBox="0 0 21600 21600" draw:mirror-horizontal="false" draw:mirror-vertical="false" draw:type="rectangle" draw:enhanced-path="M 0 0 L 21600 0 21600 21600 0 21600 0 0 Z N"/>
                </draw:custom-shape>
              </draw:g>
              <draw:g>
                <draw:custom-shape draw:style-name="gr362" draw:text-style-name="P50" draw:layer="layout" svg:width="0.017cm" svg:height="0.01cm" svg:x="5.915cm" svg:y="24.504cm">
                  <text:p/>
                  <draw:enhanced-geometry svg:viewBox="0 0 21600 21600" draw:mirror-horizontal="false" draw:mirror-vertical="false" draw:type="rectangle" draw:enhanced-path="M 0 0 L 21600 0 21600 21600 0 21600 0 0 Z N"/>
                </draw:custom-shape>
                <draw:custom-shape draw:style-name="gr363" draw:text-style-name="P50" draw:layer="layout" svg:width="0.013cm" svg:height="0.006cm" svg:x="5.917cm" svg:y="24.506cm">
                  <text:p/>
                  <draw:enhanced-geometry svg:viewBox="0 0 21600 21600" draw:mirror-horizontal="false" draw:mirror-vertical="false" draw:type="rectangle" draw:enhanced-path="M 0 0 L 21600 0 21600 21600 0 21600 0 0 Z N"/>
                </draw:custom-shape>
              </draw:g>
              <draw:g>
                <draw:custom-shape draw:style-name="gr364" draw:text-style-name="P50" draw:layer="layout" svg:width="0.017cm" svg:height="0.01cm" svg:x="5.915cm" svg:y="24.535cm">
                  <text:p/>
                  <draw:enhanced-geometry svg:viewBox="0 0 21600 21600" draw:mirror-horizontal="false" draw:mirror-vertical="false" draw:type="rectangle" draw:enhanced-path="M 0 0 L 21600 0 21600 21600 0 21600 0 0 Z N"/>
                </draw:custom-shape>
                <draw:custom-shape draw:style-name="gr365" draw:text-style-name="P50" draw:layer="layout" svg:width="0.013cm" svg:height="0.007cm" svg:x="5.917cm" svg:y="24.536cm">
                  <text:p/>
                  <draw:enhanced-geometry svg:viewBox="0 0 21600 21600" draw:mirror-horizontal="false" draw:mirror-vertical="false" draw:type="rectangle" draw:enhanced-path="M 0 0 L 21600 0 21600 21600 0 21600 0 0 Z N"/>
                </draw:custom-shape>
              </draw:g>
            </draw:g>
          </draw:g>
        </draw:g>
        <draw:g>
          <draw:custom-shape draw:style-name="gr366" draw:text-style-name="P49" draw:layer="layout" svg:width="0.341cm" svg:height="0.209cm" svg:x="4.893cm" svg:y="24.01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7" draw:text-style-name="P50" draw:layer="layout" svg:width="0.061cm" svg:height="0.064cm" svg:x="5.018cm" svg:y="24.104cm">
            <text:p/>
            <draw:enhanced-geometry svg:viewBox="0 0 21600 21600" draw:mirror-horizontal="false" draw:mirror-vertical="false" draw:type="rectangle" draw:enhanced-path="M 0 0 L 21600 0 21600 21600 0 21600 0 0 Z N"/>
          </draw:custom-shape>
          <draw:custom-shape draw:style-name="gr368" draw:text-style-name="P50" draw:layer="layout" svg:width="0.096cm" svg:height="0.078cm" svg:x="5.157cm" svg:y="24.094cm">
            <text:p/>
            <draw:enhanced-geometry svg:viewBox="0 0 21600 21600" draw:mirror-horizontal="false" draw:mirror-vertical="false" draw:type="rectangle" draw:enhanced-path="M 0 0 L 21600 0 21600 21600 0 21600 0 0 Z N"/>
          </draw:custom-shape>
          <draw:custom-shape draw:style-name="gr369" draw:text-style-name="P50" draw:layer="layout" svg:width="0.048cm" svg:height="0.039cm" svg:x="5.09cm" svg:y="24.156cm">
            <text:p/>
            <draw:enhanced-geometry svg:viewBox="0 0 21600 21600" draw:mirror-horizontal="false" draw:mirror-vertical="false" draw:type="rectangle" draw:enhanced-path="M 0 0 L 21600 0 21600 21600 0 21600 0 0 Z N"/>
          </draw:custom-shape>
          <draw:custom-shape draw:style-name="gr370" draw:text-style-name="P50" draw:layer="layout" svg:width="0.062cm" svg:height="0.036cm" svg:x="5.182cm" svg:y="24.036cm">
            <text:p/>
            <draw:enhanced-geometry svg:viewBox="0 0 21600 21600" draw:mirror-horizontal="false" draw:mirror-vertical="false" draw:type="rectangle" draw:enhanced-path="M 0 0 L 21600 0 21600 21600 0 21600 0 0 Z N"/>
          </draw:custom-shape>
          <draw:custom-shape draw:style-name="gr371" draw:text-style-name="P50" draw:layer="layout" svg:width="0.038cm" svg:height="0.039cm" svg:x="4.959cm" svg:y="24.134cm">
            <text:p/>
            <draw:enhanced-geometry svg:viewBox="0 0 21600 21600" draw:mirror-horizontal="false" draw:mirror-vertical="false" draw:type="rectangle" draw:enhanced-path="M 0 0 L 21600 0 21600 21600 0 21600 0 0 Z N"/>
          </draw:custom-shape>
          <draw:custom-shape draw:style-name="gr372" draw:text-style-name="P50" draw:layer="layout" svg:width="0.039cm" svg:height="0.064cm" svg:x="4.957cm" svg:y="24.056cm">
            <text:p/>
            <draw:enhanced-geometry svg:viewBox="0 0 21600 21600" draw:mirror-horizontal="false" draw:mirror-vertical="false" draw:type="rectangle" draw:enhanced-path="M 0 0 L 21600 0 21600 21600 0 21600 0 0 Z N"/>
          </draw:custom-shape>
          <draw:custom-shape draw:style-name="gr373" draw:text-style-name="P50" draw:layer="layout" svg:width="0.027cm" svg:height="0.022cm" svg:x="5.123cm" svg:y="24.069cm">
            <text:p/>
            <draw:enhanced-geometry svg:viewBox="0 0 21600 21600" draw:mirror-horizontal="false" draw:mirror-vertical="false" draw:type="rectangle" draw:enhanced-path="M 0 0 L 21600 0 21600 21600 0 21600 0 0 Z N"/>
          </draw:custom-shape>
          <draw:custom-shape draw:style-name="gr374" draw:text-style-name="P50" draw:layer="layout" svg:width="0.066cm" svg:height="0.054cm" svg:x="4.876cm" svg:y="24.057cm">
            <text:p/>
            <draw:enhanced-geometry svg:viewBox="0 0 21600 21600" draw:mirror-horizontal="false" draw:mirror-vertical="false" draw:type="rectangle" draw:enhanced-path="M 0 0 L 21600 0 21600 21600 0 21600 0 0 Z N"/>
          </draw:custom-shape>
          <draw:g>
            <draw:custom-shape draw:style-name="gr375" draw:text-style-name="P50" draw:layer="layout" svg:width="0.238cm" svg:height="0.024cm" svg:x="4.915cm" svg:y="24.014cm">
              <text:p/>
              <draw:enhanced-geometry svg:viewBox="0 0 21600 21600" draw:mirror-horizontal="false" draw:mirror-vertical="false" draw:type="rectangle" draw:enhanced-path="M 0 0 L 21600 0 21600 21600 0 21600 0 0 Z N"/>
            </draw:custom-shape>
            <draw:g>
              <draw:custom-shape draw:style-name="gr376" draw:text-style-name="P52" draw:layer="layout" svg:width="0.006cm" svg:height="0.007cm" svg:x="4.917cm" svg:y="24.018cm">
                <text:p/>
                <draw:enhanced-geometry svg:viewBox="0 0 21600 21600" draw:mirror-horizontal="false" draw:mirror-vertical="false" draw:type="rectangle" draw:enhanced-path="M 0 0 L 21600 0 21600 21600 0 21600 0 0 Z N"/>
              </draw:custom-shape>
              <draw:custom-shape draw:style-name="gr377" draw:text-style-name="P52" draw:layer="layout" svg:width="0.007cm" svg:height="0.006cm" svg:x="4.927cm" svg:y="24.018cm">
                <text:p/>
                <draw:enhanced-geometry svg:viewBox="0 0 21600 21600" draw:mirror-horizontal="false" draw:mirror-vertical="false" draw:type="rectangle" draw:enhanced-path="M 0 0 L 21600 0 21600 21600 0 21600 0 0 Z N"/>
              </draw:custom-shape>
              <draw:custom-shape draw:style-name="gr378" draw:text-style-name="P52" draw:layer="layout" svg:width="0.006cm" svg:height="0.007cm" svg:x="4.939cm" svg:y="24.018cm">
                <text:p/>
                <draw:enhanced-geometry svg:viewBox="0 0 21600 21600" draw:mirror-horizontal="false" draw:mirror-vertical="false" draw:type="rectangle" draw:enhanced-path="M 0 0 L 21600 0 21600 21600 0 21600 0 0 Z N"/>
              </draw:custom-shape>
              <draw:custom-shape draw:style-name="gr379" draw:text-style-name="P52" draw:layer="layout" svg:width="0.006cm" svg:height="0.006cm" svg:x="4.949cm" svg:y="24.018cm">
                <text:p/>
                <draw:enhanced-geometry svg:viewBox="0 0 21600 21600" draw:mirror-horizontal="false" draw:mirror-vertical="false" draw:type="rectangle" draw:enhanced-path="M 0 0 L 21600 0 21600 21600 0 21600 0 0 Z N"/>
              </draw:custom-shape>
              <draw:custom-shape draw:style-name="gr380" draw:text-style-name="P52" draw:layer="layout" svg:width="0.006cm" svg:height="0.006cm" svg:x="4.969cm" svg:y="24.018cm">
                <text:p/>
                <draw:enhanced-geometry svg:viewBox="0 0 21600 21600" draw:mirror-horizontal="false" draw:mirror-vertical="false" draw:type="rectangle" draw:enhanced-path="M 0 0 L 21600 0 21600 21600 0 21600 0 0 Z N"/>
              </draw:custom-shape>
              <draw:custom-shape draw:style-name="gr381" draw:text-style-name="P52" draw:layer="layout" svg:width="0.006cm" svg:height="0.007cm" svg:x="4.979cm" svg:y="24.018cm">
                <text:p/>
                <draw:enhanced-geometry svg:viewBox="0 0 21600 21600" draw:mirror-horizontal="false" draw:mirror-vertical="false" draw:type="rectangle" draw:enhanced-path="M 0 0 L 21600 0 21600 21600 0 21600 0 0 Z N"/>
              </draw:custom-shape>
              <draw:custom-shape draw:style-name="gr382" draw:text-style-name="P52" draw:layer="layout" svg:width="0.006cm" svg:height="0.007cm" svg:x="4.99cm" svg:y="24.018cm">
                <text:p/>
                <draw:enhanced-geometry svg:viewBox="0 0 21600 21600" draw:mirror-horizontal="false" draw:mirror-vertical="false" draw:type="rectangle" draw:enhanced-path="M 0 0 L 21600 0 21600 21600 0 21600 0 0 Z N"/>
              </draw:custom-shape>
              <draw:custom-shape draw:style-name="gr383" draw:text-style-name="P52" draw:layer="layout" svg:width="0.006cm" svg:height="0.007cm" svg:x="5cm" svg:y="24.018cm">
                <text:p/>
                <draw:enhanced-geometry svg:viewBox="0 0 21600 21600" draw:mirror-horizontal="false" draw:mirror-vertical="false" draw:type="rectangle" draw:enhanced-path="M 0 0 L 21600 0 21600 21600 0 21600 0 0 Z N"/>
              </draw:custom-shape>
              <draw:custom-shape draw:style-name="gr384" draw:text-style-name="P52" draw:layer="layout" svg:width="0.006cm" svg:height="0.007cm" svg:x="5.011cm" svg:y="24.018cm">
                <text:p/>
                <draw:enhanced-geometry svg:viewBox="0 0 21600 21600" draw:mirror-horizontal="false" draw:mirror-vertical="false" draw:type="rectangle" draw:enhanced-path="M 0 0 L 21600 0 21600 21600 0 21600 0 0 Z N"/>
              </draw:custom-shape>
              <draw:custom-shape draw:style-name="gr385" draw:text-style-name="P52" draw:layer="layout" svg:width="0.007cm" svg:height="0.006cm" svg:x="5.02cm" svg:y="24.018cm">
                <text:p/>
                <draw:enhanced-geometry svg:viewBox="0 0 21600 21600" draw:mirror-horizontal="false" draw:mirror-vertical="false" draw:type="rectangle" draw:enhanced-path="M 0 0 L 21600 0 21600 21600 0 21600 0 0 Z N"/>
              </draw:custom-shape>
              <draw:custom-shape draw:style-name="gr386" draw:text-style-name="P52" draw:layer="layout" svg:width="0.006cm" svg:height="0.007cm" svg:x="5.031cm" svg:y="24.018cm">
                <text:p/>
                <draw:enhanced-geometry svg:viewBox="0 0 21600 21600" draw:mirror-horizontal="false" draw:mirror-vertical="false" draw:type="rectangle" draw:enhanced-path="M 0 0 L 21600 0 21600 21600 0 21600 0 0 Z N"/>
              </draw:custom-shape>
              <draw:custom-shape draw:style-name="gr387" draw:text-style-name="P52" draw:layer="layout" svg:width="0.006cm" svg:height="0.006cm" svg:x="5.042cm" svg:y="24.018cm">
                <text:p/>
                <draw:enhanced-geometry svg:viewBox="0 0 21600 21600" draw:mirror-horizontal="false" draw:mirror-vertical="false" draw:type="rectangle" draw:enhanced-path="M 0 0 L 21600 0 21600 21600 0 21600 0 0 Z N"/>
              </draw:custom-shape>
              <draw:custom-shape draw:style-name="gr388" draw:text-style-name="P52" draw:layer="layout" svg:width="0.006cm" svg:height="0.007cm" svg:x="5.052cm" svg:y="24.018cm">
                <text:p/>
                <draw:enhanced-geometry svg:viewBox="0 0 21600 21600" draw:mirror-horizontal="false" draw:mirror-vertical="false" draw:type="rectangle" draw:enhanced-path="M 0 0 L 21600 0 21600 21600 0 21600 0 0 Z N"/>
              </draw:custom-shape>
              <draw:custom-shape draw:style-name="gr389" draw:text-style-name="P52" draw:layer="layout" svg:width="0.006cm" svg:height="0.007cm" svg:x="5.062cm" svg:y="24.018cm">
                <text:p/>
                <draw:enhanced-geometry svg:viewBox="0 0 21600 21600" draw:mirror-horizontal="false" draw:mirror-vertical="false" draw:type="rectangle" draw:enhanced-path="M 0 0 L 21600 0 21600 21600 0 21600 0 0 Z N"/>
              </draw:custom-shape>
              <draw:custom-shape draw:style-name="gr390" draw:text-style-name="P52" draw:layer="layout" svg:width="0.006cm" svg:height="0.007cm" svg:x="5.072cm" svg:y="24.018cm">
                <text:p/>
                <draw:enhanced-geometry svg:viewBox="0 0 21600 21600" draw:mirror-horizontal="false" draw:mirror-vertical="false" draw:type="rectangle" draw:enhanced-path="M 0 0 L 21600 0 21600 21600 0 21600 0 0 Z N"/>
              </draw:custom-shape>
              <draw:custom-shape draw:style-name="gr391" draw:text-style-name="P52" draw:layer="layout" svg:width="0.006cm" svg:height="0.007cm" svg:x="5.083cm" svg:y="24.018cm">
                <text:p/>
                <draw:enhanced-geometry svg:viewBox="0 0 21600 21600" draw:mirror-horizontal="false" draw:mirror-vertical="false" draw:type="rectangle" draw:enhanced-path="M 0 0 L 21600 0 21600 21600 0 21600 0 0 Z N"/>
              </draw:custom-shape>
              <draw:custom-shape draw:style-name="gr392" draw:text-style-name="P52" draw:layer="layout" svg:width="0.007cm" svg:height="0.007cm" svg:x="5.093cm" svg:y="24.018cm">
                <text:p/>
                <draw:enhanced-geometry svg:viewBox="0 0 21600 21600" draw:mirror-horizontal="false" draw:mirror-vertical="false" draw:type="rectangle" draw:enhanced-path="M 0 0 L 21600 0 21600 21600 0 21600 0 0 Z N"/>
              </draw:custom-shape>
              <draw:custom-shape draw:style-name="gr393" draw:text-style-name="P52" draw:layer="layout" svg:width="0.006cm" svg:height="0.007cm" svg:x="5.104cm" svg:y="24.018cm">
                <text:p/>
                <draw:enhanced-geometry svg:viewBox="0 0 21600 21600" draw:mirror-horizontal="false" draw:mirror-vertical="false" draw:type="rectangle" draw:enhanced-path="M 0 0 L 21600 0 21600 21600 0 21600 0 0 Z N"/>
              </draw:custom-shape>
              <draw:custom-shape draw:style-name="gr394" draw:text-style-name="P52" draw:layer="layout" svg:width="0.006cm" svg:height="0.006cm" svg:x="5.114cm" svg:y="24.018cm">
                <text:p/>
                <draw:enhanced-geometry svg:viewBox="0 0 21600 21600" draw:mirror-horizontal="false" draw:mirror-vertical="false" draw:type="rectangle" draw:enhanced-path="M 0 0 L 21600 0 21600 21600 0 21600 0 0 Z N"/>
              </draw:custom-shape>
              <draw:custom-shape draw:style-name="gr395" draw:text-style-name="P52" draw:layer="layout" svg:width="0.006cm" svg:height="0.007cm" svg:x="5.124cm" svg:y="24.018cm">
                <text:p/>
                <draw:enhanced-geometry svg:viewBox="0 0 21600 21600" draw:mirror-horizontal="false" draw:mirror-vertical="false" draw:type="rectangle" draw:enhanced-path="M 0 0 L 21600 0 21600 21600 0 21600 0 0 Z N"/>
              </draw:custom-shape>
              <draw:custom-shape draw:style-name="gr396" draw:text-style-name="P52" draw:layer="layout" svg:width="0.006cm" svg:height="0.006cm" svg:x="5.135cm" svg:y="24.018cm">
                <text:p/>
                <draw:enhanced-geometry svg:viewBox="0 0 21600 21600" draw:mirror-horizontal="false" draw:mirror-vertical="false" draw:type="rectangle" draw:enhanced-path="M 0 0 L 21600 0 21600 21600 0 21600 0 0 Z N"/>
              </draw:custom-shape>
              <draw:custom-shape draw:style-name="gr397" draw:text-style-name="P52" draw:layer="layout" svg:width="0.006cm" svg:height="0.007cm" svg:x="5.145cm" svg:y="24.018cm">
                <text:p/>
                <draw:enhanced-geometry svg:viewBox="0 0 21600 21600" draw:mirror-horizontal="false" draw:mirror-vertical="false" draw:type="rectangle" draw:enhanced-path="M 0 0 L 21600 0 21600 21600 0 21600 0 0 Z N"/>
              </draw:custom-shape>
              <draw:g>
                <draw:custom-shape draw:style-name="gr398" draw:text-style-name="P52" draw:layer="layout" svg:width="0.006cm" svg:height="0.006cm" svg:x="4.959cm" svg:y="24.018cm">
                  <text:p/>
                  <draw:enhanced-geometry svg:viewBox="0 0 21600 21600" draw:mirror-horizontal="false" draw:mirror-vertical="false" draw:type="rectangle" draw:enhanced-path="M 0 0 L 21600 0 21600 21600 0 21600 0 0 Z N"/>
                </draw:custom-shape>
                <draw:custom-shape draw:style-name="gr399" draw:text-style-name="P52" draw:layer="layout" svg:width="0.006cm" svg:height="0.006cm" svg:x="4.917cm" svg:y="24.028cm">
                  <text:p/>
                  <draw:enhanced-geometry svg:viewBox="0 0 21600 21600" draw:mirror-horizontal="false" draw:mirror-vertical="false" draw:type="rectangle" draw:enhanced-path="M 0 0 L 21600 0 21600 21600 0 21600 0 0 Z N"/>
                </draw:custom-shape>
                <draw:custom-shape draw:style-name="gr400" draw:text-style-name="P52" draw:layer="layout" svg:width="0.006cm" svg:height="0.006cm" svg:x="4.927cm" svg:y="24.028cm">
                  <text:p/>
                  <draw:enhanced-geometry svg:viewBox="0 0 21600 21600" draw:mirror-horizontal="false" draw:mirror-vertical="false" draw:type="rectangle" draw:enhanced-path="M 0 0 L 21600 0 21600 21600 0 21600 0 0 Z N"/>
                </draw:custom-shape>
                <draw:custom-shape draw:style-name="gr401" draw:text-style-name="P52" draw:layer="layout" svg:width="0.006cm" svg:height="0.006cm" svg:x="4.939cm" svg:y="24.028cm">
                  <text:p/>
                  <draw:enhanced-geometry svg:viewBox="0 0 21600 21600" draw:mirror-horizontal="false" draw:mirror-vertical="false" draw:type="rectangle" draw:enhanced-path="M 0 0 L 21600 0 21600 21600 0 21600 0 0 Z N"/>
                </draw:custom-shape>
                <draw:custom-shape draw:style-name="gr402" draw:text-style-name="P52" draw:layer="layout" svg:width="0.005cm" svg:height="0.006cm" svg:x="4.949cm" svg:y="24.028cm">
                  <text:p/>
                  <draw:enhanced-geometry svg:viewBox="0 0 21600 21600" draw:mirror-horizontal="false" draw:mirror-vertical="false" draw:type="rectangle" draw:enhanced-path="M 0 0 L 21600 0 21600 21600 0 21600 0 0 Z N"/>
                </draw:custom-shape>
                <draw:custom-shape draw:style-name="gr403" draw:text-style-name="P52" draw:layer="layout" svg:width="0.006cm" svg:height="0.006cm" svg:x="4.959cm" svg:y="24.028cm">
                  <text:p/>
                  <draw:enhanced-geometry svg:viewBox="0 0 21600 21600" draw:mirror-horizontal="false" draw:mirror-vertical="false" draw:type="rectangle" draw:enhanced-path="M 0 0 L 21600 0 21600 21600 0 21600 0 0 Z N"/>
                </draw:custom-shape>
                <draw:custom-shape draw:style-name="gr404" draw:text-style-name="P52" draw:layer="layout" svg:width="0.006cm" svg:height="0.006cm" svg:x="4.969cm" svg:y="24.028cm">
                  <text:p/>
                  <draw:enhanced-geometry svg:viewBox="0 0 21600 21600" draw:mirror-horizontal="false" draw:mirror-vertical="false" draw:type="rectangle" draw:enhanced-path="M 0 0 L 21600 0 21600 21600 0 21600 0 0 Z N"/>
                </draw:custom-shape>
                <draw:custom-shape draw:style-name="gr405" draw:text-style-name="P52" draw:layer="layout" svg:width="0.006cm" svg:height="0.006cm" svg:x="4.979cm" svg:y="24.028cm">
                  <text:p/>
                  <draw:enhanced-geometry svg:viewBox="0 0 21600 21600" draw:mirror-horizontal="false" draw:mirror-vertical="false" draw:type="rectangle" draw:enhanced-path="M 0 0 L 21600 0 21600 21600 0 21600 0 0 Z N"/>
                </draw:custom-shape>
                <draw:custom-shape draw:style-name="gr406" draw:text-style-name="P52" draw:layer="layout" svg:width="0.006cm" svg:height="0.006cm" svg:x="4.99cm" svg:y="24.028cm">
                  <text:p/>
                  <draw:enhanced-geometry svg:viewBox="0 0 21600 21600" draw:mirror-horizontal="false" draw:mirror-vertical="false" draw:type="rectangle" draw:enhanced-path="M 0 0 L 21600 0 21600 21600 0 21600 0 0 Z N"/>
                </draw:custom-shape>
                <draw:custom-shape draw:style-name="gr407" draw:text-style-name="P52" draw:layer="layout" svg:width="0.006cm" svg:height="0.006cm" svg:x="5cm" svg:y="24.028cm">
                  <text:p/>
                  <draw:enhanced-geometry svg:viewBox="0 0 21600 21600" draw:mirror-horizontal="false" draw:mirror-vertical="false" draw:type="rectangle" draw:enhanced-path="M 0 0 L 21600 0 21600 21600 0 21600 0 0 Z N"/>
                </draw:custom-shape>
                <draw:custom-shape draw:style-name="gr408" draw:text-style-name="P52" draw:layer="layout" svg:width="0.005cm" svg:height="0.006cm" svg:x="5.011cm" svg:y="24.028cm">
                  <text:p/>
                  <draw:enhanced-geometry svg:viewBox="0 0 21600 21600" draw:mirror-horizontal="false" draw:mirror-vertical="false" draw:type="rectangle" draw:enhanced-path="M 0 0 L 21600 0 21600 21600 0 21600 0 0 Z N"/>
                </draw:custom-shape>
                <draw:custom-shape draw:style-name="gr409" draw:text-style-name="P52" draw:layer="layout" svg:width="0.007cm" svg:height="0.006cm" svg:x="5.02cm" svg:y="24.028cm">
                  <text:p/>
                  <draw:enhanced-geometry svg:viewBox="0 0 21600 21600" draw:mirror-horizontal="false" draw:mirror-vertical="false" draw:type="rectangle" draw:enhanced-path="M 0 0 L 21600 0 21600 21600 0 21600 0 0 Z N"/>
                </draw:custom-shape>
                <draw:custom-shape draw:style-name="gr410" draw:text-style-name="P52" draw:layer="layout" svg:width="0.006cm" svg:height="0.006cm" svg:x="5.031cm" svg:y="24.028cm">
                  <text:p/>
                  <draw:enhanced-geometry svg:viewBox="0 0 21600 21600" draw:mirror-horizontal="false" draw:mirror-vertical="false" draw:type="rectangle" draw:enhanced-path="M 0 0 L 21600 0 21600 21600 0 21600 0 0 Z N"/>
                </draw:custom-shape>
                <draw:custom-shape draw:style-name="gr411" draw:text-style-name="P52" draw:layer="layout" svg:width="0.006cm" svg:height="0.006cm" svg:x="5.042cm" svg:y="24.028cm">
                  <text:p/>
                  <draw:enhanced-geometry svg:viewBox="0 0 21600 21600" draw:mirror-horizontal="false" draw:mirror-vertical="false" draw:type="rectangle" draw:enhanced-path="M 0 0 L 21600 0 21600 21600 0 21600 0 0 Z N"/>
                </draw:custom-shape>
                <draw:custom-shape draw:style-name="gr412" draw:text-style-name="P52" draw:layer="layout" svg:width="0.007cm" svg:height="0.006cm" svg:x="5.051cm" svg:y="24.028cm">
                  <text:p/>
                  <draw:enhanced-geometry svg:viewBox="0 0 21600 21600" draw:mirror-horizontal="false" draw:mirror-vertical="false" draw:type="rectangle" draw:enhanced-path="M 0 0 L 21600 0 21600 21600 0 21600 0 0 Z N"/>
                </draw:custom-shape>
                <draw:custom-shape draw:style-name="gr413" draw:text-style-name="P52" draw:layer="layout" svg:width="0.007cm" svg:height="0.006cm" svg:x="5.061cm" svg:y="24.028cm">
                  <text:p/>
                  <draw:enhanced-geometry svg:viewBox="0 0 21600 21600" draw:mirror-horizontal="false" draw:mirror-vertical="false" draw:type="rectangle" draw:enhanced-path="M 0 0 L 21600 0 21600 21600 0 21600 0 0 Z N"/>
                </draw:custom-shape>
                <draw:custom-shape draw:style-name="gr414" draw:text-style-name="P52" draw:layer="layout" svg:width="0.006cm" svg:height="0.006cm" svg:x="5.072cm" svg:y="24.028cm">
                  <text:p/>
                  <draw:enhanced-geometry svg:viewBox="0 0 21600 21600" draw:mirror-horizontal="false" draw:mirror-vertical="false" draw:type="rectangle" draw:enhanced-path="M 0 0 L 21600 0 21600 21600 0 21600 0 0 Z N"/>
                </draw:custom-shape>
                <draw:custom-shape draw:style-name="gr415" draw:text-style-name="P52" draw:layer="layout" svg:width="0.006cm" svg:height="0.006cm" svg:x="5.083cm" svg:y="24.028cm">
                  <text:p/>
                  <draw:enhanced-geometry svg:viewBox="0 0 21600 21600" draw:mirror-horizontal="false" draw:mirror-vertical="false" draw:type="rectangle" draw:enhanced-path="M 0 0 L 21600 0 21600 21600 0 21600 0 0 Z N"/>
                </draw:custom-shape>
                <draw:custom-shape draw:style-name="gr416" draw:text-style-name="P52" draw:layer="layout" svg:width="0.006cm" svg:height="0.006cm" svg:x="5.093cm" svg:y="24.028cm">
                  <text:p/>
                  <draw:enhanced-geometry svg:viewBox="0 0 21600 21600" draw:mirror-horizontal="false" draw:mirror-vertical="false" draw:type="rectangle" draw:enhanced-path="M 0 0 L 21600 0 21600 21600 0 21600 0 0 Z N"/>
                </draw:custom-shape>
                <draw:custom-shape draw:style-name="gr417" draw:text-style-name="P52" draw:layer="layout" svg:width="0.006cm" svg:height="0.006cm" svg:x="5.104cm" svg:y="24.028cm">
                  <text:p/>
                  <draw:enhanced-geometry svg:viewBox="0 0 21600 21600" draw:mirror-horizontal="false" draw:mirror-vertical="false" draw:type="rectangle" draw:enhanced-path="M 0 0 L 21600 0 21600 21600 0 21600 0 0 Z N"/>
                </draw:custom-shape>
                <draw:custom-shape draw:style-name="gr418" draw:text-style-name="P52" draw:layer="layout" svg:width="0.006cm" svg:height="0.006cm" svg:x="5.113cm" svg:y="24.028cm">
                  <text:p/>
                  <draw:enhanced-geometry svg:viewBox="0 0 21600 21600" draw:mirror-horizontal="false" draw:mirror-vertical="false" draw:type="rectangle" draw:enhanced-path="M 0 0 L 21600 0 21600 21600 0 21600 0 0 Z N"/>
                </draw:custom-shape>
                <draw:custom-shape draw:style-name="gr419" draw:text-style-name="P52" draw:layer="layout" svg:width="0.006cm" svg:height="0.006cm" svg:x="5.124cm" svg:y="24.028cm">
                  <text:p/>
                  <draw:enhanced-geometry svg:viewBox="0 0 21600 21600" draw:mirror-horizontal="false" draw:mirror-vertical="false" draw:type="rectangle" draw:enhanced-path="M 0 0 L 21600 0 21600 21600 0 21600 0 0 Z N"/>
                </draw:custom-shape>
                <draw:custom-shape draw:style-name="gr420" draw:text-style-name="P52" draw:layer="layout" svg:width="0.006cm" svg:height="0.006cm" svg:x="5.134cm" svg:y="24.028cm">
                  <text:p/>
                  <draw:enhanced-geometry svg:viewBox="0 0 21600 21600" draw:mirror-horizontal="false" draw:mirror-vertical="false" draw:type="rectangle" draw:enhanced-path="M 0 0 L 21600 0 21600 21600 0 21600 0 0 Z N"/>
                </draw:custom-shape>
                <draw:custom-shape draw:style-name="gr421" draw:text-style-name="P52" draw:layer="layout" svg:width="0.006cm" svg:height="0.006cm" svg:x="5.145cm" svg:y="24.028cm">
                  <text:p/>
                  <draw:enhanced-geometry svg:viewBox="0 0 21600 21600" draw:mirror-horizontal="false" draw:mirror-vertical="false" draw:type="rectangle" draw:enhanced-path="M 0 0 L 21600 0 21600 21600 0 21600 0 0 Z N"/>
                </draw:custom-shape>
              </draw:g>
            </draw:g>
          </draw:g>
          <draw:g>
            <draw:custom-shape draw:style-name="gr422" draw:text-style-name="P50" draw:layer="layout" svg:width="0.24cm" svg:height="0.023cm" svg:x="4.917cm" svg:y="24.201cm">
              <text:p/>
              <draw:enhanced-geometry svg:viewBox="0 0 21600 21600" draw:mirror-horizontal="false" draw:mirror-vertical="false" draw:type="rectangle" draw:enhanced-path="M 0 0 L 21600 0 21600 21600 0 21600 0 0 Z N"/>
            </draw:custom-shape>
            <draw:g>
              <draw:custom-shape draw:style-name="gr423" draw:text-style-name="P52" draw:layer="layout" svg:width="0.006cm" svg:height="0.007cm" svg:x="4.921cm" svg:y="24.205cm">
                <text:p/>
                <draw:enhanced-geometry svg:viewBox="0 0 21600 21600" draw:mirror-horizontal="false" draw:mirror-vertical="false" draw:type="rectangle" draw:enhanced-path="M 0 0 L 21600 0 21600 21600 0 21600 0 0 Z N"/>
              </draw:custom-shape>
              <draw:custom-shape draw:style-name="gr424" draw:text-style-name="P52" draw:layer="layout" svg:width="0.006cm" svg:height="0.007cm" svg:x="4.931cm" svg:y="24.205cm">
                <text:p/>
                <draw:enhanced-geometry svg:viewBox="0 0 21600 21600" draw:mirror-horizontal="false" draw:mirror-vertical="false" draw:type="rectangle" draw:enhanced-path="M 0 0 L 21600 0 21600 21600 0 21600 0 0 Z N"/>
              </draw:custom-shape>
              <draw:custom-shape draw:style-name="gr425" draw:text-style-name="P52" draw:layer="layout" svg:width="0.006cm" svg:height="0.006cm" svg:x="4.941cm" svg:y="24.205cm">
                <text:p/>
                <draw:enhanced-geometry svg:viewBox="0 0 21600 21600" draw:mirror-horizontal="false" draw:mirror-vertical="false" draw:type="rectangle" draw:enhanced-path="M 0 0 L 21600 0 21600 21600 0 21600 0 0 Z N"/>
              </draw:custom-shape>
              <draw:custom-shape draw:style-name="gr426" draw:text-style-name="P52" draw:layer="layout" svg:width="0.006cm" svg:height="0.007cm" svg:x="4.951cm" svg:y="24.205cm">
                <text:p/>
                <draw:enhanced-geometry svg:viewBox="0 0 21600 21600" draw:mirror-horizontal="false" draw:mirror-vertical="false" draw:type="rectangle" draw:enhanced-path="M 0 0 L 21600 0 21600 21600 0 21600 0 0 Z N"/>
              </draw:custom-shape>
              <draw:custom-shape draw:style-name="gr427" draw:text-style-name="P52" draw:layer="layout" svg:width="0.006cm" svg:height="0.007cm" svg:x="4.972cm" svg:y="24.205cm">
                <text:p/>
                <draw:enhanced-geometry svg:viewBox="0 0 21600 21600" draw:mirror-horizontal="false" draw:mirror-vertical="false" draw:type="rectangle" draw:enhanced-path="M 0 0 L 21600 0 21600 21600 0 21600 0 0 Z N"/>
              </draw:custom-shape>
              <draw:custom-shape draw:style-name="gr428" draw:text-style-name="P52" draw:layer="layout" svg:width="0.006cm" svg:height="0.006cm" svg:x="4.983cm" svg:y="24.205cm">
                <text:p/>
                <draw:enhanced-geometry svg:viewBox="0 0 21600 21600" draw:mirror-horizontal="false" draw:mirror-vertical="false" draw:type="rectangle" draw:enhanced-path="M 0 0 L 21600 0 21600 21600 0 21600 0 0 Z N"/>
              </draw:custom-shape>
              <draw:custom-shape draw:style-name="gr429" draw:text-style-name="P52" draw:layer="layout" svg:width="0.007cm" svg:height="0.006cm" svg:x="4.992cm" svg:y="24.205cm">
                <text:p/>
                <draw:enhanced-geometry svg:viewBox="0 0 21600 21600" draw:mirror-horizontal="false" draw:mirror-vertical="false" draw:type="rectangle" draw:enhanced-path="M 0 0 L 21600 0 21600 21600 0 21600 0 0 Z N"/>
              </draw:custom-shape>
              <draw:custom-shape draw:style-name="gr430" draw:text-style-name="P52" draw:layer="layout" svg:width="0.006cm" svg:height="0.006cm" svg:x="5.003cm" svg:y="24.205cm">
                <text:p/>
                <draw:enhanced-geometry svg:viewBox="0 0 21600 21600" draw:mirror-horizontal="false" draw:mirror-vertical="false" draw:type="rectangle" draw:enhanced-path="M 0 0 L 21600 0 21600 21600 0 21600 0 0 Z N"/>
              </draw:custom-shape>
              <draw:custom-shape draw:style-name="gr431" draw:text-style-name="P52" draw:layer="layout" svg:width="0.006cm" svg:height="0.006cm" svg:x="5.014cm" svg:y="24.205cm">
                <text:p/>
                <draw:enhanced-geometry svg:viewBox="0 0 21600 21600" draw:mirror-horizontal="false" draw:mirror-vertical="false" draw:type="rectangle" draw:enhanced-path="M 0 0 L 21600 0 21600 21600 0 21600 0 0 Z N"/>
              </draw:custom-shape>
              <draw:custom-shape draw:style-name="gr432" draw:text-style-name="P52" draw:layer="layout" svg:width="0.006cm" svg:height="0.007cm" svg:x="5.024cm" svg:y="24.205cm">
                <text:p/>
                <draw:enhanced-geometry svg:viewBox="0 0 21600 21600" draw:mirror-horizontal="false" draw:mirror-vertical="false" draw:type="rectangle" draw:enhanced-path="M 0 0 L 21600 0 21600 21600 0 21600 0 0 Z N"/>
              </draw:custom-shape>
              <draw:custom-shape draw:style-name="gr433" draw:text-style-name="P52" draw:layer="layout" svg:width="0.007cm" svg:height="0.007cm" svg:x="5.034cm" svg:y="24.205cm">
                <text:p/>
                <draw:enhanced-geometry svg:viewBox="0 0 21600 21600" draw:mirror-horizontal="false" draw:mirror-vertical="false" draw:type="rectangle" draw:enhanced-path="M 0 0 L 21600 0 21600 21600 0 21600 0 0 Z N"/>
              </draw:custom-shape>
              <draw:custom-shape draw:style-name="gr434" draw:text-style-name="P52" draw:layer="layout" svg:width="0.006cm" svg:height="0.007cm" svg:x="5.044cm" svg:y="24.205cm">
                <text:p/>
                <draw:enhanced-geometry svg:viewBox="0 0 21600 21600" draw:mirror-horizontal="false" draw:mirror-vertical="false" draw:type="rectangle" draw:enhanced-path="M 0 0 L 21600 0 21600 21600 0 21600 0 0 Z N"/>
              </draw:custom-shape>
              <draw:custom-shape draw:style-name="gr435" draw:text-style-name="P52" draw:layer="layout" svg:width="0.005cm" svg:height="0.006cm" svg:x="5.055cm" svg:y="24.205cm">
                <text:p/>
                <draw:enhanced-geometry svg:viewBox="0 0 21600 21600" draw:mirror-horizontal="false" draw:mirror-vertical="false" draw:type="rectangle" draw:enhanced-path="M 0 0 L 21600 0 21600 21600 0 21600 0 0 Z N"/>
              </draw:custom-shape>
              <draw:custom-shape draw:style-name="gr436" draw:text-style-name="P52" draw:layer="layout" svg:width="0.006cm" svg:height="0.007cm" svg:x="5.066cm" svg:y="24.205cm">
                <text:p/>
                <draw:enhanced-geometry svg:viewBox="0 0 21600 21600" draw:mirror-horizontal="false" draw:mirror-vertical="false" draw:type="rectangle" draw:enhanced-path="M 0 0 L 21600 0 21600 21600 0 21600 0 0 Z N"/>
              </draw:custom-shape>
              <draw:custom-shape draw:style-name="gr437" draw:text-style-name="P52" draw:layer="layout" svg:width="0.006cm" svg:height="0.006cm" svg:x="5.076cm" svg:y="24.205cm">
                <text:p/>
                <draw:enhanced-geometry svg:viewBox="0 0 21600 21600" draw:mirror-horizontal="false" draw:mirror-vertical="false" draw:type="rectangle" draw:enhanced-path="M 0 0 L 21600 0 21600 21600 0 21600 0 0 Z N"/>
              </draw:custom-shape>
              <draw:custom-shape draw:style-name="gr438" draw:text-style-name="P52" draw:layer="layout" svg:width="0.006cm" svg:height="0.007cm" svg:x="5.086cm" svg:y="24.205cm">
                <text:p/>
                <draw:enhanced-geometry svg:viewBox="0 0 21600 21600" draw:mirror-horizontal="false" draw:mirror-vertical="false" draw:type="rectangle" draw:enhanced-path="M 0 0 L 21600 0 21600 21600 0 21600 0 0 Z N"/>
              </draw:custom-shape>
              <draw:custom-shape draw:style-name="gr439" draw:text-style-name="P52" draw:layer="layout" svg:width="0.006cm" svg:height="0.007cm" svg:x="5.096cm" svg:y="24.205cm">
                <text:p/>
                <draw:enhanced-geometry svg:viewBox="0 0 21600 21600" draw:mirror-horizontal="false" draw:mirror-vertical="false" draw:type="rectangle" draw:enhanced-path="M 0 0 L 21600 0 21600 21600 0 21600 0 0 Z N"/>
              </draw:custom-shape>
              <draw:custom-shape draw:style-name="gr440" draw:text-style-name="P52" draw:layer="layout" svg:width="0.006cm" svg:height="0.007cm" svg:x="5.106cm" svg:y="24.205cm">
                <text:p/>
                <draw:enhanced-geometry svg:viewBox="0 0 21600 21600" draw:mirror-horizontal="false" draw:mirror-vertical="false" draw:type="rectangle" draw:enhanced-path="M 0 0 L 21600 0 21600 21600 0 21600 0 0 Z N"/>
              </draw:custom-shape>
              <draw:custom-shape draw:style-name="gr441" draw:text-style-name="P52" draw:layer="layout" svg:width="0.006cm" svg:height="0.007cm" svg:x="5.117cm" svg:y="24.205cm">
                <text:p/>
                <draw:enhanced-geometry svg:viewBox="0 0 21600 21600" draw:mirror-horizontal="false" draw:mirror-vertical="false" draw:type="rectangle" draw:enhanced-path="M 0 0 L 21600 0 21600 21600 0 21600 0 0 Z N"/>
              </draw:custom-shape>
              <draw:custom-shape draw:style-name="gr442" draw:text-style-name="P52" draw:layer="layout" svg:width="0.006cm" svg:height="0.006cm" svg:x="5.127cm" svg:y="24.205cm">
                <text:p/>
                <draw:enhanced-geometry svg:viewBox="0 0 21600 21600" draw:mirror-horizontal="false" draw:mirror-vertical="false" draw:type="rectangle" draw:enhanced-path="M 0 0 L 21600 0 21600 21600 0 21600 0 0 Z N"/>
              </draw:custom-shape>
              <draw:custom-shape draw:style-name="gr443" draw:text-style-name="P52" draw:layer="layout" svg:width="0.007cm" svg:height="0.007cm" svg:x="5.137cm" svg:y="24.205cm">
                <text:p/>
                <draw:enhanced-geometry svg:viewBox="0 0 21600 21600" draw:mirror-horizontal="false" draw:mirror-vertical="false" draw:type="rectangle" draw:enhanced-path="M 0 0 L 21600 0 21600 21600 0 21600 0 0 Z N"/>
              </draw:custom-shape>
              <draw:custom-shape draw:style-name="gr444" draw:text-style-name="P52" draw:layer="layout" svg:width="0.006cm" svg:height="0.006cm" svg:x="5.148cm" svg:y="24.205cm">
                <text:p/>
                <draw:enhanced-geometry svg:viewBox="0 0 21600 21600" draw:mirror-horizontal="false" draw:mirror-vertical="false" draw:type="rectangle" draw:enhanced-path="M 0 0 L 21600 0 21600 21600 0 21600 0 0 Z N"/>
              </draw:custom-shape>
              <draw:g>
                <draw:custom-shape draw:style-name="gr445" draw:text-style-name="P52" draw:layer="layout" svg:width="0.006cm" svg:height="0.007cm" svg:x="4.962cm" svg:y="24.205cm">
                  <text:p/>
                  <draw:enhanced-geometry svg:viewBox="0 0 21600 21600" draw:mirror-horizontal="false" draw:mirror-vertical="false" draw:type="rectangle" draw:enhanced-path="M 0 0 L 21600 0 21600 21600 0 21600 0 0 Z N"/>
                </draw:custom-shape>
                <draw:custom-shape draw:style-name="gr446" draw:text-style-name="P52" draw:layer="layout" svg:width="0.006cm" svg:height="0.007cm" svg:x="4.92cm" svg:y="24.214cm">
                  <text:p/>
                  <draw:enhanced-geometry svg:viewBox="0 0 21600 21600" draw:mirror-horizontal="false" draw:mirror-vertical="false" draw:type="rectangle" draw:enhanced-path="M 0 0 L 21600 0 21600 21600 0 21600 0 0 Z N"/>
                </draw:custom-shape>
                <draw:custom-shape draw:style-name="gr447" draw:text-style-name="P52" draw:layer="layout" svg:width="0.006cm" svg:height="0.007cm" svg:x="4.931cm" svg:y="24.214cm">
                  <text:p/>
                  <draw:enhanced-geometry svg:viewBox="0 0 21600 21600" draw:mirror-horizontal="false" draw:mirror-vertical="false" draw:type="rectangle" draw:enhanced-path="M 0 0 L 21600 0 21600 21600 0 21600 0 0 Z N"/>
                </draw:custom-shape>
                <draw:custom-shape draw:style-name="gr448" draw:text-style-name="P52" draw:layer="layout" svg:width="0.006cm" svg:height="0.007cm" svg:x="4.941cm" svg:y="24.214cm">
                  <text:p/>
                  <draw:enhanced-geometry svg:viewBox="0 0 21600 21600" draw:mirror-horizontal="false" draw:mirror-vertical="false" draw:type="rectangle" draw:enhanced-path="M 0 0 L 21600 0 21600 21600 0 21600 0 0 Z N"/>
                </draw:custom-shape>
                <draw:custom-shape draw:style-name="gr449" draw:text-style-name="P52" draw:layer="layout" svg:width="0.006cm" svg:height="0.007cm" svg:x="4.951cm" svg:y="24.214cm">
                  <text:p/>
                  <draw:enhanced-geometry svg:viewBox="0 0 21600 21600" draw:mirror-horizontal="false" draw:mirror-vertical="false" draw:type="rectangle" draw:enhanced-path="M 0 0 L 21600 0 21600 21600 0 21600 0 0 Z N"/>
                </draw:custom-shape>
                <draw:custom-shape draw:style-name="gr450" draw:text-style-name="P52" draw:layer="layout" svg:width="0.006cm" svg:height="0.007cm" svg:x="4.962cm" svg:y="24.214cm">
                  <text:p/>
                  <draw:enhanced-geometry svg:viewBox="0 0 21600 21600" draw:mirror-horizontal="false" draw:mirror-vertical="false" draw:type="rectangle" draw:enhanced-path="M 0 0 L 21600 0 21600 21600 0 21600 0 0 Z N"/>
                </draw:custom-shape>
                <draw:custom-shape draw:style-name="gr451" draw:text-style-name="P52" draw:layer="layout" svg:width="0.006cm" svg:height="0.007cm" svg:x="4.972cm" svg:y="24.214cm">
                  <text:p/>
                  <draw:enhanced-geometry svg:viewBox="0 0 21600 21600" draw:mirror-horizontal="false" draw:mirror-vertical="false" draw:type="rectangle" draw:enhanced-path="M 0 0 L 21600 0 21600 21600 0 21600 0 0 Z N"/>
                </draw:custom-shape>
                <draw:custom-shape draw:style-name="gr452" draw:text-style-name="P52" draw:layer="layout" svg:width="0.005cm" svg:height="0.007cm" svg:x="4.983cm" svg:y="24.214cm">
                  <text:p/>
                  <draw:enhanced-geometry svg:viewBox="0 0 21600 21600" draw:mirror-horizontal="false" draw:mirror-vertical="false" draw:type="rectangle" draw:enhanced-path="M 0 0 L 21600 0 21600 21600 0 21600 0 0 Z N"/>
                </draw:custom-shape>
                <draw:custom-shape draw:style-name="gr453" draw:text-style-name="P52" draw:layer="layout" svg:width="0.007cm" svg:height="0.007cm" svg:x="4.992cm" svg:y="24.214cm">
                  <text:p/>
                  <draw:enhanced-geometry svg:viewBox="0 0 21600 21600" draw:mirror-horizontal="false" draw:mirror-vertical="false" draw:type="rectangle" draw:enhanced-path="M 0 0 L 21600 0 21600 21600 0 21600 0 0 Z N"/>
                </draw:custom-shape>
                <draw:custom-shape draw:style-name="gr454" draw:text-style-name="P52" draw:layer="layout" svg:width="0.006cm" svg:height="0.007cm" svg:x="5.003cm" svg:y="24.214cm">
                  <text:p/>
                  <draw:enhanced-geometry svg:viewBox="0 0 21600 21600" draw:mirror-horizontal="false" draw:mirror-vertical="false" draw:type="rectangle" draw:enhanced-path="M 0 0 L 21600 0 21600 21600 0 21600 0 0 Z N"/>
                </draw:custom-shape>
                <draw:custom-shape draw:style-name="gr455" draw:text-style-name="P52" draw:layer="layout" svg:width="0.006cm" svg:height="0.007cm" svg:x="5.014cm" svg:y="24.214cm">
                  <text:p/>
                  <draw:enhanced-geometry svg:viewBox="0 0 21600 21600" draw:mirror-horizontal="false" draw:mirror-vertical="false" draw:type="rectangle" draw:enhanced-path="M 0 0 L 21600 0 21600 21600 0 21600 0 0 Z N"/>
                </draw:custom-shape>
                <draw:custom-shape draw:style-name="gr456" draw:text-style-name="P52" draw:layer="layout" svg:width="0.006cm" svg:height="0.007cm" svg:x="5.024cm" svg:y="24.214cm">
                  <text:p/>
                  <draw:enhanced-geometry svg:viewBox="0 0 21600 21600" draw:mirror-horizontal="false" draw:mirror-vertical="false" draw:type="rectangle" draw:enhanced-path="M 0 0 L 21600 0 21600 21600 0 21600 0 0 Z N"/>
                </draw:custom-shape>
                <draw:custom-shape draw:style-name="gr457" draw:text-style-name="P52" draw:layer="layout" svg:width="0.006cm" svg:height="0.007cm" svg:x="5.033cm" svg:y="24.214cm">
                  <text:p/>
                  <draw:enhanced-geometry svg:viewBox="0 0 21600 21600" draw:mirror-horizontal="false" draw:mirror-vertical="false" draw:type="rectangle" draw:enhanced-path="M 0 0 L 21600 0 21600 21600 0 21600 0 0 Z N"/>
                </draw:custom-shape>
                <draw:custom-shape draw:style-name="gr458" draw:text-style-name="P52" draw:layer="layout" svg:width="0.006cm" svg:height="0.007cm" svg:x="5.044cm" svg:y="24.214cm">
                  <text:p/>
                  <draw:enhanced-geometry svg:viewBox="0 0 21600 21600" draw:mirror-horizontal="false" draw:mirror-vertical="false" draw:type="rectangle" draw:enhanced-path="M 0 0 L 21600 0 21600 21600 0 21600 0 0 Z N"/>
                </draw:custom-shape>
                <draw:custom-shape draw:style-name="gr459" draw:text-style-name="P52" draw:layer="layout" svg:width="0.005cm" svg:height="0.007cm" svg:x="5.055cm" svg:y="24.214cm">
                  <text:p/>
                  <draw:enhanced-geometry svg:viewBox="0 0 21600 21600" draw:mirror-horizontal="false" draw:mirror-vertical="false" draw:type="rectangle" draw:enhanced-path="M 0 0 L 21600 0 21600 21600 0 21600 0 0 Z N"/>
                </draw:custom-shape>
                <draw:custom-shape draw:style-name="gr460" draw:text-style-name="P52" draw:layer="layout" svg:width="0.006cm" svg:height="0.007cm" svg:x="5.065cm" svg:y="24.214cm">
                  <text:p/>
                  <draw:enhanced-geometry svg:viewBox="0 0 21600 21600" draw:mirror-horizontal="false" draw:mirror-vertical="false" draw:type="rectangle" draw:enhanced-path="M 0 0 L 21600 0 21600 21600 0 21600 0 0 Z N"/>
                </draw:custom-shape>
                <draw:custom-shape draw:style-name="gr461" draw:text-style-name="P52" draw:layer="layout" svg:width="0.006cm" svg:height="0.007cm" svg:x="5.076cm" svg:y="24.214cm">
                  <text:p/>
                  <draw:enhanced-geometry svg:viewBox="0 0 21600 21600" draw:mirror-horizontal="false" draw:mirror-vertical="false" draw:type="rectangle" draw:enhanced-path="M 0 0 L 21600 0 21600 21600 0 21600 0 0 Z N"/>
                </draw:custom-shape>
                <draw:custom-shape draw:style-name="gr462" draw:text-style-name="P52" draw:layer="layout" svg:width="0.006cm" svg:height="0.007cm" svg:x="5.085cm" svg:y="24.214cm">
                  <text:p/>
                  <draw:enhanced-geometry svg:viewBox="0 0 21600 21600" draw:mirror-horizontal="false" draw:mirror-vertical="false" draw:type="rectangle" draw:enhanced-path="M 0 0 L 21600 0 21600 21600 0 21600 0 0 Z N"/>
                </draw:custom-shape>
                <draw:custom-shape draw:style-name="gr463" draw:text-style-name="P52" draw:layer="layout" svg:width="0.006cm" svg:height="0.007cm" svg:x="5.095cm" svg:y="24.214cm">
                  <text:p/>
                  <draw:enhanced-geometry svg:viewBox="0 0 21600 21600" draw:mirror-horizontal="false" draw:mirror-vertical="false" draw:type="rectangle" draw:enhanced-path="M 0 0 L 21600 0 21600 21600 0 21600 0 0 Z N"/>
                </draw:custom-shape>
                <draw:custom-shape draw:style-name="gr464" draw:text-style-name="P52" draw:layer="layout" svg:width="0.006cm" svg:height="0.007cm" svg:x="5.106cm" svg:y="24.214cm">
                  <text:p/>
                  <draw:enhanced-geometry svg:viewBox="0 0 21600 21600" draw:mirror-horizontal="false" draw:mirror-vertical="false" draw:type="rectangle" draw:enhanced-path="M 0 0 L 21600 0 21600 21600 0 21600 0 0 Z N"/>
                </draw:custom-shape>
                <draw:custom-shape draw:style-name="gr465" draw:text-style-name="P52" draw:layer="layout" svg:width="0.006cm" svg:height="0.007cm" svg:x="5.117cm" svg:y="24.214cm">
                  <text:p/>
                  <draw:enhanced-geometry svg:viewBox="0 0 21600 21600" draw:mirror-horizontal="false" draw:mirror-vertical="false" draw:type="rectangle" draw:enhanced-path="M 0 0 L 21600 0 21600 21600 0 21600 0 0 Z N"/>
                </draw:custom-shape>
                <draw:custom-shape draw:style-name="gr466" draw:text-style-name="P52" draw:layer="layout" svg:width="0.006cm" svg:height="0.007cm" svg:x="5.127cm" svg:y="24.214cm">
                  <text:p/>
                  <draw:enhanced-geometry svg:viewBox="0 0 21600 21600" draw:mirror-horizontal="false" draw:mirror-vertical="false" draw:type="rectangle" draw:enhanced-path="M 0 0 L 21600 0 21600 21600 0 21600 0 0 Z N"/>
                </draw:custom-shape>
                <draw:custom-shape draw:style-name="gr467" draw:text-style-name="P52" draw:layer="layout" svg:width="0.006cm" svg:height="0.007cm" svg:x="5.137cm" svg:y="24.214cm">
                  <text:p/>
                  <draw:enhanced-geometry svg:viewBox="0 0 21600 21600" draw:mirror-horizontal="false" draw:mirror-vertical="false" draw:type="rectangle" draw:enhanced-path="M 0 0 L 21600 0 21600 21600 0 21600 0 0 Z N"/>
                </draw:custom-shape>
                <draw:custom-shape draw:style-name="gr468" draw:text-style-name="P52" draw:layer="layout" svg:width="0.006cm" svg:height="0.007cm" svg:x="5.147cm" svg:y="24.214cm">
                  <text:p/>
                  <draw:enhanced-geometry svg:viewBox="0 0 21600 21600" draw:mirror-horizontal="false" draw:mirror-vertical="false" draw:type="rectangle" draw:enhanced-path="M 0 0 L 21600 0 21600 21600 0 21600 0 0 Z N"/>
                </draw:custom-shape>
              </draw:g>
            </draw:g>
          </draw:g>
          <draw:custom-shape draw:style-name="gr469" draw:text-style-name="P49" draw:layer="layout" svg:width="0.342cm" svg:height="0.21cm" svg:x="4.894cm" svg:y="24.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0" draw:text-style-name="P50" draw:layer="layout" svg:width="0.06cm" svg:height="0.065cm" svg:x="5.02cm" svg:y="24.101cm">
            <text:p/>
            <draw:enhanced-geometry svg:viewBox="0 0 21600 21600" draw:mirror-horizontal="false" draw:mirror-vertical="false" draw:type="rectangle" draw:enhanced-path="M 0 0 L 21600 0 21600 21600 0 21600 0 0 Z N"/>
          </draw:custom-shape>
          <draw:custom-shape draw:style-name="gr471" draw:text-style-name="P50" draw:layer="layout" svg:width="0.096cm" svg:height="0.078cm" svg:x="5.158cm" svg:y="24.091cm">
            <text:p/>
            <draw:enhanced-geometry svg:viewBox="0 0 21600 21600" draw:mirror-horizontal="false" draw:mirror-vertical="false" draw:type="rectangle" draw:enhanced-path="M 0 0 L 21600 0 21600 21600 0 21600 0 0 Z N"/>
          </draw:custom-shape>
          <draw:custom-shape draw:style-name="gr472" draw:text-style-name="P50" draw:layer="layout" svg:width="0.049cm" svg:height="0.038cm" svg:x="5.091cm" svg:y="24.153cm">
            <text:p/>
            <draw:enhanced-geometry svg:viewBox="0 0 21600 21600" draw:mirror-horizontal="false" draw:mirror-vertical="false" draw:type="rectangle" draw:enhanced-path="M 0 0 L 21600 0 21600 21600 0 21600 0 0 Z N"/>
          </draw:custom-shape>
          <draw:custom-shape draw:style-name="gr473" draw:text-style-name="P50" draw:layer="layout" svg:width="0.061cm" svg:height="0.035cm" svg:x="5.184cm" svg:y="24.034cm">
            <text:p/>
            <draw:enhanced-geometry svg:viewBox="0 0 21600 21600" draw:mirror-horizontal="false" draw:mirror-vertical="false" draw:type="rectangle" draw:enhanced-path="M 0 0 L 21600 0 21600 21600 0 21600 0 0 Z N"/>
          </draw:custom-shape>
          <draw:custom-shape draw:style-name="gr474" draw:text-style-name="P50" draw:layer="layout" svg:width="0.039cm" svg:height="0.039cm" svg:x="4.96cm" svg:y="24.131cm">
            <text:p/>
            <draw:enhanced-geometry svg:viewBox="0 0 21600 21600" draw:mirror-horizontal="false" draw:mirror-vertical="false" draw:type="rectangle" draw:enhanced-path="M 0 0 L 21600 0 21600 21600 0 21600 0 0 Z N"/>
          </draw:custom-shape>
          <draw:custom-shape draw:style-name="gr475" draw:text-style-name="P50" draw:layer="layout" svg:width="0.039cm" svg:height="0.065cm" svg:x="4.958cm" svg:y="24.052cm">
            <text:p/>
            <draw:enhanced-geometry svg:viewBox="0 0 21600 21600" draw:mirror-horizontal="false" draw:mirror-vertical="false" draw:type="rectangle" draw:enhanced-path="M 0 0 L 21600 0 21600 21600 0 21600 0 0 Z N"/>
          </draw:custom-shape>
          <draw:custom-shape draw:style-name="gr476" draw:text-style-name="P50" draw:layer="layout" svg:width="0.028cm" svg:height="0.023cm" svg:x="5.124cm" svg:y="24.065cm">
            <text:p/>
            <draw:enhanced-geometry svg:viewBox="0 0 21600 21600" draw:mirror-horizontal="false" draw:mirror-vertical="false" draw:type="rectangle" draw:enhanced-path="M 0 0 L 21600 0 21600 21600 0 21600 0 0 Z N"/>
          </draw:custom-shape>
          <draw:custom-shape draw:style-name="gr477" draw:text-style-name="P50" draw:layer="layout" svg:width="0.068cm" svg:height="0.054cm" svg:x="4.876cm" svg:y="24.054cm">
            <text:p/>
            <draw:enhanced-geometry svg:viewBox="0 0 21600 21600" draw:mirror-horizontal="false" draw:mirror-vertical="false" draw:type="rectangle" draw:enhanced-path="M 0 0 L 21600 0 21600 21600 0 21600 0 0 Z N"/>
          </draw:custom-shape>
          <draw:g>
            <draw:custom-shape draw:style-name="gr478" draw:text-style-name="P50" draw:layer="layout" svg:width="0.239cm" svg:height="0.024cm" svg:x="4.916cm" svg:y="24.011cm">
              <text:p/>
              <draw:enhanced-geometry svg:viewBox="0 0 21600 21600" draw:mirror-horizontal="false" draw:mirror-vertical="false" draw:type="rectangle" draw:enhanced-path="M 0 0 L 21600 0 21600 21600 0 21600 0 0 Z N"/>
            </draw:custom-shape>
            <draw:g>
              <draw:custom-shape draw:style-name="gr479" draw:text-style-name="P52" draw:layer="layout" svg:width="0.005cm" svg:height="0.007cm" svg:x="4.919cm" svg:y="24.015cm">
                <text:p/>
                <draw:enhanced-geometry svg:viewBox="0 0 21600 21600" draw:mirror-horizontal="false" draw:mirror-vertical="false" draw:type="rectangle" draw:enhanced-path="M 0 0 L 21600 0 21600 21600 0 21600 0 0 Z N"/>
              </draw:custom-shape>
              <draw:custom-shape draw:style-name="gr480" draw:text-style-name="P52" draw:layer="layout" svg:width="0.007cm" svg:height="0.006cm" svg:x="4.928cm" svg:y="24.015cm">
                <text:p/>
                <draw:enhanced-geometry svg:viewBox="0 0 21600 21600" draw:mirror-horizontal="false" draw:mirror-vertical="false" draw:type="rectangle" draw:enhanced-path="M 0 0 L 21600 0 21600 21600 0 21600 0 0 Z N"/>
              </draw:custom-shape>
              <draw:custom-shape draw:style-name="gr481" draw:text-style-name="P52" draw:layer="layout" svg:width="0.006cm" svg:height="0.007cm" svg:x="4.939cm" svg:y="24.015cm">
                <text:p/>
                <draw:enhanced-geometry svg:viewBox="0 0 21600 21600" draw:mirror-horizontal="false" draw:mirror-vertical="false" draw:type="rectangle" draw:enhanced-path="M 0 0 L 21600 0 21600 21600 0 21600 0 0 Z N"/>
              </draw:custom-shape>
              <draw:custom-shape draw:style-name="gr482" draw:text-style-name="P52" draw:layer="layout" svg:width="0.006cm" svg:height="0.006cm" svg:x="4.95cm" svg:y="24.015cm">
                <text:p/>
                <draw:enhanced-geometry svg:viewBox="0 0 21600 21600" draw:mirror-horizontal="false" draw:mirror-vertical="false" draw:type="rectangle" draw:enhanced-path="M 0 0 L 21600 0 21600 21600 0 21600 0 0 Z N"/>
              </draw:custom-shape>
              <draw:custom-shape draw:style-name="gr483" draw:text-style-name="P52" draw:layer="layout" svg:width="0.006cm" svg:height="0.006cm" svg:x="4.971cm" svg:y="24.015cm">
                <text:p/>
                <draw:enhanced-geometry svg:viewBox="0 0 21600 21600" draw:mirror-horizontal="false" draw:mirror-vertical="false" draw:type="rectangle" draw:enhanced-path="M 0 0 L 21600 0 21600 21600 0 21600 0 0 Z N"/>
              </draw:custom-shape>
              <draw:custom-shape draw:style-name="gr484" draw:text-style-name="P52" draw:layer="layout" svg:width="0.005cm" svg:height="0.007cm" svg:x="4.981cm" svg:y="24.015cm">
                <text:p/>
                <draw:enhanced-geometry svg:viewBox="0 0 21600 21600" draw:mirror-horizontal="false" draw:mirror-vertical="false" draw:type="rectangle" draw:enhanced-path="M 0 0 L 21600 0 21600 21600 0 21600 0 0 Z N"/>
              </draw:custom-shape>
              <draw:custom-shape draw:style-name="gr485" draw:text-style-name="P52" draw:layer="layout" svg:width="0.006cm" svg:height="0.007cm" svg:x="4.991cm" svg:y="24.015cm">
                <text:p/>
                <draw:enhanced-geometry svg:viewBox="0 0 21600 21600" draw:mirror-horizontal="false" draw:mirror-vertical="false" draw:type="rectangle" draw:enhanced-path="M 0 0 L 21600 0 21600 21600 0 21600 0 0 Z N"/>
              </draw:custom-shape>
              <draw:custom-shape draw:style-name="gr486" draw:text-style-name="P52" draw:layer="layout" svg:width="0.005cm" svg:height="0.007cm" svg:x="5.002cm" svg:y="24.015cm">
                <text:p/>
                <draw:enhanced-geometry svg:viewBox="0 0 21600 21600" draw:mirror-horizontal="false" draw:mirror-vertical="false" draw:type="rectangle" draw:enhanced-path="M 0 0 L 21600 0 21600 21600 0 21600 0 0 Z N"/>
              </draw:custom-shape>
              <draw:custom-shape draw:style-name="gr487" draw:text-style-name="P52" draw:layer="layout" svg:width="0.006cm" svg:height="0.007cm" svg:x="5.012cm" svg:y="24.015cm">
                <text:p/>
                <draw:enhanced-geometry svg:viewBox="0 0 21600 21600" draw:mirror-horizontal="false" draw:mirror-vertical="false" draw:type="rectangle" draw:enhanced-path="M 0 0 L 21600 0 21600 21600 0 21600 0 0 Z N"/>
              </draw:custom-shape>
              <draw:custom-shape draw:style-name="gr488" draw:text-style-name="P52" draw:layer="layout" svg:width="0.007cm" svg:height="0.006cm" svg:x="5.021cm" svg:y="24.015cm">
                <text:p/>
                <draw:enhanced-geometry svg:viewBox="0 0 21600 21600" draw:mirror-horizontal="false" draw:mirror-vertical="false" draw:type="rectangle" draw:enhanced-path="M 0 0 L 21600 0 21600 21600 0 21600 0 0 Z N"/>
              </draw:custom-shape>
              <draw:custom-shape draw:style-name="gr489" draw:text-style-name="P52" draw:layer="layout" svg:width="0.006cm" svg:height="0.007cm" svg:x="5.032cm" svg:y="24.015cm">
                <text:p/>
                <draw:enhanced-geometry svg:viewBox="0 0 21600 21600" draw:mirror-horizontal="false" draw:mirror-vertical="false" draw:type="rectangle" draw:enhanced-path="M 0 0 L 21600 0 21600 21600 0 21600 0 0 Z N"/>
              </draw:custom-shape>
              <draw:custom-shape draw:style-name="gr490" draw:text-style-name="P52" draw:layer="layout" svg:width="0.006cm" svg:height="0.006cm" svg:x="5.043cm" svg:y="24.015cm">
                <text:p/>
                <draw:enhanced-geometry svg:viewBox="0 0 21600 21600" draw:mirror-horizontal="false" draw:mirror-vertical="false" draw:type="rectangle" draw:enhanced-path="M 0 0 L 21600 0 21600 21600 0 21600 0 0 Z N"/>
              </draw:custom-shape>
              <draw:custom-shape draw:style-name="gr491" draw:text-style-name="P52" draw:layer="layout" svg:width="0.006cm" svg:height="0.007cm" svg:x="5.053cm" svg:y="24.015cm">
                <text:p/>
                <draw:enhanced-geometry svg:viewBox="0 0 21600 21600" draw:mirror-horizontal="false" draw:mirror-vertical="false" draw:type="rectangle" draw:enhanced-path="M 0 0 L 21600 0 21600 21600 0 21600 0 0 Z N"/>
              </draw:custom-shape>
              <draw:custom-shape draw:style-name="gr492" draw:text-style-name="P52" draw:layer="layout" svg:width="0.006cm" svg:height="0.007cm" svg:x="5.064cm" svg:y="24.015cm">
                <text:p/>
                <draw:enhanced-geometry svg:viewBox="0 0 21600 21600" draw:mirror-horizontal="false" draw:mirror-vertical="false" draw:type="rectangle" draw:enhanced-path="M 0 0 L 21600 0 21600 21600 0 21600 0 0 Z N"/>
              </draw:custom-shape>
              <draw:custom-shape draw:style-name="gr493" draw:text-style-name="P52" draw:layer="layout" svg:width="0.006cm" svg:height="0.007cm" svg:x="5.073cm" svg:y="24.015cm">
                <text:p/>
                <draw:enhanced-geometry svg:viewBox="0 0 21600 21600" draw:mirror-horizontal="false" draw:mirror-vertical="false" draw:type="rectangle" draw:enhanced-path="M 0 0 L 21600 0 21600 21600 0 21600 0 0 Z N"/>
              </draw:custom-shape>
              <draw:custom-shape draw:style-name="gr494" draw:text-style-name="P52" draw:layer="layout" svg:width="0.007cm" svg:height="0.007cm" svg:x="5.083cm" svg:y="24.015cm">
                <text:p/>
                <draw:enhanced-geometry svg:viewBox="0 0 21600 21600" draw:mirror-horizontal="false" draw:mirror-vertical="false" draw:type="rectangle" draw:enhanced-path="M 0 0 L 21600 0 21600 21600 0 21600 0 0 Z N"/>
              </draw:custom-shape>
              <draw:custom-shape draw:style-name="gr495" draw:text-style-name="P52" draw:layer="layout" svg:width="0.007cm" svg:height="0.007cm" svg:x="5.094cm" svg:y="24.015cm">
                <text:p/>
                <draw:enhanced-geometry svg:viewBox="0 0 21600 21600" draw:mirror-horizontal="false" draw:mirror-vertical="false" draw:type="rectangle" draw:enhanced-path="M 0 0 L 21600 0 21600 21600 0 21600 0 0 Z N"/>
              </draw:custom-shape>
              <draw:custom-shape draw:style-name="gr496" draw:text-style-name="P52" draw:layer="layout" svg:width="0.006cm" svg:height="0.007cm" svg:x="5.105cm" svg:y="24.015cm">
                <text:p/>
                <draw:enhanced-geometry svg:viewBox="0 0 21600 21600" draw:mirror-horizontal="false" draw:mirror-vertical="false" draw:type="rectangle" draw:enhanced-path="M 0 0 L 21600 0 21600 21600 0 21600 0 0 Z N"/>
              </draw:custom-shape>
              <draw:custom-shape draw:style-name="gr497" draw:text-style-name="P52" draw:layer="layout" svg:width="0.007cm" svg:height="0.006cm" svg:x="5.115cm" svg:y="24.015cm">
                <text:p/>
                <draw:enhanced-geometry svg:viewBox="0 0 21600 21600" draw:mirror-horizontal="false" draw:mirror-vertical="false" draw:type="rectangle" draw:enhanced-path="M 0 0 L 21600 0 21600 21600 0 21600 0 0 Z N"/>
              </draw:custom-shape>
              <draw:custom-shape draw:style-name="gr498" draw:text-style-name="P52" draw:layer="layout" svg:width="0.007cm" svg:height="0.007cm" svg:x="5.125cm" svg:y="24.015cm">
                <text:p/>
                <draw:enhanced-geometry svg:viewBox="0 0 21600 21600" draw:mirror-horizontal="false" draw:mirror-vertical="false" draw:type="rectangle" draw:enhanced-path="M 0 0 L 21600 0 21600 21600 0 21600 0 0 Z N"/>
              </draw:custom-shape>
              <draw:custom-shape draw:style-name="gr499" draw:text-style-name="P52" draw:layer="layout" svg:width="0.005cm" svg:height="0.006cm" svg:x="5.136cm" svg:y="24.015cm">
                <text:p/>
                <draw:enhanced-geometry svg:viewBox="0 0 21600 21600" draw:mirror-horizontal="false" draw:mirror-vertical="false" draw:type="rectangle" draw:enhanced-path="M 0 0 L 21600 0 21600 21600 0 21600 0 0 Z N"/>
              </draw:custom-shape>
              <draw:custom-shape draw:style-name="gr500" draw:text-style-name="P52" draw:layer="layout" svg:width="0.006cm" svg:height="0.007cm" svg:x="5.147cm" svg:y="24.015cm">
                <text:p/>
                <draw:enhanced-geometry svg:viewBox="0 0 21600 21600" draw:mirror-horizontal="false" draw:mirror-vertical="false" draw:type="rectangle" draw:enhanced-path="M 0 0 L 21600 0 21600 21600 0 21600 0 0 Z N"/>
              </draw:custom-shape>
              <draw:g>
                <draw:custom-shape draw:style-name="gr501" draw:text-style-name="P52" draw:layer="layout" svg:width="0.006cm" svg:height="0.006cm" svg:x="4.96cm" svg:y="24.015cm">
                  <text:p/>
                  <draw:enhanced-geometry svg:viewBox="0 0 21600 21600" draw:mirror-horizontal="false" draw:mirror-vertical="false" draw:type="rectangle" draw:enhanced-path="M 0 0 L 21600 0 21600 21600 0 21600 0 0 Z N"/>
                </draw:custom-shape>
                <draw:custom-shape draw:style-name="gr502" draw:text-style-name="P52" draw:layer="layout" svg:width="0.006cm" svg:height="0.006cm" svg:x="4.918cm" svg:y="24.024cm">
                  <text:p/>
                  <draw:enhanced-geometry svg:viewBox="0 0 21600 21600" draw:mirror-horizontal="false" draw:mirror-vertical="false" draw:type="rectangle" draw:enhanced-path="M 0 0 L 21600 0 21600 21600 0 21600 0 0 Z N"/>
                </draw:custom-shape>
                <draw:custom-shape draw:style-name="gr503" draw:text-style-name="P52" draw:layer="layout" svg:width="0.006cm" svg:height="0.006cm" svg:x="4.928cm" svg:y="24.024cm">
                  <text:p/>
                  <draw:enhanced-geometry svg:viewBox="0 0 21600 21600" draw:mirror-horizontal="false" draw:mirror-vertical="false" draw:type="rectangle" draw:enhanced-path="M 0 0 L 21600 0 21600 21600 0 21600 0 0 Z N"/>
                </draw:custom-shape>
                <draw:custom-shape draw:style-name="gr504" draw:text-style-name="P52" draw:layer="layout" svg:width="0.006cm" svg:height="0.006cm" svg:x="4.939cm" svg:y="24.024cm">
                  <text:p/>
                  <draw:enhanced-geometry svg:viewBox="0 0 21600 21600" draw:mirror-horizontal="false" draw:mirror-vertical="false" draw:type="rectangle" draw:enhanced-path="M 0 0 L 21600 0 21600 21600 0 21600 0 0 Z N"/>
                </draw:custom-shape>
                <draw:custom-shape draw:style-name="gr505" draw:text-style-name="P52" draw:layer="layout" svg:width="0.006cm" svg:height="0.006cm" svg:x="4.95cm" svg:y="24.024cm">
                  <text:p/>
                  <draw:enhanced-geometry svg:viewBox="0 0 21600 21600" draw:mirror-horizontal="false" draw:mirror-vertical="false" draw:type="rectangle" draw:enhanced-path="M 0 0 L 21600 0 21600 21600 0 21600 0 0 Z N"/>
                </draw:custom-shape>
                <draw:custom-shape draw:style-name="gr506" draw:text-style-name="P52" draw:layer="layout" svg:width="0.006cm" svg:height="0.006cm" svg:x="4.96cm" svg:y="24.024cm">
                  <text:p/>
                  <draw:enhanced-geometry svg:viewBox="0 0 21600 21600" draw:mirror-horizontal="false" draw:mirror-vertical="false" draw:type="rectangle" draw:enhanced-path="M 0 0 L 21600 0 21600 21600 0 21600 0 0 Z N"/>
                </draw:custom-shape>
                <draw:custom-shape draw:style-name="gr507" draw:text-style-name="P52" draw:layer="layout" svg:width="0.006cm" svg:height="0.006cm" svg:x="4.97cm" svg:y="24.024cm">
                  <text:p/>
                  <draw:enhanced-geometry svg:viewBox="0 0 21600 21600" draw:mirror-horizontal="false" draw:mirror-vertical="false" draw:type="rectangle" draw:enhanced-path="M 0 0 L 21600 0 21600 21600 0 21600 0 0 Z N"/>
                </draw:custom-shape>
                <draw:custom-shape draw:style-name="gr508" draw:text-style-name="P52" draw:layer="layout" svg:width="0.006cm" svg:height="0.006cm" svg:x="4.98cm" svg:y="24.024cm">
                  <text:p/>
                  <draw:enhanced-geometry svg:viewBox="0 0 21600 21600" draw:mirror-horizontal="false" draw:mirror-vertical="false" draw:type="rectangle" draw:enhanced-path="M 0 0 L 21600 0 21600 21600 0 21600 0 0 Z N"/>
                </draw:custom-shape>
                <draw:custom-shape draw:style-name="gr509" draw:text-style-name="P52" draw:layer="layout" svg:width="0.006cm" svg:height="0.006cm" svg:x="4.991cm" svg:y="24.024cm">
                  <text:p/>
                  <draw:enhanced-geometry svg:viewBox="0 0 21600 21600" draw:mirror-horizontal="false" draw:mirror-vertical="false" draw:type="rectangle" draw:enhanced-path="M 0 0 L 21600 0 21600 21600 0 21600 0 0 Z N"/>
                </draw:custom-shape>
                <draw:custom-shape draw:style-name="gr510" draw:text-style-name="P52" draw:layer="layout" svg:width="0.006cm" svg:height="0.006cm" svg:x="5.001cm" svg:y="24.024cm">
                  <text:p/>
                  <draw:enhanced-geometry svg:viewBox="0 0 21600 21600" draw:mirror-horizontal="false" draw:mirror-vertical="false" draw:type="rectangle" draw:enhanced-path="M 0 0 L 21600 0 21600 21600 0 21600 0 0 Z N"/>
                </draw:custom-shape>
                <draw:custom-shape draw:style-name="gr511" draw:text-style-name="P52" draw:layer="layout" svg:width="0.005cm" svg:height="0.006cm" svg:x="5.012cm" svg:y="24.024cm">
                  <text:p/>
                  <draw:enhanced-geometry svg:viewBox="0 0 21600 21600" draw:mirror-horizontal="false" draw:mirror-vertical="false" draw:type="rectangle" draw:enhanced-path="M 0 0 L 21600 0 21600 21600 0 21600 0 0 Z N"/>
                </draw:custom-shape>
                <draw:custom-shape draw:style-name="gr512" draw:text-style-name="P52" draw:layer="layout" svg:width="0.007cm" svg:height="0.006cm" svg:x="5.021cm" svg:y="24.024cm">
                  <text:p/>
                  <draw:enhanced-geometry svg:viewBox="0 0 21600 21600" draw:mirror-horizontal="false" draw:mirror-vertical="false" draw:type="rectangle" draw:enhanced-path="M 0 0 L 21600 0 21600 21600 0 21600 0 0 Z N"/>
                </draw:custom-shape>
                <draw:custom-shape draw:style-name="gr513" draw:text-style-name="P52" draw:layer="layout" svg:width="0.006cm" svg:height="0.006cm" svg:x="5.032cm" svg:y="24.024cm">
                  <text:p/>
                  <draw:enhanced-geometry svg:viewBox="0 0 21600 21600" draw:mirror-horizontal="false" draw:mirror-vertical="false" draw:type="rectangle" draw:enhanced-path="M 0 0 L 21600 0 21600 21600 0 21600 0 0 Z N"/>
                </draw:custom-shape>
                <draw:custom-shape draw:style-name="gr514" draw:text-style-name="P52" draw:layer="layout" svg:width="0.006cm" svg:height="0.006cm" svg:x="5.043cm" svg:y="24.024cm">
                  <text:p/>
                  <draw:enhanced-geometry svg:viewBox="0 0 21600 21600" draw:mirror-horizontal="false" draw:mirror-vertical="false" draw:type="rectangle" draw:enhanced-path="M 0 0 L 21600 0 21600 21600 0 21600 0 0 Z N"/>
                </draw:custom-shape>
                <draw:custom-shape draw:style-name="gr515" draw:text-style-name="P52" draw:layer="layout" svg:width="0.006cm" svg:height="0.006cm" svg:x="5.053cm" svg:y="24.024cm">
                  <text:p/>
                  <draw:enhanced-geometry svg:viewBox="0 0 21600 21600" draw:mirror-horizontal="false" draw:mirror-vertical="false" draw:type="rectangle" draw:enhanced-path="M 0 0 L 21600 0 21600 21600 0 21600 0 0 Z N"/>
                </draw:custom-shape>
                <draw:custom-shape draw:style-name="gr516" draw:text-style-name="P52" draw:layer="layout" svg:width="0.007cm" svg:height="0.006cm" svg:x="5.062cm" svg:y="24.024cm">
                  <text:p/>
                  <draw:enhanced-geometry svg:viewBox="0 0 21600 21600" draw:mirror-horizontal="false" draw:mirror-vertical="false" draw:type="rectangle" draw:enhanced-path="M 0 0 L 21600 0 21600 21600 0 21600 0 0 Z N"/>
                </draw:custom-shape>
                <draw:custom-shape draw:style-name="gr517" draw:text-style-name="P52" draw:layer="layout" svg:width="0.006cm" svg:height="0.006cm" svg:x="5.073cm" svg:y="24.024cm">
                  <text:p/>
                  <draw:enhanced-geometry svg:viewBox="0 0 21600 21600" draw:mirror-horizontal="false" draw:mirror-vertical="false" draw:type="rectangle" draw:enhanced-path="M 0 0 L 21600 0 21600 21600 0 21600 0 0 Z N"/>
                </draw:custom-shape>
                <draw:custom-shape draw:style-name="gr518" draw:text-style-name="P52" draw:layer="layout" svg:width="0.007cm" svg:height="0.006cm" svg:x="5.083cm" svg:y="24.024cm">
                  <text:p/>
                  <draw:enhanced-geometry svg:viewBox="0 0 21600 21600" draw:mirror-horizontal="false" draw:mirror-vertical="false" draw:type="rectangle" draw:enhanced-path="M 0 0 L 21600 0 21600 21600 0 21600 0 0 Z N"/>
                </draw:custom-shape>
                <draw:custom-shape draw:style-name="gr519" draw:text-style-name="P52" draw:layer="layout" svg:width="0.006cm" svg:height="0.006cm" svg:x="5.094cm" svg:y="24.024cm">
                  <text:p/>
                  <draw:enhanced-geometry svg:viewBox="0 0 21600 21600" draw:mirror-horizontal="false" draw:mirror-vertical="false" draw:type="rectangle" draw:enhanced-path="M 0 0 L 21600 0 21600 21600 0 21600 0 0 Z N"/>
                </draw:custom-shape>
                <draw:custom-shape draw:style-name="gr520" draw:text-style-name="P52" draw:layer="layout" svg:width="0.006cm" svg:height="0.006cm" svg:x="5.105cm" svg:y="24.024cm">
                  <text:p/>
                  <draw:enhanced-geometry svg:viewBox="0 0 21600 21600" draw:mirror-horizontal="false" draw:mirror-vertical="false" draw:type="rectangle" draw:enhanced-path="M 0 0 L 21600 0 21600 21600 0 21600 0 0 Z N"/>
                </draw:custom-shape>
                <draw:custom-shape draw:style-name="gr521" draw:text-style-name="P52" draw:layer="layout" svg:width="0.006cm" svg:height="0.006cm" svg:x="5.114cm" svg:y="24.024cm">
                  <text:p/>
                  <draw:enhanced-geometry svg:viewBox="0 0 21600 21600" draw:mirror-horizontal="false" draw:mirror-vertical="false" draw:type="rectangle" draw:enhanced-path="M 0 0 L 21600 0 21600 21600 0 21600 0 0 Z N"/>
                </draw:custom-shape>
                <draw:custom-shape draw:style-name="gr522" draw:text-style-name="P52" draw:layer="layout" svg:width="0.007cm" svg:height="0.006cm" svg:x="5.124cm" svg:y="24.024cm">
                  <text:p/>
                  <draw:enhanced-geometry svg:viewBox="0 0 21600 21600" draw:mirror-horizontal="false" draw:mirror-vertical="false" draw:type="rectangle" draw:enhanced-path="M 0 0 L 21600 0 21600 21600 0 21600 0 0 Z N"/>
                </draw:custom-shape>
                <draw:custom-shape draw:style-name="gr523" draw:text-style-name="P52" draw:layer="layout" svg:width="0.006cm" svg:height="0.006cm" svg:x="5.135cm" svg:y="24.024cm">
                  <text:p/>
                  <draw:enhanced-geometry svg:viewBox="0 0 21600 21600" draw:mirror-horizontal="false" draw:mirror-vertical="false" draw:type="rectangle" draw:enhanced-path="M 0 0 L 21600 0 21600 21600 0 21600 0 0 Z N"/>
                </draw:custom-shape>
                <draw:custom-shape draw:style-name="gr524" draw:text-style-name="P52" draw:layer="layout" svg:width="0.006cm" svg:height="0.006cm" svg:x="5.146cm" svg:y="24.024cm">
                  <text:p/>
                  <draw:enhanced-geometry svg:viewBox="0 0 21600 21600" draw:mirror-horizontal="false" draw:mirror-vertical="false" draw:type="rectangle" draw:enhanced-path="M 0 0 L 21600 0 21600 21600 0 21600 0 0 Z N"/>
                </draw:custom-shape>
              </draw:g>
            </draw:g>
          </draw:g>
          <draw:g>
            <draw:custom-shape draw:style-name="gr525" draw:text-style-name="P50" draw:layer="layout" svg:width="0.24cm" svg:height="0.024cm" svg:x="4.918cm" svg:y="24.197cm">
              <text:p/>
              <draw:enhanced-geometry svg:viewBox="0 0 21600 21600" draw:mirror-horizontal="false" draw:mirror-vertical="false" draw:type="rectangle" draw:enhanced-path="M 0 0 L 21600 0 21600 21600 0 21600 0 0 Z N"/>
            </draw:custom-shape>
            <draw:g>
              <draw:custom-shape draw:style-name="gr526" draw:text-style-name="P52" draw:layer="layout" svg:width="0.005cm" svg:height="0.007cm" svg:x="4.922cm" svg:y="24.201cm">
                <text:p/>
                <draw:enhanced-geometry svg:viewBox="0 0 21600 21600" draw:mirror-horizontal="false" draw:mirror-vertical="false" draw:type="rectangle" draw:enhanced-path="M 0 0 L 21600 0 21600 21600 0 21600 0 0 Z N"/>
              </draw:custom-shape>
              <draw:custom-shape draw:style-name="gr527" draw:text-style-name="P52" draw:layer="layout" svg:width="0.006cm" svg:height="0.007cm" svg:x="4.932cm" svg:y="24.201cm">
                <text:p/>
                <draw:enhanced-geometry svg:viewBox="0 0 21600 21600" draw:mirror-horizontal="false" draw:mirror-vertical="false" draw:type="rectangle" draw:enhanced-path="M 0 0 L 21600 0 21600 21600 0 21600 0 0 Z N"/>
              </draw:custom-shape>
              <draw:custom-shape draw:style-name="gr528" draw:text-style-name="P52" draw:layer="layout" svg:width="0.006cm" svg:height="0.006cm" svg:x="4.942cm" svg:y="24.201cm">
                <text:p/>
                <draw:enhanced-geometry svg:viewBox="0 0 21600 21600" draw:mirror-horizontal="false" draw:mirror-vertical="false" draw:type="rectangle" draw:enhanced-path="M 0 0 L 21600 0 21600 21600 0 21600 0 0 Z N"/>
              </draw:custom-shape>
              <draw:custom-shape draw:style-name="gr529" draw:text-style-name="P52" draw:layer="layout" svg:width="0.007cm" svg:height="0.007cm" svg:x="4.952cm" svg:y="24.201cm">
                <text:p/>
                <draw:enhanced-geometry svg:viewBox="0 0 21600 21600" draw:mirror-horizontal="false" draw:mirror-vertical="false" draw:type="rectangle" draw:enhanced-path="M 0 0 L 21600 0 21600 21600 0 21600 0 0 Z N"/>
              </draw:custom-shape>
              <draw:custom-shape draw:style-name="gr530" draw:text-style-name="P52" draw:layer="layout" svg:width="0.006cm" svg:height="0.007cm" svg:x="4.973cm" svg:y="24.201cm">
                <text:p/>
                <draw:enhanced-geometry svg:viewBox="0 0 21600 21600" draw:mirror-horizontal="false" draw:mirror-vertical="false" draw:type="rectangle" draw:enhanced-path="M 0 0 L 21600 0 21600 21600 0 21600 0 0 Z N"/>
              </draw:custom-shape>
              <draw:custom-shape draw:style-name="gr531" draw:text-style-name="P52" draw:layer="layout" svg:width="0.006cm" svg:height="0.006cm" svg:x="4.984cm" svg:y="24.201cm">
                <text:p/>
                <draw:enhanced-geometry svg:viewBox="0 0 21600 21600" draw:mirror-horizontal="false" draw:mirror-vertical="false" draw:type="rectangle" draw:enhanced-path="M 0 0 L 21600 0 21600 21600 0 21600 0 0 Z N"/>
              </draw:custom-shape>
              <draw:custom-shape draw:style-name="gr532" draw:text-style-name="P52" draw:layer="layout" svg:width="0.006cm" svg:height="0.006cm" svg:x="4.994cm" svg:y="24.201cm">
                <text:p/>
                <draw:enhanced-geometry svg:viewBox="0 0 21600 21600" draw:mirror-horizontal="false" draw:mirror-vertical="false" draw:type="rectangle" draw:enhanced-path="M 0 0 L 21600 0 21600 21600 0 21600 0 0 Z N"/>
              </draw:custom-shape>
              <draw:custom-shape draw:style-name="gr533" draw:text-style-name="P52" draw:layer="layout" svg:width="0.007cm" svg:height="0.006cm" svg:x="5.004cm" svg:y="24.201cm">
                <text:p/>
                <draw:enhanced-geometry svg:viewBox="0 0 21600 21600" draw:mirror-horizontal="false" draw:mirror-vertical="false" draw:type="rectangle" draw:enhanced-path="M 0 0 L 21600 0 21600 21600 0 21600 0 0 Z N"/>
              </draw:custom-shape>
              <draw:custom-shape draw:style-name="gr534" draw:text-style-name="P52" draw:layer="layout" svg:width="0.006cm" svg:height="0.006cm" svg:x="5.014cm" svg:y="24.201cm">
                <text:p/>
                <draw:enhanced-geometry svg:viewBox="0 0 21600 21600" draw:mirror-horizontal="false" draw:mirror-vertical="false" draw:type="rectangle" draw:enhanced-path="M 0 0 L 21600 0 21600 21600 0 21600 0 0 Z N"/>
              </draw:custom-shape>
              <draw:custom-shape draw:style-name="gr535" draw:text-style-name="P52" draw:layer="layout" svg:width="0.006cm" svg:height="0.007cm" svg:x="5.025cm" svg:y="24.201cm">
                <text:p/>
                <draw:enhanced-geometry svg:viewBox="0 0 21600 21600" draw:mirror-horizontal="false" draw:mirror-vertical="false" draw:type="rectangle" draw:enhanced-path="M 0 0 L 21600 0 21600 21600 0 21600 0 0 Z N"/>
              </draw:custom-shape>
              <draw:custom-shape draw:style-name="gr536" draw:text-style-name="P52" draw:layer="layout" svg:width="0.007cm" svg:height="0.007cm" svg:x="5.035cm" svg:y="24.201cm">
                <text:p/>
                <draw:enhanced-geometry svg:viewBox="0 0 21600 21600" draw:mirror-horizontal="false" draw:mirror-vertical="false" draw:type="rectangle" draw:enhanced-path="M 0 0 L 21600 0 21600 21600 0 21600 0 0 Z N"/>
              </draw:custom-shape>
              <draw:custom-shape draw:style-name="gr537" draw:text-style-name="P52" draw:layer="layout" svg:width="0.006cm" svg:height="0.007cm" svg:x="5.046cm" svg:y="24.201cm">
                <text:p/>
                <draw:enhanced-geometry svg:viewBox="0 0 21600 21600" draw:mirror-horizontal="false" draw:mirror-vertical="false" draw:type="rectangle" draw:enhanced-path="M 0 0 L 21600 0 21600 21600 0 21600 0 0 Z N"/>
              </draw:custom-shape>
              <draw:custom-shape draw:style-name="gr538" draw:text-style-name="P52" draw:layer="layout" svg:width="0.006cm" svg:height="0.006cm" svg:x="5.056cm" svg:y="24.201cm">
                <text:p/>
                <draw:enhanced-geometry svg:viewBox="0 0 21600 21600" draw:mirror-horizontal="false" draw:mirror-vertical="false" draw:type="rectangle" draw:enhanced-path="M 0 0 L 21600 0 21600 21600 0 21600 0 0 Z N"/>
              </draw:custom-shape>
              <draw:custom-shape draw:style-name="gr539" draw:text-style-name="P52" draw:layer="layout" svg:width="0.006cm" svg:height="0.007cm" svg:x="5.066cm" svg:y="24.201cm">
                <text:p/>
                <draw:enhanced-geometry svg:viewBox="0 0 21600 21600" draw:mirror-horizontal="false" draw:mirror-vertical="false" draw:type="rectangle" draw:enhanced-path="M 0 0 L 21600 0 21600 21600 0 21600 0 0 Z N"/>
              </draw:custom-shape>
              <draw:custom-shape draw:style-name="gr540" draw:text-style-name="P52" draw:layer="layout" svg:width="0.006cm" svg:height="0.006cm" svg:x="5.077cm" svg:y="24.201cm">
                <text:p/>
                <draw:enhanced-geometry svg:viewBox="0 0 21600 21600" draw:mirror-horizontal="false" draw:mirror-vertical="false" draw:type="rectangle" draw:enhanced-path="M 0 0 L 21600 0 21600 21600 0 21600 0 0 Z N"/>
              </draw:custom-shape>
              <draw:custom-shape draw:style-name="gr541" draw:text-style-name="P52" draw:layer="layout" svg:width="0.007cm" svg:height="0.007cm" svg:x="5.087cm" svg:y="24.201cm">
                <text:p/>
                <draw:enhanced-geometry svg:viewBox="0 0 21600 21600" draw:mirror-horizontal="false" draw:mirror-vertical="false" draw:type="rectangle" draw:enhanced-path="M 0 0 L 21600 0 21600 21600 0 21600 0 0 Z N"/>
              </draw:custom-shape>
              <draw:custom-shape draw:style-name="gr542" draw:text-style-name="P52" draw:layer="layout" svg:width="0.007cm" svg:height="0.007cm" svg:x="5.097cm" svg:y="24.201cm">
                <text:p/>
                <draw:enhanced-geometry svg:viewBox="0 0 21600 21600" draw:mirror-horizontal="false" draw:mirror-vertical="false" draw:type="rectangle" draw:enhanced-path="M 0 0 L 21600 0 21600 21600 0 21600 0 0 Z N"/>
              </draw:custom-shape>
              <draw:custom-shape draw:style-name="gr543" draw:text-style-name="P52" draw:layer="layout" svg:width="0.006cm" svg:height="0.007cm" svg:x="5.107cm" svg:y="24.201cm">
                <text:p/>
                <draw:enhanced-geometry svg:viewBox="0 0 21600 21600" draw:mirror-horizontal="false" draw:mirror-vertical="false" draw:type="rectangle" draw:enhanced-path="M 0 0 L 21600 0 21600 21600 0 21600 0 0 Z N"/>
              </draw:custom-shape>
              <draw:custom-shape draw:style-name="gr544" draw:text-style-name="P52" draw:layer="layout" svg:width="0.006cm" svg:height="0.007cm" svg:x="5.118cm" svg:y="24.201cm">
                <text:p/>
                <draw:enhanced-geometry svg:viewBox="0 0 21600 21600" draw:mirror-horizontal="false" draw:mirror-vertical="false" draw:type="rectangle" draw:enhanced-path="M 0 0 L 21600 0 21600 21600 0 21600 0 0 Z N"/>
              </draw:custom-shape>
              <draw:custom-shape draw:style-name="gr545" draw:text-style-name="P52" draw:layer="layout" svg:width="0.006cm" svg:height="0.006cm" svg:x="5.128cm" svg:y="24.201cm">
                <text:p/>
                <draw:enhanced-geometry svg:viewBox="0 0 21600 21600" draw:mirror-horizontal="false" draw:mirror-vertical="false" draw:type="rectangle" draw:enhanced-path="M 0 0 L 21600 0 21600 21600 0 21600 0 0 Z N"/>
              </draw:custom-shape>
              <draw:custom-shape draw:style-name="gr546" draw:text-style-name="P52" draw:layer="layout" svg:width="0.007cm" svg:height="0.007cm" svg:x="5.138cm" svg:y="24.201cm">
                <text:p/>
                <draw:enhanced-geometry svg:viewBox="0 0 21600 21600" draw:mirror-horizontal="false" draw:mirror-vertical="false" draw:type="rectangle" draw:enhanced-path="M 0 0 L 21600 0 21600 21600 0 21600 0 0 Z N"/>
              </draw:custom-shape>
              <draw:custom-shape draw:style-name="gr547" draw:text-style-name="P52" draw:layer="layout" svg:width="0.006cm" svg:height="0.006cm" svg:x="5.149cm" svg:y="24.201cm">
                <text:p/>
                <draw:enhanced-geometry svg:viewBox="0 0 21600 21600" draw:mirror-horizontal="false" draw:mirror-vertical="false" draw:type="rectangle" draw:enhanced-path="M 0 0 L 21600 0 21600 21600 0 21600 0 0 Z N"/>
              </draw:custom-shape>
              <draw:g>
                <draw:custom-shape draw:style-name="gr548" draw:text-style-name="P52" draw:layer="layout" svg:width="0.005cm" svg:height="0.007cm" svg:x="4.963cm" svg:y="24.201cm">
                  <text:p/>
                  <draw:enhanced-geometry svg:viewBox="0 0 21600 21600" draw:mirror-horizontal="false" draw:mirror-vertical="false" draw:type="rectangle" draw:enhanced-path="M 0 0 L 21600 0 21600 21600 0 21600 0 0 Z N"/>
                </draw:custom-shape>
                <draw:custom-shape draw:style-name="gr549" draw:text-style-name="P52" draw:layer="layout" svg:width="0.005cm" svg:height="0.007cm" svg:x="4.922cm" svg:y="24.211cm">
                  <text:p/>
                  <draw:enhanced-geometry svg:viewBox="0 0 21600 21600" draw:mirror-horizontal="false" draw:mirror-vertical="false" draw:type="rectangle" draw:enhanced-path="M 0 0 L 21600 0 21600 21600 0 21600 0 0 Z N"/>
                </draw:custom-shape>
                <draw:custom-shape draw:style-name="gr550" draw:text-style-name="P52" draw:layer="layout" svg:width="0.006cm" svg:height="0.006cm" svg:x="4.932cm" svg:y="24.212cm">
                  <text:p/>
                  <draw:enhanced-geometry svg:viewBox="0 0 21600 21600" draw:mirror-horizontal="false" draw:mirror-vertical="false" draw:type="rectangle" draw:enhanced-path="M 0 0 L 21600 0 21600 21600 0 21600 0 0 Z N"/>
                </draw:custom-shape>
                <draw:custom-shape draw:style-name="gr551" draw:text-style-name="P52" draw:layer="layout" svg:width="0.006cm" svg:height="0.007cm" svg:x="4.942cm" svg:y="24.211cm">
                  <text:p/>
                  <draw:enhanced-geometry svg:viewBox="0 0 21600 21600" draw:mirror-horizontal="false" draw:mirror-vertical="false" draw:type="rectangle" draw:enhanced-path="M 0 0 L 21600 0 21600 21600 0 21600 0 0 Z N"/>
                </draw:custom-shape>
                <draw:custom-shape draw:style-name="gr552" draw:text-style-name="P52" draw:layer="layout" svg:width="0.006cm" svg:height="0.006cm" svg:x="4.952cm" svg:y="24.212cm">
                  <text:p/>
                  <draw:enhanced-geometry svg:viewBox="0 0 21600 21600" draw:mirror-horizontal="false" draw:mirror-vertical="false" draw:type="rectangle" draw:enhanced-path="M 0 0 L 21600 0 21600 21600 0 21600 0 0 Z N"/>
                </draw:custom-shape>
                <draw:custom-shape draw:style-name="gr553" draw:text-style-name="P52" draw:layer="layout" svg:width="0.005cm" svg:height="0.006cm" svg:x="4.963cm" svg:y="24.212cm">
                  <text:p/>
                  <draw:enhanced-geometry svg:viewBox="0 0 21600 21600" draw:mirror-horizontal="false" draw:mirror-vertical="false" draw:type="rectangle" draw:enhanced-path="M 0 0 L 21600 0 21600 21600 0 21600 0 0 Z N"/>
                </draw:custom-shape>
                <draw:custom-shape draw:style-name="gr554" draw:text-style-name="P52" draw:layer="layout" svg:width="0.006cm" svg:height="0.006cm" svg:x="4.973cm" svg:y="24.212cm">
                  <text:p/>
                  <draw:enhanced-geometry svg:viewBox="0 0 21600 21600" draw:mirror-horizontal="false" draw:mirror-vertical="false" draw:type="rectangle" draw:enhanced-path="M 0 0 L 21600 0 21600 21600 0 21600 0 0 Z N"/>
                </draw:custom-shape>
                <draw:custom-shape draw:style-name="gr555" draw:text-style-name="P52" draw:layer="layout" svg:width="0.005cm" svg:height="0.006cm" svg:x="4.984cm" svg:y="24.212cm">
                  <text:p/>
                  <draw:enhanced-geometry svg:viewBox="0 0 21600 21600" draw:mirror-horizontal="false" draw:mirror-vertical="false" draw:type="rectangle" draw:enhanced-path="M 0 0 L 21600 0 21600 21600 0 21600 0 0 Z N"/>
                </draw:custom-shape>
                <draw:custom-shape draw:style-name="gr556" draw:text-style-name="P52" draw:layer="layout" svg:width="0.006cm" svg:height="0.006cm" svg:x="4.994cm" svg:y="24.212cm">
                  <text:p/>
                  <draw:enhanced-geometry svg:viewBox="0 0 21600 21600" draw:mirror-horizontal="false" draw:mirror-vertical="false" draw:type="rectangle" draw:enhanced-path="M 0 0 L 21600 0 21600 21600 0 21600 0 0 Z N"/>
                </draw:custom-shape>
                <draw:custom-shape draw:style-name="gr557" draw:text-style-name="P52" draw:layer="layout" svg:width="0.006cm" svg:height="0.006cm" svg:x="5.004cm" svg:y="24.212cm">
                  <text:p/>
                  <draw:enhanced-geometry svg:viewBox="0 0 21600 21600" draw:mirror-horizontal="false" draw:mirror-vertical="false" draw:type="rectangle" draw:enhanced-path="M 0 0 L 21600 0 21600 21600 0 21600 0 0 Z N"/>
                </draw:custom-shape>
                <draw:custom-shape draw:style-name="gr558" draw:text-style-name="P52" draw:layer="layout" svg:width="0.006cm" svg:height="0.007cm" svg:x="5.014cm" svg:y="24.211cm">
                  <text:p/>
                  <draw:enhanced-geometry svg:viewBox="0 0 21600 21600" draw:mirror-horizontal="false" draw:mirror-vertical="false" draw:type="rectangle" draw:enhanced-path="M 0 0 L 21600 0 21600 21600 0 21600 0 0 Z N"/>
                </draw:custom-shape>
                <draw:custom-shape draw:style-name="gr559" draw:text-style-name="P52" draw:layer="layout" svg:width="0.006cm" svg:height="0.006cm" svg:x="5.025cm" svg:y="24.212cm">
                  <text:p/>
                  <draw:enhanced-geometry svg:viewBox="0 0 21600 21600" draw:mirror-horizontal="false" draw:mirror-vertical="false" draw:type="rectangle" draw:enhanced-path="M 0 0 L 21600 0 21600 21600 0 21600 0 0 Z N"/>
                </draw:custom-shape>
                <draw:custom-shape draw:style-name="gr560" draw:text-style-name="P52" draw:layer="layout" svg:width="0.006cm" svg:height="0.007cm" svg:x="5.035cm" svg:y="24.211cm">
                  <text:p/>
                  <draw:enhanced-geometry svg:viewBox="0 0 21600 21600" draw:mirror-horizontal="false" draw:mirror-vertical="false" draw:type="rectangle" draw:enhanced-path="M 0 0 L 21600 0 21600 21600 0 21600 0 0 Z N"/>
                </draw:custom-shape>
                <draw:custom-shape draw:style-name="gr561" draw:text-style-name="P52" draw:layer="layout" svg:width="0.006cm" svg:height="0.006cm" svg:x="5.046cm" svg:y="24.212cm">
                  <text:p/>
                  <draw:enhanced-geometry svg:viewBox="0 0 21600 21600" draw:mirror-horizontal="false" draw:mirror-vertical="false" draw:type="rectangle" draw:enhanced-path="M 0 0 L 21600 0 21600 21600 0 21600 0 0 Z N"/>
                </draw:custom-shape>
                <draw:custom-shape draw:style-name="gr562" draw:text-style-name="P52" draw:layer="layout" svg:width="0.006cm" svg:height="0.006cm" svg:x="5.055cm" svg:y="24.212cm">
                  <text:p/>
                  <draw:enhanced-geometry svg:viewBox="0 0 21600 21600" draw:mirror-horizontal="false" draw:mirror-vertical="false" draw:type="rectangle" draw:enhanced-path="M 0 0 L 21600 0 21600 21600 0 21600 0 0 Z N"/>
                </draw:custom-shape>
                <draw:custom-shape draw:style-name="gr563" draw:text-style-name="P52" draw:layer="layout" svg:width="0.006cm" svg:height="0.007cm" svg:x="5.066cm" svg:y="24.211cm">
                  <text:p/>
                  <draw:enhanced-geometry svg:viewBox="0 0 21600 21600" draw:mirror-horizontal="false" draw:mirror-vertical="false" draw:type="rectangle" draw:enhanced-path="M 0 0 L 21600 0 21600 21600 0 21600 0 0 Z N"/>
                </draw:custom-shape>
                <draw:custom-shape draw:style-name="gr564" draw:text-style-name="P52" draw:layer="layout" svg:width="0.006cm" svg:height="0.006cm" svg:x="5.077cm" svg:y="24.212cm">
                  <text:p/>
                  <draw:enhanced-geometry svg:viewBox="0 0 21600 21600" draw:mirror-horizontal="false" draw:mirror-vertical="false" draw:type="rectangle" draw:enhanced-path="M 0 0 L 21600 0 21600 21600 0 21600 0 0 Z N"/>
                </draw:custom-shape>
                <draw:custom-shape draw:style-name="gr565" draw:text-style-name="P52" draw:layer="layout" svg:width="0.007cm" svg:height="0.007cm" svg:x="5.086cm" svg:y="24.211cm">
                  <text:p/>
                  <draw:enhanced-geometry svg:viewBox="0 0 21600 21600" draw:mirror-horizontal="false" draw:mirror-vertical="false" draw:type="rectangle" draw:enhanced-path="M 0 0 L 21600 0 21600 21600 0 21600 0 0 Z N"/>
                </draw:custom-shape>
                <draw:custom-shape draw:style-name="gr566" draw:text-style-name="P52" draw:layer="layout" svg:width="0.006cm" svg:height="0.006cm" svg:x="5.097cm" svg:y="24.212cm">
                  <text:p/>
                  <draw:enhanced-geometry svg:viewBox="0 0 21600 21600" draw:mirror-horizontal="false" draw:mirror-vertical="false" draw:type="rectangle" draw:enhanced-path="M 0 0 L 21600 0 21600 21600 0 21600 0 0 Z N"/>
                </draw:custom-shape>
                <draw:custom-shape draw:style-name="gr567" draw:text-style-name="P52" draw:layer="layout" svg:width="0.006cm" svg:height="0.007cm" svg:x="5.107cm" svg:y="24.211cm">
                  <text:p/>
                  <draw:enhanced-geometry svg:viewBox="0 0 21600 21600" draw:mirror-horizontal="false" draw:mirror-vertical="false" draw:type="rectangle" draw:enhanced-path="M 0 0 L 21600 0 21600 21600 0 21600 0 0 Z N"/>
                </draw:custom-shape>
                <draw:custom-shape draw:style-name="gr568" draw:text-style-name="P52" draw:layer="layout" svg:width="0.006cm" svg:height="0.006cm" svg:x="5.118cm" svg:y="24.212cm">
                  <text:p/>
                  <draw:enhanced-geometry svg:viewBox="0 0 21600 21600" draw:mirror-horizontal="false" draw:mirror-vertical="false" draw:type="rectangle" draw:enhanced-path="M 0 0 L 21600 0 21600 21600 0 21600 0 0 Z N"/>
                </draw:custom-shape>
                <draw:custom-shape draw:style-name="gr569" draw:text-style-name="P52" draw:layer="layout" svg:width="0.006cm" svg:height="0.006cm" svg:x="5.128cm" svg:y="24.212cm">
                  <text:p/>
                  <draw:enhanced-geometry svg:viewBox="0 0 21600 21600" draw:mirror-horizontal="false" draw:mirror-vertical="false" draw:type="rectangle" draw:enhanced-path="M 0 0 L 21600 0 21600 21600 0 21600 0 0 Z N"/>
                </draw:custom-shape>
                <draw:custom-shape draw:style-name="gr570" draw:text-style-name="P52" draw:layer="layout" svg:width="0.006cm" svg:height="0.006cm" svg:x="5.138cm" svg:y="24.212cm">
                  <text:p/>
                  <draw:enhanced-geometry svg:viewBox="0 0 21600 21600" draw:mirror-horizontal="false" draw:mirror-vertical="false" draw:type="rectangle" draw:enhanced-path="M 0 0 L 21600 0 21600 21600 0 21600 0 0 Z N"/>
                </draw:custom-shape>
                <draw:custom-shape draw:style-name="gr571" draw:text-style-name="P52" draw:layer="layout" svg:width="0.005cm" svg:height="0.006cm" svg:x="5.149cm" svg:y="24.212cm">
                  <text:p/>
                  <draw:enhanced-geometry svg:viewBox="0 0 21600 21600" draw:mirror-horizontal="false" draw:mirror-vertical="false" draw:type="rectangle" draw:enhanced-path="M 0 0 L 21600 0 21600 21600 0 21600 0 0 Z N"/>
                </draw:custom-shape>
              </draw:g>
            </draw:g>
          </draw:g>
        </draw:g>
        <draw:line draw:style-name="gr572" draw:text-style-name="P51" draw:layer="layout" svg:x1="9.014cm" svg:y1="24.602cm" svg:x2="9.21cm" svg:y2="24.602cm">
          <text:p/>
        </draw:line>
        <draw:line draw:style-name="gr573" draw:text-style-name="P53" draw:layer="layout" svg:x1="8.8cm" svg:y1="24.402cm" svg:x2="9.014cm" svg:y2="24.402cm">
          <text:p/>
        </draw:line>
        <draw:line draw:style-name="gr574" draw:text-style-name="P51" draw:layer="layout" svg:x1="5.236cm" svg:y1="24.073cm" svg:x2="6.218cm" svg:y2="24.073cm">
          <text:p/>
        </draw:line>
        <draw:line draw:style-name="gr575" draw:text-style-name="P51" draw:layer="layout" svg:x1="6.218cm" svg:y1="24.468cm" svg:x2="6.218cm" svg:y2="23.927cm">
          <text:p/>
        </draw:line>
        <draw:line draw:style-name="gr576" draw:text-style-name="P51" draw:layer="layout" svg:x1="5.948cm" svg:y1="24.463cm" svg:x2="6.489cm" svg:y2="24.463cm">
          <text:p/>
        </draw:line>
        <draw:frame draw:style-name="gr577" draw:text-style-name="P55" draw:layer="layout" svg:width="2.619cm" svg:height="1.146cm" svg:x="14.337cm" svg:y="10.254cm">
          <draw:text-box>
            <text:p text:style-name="P54"><text:span text:style-name="T16">1</text:span><text:span text:style-name="T16">.</text:span><text:span text:style-name="T16">1</text:span><text:span text:style-name="T16">2</text:span><text:span text:style-name="T16">.</text:span><text:span text:style-name="T16">0</text:span></text:p>
          </draw:text-box>
        </draw:frame>
        <draw:frame draw:style-name="gr67" draw:text-style-name="P46" draw:layer="layout" svg:width="2.509cm" svg:height="1.099cm" svg:x="14.376cm" svg:y="18.159cm">
          <draw:text-box>
            <text:p><text:span text:style-name="T16">1</text:span><text:span text:style-name="T16">.</text:span><text:span text:style-name="T16">1</text:span><text:span text:style-name="T16">2</text:span><text:span text:style-name="T16">.</text:span><text:span text:style-name="T16">0</text:span></text:p>
          </draw:text-box>
        </draw:frame>
        <draw:frame draw:style-name="gr67" draw:text-style-name="P46" draw:layer="layout" svg:width="2.509cm" svg:height="1.099cm" svg:x="14.376cm" svg:y="26.165cm">
          <draw:text-box>
            <text:p><text:span text:style-name="T16">1</text:span><text:span text:style-name="T16">.</text:span><text:span text:style-name="T16">1</text:span><text:span text:style-name="T16">2</text:span><text:span text:style-name="T16">.</text:span><text:span text:style-name="T16">0</text:span></text:p>
          </draw:text-box>
        </draw:frame>
        <draw:custom-shape draw:style-name="gr60" draw:text-style-name="P37" draw:layer="layout" svg:width="10cm" svg:height="7.004cm" svg:x="1cm" svg:y="12.901cm">
          <text:p/>
          <draw:enhanced-geometry svg:viewBox="0 0 21600 21600" draw:mirror-horizontal="false" draw:mirror-vertical="false" draw:type="rectangle" draw:enhanced-path="M 0 0 L 21600 0 21600 21600 0 21600 0 0 Z N"/>
        </draw:custom-shape>
        <draw:g>
          <draw:g>
            <draw:g>
              <draw:g>
                <draw:frame draw:style-name="gr46" draw:text-style-name="P6" draw:layer="layout" svg:width="3.539cm" svg:height="0.999cm" svg:x="1.979cm" svg:y="17.878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2.325cm" svg:y="17.878cm" svg:viewBox="0 0 628 983" svg:d="M145 700h273v-460zM419 983v-139l-419-2 1-140 416-702h142l1 702 66-1 2 141-68 1v140z">
                  <text:p/>
                </draw:path>
              </draw:g>
              <draw:frame draw:style-name="gr66" draw:text-style-name="P56" draw:layer="layout" svg:width="2.282cm" svg:height="1.813cm" svg:x="5.7cm" svg:y="17.488cm">
                <draw:text-box>
                  <text:p text:style-name="P44"><text:span text:style-name="T17">I</text:span><text:span text:style-name="T17">D</text:span><text:span text:style-name="T17">E</text:span></text:p>
                </draw:text-box>
              </draw:frame>
            </draw:g>
          </draw:g>
          <draw:frame draw:style-name="gr67" draw:text-style-name="P46" draw:layer="layout" svg:width="2.509cm" svg:height="1.099cm" svg:x="7.791cm" svg:y="18.101cm">
            <draw:text-box>
              <text:p text:style-name="P54"><text:span text:style-name="T16">1</text:span><text:span text:style-name="T16">.</text:span><text:span text:style-name="T16">1</text:span><text:span text:style-name="T16">2</text:span><text:span text:style-name="T16">.</text:span><text:span text:style-name="T16">0</text:span></text:p>
            </draw:text-box>
          </draw:frame>
        </draw:g>
        <draw:frame draw:style-name="gr46" draw:text-style-name="P6" draw:layer="layout" svg:width="2.33cm" svg:height="1.5cm" svg:x="4.878cm" svg:y="15.101cm">
          <draw:image xlink:href="Pictures/1000020100000154000000DBA65639A4D29D47B3.png" xlink:type="simple" xlink:show="embed" xlink:actuate="onLoad" draw:mime-type="image/png">
            <text:p/>
          </draw:image>
        </draw:frame>
        <draw:line draw:style-name="gr578" draw:text-style-name="P51" draw:layer="layout" svg:x1="7.403cm" svg:y1="15.766cm" svg:x2="7.403cm" svg:y2="16.495cm">
          <text:p/>
        </draw:line>
        <draw:g>
          <draw:custom-shape draw:style-name="gr579" draw:text-style-name="P49" draw:layer="layout" svg:width="0.632cm" svg:height="0.368cm" svg:x="8.257cm" svg:y="16.27cm">
            <text:p/>
            <draw:enhanced-geometry svg:viewBox="0 0 21600 21600" draw:mirror-horizontal="false" draw:mirror-vertical="false" draw:type="rectangle" draw:enhanced-path="M 0 0 L 21600 0 21600 21600 0 21600 0 0 Z N"/>
          </draw:custom-shape>
          <draw:line draw:style-name="gr580" draw:text-style-name="P51" draw:layer="layout" svg:x1="8.415cm" svg:y1="16.267cm" svg:x2="8.415cm" svg:y2="16.645cm">
            <text:p/>
          </draw:line>
          <draw:line draw:style-name="gr581" draw:text-style-name="P51" draw:layer="layout" svg:x1="8.52cm" svg:y1="16.267cm" svg:x2="8.52cm" svg:y2="16.645cm">
            <text:p/>
          </draw:line>
          <draw:line draw:style-name="gr582" draw:text-style-name="P51" draw:layer="layout" svg:x1="8.678cm" svg:y1="16.267cm" svg:x2="8.678cm" svg:y2="16.645cm">
            <text:p/>
          </draw:line>
          <draw:custom-shape draw:style-name="gr583" draw:text-style-name="P50" draw:layer="layout" svg:width="0.08cm" svg:height="0.079cm" svg:x="8.283cm" svg:y="16.296cm">
            <text:p/>
            <draw:enhanced-geometry svg:viewBox="0 0 21600 21600" draw:mirror-horizontal="false" draw:mirror-vertical="false" draw:type="rectangle" draw:enhanced-path="M 0 0 L 21600 0 21600 21600 0 21600 0 0 Z N"/>
          </draw:custom-shape>
          <draw:custom-shape draw:style-name="gr584" draw:text-style-name="P50" draw:layer="layout" svg:width="0.08cm" svg:height="0.079cm" svg:x="8.283cm" svg:y="16.427cm">
            <text:p/>
            <draw:enhanced-geometry svg:viewBox="0 0 21600 21600" draw:mirror-horizontal="false" draw:mirror-vertical="false" draw:type="rectangle" draw:enhanced-path="M 0 0 L 21600 0 21600 21600 0 21600 0 0 Z N"/>
          </draw:custom-shape>
          <draw:g>
            <draw:custom-shape draw:style-name="gr585" draw:text-style-name="P50" draw:layer="layout" svg:width="0.026cm" svg:height="0.027cm" svg:x="8.467cm" svg:y="16.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6" draw:text-style-name="P50" draw:layer="layout" svg:width="0.026cm" svg:height="0.027cm" svg:x="8.467cm" svg:y="16.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7" draw:text-style-name="P50" draw:layer="layout" svg:width="0.026cm" svg:height="0.025cm" svg:x="8.467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8" draw:text-style-name="P50" draw:layer="layout" svg:width="0.026cm" svg:height="0.025cm" svg:x="8.467cm" svg:y="16.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89" draw:text-style-name="P50" draw:layer="layout" svg:width="0.026cm" svg:height="0.026cm" svg:x="8.467cm" svg:y="16.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0" draw:text-style-name="P50" draw:layer="layout" svg:width="0.026cm" svg:height="0.027cm" svg:x="8.467cm" svg:y="16.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1" draw:text-style-name="P50" draw:layer="layout" svg:width="0.026cm" svg:height="0.026cm" svg:x="8.467cm" svg:y="16.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2" draw:text-style-name="P50" draw:layer="layout" svg:width="0.026cm" svg:height="0.026cm" svg:x="8.467cm" svg:y="16.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593" draw:text-style-name="P50" draw:layer="layout" svg:width="0.026cm" svg:height="0.027cm" svg:x="8.546cm" svg:y="16.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4" draw:text-style-name="P50" draw:layer="layout" svg:width="0.026cm" svg:height="0.027cm" svg:x="8.546cm" svg:y="16.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5" draw:text-style-name="P50" draw:layer="layout" svg:width="0.026cm" svg:height="0.025cm" svg:x="8.546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6" draw:text-style-name="P50" draw:layer="layout" svg:width="0.026cm" svg:height="0.025cm" svg:x="8.546cm" svg:y="16.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7" draw:text-style-name="P50" draw:layer="layout" svg:width="0.026cm" svg:height="0.026cm" svg:x="8.546cm" svg:y="16.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8" draw:text-style-name="P50" draw:layer="layout" svg:width="0.026cm" svg:height="0.027cm" svg:x="8.546cm" svg:y="16.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99" draw:text-style-name="P50" draw:layer="layout" svg:width="0.026cm" svg:height="0.026cm" svg:x="8.546cm" svg:y="16.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0" draw:text-style-name="P50" draw:layer="layout" svg:width="0.026cm" svg:height="0.026cm" svg:x="8.546cm" svg:y="16.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01" draw:text-style-name="P50" draw:layer="layout" svg:width="0.027cm" svg:height="0.027cm" svg:x="8.625cm" svg:y="16.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2" draw:text-style-name="P50" draw:layer="layout" svg:width="0.027cm" svg:height="0.027cm" svg:x="8.625cm" svg:y="16.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3" draw:text-style-name="P50" draw:layer="layout" svg:width="0.027cm" svg:height="0.025cm" svg:x="8.625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4" draw:text-style-name="P50" draw:layer="layout" svg:width="0.027cm" svg:height="0.025cm" svg:x="8.625cm" svg:y="16.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5" draw:text-style-name="P50" draw:layer="layout" svg:width="0.027cm" svg:height="0.026cm" svg:x="8.625cm" svg:y="16.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6" draw:text-style-name="P50" draw:layer="layout" svg:width="0.027cm" svg:height="0.027cm" svg:x="8.625cm" svg:y="16.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7" draw:text-style-name="P50" draw:layer="layout" svg:width="0.027cm" svg:height="0.026cm" svg:x="8.625cm" svg:y="16.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08" draw:text-style-name="P50" draw:layer="layout" svg:width="0.027cm" svg:height="0.026cm" svg:x="8.625cm" svg:y="16.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09" draw:text-style-name="P50" draw:layer="layout" svg:width="0.027cm" svg:height="0.027cm" svg:x="8.73cm" svg:y="16.2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0" draw:text-style-name="P50" draw:layer="layout" svg:width="0.027cm" svg:height="0.027cm" svg:x="8.73cm" svg:y="16.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1" draw:text-style-name="P50" draw:layer="layout" svg:width="0.027cm" svg:height="0.025cm" svg:x="8.73cm" svg:y="16.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2" draw:text-style-name="P50" draw:layer="layout" svg:width="0.027cm" svg:height="0.025cm" svg:x="8.73cm" svg:y="16.4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3" draw:text-style-name="P50" draw:layer="layout" svg:width="0.027cm" svg:height="0.026cm" svg:x="8.73cm" svg:y="16.5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4" draw:text-style-name="P50" draw:layer="layout" svg:width="0.027cm" svg:height="0.027cm" svg:x="8.73cm" svg:y="16.5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5" draw:text-style-name="P50" draw:layer="layout" svg:width="0.027cm" svg:height="0.026cm" svg:x="8.73cm" svg:y="16.5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6" draw:text-style-name="P50" draw:layer="layout" svg:width="0.027cm" svg:height="0.026cm" svg:x="8.73cm" svg:y="16.4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17" draw:text-style-name="P51" draw:layer="layout" svg:x1="8.783cm" svg:y1="16.267cm" svg:x2="8.783cm" svg:y2="16.645cm">
            <text:p/>
          </draw:line>
          <draw:custom-shape draw:style-name="gr618" draw:text-style-name="P49" draw:layer="layout" svg:width="0.631cm" svg:height="0.368cm" svg:x="8.258cm" svg:y="16.266cm">
            <text:p/>
            <draw:enhanced-geometry svg:viewBox="0 0 21600 21600" draw:mirror-horizontal="false" draw:mirror-vertical="false" draw:type="rectangle" draw:enhanced-path="M 0 0 L 21600 0 21600 21600 0 21600 0 0 Z N"/>
          </draw:custom-shape>
          <draw:line draw:style-name="gr619" draw:text-style-name="P51" draw:layer="layout" svg:x1="8.416cm" svg:y1="16.264cm" svg:x2="8.416cm" svg:y2="16.642cm">
            <text:p/>
          </draw:line>
          <draw:line draw:style-name="gr620" draw:text-style-name="P51" draw:layer="layout" svg:x1="8.521cm" svg:y1="16.264cm" svg:x2="8.521cm" svg:y2="16.642cm">
            <text:p/>
          </draw:line>
          <draw:line draw:style-name="gr621" draw:text-style-name="P51" draw:layer="layout" svg:x1="8.679cm" svg:y1="16.264cm" svg:x2="8.679cm" svg:y2="16.642cm">
            <text:p/>
          </draw:line>
          <draw:custom-shape draw:style-name="gr622" draw:text-style-name="P50" draw:layer="layout" svg:width="0.08cm" svg:height="0.079cm" svg:x="8.284cm" svg:y="16.293cm">
            <text:p/>
            <draw:enhanced-geometry svg:viewBox="0 0 21600 21600" draw:mirror-horizontal="false" draw:mirror-vertical="false" draw:type="rectangle" draw:enhanced-path="M 0 0 L 21600 0 21600 21600 0 21600 0 0 Z N"/>
          </draw:custom-shape>
          <draw:custom-shape draw:style-name="gr623" draw:text-style-name="P50" draw:layer="layout" svg:width="0.08cm" svg:height="0.078cm" svg:x="8.284cm" svg:y="16.424cm">
            <text:p/>
            <draw:enhanced-geometry svg:viewBox="0 0 21600 21600" draw:mirror-horizontal="false" draw:mirror-vertical="false" draw:type="rectangle" draw:enhanced-path="M 0 0 L 21600 0 21600 21600 0 21600 0 0 Z N"/>
          </draw:custom-shape>
          <draw:g>
            <draw:custom-shape draw:style-name="gr624" draw:text-style-name="P50" draw:layer="layout" svg:width="0.027cm" svg:height="0.026cm" svg:x="8.468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5" draw:text-style-name="P50" draw:layer="layout" svg:width="0.027cm" svg:height="0.026cm" svg:x="8.468cm" svg:y="16.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6" draw:text-style-name="P50" draw:layer="layout" svg:width="0.027cm" svg:height="0.026cm" svg:x="8.468cm" svg:y="16.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7" draw:text-style-name="P50" draw:layer="layout" svg:width="0.027cm" svg:height="0.027cm" svg:x="8.468cm" svg:y="16.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8" draw:text-style-name="P50" draw:layer="layout" svg:width="0.027cm" svg:height="0.026cm" svg:x="8.468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29" draw:text-style-name="P50" draw:layer="layout" svg:width="0.027cm" svg:height="0.026cm" svg:x="8.468cm" svg:y="16.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0" draw:text-style-name="P50" draw:layer="layout" svg:width="0.027cm" svg:height="0.026cm" svg:x="8.468cm" svg:y="16.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1" draw:text-style-name="P50" draw:layer="layout" svg:width="0.027cm" svg:height="0.027cm" svg:x="8.468cm" svg:y="16.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32" draw:text-style-name="P50" draw:layer="layout" svg:width="0.025cm" svg:height="0.026cm" svg:x="8.548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3" draw:text-style-name="P50" draw:layer="layout" svg:width="0.025cm" svg:height="0.026cm" svg:x="8.548cm" svg:y="16.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4" draw:text-style-name="P50" draw:layer="layout" svg:width="0.025cm" svg:height="0.026cm" svg:x="8.548cm" svg:y="16.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5" draw:text-style-name="P50" draw:layer="layout" svg:width="0.025cm" svg:height="0.027cm" svg:x="8.548cm" svg:y="16.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6" draw:text-style-name="P50" draw:layer="layout" svg:width="0.025cm" svg:height="0.026cm" svg:x="8.548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7" draw:text-style-name="P50" draw:layer="layout" svg:width="0.025cm" svg:height="0.026cm" svg:x="8.548cm" svg:y="16.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8" draw:text-style-name="P50" draw:layer="layout" svg:width="0.025cm" svg:height="0.026cm" svg:x="8.548cm" svg:y="16.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39" draw:text-style-name="P50" draw:layer="layout" svg:width="0.025cm" svg:height="0.027cm" svg:x="8.548cm" svg:y="16.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40" draw:text-style-name="P50" draw:layer="layout" svg:width="0.027cm" svg:height="0.026cm" svg:x="8.626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1" draw:text-style-name="P50" draw:layer="layout" svg:width="0.027cm" svg:height="0.026cm" svg:x="8.626cm" svg:y="16.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2" draw:text-style-name="P50" draw:layer="layout" svg:width="0.027cm" svg:height="0.026cm" svg:x="8.626cm" svg:y="16.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3" draw:text-style-name="P50" draw:layer="layout" svg:width="0.027cm" svg:height="0.027cm" svg:x="8.626cm" svg:y="16.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4" draw:text-style-name="P50" draw:layer="layout" svg:width="0.027cm" svg:height="0.026cm" svg:x="8.626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5" draw:text-style-name="P50" draw:layer="layout" svg:width="0.027cm" svg:height="0.026cm" svg:x="8.626cm" svg:y="16.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6" draw:text-style-name="P50" draw:layer="layout" svg:width="0.027cm" svg:height="0.026cm" svg:x="8.626cm" svg:y="16.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7" draw:text-style-name="P50" draw:layer="layout" svg:width="0.027cm" svg:height="0.027cm" svg:x="8.626cm" svg:y="16.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48" draw:text-style-name="P50" draw:layer="layout" svg:width="0.026cm" svg:height="0.026cm" svg:x="8.731cm" svg:y="16.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9" draw:text-style-name="P50" draw:layer="layout" svg:width="0.026cm" svg:height="0.026cm" svg:x="8.731cm" svg:y="16.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0" draw:text-style-name="P50" draw:layer="layout" svg:width="0.026cm" svg:height="0.026cm" svg:x="8.731cm" svg:y="16.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1" draw:text-style-name="P50" draw:layer="layout" svg:width="0.026cm" svg:height="0.027cm" svg:x="8.731cm" svg:y="16.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2" draw:text-style-name="P50" draw:layer="layout" svg:width="0.026cm" svg:height="0.026cm" svg:x="8.731cm" svg:y="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3" draw:text-style-name="P50" draw:layer="layout" svg:width="0.026cm" svg:height="0.026cm" svg:x="8.731cm" svg:y="16.5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4" draw:text-style-name="P50" draw:layer="layout" svg:width="0.026cm" svg:height="0.026cm" svg:x="8.731cm" svg:y="16.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5" draw:text-style-name="P50" draw:layer="layout" svg:width="0.026cm" svg:height="0.027cm" svg:x="8.731cm" svg:y="16.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6" draw:text-style-name="P51" draw:layer="layout" svg:x1="8.784cm" svg:y1="16.264cm" svg:x2="8.784cm" svg:y2="16.642cm">
            <text:p/>
          </draw:line>
        </draw:g>
        <draw:g>
          <draw:custom-shape draw:style-name="gr657" draw:text-style-name="P49" draw:layer="layout" svg:width="0.368cm" svg:height="0.209cm" svg:x="7.85cm" svg:y="15.676cm">
            <text:p/>
            <draw:enhanced-geometry svg:viewBox="0 0 21600 21600" draw:mirror-horizontal="false" draw:mirror-vertical="false" draw:type="rectangle" draw:enhanced-path="M 0 0 L 21600 0 21600 21600 0 21600 0 0 Z N"/>
          </draw:custom-shape>
          <draw:line draw:style-name="gr658" draw:text-style-name="P51" draw:layer="layout" svg:x1="8.008cm" svg:y1="15.675cm" svg:x2="8.008cm" svg:y2="15.888cm">
            <text:p/>
          </draw:line>
          <draw:line draw:style-name="gr659" draw:text-style-name="P51" draw:layer="layout" svg:x1="8.113cm" svg:y1="15.675cm" svg:x2="8.113cm" svg:y2="15.888cm">
            <text:p/>
          </draw:line>
          <draw:custom-shape draw:style-name="gr660" draw:text-style-name="P50" draw:layer="layout" svg:width="0.052cm" svg:height="0.052cm" svg:x="7.877cm" svg:y="15.781cm">
            <text:p/>
            <draw:enhanced-geometry svg:viewBox="0 0 21600 21600" draw:mirror-horizontal="false" draw:mirror-vertical="false" draw:type="rectangle" draw:enhanced-path="M 0 0 L 21600 0 21600 21600 0 21600 0 0 Z N"/>
          </draw:custom-shape>
          <draw:custom-shape draw:style-name="gr661" draw:text-style-name="P50" draw:layer="layout" svg:width="0.052cm" svg:height="0.052cm" svg:x="7.877cm" svg:y="15.702cm">
            <text:p/>
            <draw:enhanced-geometry svg:viewBox="0 0 21600 21600" draw:mirror-horizontal="false" draw:mirror-vertical="false" draw:type="rectangle" draw:enhanced-path="M 0 0 L 21600 0 21600 21600 0 21600 0 0 Z N"/>
          </draw:custom-shape>
          <draw:g>
            <draw:custom-shape draw:style-name="gr662" draw:text-style-name="P50" draw:layer="layout" svg:width="0.026cm" svg:height="0.025cm" svg:x="8.166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63" draw:text-style-name="P50" draw:layer="layout" svg:width="0.026cm" svg:height="0.027cm" svg:x="8.166cm" svg:y="15.8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64" draw:text-style-name="P50" draw:layer="layout" svg:width="0.026cm" svg:height="0.025cm" svg:x="8.166cm" svg:y="15.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65" draw:text-style-name="P50" draw:layer="layout" svg:width="0.016cm" svg:height="0.016cm" svg:x="8.035cm" svg:y="1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66" draw:text-style-name="P50" draw:layer="layout" svg:width="0.026cm" svg:height="0.026cm" svg:x="8.166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67" draw:text-style-name="P51" draw:layer="layout" svg:x1="8.008cm" svg:y1="15.754cm" svg:x2="8.219cm" svg:y2="15.754cm">
            <text:p/>
          </draw:line>
          <draw:g>
            <draw:custom-shape draw:style-name="gr668" draw:text-style-name="P50" draw:layer="layout" svg:width="0.016cm" svg:height="0.016cm" svg:x="8.035cm" svg:y="15.8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69" draw:text-style-name="P50" draw:layer="layout" svg:width="0.016cm" svg:height="0.016cm" svg:x="8.035cm" svg:y="15.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70" draw:text-style-name="P50" draw:layer="layout" svg:width="0.016cm" svg:height="0.017cm" svg:x="8.035cm" svg:y="15.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71" draw:text-style-name="P50" draw:layer="layout" svg:width="0.016cm" svg:height="0.016cm" svg:x="8.071cm" svg:y="1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72" draw:text-style-name="P50" draw:layer="layout" svg:width="0.016cm" svg:height="0.016cm" svg:x="8.071cm" svg:y="15.8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73" draw:text-style-name="P50" draw:layer="layout" svg:width="0.016cm" svg:height="0.016cm" svg:x="8.071cm" svg:y="15.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74" draw:text-style-name="P50" draw:layer="layout" svg:width="0.016cm" svg:height="0.017cm" svg:x="8.071cm" svg:y="15.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75" draw:text-style-name="P49" draw:layer="layout" svg:width="0.04cm" svg:height="0.105cm" svg:x="8.218cm" svg:y="15.676cm">
              <text:p/>
              <draw:enhanced-geometry svg:viewBox="0 0 21600 21600" draw:mirror-horizontal="false" draw:mirror-vertical="false" draw:type="rectangle" draw:enhanced-path="M 0 0 L 21600 0 21600 21600 0 21600 0 0 Z N"/>
            </draw:custom-shape>
            <draw:custom-shape draw:style-name="gr676" draw:text-style-name="P50" draw:layer="layout" svg:width="0.04cm" svg:height="0.131cm" svg:x="8.218cm" svg:y="15.781cm">
              <text:p/>
              <draw:enhanced-geometry svg:viewBox="0 0 21600 21600" draw:mirror-horizontal="false" draw:mirror-vertical="false" draw:type="rectangle" draw:enhanced-path="M 0 0 L 21600 0 21600 21600 0 21600 0 0 Z N"/>
            </draw:custom-shape>
            <draw:g>
              <draw:custom-shape draw:style-name="gr677" draw:text-style-name="P50" draw:layer="layout" svg:width="0.015cm" svg:height="0.015cm" svg:x="8.231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678" draw:text-style-name="P51" draw:layer="layout" svg:x1="8.218cm" svg:y1="15.672cm" svg:x2="8.218cm" svg:y2="15.916cm">
            <text:p/>
          </draw:line>
          <draw:g>
            <draw:custom-shape draw:style-name="gr679" draw:text-style-name="P49" draw:layer="layout" svg:width="0.039cm" svg:height="0.105cm" svg:x="8.258cm" svg:y="15.676cm">
              <text:p/>
              <draw:enhanced-geometry svg:viewBox="0 0 21600 21600" draw:mirror-horizontal="false" draw:mirror-vertical="false" draw:type="rectangle" draw:enhanced-path="M 0 0 L 21600 0 21600 21600 0 21600 0 0 Z N"/>
            </draw:custom-shape>
            <draw:custom-shape draw:style-name="gr680" draw:text-style-name="P50" draw:layer="layout" svg:width="0.039cm" svg:height="0.131cm" svg:x="8.258cm" svg:y="15.781cm">
              <text:p/>
              <draw:enhanced-geometry svg:viewBox="0 0 21600 21600" draw:mirror-horizontal="false" draw:mirror-vertical="false" draw:type="rectangle" draw:enhanced-path="M 0 0 L 21600 0 21600 21600 0 21600 0 0 Z N"/>
            </draw:custom-shape>
            <draw:g>
              <draw:custom-shape draw:style-name="gr681" draw:text-style-name="P50" draw:layer="layout" svg:width="0.015cm" svg:height="0.015cm" svg:x="8.27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82" draw:text-style-name="P49" draw:layer="layout" svg:width="0.039cm" svg:height="0.105cm" svg:x="8.297cm" svg:y="15.676cm">
              <text:p/>
              <draw:enhanced-geometry svg:viewBox="0 0 21600 21600" draw:mirror-horizontal="false" draw:mirror-vertical="false" draw:type="rectangle" draw:enhanced-path="M 0 0 L 21600 0 21600 21600 0 21600 0 0 Z N"/>
            </draw:custom-shape>
            <draw:custom-shape draw:style-name="gr683" draw:text-style-name="P50" draw:layer="layout" svg:width="0.039cm" svg:height="0.131cm" svg:x="8.297cm" svg:y="15.781cm">
              <text:p/>
              <draw:enhanced-geometry svg:viewBox="0 0 21600 21600" draw:mirror-horizontal="false" draw:mirror-vertical="false" draw:type="rectangle" draw:enhanced-path="M 0 0 L 21600 0 21600 21600 0 21600 0 0 Z N"/>
            </draw:custom-shape>
            <draw:g>
              <draw:custom-shape draw:style-name="gr684" draw:text-style-name="P50" draw:layer="layout" svg:width="0.015cm" svg:height="0.015cm" svg:x="8.309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85" draw:text-style-name="P49" draw:layer="layout" svg:width="0.04cm" svg:height="0.105cm" svg:x="8.336cm" svg:y="15.676cm">
              <text:p/>
              <draw:enhanced-geometry svg:viewBox="0 0 21600 21600" draw:mirror-horizontal="false" draw:mirror-vertical="false" draw:type="rectangle" draw:enhanced-path="M 0 0 L 21600 0 21600 21600 0 21600 0 0 Z N"/>
            </draw:custom-shape>
            <draw:custom-shape draw:style-name="gr686" draw:text-style-name="P50" draw:layer="layout" svg:width="0.04cm" svg:height="0.131cm" svg:x="8.336cm" svg:y="15.781cm">
              <text:p/>
              <draw:enhanced-geometry svg:viewBox="0 0 21600 21600" draw:mirror-horizontal="false" draw:mirror-vertical="false" draw:type="rectangle" draw:enhanced-path="M 0 0 L 21600 0 21600 21600 0 21600 0 0 Z N"/>
            </draw:custom-shape>
            <draw:g>
              <draw:custom-shape draw:style-name="gr687" draw:text-style-name="P50" draw:layer="layout" svg:width="0.016cm" svg:height="0.015cm" svg:x="8.348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688" draw:text-style-name="P51" draw:layer="layout" svg:x1="8.297cm" svg:y1="15.672cm" svg:x2="8.297cm" svg:y2="15.916cm">
            <text:p/>
          </draw:line>
          <draw:line draw:style-name="gr689" draw:text-style-name="P51" draw:layer="layout" svg:x1="8.258cm" svg:y1="15.672cm" svg:x2="8.258cm" svg:y2="15.916cm">
            <text:p/>
          </draw:line>
          <draw:line draw:style-name="gr690" draw:text-style-name="P51" draw:layer="layout" svg:x1="8.336cm" svg:y1="15.672cm" svg:x2="8.336cm" svg:y2="15.916cm">
            <text:p/>
          </draw:line>
          <draw:g>
            <draw:custom-shape draw:style-name="gr691" draw:text-style-name="P49" draw:layer="layout" svg:width="0.079cm" svg:height="0.105cm" svg:x="8.376cm" svg:y="15.676cm">
              <text:p/>
              <draw:enhanced-geometry svg:viewBox="0 0 21600 21600" draw:mirror-horizontal="false" draw:mirror-vertical="false" draw:type="rectangle" draw:enhanced-path="M 0 0 L 21600 0 21600 21600 0 21600 0 0 Z N"/>
            </draw:custom-shape>
            <draw:custom-shape draw:style-name="gr692" draw:text-style-name="P50" draw:layer="layout" svg:width="0.079cm" svg:height="0.131cm" svg:x="8.376cm" svg:y="15.781cm">
              <text:p/>
              <draw:enhanced-geometry svg:viewBox="0 0 21600 21600" draw:mirror-horizontal="false" draw:mirror-vertical="false" draw:type="rectangle" draw:enhanced-path="M 0 0 L 21600 0 21600 21600 0 21600 0 0 Z N"/>
            </draw:custom-shape>
            <draw:g>
              <draw:custom-shape draw:style-name="gr693" draw:text-style-name="P50" draw:layer="layout" svg:width="0.016cm" svg:height="0.015cm" svg:x="8.39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94" draw:text-style-name="P50" draw:layer="layout" svg:width="0.015cm" svg:height="0.015cm" svg:x="8.426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695" draw:text-style-name="P49" draw:layer="layout" svg:width="0.079cm" svg:height="0.105cm" svg:x="8.455cm" svg:y="15.676cm">
              <text:p/>
              <draw:enhanced-geometry svg:viewBox="0 0 21600 21600" draw:mirror-horizontal="false" draw:mirror-vertical="false" draw:type="rectangle" draw:enhanced-path="M 0 0 L 21600 0 21600 21600 0 21600 0 0 Z N"/>
            </draw:custom-shape>
            <draw:custom-shape draw:style-name="gr696" draw:text-style-name="P50" draw:layer="layout" svg:width="0.079cm" svg:height="0.131cm" svg:x="8.455cm" svg:y="15.781cm">
              <text:p/>
              <draw:enhanced-geometry svg:viewBox="0 0 21600 21600" draw:mirror-horizontal="false" draw:mirror-vertical="false" draw:type="rectangle" draw:enhanced-path="M 0 0 L 21600 0 21600 21600 0 21600 0 0 Z N"/>
            </draw:custom-shape>
            <draw:g>
              <draw:custom-shape draw:style-name="gr697" draw:text-style-name="P50" draw:layer="layout" svg:width="0.017cm" svg:height="0.015cm" svg:x="8.468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98" draw:text-style-name="P50" draw:layer="layout" svg:width="0.016cm" svg:height="0.015cm" svg:x="8.504cm" svg:y="15.7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699" draw:text-style-name="P51" draw:layer="layout" svg:x1="8.455cm" svg:y1="15.672cm" svg:x2="8.455cm" svg:y2="15.916cm">
            <text:p/>
          </draw:line>
          <draw:line draw:style-name="gr700" draw:text-style-name="P51" draw:layer="layout" svg:x1="8.376cm" svg:y1="15.672cm" svg:x2="8.376cm" svg:y2="15.916cm">
            <text:p/>
          </draw:line>
          <draw:custom-shape draw:style-name="gr701" draw:text-style-name="P49" draw:layer="layout" svg:width="0.369cm" svg:height="0.21cm" svg:x="7.851cm" svg:y="15.672cm">
            <text:p/>
            <draw:enhanced-geometry svg:viewBox="0 0 21600 21600" draw:mirror-horizontal="false" draw:mirror-vertical="false" draw:type="rectangle" draw:enhanced-path="M 0 0 L 21600 0 21600 21600 0 21600 0 0 Z N"/>
          </draw:custom-shape>
          <draw:line draw:style-name="gr702" draw:text-style-name="P51" draw:layer="layout" svg:x1="8.009cm" svg:y1="15.672cm" svg:x2="8.009cm" svg:y2="15.885cm">
            <text:p/>
          </draw:line>
          <draw:line draw:style-name="gr703" draw:text-style-name="P51" draw:layer="layout" svg:x1="8.114cm" svg:y1="15.672cm" svg:x2="8.114cm" svg:y2="15.885cm">
            <text:p/>
          </draw:line>
          <draw:custom-shape draw:style-name="gr704" draw:text-style-name="P50" draw:layer="layout" svg:width="0.052cm" svg:height="0.052cm" svg:x="7.878cm" svg:y="15.778cm">
            <text:p/>
            <draw:enhanced-geometry svg:viewBox="0 0 21600 21600" draw:mirror-horizontal="false" draw:mirror-vertical="false" draw:type="rectangle" draw:enhanced-path="M 0 0 L 21600 0 21600 21600 0 21600 0 0 Z N"/>
          </draw:custom-shape>
          <draw:custom-shape draw:style-name="gr705" draw:text-style-name="P50" draw:layer="layout" svg:width="0.052cm" svg:height="0.053cm" svg:x="7.878cm" svg:y="15.699cm">
            <text:p/>
            <draw:enhanced-geometry svg:viewBox="0 0 21600 21600" draw:mirror-horizontal="false" draw:mirror-vertical="false" draw:type="rectangle" draw:enhanced-path="M 0 0 L 21600 0 21600 21600 0 21600 0 0 Z N"/>
          </draw:custom-shape>
          <draw:g>
            <draw:custom-shape draw:style-name="gr706" draw:text-style-name="P50" draw:layer="layout" svg:width="0.026cm" svg:height="0.027cm" svg:x="8.167cm" svg:y="15.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07" draw:text-style-name="P50" draw:layer="layout" svg:width="0.026cm" svg:height="0.026cm" svg:x="8.167cm" svg:y="1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08" draw:text-style-name="P50" draw:layer="layout" svg:width="0.026cm" svg:height="0.026cm" svg:x="8.167cm" svg:y="15.8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09" draw:text-style-name="P50" draw:layer="layout" svg:width="0.017cm" svg:height="0.016cm" svg:x="8.035cm" svg:y="15.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10" draw:text-style-name="P50" draw:layer="layout" svg:width="0.026cm" svg:height="0.027cm" svg:x="8.167cm" svg:y="15.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711" draw:text-style-name="P51" draw:layer="layout" svg:x1="8.009cm" svg:y1="15.751cm" svg:x2="8.22cm" svg:y2="15.751cm">
            <text:p/>
          </draw:line>
          <draw:g>
            <draw:custom-shape draw:style-name="gr712" draw:text-style-name="P50" draw:layer="layout" svg:width="0.017cm" svg:height="0.015cm" svg:x="8.035cm" svg:y="15.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13" draw:text-style-name="P50" draw:layer="layout" svg:width="0.017cm" svg:height="0.017cm" svg:x="8.035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14" draw:text-style-name="P50" draw:layer="layout" svg:width="0.017cm" svg:height="0.016cm" svg:x="8.035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715" draw:text-style-name="P50" draw:layer="layout" svg:width="0.016cm" svg:height="0.016cm" svg:x="8.072cm" svg:y="15.8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16" draw:text-style-name="P50" draw:layer="layout" svg:width="0.016cm" svg:height="0.015cm" svg:x="8.072cm" svg:y="15.8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17" draw:text-style-name="P50" draw:layer="layout" svg:width="0.016cm" svg:height="0.017cm" svg:x="8.072cm" svg:y="15.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18" draw:text-style-name="P50" draw:layer="layout" svg:width="0.016cm" svg:height="0.016cm" svg:x="8.072cm" svg:y="15.7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719" draw:text-style-name="P49" draw:layer="layout" svg:width="0.039cm" svg:height="0.106cm" svg:x="8.22cm" svg:y="15.672cm">
              <text:p/>
              <draw:enhanced-geometry svg:viewBox="0 0 21600 21600" draw:mirror-horizontal="false" draw:mirror-vertical="false" draw:type="rectangle" draw:enhanced-path="M 0 0 L 21600 0 21600 21600 0 21600 0 0 Z N"/>
            </draw:custom-shape>
            <draw:custom-shape draw:style-name="gr720" draw:text-style-name="P50" draw:layer="layout" svg:width="0.039cm" svg:height="0.13cm" svg:x="8.22cm" svg:y="15.778cm">
              <text:p/>
              <draw:enhanced-geometry svg:viewBox="0 0 21600 21600" draw:mirror-horizontal="false" draw:mirror-vertical="false" draw:type="rectangle" draw:enhanced-path="M 0 0 L 21600 0 21600 21600 0 21600 0 0 Z N"/>
            </draw:custom-shape>
            <draw:g>
              <draw:custom-shape draw:style-name="gr721" draw:text-style-name="P50" draw:layer="layout" svg:width="0.016cm" svg:height="0.017cm" svg:x="8.231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722" draw:text-style-name="P51" draw:layer="layout" svg:x1="8.22cm" svg:y1="15.668cm" svg:x2="8.22cm" svg:y2="15.912cm">
            <text:p/>
          </draw:line>
          <draw:g>
            <draw:custom-shape draw:style-name="gr723" draw:text-style-name="P49" draw:layer="layout" svg:width="0.04cm" svg:height="0.106cm" svg:x="8.259cm" svg:y="15.672cm">
              <text:p/>
              <draw:enhanced-geometry svg:viewBox="0 0 21600 21600" draw:mirror-horizontal="false" draw:mirror-vertical="false" draw:type="rectangle" draw:enhanced-path="M 0 0 L 21600 0 21600 21600 0 21600 0 0 Z N"/>
            </draw:custom-shape>
            <draw:custom-shape draw:style-name="gr724" draw:text-style-name="P50" draw:layer="layout" svg:width="0.04cm" svg:height="0.13cm" svg:x="8.259cm" svg:y="15.778cm">
              <text:p/>
              <draw:enhanced-geometry svg:viewBox="0 0 21600 21600" draw:mirror-horizontal="false" draw:mirror-vertical="false" draw:type="rectangle" draw:enhanced-path="M 0 0 L 21600 0 21600 21600 0 21600 0 0 Z N"/>
            </draw:custom-shape>
            <draw:g>
              <draw:custom-shape draw:style-name="gr725" draw:text-style-name="P50" draw:layer="layout" svg:width="0.015cm" svg:height="0.017cm" svg:x="8.271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726" draw:text-style-name="P49" draw:layer="layout" svg:width="0.039cm" svg:height="0.106cm" svg:x="8.299cm" svg:y="15.672cm">
              <text:p/>
              <draw:enhanced-geometry svg:viewBox="0 0 21600 21600" draw:mirror-horizontal="false" draw:mirror-vertical="false" draw:type="rectangle" draw:enhanced-path="M 0 0 L 21600 0 21600 21600 0 21600 0 0 Z N"/>
            </draw:custom-shape>
            <draw:custom-shape draw:style-name="gr727" draw:text-style-name="P50" draw:layer="layout" svg:width="0.039cm" svg:height="0.13cm" svg:x="8.299cm" svg:y="15.778cm">
              <text:p/>
              <draw:enhanced-geometry svg:viewBox="0 0 21600 21600" draw:mirror-horizontal="false" draw:mirror-vertical="false" draw:type="rectangle" draw:enhanced-path="M 0 0 L 21600 0 21600 21600 0 21600 0 0 Z N"/>
            </draw:custom-shape>
            <draw:g>
              <draw:custom-shape draw:style-name="gr728" draw:text-style-name="P50" draw:layer="layout" svg:width="0.016cm" svg:height="0.017cm" svg:x="8.31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729" draw:text-style-name="P49" draw:layer="layout" svg:width="0.039cm" svg:height="0.106cm" svg:x="8.338cm" svg:y="15.672cm">
              <text:p/>
              <draw:enhanced-geometry svg:viewBox="0 0 21600 21600" draw:mirror-horizontal="false" draw:mirror-vertical="false" draw:type="rectangle" draw:enhanced-path="M 0 0 L 21600 0 21600 21600 0 21600 0 0 Z N"/>
            </draw:custom-shape>
            <draw:custom-shape draw:style-name="gr730" draw:text-style-name="P50" draw:layer="layout" svg:width="0.039cm" svg:height="0.13cm" svg:x="8.338cm" svg:y="15.778cm">
              <text:p/>
              <draw:enhanced-geometry svg:viewBox="0 0 21600 21600" draw:mirror-horizontal="false" draw:mirror-vertical="false" draw:type="rectangle" draw:enhanced-path="M 0 0 L 21600 0 21600 21600 0 21600 0 0 Z N"/>
            </draw:custom-shape>
            <draw:g>
              <draw:custom-shape draw:style-name="gr731" draw:text-style-name="P50" draw:layer="layout" svg:width="0.016cm" svg:height="0.017cm" svg:x="8.349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732" draw:text-style-name="P51" draw:layer="layout" svg:x1="8.299cm" svg:y1="15.668cm" svg:x2="8.299cm" svg:y2="15.912cm">
            <text:p/>
          </draw:line>
          <draw:line draw:style-name="gr733" draw:text-style-name="P51" draw:layer="layout" svg:x1="8.259cm" svg:y1="15.668cm" svg:x2="8.259cm" svg:y2="15.912cm">
            <text:p/>
          </draw:line>
          <draw:line draw:style-name="gr734" draw:text-style-name="P51" draw:layer="layout" svg:x1="8.338cm" svg:y1="15.668cm" svg:x2="8.338cm" svg:y2="15.912cm">
            <text:p/>
          </draw:line>
          <draw:g>
            <draw:custom-shape draw:style-name="gr735" draw:text-style-name="P49" draw:layer="layout" svg:width="0.079cm" svg:height="0.106cm" svg:x="8.377cm" svg:y="15.672cm">
              <text:p/>
              <draw:enhanced-geometry svg:viewBox="0 0 21600 21600" draw:mirror-horizontal="false" draw:mirror-vertical="false" draw:type="rectangle" draw:enhanced-path="M 0 0 L 21600 0 21600 21600 0 21600 0 0 Z N"/>
            </draw:custom-shape>
            <draw:custom-shape draw:style-name="gr736" draw:text-style-name="P50" draw:layer="layout" svg:width="0.079cm" svg:height="0.13cm" svg:x="8.377cm" svg:y="15.778cm">
              <text:p/>
              <draw:enhanced-geometry svg:viewBox="0 0 21600 21600" draw:mirror-horizontal="false" draw:mirror-vertical="false" draw:type="rectangle" draw:enhanced-path="M 0 0 L 21600 0 21600 21600 0 21600 0 0 Z N"/>
            </draw:custom-shape>
            <draw:g>
              <draw:custom-shape draw:style-name="gr737" draw:text-style-name="P50" draw:layer="layout" svg:width="0.016cm" svg:height="0.017cm" svg:x="8.391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8" draw:text-style-name="P50" draw:layer="layout" svg:width="0.015cm" svg:height="0.017cm" svg:x="8.427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739" draw:text-style-name="P49" draw:layer="layout" svg:width="0.079cm" svg:height="0.106cm" svg:x="8.456cm" svg:y="15.672cm">
              <text:p/>
              <draw:enhanced-geometry svg:viewBox="0 0 21600 21600" draw:mirror-horizontal="false" draw:mirror-vertical="false" draw:type="rectangle" draw:enhanced-path="M 0 0 L 21600 0 21600 21600 0 21600 0 0 Z N"/>
            </draw:custom-shape>
            <draw:custom-shape draw:style-name="gr740" draw:text-style-name="P50" draw:layer="layout" svg:width="0.079cm" svg:height="0.13cm" svg:x="8.456cm" svg:y="15.778cm">
              <text:p/>
              <draw:enhanced-geometry svg:viewBox="0 0 21600 21600" draw:mirror-horizontal="false" draw:mirror-vertical="false" draw:type="rectangle" draw:enhanced-path="M 0 0 L 21600 0 21600 21600 0 21600 0 0 Z N"/>
            </draw:custom-shape>
            <draw:g>
              <draw:custom-shape draw:style-name="gr741" draw:text-style-name="P50" draw:layer="layout" svg:width="0.016cm" svg:height="0.017cm" svg:x="8.47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42" draw:text-style-name="P50" draw:layer="layout" svg:width="0.016cm" svg:height="0.017cm" svg:x="8.505cm" svg:y="15.7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743" draw:text-style-name="P51" draw:layer="layout" svg:x1="8.456cm" svg:y1="15.668cm" svg:x2="8.456cm" svg:y2="15.912cm">
            <text:p/>
          </draw:line>
          <draw:line draw:style-name="gr744" draw:text-style-name="P51" draw:layer="layout" svg:x1="8.377cm" svg:y1="15.668cm" svg:x2="8.377cm" svg:y2="15.912cm">
            <text:p/>
          </draw:line>
        </draw:g>
        <draw:g>
          <draw:custom-shape draw:style-name="gr745" draw:text-style-name="P49" draw:layer="layout" svg:width="0.683cm" svg:height="0.368cm" svg:x="3.966cm" svg:y="15.138cm">
            <text:p/>
            <draw:enhanced-geometry svg:viewBox="0 0 21600 21600" draw:mirror-horizontal="false" draw:mirror-vertical="false" draw:type="rectangle" draw:enhanced-path="M 0 0 L 21600 0 21600 21600 0 21600 0 0 Z N"/>
          </draw:custom-shape>
          <draw:custom-shape draw:style-name="gr746" draw:text-style-name="P50" draw:layer="layout" svg:width="0.683cm" svg:height="0.052cm" svg:x="3.966cm" svg:y="15.191cm">
            <text:p/>
            <draw:enhanced-geometry svg:viewBox="0 0 21600 21600" draw:mirror-horizontal="false" draw:mirror-vertical="false" draw:type="rectangle" draw:enhanced-path="M 0 0 L 21600 0 21600 21600 0 21600 0 0 Z N"/>
          </draw:custom-shape>
          <draw:line draw:style-name="gr747" draw:text-style-name="P51" draw:layer="layout" svg:x1="4.124cm" svg:y1="15.137cm" svg:x2="4.124cm" svg:y2="15.511cm">
            <text:p/>
          </draw:line>
          <draw:line draw:style-name="gr748" draw:text-style-name="P51" draw:layer="layout" svg:x1="4.229cm" svg:y1="15.137cm" svg:x2="4.229cm" svg:y2="15.511cm">
            <text:p/>
          </draw:line>
          <draw:line draw:style-name="gr749" draw:text-style-name="P51" draw:layer="layout" svg:x1="4.334cm" svg:y1="15.137cm" svg:x2="4.334cm" svg:y2="15.511cm">
            <text:p/>
          </draw:line>
          <draw:line draw:style-name="gr750" draw:text-style-name="P51" draw:layer="layout" svg:x1="4.439cm" svg:y1="15.137cm" svg:x2="4.439cm" svg:y2="15.511cm">
            <text:p/>
          </draw:line>
          <draw:line draw:style-name="gr751" draw:text-style-name="P51" draw:layer="layout" svg:x1="4.544cm" svg:y1="15.137cm" svg:x2="4.544cm" svg:y2="15.511cm">
            <text:p/>
          </draw:line>
          <draw:custom-shape draw:style-name="gr752" draw:text-style-name="P49" draw:layer="layout" svg:width="0.683cm" svg:height="0.368cm" svg:x="3.967cm" svg:y="15.134cm">
            <text:p/>
            <draw:enhanced-geometry svg:viewBox="0 0 21600 21600" draw:mirror-horizontal="false" draw:mirror-vertical="false" draw:type="rectangle" draw:enhanced-path="M 0 0 L 21600 0 21600 21600 0 21600 0 0 Z N"/>
          </draw:custom-shape>
          <draw:custom-shape draw:style-name="gr753" draw:text-style-name="P50" draw:layer="layout" svg:width="0.683cm" svg:height="0.053cm" svg:x="3.967cm" svg:y="15.187cm">
            <text:p/>
            <draw:enhanced-geometry svg:viewBox="0 0 21600 21600" draw:mirror-horizontal="false" draw:mirror-vertical="false" draw:type="rectangle" draw:enhanced-path="M 0 0 L 21600 0 21600 21600 0 21600 0 0 Z N"/>
          </draw:custom-shape>
          <draw:line draw:style-name="gr754" draw:text-style-name="P51" draw:layer="layout" svg:x1="4.125cm" svg:y1="15.134cm" svg:x2="4.125cm" svg:y2="15.508cm">
            <text:p/>
          </draw:line>
          <draw:line draw:style-name="gr755" draw:text-style-name="P51" draw:layer="layout" svg:x1="4.23cm" svg:y1="15.134cm" svg:x2="4.23cm" svg:y2="15.508cm">
            <text:p/>
          </draw:line>
          <draw:line draw:style-name="gr756" draw:text-style-name="P51" draw:layer="layout" svg:x1="4.335cm" svg:y1="15.134cm" svg:x2="4.335cm" svg:y2="15.508cm">
            <text:p/>
          </draw:line>
          <draw:line draw:style-name="gr757" draw:text-style-name="P51" draw:layer="layout" svg:x1="4.44cm" svg:y1="15.134cm" svg:x2="4.44cm" svg:y2="15.508cm">
            <text:p/>
          </draw:line>
          <draw:line draw:style-name="gr758" draw:text-style-name="P51" draw:layer="layout" svg:x1="4.545cm" svg:y1="15.134cm" svg:x2="4.545cm" svg:y2="15.508cm">
            <text:p/>
          </draw:line>
        </draw:g>
        <draw:g>
          <draw:custom-shape draw:style-name="gr759" draw:text-style-name="P49" draw:layer="layout" svg:width="0.425cm" svg:height="0.236cm" svg:x="7.598cm" svg:y="16.109cm">
            <text:p/>
            <draw:enhanced-geometry svg:viewBox="0 0 21600 21600" draw:mirror-horizontal="false" draw:mirror-vertical="false" draw:type="rectangle" draw:enhanced-path="M 0 0 L 21600 0 21600 21600 0 21600 0 0 Z N"/>
          </draw:custom-shape>
          <draw:g>
            <draw:custom-shape draw:style-name="gr760" draw:text-style-name="P50" draw:layer="layout" svg:width="0.035cm" svg:height="0.034cm" svg:x="7.964cm" svg:y="16.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1" draw:text-style-name="P50" draw:layer="layout" svg:width="0.036cm" svg:height="0.034cm" svg:x="7.917cm" svg:y="16.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2" draw:text-style-name="P50" draw:layer="layout" svg:width="0.036cm" svg:height="0.034cm" svg:x="7.869cm" svg:y="16.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63" draw:text-style-name="P50" draw:layer="layout" svg:width="0.047cm" svg:height="0.048cm" svg:x="7.622cm" svg:y="16.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4" draw:text-style-name="P52" draw:layer="layout" svg:width="0.024cm" svg:height="0.024cm" svg:x="7.633cm" svg:y="1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65" draw:text-style-name="P50" draw:layer="layout" svg:width="0.046cm" svg:height="0.048cm" svg:x="7.693cm" svg:y="16.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6" draw:text-style-name="P52" draw:layer="layout" svg:width="0.024cm" svg:height="0.024cm" svg:x="7.704cm" svg:y="1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67" draw:text-style-name="P50" draw:layer="layout" svg:width="0.048cm" svg:height="0.048cm" svg:x="7.762cm" svg:y="16.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8" draw:text-style-name="P52" draw:layer="layout" svg:width="0.024cm" svg:height="0.024cm" svg:x="7.775cm" svg:y="1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69" draw:text-style-name="P50" draw:layer="layout" svg:width="0.048cm" svg:height="0.048cm" svg:x="7.834cm" svg:y="16.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0" draw:text-style-name="P52" draw:layer="layout" svg:width="0.023cm" svg:height="0.024cm" svg:x="7.846cm" svg:y="1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71" draw:text-style-name="P50" draw:layer="layout" svg:width="0.048cm" svg:height="0.048cm" svg:x="7.905cm" svg:y="16.2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2" draw:text-style-name="P52" draw:layer="layout" svg:width="0.024cm" svg:height="0.024cm" svg:x="7.917cm" svg:y="16.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773" draw:text-style-name="P50" draw:layer="layout" svg:width="0.047cm" svg:height="0.046cm" svg:x="7.622cm" svg:y="16.157cm">
              <text:p/>
              <draw:enhanced-geometry svg:viewBox="0 0 21600 21600" draw:mirror-horizontal="false" draw:mirror-vertical="false" draw:type="rectangle" draw:enhanced-path="M 0 0 L 21600 0 21600 21600 0 21600 0 0 Z N"/>
            </draw:custom-shape>
          </draw:g>
          <draw:g>
            <draw:custom-shape draw:style-name="gr774" draw:text-style-name="P50" draw:layer="layout" svg:width="0.048cm" svg:height="0.046cm" svg:x="7.762cm" svg:y="16.157cm">
              <text:p/>
              <draw:enhanced-geometry svg:viewBox="0 0 21600 21600" draw:mirror-horizontal="false" draw:mirror-vertical="false" draw:type="rectangle" draw:enhanced-path="M 0 0 L 21600 0 21600 21600 0 21600 0 0 Z N"/>
            </draw:custom-shape>
          </draw:g>
          <draw:g>
            <draw:custom-shape draw:style-name="gr775" draw:text-style-name="P50" draw:layer="layout" svg:width="0.047cm" svg:height="0.046cm" svg:x="7.693cm" svg:y="16.157cm">
              <text:p/>
              <draw:enhanced-geometry svg:viewBox="0 0 21600 21600" draw:mirror-horizontal="false" draw:mirror-vertical="false" draw:type="rectangle" draw:enhanced-path="M 0 0 L 21600 0 21600 21600 0 21600 0 0 Z N"/>
            </draw:custom-shape>
          </draw:g>
          <draw:custom-shape draw:style-name="gr776" draw:text-style-name="P49" draw:layer="layout" svg:width="0.425cm" svg:height="0.236cm" svg:x="7.599cm" svg:y="16.105cm">
            <text:p/>
            <draw:enhanced-geometry svg:viewBox="0 0 21600 21600" draw:mirror-horizontal="false" draw:mirror-vertical="false" draw:type="rectangle" draw:enhanced-path="M 0 0 L 21600 0 21600 21600 0 21600 0 0 Z N"/>
          </draw:custom-shape>
          <draw:g>
            <draw:custom-shape draw:style-name="gr777" draw:text-style-name="P50" draw:layer="layout" svg:width="0.035cm" svg:height="0.035cm" svg:x="7.965cm" svg:y="16.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8" draw:text-style-name="P50" draw:layer="layout" svg:width="0.035cm" svg:height="0.035cm" svg:x="7.918cm" svg:y="16.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9" draw:text-style-name="P50" draw:layer="layout" svg:width="0.036cm" svg:height="0.035cm" svg:x="7.871cm" svg:y="16.1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80" draw:text-style-name="P50" draw:layer="layout" svg:width="0.047cm" svg:height="0.047cm" svg:x="7.623cm" svg:y="16.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1" draw:text-style-name="P52" draw:layer="layout" svg:width="0.023cm" svg:height="0.023cm" svg:x="7.635cm" svg:y="16.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82" draw:text-style-name="P50" draw:layer="layout" svg:width="0.048cm" svg:height="0.047cm" svg:x="7.693cm" svg:y="16.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3" draw:text-style-name="P52" draw:layer="layout" svg:width="0.024cm" svg:height="0.023cm" svg:x="7.705cm" svg:y="16.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84" draw:text-style-name="P50" draw:layer="layout" svg:width="0.048cm" svg:height="0.047cm" svg:x="7.764cm" svg:y="16.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5" draw:text-style-name="P52" draw:layer="layout" svg:width="0.024cm" svg:height="0.023cm" svg:x="7.776cm" svg:y="16.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86" draw:text-style-name="P50" draw:layer="layout" svg:width="0.047cm" svg:height="0.047cm" svg:x="7.836cm" svg:y="16.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7" draw:text-style-name="P52" draw:layer="layout" svg:width="0.023cm" svg:height="0.023cm" svg:x="7.848cm" svg:y="16.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88" draw:text-style-name="P50" draw:layer="layout" svg:width="0.046cm" svg:height="0.047cm" svg:x="7.907cm" svg:y="16.2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9" draw:text-style-name="P52" draw:layer="layout" svg:width="0.024cm" svg:height="0.023cm" svg:x="7.918cm" svg:y="16.2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790" draw:text-style-name="P50" draw:layer="layout" svg:width="0.047cm" svg:height="0.047cm" svg:x="7.623cm" svg:y="16.153cm">
              <text:p/>
              <draw:enhanced-geometry svg:viewBox="0 0 21600 21600" draw:mirror-horizontal="false" draw:mirror-vertical="false" draw:type="rectangle" draw:enhanced-path="M 0 0 L 21600 0 21600 21600 0 21600 0 0 Z N"/>
            </draw:custom-shape>
          </draw:g>
          <draw:g>
            <draw:custom-shape draw:style-name="gr791" draw:text-style-name="P50" draw:layer="layout" svg:width="0.048cm" svg:height="0.047cm" svg:x="7.764cm" svg:y="16.153cm">
              <text:p/>
              <draw:enhanced-geometry svg:viewBox="0 0 21600 21600" draw:mirror-horizontal="false" draw:mirror-vertical="false" draw:type="rectangle" draw:enhanced-path="M 0 0 L 21600 0 21600 21600 0 21600 0 0 Z N"/>
            </draw:custom-shape>
          </draw:g>
          <draw:g>
            <draw:custom-shape draw:style-name="gr792" draw:text-style-name="P50" draw:layer="layout" svg:width="0.048cm" svg:height="0.047cm" svg:x="7.693cm" svg:y="16.153cm">
              <text:p/>
              <draw:enhanced-geometry svg:viewBox="0 0 21600 21600" draw:mirror-horizontal="false" draw:mirror-vertical="false" draw:type="rectangle" draw:enhanced-path="M 0 0 L 21600 0 21600 21600 0 21600 0 0 Z N"/>
            </draw:custom-shape>
          </draw:g>
        </draw:g>
        <draw:g>
          <draw:g>
            <draw:g>
              <draw:custom-shape draw:style-name="gr793" draw:text-style-name="P49" draw:layer="layout" svg:width="0.237cm" svg:height="0.21cm" svg:x="3.521cm" svg:y="16.467cm">
                <text:p/>
                <draw:enhanced-geometry svg:viewBox="0 0 21600 21600" draw:mirror-horizontal="false" draw:mirror-vertical="false" draw:type="rectangle" draw:enhanced-path="M 0 0 L 21600 0 21600 21600 0 21600 0 0 Z N"/>
              </draw:custom-shape>
              <draw:line draw:style-name="gr794" draw:text-style-name="P51" draw:layer="layout" svg:x1="3.575cm" svg:y1="16.465cm" svg:x2="3.575cm" svg:y2="16.678cm">
                <text:p/>
              </draw:line>
              <draw:line draw:style-name="gr795" draw:text-style-name="P51" draw:layer="layout" svg:x1="3.703cm" svg:y1="16.465cm" svg:x2="3.703cm" svg:y2="16.678cm">
                <text:p/>
              </draw:line>
              <draw:custom-shape draw:style-name="gr796" draw:text-style-name="P50" draw:layer="layout" svg:width="0.013cm" svg:height="0.007cm" svg:x="3.626cm" svg:y="16.494cm">
                <text:p/>
                <draw:enhanced-geometry svg:viewBox="0 0 21600 21600" draw:mirror-horizontal="false" draw:mirror-vertical="false" draw:type="rectangle" draw:enhanced-path="M 0 0 L 21600 0 21600 21600 0 21600 0 0 Z N"/>
              </draw:custom-shape>
              <draw:custom-shape draw:style-name="gr797" draw:text-style-name="P50" draw:layer="layout" svg:width="0.027cm" svg:height="0.026cm" svg:x="3.534cm" svg:y="16.625cm">
                <text:p/>
                <draw:enhanced-geometry svg:viewBox="0 0 21600 21600" draw:mirror-horizontal="false" draw:mirror-vertical="false" draw:type="rectangle" draw:enhanced-path="M 0 0 L 21600 0 21600 21600 0 21600 0 0 Z N"/>
              </draw:custom-shape>
              <draw:line draw:style-name="gr798" draw:text-style-name="P51" draw:layer="layout" svg:x1="3.654cm" svg:y1="16.52cm" svg:x2="3.759cm" svg:y2="16.52cm">
                <text:p/>
              </draw:line>
              <draw:line draw:style-name="gr799" draw:text-style-name="P51" draw:layer="layout" svg:x1="3.652cm" svg:y1="16.465cm" svg:x2="3.652cm" svg:y2="16.678cm">
                <text:p/>
              </draw:line>
              <draw:custom-shape draw:style-name="gr800" draw:text-style-name="P50" draw:layer="layout" svg:width="0.013cm" svg:height="0.007cm" svg:x="3.626cm" svg:y="16.539cm">
                <text:p/>
                <draw:enhanced-geometry svg:viewBox="0 0 21600 21600" draw:mirror-horizontal="false" draw:mirror-vertical="false" draw:type="rectangle" draw:enhanced-path="M 0 0 L 21600 0 21600 21600 0 21600 0 0 Z N"/>
              </draw:custom-shape>
              <draw:custom-shape draw:style-name="gr801" draw:text-style-name="P50" draw:layer="layout" svg:width="0.013cm" svg:height="0.007cm" svg:x="3.626cm" svg:y="16.516cm">
                <text:p/>
                <draw:enhanced-geometry svg:viewBox="0 0 21600 21600" draw:mirror-horizontal="false" draw:mirror-vertical="false" draw:type="rectangle" draw:enhanced-path="M 0 0 L 21600 0 21600 21600 0 21600 0 0 Z N"/>
              </draw:custom-shape>
              <draw:g>
                <draw:g>
                  <draw:custom-shape draw:style-name="gr802" draw:text-style-name="P50" draw:layer="layout" svg:width="0.013cm" svg:height="0.007cm" svg:x="3.679cm" svg:y="16.539cm">
                    <text:p/>
                    <draw:enhanced-geometry svg:viewBox="0 0 21600 21600" draw:mirror-horizontal="false" draw:mirror-vertical="false" draw:type="rectangle" draw:enhanced-path="M 0 0 L 21600 0 21600 21600 0 21600 0 0 Z N"/>
                  </draw:custom-shape>
                  <draw:custom-shape draw:style-name="gr803" draw:text-style-name="P50" draw:layer="layout" svg:width="0.011cm" svg:height="0.006cm" svg:x="3.68cm" svg:y="16.539cm">
                    <text:p/>
                    <draw:enhanced-geometry svg:viewBox="0 0 21600 21600" draw:mirror-horizontal="false" draw:mirror-vertical="false" draw:type="rectangle" draw:enhanced-path="M 0 0 L 21600 0 21600 21600 0 21600 0 0 Z N"/>
                  </draw:custom-shape>
                </draw:g>
                <draw:g>
                  <draw:custom-shape draw:style-name="gr804" draw:text-style-name="P50" draw:layer="layout" svg:width="0.013cm" svg:height="0.008cm" svg:x="3.679cm" svg:y="16.562cm">
                    <text:p/>
                    <draw:enhanced-geometry svg:viewBox="0 0 21600 21600" draw:mirror-horizontal="false" draw:mirror-vertical="false" draw:type="rectangle" draw:enhanced-path="M 0 0 L 21600 0 21600 21600 0 21600 0 0 Z N"/>
                  </draw:custom-shape>
                  <draw:custom-shape draw:style-name="gr805" draw:text-style-name="P50" draw:layer="layout" svg:width="0.011cm" svg:height="0.006cm" svg:x="3.68cm" svg:y="16.562cm">
                    <text:p/>
                    <draw:enhanced-geometry svg:viewBox="0 0 21600 21600" draw:mirror-horizontal="false" draw:mirror-vertical="false" draw:type="rectangle" draw:enhanced-path="M 0 0 L 21600 0 21600 21600 0 21600 0 0 Z N"/>
                  </draw:custom-shape>
                </draw:g>
                <draw:g>
                  <draw:custom-shape draw:style-name="gr806" draw:text-style-name="P50" draw:layer="layout" svg:width="0.013cm" svg:height="0.008cm" svg:x="3.679cm" svg:y="16.585cm">
                    <text:p/>
                    <draw:enhanced-geometry svg:viewBox="0 0 21600 21600" draw:mirror-horizontal="false" draw:mirror-vertical="false" draw:type="rectangle" draw:enhanced-path="M 0 0 L 21600 0 21600 21600 0 21600 0 0 Z N"/>
                  </draw:custom-shape>
                  <draw:custom-shape draw:style-name="gr807" draw:text-style-name="P50" draw:layer="layout" svg:width="0.011cm" svg:height="0.005cm" svg:x="3.68cm" svg:y="16.587cm">
                    <text:p/>
                    <draw:enhanced-geometry svg:viewBox="0 0 21600 21600" draw:mirror-horizontal="false" draw:mirror-vertical="false" draw:type="rectangle" draw:enhanced-path="M 0 0 L 21600 0 21600 21600 0 21600 0 0 Z N"/>
                  </draw:custom-shape>
                </draw:g>
                <draw:g>
                  <draw:custom-shape draw:style-name="gr808" draw:text-style-name="P50" draw:layer="layout" svg:width="0.013cm" svg:height="0.007cm" svg:x="3.679cm" svg:y="16.609cm">
                    <text:p/>
                    <draw:enhanced-geometry svg:viewBox="0 0 21600 21600" draw:mirror-horizontal="false" draw:mirror-vertical="false" draw:type="rectangle" draw:enhanced-path="M 0 0 L 21600 0 21600 21600 0 21600 0 0 Z N"/>
                  </draw:custom-shape>
                  <draw:custom-shape draw:style-name="gr809" draw:text-style-name="P50" draw:layer="layout" svg:width="0.011cm" svg:height="0.006cm" svg:x="3.68cm" svg:y="16.61cm">
                    <text:p/>
                    <draw:enhanced-geometry svg:viewBox="0 0 21600 21600" draw:mirror-horizontal="false" draw:mirror-vertical="false" draw:type="rectangle" draw:enhanced-path="M 0 0 L 21600 0 21600 21600 0 21600 0 0 Z N"/>
                  </draw:custom-shape>
                </draw:g>
                <draw:g>
                  <draw:custom-shape draw:style-name="gr810" draw:text-style-name="P50" draw:layer="layout" svg:width="0.013cm" svg:height="0.008cm" svg:x="3.679cm" svg:y="16.633cm">
                    <text:p/>
                    <draw:enhanced-geometry svg:viewBox="0 0 21600 21600" draw:mirror-horizontal="false" draw:mirror-vertical="false" draw:type="rectangle" draw:enhanced-path="M 0 0 L 21600 0 21600 21600 0 21600 0 0 Z N"/>
                  </draw:custom-shape>
                  <draw:custom-shape draw:style-name="gr811" draw:text-style-name="P50" draw:layer="layout" svg:width="0.011cm" svg:height="0.005cm" svg:x="3.68cm" svg:y="16.634cm">
                    <text:p/>
                    <draw:enhanced-geometry svg:viewBox="0 0 21600 21600" draw:mirror-horizontal="false" draw:mirror-vertical="false" draw:type="rectangle" draw:enhanced-path="M 0 0 L 21600 0 21600 21600 0 21600 0 0 Z N"/>
                  </draw:custom-shape>
                </draw:g>
                <draw:g>
                  <draw:custom-shape draw:style-name="gr812" draw:text-style-name="P50" draw:layer="layout" svg:width="0.013cm" svg:height="0.009cm" svg:x="3.679cm" svg:y="16.656cm">
                    <text:p/>
                    <draw:enhanced-geometry svg:viewBox="0 0 21600 21600" draw:mirror-horizontal="false" draw:mirror-vertical="false" draw:type="rectangle" draw:enhanced-path="M 0 0 L 21600 0 21600 21600 0 21600 0 0 Z N"/>
                  </draw:custom-shape>
                  <draw:custom-shape draw:style-name="gr813" draw:text-style-name="P50" draw:layer="layout" svg:width="0.011cm" svg:height="0.006cm" svg:x="3.68cm" svg:y="16.657cm">
                    <text:p/>
                    <draw:enhanced-geometry svg:viewBox="0 0 21600 21600" draw:mirror-horizontal="false" draw:mirror-vertical="false" draw:type="rectangle" draw:enhanced-path="M 0 0 L 21600 0 21600 21600 0 21600 0 0 Z N"/>
                  </draw:custom-shape>
                </draw:g>
              </draw:g>
              <draw:g>
                <draw:g>
                  <draw:custom-shape draw:style-name="gr814" draw:text-style-name="P50" draw:layer="layout" svg:width="0.014cm" svg:height="0.007cm" svg:x="3.731cm" svg:y="16.539cm">
                    <text:p/>
                    <draw:enhanced-geometry svg:viewBox="0 0 21600 21600" draw:mirror-horizontal="false" draw:mirror-vertical="false" draw:type="rectangle" draw:enhanced-path="M 0 0 L 21600 0 21600 21600 0 21600 0 0 Z N"/>
                  </draw:custom-shape>
                  <draw:custom-shape draw:style-name="gr815" draw:text-style-name="P50" draw:layer="layout" svg:width="0.01cm" svg:height="0.006cm" svg:x="3.733cm" svg:y="16.539cm">
                    <text:p/>
                    <draw:enhanced-geometry svg:viewBox="0 0 21600 21600" draw:mirror-horizontal="false" draw:mirror-vertical="false" draw:type="rectangle" draw:enhanced-path="M 0 0 L 21600 0 21600 21600 0 21600 0 0 Z N"/>
                  </draw:custom-shape>
                </draw:g>
                <draw:g>
                  <draw:custom-shape draw:style-name="gr816" draw:text-style-name="P50" draw:layer="layout" svg:width="0.014cm" svg:height="0.008cm" svg:x="3.731cm" svg:y="16.562cm">
                    <text:p/>
                    <draw:enhanced-geometry svg:viewBox="0 0 21600 21600" draw:mirror-horizontal="false" draw:mirror-vertical="false" draw:type="rectangle" draw:enhanced-path="M 0 0 L 21600 0 21600 21600 0 21600 0 0 Z N"/>
                  </draw:custom-shape>
                  <draw:custom-shape draw:style-name="gr817" draw:text-style-name="P50" draw:layer="layout" svg:width="0.01cm" svg:height="0.006cm" svg:x="3.733cm" svg:y="16.562cm">
                    <text:p/>
                    <draw:enhanced-geometry svg:viewBox="0 0 21600 21600" draw:mirror-horizontal="false" draw:mirror-vertical="false" draw:type="rectangle" draw:enhanced-path="M 0 0 L 21600 0 21600 21600 0 21600 0 0 Z N"/>
                  </draw:custom-shape>
                </draw:g>
                <draw:g>
                  <draw:custom-shape draw:style-name="gr818" draw:text-style-name="P50" draw:layer="layout" svg:width="0.014cm" svg:height="0.008cm" svg:x="3.731cm" svg:y="16.585cm">
                    <text:p/>
                    <draw:enhanced-geometry svg:viewBox="0 0 21600 21600" draw:mirror-horizontal="false" draw:mirror-vertical="false" draw:type="rectangle" draw:enhanced-path="M 0 0 L 21600 0 21600 21600 0 21600 0 0 Z N"/>
                  </draw:custom-shape>
                  <draw:custom-shape draw:style-name="gr819" draw:text-style-name="P50" draw:layer="layout" svg:width="0.01cm" svg:height="0.005cm" svg:x="3.733cm" svg:y="16.587cm">
                    <text:p/>
                    <draw:enhanced-geometry svg:viewBox="0 0 21600 21600" draw:mirror-horizontal="false" draw:mirror-vertical="false" draw:type="rectangle" draw:enhanced-path="M 0 0 L 21600 0 21600 21600 0 21600 0 0 Z N"/>
                  </draw:custom-shape>
                </draw:g>
                <draw:g>
                  <draw:custom-shape draw:style-name="gr820" draw:text-style-name="P50" draw:layer="layout" svg:width="0.014cm" svg:height="0.007cm" svg:x="3.731cm" svg:y="16.609cm">
                    <text:p/>
                    <draw:enhanced-geometry svg:viewBox="0 0 21600 21600" draw:mirror-horizontal="false" draw:mirror-vertical="false" draw:type="rectangle" draw:enhanced-path="M 0 0 L 21600 0 21600 21600 0 21600 0 0 Z N"/>
                  </draw:custom-shape>
                  <draw:custom-shape draw:style-name="gr821" draw:text-style-name="P50" draw:layer="layout" svg:width="0.01cm" svg:height="0.006cm" svg:x="3.733cm" svg:y="16.61cm">
                    <text:p/>
                    <draw:enhanced-geometry svg:viewBox="0 0 21600 21600" draw:mirror-horizontal="false" draw:mirror-vertical="false" draw:type="rectangle" draw:enhanced-path="M 0 0 L 21600 0 21600 21600 0 21600 0 0 Z N"/>
                  </draw:custom-shape>
                </draw:g>
                <draw:g>
                  <draw:custom-shape draw:style-name="gr822" draw:text-style-name="P50" draw:layer="layout" svg:width="0.014cm" svg:height="0.008cm" svg:x="3.731cm" svg:y="16.633cm">
                    <text:p/>
                    <draw:enhanced-geometry svg:viewBox="0 0 21600 21600" draw:mirror-horizontal="false" draw:mirror-vertical="false" draw:type="rectangle" draw:enhanced-path="M 0 0 L 21600 0 21600 21600 0 21600 0 0 Z N"/>
                  </draw:custom-shape>
                  <draw:custom-shape draw:style-name="gr823" draw:text-style-name="P50" draw:layer="layout" svg:width="0.01cm" svg:height="0.005cm" svg:x="3.733cm" svg:y="16.634cm">
                    <text:p/>
                    <draw:enhanced-geometry svg:viewBox="0 0 21600 21600" draw:mirror-horizontal="false" draw:mirror-vertical="false" draw:type="rectangle" draw:enhanced-path="M 0 0 L 21600 0 21600 21600 0 21600 0 0 Z N"/>
                  </draw:custom-shape>
                </draw:g>
                <draw:g>
                  <draw:custom-shape draw:style-name="gr824" draw:text-style-name="P50" draw:layer="layout" svg:width="0.014cm" svg:height="0.009cm" svg:x="3.731cm" svg:y="16.656cm">
                    <text:p/>
                    <draw:enhanced-geometry svg:viewBox="0 0 21600 21600" draw:mirror-horizontal="false" draw:mirror-vertical="false" draw:type="rectangle" draw:enhanced-path="M 0 0 L 21600 0 21600 21600 0 21600 0 0 Z N"/>
                  </draw:custom-shape>
                  <draw:custom-shape draw:style-name="gr825" draw:text-style-name="P50" draw:layer="layout" svg:width="0.01cm" svg:height="0.006cm" svg:x="3.733cm" svg:y="16.657cm">
                    <text:p/>
                    <draw:enhanced-geometry svg:viewBox="0 0 21600 21600" draw:mirror-horizontal="false" draw:mirror-vertical="false" draw:type="rectangle" draw:enhanced-path="M 0 0 L 21600 0 21600 21600 0 21600 0 0 Z N"/>
                  </draw:custom-shape>
                </draw:g>
              </draw:g>
            </draw:g>
            <draw:g>
              <draw:custom-shape draw:style-name="gr826" draw:text-style-name="P49" draw:layer="layout" svg:width="0.475cm" svg:height="0.34cm" svg:x="3.862cm" svg:y="15.842cm">
                <text:p/>
                <draw:enhanced-geometry svg:viewBox="0 0 21600 21600" draw:mirror-horizontal="false" draw:mirror-vertical="false" draw:type="rectangle" draw:enhanced-path="M 0 0 L 21600 0 21600 21600 0 21600 0 0 Z N"/>
              </draw:custom-shape>
              <draw:line draw:style-name="gr827" draw:text-style-name="P51" draw:layer="layout" svg:x1="3.93cm" svg:y1="15.841cm" svg:x2="3.93cm" svg:y2="16.184cm">
                <text:p/>
              </draw:line>
              <draw:line draw:style-name="gr828" draw:text-style-name="P51" draw:layer="layout" svg:x1="4.134cm" svg:y1="15.841cm" svg:x2="4.134cm" svg:y2="16.184cm">
                <text:p/>
              </draw:line>
              <draw:custom-shape draw:style-name="gr829" draw:text-style-name="P50" draw:layer="layout" svg:width="0.017cm" svg:height="0.01cm" svg:x="4.031cm" svg:y="15.876cm">
                <text:p/>
                <draw:enhanced-geometry svg:viewBox="0 0 21600 21600" draw:mirror-horizontal="false" draw:mirror-vertical="false" draw:type="rectangle" draw:enhanced-path="M 0 0 L 21600 0 21600 21600 0 21600 0 0 Z N"/>
              </draw:custom-shape>
              <draw:custom-shape draw:style-name="gr830" draw:text-style-name="P50" draw:layer="layout" svg:width="0.034cm" svg:height="0.035cm" svg:x="3.879cm" svg:y="16.113cm">
                <text:p/>
                <draw:enhanced-geometry svg:viewBox="0 0 21600 21600" draw:mirror-horizontal="false" draw:mirror-vertical="false" draw:type="rectangle" draw:enhanced-path="M 0 0 L 21600 0 21600 21600 0 21600 0 0 Z N"/>
              </draw:custom-shape>
              <draw:line draw:style-name="gr831" draw:text-style-name="P51" draw:layer="layout" svg:x1="4.065cm" svg:y1="15.91cm" svg:x2="4.337cm" svg:y2="15.91cm">
                <text:p/>
              </draw:line>
              <draw:line draw:style-name="gr832" draw:text-style-name="P51" draw:layer="layout" svg:x1="4.065cm" svg:y1="15.841cm" svg:x2="4.065cm" svg:y2="16.184cm">
                <text:p/>
              </draw:line>
              <draw:custom-shape draw:style-name="gr833" draw:text-style-name="P50" draw:layer="layout" svg:width="0.017cm" svg:height="0.01cm" svg:x="4.031cm" svg:y="15.934cm">
                <text:p/>
                <draw:enhanced-geometry svg:viewBox="0 0 21600 21600" draw:mirror-horizontal="false" draw:mirror-vertical="false" draw:type="rectangle" draw:enhanced-path="M 0 0 L 21600 0 21600 21600 0 21600 0 0 Z N"/>
              </draw:custom-shape>
              <draw:custom-shape draw:style-name="gr834" draw:text-style-name="P50" draw:layer="layout" svg:width="0.017cm" svg:height="0.01cm" svg:x="4.031cm" svg:y="15.904cm">
                <text:p/>
                <draw:enhanced-geometry svg:viewBox="0 0 21600 21600" draw:mirror-horizontal="false" draw:mirror-vertical="false" draw:type="rectangle" draw:enhanced-path="M 0 0 L 21600 0 21600 21600 0 21600 0 0 Z N"/>
              </draw:custom-shape>
              <draw:custom-shape draw:style-name="gr835" draw:text-style-name="P50" draw:layer="layout" svg:width="0.034cm" svg:height="0.035cm" svg:x="3.879cm" svg:y="16.045cm">
                <text:p/>
                <draw:enhanced-geometry svg:viewBox="0 0 21600 21600" draw:mirror-horizontal="false" draw:mirror-vertical="false" draw:type="rectangle" draw:enhanced-path="M 0 0 L 21600 0 21600 21600 0 21600 0 0 Z N"/>
              </draw:custom-shape>
              <draw:g>
                <draw:g>
                  <draw:custom-shape draw:style-name="gr836" draw:text-style-name="P50" draw:layer="layout" svg:width="0.017cm" svg:height="0.009cm" svg:x="4.099cm" svg:y="16.148cm">
                    <text:p/>
                    <draw:enhanced-geometry svg:viewBox="0 0 21600 21600" draw:mirror-horizontal="false" draw:mirror-vertical="false" draw:type="rectangle" draw:enhanced-path="M 0 0 L 21600 0 21600 21600 0 21600 0 0 Z N"/>
                  </draw:custom-shape>
                  <draw:custom-shape draw:style-name="gr837" draw:text-style-name="P50" draw:layer="layout" svg:width="0.013cm" svg:height="0.008cm" svg:x="4.101cm" svg:y="16.148cm">
                    <text:p/>
                    <draw:enhanced-geometry svg:viewBox="0 0 21600 21600" draw:mirror-horizontal="false" draw:mirror-vertical="false" draw:type="rectangle" draw:enhanced-path="M 0 0 L 21600 0 21600 21600 0 21600 0 0 Z N"/>
                  </draw:custom-shape>
                </draw:g>
                <draw:g>
                  <draw:custom-shape draw:style-name="gr838" draw:text-style-name="P50" draw:layer="layout" svg:width="0.017cm" svg:height="0.01cm" svg:x="4.099cm" svg:y="15.934cm">
                    <text:p/>
                    <draw:enhanced-geometry svg:viewBox="0 0 21600 21600" draw:mirror-horizontal="false" draw:mirror-vertical="false" draw:type="rectangle" draw:enhanced-path="M 0 0 L 21600 0 21600 21600 0 21600 0 0 Z N"/>
                  </draw:custom-shape>
                  <draw:custom-shape draw:style-name="gr839" draw:text-style-name="P50" draw:layer="layout" svg:width="0.013cm" svg:height="0.007cm" svg:x="4.101cm" svg:y="15.935cm">
                    <text:p/>
                    <draw:enhanced-geometry svg:viewBox="0 0 21600 21600" draw:mirror-horizontal="false" draw:mirror-vertical="false" draw:type="rectangle" draw:enhanced-path="M 0 0 L 21600 0 21600 21600 0 21600 0 0 Z N"/>
                  </draw:custom-shape>
                </draw:g>
                <draw:g>
                  <draw:custom-shape draw:style-name="gr840" draw:text-style-name="P50" draw:layer="layout" svg:width="0.017cm" svg:height="0.01cm" svg:x="4.099cm" svg:y="15.964cm">
                    <text:p/>
                    <draw:enhanced-geometry svg:viewBox="0 0 21600 21600" draw:mirror-horizontal="false" draw:mirror-vertical="false" draw:type="rectangle" draw:enhanced-path="M 0 0 L 21600 0 21600 21600 0 21600 0 0 Z N"/>
                  </draw:custom-shape>
                  <draw:custom-shape draw:style-name="gr841" draw:text-style-name="P50" draw:layer="layout" svg:width="0.013cm" svg:height="0.007cm" svg:x="4.101cm" svg:y="15.965cm">
                    <text:p/>
                    <draw:enhanced-geometry svg:viewBox="0 0 21600 21600" draw:mirror-horizontal="false" draw:mirror-vertical="false" draw:type="rectangle" draw:enhanced-path="M 0 0 L 21600 0 21600 21600 0 21600 0 0 Z N"/>
                  </draw:custom-shape>
                </draw:g>
                <draw:g>
                  <draw:custom-shape draw:style-name="gr842" draw:text-style-name="P50" draw:layer="layout" svg:width="0.017cm" svg:height="0.011cm" svg:x="4.099cm" svg:y="15.994cm">
                    <text:p/>
                    <draw:enhanced-geometry svg:viewBox="0 0 21600 21600" draw:mirror-horizontal="false" draw:mirror-vertical="false" draw:type="rectangle" draw:enhanced-path="M 0 0 L 21600 0 21600 21600 0 21600 0 0 Z N"/>
                  </draw:custom-shape>
                  <draw:custom-shape draw:style-name="gr843" draw:text-style-name="P50" draw:layer="layout" svg:width="0.013cm" svg:height="0.007cm" svg:x="4.101cm" svg:y="15.996cm">
                    <text:p/>
                    <draw:enhanced-geometry svg:viewBox="0 0 21600 21600" draw:mirror-horizontal="false" draw:mirror-vertical="false" draw:type="rectangle" draw:enhanced-path="M 0 0 L 21600 0 21600 21600 0 21600 0 0 Z N"/>
                  </draw:custom-shape>
                </draw:g>
                <draw:g>
                  <draw:custom-shape draw:style-name="gr844" draw:text-style-name="P50" draw:layer="layout" svg:width="0.017cm" svg:height="0.01cm" svg:x="4.099cm" svg:y="16.025cm">
                    <text:p/>
                    <draw:enhanced-geometry svg:viewBox="0 0 21600 21600" draw:mirror-horizontal="false" draw:mirror-vertical="false" draw:type="rectangle" draw:enhanced-path="M 0 0 L 21600 0 21600 21600 0 21600 0 0 Z N"/>
                  </draw:custom-shape>
                  <draw:custom-shape draw:style-name="gr845" draw:text-style-name="P50" draw:layer="layout" svg:width="0.013cm" svg:height="0.007cm" svg:x="4.101cm" svg:y="16.027cm">
                    <text:p/>
                    <draw:enhanced-geometry svg:viewBox="0 0 21600 21600" draw:mirror-horizontal="false" draw:mirror-vertical="false" draw:type="rectangle" draw:enhanced-path="M 0 0 L 21600 0 21600 21600 0 21600 0 0 Z N"/>
                  </draw:custom-shape>
                </draw:g>
                <draw:g>
                  <draw:custom-shape draw:style-name="gr846" draw:text-style-name="P50" draw:layer="layout" svg:width="0.017cm" svg:height="0.01cm" svg:x="4.099cm" svg:y="16.056cm">
                    <text:p/>
                    <draw:enhanced-geometry svg:viewBox="0 0 21600 21600" draw:mirror-horizontal="false" draw:mirror-vertical="false" draw:type="rectangle" draw:enhanced-path="M 0 0 L 21600 0 21600 21600 0 21600 0 0 Z N"/>
                  </draw:custom-shape>
                  <draw:custom-shape draw:style-name="gr847" draw:text-style-name="P50" draw:layer="layout" svg:width="0.013cm" svg:height="0.007cm" svg:x="4.101cm" svg:y="16.057cm">
                    <text:p/>
                    <draw:enhanced-geometry svg:viewBox="0 0 21600 21600" draw:mirror-horizontal="false" draw:mirror-vertical="false" draw:type="rectangle" draw:enhanced-path="M 0 0 L 21600 0 21600 21600 0 21600 0 0 Z N"/>
                  </draw:custom-shape>
                </draw:g>
                <draw:g>
                  <draw:custom-shape draw:style-name="gr848" draw:text-style-name="P50" draw:layer="layout" svg:width="0.017cm" svg:height="0.011cm" svg:x="4.099cm" svg:y="16.086cm">
                    <text:p/>
                    <draw:enhanced-geometry svg:viewBox="0 0 21600 21600" draw:mirror-horizontal="false" draw:mirror-vertical="false" draw:type="rectangle" draw:enhanced-path="M 0 0 L 21600 0 21600 21600 0 21600 0 0 Z N"/>
                  </draw:custom-shape>
                  <draw:custom-shape draw:style-name="gr849" draw:text-style-name="P50" draw:layer="layout" svg:width="0.013cm" svg:height="0.007cm" svg:x="4.101cm" svg:y="16.088cm">
                    <text:p/>
                    <draw:enhanced-geometry svg:viewBox="0 0 21600 21600" draw:mirror-horizontal="false" draw:mirror-vertical="false" draw:type="rectangle" draw:enhanced-path="M 0 0 L 21600 0 21600 21600 0 21600 0 0 Z N"/>
                  </draw:custom-shape>
                </draw:g>
                <draw:g>
                  <draw:custom-shape draw:style-name="gr850" draw:text-style-name="P50" draw:layer="layout" svg:width="0.017cm" svg:height="0.01cm" svg:x="4.099cm" svg:y="16.117cm">
                    <text:p/>
                    <draw:enhanced-geometry svg:viewBox="0 0 21600 21600" draw:mirror-horizontal="false" draw:mirror-vertical="false" draw:type="rectangle" draw:enhanced-path="M 0 0 L 21600 0 21600 21600 0 21600 0 0 Z N"/>
                  </draw:custom-shape>
                  <draw:custom-shape draw:style-name="gr851" draw:text-style-name="P50" draw:layer="layout" svg:width="0.013cm" svg:height="0.007cm" svg:x="4.101cm" svg:y="16.118cm">
                    <text:p/>
                    <draw:enhanced-geometry svg:viewBox="0 0 21600 21600" draw:mirror-horizontal="false" draw:mirror-vertical="false" draw:type="rectangle" draw:enhanced-path="M 0 0 L 21600 0 21600 21600 0 21600 0 0 Z N"/>
                  </draw:custom-shape>
                </draw:g>
              </draw:g>
              <draw:line draw:style-name="gr852" draw:text-style-name="P51" draw:layer="layout" svg:x1="4.202cm" svg:y1="15.841cm" svg:x2="4.202cm" svg:y2="16.184cm">
                <text:p/>
              </draw:line>
              <draw:line draw:style-name="gr853" draw:text-style-name="P51" draw:layer="layout" svg:x1="4.269cm" svg:y1="15.841cm" svg:x2="4.269cm" svg:y2="16.184cm">
                <text:p/>
              </draw:line>
              <draw:g>
                <draw:g>
                  <draw:custom-shape draw:style-name="gr854" draw:text-style-name="P50" draw:layer="layout" svg:width="0.018cm" svg:height="0.009cm" svg:x="4.235cm" svg:y="16.148cm">
                    <text:p/>
                    <draw:enhanced-geometry svg:viewBox="0 0 21600 21600" draw:mirror-horizontal="false" draw:mirror-vertical="false" draw:type="rectangle" draw:enhanced-path="M 0 0 L 21600 0 21600 21600 0 21600 0 0 Z N"/>
                  </draw:custom-shape>
                  <draw:custom-shape draw:style-name="gr855" draw:text-style-name="P50" draw:layer="layout" svg:width="0.012cm" svg:height="0.008cm" svg:x="4.238cm" svg:y="16.148cm">
                    <text:p/>
                    <draw:enhanced-geometry svg:viewBox="0 0 21600 21600" draw:mirror-horizontal="false" draw:mirror-vertical="false" draw:type="rectangle" draw:enhanced-path="M 0 0 L 21600 0 21600 21600 0 21600 0 0 Z N"/>
                  </draw:custom-shape>
                </draw:g>
                <draw:g>
                  <draw:custom-shape draw:style-name="gr856" draw:text-style-name="P50" draw:layer="layout" svg:width="0.018cm" svg:height="0.01cm" svg:x="4.235cm" svg:y="15.934cm">
                    <text:p/>
                    <draw:enhanced-geometry svg:viewBox="0 0 21600 21600" draw:mirror-horizontal="false" draw:mirror-vertical="false" draw:type="rectangle" draw:enhanced-path="M 0 0 L 21600 0 21600 21600 0 21600 0 0 Z N"/>
                  </draw:custom-shape>
                  <draw:custom-shape draw:style-name="gr857" draw:text-style-name="P50" draw:layer="layout" svg:width="0.012cm" svg:height="0.007cm" svg:x="4.238cm" svg:y="15.935cm">
                    <text:p/>
                    <draw:enhanced-geometry svg:viewBox="0 0 21600 21600" draw:mirror-horizontal="false" draw:mirror-vertical="false" draw:type="rectangle" draw:enhanced-path="M 0 0 L 21600 0 21600 21600 0 21600 0 0 Z N"/>
                  </draw:custom-shape>
                </draw:g>
                <draw:g>
                  <draw:custom-shape draw:style-name="gr858" draw:text-style-name="P50" draw:layer="layout" svg:width="0.018cm" svg:height="0.01cm" svg:x="4.235cm" svg:y="15.964cm">
                    <text:p/>
                    <draw:enhanced-geometry svg:viewBox="0 0 21600 21600" draw:mirror-horizontal="false" draw:mirror-vertical="false" draw:type="rectangle" draw:enhanced-path="M 0 0 L 21600 0 21600 21600 0 21600 0 0 Z N"/>
                  </draw:custom-shape>
                  <draw:custom-shape draw:style-name="gr859" draw:text-style-name="P50" draw:layer="layout" svg:width="0.012cm" svg:height="0.007cm" svg:x="4.238cm" svg:y="15.965cm">
                    <text:p/>
                    <draw:enhanced-geometry svg:viewBox="0 0 21600 21600" draw:mirror-horizontal="false" draw:mirror-vertical="false" draw:type="rectangle" draw:enhanced-path="M 0 0 L 21600 0 21600 21600 0 21600 0 0 Z N"/>
                  </draw:custom-shape>
                </draw:g>
                <draw:g>
                  <draw:custom-shape draw:style-name="gr860" draw:text-style-name="P50" draw:layer="layout" svg:width="0.018cm" svg:height="0.011cm" svg:x="4.235cm" svg:y="15.994cm">
                    <text:p/>
                    <draw:enhanced-geometry svg:viewBox="0 0 21600 21600" draw:mirror-horizontal="false" draw:mirror-vertical="false" draw:type="rectangle" draw:enhanced-path="M 0 0 L 21600 0 21600 21600 0 21600 0 0 Z N"/>
                  </draw:custom-shape>
                  <draw:custom-shape draw:style-name="gr861" draw:text-style-name="P50" draw:layer="layout" svg:width="0.012cm" svg:height="0.007cm" svg:x="4.238cm" svg:y="15.996cm">
                    <text:p/>
                    <draw:enhanced-geometry svg:viewBox="0 0 21600 21600" draw:mirror-horizontal="false" draw:mirror-vertical="false" draw:type="rectangle" draw:enhanced-path="M 0 0 L 21600 0 21600 21600 0 21600 0 0 Z N"/>
                  </draw:custom-shape>
                </draw:g>
                <draw:g>
                  <draw:custom-shape draw:style-name="gr862" draw:text-style-name="P50" draw:layer="layout" svg:width="0.018cm" svg:height="0.01cm" svg:x="4.235cm" svg:y="16.025cm">
                    <text:p/>
                    <draw:enhanced-geometry svg:viewBox="0 0 21600 21600" draw:mirror-horizontal="false" draw:mirror-vertical="false" draw:type="rectangle" draw:enhanced-path="M 0 0 L 21600 0 21600 21600 0 21600 0 0 Z N"/>
                  </draw:custom-shape>
                  <draw:custom-shape draw:style-name="gr863" draw:text-style-name="P50" draw:layer="layout" svg:width="0.012cm" svg:height="0.007cm" svg:x="4.238cm" svg:y="16.027cm">
                    <text:p/>
                    <draw:enhanced-geometry svg:viewBox="0 0 21600 21600" draw:mirror-horizontal="false" draw:mirror-vertical="false" draw:type="rectangle" draw:enhanced-path="M 0 0 L 21600 0 21600 21600 0 21600 0 0 Z N"/>
                  </draw:custom-shape>
                </draw:g>
                <draw:g>
                  <draw:custom-shape draw:style-name="gr864" draw:text-style-name="P50" draw:layer="layout" svg:width="0.018cm" svg:height="0.01cm" svg:x="4.235cm" svg:y="16.056cm">
                    <text:p/>
                    <draw:enhanced-geometry svg:viewBox="0 0 21600 21600" draw:mirror-horizontal="false" draw:mirror-vertical="false" draw:type="rectangle" draw:enhanced-path="M 0 0 L 21600 0 21600 21600 0 21600 0 0 Z N"/>
                  </draw:custom-shape>
                  <draw:custom-shape draw:style-name="gr865" draw:text-style-name="P50" draw:layer="layout" svg:width="0.012cm" svg:height="0.007cm" svg:x="4.238cm" svg:y="16.057cm">
                    <text:p/>
                    <draw:enhanced-geometry svg:viewBox="0 0 21600 21600" draw:mirror-horizontal="false" draw:mirror-vertical="false" draw:type="rectangle" draw:enhanced-path="M 0 0 L 21600 0 21600 21600 0 21600 0 0 Z N"/>
                  </draw:custom-shape>
                </draw:g>
                <draw:g>
                  <draw:custom-shape draw:style-name="gr866" draw:text-style-name="P50" draw:layer="layout" svg:width="0.018cm" svg:height="0.011cm" svg:x="4.235cm" svg:y="16.086cm">
                    <text:p/>
                    <draw:enhanced-geometry svg:viewBox="0 0 21600 21600" draw:mirror-horizontal="false" draw:mirror-vertical="false" draw:type="rectangle" draw:enhanced-path="M 0 0 L 21600 0 21600 21600 0 21600 0 0 Z N"/>
                  </draw:custom-shape>
                  <draw:custom-shape draw:style-name="gr867" draw:text-style-name="P50" draw:layer="layout" svg:width="0.012cm" svg:height="0.007cm" svg:x="4.238cm" svg:y="16.088cm">
                    <text:p/>
                    <draw:enhanced-geometry svg:viewBox="0 0 21600 21600" draw:mirror-horizontal="false" draw:mirror-vertical="false" draw:type="rectangle" draw:enhanced-path="M 0 0 L 21600 0 21600 21600 0 21600 0 0 Z N"/>
                  </draw:custom-shape>
                </draw:g>
                <draw:g>
                  <draw:custom-shape draw:style-name="gr868" draw:text-style-name="P50" draw:layer="layout" svg:width="0.018cm" svg:height="0.01cm" svg:x="4.235cm" svg:y="16.117cm">
                    <text:p/>
                    <draw:enhanced-geometry svg:viewBox="0 0 21600 21600" draw:mirror-horizontal="false" draw:mirror-vertical="false" draw:type="rectangle" draw:enhanced-path="M 0 0 L 21600 0 21600 21600 0 21600 0 0 Z N"/>
                  </draw:custom-shape>
                  <draw:custom-shape draw:style-name="gr869" draw:text-style-name="P50" draw:layer="layout" svg:width="0.012cm" svg:height="0.007cm" svg:x="4.238cm" svg:y="16.118cm">
                    <text:p/>
                    <draw:enhanced-geometry svg:viewBox="0 0 21600 21600" draw:mirror-horizontal="false" draw:mirror-vertical="false" draw:type="rectangle" draw:enhanced-path="M 0 0 L 21600 0 21600 21600 0 21600 0 0 Z N"/>
                  </draw:custom-shape>
                </draw:g>
              </draw:g>
              <draw:g>
                <draw:g>
                  <draw:custom-shape draw:style-name="gr870" draw:text-style-name="P50" draw:layer="layout" svg:width="0.017cm" svg:height="0.009cm" svg:x="4.303cm" svg:y="16.148cm">
                    <text:p/>
                    <draw:enhanced-geometry svg:viewBox="0 0 21600 21600" draw:mirror-horizontal="false" draw:mirror-vertical="false" draw:type="rectangle" draw:enhanced-path="M 0 0 L 21600 0 21600 21600 0 21600 0 0 Z N"/>
                  </draw:custom-shape>
                  <draw:custom-shape draw:style-name="gr871" draw:text-style-name="P50" draw:layer="layout" svg:width="0.013cm" svg:height="0.008cm" svg:x="4.305cm" svg:y="16.148cm">
                    <text:p/>
                    <draw:enhanced-geometry svg:viewBox="0 0 21600 21600" draw:mirror-horizontal="false" draw:mirror-vertical="false" draw:type="rectangle" draw:enhanced-path="M 0 0 L 21600 0 21600 21600 0 21600 0 0 Z N"/>
                  </draw:custom-shape>
                </draw:g>
                <draw:g>
                  <draw:custom-shape draw:style-name="gr872" draw:text-style-name="P50" draw:layer="layout" svg:width="0.017cm" svg:height="0.01cm" svg:x="4.303cm" svg:y="15.934cm">
                    <text:p/>
                    <draw:enhanced-geometry svg:viewBox="0 0 21600 21600" draw:mirror-horizontal="false" draw:mirror-vertical="false" draw:type="rectangle" draw:enhanced-path="M 0 0 L 21600 0 21600 21600 0 21600 0 0 Z N"/>
                  </draw:custom-shape>
                  <draw:custom-shape draw:style-name="gr873" draw:text-style-name="P50" draw:layer="layout" svg:width="0.013cm" svg:height="0.007cm" svg:x="4.305cm" svg:y="15.935cm">
                    <text:p/>
                    <draw:enhanced-geometry svg:viewBox="0 0 21600 21600" draw:mirror-horizontal="false" draw:mirror-vertical="false" draw:type="rectangle" draw:enhanced-path="M 0 0 L 21600 0 21600 21600 0 21600 0 0 Z N"/>
                  </draw:custom-shape>
                </draw:g>
                <draw:g>
                  <draw:custom-shape draw:style-name="gr874" draw:text-style-name="P50" draw:layer="layout" svg:width="0.017cm" svg:height="0.01cm" svg:x="4.303cm" svg:y="15.964cm">
                    <text:p/>
                    <draw:enhanced-geometry svg:viewBox="0 0 21600 21600" draw:mirror-horizontal="false" draw:mirror-vertical="false" draw:type="rectangle" draw:enhanced-path="M 0 0 L 21600 0 21600 21600 0 21600 0 0 Z N"/>
                  </draw:custom-shape>
                  <draw:custom-shape draw:style-name="gr875" draw:text-style-name="P50" draw:layer="layout" svg:width="0.013cm" svg:height="0.007cm" svg:x="4.305cm" svg:y="15.965cm">
                    <text:p/>
                    <draw:enhanced-geometry svg:viewBox="0 0 21600 21600" draw:mirror-horizontal="false" draw:mirror-vertical="false" draw:type="rectangle" draw:enhanced-path="M 0 0 L 21600 0 21600 21600 0 21600 0 0 Z N"/>
                  </draw:custom-shape>
                </draw:g>
                <draw:g>
                  <draw:custom-shape draw:style-name="gr876" draw:text-style-name="P50" draw:layer="layout" svg:width="0.017cm" svg:height="0.011cm" svg:x="4.303cm" svg:y="15.994cm">
                    <text:p/>
                    <draw:enhanced-geometry svg:viewBox="0 0 21600 21600" draw:mirror-horizontal="false" draw:mirror-vertical="false" draw:type="rectangle" draw:enhanced-path="M 0 0 L 21600 0 21600 21600 0 21600 0 0 Z N"/>
                  </draw:custom-shape>
                  <draw:custom-shape draw:style-name="gr877" draw:text-style-name="P50" draw:layer="layout" svg:width="0.013cm" svg:height="0.007cm" svg:x="4.305cm" svg:y="15.996cm">
                    <text:p/>
                    <draw:enhanced-geometry svg:viewBox="0 0 21600 21600" draw:mirror-horizontal="false" draw:mirror-vertical="false" draw:type="rectangle" draw:enhanced-path="M 0 0 L 21600 0 21600 21600 0 21600 0 0 Z N"/>
                  </draw:custom-shape>
                </draw:g>
                <draw:g>
                  <draw:custom-shape draw:style-name="gr878" draw:text-style-name="P50" draw:layer="layout" svg:width="0.017cm" svg:height="0.01cm" svg:x="4.303cm" svg:y="16.025cm">
                    <text:p/>
                    <draw:enhanced-geometry svg:viewBox="0 0 21600 21600" draw:mirror-horizontal="false" draw:mirror-vertical="false" draw:type="rectangle" draw:enhanced-path="M 0 0 L 21600 0 21600 21600 0 21600 0 0 Z N"/>
                  </draw:custom-shape>
                  <draw:custom-shape draw:style-name="gr879" draw:text-style-name="P50" draw:layer="layout" svg:width="0.013cm" svg:height="0.007cm" svg:x="4.305cm" svg:y="16.027cm">
                    <text:p/>
                    <draw:enhanced-geometry svg:viewBox="0 0 21600 21600" draw:mirror-horizontal="false" draw:mirror-vertical="false" draw:type="rectangle" draw:enhanced-path="M 0 0 L 21600 0 21600 21600 0 21600 0 0 Z N"/>
                  </draw:custom-shape>
                </draw:g>
                <draw:g>
                  <draw:custom-shape draw:style-name="gr880" draw:text-style-name="P50" draw:layer="layout" svg:width="0.017cm" svg:height="0.01cm" svg:x="4.303cm" svg:y="16.056cm">
                    <text:p/>
                    <draw:enhanced-geometry svg:viewBox="0 0 21600 21600" draw:mirror-horizontal="false" draw:mirror-vertical="false" draw:type="rectangle" draw:enhanced-path="M 0 0 L 21600 0 21600 21600 0 21600 0 0 Z N"/>
                  </draw:custom-shape>
                  <draw:custom-shape draw:style-name="gr881" draw:text-style-name="P50" draw:layer="layout" svg:width="0.013cm" svg:height="0.007cm" svg:x="4.305cm" svg:y="16.057cm">
                    <text:p/>
                    <draw:enhanced-geometry svg:viewBox="0 0 21600 21600" draw:mirror-horizontal="false" draw:mirror-vertical="false" draw:type="rectangle" draw:enhanced-path="M 0 0 L 21600 0 21600 21600 0 21600 0 0 Z N"/>
                  </draw:custom-shape>
                </draw:g>
                <draw:g>
                  <draw:custom-shape draw:style-name="gr882" draw:text-style-name="P50" draw:layer="layout" svg:width="0.017cm" svg:height="0.011cm" svg:x="4.303cm" svg:y="16.086cm">
                    <text:p/>
                    <draw:enhanced-geometry svg:viewBox="0 0 21600 21600" draw:mirror-horizontal="false" draw:mirror-vertical="false" draw:type="rectangle" draw:enhanced-path="M 0 0 L 21600 0 21600 21600 0 21600 0 0 Z N"/>
                  </draw:custom-shape>
                  <draw:custom-shape draw:style-name="gr883" draw:text-style-name="P50" draw:layer="layout" svg:width="0.013cm" svg:height="0.007cm" svg:x="4.305cm" svg:y="16.088cm">
                    <text:p/>
                    <draw:enhanced-geometry svg:viewBox="0 0 21600 21600" draw:mirror-horizontal="false" draw:mirror-vertical="false" draw:type="rectangle" draw:enhanced-path="M 0 0 L 21600 0 21600 21600 0 21600 0 0 Z N"/>
                  </draw:custom-shape>
                </draw:g>
                <draw:g>
                  <draw:custom-shape draw:style-name="gr884" draw:text-style-name="P50" draw:layer="layout" svg:width="0.017cm" svg:height="0.01cm" svg:x="4.303cm" svg:y="16.117cm">
                    <text:p/>
                    <draw:enhanced-geometry svg:viewBox="0 0 21600 21600" draw:mirror-horizontal="false" draw:mirror-vertical="false" draw:type="rectangle" draw:enhanced-path="M 0 0 L 21600 0 21600 21600 0 21600 0 0 Z N"/>
                  </draw:custom-shape>
                  <draw:custom-shape draw:style-name="gr885" draw:text-style-name="P50" draw:layer="layout" svg:width="0.013cm" svg:height="0.007cm" svg:x="4.305cm" svg:y="16.118cm">
                    <text:p/>
                    <draw:enhanced-geometry svg:viewBox="0 0 21600 21600" draw:mirror-horizontal="false" draw:mirror-vertical="false" draw:type="rectangle" draw:enhanced-path="M 0 0 L 21600 0 21600 21600 0 21600 0 0 Z N"/>
                  </draw:custom-shape>
                </draw:g>
              </draw:g>
            </draw:g>
            <draw:g>
              <draw:custom-shape draw:style-name="gr886" draw:text-style-name="P49" draw:layer="layout" svg:width="0.342cm" svg:height="0.21cm" svg:x="3.1cm" svg:y="16.467cm">
                <text:p/>
                <draw:enhanced-geometry svg:viewBox="0 0 21600 21600" draw:mirror-horizontal="false" draw:mirror-vertical="false" draw:type="rectangle" draw:enhanced-path="M 0 0 L 21600 0 21600 21600 0 21600 0 0 Z N"/>
              </draw:custom-shape>
              <draw:line draw:style-name="gr887" draw:text-style-name="P51" draw:layer="layout" svg:x1="3.153cm" svg:y1="16.466cm" svg:x2="3.153cm" svg:y2="16.678cm">
                <text:p/>
              </draw:line>
              <draw:line draw:style-name="gr888" draw:text-style-name="P51" draw:layer="layout" svg:x1="3.285cm" svg:y1="16.466cm" svg:x2="3.285cm" svg:y2="16.678cm">
                <text:p/>
              </draw:line>
              <draw:custom-shape draw:style-name="gr889" draw:text-style-name="P50" draw:layer="layout" svg:width="0.014cm" svg:height="0.007cm" svg:x="3.205cm" svg:y="16.494cm">
                <text:p/>
                <draw:enhanced-geometry svg:viewBox="0 0 21600 21600" draw:mirror-horizontal="false" draw:mirror-vertical="false" draw:type="rectangle" draw:enhanced-path="M 0 0 L 21600 0 21600 21600 0 21600 0 0 Z N"/>
              </draw:custom-shape>
              <draw:custom-shape draw:style-name="gr890" draw:text-style-name="P50" draw:layer="layout" svg:width="0.027cm" svg:height="0.026cm" svg:x="3.113cm" svg:y="16.625cm">
                <text:p/>
                <draw:enhanced-geometry svg:viewBox="0 0 21600 21600" draw:mirror-horizontal="false" draw:mirror-vertical="false" draw:type="rectangle" draw:enhanced-path="M 0 0 L 21600 0 21600 21600 0 21600 0 0 Z N"/>
              </draw:custom-shape>
              <draw:line draw:style-name="gr891" draw:text-style-name="P51" draw:layer="layout" svg:x1="3.233cm" svg:y1="16.52cm" svg:x2="3.444cm" svg:y2="16.52cm">
                <text:p/>
              </draw:line>
              <draw:line draw:style-name="gr892" draw:text-style-name="P51" draw:layer="layout" svg:x1="3.232cm" svg:y1="16.466cm" svg:x2="3.232cm" svg:y2="16.678cm">
                <text:p/>
              </draw:line>
              <draw:custom-shape draw:style-name="gr893" draw:text-style-name="P50" draw:layer="layout" svg:width="0.014cm" svg:height="0.007cm" svg:x="3.205cm" svg:y="16.539cm">
                <text:p/>
                <draw:enhanced-geometry svg:viewBox="0 0 21600 21600" draw:mirror-horizontal="false" draw:mirror-vertical="false" draw:type="rectangle" draw:enhanced-path="M 0 0 L 21600 0 21600 21600 0 21600 0 0 Z N"/>
              </draw:custom-shape>
              <draw:custom-shape draw:style-name="gr894" draw:text-style-name="P50" draw:layer="layout" svg:width="0.014cm" svg:height="0.007cm" svg:x="3.205cm" svg:y="16.516cm">
                <text:p/>
                <draw:enhanced-geometry svg:viewBox="0 0 21600 21600" draw:mirror-horizontal="false" draw:mirror-vertical="false" draw:type="rectangle" draw:enhanced-path="M 0 0 L 21600 0 21600 21600 0 21600 0 0 Z N"/>
              </draw:custom-shape>
              <draw:g>
                <draw:g>
                  <draw:custom-shape draw:style-name="gr895" draw:text-style-name="P50" draw:layer="layout" svg:width="0.014cm" svg:height="0.007cm" svg:x="3.258cm" svg:y="16.539cm">
                    <text:p/>
                    <draw:enhanced-geometry svg:viewBox="0 0 21600 21600" draw:mirror-horizontal="false" draw:mirror-vertical="false" draw:type="rectangle" draw:enhanced-path="M 0 0 L 21600 0 21600 21600 0 21600 0 0 Z N"/>
                  </draw:custom-shape>
                  <draw:custom-shape draw:style-name="gr896" draw:text-style-name="P50" draw:layer="layout" svg:width="0.01cm" svg:height="0.006cm" svg:x="3.26cm" svg:y="16.539cm">
                    <text:p/>
                    <draw:enhanced-geometry svg:viewBox="0 0 21600 21600" draw:mirror-horizontal="false" draw:mirror-vertical="false" draw:type="rectangle" draw:enhanced-path="M 0 0 L 21600 0 21600 21600 0 21600 0 0 Z N"/>
                  </draw:custom-shape>
                </draw:g>
                <draw:g>
                  <draw:custom-shape draw:style-name="gr897" draw:text-style-name="P50" draw:layer="layout" svg:width="0.014cm" svg:height="0.008cm" svg:x="3.258cm" svg:y="16.562cm">
                    <text:p/>
                    <draw:enhanced-geometry svg:viewBox="0 0 21600 21600" draw:mirror-horizontal="false" draw:mirror-vertical="false" draw:type="rectangle" draw:enhanced-path="M 0 0 L 21600 0 21600 21600 0 21600 0 0 Z N"/>
                  </draw:custom-shape>
                  <draw:custom-shape draw:style-name="gr898" draw:text-style-name="P50" draw:layer="layout" svg:width="0.01cm" svg:height="0.006cm" svg:x="3.26cm" svg:y="16.562cm">
                    <text:p/>
                    <draw:enhanced-geometry svg:viewBox="0 0 21600 21600" draw:mirror-horizontal="false" draw:mirror-vertical="false" draw:type="rectangle" draw:enhanced-path="M 0 0 L 21600 0 21600 21600 0 21600 0 0 Z N"/>
                  </draw:custom-shape>
                </draw:g>
                <draw:g>
                  <draw:custom-shape draw:style-name="gr899" draw:text-style-name="P50" draw:layer="layout" svg:width="0.014cm" svg:height="0.008cm" svg:x="3.258cm" svg:y="16.585cm">
                    <text:p/>
                    <draw:enhanced-geometry svg:viewBox="0 0 21600 21600" draw:mirror-horizontal="false" draw:mirror-vertical="false" draw:type="rectangle" draw:enhanced-path="M 0 0 L 21600 0 21600 21600 0 21600 0 0 Z N"/>
                  </draw:custom-shape>
                  <draw:custom-shape draw:style-name="gr900" draw:text-style-name="P50" draw:layer="layout" svg:width="0.01cm" svg:height="0.005cm" svg:x="3.26cm" svg:y="16.587cm">
                    <text:p/>
                    <draw:enhanced-geometry svg:viewBox="0 0 21600 21600" draw:mirror-horizontal="false" draw:mirror-vertical="false" draw:type="rectangle" draw:enhanced-path="M 0 0 L 21600 0 21600 21600 0 21600 0 0 Z N"/>
                  </draw:custom-shape>
                </draw:g>
                <draw:g>
                  <draw:custom-shape draw:style-name="gr901" draw:text-style-name="P50" draw:layer="layout" svg:width="0.014cm" svg:height="0.007cm" svg:x="3.258cm" svg:y="16.609cm">
                    <text:p/>
                    <draw:enhanced-geometry svg:viewBox="0 0 21600 21600" draw:mirror-horizontal="false" draw:mirror-vertical="false" draw:type="rectangle" draw:enhanced-path="M 0 0 L 21600 0 21600 21600 0 21600 0 0 Z N"/>
                  </draw:custom-shape>
                  <draw:custom-shape draw:style-name="gr902" draw:text-style-name="P50" draw:layer="layout" svg:width="0.01cm" svg:height="0.006cm" svg:x="3.26cm" svg:y="16.61cm">
                    <text:p/>
                    <draw:enhanced-geometry svg:viewBox="0 0 21600 21600" draw:mirror-horizontal="false" draw:mirror-vertical="false" draw:type="rectangle" draw:enhanced-path="M 0 0 L 21600 0 21600 21600 0 21600 0 0 Z N"/>
                  </draw:custom-shape>
                </draw:g>
                <draw:g>
                  <draw:custom-shape draw:style-name="gr903" draw:text-style-name="P50" draw:layer="layout" svg:width="0.014cm" svg:height="0.008cm" svg:x="3.258cm" svg:y="16.633cm">
                    <text:p/>
                    <draw:enhanced-geometry svg:viewBox="0 0 21600 21600" draw:mirror-horizontal="false" draw:mirror-vertical="false" draw:type="rectangle" draw:enhanced-path="M 0 0 L 21600 0 21600 21600 0 21600 0 0 Z N"/>
                  </draw:custom-shape>
                  <draw:custom-shape draw:style-name="gr904" draw:text-style-name="P50" draw:layer="layout" svg:width="0.01cm" svg:height="0.005cm" svg:x="3.26cm" svg:y="16.634cm">
                    <text:p/>
                    <draw:enhanced-geometry svg:viewBox="0 0 21600 21600" draw:mirror-horizontal="false" draw:mirror-vertical="false" draw:type="rectangle" draw:enhanced-path="M 0 0 L 21600 0 21600 21600 0 21600 0 0 Z N"/>
                  </draw:custom-shape>
                </draw:g>
                <draw:g>
                  <draw:custom-shape draw:style-name="gr905" draw:text-style-name="P50" draw:layer="layout" svg:width="0.014cm" svg:height="0.009cm" svg:x="3.258cm" svg:y="16.656cm">
                    <text:p/>
                    <draw:enhanced-geometry svg:viewBox="0 0 21600 21600" draw:mirror-horizontal="false" draw:mirror-vertical="false" draw:type="rectangle" draw:enhanced-path="M 0 0 L 21600 0 21600 21600 0 21600 0 0 Z N"/>
                  </draw:custom-shape>
                  <draw:custom-shape draw:style-name="gr906" draw:text-style-name="P50" draw:layer="layout" svg:width="0.01cm" svg:height="0.006cm" svg:x="3.26cm" svg:y="16.657cm">
                    <text:p/>
                    <draw:enhanced-geometry svg:viewBox="0 0 21600 21600" draw:mirror-horizontal="false" draw:mirror-vertical="false" draw:type="rectangle" draw:enhanced-path="M 0 0 L 21600 0 21600 21600 0 21600 0 0 Z N"/>
                  </draw:custom-shape>
                </draw:g>
              </draw:g>
              <draw:line draw:style-name="gr907" draw:text-style-name="P51" draw:layer="layout" svg:x1="3.337cm" svg:y1="16.466cm" svg:x2="3.337cm" svg:y2="16.678cm">
                <text:p/>
              </draw:line>
              <draw:line draw:style-name="gr908" draw:text-style-name="P51" draw:layer="layout" svg:x1="3.389cm" svg:y1="16.466cm" svg:x2="3.389cm" svg:y2="16.678cm">
                <text:p/>
              </draw:line>
              <draw:g>
                <draw:g>
                  <draw:custom-shape draw:style-name="gr909" draw:text-style-name="P50" draw:layer="layout" svg:width="0.013cm" svg:height="0.007cm" svg:x="3.311cm" svg:y="16.539cm">
                    <text:p/>
                    <draw:enhanced-geometry svg:viewBox="0 0 21600 21600" draw:mirror-horizontal="false" draw:mirror-vertical="false" draw:type="rectangle" draw:enhanced-path="M 0 0 L 21600 0 21600 21600 0 21600 0 0 Z N"/>
                  </draw:custom-shape>
                  <draw:custom-shape draw:style-name="gr910" draw:text-style-name="P50" draw:layer="layout" svg:width="0.011cm" svg:height="0.006cm" svg:x="3.312cm" svg:y="16.539cm">
                    <text:p/>
                    <draw:enhanced-geometry svg:viewBox="0 0 21600 21600" draw:mirror-horizontal="false" draw:mirror-vertical="false" draw:type="rectangle" draw:enhanced-path="M 0 0 L 21600 0 21600 21600 0 21600 0 0 Z N"/>
                  </draw:custom-shape>
                </draw:g>
                <draw:g>
                  <draw:custom-shape draw:style-name="gr911" draw:text-style-name="P50" draw:layer="layout" svg:width="0.013cm" svg:height="0.008cm" svg:x="3.311cm" svg:y="16.562cm">
                    <text:p/>
                    <draw:enhanced-geometry svg:viewBox="0 0 21600 21600" draw:mirror-horizontal="false" draw:mirror-vertical="false" draw:type="rectangle" draw:enhanced-path="M 0 0 L 21600 0 21600 21600 0 21600 0 0 Z N"/>
                  </draw:custom-shape>
                  <draw:custom-shape draw:style-name="gr912" draw:text-style-name="P50" draw:layer="layout" svg:width="0.011cm" svg:height="0.006cm" svg:x="3.312cm" svg:y="16.562cm">
                    <text:p/>
                    <draw:enhanced-geometry svg:viewBox="0 0 21600 21600" draw:mirror-horizontal="false" draw:mirror-vertical="false" draw:type="rectangle" draw:enhanced-path="M 0 0 L 21600 0 21600 21600 0 21600 0 0 Z N"/>
                  </draw:custom-shape>
                </draw:g>
                <draw:g>
                  <draw:custom-shape draw:style-name="gr913" draw:text-style-name="P50" draw:layer="layout" svg:width="0.013cm" svg:height="0.008cm" svg:x="3.311cm" svg:y="16.585cm">
                    <text:p/>
                    <draw:enhanced-geometry svg:viewBox="0 0 21600 21600" draw:mirror-horizontal="false" draw:mirror-vertical="false" draw:type="rectangle" draw:enhanced-path="M 0 0 L 21600 0 21600 21600 0 21600 0 0 Z N"/>
                  </draw:custom-shape>
                  <draw:custom-shape draw:style-name="gr914" draw:text-style-name="P50" draw:layer="layout" svg:width="0.011cm" svg:height="0.005cm" svg:x="3.312cm" svg:y="16.587cm">
                    <text:p/>
                    <draw:enhanced-geometry svg:viewBox="0 0 21600 21600" draw:mirror-horizontal="false" draw:mirror-vertical="false" draw:type="rectangle" draw:enhanced-path="M 0 0 L 21600 0 21600 21600 0 21600 0 0 Z N"/>
                  </draw:custom-shape>
                </draw:g>
                <draw:g>
                  <draw:custom-shape draw:style-name="gr915" draw:text-style-name="P50" draw:layer="layout" svg:width="0.013cm" svg:height="0.007cm" svg:x="3.311cm" svg:y="16.609cm">
                    <text:p/>
                    <draw:enhanced-geometry svg:viewBox="0 0 21600 21600" draw:mirror-horizontal="false" draw:mirror-vertical="false" draw:type="rectangle" draw:enhanced-path="M 0 0 L 21600 0 21600 21600 0 21600 0 0 Z N"/>
                  </draw:custom-shape>
                  <draw:custom-shape draw:style-name="gr916" draw:text-style-name="P50" draw:layer="layout" svg:width="0.011cm" svg:height="0.006cm" svg:x="3.312cm" svg:y="16.61cm">
                    <text:p/>
                    <draw:enhanced-geometry svg:viewBox="0 0 21600 21600" draw:mirror-horizontal="false" draw:mirror-vertical="false" draw:type="rectangle" draw:enhanced-path="M 0 0 L 21600 0 21600 21600 0 21600 0 0 Z N"/>
                  </draw:custom-shape>
                </draw:g>
                <draw:g>
                  <draw:custom-shape draw:style-name="gr917" draw:text-style-name="P50" draw:layer="layout" svg:width="0.013cm" svg:height="0.008cm" svg:x="3.311cm" svg:y="16.633cm">
                    <text:p/>
                    <draw:enhanced-geometry svg:viewBox="0 0 21600 21600" draw:mirror-horizontal="false" draw:mirror-vertical="false" draw:type="rectangle" draw:enhanced-path="M 0 0 L 21600 0 21600 21600 0 21600 0 0 Z N"/>
                  </draw:custom-shape>
                  <draw:custom-shape draw:style-name="gr918" draw:text-style-name="P50" draw:layer="layout" svg:width="0.011cm" svg:height="0.005cm" svg:x="3.312cm" svg:y="16.634cm">
                    <text:p/>
                    <draw:enhanced-geometry svg:viewBox="0 0 21600 21600" draw:mirror-horizontal="false" draw:mirror-vertical="false" draw:type="rectangle" draw:enhanced-path="M 0 0 L 21600 0 21600 21600 0 21600 0 0 Z N"/>
                  </draw:custom-shape>
                </draw:g>
                <draw:g>
                  <draw:custom-shape draw:style-name="gr919" draw:text-style-name="P50" draw:layer="layout" svg:width="0.013cm" svg:height="0.009cm" svg:x="3.311cm" svg:y="16.656cm">
                    <text:p/>
                    <draw:enhanced-geometry svg:viewBox="0 0 21600 21600" draw:mirror-horizontal="false" draw:mirror-vertical="false" draw:type="rectangle" draw:enhanced-path="M 0 0 L 21600 0 21600 21600 0 21600 0 0 Z N"/>
                  </draw:custom-shape>
                  <draw:custom-shape draw:style-name="gr920" draw:text-style-name="P50" draw:layer="layout" svg:width="0.011cm" svg:height="0.006cm" svg:x="3.312cm" svg:y="16.657cm">
                    <text:p/>
                    <draw:enhanced-geometry svg:viewBox="0 0 21600 21600" draw:mirror-horizontal="false" draw:mirror-vertical="false" draw:type="rectangle" draw:enhanced-path="M 0 0 L 21600 0 21600 21600 0 21600 0 0 Z N"/>
                  </draw:custom-shape>
                </draw:g>
              </draw:g>
              <draw:g>
                <draw:g>
                  <draw:custom-shape draw:style-name="gr921" draw:text-style-name="P50" draw:layer="layout" svg:width="0.013cm" svg:height="0.007cm" svg:x="3.363cm" svg:y="16.539cm">
                    <text:p/>
                    <draw:enhanced-geometry svg:viewBox="0 0 21600 21600" draw:mirror-horizontal="false" draw:mirror-vertical="false" draw:type="rectangle" draw:enhanced-path="M 0 0 L 21600 0 21600 21600 0 21600 0 0 Z N"/>
                  </draw:custom-shape>
                  <draw:custom-shape draw:style-name="gr922" draw:text-style-name="P50" draw:layer="layout" svg:width="0.01cm" svg:height="0.006cm" svg:x="3.365cm" svg:y="16.539cm">
                    <text:p/>
                    <draw:enhanced-geometry svg:viewBox="0 0 21600 21600" draw:mirror-horizontal="false" draw:mirror-vertical="false" draw:type="rectangle" draw:enhanced-path="M 0 0 L 21600 0 21600 21600 0 21600 0 0 Z N"/>
                  </draw:custom-shape>
                </draw:g>
                <draw:g>
                  <draw:custom-shape draw:style-name="gr923" draw:text-style-name="P50" draw:layer="layout" svg:width="0.013cm" svg:height="0.008cm" svg:x="3.363cm" svg:y="16.562cm">
                    <text:p/>
                    <draw:enhanced-geometry svg:viewBox="0 0 21600 21600" draw:mirror-horizontal="false" draw:mirror-vertical="false" draw:type="rectangle" draw:enhanced-path="M 0 0 L 21600 0 21600 21600 0 21600 0 0 Z N"/>
                  </draw:custom-shape>
                  <draw:custom-shape draw:style-name="gr924" draw:text-style-name="P50" draw:layer="layout" svg:width="0.01cm" svg:height="0.006cm" svg:x="3.365cm" svg:y="16.562cm">
                    <text:p/>
                    <draw:enhanced-geometry svg:viewBox="0 0 21600 21600" draw:mirror-horizontal="false" draw:mirror-vertical="false" draw:type="rectangle" draw:enhanced-path="M 0 0 L 21600 0 21600 21600 0 21600 0 0 Z N"/>
                  </draw:custom-shape>
                </draw:g>
                <draw:g>
                  <draw:custom-shape draw:style-name="gr925" draw:text-style-name="P50" draw:layer="layout" svg:width="0.013cm" svg:height="0.008cm" svg:x="3.363cm" svg:y="16.585cm">
                    <text:p/>
                    <draw:enhanced-geometry svg:viewBox="0 0 21600 21600" draw:mirror-horizontal="false" draw:mirror-vertical="false" draw:type="rectangle" draw:enhanced-path="M 0 0 L 21600 0 21600 21600 0 21600 0 0 Z N"/>
                  </draw:custom-shape>
                  <draw:custom-shape draw:style-name="gr926" draw:text-style-name="P50" draw:layer="layout" svg:width="0.01cm" svg:height="0.005cm" svg:x="3.365cm" svg:y="16.587cm">
                    <text:p/>
                    <draw:enhanced-geometry svg:viewBox="0 0 21600 21600" draw:mirror-horizontal="false" draw:mirror-vertical="false" draw:type="rectangle" draw:enhanced-path="M 0 0 L 21600 0 21600 21600 0 21600 0 0 Z N"/>
                  </draw:custom-shape>
                </draw:g>
                <draw:g>
                  <draw:custom-shape draw:style-name="gr927" draw:text-style-name="P50" draw:layer="layout" svg:width="0.013cm" svg:height="0.007cm" svg:x="3.363cm" svg:y="16.609cm">
                    <text:p/>
                    <draw:enhanced-geometry svg:viewBox="0 0 21600 21600" draw:mirror-horizontal="false" draw:mirror-vertical="false" draw:type="rectangle" draw:enhanced-path="M 0 0 L 21600 0 21600 21600 0 21600 0 0 Z N"/>
                  </draw:custom-shape>
                  <draw:custom-shape draw:style-name="gr928" draw:text-style-name="P50" draw:layer="layout" svg:width="0.01cm" svg:height="0.006cm" svg:x="3.365cm" svg:y="16.61cm">
                    <text:p/>
                    <draw:enhanced-geometry svg:viewBox="0 0 21600 21600" draw:mirror-horizontal="false" draw:mirror-vertical="false" draw:type="rectangle" draw:enhanced-path="M 0 0 L 21600 0 21600 21600 0 21600 0 0 Z N"/>
                  </draw:custom-shape>
                </draw:g>
                <draw:g>
                  <draw:custom-shape draw:style-name="gr929" draw:text-style-name="P50" draw:layer="layout" svg:width="0.013cm" svg:height="0.008cm" svg:x="3.363cm" svg:y="16.633cm">
                    <text:p/>
                    <draw:enhanced-geometry svg:viewBox="0 0 21600 21600" draw:mirror-horizontal="false" draw:mirror-vertical="false" draw:type="rectangle" draw:enhanced-path="M 0 0 L 21600 0 21600 21600 0 21600 0 0 Z N"/>
                  </draw:custom-shape>
                  <draw:custom-shape draw:style-name="gr930" draw:text-style-name="P50" draw:layer="layout" svg:width="0.01cm" svg:height="0.005cm" svg:x="3.365cm" svg:y="16.634cm">
                    <text:p/>
                    <draw:enhanced-geometry svg:viewBox="0 0 21600 21600" draw:mirror-horizontal="false" draw:mirror-vertical="false" draw:type="rectangle" draw:enhanced-path="M 0 0 L 21600 0 21600 21600 0 21600 0 0 Z N"/>
                  </draw:custom-shape>
                </draw:g>
                <draw:g>
                  <draw:custom-shape draw:style-name="gr931" draw:text-style-name="P50" draw:layer="layout" svg:width="0.013cm" svg:height="0.009cm" svg:x="3.363cm" svg:y="16.656cm">
                    <text:p/>
                    <draw:enhanced-geometry svg:viewBox="0 0 21600 21600" draw:mirror-horizontal="false" draw:mirror-vertical="false" draw:type="rectangle" draw:enhanced-path="M 0 0 L 21600 0 21600 21600 0 21600 0 0 Z N"/>
                  </draw:custom-shape>
                  <draw:custom-shape draw:style-name="gr932" draw:text-style-name="P50" draw:layer="layout" svg:width="0.01cm" svg:height="0.006cm" svg:x="3.365cm" svg:y="16.657cm">
                    <text:p/>
                    <draw:enhanced-geometry svg:viewBox="0 0 21600 21600" draw:mirror-horizontal="false" draw:mirror-vertical="false" draw:type="rectangle" draw:enhanced-path="M 0 0 L 21600 0 21600 21600 0 21600 0 0 Z N"/>
                  </draw:custom-shape>
                </draw:g>
              </draw:g>
              <draw:g>
                <draw:g>
                  <draw:custom-shape draw:style-name="gr933" draw:text-style-name="P50" draw:layer="layout" svg:width="0.013cm" svg:height="0.007cm" svg:x="3.416cm" svg:y="16.539cm">
                    <text:p/>
                    <draw:enhanced-geometry svg:viewBox="0 0 21600 21600" draw:mirror-horizontal="false" draw:mirror-vertical="false" draw:type="rectangle" draw:enhanced-path="M 0 0 L 21600 0 21600 21600 0 21600 0 0 Z N"/>
                  </draw:custom-shape>
                  <draw:custom-shape draw:style-name="gr934" draw:text-style-name="P50" draw:layer="layout" svg:width="0.011cm" svg:height="0.006cm" svg:x="3.417cm" svg:y="16.539cm">
                    <text:p/>
                    <draw:enhanced-geometry svg:viewBox="0 0 21600 21600" draw:mirror-horizontal="false" draw:mirror-vertical="false" draw:type="rectangle" draw:enhanced-path="M 0 0 L 21600 0 21600 21600 0 21600 0 0 Z N"/>
                  </draw:custom-shape>
                </draw:g>
                <draw:g>
                  <draw:custom-shape draw:style-name="gr935" draw:text-style-name="P50" draw:layer="layout" svg:width="0.013cm" svg:height="0.008cm" svg:x="3.416cm" svg:y="16.562cm">
                    <text:p/>
                    <draw:enhanced-geometry svg:viewBox="0 0 21600 21600" draw:mirror-horizontal="false" draw:mirror-vertical="false" draw:type="rectangle" draw:enhanced-path="M 0 0 L 21600 0 21600 21600 0 21600 0 0 Z N"/>
                  </draw:custom-shape>
                  <draw:custom-shape draw:style-name="gr936" draw:text-style-name="P50" draw:layer="layout" svg:width="0.011cm" svg:height="0.006cm" svg:x="3.417cm" svg:y="16.562cm">
                    <text:p/>
                    <draw:enhanced-geometry svg:viewBox="0 0 21600 21600" draw:mirror-horizontal="false" draw:mirror-vertical="false" draw:type="rectangle" draw:enhanced-path="M 0 0 L 21600 0 21600 21600 0 21600 0 0 Z N"/>
                  </draw:custom-shape>
                </draw:g>
                <draw:g>
                  <draw:custom-shape draw:style-name="gr937" draw:text-style-name="P50" draw:layer="layout" svg:width="0.013cm" svg:height="0.008cm" svg:x="3.416cm" svg:y="16.585cm">
                    <text:p/>
                    <draw:enhanced-geometry svg:viewBox="0 0 21600 21600" draw:mirror-horizontal="false" draw:mirror-vertical="false" draw:type="rectangle" draw:enhanced-path="M 0 0 L 21600 0 21600 21600 0 21600 0 0 Z N"/>
                  </draw:custom-shape>
                  <draw:custom-shape draw:style-name="gr938" draw:text-style-name="P50" draw:layer="layout" svg:width="0.011cm" svg:height="0.005cm" svg:x="3.417cm" svg:y="16.587cm">
                    <text:p/>
                    <draw:enhanced-geometry svg:viewBox="0 0 21600 21600" draw:mirror-horizontal="false" draw:mirror-vertical="false" draw:type="rectangle" draw:enhanced-path="M 0 0 L 21600 0 21600 21600 0 21600 0 0 Z N"/>
                  </draw:custom-shape>
                </draw:g>
                <draw:g>
                  <draw:custom-shape draw:style-name="gr939" draw:text-style-name="P50" draw:layer="layout" svg:width="0.013cm" svg:height="0.007cm" svg:x="3.416cm" svg:y="16.609cm">
                    <text:p/>
                    <draw:enhanced-geometry svg:viewBox="0 0 21600 21600" draw:mirror-horizontal="false" draw:mirror-vertical="false" draw:type="rectangle" draw:enhanced-path="M 0 0 L 21600 0 21600 21600 0 21600 0 0 Z N"/>
                  </draw:custom-shape>
                  <draw:custom-shape draw:style-name="gr940" draw:text-style-name="P50" draw:layer="layout" svg:width="0.011cm" svg:height="0.006cm" svg:x="3.417cm" svg:y="16.61cm">
                    <text:p/>
                    <draw:enhanced-geometry svg:viewBox="0 0 21600 21600" draw:mirror-horizontal="false" draw:mirror-vertical="false" draw:type="rectangle" draw:enhanced-path="M 0 0 L 21600 0 21600 21600 0 21600 0 0 Z N"/>
                  </draw:custom-shape>
                </draw:g>
                <draw:g>
                  <draw:custom-shape draw:style-name="gr941" draw:text-style-name="P50" draw:layer="layout" svg:width="0.013cm" svg:height="0.008cm" svg:x="3.416cm" svg:y="16.633cm">
                    <text:p/>
                    <draw:enhanced-geometry svg:viewBox="0 0 21600 21600" draw:mirror-horizontal="false" draw:mirror-vertical="false" draw:type="rectangle" draw:enhanced-path="M 0 0 L 21600 0 21600 21600 0 21600 0 0 Z N"/>
                  </draw:custom-shape>
                  <draw:custom-shape draw:style-name="gr942" draw:text-style-name="P50" draw:layer="layout" svg:width="0.011cm" svg:height="0.005cm" svg:x="3.417cm" svg:y="16.634cm">
                    <text:p/>
                    <draw:enhanced-geometry svg:viewBox="0 0 21600 21600" draw:mirror-horizontal="false" draw:mirror-vertical="false" draw:type="rectangle" draw:enhanced-path="M 0 0 L 21600 0 21600 21600 0 21600 0 0 Z N"/>
                  </draw:custom-shape>
                </draw:g>
                <draw:g>
                  <draw:custom-shape draw:style-name="gr943" draw:text-style-name="P50" draw:layer="layout" svg:width="0.013cm" svg:height="0.009cm" svg:x="3.416cm" svg:y="16.656cm">
                    <text:p/>
                    <draw:enhanced-geometry svg:viewBox="0 0 21600 21600" draw:mirror-horizontal="false" draw:mirror-vertical="false" draw:type="rectangle" draw:enhanced-path="M 0 0 L 21600 0 21600 21600 0 21600 0 0 Z N"/>
                  </draw:custom-shape>
                  <draw:custom-shape draw:style-name="gr944" draw:text-style-name="P50" draw:layer="layout" svg:width="0.011cm" svg:height="0.006cm" svg:x="3.417cm" svg:y="16.657cm">
                    <text:p/>
                    <draw:enhanced-geometry svg:viewBox="0 0 21600 21600" draw:mirror-horizontal="false" draw:mirror-vertical="false" draw:type="rectangle" draw:enhanced-path="M 0 0 L 21600 0 21600 21600 0 21600 0 0 Z N"/>
                  </draw:custom-shape>
                </draw:g>
              </draw:g>
            </draw:g>
            <draw:g>
              <draw:custom-shape draw:style-name="gr945" draw:text-style-name="P49" draw:layer="layout" svg:width="0.5cm" svg:height="0.21cm" svg:x="3.836cm" svg:y="16.467cm">
                <text:p/>
                <draw:enhanced-geometry svg:viewBox="0 0 21600 21600" draw:mirror-horizontal="false" draw:mirror-vertical="false" draw:type="rectangle" draw:enhanced-path="M 0 0 L 21600 0 21600 21600 0 21600 0 0 Z N"/>
              </draw:custom-shape>
              <draw:line draw:style-name="gr946" draw:text-style-name="P51" draw:layer="layout" svg:x1="3.889cm" svg:y1="16.464cm" svg:x2="3.889cm" svg:y2="16.68cm">
                <text:p/>
              </draw:line>
              <draw:line draw:style-name="gr947" draw:text-style-name="P51" draw:layer="layout" svg:x1="4.021cm" svg:y1="16.464cm" svg:x2="4.021cm" svg:y2="16.68cm">
                <text:p/>
              </draw:line>
              <draw:custom-shape draw:style-name="gr948" draw:text-style-name="P50" draw:layer="layout" svg:width="0.014cm" svg:height="0.007cm" svg:x="3.941cm" svg:y="16.494cm">
                <text:p/>
                <draw:enhanced-geometry svg:viewBox="0 0 21600 21600" draw:mirror-horizontal="false" draw:mirror-vertical="false" draw:type="rectangle" draw:enhanced-path="M 0 0 L 21600 0 21600 21600 0 21600 0 0 Z N"/>
              </draw:custom-shape>
              <draw:custom-shape draw:style-name="gr949" draw:text-style-name="P50" draw:layer="layout" svg:width="0.025cm" svg:height="0.026cm" svg:x="3.85cm" svg:y="16.625cm">
                <text:p/>
                <draw:enhanced-geometry svg:viewBox="0 0 21600 21600" draw:mirror-horizontal="false" draw:mirror-vertical="false" draw:type="rectangle" draw:enhanced-path="M 0 0 L 21600 0 21600 21600 0 21600 0 0 Z N"/>
              </draw:custom-shape>
              <draw:line draw:style-name="gr950" draw:text-style-name="P51" draw:layer="layout" svg:x1="3.968cm" svg:y1="16.52cm" svg:x2="4.336cm" svg:y2="16.52cm">
                <text:p/>
              </draw:line>
              <draw:line draw:style-name="gr951" draw:text-style-name="P51" draw:layer="layout" svg:x1="3.968cm" svg:y1="16.464cm" svg:x2="3.968cm" svg:y2="16.68cm">
                <text:p/>
              </draw:line>
              <draw:custom-shape draw:style-name="gr952" draw:text-style-name="P50" draw:layer="layout" svg:width="0.014cm" svg:height="0.007cm" svg:x="3.941cm" svg:y="16.539cm">
                <text:p/>
                <draw:enhanced-geometry svg:viewBox="0 0 21600 21600" draw:mirror-horizontal="false" draw:mirror-vertical="false" draw:type="rectangle" draw:enhanced-path="M 0 0 L 21600 0 21600 21600 0 21600 0 0 Z N"/>
              </draw:custom-shape>
              <draw:custom-shape draw:style-name="gr953" draw:text-style-name="P50" draw:layer="layout" svg:width="0.014cm" svg:height="0.007cm" svg:x="3.941cm" svg:y="16.516cm">
                <text:p/>
                <draw:enhanced-geometry svg:viewBox="0 0 21600 21600" draw:mirror-horizontal="false" draw:mirror-vertical="false" draw:type="rectangle" draw:enhanced-path="M 0 0 L 21600 0 21600 21600 0 21600 0 0 Z N"/>
              </draw:custom-shape>
              <draw:g>
                <draw:g>
                  <draw:custom-shape draw:style-name="gr954" draw:text-style-name="P50" draw:layer="layout" svg:width="0.012cm" svg:height="0.007cm" svg:x="3.995cm" svg:y="16.539cm">
                    <text:p/>
                    <draw:enhanced-geometry svg:viewBox="0 0 21600 21600" draw:mirror-horizontal="false" draw:mirror-vertical="false" draw:type="rectangle" draw:enhanced-path="M 0 0 L 21600 0 21600 21600 0 21600 0 0 Z N"/>
                  </draw:custom-shape>
                  <draw:custom-shape draw:style-name="gr955" draw:text-style-name="P50" draw:layer="layout" svg:width="0.011cm" svg:height="0.006cm" svg:x="3.995cm" svg:y="16.539cm">
                    <text:p/>
                    <draw:enhanced-geometry svg:viewBox="0 0 21600 21600" draw:mirror-horizontal="false" draw:mirror-vertical="false" draw:type="rectangle" draw:enhanced-path="M 0 0 L 21600 0 21600 21600 0 21600 0 0 Z N"/>
                  </draw:custom-shape>
                </draw:g>
                <draw:g>
                  <draw:custom-shape draw:style-name="gr956" draw:text-style-name="P50" draw:layer="layout" svg:width="0.012cm" svg:height="0.008cm" svg:x="3.995cm" svg:y="16.562cm">
                    <text:p/>
                    <draw:enhanced-geometry svg:viewBox="0 0 21600 21600" draw:mirror-horizontal="false" draw:mirror-vertical="false" draw:type="rectangle" draw:enhanced-path="M 0 0 L 21600 0 21600 21600 0 21600 0 0 Z N"/>
                  </draw:custom-shape>
                  <draw:custom-shape draw:style-name="gr957" draw:text-style-name="P50" draw:layer="layout" svg:width="0.011cm" svg:height="0.006cm" svg:x="3.995cm" svg:y="16.562cm">
                    <text:p/>
                    <draw:enhanced-geometry svg:viewBox="0 0 21600 21600" draw:mirror-horizontal="false" draw:mirror-vertical="false" draw:type="rectangle" draw:enhanced-path="M 0 0 L 21600 0 21600 21600 0 21600 0 0 Z N"/>
                  </draw:custom-shape>
                </draw:g>
                <draw:g>
                  <draw:custom-shape draw:style-name="gr958" draw:text-style-name="P50" draw:layer="layout" svg:width="0.012cm" svg:height="0.008cm" svg:x="3.995cm" svg:y="16.585cm">
                    <text:p/>
                    <draw:enhanced-geometry svg:viewBox="0 0 21600 21600" draw:mirror-horizontal="false" draw:mirror-vertical="false" draw:type="rectangle" draw:enhanced-path="M 0 0 L 21600 0 21600 21600 0 21600 0 0 Z N"/>
                  </draw:custom-shape>
                  <draw:custom-shape draw:style-name="gr959" draw:text-style-name="P50" draw:layer="layout" svg:width="0.011cm" svg:height="0.005cm" svg:x="3.995cm" svg:y="16.587cm">
                    <text:p/>
                    <draw:enhanced-geometry svg:viewBox="0 0 21600 21600" draw:mirror-horizontal="false" draw:mirror-vertical="false" draw:type="rectangle" draw:enhanced-path="M 0 0 L 21600 0 21600 21600 0 21600 0 0 Z N"/>
                  </draw:custom-shape>
                </draw:g>
                <draw:g>
                  <draw:custom-shape draw:style-name="gr960" draw:text-style-name="P50" draw:layer="layout" svg:width="0.012cm" svg:height="0.007cm" svg:x="3.995cm" svg:y="16.609cm">
                    <text:p/>
                    <draw:enhanced-geometry svg:viewBox="0 0 21600 21600" draw:mirror-horizontal="false" draw:mirror-vertical="false" draw:type="rectangle" draw:enhanced-path="M 0 0 L 21600 0 21600 21600 0 21600 0 0 Z N"/>
                  </draw:custom-shape>
                  <draw:custom-shape draw:style-name="gr961" draw:text-style-name="P50" draw:layer="layout" svg:width="0.011cm" svg:height="0.006cm" svg:x="3.995cm" svg:y="16.61cm">
                    <text:p/>
                    <draw:enhanced-geometry svg:viewBox="0 0 21600 21600" draw:mirror-horizontal="false" draw:mirror-vertical="false" draw:type="rectangle" draw:enhanced-path="M 0 0 L 21600 0 21600 21600 0 21600 0 0 Z N"/>
                  </draw:custom-shape>
                </draw:g>
                <draw:g>
                  <draw:custom-shape draw:style-name="gr962" draw:text-style-name="P50" draw:layer="layout" svg:width="0.012cm" svg:height="0.008cm" svg:x="3.995cm" svg:y="16.633cm">
                    <text:p/>
                    <draw:enhanced-geometry svg:viewBox="0 0 21600 21600" draw:mirror-horizontal="false" draw:mirror-vertical="false" draw:type="rectangle" draw:enhanced-path="M 0 0 L 21600 0 21600 21600 0 21600 0 0 Z N"/>
                  </draw:custom-shape>
                  <draw:custom-shape draw:style-name="gr963" draw:text-style-name="P50" draw:layer="layout" svg:width="0.011cm" svg:height="0.005cm" svg:x="3.995cm" svg:y="16.634cm">
                    <text:p/>
                    <draw:enhanced-geometry svg:viewBox="0 0 21600 21600" draw:mirror-horizontal="false" draw:mirror-vertical="false" draw:type="rectangle" draw:enhanced-path="M 0 0 L 21600 0 21600 21600 0 21600 0 0 Z N"/>
                  </draw:custom-shape>
                </draw:g>
                <draw:g>
                  <draw:custom-shape draw:style-name="gr964" draw:text-style-name="P50" draw:layer="layout" svg:width="0.012cm" svg:height="0.009cm" svg:x="3.995cm" svg:y="16.656cm">
                    <text:p/>
                    <draw:enhanced-geometry svg:viewBox="0 0 21600 21600" draw:mirror-horizontal="false" draw:mirror-vertical="false" draw:type="rectangle" draw:enhanced-path="M 0 0 L 21600 0 21600 21600 0 21600 0 0 Z N"/>
                  </draw:custom-shape>
                  <draw:custom-shape draw:style-name="gr965" draw:text-style-name="P50" draw:layer="layout" svg:width="0.011cm" svg:height="0.006cm" svg:x="3.995cm" svg:y="16.657cm">
                    <text:p/>
                    <draw:enhanced-geometry svg:viewBox="0 0 21600 21600" draw:mirror-horizontal="false" draw:mirror-vertical="false" draw:type="rectangle" draw:enhanced-path="M 0 0 L 21600 0 21600 21600 0 21600 0 0 Z N"/>
                  </draw:custom-shape>
                </draw:g>
              </draw:g>
              <draw:line draw:style-name="gr966" draw:text-style-name="P51" draw:layer="layout" svg:x1="4.073cm" svg:y1="16.464cm" svg:x2="4.073cm" svg:y2="16.68cm">
                <text:p/>
              </draw:line>
              <draw:line draw:style-name="gr967" draw:text-style-name="P51" draw:layer="layout" svg:x1="4.126cm" svg:y1="16.464cm" svg:x2="4.126cm" svg:y2="16.68cm">
                <text:p/>
              </draw:line>
              <draw:g>
                <draw:g>
                  <draw:custom-shape draw:style-name="gr968" draw:text-style-name="P50" draw:layer="layout" svg:width="0.013cm" svg:height="0.007cm" svg:x="4.047cm" svg:y="16.539cm">
                    <text:p/>
                    <draw:enhanced-geometry svg:viewBox="0 0 21600 21600" draw:mirror-horizontal="false" draw:mirror-vertical="false" draw:type="rectangle" draw:enhanced-path="M 0 0 L 21600 0 21600 21600 0 21600 0 0 Z N"/>
                  </draw:custom-shape>
                  <draw:custom-shape draw:style-name="gr969" draw:text-style-name="P50" draw:layer="layout" svg:width="0.011cm" svg:height="0.006cm" svg:x="4.047cm" svg:y="16.539cm">
                    <text:p/>
                    <draw:enhanced-geometry svg:viewBox="0 0 21600 21600" draw:mirror-horizontal="false" draw:mirror-vertical="false" draw:type="rectangle" draw:enhanced-path="M 0 0 L 21600 0 21600 21600 0 21600 0 0 Z N"/>
                  </draw:custom-shape>
                </draw:g>
                <draw:g>
                  <draw:custom-shape draw:style-name="gr970" draw:text-style-name="P50" draw:layer="layout" svg:width="0.013cm" svg:height="0.008cm" svg:x="4.047cm" svg:y="16.562cm">
                    <text:p/>
                    <draw:enhanced-geometry svg:viewBox="0 0 21600 21600" draw:mirror-horizontal="false" draw:mirror-vertical="false" draw:type="rectangle" draw:enhanced-path="M 0 0 L 21600 0 21600 21600 0 21600 0 0 Z N"/>
                  </draw:custom-shape>
                  <draw:custom-shape draw:style-name="gr971" draw:text-style-name="P50" draw:layer="layout" svg:width="0.011cm" svg:height="0.006cm" svg:x="4.047cm" svg:y="16.562cm">
                    <text:p/>
                    <draw:enhanced-geometry svg:viewBox="0 0 21600 21600" draw:mirror-horizontal="false" draw:mirror-vertical="false" draw:type="rectangle" draw:enhanced-path="M 0 0 L 21600 0 21600 21600 0 21600 0 0 Z N"/>
                  </draw:custom-shape>
                </draw:g>
                <draw:g>
                  <draw:custom-shape draw:style-name="gr972" draw:text-style-name="P50" draw:layer="layout" svg:width="0.013cm" svg:height="0.008cm" svg:x="4.047cm" svg:y="16.585cm">
                    <text:p/>
                    <draw:enhanced-geometry svg:viewBox="0 0 21600 21600" draw:mirror-horizontal="false" draw:mirror-vertical="false" draw:type="rectangle" draw:enhanced-path="M 0 0 L 21600 0 21600 21600 0 21600 0 0 Z N"/>
                  </draw:custom-shape>
                  <draw:custom-shape draw:style-name="gr973" draw:text-style-name="P50" draw:layer="layout" svg:width="0.011cm" svg:height="0.005cm" svg:x="4.047cm" svg:y="16.587cm">
                    <text:p/>
                    <draw:enhanced-geometry svg:viewBox="0 0 21600 21600" draw:mirror-horizontal="false" draw:mirror-vertical="false" draw:type="rectangle" draw:enhanced-path="M 0 0 L 21600 0 21600 21600 0 21600 0 0 Z N"/>
                  </draw:custom-shape>
                </draw:g>
                <draw:g>
                  <draw:custom-shape draw:style-name="gr974" draw:text-style-name="P50" draw:layer="layout" svg:width="0.013cm" svg:height="0.007cm" svg:x="4.047cm" svg:y="16.609cm">
                    <text:p/>
                    <draw:enhanced-geometry svg:viewBox="0 0 21600 21600" draw:mirror-horizontal="false" draw:mirror-vertical="false" draw:type="rectangle" draw:enhanced-path="M 0 0 L 21600 0 21600 21600 0 21600 0 0 Z N"/>
                  </draw:custom-shape>
                  <draw:custom-shape draw:style-name="gr975" draw:text-style-name="P50" draw:layer="layout" svg:width="0.011cm" svg:height="0.006cm" svg:x="4.047cm" svg:y="16.61cm">
                    <text:p/>
                    <draw:enhanced-geometry svg:viewBox="0 0 21600 21600" draw:mirror-horizontal="false" draw:mirror-vertical="false" draw:type="rectangle" draw:enhanced-path="M 0 0 L 21600 0 21600 21600 0 21600 0 0 Z N"/>
                  </draw:custom-shape>
                </draw:g>
                <draw:g>
                  <draw:custom-shape draw:style-name="gr976" draw:text-style-name="P50" draw:layer="layout" svg:width="0.013cm" svg:height="0.008cm" svg:x="4.047cm" svg:y="16.633cm">
                    <text:p/>
                    <draw:enhanced-geometry svg:viewBox="0 0 21600 21600" draw:mirror-horizontal="false" draw:mirror-vertical="false" draw:type="rectangle" draw:enhanced-path="M 0 0 L 21600 0 21600 21600 0 21600 0 0 Z N"/>
                  </draw:custom-shape>
                  <draw:custom-shape draw:style-name="gr977" draw:text-style-name="P50" draw:layer="layout" svg:width="0.011cm" svg:height="0.005cm" svg:x="4.047cm" svg:y="16.634cm">
                    <text:p/>
                    <draw:enhanced-geometry svg:viewBox="0 0 21600 21600" draw:mirror-horizontal="false" draw:mirror-vertical="false" draw:type="rectangle" draw:enhanced-path="M 0 0 L 21600 0 21600 21600 0 21600 0 0 Z N"/>
                  </draw:custom-shape>
                </draw:g>
                <draw:g>
                  <draw:custom-shape draw:style-name="gr978" draw:text-style-name="P50" draw:layer="layout" svg:width="0.013cm" svg:height="0.009cm" svg:x="4.047cm" svg:y="16.656cm">
                    <text:p/>
                    <draw:enhanced-geometry svg:viewBox="0 0 21600 21600" draw:mirror-horizontal="false" draw:mirror-vertical="false" draw:type="rectangle" draw:enhanced-path="M 0 0 L 21600 0 21600 21600 0 21600 0 0 Z N"/>
                  </draw:custom-shape>
                  <draw:custom-shape draw:style-name="gr979" draw:text-style-name="P50" draw:layer="layout" svg:width="0.011cm" svg:height="0.006cm" svg:x="4.047cm" svg:y="16.657cm">
                    <text:p/>
                    <draw:enhanced-geometry svg:viewBox="0 0 21600 21600" draw:mirror-horizontal="false" draw:mirror-vertical="false" draw:type="rectangle" draw:enhanced-path="M 0 0 L 21600 0 21600 21600 0 21600 0 0 Z N"/>
                  </draw:custom-shape>
                </draw:g>
              </draw:g>
              <draw:g>
                <draw:g>
                  <draw:custom-shape draw:style-name="gr980" draw:text-style-name="P50" draw:layer="layout" svg:width="0.013cm" svg:height="0.007cm" svg:x="4.099cm" svg:y="16.539cm">
                    <text:p/>
                    <draw:enhanced-geometry svg:viewBox="0 0 21600 21600" draw:mirror-horizontal="false" draw:mirror-vertical="false" draw:type="rectangle" draw:enhanced-path="M 0 0 L 21600 0 21600 21600 0 21600 0 0 Z N"/>
                  </draw:custom-shape>
                  <draw:custom-shape draw:style-name="gr981" draw:text-style-name="P50" draw:layer="layout" svg:width="0.01cm" svg:height="0.006cm" svg:x="4.1cm" svg:y="16.539cm">
                    <text:p/>
                    <draw:enhanced-geometry svg:viewBox="0 0 21600 21600" draw:mirror-horizontal="false" draw:mirror-vertical="false" draw:type="rectangle" draw:enhanced-path="M 0 0 L 21600 0 21600 21600 0 21600 0 0 Z N"/>
                  </draw:custom-shape>
                </draw:g>
                <draw:g>
                  <draw:custom-shape draw:style-name="gr982" draw:text-style-name="P50" draw:layer="layout" svg:width="0.013cm" svg:height="0.008cm" svg:x="4.099cm" svg:y="16.562cm">
                    <text:p/>
                    <draw:enhanced-geometry svg:viewBox="0 0 21600 21600" draw:mirror-horizontal="false" draw:mirror-vertical="false" draw:type="rectangle" draw:enhanced-path="M 0 0 L 21600 0 21600 21600 0 21600 0 0 Z N"/>
                  </draw:custom-shape>
                  <draw:custom-shape draw:style-name="gr983" draw:text-style-name="P50" draw:layer="layout" svg:width="0.01cm" svg:height="0.006cm" svg:x="4.1cm" svg:y="16.562cm">
                    <text:p/>
                    <draw:enhanced-geometry svg:viewBox="0 0 21600 21600" draw:mirror-horizontal="false" draw:mirror-vertical="false" draw:type="rectangle" draw:enhanced-path="M 0 0 L 21600 0 21600 21600 0 21600 0 0 Z N"/>
                  </draw:custom-shape>
                </draw:g>
                <draw:g>
                  <draw:custom-shape draw:style-name="gr984" draw:text-style-name="P50" draw:layer="layout" svg:width="0.013cm" svg:height="0.008cm" svg:x="4.099cm" svg:y="16.585cm">
                    <text:p/>
                    <draw:enhanced-geometry svg:viewBox="0 0 21600 21600" draw:mirror-horizontal="false" draw:mirror-vertical="false" draw:type="rectangle" draw:enhanced-path="M 0 0 L 21600 0 21600 21600 0 21600 0 0 Z N"/>
                  </draw:custom-shape>
                  <draw:custom-shape draw:style-name="gr985" draw:text-style-name="P50" draw:layer="layout" svg:width="0.01cm" svg:height="0.005cm" svg:x="4.1cm" svg:y="16.587cm">
                    <text:p/>
                    <draw:enhanced-geometry svg:viewBox="0 0 21600 21600" draw:mirror-horizontal="false" draw:mirror-vertical="false" draw:type="rectangle" draw:enhanced-path="M 0 0 L 21600 0 21600 21600 0 21600 0 0 Z N"/>
                  </draw:custom-shape>
                </draw:g>
                <draw:g>
                  <draw:custom-shape draw:style-name="gr986" draw:text-style-name="P50" draw:layer="layout" svg:width="0.013cm" svg:height="0.007cm" svg:x="4.099cm" svg:y="16.609cm">
                    <text:p/>
                    <draw:enhanced-geometry svg:viewBox="0 0 21600 21600" draw:mirror-horizontal="false" draw:mirror-vertical="false" draw:type="rectangle" draw:enhanced-path="M 0 0 L 21600 0 21600 21600 0 21600 0 0 Z N"/>
                  </draw:custom-shape>
                  <draw:custom-shape draw:style-name="gr987" draw:text-style-name="P50" draw:layer="layout" svg:width="0.01cm" svg:height="0.006cm" svg:x="4.1cm" svg:y="16.61cm">
                    <text:p/>
                    <draw:enhanced-geometry svg:viewBox="0 0 21600 21600" draw:mirror-horizontal="false" draw:mirror-vertical="false" draw:type="rectangle" draw:enhanced-path="M 0 0 L 21600 0 21600 21600 0 21600 0 0 Z N"/>
                  </draw:custom-shape>
                </draw:g>
                <draw:g>
                  <draw:custom-shape draw:style-name="gr988" draw:text-style-name="P50" draw:layer="layout" svg:width="0.013cm" svg:height="0.008cm" svg:x="4.099cm" svg:y="16.633cm">
                    <text:p/>
                    <draw:enhanced-geometry svg:viewBox="0 0 21600 21600" draw:mirror-horizontal="false" draw:mirror-vertical="false" draw:type="rectangle" draw:enhanced-path="M 0 0 L 21600 0 21600 21600 0 21600 0 0 Z N"/>
                  </draw:custom-shape>
                  <draw:custom-shape draw:style-name="gr989" draw:text-style-name="P50" draw:layer="layout" svg:width="0.01cm" svg:height="0.005cm" svg:x="4.1cm" svg:y="16.634cm">
                    <text:p/>
                    <draw:enhanced-geometry svg:viewBox="0 0 21600 21600" draw:mirror-horizontal="false" draw:mirror-vertical="false" draw:type="rectangle" draw:enhanced-path="M 0 0 L 21600 0 21600 21600 0 21600 0 0 Z N"/>
                  </draw:custom-shape>
                </draw:g>
                <draw:g>
                  <draw:custom-shape draw:style-name="gr990" draw:text-style-name="P50" draw:layer="layout" svg:width="0.013cm" svg:height="0.009cm" svg:x="4.099cm" svg:y="16.656cm">
                    <text:p/>
                    <draw:enhanced-geometry svg:viewBox="0 0 21600 21600" draw:mirror-horizontal="false" draw:mirror-vertical="false" draw:type="rectangle" draw:enhanced-path="M 0 0 L 21600 0 21600 21600 0 21600 0 0 Z N"/>
                  </draw:custom-shape>
                  <draw:custom-shape draw:style-name="gr991" draw:text-style-name="P50" draw:layer="layout" svg:width="0.01cm" svg:height="0.006cm" svg:x="4.1cm" svg:y="16.657cm">
                    <text:p/>
                    <draw:enhanced-geometry svg:viewBox="0 0 21600 21600" draw:mirror-horizontal="false" draw:mirror-vertical="false" draw:type="rectangle" draw:enhanced-path="M 0 0 L 21600 0 21600 21600 0 21600 0 0 Z N"/>
                  </draw:custom-shape>
                </draw:g>
              </draw:g>
              <draw:g>
                <draw:g>
                  <draw:custom-shape draw:style-name="gr992" draw:text-style-name="P50" draw:layer="layout" svg:width="0.013cm" svg:height="0.007cm" svg:x="4.152cm" svg:y="16.539cm">
                    <text:p/>
                    <draw:enhanced-geometry svg:viewBox="0 0 21600 21600" draw:mirror-horizontal="false" draw:mirror-vertical="false" draw:type="rectangle" draw:enhanced-path="M 0 0 L 21600 0 21600 21600 0 21600 0 0 Z N"/>
                  </draw:custom-shape>
                  <draw:custom-shape draw:style-name="gr993" draw:text-style-name="P50" draw:layer="layout" svg:width="0.01cm" svg:height="0.006cm" svg:x="4.153cm" svg:y="16.539cm">
                    <text:p/>
                    <draw:enhanced-geometry svg:viewBox="0 0 21600 21600" draw:mirror-horizontal="false" draw:mirror-vertical="false" draw:type="rectangle" draw:enhanced-path="M 0 0 L 21600 0 21600 21600 0 21600 0 0 Z N"/>
                  </draw:custom-shape>
                </draw:g>
                <draw:g>
                  <draw:custom-shape draw:style-name="gr994" draw:text-style-name="P50" draw:layer="layout" svg:width="0.013cm" svg:height="0.008cm" svg:x="4.152cm" svg:y="16.562cm">
                    <text:p/>
                    <draw:enhanced-geometry svg:viewBox="0 0 21600 21600" draw:mirror-horizontal="false" draw:mirror-vertical="false" draw:type="rectangle" draw:enhanced-path="M 0 0 L 21600 0 21600 21600 0 21600 0 0 Z N"/>
                  </draw:custom-shape>
                  <draw:custom-shape draw:style-name="gr995" draw:text-style-name="P50" draw:layer="layout" svg:width="0.01cm" svg:height="0.006cm" svg:x="4.153cm" svg:y="16.562cm">
                    <text:p/>
                    <draw:enhanced-geometry svg:viewBox="0 0 21600 21600" draw:mirror-horizontal="false" draw:mirror-vertical="false" draw:type="rectangle" draw:enhanced-path="M 0 0 L 21600 0 21600 21600 0 21600 0 0 Z N"/>
                  </draw:custom-shape>
                </draw:g>
                <draw:g>
                  <draw:custom-shape draw:style-name="gr996" draw:text-style-name="P50" draw:layer="layout" svg:width="0.013cm" svg:height="0.008cm" svg:x="4.152cm" svg:y="16.585cm">
                    <text:p/>
                    <draw:enhanced-geometry svg:viewBox="0 0 21600 21600" draw:mirror-horizontal="false" draw:mirror-vertical="false" draw:type="rectangle" draw:enhanced-path="M 0 0 L 21600 0 21600 21600 0 21600 0 0 Z N"/>
                  </draw:custom-shape>
                  <draw:custom-shape draw:style-name="gr997" draw:text-style-name="P50" draw:layer="layout" svg:width="0.01cm" svg:height="0.005cm" svg:x="4.153cm" svg:y="16.587cm">
                    <text:p/>
                    <draw:enhanced-geometry svg:viewBox="0 0 21600 21600" draw:mirror-horizontal="false" draw:mirror-vertical="false" draw:type="rectangle" draw:enhanced-path="M 0 0 L 21600 0 21600 21600 0 21600 0 0 Z N"/>
                  </draw:custom-shape>
                </draw:g>
                <draw:g>
                  <draw:custom-shape draw:style-name="gr998" draw:text-style-name="P50" draw:layer="layout" svg:width="0.013cm" svg:height="0.007cm" svg:x="4.152cm" svg:y="16.609cm">
                    <text:p/>
                    <draw:enhanced-geometry svg:viewBox="0 0 21600 21600" draw:mirror-horizontal="false" draw:mirror-vertical="false" draw:type="rectangle" draw:enhanced-path="M 0 0 L 21600 0 21600 21600 0 21600 0 0 Z N"/>
                  </draw:custom-shape>
                  <draw:custom-shape draw:style-name="gr999" draw:text-style-name="P50" draw:layer="layout" svg:width="0.01cm" svg:height="0.006cm" svg:x="4.153cm" svg:y="16.61cm">
                    <text:p/>
                    <draw:enhanced-geometry svg:viewBox="0 0 21600 21600" draw:mirror-horizontal="false" draw:mirror-vertical="false" draw:type="rectangle" draw:enhanced-path="M 0 0 L 21600 0 21600 21600 0 21600 0 0 Z N"/>
                  </draw:custom-shape>
                </draw:g>
                <draw:g>
                  <draw:custom-shape draw:style-name="gr1000" draw:text-style-name="P50" draw:layer="layout" svg:width="0.013cm" svg:height="0.008cm" svg:x="4.152cm" svg:y="16.633cm">
                    <text:p/>
                    <draw:enhanced-geometry svg:viewBox="0 0 21600 21600" draw:mirror-horizontal="false" draw:mirror-vertical="false" draw:type="rectangle" draw:enhanced-path="M 0 0 L 21600 0 21600 21600 0 21600 0 0 Z N"/>
                  </draw:custom-shape>
                  <draw:custom-shape draw:style-name="gr1001" draw:text-style-name="P50" draw:layer="layout" svg:width="0.01cm" svg:height="0.005cm" svg:x="4.153cm" svg:y="16.634cm">
                    <text:p/>
                    <draw:enhanced-geometry svg:viewBox="0 0 21600 21600" draw:mirror-horizontal="false" draw:mirror-vertical="false" draw:type="rectangle" draw:enhanced-path="M 0 0 L 21600 0 21600 21600 0 21600 0 0 Z N"/>
                  </draw:custom-shape>
                </draw:g>
                <draw:g>
                  <draw:custom-shape draw:style-name="gr1002" draw:text-style-name="P50" draw:layer="layout" svg:width="0.013cm" svg:height="0.009cm" svg:x="4.152cm" svg:y="16.656cm">
                    <text:p/>
                    <draw:enhanced-geometry svg:viewBox="0 0 21600 21600" draw:mirror-horizontal="false" draw:mirror-vertical="false" draw:type="rectangle" draw:enhanced-path="M 0 0 L 21600 0 21600 21600 0 21600 0 0 Z N"/>
                  </draw:custom-shape>
                  <draw:custom-shape draw:style-name="gr1003" draw:text-style-name="P50" draw:layer="layout" svg:width="0.01cm" svg:height="0.006cm" svg:x="4.153cm" svg:y="16.657cm">
                    <text:p/>
                    <draw:enhanced-geometry svg:viewBox="0 0 21600 21600" draw:mirror-horizontal="false" draw:mirror-vertical="false" draw:type="rectangle" draw:enhanced-path="M 0 0 L 21600 0 21600 21600 0 21600 0 0 Z N"/>
                  </draw:custom-shape>
                </draw:g>
              </draw:g>
              <draw:line draw:style-name="gr1004" draw:text-style-name="P51" draw:layer="layout" svg:x1="4.178cm" svg:y1="16.464cm" svg:x2="4.178cm" svg:y2="16.68cm">
                <text:p/>
              </draw:line>
              <draw:g>
                <draw:g>
                  <draw:custom-shape draw:style-name="gr1005" draw:text-style-name="P50" draw:layer="layout" svg:width="0.013cm" svg:height="0.007cm" svg:x="4.204cm" svg:y="16.539cm">
                    <text:p/>
                    <draw:enhanced-geometry svg:viewBox="0 0 21600 21600" draw:mirror-horizontal="false" draw:mirror-vertical="false" draw:type="rectangle" draw:enhanced-path="M 0 0 L 21600 0 21600 21600 0 21600 0 0 Z N"/>
                  </draw:custom-shape>
                  <draw:custom-shape draw:style-name="gr1006" draw:text-style-name="P50" draw:layer="layout" svg:width="0.01cm" svg:height="0.006cm" svg:x="4.206cm" svg:y="16.539cm">
                    <text:p/>
                    <draw:enhanced-geometry svg:viewBox="0 0 21600 21600" draw:mirror-horizontal="false" draw:mirror-vertical="false" draw:type="rectangle" draw:enhanced-path="M 0 0 L 21600 0 21600 21600 0 21600 0 0 Z N"/>
                  </draw:custom-shape>
                </draw:g>
                <draw:g>
                  <draw:custom-shape draw:style-name="gr1007" draw:text-style-name="P50" draw:layer="layout" svg:width="0.013cm" svg:height="0.008cm" svg:x="4.204cm" svg:y="16.562cm">
                    <text:p/>
                    <draw:enhanced-geometry svg:viewBox="0 0 21600 21600" draw:mirror-horizontal="false" draw:mirror-vertical="false" draw:type="rectangle" draw:enhanced-path="M 0 0 L 21600 0 21600 21600 0 21600 0 0 Z N"/>
                  </draw:custom-shape>
                  <draw:custom-shape draw:style-name="gr1008" draw:text-style-name="P50" draw:layer="layout" svg:width="0.01cm" svg:height="0.006cm" svg:x="4.206cm" svg:y="16.562cm">
                    <text:p/>
                    <draw:enhanced-geometry svg:viewBox="0 0 21600 21600" draw:mirror-horizontal="false" draw:mirror-vertical="false" draw:type="rectangle" draw:enhanced-path="M 0 0 L 21600 0 21600 21600 0 21600 0 0 Z N"/>
                  </draw:custom-shape>
                </draw:g>
                <draw:g>
                  <draw:custom-shape draw:style-name="gr1009" draw:text-style-name="P50" draw:layer="layout" svg:width="0.013cm" svg:height="0.008cm" svg:x="4.204cm" svg:y="16.585cm">
                    <text:p/>
                    <draw:enhanced-geometry svg:viewBox="0 0 21600 21600" draw:mirror-horizontal="false" draw:mirror-vertical="false" draw:type="rectangle" draw:enhanced-path="M 0 0 L 21600 0 21600 21600 0 21600 0 0 Z N"/>
                  </draw:custom-shape>
                  <draw:custom-shape draw:style-name="gr1010" draw:text-style-name="P50" draw:layer="layout" svg:width="0.01cm" svg:height="0.005cm" svg:x="4.206cm" svg:y="16.587cm">
                    <text:p/>
                    <draw:enhanced-geometry svg:viewBox="0 0 21600 21600" draw:mirror-horizontal="false" draw:mirror-vertical="false" draw:type="rectangle" draw:enhanced-path="M 0 0 L 21600 0 21600 21600 0 21600 0 0 Z N"/>
                  </draw:custom-shape>
                </draw:g>
                <draw:g>
                  <draw:custom-shape draw:style-name="gr1011" draw:text-style-name="P50" draw:layer="layout" svg:width="0.013cm" svg:height="0.007cm" svg:x="4.204cm" svg:y="16.609cm">
                    <text:p/>
                    <draw:enhanced-geometry svg:viewBox="0 0 21600 21600" draw:mirror-horizontal="false" draw:mirror-vertical="false" draw:type="rectangle" draw:enhanced-path="M 0 0 L 21600 0 21600 21600 0 21600 0 0 Z N"/>
                  </draw:custom-shape>
                  <draw:custom-shape draw:style-name="gr1012" draw:text-style-name="P50" draw:layer="layout" svg:width="0.01cm" svg:height="0.006cm" svg:x="4.206cm" svg:y="16.61cm">
                    <text:p/>
                    <draw:enhanced-geometry svg:viewBox="0 0 21600 21600" draw:mirror-horizontal="false" draw:mirror-vertical="false" draw:type="rectangle" draw:enhanced-path="M 0 0 L 21600 0 21600 21600 0 21600 0 0 Z N"/>
                  </draw:custom-shape>
                </draw:g>
                <draw:g>
                  <draw:custom-shape draw:style-name="gr1013" draw:text-style-name="P50" draw:layer="layout" svg:width="0.013cm" svg:height="0.008cm" svg:x="4.204cm" svg:y="16.633cm">
                    <text:p/>
                    <draw:enhanced-geometry svg:viewBox="0 0 21600 21600" draw:mirror-horizontal="false" draw:mirror-vertical="false" draw:type="rectangle" draw:enhanced-path="M 0 0 L 21600 0 21600 21600 0 21600 0 0 Z N"/>
                  </draw:custom-shape>
                  <draw:custom-shape draw:style-name="gr1014" draw:text-style-name="P50" draw:layer="layout" svg:width="0.01cm" svg:height="0.005cm" svg:x="4.206cm" svg:y="16.634cm">
                    <text:p/>
                    <draw:enhanced-geometry svg:viewBox="0 0 21600 21600" draw:mirror-horizontal="false" draw:mirror-vertical="false" draw:type="rectangle" draw:enhanced-path="M 0 0 L 21600 0 21600 21600 0 21600 0 0 Z N"/>
                  </draw:custom-shape>
                </draw:g>
                <draw:g>
                  <draw:custom-shape draw:style-name="gr1015" draw:text-style-name="P50" draw:layer="layout" svg:width="0.013cm" svg:height="0.009cm" svg:x="4.204cm" svg:y="16.656cm">
                    <text:p/>
                    <draw:enhanced-geometry svg:viewBox="0 0 21600 21600" draw:mirror-horizontal="false" draw:mirror-vertical="false" draw:type="rectangle" draw:enhanced-path="M 0 0 L 21600 0 21600 21600 0 21600 0 0 Z N"/>
                  </draw:custom-shape>
                  <draw:custom-shape draw:style-name="gr1016" draw:text-style-name="P50" draw:layer="layout" svg:width="0.01cm" svg:height="0.006cm" svg:x="4.206cm" svg:y="16.657cm">
                    <text:p/>
                    <draw:enhanced-geometry svg:viewBox="0 0 21600 21600" draw:mirror-horizontal="false" draw:mirror-vertical="false" draw:type="rectangle" draw:enhanced-path="M 0 0 L 21600 0 21600 21600 0 21600 0 0 Z N"/>
                  </draw:custom-shape>
                </draw:g>
              </draw:g>
              <draw:line draw:style-name="gr1017" draw:text-style-name="P51" draw:layer="layout" svg:x1="4.231cm" svg:y1="16.464cm" svg:x2="4.231cm" svg:y2="16.68cm">
                <text:p/>
              </draw:line>
              <draw:g>
                <draw:g>
                  <draw:custom-shape draw:style-name="gr1018" draw:text-style-name="P50" draw:layer="layout" svg:width="0.013cm" svg:height="0.007cm" svg:x="4.257cm" svg:y="16.539cm">
                    <text:p/>
                    <draw:enhanced-geometry svg:viewBox="0 0 21600 21600" draw:mirror-horizontal="false" draw:mirror-vertical="false" draw:type="rectangle" draw:enhanced-path="M 0 0 L 21600 0 21600 21600 0 21600 0 0 Z N"/>
                  </draw:custom-shape>
                  <draw:custom-shape draw:style-name="gr1019" draw:text-style-name="P50" draw:layer="layout" svg:width="0.011cm" svg:height="0.006cm" svg:x="4.258cm" svg:y="16.539cm">
                    <text:p/>
                    <draw:enhanced-geometry svg:viewBox="0 0 21600 21600" draw:mirror-horizontal="false" draw:mirror-vertical="false" draw:type="rectangle" draw:enhanced-path="M 0 0 L 21600 0 21600 21600 0 21600 0 0 Z N"/>
                  </draw:custom-shape>
                </draw:g>
                <draw:g>
                  <draw:custom-shape draw:style-name="gr1020" draw:text-style-name="P50" draw:layer="layout" svg:width="0.013cm" svg:height="0.008cm" svg:x="4.257cm" svg:y="16.562cm">
                    <text:p/>
                    <draw:enhanced-geometry svg:viewBox="0 0 21600 21600" draw:mirror-horizontal="false" draw:mirror-vertical="false" draw:type="rectangle" draw:enhanced-path="M 0 0 L 21600 0 21600 21600 0 21600 0 0 Z N"/>
                  </draw:custom-shape>
                  <draw:custom-shape draw:style-name="gr1021" draw:text-style-name="P50" draw:layer="layout" svg:width="0.011cm" svg:height="0.006cm" svg:x="4.258cm" svg:y="16.562cm">
                    <text:p/>
                    <draw:enhanced-geometry svg:viewBox="0 0 21600 21600" draw:mirror-horizontal="false" draw:mirror-vertical="false" draw:type="rectangle" draw:enhanced-path="M 0 0 L 21600 0 21600 21600 0 21600 0 0 Z N"/>
                  </draw:custom-shape>
                </draw:g>
                <draw:g>
                  <draw:custom-shape draw:style-name="gr1022" draw:text-style-name="P50" draw:layer="layout" svg:width="0.013cm" svg:height="0.008cm" svg:x="4.257cm" svg:y="16.585cm">
                    <text:p/>
                    <draw:enhanced-geometry svg:viewBox="0 0 21600 21600" draw:mirror-horizontal="false" draw:mirror-vertical="false" draw:type="rectangle" draw:enhanced-path="M 0 0 L 21600 0 21600 21600 0 21600 0 0 Z N"/>
                  </draw:custom-shape>
                  <draw:custom-shape draw:style-name="gr1023" draw:text-style-name="P50" draw:layer="layout" svg:width="0.011cm" svg:height="0.005cm" svg:x="4.258cm" svg:y="16.587cm">
                    <text:p/>
                    <draw:enhanced-geometry svg:viewBox="0 0 21600 21600" draw:mirror-horizontal="false" draw:mirror-vertical="false" draw:type="rectangle" draw:enhanced-path="M 0 0 L 21600 0 21600 21600 0 21600 0 0 Z N"/>
                  </draw:custom-shape>
                </draw:g>
                <draw:g>
                  <draw:custom-shape draw:style-name="gr1024" draw:text-style-name="P50" draw:layer="layout" svg:width="0.013cm" svg:height="0.007cm" svg:x="4.257cm" svg:y="16.609cm">
                    <text:p/>
                    <draw:enhanced-geometry svg:viewBox="0 0 21600 21600" draw:mirror-horizontal="false" draw:mirror-vertical="false" draw:type="rectangle" draw:enhanced-path="M 0 0 L 21600 0 21600 21600 0 21600 0 0 Z N"/>
                  </draw:custom-shape>
                  <draw:custom-shape draw:style-name="gr1025" draw:text-style-name="P50" draw:layer="layout" svg:width="0.011cm" svg:height="0.006cm" svg:x="4.258cm" svg:y="16.61cm">
                    <text:p/>
                    <draw:enhanced-geometry svg:viewBox="0 0 21600 21600" draw:mirror-horizontal="false" draw:mirror-vertical="false" draw:type="rectangle" draw:enhanced-path="M 0 0 L 21600 0 21600 21600 0 21600 0 0 Z N"/>
                  </draw:custom-shape>
                </draw:g>
                <draw:g>
                  <draw:custom-shape draw:style-name="gr1026" draw:text-style-name="P50" draw:layer="layout" svg:width="0.013cm" svg:height="0.008cm" svg:x="4.257cm" svg:y="16.633cm">
                    <text:p/>
                    <draw:enhanced-geometry svg:viewBox="0 0 21600 21600" draw:mirror-horizontal="false" draw:mirror-vertical="false" draw:type="rectangle" draw:enhanced-path="M 0 0 L 21600 0 21600 21600 0 21600 0 0 Z N"/>
                  </draw:custom-shape>
                  <draw:custom-shape draw:style-name="gr1027" draw:text-style-name="P50" draw:layer="layout" svg:width="0.011cm" svg:height="0.005cm" svg:x="4.258cm" svg:y="16.634cm">
                    <text:p/>
                    <draw:enhanced-geometry svg:viewBox="0 0 21600 21600" draw:mirror-horizontal="false" draw:mirror-vertical="false" draw:type="rectangle" draw:enhanced-path="M 0 0 L 21600 0 21600 21600 0 21600 0 0 Z N"/>
                  </draw:custom-shape>
                </draw:g>
                <draw:g>
                  <draw:custom-shape draw:style-name="gr1028" draw:text-style-name="P50" draw:layer="layout" svg:width="0.013cm" svg:height="0.009cm" svg:x="4.257cm" svg:y="16.656cm">
                    <text:p/>
                    <draw:enhanced-geometry svg:viewBox="0 0 21600 21600" draw:mirror-horizontal="false" draw:mirror-vertical="false" draw:type="rectangle" draw:enhanced-path="M 0 0 L 21600 0 21600 21600 0 21600 0 0 Z N"/>
                  </draw:custom-shape>
                  <draw:custom-shape draw:style-name="gr1029" draw:text-style-name="P50" draw:layer="layout" svg:width="0.011cm" svg:height="0.006cm" svg:x="4.258cm" svg:y="16.657cm">
                    <text:p/>
                    <draw:enhanced-geometry svg:viewBox="0 0 21600 21600" draw:mirror-horizontal="false" draw:mirror-vertical="false" draw:type="rectangle" draw:enhanced-path="M 0 0 L 21600 0 21600 21600 0 21600 0 0 Z N"/>
                  </draw:custom-shape>
                </draw:g>
              </draw:g>
              <draw:line draw:style-name="gr1030" draw:text-style-name="P51" draw:layer="layout" svg:x1="4.283cm" svg:y1="16.464cm" svg:x2="4.283cm" svg:y2="16.68cm">
                <text:p/>
              </draw:line>
              <draw:g>
                <draw:g>
                  <draw:custom-shape draw:style-name="gr1031" draw:text-style-name="P50" draw:layer="layout" svg:width="0.014cm" svg:height="0.007cm" svg:x="4.309cm" svg:y="16.539cm">
                    <text:p/>
                    <draw:enhanced-geometry svg:viewBox="0 0 21600 21600" draw:mirror-horizontal="false" draw:mirror-vertical="false" draw:type="rectangle" draw:enhanced-path="M 0 0 L 21600 0 21600 21600 0 21600 0 0 Z N"/>
                  </draw:custom-shape>
                  <draw:custom-shape draw:style-name="gr1032" draw:text-style-name="P50" draw:layer="layout" svg:width="0.01cm" svg:height="0.006cm" svg:x="4.311cm" svg:y="16.539cm">
                    <text:p/>
                    <draw:enhanced-geometry svg:viewBox="0 0 21600 21600" draw:mirror-horizontal="false" draw:mirror-vertical="false" draw:type="rectangle" draw:enhanced-path="M 0 0 L 21600 0 21600 21600 0 21600 0 0 Z N"/>
                  </draw:custom-shape>
                </draw:g>
                <draw:g>
                  <draw:custom-shape draw:style-name="gr1033" draw:text-style-name="P50" draw:layer="layout" svg:width="0.014cm" svg:height="0.008cm" svg:x="4.309cm" svg:y="16.562cm">
                    <text:p/>
                    <draw:enhanced-geometry svg:viewBox="0 0 21600 21600" draw:mirror-horizontal="false" draw:mirror-vertical="false" draw:type="rectangle" draw:enhanced-path="M 0 0 L 21600 0 21600 21600 0 21600 0 0 Z N"/>
                  </draw:custom-shape>
                  <draw:custom-shape draw:style-name="gr1034" draw:text-style-name="P50" draw:layer="layout" svg:width="0.01cm" svg:height="0.006cm" svg:x="4.311cm" svg:y="16.562cm">
                    <text:p/>
                    <draw:enhanced-geometry svg:viewBox="0 0 21600 21600" draw:mirror-horizontal="false" draw:mirror-vertical="false" draw:type="rectangle" draw:enhanced-path="M 0 0 L 21600 0 21600 21600 0 21600 0 0 Z N"/>
                  </draw:custom-shape>
                </draw:g>
                <draw:g>
                  <draw:custom-shape draw:style-name="gr1035" draw:text-style-name="P50" draw:layer="layout" svg:width="0.014cm" svg:height="0.008cm" svg:x="4.309cm" svg:y="16.585cm">
                    <text:p/>
                    <draw:enhanced-geometry svg:viewBox="0 0 21600 21600" draw:mirror-horizontal="false" draw:mirror-vertical="false" draw:type="rectangle" draw:enhanced-path="M 0 0 L 21600 0 21600 21600 0 21600 0 0 Z N"/>
                  </draw:custom-shape>
                  <draw:custom-shape draw:style-name="gr1036" draw:text-style-name="P50" draw:layer="layout" svg:width="0.01cm" svg:height="0.005cm" svg:x="4.311cm" svg:y="16.587cm">
                    <text:p/>
                    <draw:enhanced-geometry svg:viewBox="0 0 21600 21600" draw:mirror-horizontal="false" draw:mirror-vertical="false" draw:type="rectangle" draw:enhanced-path="M 0 0 L 21600 0 21600 21600 0 21600 0 0 Z N"/>
                  </draw:custom-shape>
                </draw:g>
                <draw:g>
                  <draw:custom-shape draw:style-name="gr1037" draw:text-style-name="P50" draw:layer="layout" svg:width="0.014cm" svg:height="0.007cm" svg:x="4.309cm" svg:y="16.609cm">
                    <text:p/>
                    <draw:enhanced-geometry svg:viewBox="0 0 21600 21600" draw:mirror-horizontal="false" draw:mirror-vertical="false" draw:type="rectangle" draw:enhanced-path="M 0 0 L 21600 0 21600 21600 0 21600 0 0 Z N"/>
                  </draw:custom-shape>
                  <draw:custom-shape draw:style-name="gr1038" draw:text-style-name="P50" draw:layer="layout" svg:width="0.01cm" svg:height="0.006cm" svg:x="4.311cm" svg:y="16.61cm">
                    <text:p/>
                    <draw:enhanced-geometry svg:viewBox="0 0 21600 21600" draw:mirror-horizontal="false" draw:mirror-vertical="false" draw:type="rectangle" draw:enhanced-path="M 0 0 L 21600 0 21600 21600 0 21600 0 0 Z N"/>
                  </draw:custom-shape>
                </draw:g>
                <draw:g>
                  <draw:custom-shape draw:style-name="gr1039" draw:text-style-name="P50" draw:layer="layout" svg:width="0.014cm" svg:height="0.008cm" svg:x="4.309cm" svg:y="16.633cm">
                    <text:p/>
                    <draw:enhanced-geometry svg:viewBox="0 0 21600 21600" draw:mirror-horizontal="false" draw:mirror-vertical="false" draw:type="rectangle" draw:enhanced-path="M 0 0 L 21600 0 21600 21600 0 21600 0 0 Z N"/>
                  </draw:custom-shape>
                  <draw:custom-shape draw:style-name="gr1040" draw:text-style-name="P50" draw:layer="layout" svg:width="0.01cm" svg:height="0.005cm" svg:x="4.311cm" svg:y="16.634cm">
                    <text:p/>
                    <draw:enhanced-geometry svg:viewBox="0 0 21600 21600" draw:mirror-horizontal="false" draw:mirror-vertical="false" draw:type="rectangle" draw:enhanced-path="M 0 0 L 21600 0 21600 21600 0 21600 0 0 Z N"/>
                  </draw:custom-shape>
                </draw:g>
                <draw:g>
                  <draw:custom-shape draw:style-name="gr1041" draw:text-style-name="P50" draw:layer="layout" svg:width="0.014cm" svg:height="0.009cm" svg:x="4.309cm" svg:y="16.656cm">
                    <text:p/>
                    <draw:enhanced-geometry svg:viewBox="0 0 21600 21600" draw:mirror-horizontal="false" draw:mirror-vertical="false" draw:type="rectangle" draw:enhanced-path="M 0 0 L 21600 0 21600 21600 0 21600 0 0 Z N"/>
                  </draw:custom-shape>
                  <draw:custom-shape draw:style-name="gr1042" draw:text-style-name="P50" draw:layer="layout" svg:width="0.01cm" svg:height="0.006cm" svg:x="4.311cm" svg:y="16.657cm">
                    <text:p/>
                    <draw:enhanced-geometry svg:viewBox="0 0 21600 21600" draw:mirror-horizontal="false" draw:mirror-vertical="false" draw:type="rectangle" draw:enhanced-path="M 0 0 L 21600 0 21600 21600 0 21600 0 0 Z N"/>
                  </draw:custom-shape>
                </draw:g>
              </draw:g>
            </draw:g>
          </draw:g>
          <draw:g>
            <draw:custom-shape draw:style-name="gr1043" draw:text-style-name="P49" draw:layer="layout" svg:width="0.476cm" svg:height="0.34cm" svg:x="3.862cm" svg:y="15.838cm">
              <text:p/>
              <draw:enhanced-geometry svg:viewBox="0 0 21600 21600" draw:mirror-horizontal="false" draw:mirror-vertical="false" draw:type="rectangle" draw:enhanced-path="M 0 0 L 21600 0 21600 21600 0 21600 0 0 Z N"/>
            </draw:custom-shape>
            <draw:line draw:style-name="gr1044" draw:text-style-name="P51" draw:layer="layout" svg:x1="3.931cm" svg:y1="15.838cm" svg:x2="3.931cm" svg:y2="16.181cm">
              <text:p/>
            </draw:line>
            <draw:line draw:style-name="gr1045" draw:text-style-name="P51" draw:layer="layout" svg:x1="4.134cm" svg:y1="15.838cm" svg:x2="4.134cm" svg:y2="16.181cm">
              <text:p/>
            </draw:line>
            <draw:custom-shape draw:style-name="gr1046" draw:text-style-name="P50" draw:layer="layout" svg:width="0.017cm" svg:height="0.01cm" svg:x="4.032cm" svg:y="15.873cm">
              <text:p/>
              <draw:enhanced-geometry svg:viewBox="0 0 21600 21600" draw:mirror-horizontal="false" draw:mirror-vertical="false" draw:type="rectangle" draw:enhanced-path="M 0 0 L 21600 0 21600 21600 0 21600 0 0 Z N"/>
            </draw:custom-shape>
            <draw:custom-shape draw:style-name="gr1047" draw:text-style-name="P50" draw:layer="layout" svg:width="0.035cm" svg:height="0.034cm" svg:x="3.879cm" svg:y="16.11cm">
              <text:p/>
              <draw:enhanced-geometry svg:viewBox="0 0 21600 21600" draw:mirror-horizontal="false" draw:mirror-vertical="false" draw:type="rectangle" draw:enhanced-path="M 0 0 L 21600 0 21600 21600 0 21600 0 0 Z N"/>
            </draw:custom-shape>
            <draw:line draw:style-name="gr1048" draw:text-style-name="P51" draw:layer="layout" svg:x1="4.066cm" svg:y1="15.907cm" svg:x2="4.338cm" svg:y2="15.907cm">
              <text:p/>
            </draw:line>
            <draw:line draw:style-name="gr1049" draw:text-style-name="P51" draw:layer="layout" svg:x1="4.066cm" svg:y1="15.838cm" svg:x2="4.066cm" svg:y2="16.181cm">
              <text:p/>
            </draw:line>
            <draw:custom-shape draw:style-name="gr1050" draw:text-style-name="P50" draw:layer="layout" svg:width="0.017cm" svg:height="0.011cm" svg:x="4.032cm" svg:y="15.93cm">
              <text:p/>
              <draw:enhanced-geometry svg:viewBox="0 0 21600 21600" draw:mirror-horizontal="false" draw:mirror-vertical="false" draw:type="rectangle" draw:enhanced-path="M 0 0 L 21600 0 21600 21600 0 21600 0 0 Z N"/>
            </draw:custom-shape>
            <draw:custom-shape draw:style-name="gr1051" draw:text-style-name="P50" draw:layer="layout" svg:width="0.017cm" svg:height="0.01cm" svg:x="4.032cm" svg:y="15.901cm">
              <text:p/>
              <draw:enhanced-geometry svg:viewBox="0 0 21600 21600" draw:mirror-horizontal="false" draw:mirror-vertical="false" draw:type="rectangle" draw:enhanced-path="M 0 0 L 21600 0 21600 21600 0 21600 0 0 Z N"/>
            </draw:custom-shape>
            <draw:custom-shape draw:style-name="gr1052" draw:text-style-name="P50" draw:layer="layout" svg:width="0.035cm" svg:height="0.034cm" svg:x="3.879cm" svg:y="16.042cm">
              <text:p/>
              <draw:enhanced-geometry svg:viewBox="0 0 21600 21600" draw:mirror-horizontal="false" draw:mirror-vertical="false" draw:type="rectangle" draw:enhanced-path="M 0 0 L 21600 0 21600 21600 0 21600 0 0 Z N"/>
            </draw:custom-shape>
            <draw:g>
              <draw:g>
                <draw:custom-shape draw:style-name="gr1053" draw:text-style-name="P50" draw:layer="layout" svg:width="0.017cm" svg:height="0.01cm" svg:x="4.1cm" svg:y="16.144cm">
                  <text:p/>
                  <draw:enhanced-geometry svg:viewBox="0 0 21600 21600" draw:mirror-horizontal="false" draw:mirror-vertical="false" draw:type="rectangle" draw:enhanced-path="M 0 0 L 21600 0 21600 21600 0 21600 0 0 Z N"/>
                </draw:custom-shape>
                <draw:custom-shape draw:style-name="gr1054" draw:text-style-name="P50" draw:layer="layout" svg:width="0.014cm" svg:height="0.008cm" svg:x="4.102cm" svg:y="16.145cm">
                  <text:p/>
                  <draw:enhanced-geometry svg:viewBox="0 0 21600 21600" draw:mirror-horizontal="false" draw:mirror-vertical="false" draw:type="rectangle" draw:enhanced-path="M 0 0 L 21600 0 21600 21600 0 21600 0 0 Z N"/>
                </draw:custom-shape>
              </draw:g>
              <draw:g>
                <draw:custom-shape draw:style-name="gr1055" draw:text-style-name="P50" draw:layer="layout" svg:width="0.017cm" svg:height="0.011cm" svg:x="4.1cm" svg:y="15.93cm">
                  <text:p/>
                  <draw:enhanced-geometry svg:viewBox="0 0 21600 21600" draw:mirror-horizontal="false" draw:mirror-vertical="false" draw:type="rectangle" draw:enhanced-path="M 0 0 L 21600 0 21600 21600 0 21600 0 0 Z N"/>
                </draw:custom-shape>
                <draw:custom-shape draw:style-name="gr1056" draw:text-style-name="P50" draw:layer="layout" svg:width="0.014cm" svg:height="0.006cm" svg:x="4.102cm" svg:y="15.932cm">
                  <text:p/>
                  <draw:enhanced-geometry svg:viewBox="0 0 21600 21600" draw:mirror-horizontal="false" draw:mirror-vertical="false" draw:type="rectangle" draw:enhanced-path="M 0 0 L 21600 0 21600 21600 0 21600 0 0 Z N"/>
                </draw:custom-shape>
              </draw:g>
              <draw:g>
                <draw:custom-shape draw:style-name="gr1057" draw:text-style-name="P50" draw:layer="layout" svg:width="0.017cm" svg:height="0.011cm" svg:x="4.1cm" svg:y="15.96cm">
                  <text:p/>
                  <draw:enhanced-geometry svg:viewBox="0 0 21600 21600" draw:mirror-horizontal="false" draw:mirror-vertical="false" draw:type="rectangle" draw:enhanced-path="M 0 0 L 21600 0 21600 21600 0 21600 0 0 Z N"/>
                </draw:custom-shape>
                <draw:custom-shape draw:style-name="gr1058" draw:text-style-name="P50" draw:layer="layout" svg:width="0.014cm" svg:height="0.007cm" svg:x="4.102cm" svg:y="15.962cm">
                  <text:p/>
                  <draw:enhanced-geometry svg:viewBox="0 0 21600 21600" draw:mirror-horizontal="false" draw:mirror-vertical="false" draw:type="rectangle" draw:enhanced-path="M 0 0 L 21600 0 21600 21600 0 21600 0 0 Z N"/>
                </draw:custom-shape>
              </draw:g>
              <draw:g>
                <draw:custom-shape draw:style-name="gr1059" draw:text-style-name="P50" draw:layer="layout" svg:width="0.017cm" svg:height="0.01cm" svg:x="4.1cm" svg:y="15.991cm">
                  <text:p/>
                  <draw:enhanced-geometry svg:viewBox="0 0 21600 21600" draw:mirror-horizontal="false" draw:mirror-vertical="false" draw:type="rectangle" draw:enhanced-path="M 0 0 L 21600 0 21600 21600 0 21600 0 0 Z N"/>
                </draw:custom-shape>
                <draw:custom-shape draw:style-name="gr1060" draw:text-style-name="P50" draw:layer="layout" svg:width="0.014cm" svg:height="0.006cm" svg:x="4.102cm" svg:y="15.993cm">
                  <text:p/>
                  <draw:enhanced-geometry svg:viewBox="0 0 21600 21600" draw:mirror-horizontal="false" draw:mirror-vertical="false" draw:type="rectangle" draw:enhanced-path="M 0 0 L 21600 0 21600 21600 0 21600 0 0 Z N"/>
                </draw:custom-shape>
              </draw:g>
              <draw:g>
                <draw:custom-shape draw:style-name="gr1061" draw:text-style-name="P50" draw:layer="layout" svg:width="0.017cm" svg:height="0.011cm" svg:x="4.1cm" svg:y="16.022cm">
                  <text:p/>
                  <draw:enhanced-geometry svg:viewBox="0 0 21600 21600" draw:mirror-horizontal="false" draw:mirror-vertical="false" draw:type="rectangle" draw:enhanced-path="M 0 0 L 21600 0 21600 21600 0 21600 0 0 Z N"/>
                </draw:custom-shape>
                <draw:custom-shape draw:style-name="gr1062" draw:text-style-name="P50" draw:layer="layout" svg:width="0.014cm" svg:height="0.007cm" svg:x="4.102cm" svg:y="16.023cm">
                  <text:p/>
                  <draw:enhanced-geometry svg:viewBox="0 0 21600 21600" draw:mirror-horizontal="false" draw:mirror-vertical="false" draw:type="rectangle" draw:enhanced-path="M 0 0 L 21600 0 21600 21600 0 21600 0 0 Z N"/>
                </draw:custom-shape>
              </draw:g>
              <draw:g>
                <draw:custom-shape draw:style-name="gr1063" draw:text-style-name="P50" draw:layer="layout" svg:width="0.017cm" svg:height="0.01cm" svg:x="4.1cm" svg:y="16.052cm">
                  <text:p/>
                  <draw:enhanced-geometry svg:viewBox="0 0 21600 21600" draw:mirror-horizontal="false" draw:mirror-vertical="false" draw:type="rectangle" draw:enhanced-path="M 0 0 L 21600 0 21600 21600 0 21600 0 0 Z N"/>
                </draw:custom-shape>
                <draw:custom-shape draw:style-name="gr1064" draw:text-style-name="P50" draw:layer="layout" svg:width="0.014cm" svg:height="0.007cm" svg:x="4.102cm" svg:y="16.054cm">
                  <text:p/>
                  <draw:enhanced-geometry svg:viewBox="0 0 21600 21600" draw:mirror-horizontal="false" draw:mirror-vertical="false" draw:type="rectangle" draw:enhanced-path="M 0 0 L 21600 0 21600 21600 0 21600 0 0 Z N"/>
                </draw:custom-shape>
              </draw:g>
              <draw:g>
                <draw:custom-shape draw:style-name="gr1065" draw:text-style-name="P50" draw:layer="layout" svg:width="0.017cm" svg:height="0.01cm" svg:x="4.1cm" svg:y="16.083cm">
                  <text:p/>
                  <draw:enhanced-geometry svg:viewBox="0 0 21600 21600" draw:mirror-horizontal="false" draw:mirror-vertical="false" draw:type="rectangle" draw:enhanced-path="M 0 0 L 21600 0 21600 21600 0 21600 0 0 Z N"/>
                </draw:custom-shape>
                <draw:custom-shape draw:style-name="gr1066" draw:text-style-name="P50" draw:layer="layout" svg:width="0.014cm" svg:height="0.006cm" svg:x="4.102cm" svg:y="16.085cm">
                  <text:p/>
                  <draw:enhanced-geometry svg:viewBox="0 0 21600 21600" draw:mirror-horizontal="false" draw:mirror-vertical="false" draw:type="rectangle" draw:enhanced-path="M 0 0 L 21600 0 21600 21600 0 21600 0 0 Z N"/>
                </draw:custom-shape>
              </draw:g>
              <draw:g>
                <draw:custom-shape draw:style-name="gr1067" draw:text-style-name="P50" draw:layer="layout" svg:width="0.017cm" svg:height="0.01cm" svg:x="4.1cm" svg:y="16.114cm">
                  <text:p/>
                  <draw:enhanced-geometry svg:viewBox="0 0 21600 21600" draw:mirror-horizontal="false" draw:mirror-vertical="false" draw:type="rectangle" draw:enhanced-path="M 0 0 L 21600 0 21600 21600 0 21600 0 0 Z N"/>
                </draw:custom-shape>
                <draw:custom-shape draw:style-name="gr1068" draw:text-style-name="P50" draw:layer="layout" svg:width="0.014cm" svg:height="0.007cm" svg:x="4.102cm" svg:y="16.115cm">
                  <text:p/>
                  <draw:enhanced-geometry svg:viewBox="0 0 21600 21600" draw:mirror-horizontal="false" draw:mirror-vertical="false" draw:type="rectangle" draw:enhanced-path="M 0 0 L 21600 0 21600 21600 0 21600 0 0 Z N"/>
                </draw:custom-shape>
              </draw:g>
            </draw:g>
            <draw:line draw:style-name="gr1069" draw:text-style-name="P51" draw:layer="layout" svg:x1="4.203cm" svg:y1="15.838cm" svg:x2="4.203cm" svg:y2="16.181cm">
              <text:p/>
            </draw:line>
            <draw:line draw:style-name="gr1070" draw:text-style-name="P51" draw:layer="layout" svg:x1="4.27cm" svg:y1="15.838cm" svg:x2="4.27cm" svg:y2="16.181cm">
              <text:p/>
            </draw:line>
            <draw:g>
              <draw:g>
                <draw:custom-shape draw:style-name="gr1071" draw:text-style-name="P50" draw:layer="layout" svg:width="0.017cm" svg:height="0.01cm" svg:x="4.237cm" svg:y="16.144cm">
                  <text:p/>
                  <draw:enhanced-geometry svg:viewBox="0 0 21600 21600" draw:mirror-horizontal="false" draw:mirror-vertical="false" draw:type="rectangle" draw:enhanced-path="M 0 0 L 21600 0 21600 21600 0 21600 0 0 Z N"/>
                </draw:custom-shape>
                <draw:custom-shape draw:style-name="gr1072" draw:text-style-name="P50" draw:layer="layout" svg:width="0.013cm" svg:height="0.008cm" svg:x="4.238cm" svg:y="16.145cm">
                  <text:p/>
                  <draw:enhanced-geometry svg:viewBox="0 0 21600 21600" draw:mirror-horizontal="false" draw:mirror-vertical="false" draw:type="rectangle" draw:enhanced-path="M 0 0 L 21600 0 21600 21600 0 21600 0 0 Z N"/>
                </draw:custom-shape>
              </draw:g>
              <draw:g>
                <draw:custom-shape draw:style-name="gr1073" draw:text-style-name="P50" draw:layer="layout" svg:width="0.017cm" svg:height="0.011cm" svg:x="4.237cm" svg:y="15.93cm">
                  <text:p/>
                  <draw:enhanced-geometry svg:viewBox="0 0 21600 21600" draw:mirror-horizontal="false" draw:mirror-vertical="false" draw:type="rectangle" draw:enhanced-path="M 0 0 L 21600 0 21600 21600 0 21600 0 0 Z N"/>
                </draw:custom-shape>
                <draw:custom-shape draw:style-name="gr1074" draw:text-style-name="P50" draw:layer="layout" svg:width="0.013cm" svg:height="0.006cm" svg:x="4.238cm" svg:y="15.932cm">
                  <text:p/>
                  <draw:enhanced-geometry svg:viewBox="0 0 21600 21600" draw:mirror-horizontal="false" draw:mirror-vertical="false" draw:type="rectangle" draw:enhanced-path="M 0 0 L 21600 0 21600 21600 0 21600 0 0 Z N"/>
                </draw:custom-shape>
              </draw:g>
              <draw:g>
                <draw:custom-shape draw:style-name="gr1075" draw:text-style-name="P50" draw:layer="layout" svg:width="0.017cm" svg:height="0.011cm" svg:x="4.237cm" svg:y="15.96cm">
                  <text:p/>
                  <draw:enhanced-geometry svg:viewBox="0 0 21600 21600" draw:mirror-horizontal="false" draw:mirror-vertical="false" draw:type="rectangle" draw:enhanced-path="M 0 0 L 21600 0 21600 21600 0 21600 0 0 Z N"/>
                </draw:custom-shape>
                <draw:custom-shape draw:style-name="gr1076" draw:text-style-name="P50" draw:layer="layout" svg:width="0.013cm" svg:height="0.007cm" svg:x="4.238cm" svg:y="15.962cm">
                  <text:p/>
                  <draw:enhanced-geometry svg:viewBox="0 0 21600 21600" draw:mirror-horizontal="false" draw:mirror-vertical="false" draw:type="rectangle" draw:enhanced-path="M 0 0 L 21600 0 21600 21600 0 21600 0 0 Z N"/>
                </draw:custom-shape>
              </draw:g>
              <draw:g>
                <draw:custom-shape draw:style-name="gr1077" draw:text-style-name="P50" draw:layer="layout" svg:width="0.017cm" svg:height="0.01cm" svg:x="4.237cm" svg:y="15.991cm">
                  <text:p/>
                  <draw:enhanced-geometry svg:viewBox="0 0 21600 21600" draw:mirror-horizontal="false" draw:mirror-vertical="false" draw:type="rectangle" draw:enhanced-path="M 0 0 L 21600 0 21600 21600 0 21600 0 0 Z N"/>
                </draw:custom-shape>
                <draw:custom-shape draw:style-name="gr1078" draw:text-style-name="P50" draw:layer="layout" svg:width="0.013cm" svg:height="0.006cm" svg:x="4.238cm" svg:y="15.993cm">
                  <text:p/>
                  <draw:enhanced-geometry svg:viewBox="0 0 21600 21600" draw:mirror-horizontal="false" draw:mirror-vertical="false" draw:type="rectangle" draw:enhanced-path="M 0 0 L 21600 0 21600 21600 0 21600 0 0 Z N"/>
                </draw:custom-shape>
              </draw:g>
              <draw:g>
                <draw:custom-shape draw:style-name="gr1079" draw:text-style-name="P50" draw:layer="layout" svg:width="0.017cm" svg:height="0.011cm" svg:x="4.237cm" svg:y="16.022cm">
                  <text:p/>
                  <draw:enhanced-geometry svg:viewBox="0 0 21600 21600" draw:mirror-horizontal="false" draw:mirror-vertical="false" draw:type="rectangle" draw:enhanced-path="M 0 0 L 21600 0 21600 21600 0 21600 0 0 Z N"/>
                </draw:custom-shape>
                <draw:custom-shape draw:style-name="gr1080" draw:text-style-name="P50" draw:layer="layout" svg:width="0.013cm" svg:height="0.007cm" svg:x="4.238cm" svg:y="16.023cm">
                  <text:p/>
                  <draw:enhanced-geometry svg:viewBox="0 0 21600 21600" draw:mirror-horizontal="false" draw:mirror-vertical="false" draw:type="rectangle" draw:enhanced-path="M 0 0 L 21600 0 21600 21600 0 21600 0 0 Z N"/>
                </draw:custom-shape>
              </draw:g>
              <draw:g>
                <draw:custom-shape draw:style-name="gr1081" draw:text-style-name="P50" draw:layer="layout" svg:width="0.017cm" svg:height="0.01cm" svg:x="4.237cm" svg:y="16.052cm">
                  <text:p/>
                  <draw:enhanced-geometry svg:viewBox="0 0 21600 21600" draw:mirror-horizontal="false" draw:mirror-vertical="false" draw:type="rectangle" draw:enhanced-path="M 0 0 L 21600 0 21600 21600 0 21600 0 0 Z N"/>
                </draw:custom-shape>
                <draw:custom-shape draw:style-name="gr1082" draw:text-style-name="P50" draw:layer="layout" svg:width="0.013cm" svg:height="0.007cm" svg:x="4.238cm" svg:y="16.054cm">
                  <text:p/>
                  <draw:enhanced-geometry svg:viewBox="0 0 21600 21600" draw:mirror-horizontal="false" draw:mirror-vertical="false" draw:type="rectangle" draw:enhanced-path="M 0 0 L 21600 0 21600 21600 0 21600 0 0 Z N"/>
                </draw:custom-shape>
              </draw:g>
              <draw:g>
                <draw:custom-shape draw:style-name="gr1083" draw:text-style-name="P50" draw:layer="layout" svg:width="0.017cm" svg:height="0.01cm" svg:x="4.237cm" svg:y="16.083cm">
                  <text:p/>
                  <draw:enhanced-geometry svg:viewBox="0 0 21600 21600" draw:mirror-horizontal="false" draw:mirror-vertical="false" draw:type="rectangle" draw:enhanced-path="M 0 0 L 21600 0 21600 21600 0 21600 0 0 Z N"/>
                </draw:custom-shape>
                <draw:custom-shape draw:style-name="gr1084" draw:text-style-name="P50" draw:layer="layout" svg:width="0.013cm" svg:height="0.006cm" svg:x="4.238cm" svg:y="16.085cm">
                  <text:p/>
                  <draw:enhanced-geometry svg:viewBox="0 0 21600 21600" draw:mirror-horizontal="false" draw:mirror-vertical="false" draw:type="rectangle" draw:enhanced-path="M 0 0 L 21600 0 21600 21600 0 21600 0 0 Z N"/>
                </draw:custom-shape>
              </draw:g>
              <draw:g>
                <draw:custom-shape draw:style-name="gr1085" draw:text-style-name="P50" draw:layer="layout" svg:width="0.017cm" svg:height="0.01cm" svg:x="4.237cm" svg:y="16.114cm">
                  <text:p/>
                  <draw:enhanced-geometry svg:viewBox="0 0 21600 21600" draw:mirror-horizontal="false" draw:mirror-vertical="false" draw:type="rectangle" draw:enhanced-path="M 0 0 L 21600 0 21600 21600 0 21600 0 0 Z N"/>
                </draw:custom-shape>
                <draw:custom-shape draw:style-name="gr1086" draw:text-style-name="P50" draw:layer="layout" svg:width="0.013cm" svg:height="0.007cm" svg:x="4.238cm" svg:y="16.115cm">
                  <text:p/>
                  <draw:enhanced-geometry svg:viewBox="0 0 21600 21600" draw:mirror-horizontal="false" draw:mirror-vertical="false" draw:type="rectangle" draw:enhanced-path="M 0 0 L 21600 0 21600 21600 0 21600 0 0 Z N"/>
                </draw:custom-shape>
              </draw:g>
            </draw:g>
            <draw:g>
              <draw:g>
                <draw:custom-shape draw:style-name="gr1087" draw:text-style-name="P50" draw:layer="layout" svg:width="0.017cm" svg:height="0.01cm" svg:x="4.304cm" svg:y="16.144cm">
                  <text:p/>
                  <draw:enhanced-geometry svg:viewBox="0 0 21600 21600" draw:mirror-horizontal="false" draw:mirror-vertical="false" draw:type="rectangle" draw:enhanced-path="M 0 0 L 21600 0 21600 21600 0 21600 0 0 Z N"/>
                </draw:custom-shape>
                <draw:custom-shape draw:style-name="gr1088" draw:text-style-name="P50" draw:layer="layout" svg:width="0.013cm" svg:height="0.008cm" svg:x="4.306cm" svg:y="16.145cm">
                  <text:p/>
                  <draw:enhanced-geometry svg:viewBox="0 0 21600 21600" draw:mirror-horizontal="false" draw:mirror-vertical="false" draw:type="rectangle" draw:enhanced-path="M 0 0 L 21600 0 21600 21600 0 21600 0 0 Z N"/>
                </draw:custom-shape>
              </draw:g>
              <draw:g>
                <draw:custom-shape draw:style-name="gr1089" draw:text-style-name="P50" draw:layer="layout" svg:width="0.017cm" svg:height="0.011cm" svg:x="4.304cm" svg:y="15.93cm">
                  <text:p/>
                  <draw:enhanced-geometry svg:viewBox="0 0 21600 21600" draw:mirror-horizontal="false" draw:mirror-vertical="false" draw:type="rectangle" draw:enhanced-path="M 0 0 L 21600 0 21600 21600 0 21600 0 0 Z N"/>
                </draw:custom-shape>
                <draw:custom-shape draw:style-name="gr1090" draw:text-style-name="P50" draw:layer="layout" svg:width="0.013cm" svg:height="0.006cm" svg:x="4.306cm" svg:y="15.932cm">
                  <text:p/>
                  <draw:enhanced-geometry svg:viewBox="0 0 21600 21600" draw:mirror-horizontal="false" draw:mirror-vertical="false" draw:type="rectangle" draw:enhanced-path="M 0 0 L 21600 0 21600 21600 0 21600 0 0 Z N"/>
                </draw:custom-shape>
              </draw:g>
              <draw:g>
                <draw:custom-shape draw:style-name="gr1091" draw:text-style-name="P50" draw:layer="layout" svg:width="0.017cm" svg:height="0.011cm" svg:x="4.304cm" svg:y="15.96cm">
                  <text:p/>
                  <draw:enhanced-geometry svg:viewBox="0 0 21600 21600" draw:mirror-horizontal="false" draw:mirror-vertical="false" draw:type="rectangle" draw:enhanced-path="M 0 0 L 21600 0 21600 21600 0 21600 0 0 Z N"/>
                </draw:custom-shape>
                <draw:custom-shape draw:style-name="gr1092" draw:text-style-name="P50" draw:layer="layout" svg:width="0.013cm" svg:height="0.007cm" svg:x="4.306cm" svg:y="15.962cm">
                  <text:p/>
                  <draw:enhanced-geometry svg:viewBox="0 0 21600 21600" draw:mirror-horizontal="false" draw:mirror-vertical="false" draw:type="rectangle" draw:enhanced-path="M 0 0 L 21600 0 21600 21600 0 21600 0 0 Z N"/>
                </draw:custom-shape>
              </draw:g>
              <draw:g>
                <draw:custom-shape draw:style-name="gr1093" draw:text-style-name="P50" draw:layer="layout" svg:width="0.017cm" svg:height="0.01cm" svg:x="4.304cm" svg:y="15.991cm">
                  <text:p/>
                  <draw:enhanced-geometry svg:viewBox="0 0 21600 21600" draw:mirror-horizontal="false" draw:mirror-vertical="false" draw:type="rectangle" draw:enhanced-path="M 0 0 L 21600 0 21600 21600 0 21600 0 0 Z N"/>
                </draw:custom-shape>
                <draw:custom-shape draw:style-name="gr1094" draw:text-style-name="P50" draw:layer="layout" svg:width="0.013cm" svg:height="0.006cm" svg:x="4.306cm" svg:y="15.993cm">
                  <text:p/>
                  <draw:enhanced-geometry svg:viewBox="0 0 21600 21600" draw:mirror-horizontal="false" draw:mirror-vertical="false" draw:type="rectangle" draw:enhanced-path="M 0 0 L 21600 0 21600 21600 0 21600 0 0 Z N"/>
                </draw:custom-shape>
              </draw:g>
              <draw:g>
                <draw:custom-shape draw:style-name="gr1095" draw:text-style-name="P50" draw:layer="layout" svg:width="0.017cm" svg:height="0.011cm" svg:x="4.304cm" svg:y="16.022cm">
                  <text:p/>
                  <draw:enhanced-geometry svg:viewBox="0 0 21600 21600" draw:mirror-horizontal="false" draw:mirror-vertical="false" draw:type="rectangle" draw:enhanced-path="M 0 0 L 21600 0 21600 21600 0 21600 0 0 Z N"/>
                </draw:custom-shape>
                <draw:custom-shape draw:style-name="gr1096" draw:text-style-name="P50" draw:layer="layout" svg:width="0.013cm" svg:height="0.007cm" svg:x="4.306cm" svg:y="16.023cm">
                  <text:p/>
                  <draw:enhanced-geometry svg:viewBox="0 0 21600 21600" draw:mirror-horizontal="false" draw:mirror-vertical="false" draw:type="rectangle" draw:enhanced-path="M 0 0 L 21600 0 21600 21600 0 21600 0 0 Z N"/>
                </draw:custom-shape>
              </draw:g>
              <draw:g>
                <draw:custom-shape draw:style-name="gr1097" draw:text-style-name="P50" draw:layer="layout" svg:width="0.017cm" svg:height="0.01cm" svg:x="4.304cm" svg:y="16.052cm">
                  <text:p/>
                  <draw:enhanced-geometry svg:viewBox="0 0 21600 21600" draw:mirror-horizontal="false" draw:mirror-vertical="false" draw:type="rectangle" draw:enhanced-path="M 0 0 L 21600 0 21600 21600 0 21600 0 0 Z N"/>
                </draw:custom-shape>
                <draw:custom-shape draw:style-name="gr1098" draw:text-style-name="P50" draw:layer="layout" svg:width="0.013cm" svg:height="0.007cm" svg:x="4.306cm" svg:y="16.054cm">
                  <text:p/>
                  <draw:enhanced-geometry svg:viewBox="0 0 21600 21600" draw:mirror-horizontal="false" draw:mirror-vertical="false" draw:type="rectangle" draw:enhanced-path="M 0 0 L 21600 0 21600 21600 0 21600 0 0 Z N"/>
                </draw:custom-shape>
              </draw:g>
              <draw:g>
                <draw:custom-shape draw:style-name="gr1099" draw:text-style-name="P50" draw:layer="layout" svg:width="0.017cm" svg:height="0.01cm" svg:x="4.304cm" svg:y="16.083cm">
                  <text:p/>
                  <draw:enhanced-geometry svg:viewBox="0 0 21600 21600" draw:mirror-horizontal="false" draw:mirror-vertical="false" draw:type="rectangle" draw:enhanced-path="M 0 0 L 21600 0 21600 21600 0 21600 0 0 Z N"/>
                </draw:custom-shape>
                <draw:custom-shape draw:style-name="gr1100" draw:text-style-name="P50" draw:layer="layout" svg:width="0.013cm" svg:height="0.006cm" svg:x="4.306cm" svg:y="16.085cm">
                  <text:p/>
                  <draw:enhanced-geometry svg:viewBox="0 0 21600 21600" draw:mirror-horizontal="false" draw:mirror-vertical="false" draw:type="rectangle" draw:enhanced-path="M 0 0 L 21600 0 21600 21600 0 21600 0 0 Z N"/>
                </draw:custom-shape>
              </draw:g>
              <draw:g>
                <draw:custom-shape draw:style-name="gr1101" draw:text-style-name="P50" draw:layer="layout" svg:width="0.017cm" svg:height="0.01cm" svg:x="4.304cm" svg:y="16.114cm">
                  <text:p/>
                  <draw:enhanced-geometry svg:viewBox="0 0 21600 21600" draw:mirror-horizontal="false" draw:mirror-vertical="false" draw:type="rectangle" draw:enhanced-path="M 0 0 L 21600 0 21600 21600 0 21600 0 0 Z N"/>
                </draw:custom-shape>
                <draw:custom-shape draw:style-name="gr1102" draw:text-style-name="P50" draw:layer="layout" svg:width="0.013cm" svg:height="0.007cm" svg:x="4.306cm" svg:y="16.115cm">
                  <text:p/>
                  <draw:enhanced-geometry svg:viewBox="0 0 21600 21600" draw:mirror-horizontal="false" draw:mirror-vertical="false" draw:type="rectangle" draw:enhanced-path="M 0 0 L 21600 0 21600 21600 0 21600 0 0 Z N"/>
                </draw:custom-shape>
              </draw:g>
            </draw:g>
          </draw:g>
          <draw:g>
            <draw:polyline draw:style-name="gr1103" draw:text-style-name="P51" draw:layer="layout" svg:width="0.288cm" svg:height="0.183cm" svg:x="3.573cm" svg:y="16.306cm" svg:viewBox="0 0 289 184" draw:points="0,0 289,0 289,184">
              <text:p/>
            </draw:polyline>
            <draw:polyline draw:style-name="gr1104" draw:text-style-name="P51" draw:layer="layout" svg:width="0.235cm" svg:height="0.183cm" svg:x="3.548cm" svg:y="16.306cm" svg:viewBox="0 0 236 184" draw:points="236,0 0,0 0,184">
              <text:p/>
            </draw:polyline>
            <draw:polyline draw:style-name="gr1105" draw:text-style-name="P51" draw:layer="layout" svg:width="1.041cm" svg:height="0.367cm" svg:x="3.126cm" svg:y="16.123cm" svg:viewBox="0 0 1042 368" draw:points="1042,0 1042,184 0,184 0,368">
              <text:p/>
            </draw:polyline>
            <draw:g>
              <draw:custom-shape draw:style-name="gr1106" draw:text-style-name="P49" draw:layer="layout" svg:width="0.237cm" svg:height="0.209cm" svg:x="3.522cm" svg:y="16.465cm">
                <text:p/>
                <draw:enhanced-geometry svg:viewBox="0 0 21600 21600" draw:mirror-horizontal="false" draw:mirror-vertical="false" draw:type="rectangle" draw:enhanced-path="M 0 0 L 21600 0 21600 21600 0 21600 0 0 Z N"/>
              </draw:custom-shape>
              <draw:line draw:style-name="gr1107" draw:text-style-name="P51" draw:layer="layout" svg:x1="3.576cm" svg:y1="16.462cm" svg:x2="3.576cm" svg:y2="16.675cm">
                <text:p/>
              </draw:line>
              <draw:line draw:style-name="gr1108" draw:text-style-name="P51" draw:layer="layout" svg:x1="3.704cm" svg:y1="16.462cm" svg:x2="3.704cm" svg:y2="16.675cm">
                <text:p/>
              </draw:line>
              <draw:custom-shape draw:style-name="gr1109" draw:text-style-name="P50" draw:layer="layout" svg:width="0.013cm" svg:height="0.008cm" svg:x="3.627cm" svg:y="16.491cm">
                <text:p/>
                <draw:enhanced-geometry svg:viewBox="0 0 21600 21600" draw:mirror-horizontal="false" draw:mirror-vertical="false" draw:type="rectangle" draw:enhanced-path="M 0 0 L 21600 0 21600 21600 0 21600 0 0 Z N"/>
              </draw:custom-shape>
              <draw:custom-shape draw:style-name="gr1110" draw:text-style-name="P50" draw:layer="layout" svg:width="0.027cm" svg:height="0.026cm" svg:x="3.535cm" svg:y="16.622cm">
                <text:p/>
                <draw:enhanced-geometry svg:viewBox="0 0 21600 21600" draw:mirror-horizontal="false" draw:mirror-vertical="false" draw:type="rectangle" draw:enhanced-path="M 0 0 L 21600 0 21600 21600 0 21600 0 0 Z N"/>
              </draw:custom-shape>
              <draw:line draw:style-name="gr1111" draw:text-style-name="P51" draw:layer="layout" svg:x1="3.654cm" svg:y1="16.516cm" svg:x2="3.759cm" svg:y2="16.516cm">
                <text:p/>
              </draw:line>
              <draw:line draw:style-name="gr1112" draw:text-style-name="P51" draw:layer="layout" svg:x1="3.654cm" svg:y1="16.462cm" svg:x2="3.654cm" svg:y2="16.675cm">
                <text:p/>
              </draw:line>
              <draw:custom-shape draw:style-name="gr1113" draw:text-style-name="P50" draw:layer="layout" svg:width="0.013cm" svg:height="0.008cm" svg:x="3.627cm" svg:y="16.535cm">
                <text:p/>
                <draw:enhanced-geometry svg:viewBox="0 0 21600 21600" draw:mirror-horizontal="false" draw:mirror-vertical="false" draw:type="rectangle" draw:enhanced-path="M 0 0 L 21600 0 21600 21600 0 21600 0 0 Z N"/>
              </draw:custom-shape>
              <draw:custom-shape draw:style-name="gr1114" draw:text-style-name="P50" draw:layer="layout" svg:width="0.013cm" svg:height="0.007cm" svg:x="3.627cm" svg:y="16.513cm">
                <text:p/>
                <draw:enhanced-geometry svg:viewBox="0 0 21600 21600" draw:mirror-horizontal="false" draw:mirror-vertical="false" draw:type="rectangle" draw:enhanced-path="M 0 0 L 21600 0 21600 21600 0 21600 0 0 Z N"/>
              </draw:custom-shape>
              <draw:g>
                <draw:g>
                  <draw:custom-shape draw:style-name="gr1115" draw:text-style-name="P50" draw:layer="layout" svg:width="0.013cm" svg:height="0.008cm" svg:x="3.68cm" svg:y="16.535cm">
                    <text:p/>
                    <draw:enhanced-geometry svg:viewBox="0 0 21600 21600" draw:mirror-horizontal="false" draw:mirror-vertical="false" draw:type="rectangle" draw:enhanced-path="M 0 0 L 21600 0 21600 21600 0 21600 0 0 Z N"/>
                  </draw:custom-shape>
                  <draw:custom-shape draw:style-name="gr1116" draw:text-style-name="P50" draw:layer="layout" svg:width="0.011cm" svg:height="0.004cm" svg:x="3.681cm" svg:y="16.537cm">
                    <text:p/>
                    <draw:enhanced-geometry svg:viewBox="0 0 21600 21600" draw:mirror-horizontal="false" draw:mirror-vertical="false" draw:type="rectangle" draw:enhanced-path="M 0 0 L 21600 0 21600 21600 0 21600 0 0 Z N"/>
                  </draw:custom-shape>
                </draw:g>
                <draw:g>
                  <draw:custom-shape draw:style-name="gr1117" draw:text-style-name="P50" draw:layer="layout" svg:width="0.013cm" svg:height="0.009cm" svg:x="3.68cm" svg:y="16.558cm">
                    <text:p/>
                    <draw:enhanced-geometry svg:viewBox="0 0 21600 21600" draw:mirror-horizontal="false" draw:mirror-vertical="false" draw:type="rectangle" draw:enhanced-path="M 0 0 L 21600 0 21600 21600 0 21600 0 0 Z N"/>
                  </draw:custom-shape>
                  <draw:custom-shape draw:style-name="gr1118" draw:text-style-name="P50" draw:layer="layout" svg:width="0.011cm" svg:height="0.005cm" svg:x="3.681cm" svg:y="16.56cm">
                    <text:p/>
                    <draw:enhanced-geometry svg:viewBox="0 0 21600 21600" draw:mirror-horizontal="false" draw:mirror-vertical="false" draw:type="rectangle" draw:enhanced-path="M 0 0 L 21600 0 21600 21600 0 21600 0 0 Z N"/>
                  </draw:custom-shape>
                </draw:g>
                <draw:g>
                  <draw:custom-shape draw:style-name="gr1119" draw:text-style-name="P50" draw:layer="layout" svg:width="0.013cm" svg:height="0.008cm" svg:x="3.68cm" svg:y="16.582cm">
                    <text:p/>
                    <draw:enhanced-geometry svg:viewBox="0 0 21600 21600" draw:mirror-horizontal="false" draw:mirror-vertical="false" draw:type="rectangle" draw:enhanced-path="M 0 0 L 21600 0 21600 21600 0 21600 0 0 Z N"/>
                  </draw:custom-shape>
                  <draw:custom-shape draw:style-name="gr1120" draw:text-style-name="P50" draw:layer="layout" svg:width="0.011cm" svg:height="0.005cm" svg:x="3.681cm" svg:y="16.584cm">
                    <text:p/>
                    <draw:enhanced-geometry svg:viewBox="0 0 21600 21600" draw:mirror-horizontal="false" draw:mirror-vertical="false" draw:type="rectangle" draw:enhanced-path="M 0 0 L 21600 0 21600 21600 0 21600 0 0 Z N"/>
                  </draw:custom-shape>
                </draw:g>
                <draw:g>
                  <draw:custom-shape draw:style-name="gr1121" draw:text-style-name="P50" draw:layer="layout" svg:width="0.013cm" svg:height="0.008cm" svg:x="3.68cm" svg:y="16.606cm">
                    <text:p/>
                    <draw:enhanced-geometry svg:viewBox="0 0 21600 21600" draw:mirror-horizontal="false" draw:mirror-vertical="false" draw:type="rectangle" draw:enhanced-path="M 0 0 L 21600 0 21600 21600 0 21600 0 0 Z N"/>
                  </draw:custom-shape>
                  <draw:custom-shape draw:style-name="gr1122" draw:text-style-name="P50" draw:layer="layout" svg:width="0.011cm" svg:height="0.006cm" svg:x="3.681cm" svg:y="16.607cm">
                    <text:p/>
                    <draw:enhanced-geometry svg:viewBox="0 0 21600 21600" draw:mirror-horizontal="false" draw:mirror-vertical="false" draw:type="rectangle" draw:enhanced-path="M 0 0 L 21600 0 21600 21600 0 21600 0 0 Z N"/>
                  </draw:custom-shape>
                </draw:g>
                <draw:g>
                  <draw:custom-shape draw:style-name="gr1123" draw:text-style-name="P50" draw:layer="layout" svg:width="0.013cm" svg:height="0.007cm" svg:x="3.68cm" svg:y="16.63cm">
                    <text:p/>
                    <draw:enhanced-geometry svg:viewBox="0 0 21600 21600" draw:mirror-horizontal="false" draw:mirror-vertical="false" draw:type="rectangle" draw:enhanced-path="M 0 0 L 21600 0 21600 21600 0 21600 0 0 Z N"/>
                  </draw:custom-shape>
                  <draw:custom-shape draw:style-name="gr1124" draw:text-style-name="P50" draw:layer="layout" svg:width="0.011cm" svg:height="0.006cm" svg:x="3.681cm" svg:y="16.631cm">
                    <text:p/>
                    <draw:enhanced-geometry svg:viewBox="0 0 21600 21600" draw:mirror-horizontal="false" draw:mirror-vertical="false" draw:type="rectangle" draw:enhanced-path="M 0 0 L 21600 0 21600 21600 0 21600 0 0 Z N"/>
                  </draw:custom-shape>
                </draw:g>
                <draw:g>
                  <draw:custom-shape draw:style-name="gr1125" draw:text-style-name="P50" draw:layer="layout" svg:width="0.013cm" svg:height="0.008cm" svg:x="3.68cm" svg:y="16.653cm">
                    <text:p/>
                    <draw:enhanced-geometry svg:viewBox="0 0 21600 21600" draw:mirror-horizontal="false" draw:mirror-vertical="false" draw:type="rectangle" draw:enhanced-path="M 0 0 L 21600 0 21600 21600 0 21600 0 0 Z N"/>
                  </draw:custom-shape>
                  <draw:custom-shape draw:style-name="gr1126" draw:text-style-name="P50" draw:layer="layout" svg:width="0.011cm" svg:height="0.006cm" svg:x="3.681cm" svg:y="16.654cm">
                    <text:p/>
                    <draw:enhanced-geometry svg:viewBox="0 0 21600 21600" draw:mirror-horizontal="false" draw:mirror-vertical="false" draw:type="rectangle" draw:enhanced-path="M 0 0 L 21600 0 21600 21600 0 21600 0 0 Z N"/>
                  </draw:custom-shape>
                </draw:g>
              </draw:g>
              <draw:g>
                <draw:g>
                  <draw:custom-shape draw:style-name="gr1127" draw:text-style-name="P50" draw:layer="layout" svg:width="0.013cm" svg:height="0.008cm" svg:x="3.733cm" svg:y="16.535cm">
                    <text:p/>
                    <draw:enhanced-geometry svg:viewBox="0 0 21600 21600" draw:mirror-horizontal="false" draw:mirror-vertical="false" draw:type="rectangle" draw:enhanced-path="M 0 0 L 21600 0 21600 21600 0 21600 0 0 Z N"/>
                  </draw:custom-shape>
                  <draw:custom-shape draw:style-name="gr1128" draw:text-style-name="P50" draw:layer="layout" svg:width="0.01cm" svg:height="0.004cm" svg:x="3.734cm" svg:y="16.537cm">
                    <text:p/>
                    <draw:enhanced-geometry svg:viewBox="0 0 21600 21600" draw:mirror-horizontal="false" draw:mirror-vertical="false" draw:type="rectangle" draw:enhanced-path="M 0 0 L 21600 0 21600 21600 0 21600 0 0 Z N"/>
                  </draw:custom-shape>
                </draw:g>
                <draw:g>
                  <draw:custom-shape draw:style-name="gr1129" draw:text-style-name="P50" draw:layer="layout" svg:width="0.013cm" svg:height="0.009cm" svg:x="3.733cm" svg:y="16.558cm">
                    <text:p/>
                    <draw:enhanced-geometry svg:viewBox="0 0 21600 21600" draw:mirror-horizontal="false" draw:mirror-vertical="false" draw:type="rectangle" draw:enhanced-path="M 0 0 L 21600 0 21600 21600 0 21600 0 0 Z N"/>
                  </draw:custom-shape>
                  <draw:custom-shape draw:style-name="gr1130" draw:text-style-name="P50" draw:layer="layout" svg:width="0.01cm" svg:height="0.005cm" svg:x="3.734cm" svg:y="16.56cm">
                    <text:p/>
                    <draw:enhanced-geometry svg:viewBox="0 0 21600 21600" draw:mirror-horizontal="false" draw:mirror-vertical="false" draw:type="rectangle" draw:enhanced-path="M 0 0 L 21600 0 21600 21600 0 21600 0 0 Z N"/>
                  </draw:custom-shape>
                </draw:g>
                <draw:g>
                  <draw:custom-shape draw:style-name="gr1131" draw:text-style-name="P50" draw:layer="layout" svg:width="0.013cm" svg:height="0.008cm" svg:x="3.733cm" svg:y="16.582cm">
                    <text:p/>
                    <draw:enhanced-geometry svg:viewBox="0 0 21600 21600" draw:mirror-horizontal="false" draw:mirror-vertical="false" draw:type="rectangle" draw:enhanced-path="M 0 0 L 21600 0 21600 21600 0 21600 0 0 Z N"/>
                  </draw:custom-shape>
                  <draw:custom-shape draw:style-name="gr1132" draw:text-style-name="P50" draw:layer="layout" svg:width="0.01cm" svg:height="0.005cm" svg:x="3.734cm" svg:y="16.584cm">
                    <text:p/>
                    <draw:enhanced-geometry svg:viewBox="0 0 21600 21600" draw:mirror-horizontal="false" draw:mirror-vertical="false" draw:type="rectangle" draw:enhanced-path="M 0 0 L 21600 0 21600 21600 0 21600 0 0 Z N"/>
                  </draw:custom-shape>
                </draw:g>
                <draw:g>
                  <draw:custom-shape draw:style-name="gr1133" draw:text-style-name="P50" draw:layer="layout" svg:width="0.013cm" svg:height="0.008cm" svg:x="3.733cm" svg:y="16.606cm">
                    <text:p/>
                    <draw:enhanced-geometry svg:viewBox="0 0 21600 21600" draw:mirror-horizontal="false" draw:mirror-vertical="false" draw:type="rectangle" draw:enhanced-path="M 0 0 L 21600 0 21600 21600 0 21600 0 0 Z N"/>
                  </draw:custom-shape>
                  <draw:custom-shape draw:style-name="gr1134" draw:text-style-name="P50" draw:layer="layout" svg:width="0.01cm" svg:height="0.006cm" svg:x="3.734cm" svg:y="16.607cm">
                    <text:p/>
                    <draw:enhanced-geometry svg:viewBox="0 0 21600 21600" draw:mirror-horizontal="false" draw:mirror-vertical="false" draw:type="rectangle" draw:enhanced-path="M 0 0 L 21600 0 21600 21600 0 21600 0 0 Z N"/>
                  </draw:custom-shape>
                </draw:g>
                <draw:g>
                  <draw:custom-shape draw:style-name="gr1135" draw:text-style-name="P50" draw:layer="layout" svg:width="0.013cm" svg:height="0.007cm" svg:x="3.733cm" svg:y="16.63cm">
                    <text:p/>
                    <draw:enhanced-geometry svg:viewBox="0 0 21600 21600" draw:mirror-horizontal="false" draw:mirror-vertical="false" draw:type="rectangle" draw:enhanced-path="M 0 0 L 21600 0 21600 21600 0 21600 0 0 Z N"/>
                  </draw:custom-shape>
                  <draw:custom-shape draw:style-name="gr1136" draw:text-style-name="P50" draw:layer="layout" svg:width="0.01cm" svg:height="0.006cm" svg:x="3.734cm" svg:y="16.631cm">
                    <text:p/>
                    <draw:enhanced-geometry svg:viewBox="0 0 21600 21600" draw:mirror-horizontal="false" draw:mirror-vertical="false" draw:type="rectangle" draw:enhanced-path="M 0 0 L 21600 0 21600 21600 0 21600 0 0 Z N"/>
                  </draw:custom-shape>
                </draw:g>
                <draw:g>
                  <draw:custom-shape draw:style-name="gr1137" draw:text-style-name="P50" draw:layer="layout" svg:width="0.013cm" svg:height="0.008cm" svg:x="3.733cm" svg:y="16.653cm">
                    <text:p/>
                    <draw:enhanced-geometry svg:viewBox="0 0 21600 21600" draw:mirror-horizontal="false" draw:mirror-vertical="false" draw:type="rectangle" draw:enhanced-path="M 0 0 L 21600 0 21600 21600 0 21600 0 0 Z N"/>
                  </draw:custom-shape>
                  <draw:custom-shape draw:style-name="gr1138" draw:text-style-name="P50" draw:layer="layout" svg:width="0.01cm" svg:height="0.006cm" svg:x="3.734cm" svg:y="16.654cm">
                    <text:p/>
                    <draw:enhanced-geometry svg:viewBox="0 0 21600 21600" draw:mirror-horizontal="false" draw:mirror-vertical="false" draw:type="rectangle" draw:enhanced-path="M 0 0 L 21600 0 21600 21600 0 21600 0 0 Z N"/>
                  </draw:custom-shape>
                </draw:g>
              </draw:g>
            </draw:g>
            <draw:g>
              <draw:custom-shape draw:style-name="gr1139" draw:text-style-name="P49" draw:layer="layout" svg:width="0.342cm" svg:height="0.209cm" svg:x="3.101cm" svg:y="16.465cm">
                <text:p/>
                <draw:enhanced-geometry svg:viewBox="0 0 21600 21600" draw:mirror-horizontal="false" draw:mirror-vertical="false" draw:type="rectangle" draw:enhanced-path="M 0 0 L 21600 0 21600 21600 0 21600 0 0 Z N"/>
              </draw:custom-shape>
              <draw:line draw:style-name="gr1140" draw:text-style-name="P51" draw:layer="layout" svg:x1="3.154cm" svg:y1="16.464cm" svg:x2="3.154cm" svg:y2="16.676cm">
                <text:p/>
              </draw:line>
              <draw:line draw:style-name="gr1141" draw:text-style-name="P51" draw:layer="layout" svg:x1="3.285cm" svg:y1="16.464cm" svg:x2="3.285cm" svg:y2="16.676cm">
                <text:p/>
              </draw:line>
              <draw:custom-shape draw:style-name="gr1142" draw:text-style-name="P50" draw:layer="layout" svg:width="0.013cm" svg:height="0.008cm" svg:x="3.207cm" svg:y="16.491cm">
                <text:p/>
                <draw:enhanced-geometry svg:viewBox="0 0 21600 21600" draw:mirror-horizontal="false" draw:mirror-vertical="false" draw:type="rectangle" draw:enhanced-path="M 0 0 L 21600 0 21600 21600 0 21600 0 0 Z N"/>
              </draw:custom-shape>
              <draw:custom-shape draw:style-name="gr1143" draw:text-style-name="P50" draw:layer="layout" svg:width="0.027cm" svg:height="0.026cm" svg:x="3.114cm" svg:y="16.622cm">
                <text:p/>
                <draw:enhanced-geometry svg:viewBox="0 0 21600 21600" draw:mirror-horizontal="false" draw:mirror-vertical="false" draw:type="rectangle" draw:enhanced-path="M 0 0 L 21600 0 21600 21600 0 21600 0 0 Z N"/>
              </draw:custom-shape>
              <draw:line draw:style-name="gr1144" draw:text-style-name="P51" draw:layer="layout" svg:x1="3.234cm" svg:y1="16.516cm" svg:x2="3.445cm" svg:y2="16.516cm">
                <text:p/>
              </draw:line>
              <draw:line draw:style-name="gr1145" draw:text-style-name="P51" draw:layer="layout" svg:x1="3.233cm" svg:y1="16.464cm" svg:x2="3.233cm" svg:y2="16.676cm">
                <text:p/>
              </draw:line>
              <draw:custom-shape draw:style-name="gr1146" draw:text-style-name="P50" draw:layer="layout" svg:width="0.013cm" svg:height="0.008cm" svg:x="3.207cm" svg:y="16.535cm">
                <text:p/>
                <draw:enhanced-geometry svg:viewBox="0 0 21600 21600" draw:mirror-horizontal="false" draw:mirror-vertical="false" draw:type="rectangle" draw:enhanced-path="M 0 0 L 21600 0 21600 21600 0 21600 0 0 Z N"/>
              </draw:custom-shape>
              <draw:custom-shape draw:style-name="gr1147" draw:text-style-name="P50" draw:layer="layout" svg:width="0.013cm" svg:height="0.007cm" svg:x="3.207cm" svg:y="16.513cm">
                <text:p/>
                <draw:enhanced-geometry svg:viewBox="0 0 21600 21600" draw:mirror-horizontal="false" draw:mirror-vertical="false" draw:type="rectangle" draw:enhanced-path="M 0 0 L 21600 0 21600 21600 0 21600 0 0 Z N"/>
              </draw:custom-shape>
              <draw:g>
                <draw:g>
                  <draw:custom-shape draw:style-name="gr1148" draw:text-style-name="P50" draw:layer="layout" svg:width="0.013cm" svg:height="0.008cm" svg:x="3.26cm" svg:y="16.535cm">
                    <text:p/>
                    <draw:enhanced-geometry svg:viewBox="0 0 21600 21600" draw:mirror-horizontal="false" draw:mirror-vertical="false" draw:type="rectangle" draw:enhanced-path="M 0 0 L 21600 0 21600 21600 0 21600 0 0 Z N"/>
                  </draw:custom-shape>
                  <draw:custom-shape draw:style-name="gr1149" draw:text-style-name="P50" draw:layer="layout" svg:width="0.01cm" svg:height="0.004cm" svg:x="3.261cm" svg:y="16.537cm">
                    <text:p/>
                    <draw:enhanced-geometry svg:viewBox="0 0 21600 21600" draw:mirror-horizontal="false" draw:mirror-vertical="false" draw:type="rectangle" draw:enhanced-path="M 0 0 L 21600 0 21600 21600 0 21600 0 0 Z N"/>
                  </draw:custom-shape>
                </draw:g>
                <draw:g>
                  <draw:custom-shape draw:style-name="gr1150" draw:text-style-name="P50" draw:layer="layout" svg:width="0.013cm" svg:height="0.009cm" svg:x="3.26cm" svg:y="16.558cm">
                    <text:p/>
                    <draw:enhanced-geometry svg:viewBox="0 0 21600 21600" draw:mirror-horizontal="false" draw:mirror-vertical="false" draw:type="rectangle" draw:enhanced-path="M 0 0 L 21600 0 21600 21600 0 21600 0 0 Z N"/>
                  </draw:custom-shape>
                  <draw:custom-shape draw:style-name="gr1151" draw:text-style-name="P50" draw:layer="layout" svg:width="0.01cm" svg:height="0.005cm" svg:x="3.261cm" svg:y="16.56cm">
                    <text:p/>
                    <draw:enhanced-geometry svg:viewBox="0 0 21600 21600" draw:mirror-horizontal="false" draw:mirror-vertical="false" draw:type="rectangle" draw:enhanced-path="M 0 0 L 21600 0 21600 21600 0 21600 0 0 Z N"/>
                  </draw:custom-shape>
                </draw:g>
                <draw:g>
                  <draw:custom-shape draw:style-name="gr1152" draw:text-style-name="P50" draw:layer="layout" svg:width="0.013cm" svg:height="0.008cm" svg:x="3.26cm" svg:y="16.582cm">
                    <text:p/>
                    <draw:enhanced-geometry svg:viewBox="0 0 21600 21600" draw:mirror-horizontal="false" draw:mirror-vertical="false" draw:type="rectangle" draw:enhanced-path="M 0 0 L 21600 0 21600 21600 0 21600 0 0 Z N"/>
                  </draw:custom-shape>
                  <draw:custom-shape draw:style-name="gr1153" draw:text-style-name="P50" draw:layer="layout" svg:width="0.01cm" svg:height="0.005cm" svg:x="3.261cm" svg:y="16.584cm">
                    <text:p/>
                    <draw:enhanced-geometry svg:viewBox="0 0 21600 21600" draw:mirror-horizontal="false" draw:mirror-vertical="false" draw:type="rectangle" draw:enhanced-path="M 0 0 L 21600 0 21600 21600 0 21600 0 0 Z N"/>
                  </draw:custom-shape>
                </draw:g>
                <draw:g>
                  <draw:custom-shape draw:style-name="gr1154" draw:text-style-name="P50" draw:layer="layout" svg:width="0.013cm" svg:height="0.008cm" svg:x="3.26cm" svg:y="16.606cm">
                    <text:p/>
                    <draw:enhanced-geometry svg:viewBox="0 0 21600 21600" draw:mirror-horizontal="false" draw:mirror-vertical="false" draw:type="rectangle" draw:enhanced-path="M 0 0 L 21600 0 21600 21600 0 21600 0 0 Z N"/>
                  </draw:custom-shape>
                  <draw:custom-shape draw:style-name="gr1155" draw:text-style-name="P50" draw:layer="layout" svg:width="0.01cm" svg:height="0.006cm" svg:x="3.261cm" svg:y="16.607cm">
                    <text:p/>
                    <draw:enhanced-geometry svg:viewBox="0 0 21600 21600" draw:mirror-horizontal="false" draw:mirror-vertical="false" draw:type="rectangle" draw:enhanced-path="M 0 0 L 21600 0 21600 21600 0 21600 0 0 Z N"/>
                  </draw:custom-shape>
                </draw:g>
                <draw:g>
                  <draw:custom-shape draw:style-name="gr1156" draw:text-style-name="P50" draw:layer="layout" svg:width="0.013cm" svg:height="0.007cm" svg:x="3.26cm" svg:y="16.63cm">
                    <text:p/>
                    <draw:enhanced-geometry svg:viewBox="0 0 21600 21600" draw:mirror-horizontal="false" draw:mirror-vertical="false" draw:type="rectangle" draw:enhanced-path="M 0 0 L 21600 0 21600 21600 0 21600 0 0 Z N"/>
                  </draw:custom-shape>
                  <draw:custom-shape draw:style-name="gr1157" draw:text-style-name="P50" draw:layer="layout" svg:width="0.01cm" svg:height="0.006cm" svg:x="3.261cm" svg:y="16.631cm">
                    <text:p/>
                    <draw:enhanced-geometry svg:viewBox="0 0 21600 21600" draw:mirror-horizontal="false" draw:mirror-vertical="false" draw:type="rectangle" draw:enhanced-path="M 0 0 L 21600 0 21600 21600 0 21600 0 0 Z N"/>
                  </draw:custom-shape>
                </draw:g>
                <draw:g>
                  <draw:custom-shape draw:style-name="gr1158" draw:text-style-name="P50" draw:layer="layout" svg:width="0.013cm" svg:height="0.008cm" svg:x="3.26cm" svg:y="16.653cm">
                    <text:p/>
                    <draw:enhanced-geometry svg:viewBox="0 0 21600 21600" draw:mirror-horizontal="false" draw:mirror-vertical="false" draw:type="rectangle" draw:enhanced-path="M 0 0 L 21600 0 21600 21600 0 21600 0 0 Z N"/>
                  </draw:custom-shape>
                  <draw:custom-shape draw:style-name="gr1159" draw:text-style-name="P50" draw:layer="layout" svg:width="0.01cm" svg:height="0.006cm" svg:x="3.261cm" svg:y="16.654cm">
                    <text:p/>
                    <draw:enhanced-geometry svg:viewBox="0 0 21600 21600" draw:mirror-horizontal="false" draw:mirror-vertical="false" draw:type="rectangle" draw:enhanced-path="M 0 0 L 21600 0 21600 21600 0 21600 0 0 Z N"/>
                  </draw:custom-shape>
                </draw:g>
              </draw:g>
              <draw:line draw:style-name="gr1160" draw:text-style-name="P51" draw:layer="layout" svg:x1="3.338cm" svg:y1="16.464cm" svg:x2="3.338cm" svg:y2="16.676cm">
                <text:p/>
              </draw:line>
              <draw:line draw:style-name="gr1161" draw:text-style-name="P51" draw:layer="layout" svg:x1="3.391cm" svg:y1="16.464cm" svg:x2="3.391cm" svg:y2="16.676cm">
                <text:p/>
              </draw:line>
              <draw:g>
                <draw:g>
                  <draw:custom-shape draw:style-name="gr1162" draw:text-style-name="P50" draw:layer="layout" svg:width="0.013cm" svg:height="0.008cm" svg:x="3.312cm" svg:y="16.535cm">
                    <text:p/>
                    <draw:enhanced-geometry svg:viewBox="0 0 21600 21600" draw:mirror-horizontal="false" draw:mirror-vertical="false" draw:type="rectangle" draw:enhanced-path="M 0 0 L 21600 0 21600 21600 0 21600 0 0 Z N"/>
                  </draw:custom-shape>
                  <draw:custom-shape draw:style-name="gr1163" draw:text-style-name="P50" draw:layer="layout" svg:width="0.01cm" svg:height="0.004cm" svg:x="3.314cm" svg:y="16.537cm">
                    <text:p/>
                    <draw:enhanced-geometry svg:viewBox="0 0 21600 21600" draw:mirror-horizontal="false" draw:mirror-vertical="false" draw:type="rectangle" draw:enhanced-path="M 0 0 L 21600 0 21600 21600 0 21600 0 0 Z N"/>
                  </draw:custom-shape>
                </draw:g>
                <draw:g>
                  <draw:custom-shape draw:style-name="gr1164" draw:text-style-name="P50" draw:layer="layout" svg:width="0.013cm" svg:height="0.009cm" svg:x="3.312cm" svg:y="16.558cm">
                    <text:p/>
                    <draw:enhanced-geometry svg:viewBox="0 0 21600 21600" draw:mirror-horizontal="false" draw:mirror-vertical="false" draw:type="rectangle" draw:enhanced-path="M 0 0 L 21600 0 21600 21600 0 21600 0 0 Z N"/>
                  </draw:custom-shape>
                  <draw:custom-shape draw:style-name="gr1165" draw:text-style-name="P50" draw:layer="layout" svg:width="0.01cm" svg:height="0.005cm" svg:x="3.314cm" svg:y="16.56cm">
                    <text:p/>
                    <draw:enhanced-geometry svg:viewBox="0 0 21600 21600" draw:mirror-horizontal="false" draw:mirror-vertical="false" draw:type="rectangle" draw:enhanced-path="M 0 0 L 21600 0 21600 21600 0 21600 0 0 Z N"/>
                  </draw:custom-shape>
                </draw:g>
                <draw:g>
                  <draw:custom-shape draw:style-name="gr1166" draw:text-style-name="P50" draw:layer="layout" svg:width="0.013cm" svg:height="0.008cm" svg:x="3.312cm" svg:y="16.582cm">
                    <text:p/>
                    <draw:enhanced-geometry svg:viewBox="0 0 21600 21600" draw:mirror-horizontal="false" draw:mirror-vertical="false" draw:type="rectangle" draw:enhanced-path="M 0 0 L 21600 0 21600 21600 0 21600 0 0 Z N"/>
                  </draw:custom-shape>
                  <draw:custom-shape draw:style-name="gr1167" draw:text-style-name="P50" draw:layer="layout" svg:width="0.01cm" svg:height="0.005cm" svg:x="3.314cm" svg:y="16.584cm">
                    <text:p/>
                    <draw:enhanced-geometry svg:viewBox="0 0 21600 21600" draw:mirror-horizontal="false" draw:mirror-vertical="false" draw:type="rectangle" draw:enhanced-path="M 0 0 L 21600 0 21600 21600 0 21600 0 0 Z N"/>
                  </draw:custom-shape>
                </draw:g>
                <draw:g>
                  <draw:custom-shape draw:style-name="gr1168" draw:text-style-name="P50" draw:layer="layout" svg:width="0.013cm" svg:height="0.008cm" svg:x="3.312cm" svg:y="16.606cm">
                    <text:p/>
                    <draw:enhanced-geometry svg:viewBox="0 0 21600 21600" draw:mirror-horizontal="false" draw:mirror-vertical="false" draw:type="rectangle" draw:enhanced-path="M 0 0 L 21600 0 21600 21600 0 21600 0 0 Z N"/>
                  </draw:custom-shape>
                  <draw:custom-shape draw:style-name="gr1169" draw:text-style-name="P50" draw:layer="layout" svg:width="0.01cm" svg:height="0.006cm" svg:x="3.314cm" svg:y="16.607cm">
                    <text:p/>
                    <draw:enhanced-geometry svg:viewBox="0 0 21600 21600" draw:mirror-horizontal="false" draw:mirror-vertical="false" draw:type="rectangle" draw:enhanced-path="M 0 0 L 21600 0 21600 21600 0 21600 0 0 Z N"/>
                  </draw:custom-shape>
                </draw:g>
                <draw:g>
                  <draw:custom-shape draw:style-name="gr1170" draw:text-style-name="P50" draw:layer="layout" svg:width="0.013cm" svg:height="0.007cm" svg:x="3.312cm" svg:y="16.63cm">
                    <text:p/>
                    <draw:enhanced-geometry svg:viewBox="0 0 21600 21600" draw:mirror-horizontal="false" draw:mirror-vertical="false" draw:type="rectangle" draw:enhanced-path="M 0 0 L 21600 0 21600 21600 0 21600 0 0 Z N"/>
                  </draw:custom-shape>
                  <draw:custom-shape draw:style-name="gr1171" draw:text-style-name="P50" draw:layer="layout" svg:width="0.01cm" svg:height="0.006cm" svg:x="3.314cm" svg:y="16.631cm">
                    <text:p/>
                    <draw:enhanced-geometry svg:viewBox="0 0 21600 21600" draw:mirror-horizontal="false" draw:mirror-vertical="false" draw:type="rectangle" draw:enhanced-path="M 0 0 L 21600 0 21600 21600 0 21600 0 0 Z N"/>
                  </draw:custom-shape>
                </draw:g>
                <draw:g>
                  <draw:custom-shape draw:style-name="gr1172" draw:text-style-name="P50" draw:layer="layout" svg:width="0.013cm" svg:height="0.008cm" svg:x="3.312cm" svg:y="16.653cm">
                    <text:p/>
                    <draw:enhanced-geometry svg:viewBox="0 0 21600 21600" draw:mirror-horizontal="false" draw:mirror-vertical="false" draw:type="rectangle" draw:enhanced-path="M 0 0 L 21600 0 21600 21600 0 21600 0 0 Z N"/>
                  </draw:custom-shape>
                  <draw:custom-shape draw:style-name="gr1173" draw:text-style-name="P50" draw:layer="layout" svg:width="0.01cm" svg:height="0.006cm" svg:x="3.314cm" svg:y="16.654cm">
                    <text:p/>
                    <draw:enhanced-geometry svg:viewBox="0 0 21600 21600" draw:mirror-horizontal="false" draw:mirror-vertical="false" draw:type="rectangle" draw:enhanced-path="M 0 0 L 21600 0 21600 21600 0 21600 0 0 Z N"/>
                  </draw:custom-shape>
                </draw:g>
              </draw:g>
              <draw:g>
                <draw:g>
                  <draw:custom-shape draw:style-name="gr1174" draw:text-style-name="P50" draw:layer="layout" svg:width="0.012cm" svg:height="0.008cm" svg:x="3.365cm" svg:y="16.535cm">
                    <text:p/>
                    <draw:enhanced-geometry svg:viewBox="0 0 21600 21600" draw:mirror-horizontal="false" draw:mirror-vertical="false" draw:type="rectangle" draw:enhanced-path="M 0 0 L 21600 0 21600 21600 0 21600 0 0 Z N"/>
                  </draw:custom-shape>
                  <draw:custom-shape draw:style-name="gr1175" draw:text-style-name="P50" draw:layer="layout" svg:width="0.01cm" svg:height="0.004cm" svg:x="3.366cm" svg:y="16.537cm">
                    <text:p/>
                    <draw:enhanced-geometry svg:viewBox="0 0 21600 21600" draw:mirror-horizontal="false" draw:mirror-vertical="false" draw:type="rectangle" draw:enhanced-path="M 0 0 L 21600 0 21600 21600 0 21600 0 0 Z N"/>
                  </draw:custom-shape>
                </draw:g>
                <draw:g>
                  <draw:custom-shape draw:style-name="gr1176" draw:text-style-name="P50" draw:layer="layout" svg:width="0.012cm" svg:height="0.009cm" svg:x="3.365cm" svg:y="16.558cm">
                    <text:p/>
                    <draw:enhanced-geometry svg:viewBox="0 0 21600 21600" draw:mirror-horizontal="false" draw:mirror-vertical="false" draw:type="rectangle" draw:enhanced-path="M 0 0 L 21600 0 21600 21600 0 21600 0 0 Z N"/>
                  </draw:custom-shape>
                  <draw:custom-shape draw:style-name="gr1177" draw:text-style-name="P50" draw:layer="layout" svg:width="0.01cm" svg:height="0.005cm" svg:x="3.366cm" svg:y="16.56cm">
                    <text:p/>
                    <draw:enhanced-geometry svg:viewBox="0 0 21600 21600" draw:mirror-horizontal="false" draw:mirror-vertical="false" draw:type="rectangle" draw:enhanced-path="M 0 0 L 21600 0 21600 21600 0 21600 0 0 Z N"/>
                  </draw:custom-shape>
                </draw:g>
                <draw:g>
                  <draw:custom-shape draw:style-name="gr1178" draw:text-style-name="P50" draw:layer="layout" svg:width="0.012cm" svg:height="0.008cm" svg:x="3.365cm" svg:y="16.582cm">
                    <text:p/>
                    <draw:enhanced-geometry svg:viewBox="0 0 21600 21600" draw:mirror-horizontal="false" draw:mirror-vertical="false" draw:type="rectangle" draw:enhanced-path="M 0 0 L 21600 0 21600 21600 0 21600 0 0 Z N"/>
                  </draw:custom-shape>
                  <draw:custom-shape draw:style-name="gr1179" draw:text-style-name="P50" draw:layer="layout" svg:width="0.01cm" svg:height="0.005cm" svg:x="3.366cm" svg:y="16.584cm">
                    <text:p/>
                    <draw:enhanced-geometry svg:viewBox="0 0 21600 21600" draw:mirror-horizontal="false" draw:mirror-vertical="false" draw:type="rectangle" draw:enhanced-path="M 0 0 L 21600 0 21600 21600 0 21600 0 0 Z N"/>
                  </draw:custom-shape>
                </draw:g>
                <draw:g>
                  <draw:custom-shape draw:style-name="gr1180" draw:text-style-name="P50" draw:layer="layout" svg:width="0.012cm" svg:height="0.008cm" svg:x="3.365cm" svg:y="16.606cm">
                    <text:p/>
                    <draw:enhanced-geometry svg:viewBox="0 0 21600 21600" draw:mirror-horizontal="false" draw:mirror-vertical="false" draw:type="rectangle" draw:enhanced-path="M 0 0 L 21600 0 21600 21600 0 21600 0 0 Z N"/>
                  </draw:custom-shape>
                  <draw:custom-shape draw:style-name="gr1181" draw:text-style-name="P50" draw:layer="layout" svg:width="0.01cm" svg:height="0.006cm" svg:x="3.366cm" svg:y="16.607cm">
                    <text:p/>
                    <draw:enhanced-geometry svg:viewBox="0 0 21600 21600" draw:mirror-horizontal="false" draw:mirror-vertical="false" draw:type="rectangle" draw:enhanced-path="M 0 0 L 21600 0 21600 21600 0 21600 0 0 Z N"/>
                  </draw:custom-shape>
                </draw:g>
                <draw:g>
                  <draw:custom-shape draw:style-name="gr1182" draw:text-style-name="P50" draw:layer="layout" svg:width="0.012cm" svg:height="0.007cm" svg:x="3.365cm" svg:y="16.63cm">
                    <text:p/>
                    <draw:enhanced-geometry svg:viewBox="0 0 21600 21600" draw:mirror-horizontal="false" draw:mirror-vertical="false" draw:type="rectangle" draw:enhanced-path="M 0 0 L 21600 0 21600 21600 0 21600 0 0 Z N"/>
                  </draw:custom-shape>
                  <draw:custom-shape draw:style-name="gr1183" draw:text-style-name="P50" draw:layer="layout" svg:width="0.01cm" svg:height="0.006cm" svg:x="3.366cm" svg:y="16.631cm">
                    <text:p/>
                    <draw:enhanced-geometry svg:viewBox="0 0 21600 21600" draw:mirror-horizontal="false" draw:mirror-vertical="false" draw:type="rectangle" draw:enhanced-path="M 0 0 L 21600 0 21600 21600 0 21600 0 0 Z N"/>
                  </draw:custom-shape>
                </draw:g>
                <draw:g>
                  <draw:custom-shape draw:style-name="gr1184" draw:text-style-name="P50" draw:layer="layout" svg:width="0.012cm" svg:height="0.008cm" svg:x="3.365cm" svg:y="16.653cm">
                    <text:p/>
                    <draw:enhanced-geometry svg:viewBox="0 0 21600 21600" draw:mirror-horizontal="false" draw:mirror-vertical="false" draw:type="rectangle" draw:enhanced-path="M 0 0 L 21600 0 21600 21600 0 21600 0 0 Z N"/>
                  </draw:custom-shape>
                  <draw:custom-shape draw:style-name="gr1185" draw:text-style-name="P50" draw:layer="layout" svg:width="0.01cm" svg:height="0.006cm" svg:x="3.366cm" svg:y="16.654cm">
                    <text:p/>
                    <draw:enhanced-geometry svg:viewBox="0 0 21600 21600" draw:mirror-horizontal="false" draw:mirror-vertical="false" draw:type="rectangle" draw:enhanced-path="M 0 0 L 21600 0 21600 21600 0 21600 0 0 Z N"/>
                  </draw:custom-shape>
                </draw:g>
              </draw:g>
              <draw:g>
                <draw:g>
                  <draw:custom-shape draw:style-name="gr1186" draw:text-style-name="P50" draw:layer="layout" svg:width="0.013cm" svg:height="0.008cm" svg:x="3.417cm" svg:y="16.535cm">
                    <text:p/>
                    <draw:enhanced-geometry svg:viewBox="0 0 21600 21600" draw:mirror-horizontal="false" draw:mirror-vertical="false" draw:type="rectangle" draw:enhanced-path="M 0 0 L 21600 0 21600 21600 0 21600 0 0 Z N"/>
                  </draw:custom-shape>
                  <draw:custom-shape draw:style-name="gr1187" draw:text-style-name="P50" draw:layer="layout" svg:width="0.011cm" svg:height="0.004cm" svg:x="3.418cm" svg:y="16.537cm">
                    <text:p/>
                    <draw:enhanced-geometry svg:viewBox="0 0 21600 21600" draw:mirror-horizontal="false" draw:mirror-vertical="false" draw:type="rectangle" draw:enhanced-path="M 0 0 L 21600 0 21600 21600 0 21600 0 0 Z N"/>
                  </draw:custom-shape>
                </draw:g>
                <draw:g>
                  <draw:custom-shape draw:style-name="gr1188" draw:text-style-name="P50" draw:layer="layout" svg:width="0.013cm" svg:height="0.009cm" svg:x="3.417cm" svg:y="16.558cm">
                    <text:p/>
                    <draw:enhanced-geometry svg:viewBox="0 0 21600 21600" draw:mirror-horizontal="false" draw:mirror-vertical="false" draw:type="rectangle" draw:enhanced-path="M 0 0 L 21600 0 21600 21600 0 21600 0 0 Z N"/>
                  </draw:custom-shape>
                  <draw:custom-shape draw:style-name="gr1189" draw:text-style-name="P50" draw:layer="layout" svg:width="0.011cm" svg:height="0.005cm" svg:x="3.418cm" svg:y="16.56cm">
                    <text:p/>
                    <draw:enhanced-geometry svg:viewBox="0 0 21600 21600" draw:mirror-horizontal="false" draw:mirror-vertical="false" draw:type="rectangle" draw:enhanced-path="M 0 0 L 21600 0 21600 21600 0 21600 0 0 Z N"/>
                  </draw:custom-shape>
                </draw:g>
                <draw:g>
                  <draw:custom-shape draw:style-name="gr1190" draw:text-style-name="P50" draw:layer="layout" svg:width="0.013cm" svg:height="0.008cm" svg:x="3.417cm" svg:y="16.582cm">
                    <text:p/>
                    <draw:enhanced-geometry svg:viewBox="0 0 21600 21600" draw:mirror-horizontal="false" draw:mirror-vertical="false" draw:type="rectangle" draw:enhanced-path="M 0 0 L 21600 0 21600 21600 0 21600 0 0 Z N"/>
                  </draw:custom-shape>
                  <draw:custom-shape draw:style-name="gr1191" draw:text-style-name="P50" draw:layer="layout" svg:width="0.011cm" svg:height="0.005cm" svg:x="3.418cm" svg:y="16.584cm">
                    <text:p/>
                    <draw:enhanced-geometry svg:viewBox="0 0 21600 21600" draw:mirror-horizontal="false" draw:mirror-vertical="false" draw:type="rectangle" draw:enhanced-path="M 0 0 L 21600 0 21600 21600 0 21600 0 0 Z N"/>
                  </draw:custom-shape>
                </draw:g>
                <draw:g>
                  <draw:custom-shape draw:style-name="gr1192" draw:text-style-name="P50" draw:layer="layout" svg:width="0.013cm" svg:height="0.008cm" svg:x="3.417cm" svg:y="16.606cm">
                    <text:p/>
                    <draw:enhanced-geometry svg:viewBox="0 0 21600 21600" draw:mirror-horizontal="false" draw:mirror-vertical="false" draw:type="rectangle" draw:enhanced-path="M 0 0 L 21600 0 21600 21600 0 21600 0 0 Z N"/>
                  </draw:custom-shape>
                  <draw:custom-shape draw:style-name="gr1193" draw:text-style-name="P50" draw:layer="layout" svg:width="0.011cm" svg:height="0.006cm" svg:x="3.418cm" svg:y="16.607cm">
                    <text:p/>
                    <draw:enhanced-geometry svg:viewBox="0 0 21600 21600" draw:mirror-horizontal="false" draw:mirror-vertical="false" draw:type="rectangle" draw:enhanced-path="M 0 0 L 21600 0 21600 21600 0 21600 0 0 Z N"/>
                  </draw:custom-shape>
                </draw:g>
                <draw:g>
                  <draw:custom-shape draw:style-name="gr1194" draw:text-style-name="P50" draw:layer="layout" svg:width="0.013cm" svg:height="0.007cm" svg:x="3.417cm" svg:y="16.63cm">
                    <text:p/>
                    <draw:enhanced-geometry svg:viewBox="0 0 21600 21600" draw:mirror-horizontal="false" draw:mirror-vertical="false" draw:type="rectangle" draw:enhanced-path="M 0 0 L 21600 0 21600 21600 0 21600 0 0 Z N"/>
                  </draw:custom-shape>
                  <draw:custom-shape draw:style-name="gr1195" draw:text-style-name="P50" draw:layer="layout" svg:width="0.011cm" svg:height="0.006cm" svg:x="3.418cm" svg:y="16.631cm">
                    <text:p/>
                    <draw:enhanced-geometry svg:viewBox="0 0 21600 21600" draw:mirror-horizontal="false" draw:mirror-vertical="false" draw:type="rectangle" draw:enhanced-path="M 0 0 L 21600 0 21600 21600 0 21600 0 0 Z N"/>
                  </draw:custom-shape>
                </draw:g>
                <draw:g>
                  <draw:custom-shape draw:style-name="gr1196" draw:text-style-name="P50" draw:layer="layout" svg:width="0.013cm" svg:height="0.008cm" svg:x="3.417cm" svg:y="16.653cm">
                    <text:p/>
                    <draw:enhanced-geometry svg:viewBox="0 0 21600 21600" draw:mirror-horizontal="false" draw:mirror-vertical="false" draw:type="rectangle" draw:enhanced-path="M 0 0 L 21600 0 21600 21600 0 21600 0 0 Z N"/>
                  </draw:custom-shape>
                  <draw:custom-shape draw:style-name="gr1197" draw:text-style-name="P50" draw:layer="layout" svg:width="0.011cm" svg:height="0.006cm" svg:x="3.418cm" svg:y="16.654cm">
                    <text:p/>
                    <draw:enhanced-geometry svg:viewBox="0 0 21600 21600" draw:mirror-horizontal="false" draw:mirror-vertical="false" draw:type="rectangle" draw:enhanced-path="M 0 0 L 21600 0 21600 21600 0 21600 0 0 Z N"/>
                  </draw:custom-shape>
                </draw:g>
              </draw:g>
            </draw:g>
            <draw:g>
              <draw:custom-shape draw:style-name="gr1198" draw:text-style-name="P49" draw:layer="layout" svg:width="0.499cm" svg:height="0.209cm" svg:x="3.838cm" svg:y="16.465cm">
                <text:p/>
                <draw:enhanced-geometry svg:viewBox="0 0 21600 21600" draw:mirror-horizontal="false" draw:mirror-vertical="false" draw:type="rectangle" draw:enhanced-path="M 0 0 L 21600 0 21600 21600 0 21600 0 0 Z N"/>
              </draw:custom-shape>
              <draw:line draw:style-name="gr1199" draw:text-style-name="P51" draw:layer="layout" svg:x1="3.89cm" svg:y1="16.46cm" svg:x2="3.89cm" svg:y2="16.676cm">
                <text:p/>
              </draw:line>
              <draw:line draw:style-name="gr1200" draw:text-style-name="P51" draw:layer="layout" svg:x1="4.022cm" svg:y1="16.46cm" svg:x2="4.022cm" svg:y2="16.676cm">
                <text:p/>
              </draw:line>
              <draw:custom-shape draw:style-name="gr1201" draw:text-style-name="P50" draw:layer="layout" svg:width="0.012cm" svg:height="0.008cm" svg:x="3.943cm" svg:y="16.491cm">
                <text:p/>
                <draw:enhanced-geometry svg:viewBox="0 0 21600 21600" draw:mirror-horizontal="false" draw:mirror-vertical="false" draw:type="rectangle" draw:enhanced-path="M 0 0 L 21600 0 21600 21600 0 21600 0 0 Z N"/>
              </draw:custom-shape>
              <draw:custom-shape draw:style-name="gr1202" draw:text-style-name="P50" draw:layer="layout" svg:width="0.026cm" svg:height="0.026cm" svg:x="3.851cm" svg:y="16.622cm">
                <text:p/>
                <draw:enhanced-geometry svg:viewBox="0 0 21600 21600" draw:mirror-horizontal="false" draw:mirror-vertical="false" draw:type="rectangle" draw:enhanced-path="M 0 0 L 21600 0 21600 21600 0 21600 0 0 Z N"/>
              </draw:custom-shape>
              <draw:line draw:style-name="gr1203" draw:text-style-name="P51" draw:layer="layout" svg:x1="3.969cm" svg:y1="16.516cm" svg:x2="4.337cm" svg:y2="16.516cm">
                <text:p/>
              </draw:line>
              <draw:line draw:style-name="gr1204" draw:text-style-name="P51" draw:layer="layout" svg:x1="3.969cm" svg:y1="16.46cm" svg:x2="3.969cm" svg:y2="16.676cm">
                <text:p/>
              </draw:line>
              <draw:custom-shape draw:style-name="gr1205" draw:text-style-name="P50" draw:layer="layout" svg:width="0.012cm" svg:height="0.008cm" svg:x="3.943cm" svg:y="16.535cm">
                <text:p/>
                <draw:enhanced-geometry svg:viewBox="0 0 21600 21600" draw:mirror-horizontal="false" draw:mirror-vertical="false" draw:type="rectangle" draw:enhanced-path="M 0 0 L 21600 0 21600 21600 0 21600 0 0 Z N"/>
              </draw:custom-shape>
              <draw:custom-shape draw:style-name="gr1206" draw:text-style-name="P50" draw:layer="layout" svg:width="0.012cm" svg:height="0.007cm" svg:x="3.943cm" svg:y="16.513cm">
                <text:p/>
                <draw:enhanced-geometry svg:viewBox="0 0 21600 21600" draw:mirror-horizontal="false" draw:mirror-vertical="false" draw:type="rectangle" draw:enhanced-path="M 0 0 L 21600 0 21600 21600 0 21600 0 0 Z N"/>
              </draw:custom-shape>
              <draw:g>
                <draw:g>
                  <draw:custom-shape draw:style-name="gr1207" draw:text-style-name="P50" draw:layer="layout" svg:width="0.013cm" svg:height="0.008cm" svg:x="3.995cm" svg:y="16.535cm">
                    <text:p/>
                    <draw:enhanced-geometry svg:viewBox="0 0 21600 21600" draw:mirror-horizontal="false" draw:mirror-vertical="false" draw:type="rectangle" draw:enhanced-path="M 0 0 L 21600 0 21600 21600 0 21600 0 0 Z N"/>
                  </draw:custom-shape>
                  <draw:custom-shape draw:style-name="gr1208" draw:text-style-name="P50" draw:layer="layout" svg:width="0.011cm" svg:height="0.004cm" svg:x="3.996cm" svg:y="16.537cm">
                    <text:p/>
                    <draw:enhanced-geometry svg:viewBox="0 0 21600 21600" draw:mirror-horizontal="false" draw:mirror-vertical="false" draw:type="rectangle" draw:enhanced-path="M 0 0 L 21600 0 21600 21600 0 21600 0 0 Z N"/>
                  </draw:custom-shape>
                </draw:g>
                <draw:g>
                  <draw:custom-shape draw:style-name="gr1209" draw:text-style-name="P50" draw:layer="layout" svg:width="0.013cm" svg:height="0.009cm" svg:x="3.995cm" svg:y="16.558cm">
                    <text:p/>
                    <draw:enhanced-geometry svg:viewBox="0 0 21600 21600" draw:mirror-horizontal="false" draw:mirror-vertical="false" draw:type="rectangle" draw:enhanced-path="M 0 0 L 21600 0 21600 21600 0 21600 0 0 Z N"/>
                  </draw:custom-shape>
                  <draw:custom-shape draw:style-name="gr1210" draw:text-style-name="P50" draw:layer="layout" svg:width="0.011cm" svg:height="0.005cm" svg:x="3.996cm" svg:y="16.56cm">
                    <text:p/>
                    <draw:enhanced-geometry svg:viewBox="0 0 21600 21600" draw:mirror-horizontal="false" draw:mirror-vertical="false" draw:type="rectangle" draw:enhanced-path="M 0 0 L 21600 0 21600 21600 0 21600 0 0 Z N"/>
                  </draw:custom-shape>
                </draw:g>
                <draw:g>
                  <draw:custom-shape draw:style-name="gr1211" draw:text-style-name="P50" draw:layer="layout" svg:width="0.013cm" svg:height="0.008cm" svg:x="3.995cm" svg:y="16.582cm">
                    <text:p/>
                    <draw:enhanced-geometry svg:viewBox="0 0 21600 21600" draw:mirror-horizontal="false" draw:mirror-vertical="false" draw:type="rectangle" draw:enhanced-path="M 0 0 L 21600 0 21600 21600 0 21600 0 0 Z N"/>
                  </draw:custom-shape>
                  <draw:custom-shape draw:style-name="gr1212" draw:text-style-name="P50" draw:layer="layout" svg:width="0.011cm" svg:height="0.005cm" svg:x="3.996cm" svg:y="16.584cm">
                    <text:p/>
                    <draw:enhanced-geometry svg:viewBox="0 0 21600 21600" draw:mirror-horizontal="false" draw:mirror-vertical="false" draw:type="rectangle" draw:enhanced-path="M 0 0 L 21600 0 21600 21600 0 21600 0 0 Z N"/>
                  </draw:custom-shape>
                </draw:g>
                <draw:g>
                  <draw:custom-shape draw:style-name="gr1213" draw:text-style-name="P50" draw:layer="layout" svg:width="0.013cm" svg:height="0.008cm" svg:x="3.995cm" svg:y="16.606cm">
                    <text:p/>
                    <draw:enhanced-geometry svg:viewBox="0 0 21600 21600" draw:mirror-horizontal="false" draw:mirror-vertical="false" draw:type="rectangle" draw:enhanced-path="M 0 0 L 21600 0 21600 21600 0 21600 0 0 Z N"/>
                  </draw:custom-shape>
                  <draw:custom-shape draw:style-name="gr1214" draw:text-style-name="P50" draw:layer="layout" svg:width="0.011cm" svg:height="0.006cm" svg:x="3.996cm" svg:y="16.607cm">
                    <text:p/>
                    <draw:enhanced-geometry svg:viewBox="0 0 21600 21600" draw:mirror-horizontal="false" draw:mirror-vertical="false" draw:type="rectangle" draw:enhanced-path="M 0 0 L 21600 0 21600 21600 0 21600 0 0 Z N"/>
                  </draw:custom-shape>
                </draw:g>
                <draw:g>
                  <draw:custom-shape draw:style-name="gr1215" draw:text-style-name="P50" draw:layer="layout" svg:width="0.013cm" svg:height="0.007cm" svg:x="3.995cm" svg:y="16.63cm">
                    <text:p/>
                    <draw:enhanced-geometry svg:viewBox="0 0 21600 21600" draw:mirror-horizontal="false" draw:mirror-vertical="false" draw:type="rectangle" draw:enhanced-path="M 0 0 L 21600 0 21600 21600 0 21600 0 0 Z N"/>
                  </draw:custom-shape>
                  <draw:custom-shape draw:style-name="gr1216" draw:text-style-name="P50" draw:layer="layout" svg:width="0.011cm" svg:height="0.006cm" svg:x="3.996cm" svg:y="16.631cm">
                    <text:p/>
                    <draw:enhanced-geometry svg:viewBox="0 0 21600 21600" draw:mirror-horizontal="false" draw:mirror-vertical="false" draw:type="rectangle" draw:enhanced-path="M 0 0 L 21600 0 21600 21600 0 21600 0 0 Z N"/>
                  </draw:custom-shape>
                </draw:g>
                <draw:g>
                  <draw:custom-shape draw:style-name="gr1217" draw:text-style-name="P50" draw:layer="layout" svg:width="0.013cm" svg:height="0.008cm" svg:x="3.995cm" svg:y="16.653cm">
                    <text:p/>
                    <draw:enhanced-geometry svg:viewBox="0 0 21600 21600" draw:mirror-horizontal="false" draw:mirror-vertical="false" draw:type="rectangle" draw:enhanced-path="M 0 0 L 21600 0 21600 21600 0 21600 0 0 Z N"/>
                  </draw:custom-shape>
                  <draw:custom-shape draw:style-name="gr1218" draw:text-style-name="P50" draw:layer="layout" svg:width="0.011cm" svg:height="0.006cm" svg:x="3.996cm" svg:y="16.654cm">
                    <text:p/>
                    <draw:enhanced-geometry svg:viewBox="0 0 21600 21600" draw:mirror-horizontal="false" draw:mirror-vertical="false" draw:type="rectangle" draw:enhanced-path="M 0 0 L 21600 0 21600 21600 0 21600 0 0 Z N"/>
                  </draw:custom-shape>
                </draw:g>
              </draw:g>
              <draw:line draw:style-name="gr1219" draw:text-style-name="P51" draw:layer="layout" svg:x1="4.074cm" svg:y1="16.46cm" svg:x2="4.074cm" svg:y2="16.676cm">
                <text:p/>
              </draw:line>
              <draw:line draw:style-name="gr1220" draw:text-style-name="P51" draw:layer="layout" svg:x1="4.127cm" svg:y1="16.46cm" svg:x2="4.127cm" svg:y2="16.676cm">
                <text:p/>
              </draw:line>
              <draw:g>
                <draw:g>
                  <draw:custom-shape draw:style-name="gr1221" draw:text-style-name="P50" draw:layer="layout" svg:width="0.014cm" svg:height="0.008cm" svg:x="4.047cm" svg:y="16.535cm">
                    <text:p/>
                    <draw:enhanced-geometry svg:viewBox="0 0 21600 21600" draw:mirror-horizontal="false" draw:mirror-vertical="false" draw:type="rectangle" draw:enhanced-path="M 0 0 L 21600 0 21600 21600 0 21600 0 0 Z N"/>
                  </draw:custom-shape>
                  <draw:custom-shape draw:style-name="gr1222" draw:text-style-name="P50" draw:layer="layout" svg:width="0.011cm" svg:height="0.004cm" svg:x="4.049cm" svg:y="16.537cm">
                    <text:p/>
                    <draw:enhanced-geometry svg:viewBox="0 0 21600 21600" draw:mirror-horizontal="false" draw:mirror-vertical="false" draw:type="rectangle" draw:enhanced-path="M 0 0 L 21600 0 21600 21600 0 21600 0 0 Z N"/>
                  </draw:custom-shape>
                </draw:g>
                <draw:g>
                  <draw:custom-shape draw:style-name="gr1223" draw:text-style-name="P50" draw:layer="layout" svg:width="0.014cm" svg:height="0.009cm" svg:x="4.047cm" svg:y="16.558cm">
                    <text:p/>
                    <draw:enhanced-geometry svg:viewBox="0 0 21600 21600" draw:mirror-horizontal="false" draw:mirror-vertical="false" draw:type="rectangle" draw:enhanced-path="M 0 0 L 21600 0 21600 21600 0 21600 0 0 Z N"/>
                  </draw:custom-shape>
                  <draw:custom-shape draw:style-name="gr1224" draw:text-style-name="P50" draw:layer="layout" svg:width="0.011cm" svg:height="0.005cm" svg:x="4.049cm" svg:y="16.56cm">
                    <text:p/>
                    <draw:enhanced-geometry svg:viewBox="0 0 21600 21600" draw:mirror-horizontal="false" draw:mirror-vertical="false" draw:type="rectangle" draw:enhanced-path="M 0 0 L 21600 0 21600 21600 0 21600 0 0 Z N"/>
                  </draw:custom-shape>
                </draw:g>
                <draw:g>
                  <draw:custom-shape draw:style-name="gr1225" draw:text-style-name="P50" draw:layer="layout" svg:width="0.014cm" svg:height="0.008cm" svg:x="4.047cm" svg:y="16.582cm">
                    <text:p/>
                    <draw:enhanced-geometry svg:viewBox="0 0 21600 21600" draw:mirror-horizontal="false" draw:mirror-vertical="false" draw:type="rectangle" draw:enhanced-path="M 0 0 L 21600 0 21600 21600 0 21600 0 0 Z N"/>
                  </draw:custom-shape>
                  <draw:custom-shape draw:style-name="gr1226" draw:text-style-name="P50" draw:layer="layout" svg:width="0.011cm" svg:height="0.005cm" svg:x="4.049cm" svg:y="16.584cm">
                    <text:p/>
                    <draw:enhanced-geometry svg:viewBox="0 0 21600 21600" draw:mirror-horizontal="false" draw:mirror-vertical="false" draw:type="rectangle" draw:enhanced-path="M 0 0 L 21600 0 21600 21600 0 21600 0 0 Z N"/>
                  </draw:custom-shape>
                </draw:g>
                <draw:g>
                  <draw:custom-shape draw:style-name="gr1227" draw:text-style-name="P50" draw:layer="layout" svg:width="0.014cm" svg:height="0.008cm" svg:x="4.047cm" svg:y="16.606cm">
                    <text:p/>
                    <draw:enhanced-geometry svg:viewBox="0 0 21600 21600" draw:mirror-horizontal="false" draw:mirror-vertical="false" draw:type="rectangle" draw:enhanced-path="M 0 0 L 21600 0 21600 21600 0 21600 0 0 Z N"/>
                  </draw:custom-shape>
                  <draw:custom-shape draw:style-name="gr1228" draw:text-style-name="P50" draw:layer="layout" svg:width="0.011cm" svg:height="0.006cm" svg:x="4.049cm" svg:y="16.607cm">
                    <text:p/>
                    <draw:enhanced-geometry svg:viewBox="0 0 21600 21600" draw:mirror-horizontal="false" draw:mirror-vertical="false" draw:type="rectangle" draw:enhanced-path="M 0 0 L 21600 0 21600 21600 0 21600 0 0 Z N"/>
                  </draw:custom-shape>
                </draw:g>
                <draw:g>
                  <draw:custom-shape draw:style-name="gr1229" draw:text-style-name="P50" draw:layer="layout" svg:width="0.014cm" svg:height="0.007cm" svg:x="4.047cm" svg:y="16.63cm">
                    <text:p/>
                    <draw:enhanced-geometry svg:viewBox="0 0 21600 21600" draw:mirror-horizontal="false" draw:mirror-vertical="false" draw:type="rectangle" draw:enhanced-path="M 0 0 L 21600 0 21600 21600 0 21600 0 0 Z N"/>
                  </draw:custom-shape>
                  <draw:custom-shape draw:style-name="gr1230" draw:text-style-name="P50" draw:layer="layout" svg:width="0.011cm" svg:height="0.006cm" svg:x="4.049cm" svg:y="16.631cm">
                    <text:p/>
                    <draw:enhanced-geometry svg:viewBox="0 0 21600 21600" draw:mirror-horizontal="false" draw:mirror-vertical="false" draw:type="rectangle" draw:enhanced-path="M 0 0 L 21600 0 21600 21600 0 21600 0 0 Z N"/>
                  </draw:custom-shape>
                </draw:g>
                <draw:g>
                  <draw:custom-shape draw:style-name="gr1231" draw:text-style-name="P50" draw:layer="layout" svg:width="0.014cm" svg:height="0.008cm" svg:x="4.047cm" svg:y="16.653cm">
                    <text:p/>
                    <draw:enhanced-geometry svg:viewBox="0 0 21600 21600" draw:mirror-horizontal="false" draw:mirror-vertical="false" draw:type="rectangle" draw:enhanced-path="M 0 0 L 21600 0 21600 21600 0 21600 0 0 Z N"/>
                  </draw:custom-shape>
                  <draw:custom-shape draw:style-name="gr1232" draw:text-style-name="P50" draw:layer="layout" svg:width="0.011cm" svg:height="0.006cm" svg:x="4.049cm" svg:y="16.654cm">
                    <text:p/>
                    <draw:enhanced-geometry svg:viewBox="0 0 21600 21600" draw:mirror-horizontal="false" draw:mirror-vertical="false" draw:type="rectangle" draw:enhanced-path="M 0 0 L 21600 0 21600 21600 0 21600 0 0 Z N"/>
                  </draw:custom-shape>
                </draw:g>
              </draw:g>
              <draw:g>
                <draw:g>
                  <draw:custom-shape draw:style-name="gr1233" draw:text-style-name="P50" draw:layer="layout" svg:width="0.014cm" svg:height="0.008cm" svg:x="4.1cm" svg:y="16.535cm">
                    <text:p/>
                    <draw:enhanced-geometry svg:viewBox="0 0 21600 21600" draw:mirror-horizontal="false" draw:mirror-vertical="false" draw:type="rectangle" draw:enhanced-path="M 0 0 L 21600 0 21600 21600 0 21600 0 0 Z N"/>
                  </draw:custom-shape>
                  <draw:custom-shape draw:style-name="gr1234" draw:text-style-name="P50" draw:layer="layout" svg:width="0.01cm" svg:height="0.004cm" svg:x="4.102cm" svg:y="16.537cm">
                    <text:p/>
                    <draw:enhanced-geometry svg:viewBox="0 0 21600 21600" draw:mirror-horizontal="false" draw:mirror-vertical="false" draw:type="rectangle" draw:enhanced-path="M 0 0 L 21600 0 21600 21600 0 21600 0 0 Z N"/>
                  </draw:custom-shape>
                </draw:g>
                <draw:g>
                  <draw:custom-shape draw:style-name="gr1235" draw:text-style-name="P50" draw:layer="layout" svg:width="0.014cm" svg:height="0.009cm" svg:x="4.1cm" svg:y="16.558cm">
                    <text:p/>
                    <draw:enhanced-geometry svg:viewBox="0 0 21600 21600" draw:mirror-horizontal="false" draw:mirror-vertical="false" draw:type="rectangle" draw:enhanced-path="M 0 0 L 21600 0 21600 21600 0 21600 0 0 Z N"/>
                  </draw:custom-shape>
                  <draw:custom-shape draw:style-name="gr1236" draw:text-style-name="P50" draw:layer="layout" svg:width="0.01cm" svg:height="0.005cm" svg:x="4.102cm" svg:y="16.56cm">
                    <text:p/>
                    <draw:enhanced-geometry svg:viewBox="0 0 21600 21600" draw:mirror-horizontal="false" draw:mirror-vertical="false" draw:type="rectangle" draw:enhanced-path="M 0 0 L 21600 0 21600 21600 0 21600 0 0 Z N"/>
                  </draw:custom-shape>
                </draw:g>
                <draw:g>
                  <draw:custom-shape draw:style-name="gr1237" draw:text-style-name="P50" draw:layer="layout" svg:width="0.014cm" svg:height="0.008cm" svg:x="4.1cm" svg:y="16.582cm">
                    <text:p/>
                    <draw:enhanced-geometry svg:viewBox="0 0 21600 21600" draw:mirror-horizontal="false" draw:mirror-vertical="false" draw:type="rectangle" draw:enhanced-path="M 0 0 L 21600 0 21600 21600 0 21600 0 0 Z N"/>
                  </draw:custom-shape>
                  <draw:custom-shape draw:style-name="gr1238" draw:text-style-name="P50" draw:layer="layout" svg:width="0.01cm" svg:height="0.005cm" svg:x="4.102cm" svg:y="16.584cm">
                    <text:p/>
                    <draw:enhanced-geometry svg:viewBox="0 0 21600 21600" draw:mirror-horizontal="false" draw:mirror-vertical="false" draw:type="rectangle" draw:enhanced-path="M 0 0 L 21600 0 21600 21600 0 21600 0 0 Z N"/>
                  </draw:custom-shape>
                </draw:g>
                <draw:g>
                  <draw:custom-shape draw:style-name="gr1239" draw:text-style-name="P50" draw:layer="layout" svg:width="0.014cm" svg:height="0.008cm" svg:x="4.1cm" svg:y="16.606cm">
                    <text:p/>
                    <draw:enhanced-geometry svg:viewBox="0 0 21600 21600" draw:mirror-horizontal="false" draw:mirror-vertical="false" draw:type="rectangle" draw:enhanced-path="M 0 0 L 21600 0 21600 21600 0 21600 0 0 Z N"/>
                  </draw:custom-shape>
                  <draw:custom-shape draw:style-name="gr1240" draw:text-style-name="P50" draw:layer="layout" svg:width="0.01cm" svg:height="0.006cm" svg:x="4.102cm" svg:y="16.607cm">
                    <text:p/>
                    <draw:enhanced-geometry svg:viewBox="0 0 21600 21600" draw:mirror-horizontal="false" draw:mirror-vertical="false" draw:type="rectangle" draw:enhanced-path="M 0 0 L 21600 0 21600 21600 0 21600 0 0 Z N"/>
                  </draw:custom-shape>
                </draw:g>
                <draw:g>
                  <draw:custom-shape draw:style-name="gr1241" draw:text-style-name="P50" draw:layer="layout" svg:width="0.014cm" svg:height="0.007cm" svg:x="4.1cm" svg:y="16.63cm">
                    <text:p/>
                    <draw:enhanced-geometry svg:viewBox="0 0 21600 21600" draw:mirror-horizontal="false" draw:mirror-vertical="false" draw:type="rectangle" draw:enhanced-path="M 0 0 L 21600 0 21600 21600 0 21600 0 0 Z N"/>
                  </draw:custom-shape>
                  <draw:custom-shape draw:style-name="gr1242" draw:text-style-name="P50" draw:layer="layout" svg:width="0.01cm" svg:height="0.006cm" svg:x="4.102cm" svg:y="16.631cm">
                    <text:p/>
                    <draw:enhanced-geometry svg:viewBox="0 0 21600 21600" draw:mirror-horizontal="false" draw:mirror-vertical="false" draw:type="rectangle" draw:enhanced-path="M 0 0 L 21600 0 21600 21600 0 21600 0 0 Z N"/>
                  </draw:custom-shape>
                </draw:g>
                <draw:g>
                  <draw:custom-shape draw:style-name="gr1243" draw:text-style-name="P50" draw:layer="layout" svg:width="0.014cm" svg:height="0.008cm" svg:x="4.1cm" svg:y="16.653cm">
                    <text:p/>
                    <draw:enhanced-geometry svg:viewBox="0 0 21600 21600" draw:mirror-horizontal="false" draw:mirror-vertical="false" draw:type="rectangle" draw:enhanced-path="M 0 0 L 21600 0 21600 21600 0 21600 0 0 Z N"/>
                  </draw:custom-shape>
                  <draw:custom-shape draw:style-name="gr1244" draw:text-style-name="P50" draw:layer="layout" svg:width="0.01cm" svg:height="0.006cm" svg:x="4.102cm" svg:y="16.654cm">
                    <text:p/>
                    <draw:enhanced-geometry svg:viewBox="0 0 21600 21600" draw:mirror-horizontal="false" draw:mirror-vertical="false" draw:type="rectangle" draw:enhanced-path="M 0 0 L 21600 0 21600 21600 0 21600 0 0 Z N"/>
                  </draw:custom-shape>
                </draw:g>
              </draw:g>
              <draw:g>
                <draw:g>
                  <draw:custom-shape draw:style-name="gr1245" draw:text-style-name="P50" draw:layer="layout" svg:width="0.013cm" svg:height="0.008cm" svg:x="4.153cm" svg:y="16.535cm">
                    <text:p/>
                    <draw:enhanced-geometry svg:viewBox="0 0 21600 21600" draw:mirror-horizontal="false" draw:mirror-vertical="false" draw:type="rectangle" draw:enhanced-path="M 0 0 L 21600 0 21600 21600 0 21600 0 0 Z N"/>
                  </draw:custom-shape>
                  <draw:custom-shape draw:style-name="gr1246" draw:text-style-name="P50" draw:layer="layout" svg:width="0.01cm" svg:height="0.004cm" svg:x="4.154cm" svg:y="16.537cm">
                    <text:p/>
                    <draw:enhanced-geometry svg:viewBox="0 0 21600 21600" draw:mirror-horizontal="false" draw:mirror-vertical="false" draw:type="rectangle" draw:enhanced-path="M 0 0 L 21600 0 21600 21600 0 21600 0 0 Z N"/>
                  </draw:custom-shape>
                </draw:g>
                <draw:g>
                  <draw:custom-shape draw:style-name="gr1247" draw:text-style-name="P50" draw:layer="layout" svg:width="0.013cm" svg:height="0.009cm" svg:x="4.153cm" svg:y="16.558cm">
                    <text:p/>
                    <draw:enhanced-geometry svg:viewBox="0 0 21600 21600" draw:mirror-horizontal="false" draw:mirror-vertical="false" draw:type="rectangle" draw:enhanced-path="M 0 0 L 21600 0 21600 21600 0 21600 0 0 Z N"/>
                  </draw:custom-shape>
                  <draw:custom-shape draw:style-name="gr1248" draw:text-style-name="P50" draw:layer="layout" svg:width="0.01cm" svg:height="0.005cm" svg:x="4.154cm" svg:y="16.56cm">
                    <text:p/>
                    <draw:enhanced-geometry svg:viewBox="0 0 21600 21600" draw:mirror-horizontal="false" draw:mirror-vertical="false" draw:type="rectangle" draw:enhanced-path="M 0 0 L 21600 0 21600 21600 0 21600 0 0 Z N"/>
                  </draw:custom-shape>
                </draw:g>
                <draw:g>
                  <draw:custom-shape draw:style-name="gr1249" draw:text-style-name="P50" draw:layer="layout" svg:width="0.013cm" svg:height="0.008cm" svg:x="4.153cm" svg:y="16.582cm">
                    <text:p/>
                    <draw:enhanced-geometry svg:viewBox="0 0 21600 21600" draw:mirror-horizontal="false" draw:mirror-vertical="false" draw:type="rectangle" draw:enhanced-path="M 0 0 L 21600 0 21600 21600 0 21600 0 0 Z N"/>
                  </draw:custom-shape>
                  <draw:custom-shape draw:style-name="gr1250" draw:text-style-name="P50" draw:layer="layout" svg:width="0.01cm" svg:height="0.005cm" svg:x="4.154cm" svg:y="16.584cm">
                    <text:p/>
                    <draw:enhanced-geometry svg:viewBox="0 0 21600 21600" draw:mirror-horizontal="false" draw:mirror-vertical="false" draw:type="rectangle" draw:enhanced-path="M 0 0 L 21600 0 21600 21600 0 21600 0 0 Z N"/>
                  </draw:custom-shape>
                </draw:g>
                <draw:g>
                  <draw:custom-shape draw:style-name="gr1251" draw:text-style-name="P50" draw:layer="layout" svg:width="0.013cm" svg:height="0.008cm" svg:x="4.153cm" svg:y="16.606cm">
                    <text:p/>
                    <draw:enhanced-geometry svg:viewBox="0 0 21600 21600" draw:mirror-horizontal="false" draw:mirror-vertical="false" draw:type="rectangle" draw:enhanced-path="M 0 0 L 21600 0 21600 21600 0 21600 0 0 Z N"/>
                  </draw:custom-shape>
                  <draw:custom-shape draw:style-name="gr1252" draw:text-style-name="P50" draw:layer="layout" svg:width="0.01cm" svg:height="0.006cm" svg:x="4.154cm" svg:y="16.607cm">
                    <text:p/>
                    <draw:enhanced-geometry svg:viewBox="0 0 21600 21600" draw:mirror-horizontal="false" draw:mirror-vertical="false" draw:type="rectangle" draw:enhanced-path="M 0 0 L 21600 0 21600 21600 0 21600 0 0 Z N"/>
                  </draw:custom-shape>
                </draw:g>
                <draw:g>
                  <draw:custom-shape draw:style-name="gr1253" draw:text-style-name="P50" draw:layer="layout" svg:width="0.013cm" svg:height="0.007cm" svg:x="4.153cm" svg:y="16.63cm">
                    <text:p/>
                    <draw:enhanced-geometry svg:viewBox="0 0 21600 21600" draw:mirror-horizontal="false" draw:mirror-vertical="false" draw:type="rectangle" draw:enhanced-path="M 0 0 L 21600 0 21600 21600 0 21600 0 0 Z N"/>
                  </draw:custom-shape>
                  <draw:custom-shape draw:style-name="gr1254" draw:text-style-name="P50" draw:layer="layout" svg:width="0.01cm" svg:height="0.006cm" svg:x="4.154cm" svg:y="16.631cm">
                    <text:p/>
                    <draw:enhanced-geometry svg:viewBox="0 0 21600 21600" draw:mirror-horizontal="false" draw:mirror-vertical="false" draw:type="rectangle" draw:enhanced-path="M 0 0 L 21600 0 21600 21600 0 21600 0 0 Z N"/>
                  </draw:custom-shape>
                </draw:g>
                <draw:g>
                  <draw:custom-shape draw:style-name="gr1255" draw:text-style-name="P50" draw:layer="layout" svg:width="0.013cm" svg:height="0.008cm" svg:x="4.153cm" svg:y="16.653cm">
                    <text:p/>
                    <draw:enhanced-geometry svg:viewBox="0 0 21600 21600" draw:mirror-horizontal="false" draw:mirror-vertical="false" draw:type="rectangle" draw:enhanced-path="M 0 0 L 21600 0 21600 21600 0 21600 0 0 Z N"/>
                  </draw:custom-shape>
                  <draw:custom-shape draw:style-name="gr1256" draw:text-style-name="P50" draw:layer="layout" svg:width="0.01cm" svg:height="0.006cm" svg:x="4.154cm" svg:y="16.654cm">
                    <text:p/>
                    <draw:enhanced-geometry svg:viewBox="0 0 21600 21600" draw:mirror-horizontal="false" draw:mirror-vertical="false" draw:type="rectangle" draw:enhanced-path="M 0 0 L 21600 0 21600 21600 0 21600 0 0 Z N"/>
                  </draw:custom-shape>
                </draw:g>
              </draw:g>
              <draw:line draw:style-name="gr1257" draw:text-style-name="P51" draw:layer="layout" svg:x1="4.179cm" svg:y1="16.46cm" svg:x2="4.179cm" svg:y2="16.676cm">
                <text:p/>
              </draw:line>
              <draw:g>
                <draw:g>
                  <draw:custom-shape draw:style-name="gr1258" draw:text-style-name="P50" draw:layer="layout" svg:width="0.014cm" svg:height="0.008cm" svg:x="4.205cm" svg:y="16.535cm">
                    <text:p/>
                    <draw:enhanced-geometry svg:viewBox="0 0 21600 21600" draw:mirror-horizontal="false" draw:mirror-vertical="false" draw:type="rectangle" draw:enhanced-path="M 0 0 L 21600 0 21600 21600 0 21600 0 0 Z N"/>
                  </draw:custom-shape>
                  <draw:custom-shape draw:style-name="gr1259" draw:text-style-name="P50" draw:layer="layout" svg:width="0.01cm" svg:height="0.004cm" svg:x="4.207cm" svg:y="16.537cm">
                    <text:p/>
                    <draw:enhanced-geometry svg:viewBox="0 0 21600 21600" draw:mirror-horizontal="false" draw:mirror-vertical="false" draw:type="rectangle" draw:enhanced-path="M 0 0 L 21600 0 21600 21600 0 21600 0 0 Z N"/>
                  </draw:custom-shape>
                </draw:g>
                <draw:g>
                  <draw:custom-shape draw:style-name="gr1260" draw:text-style-name="P50" draw:layer="layout" svg:width="0.014cm" svg:height="0.009cm" svg:x="4.205cm" svg:y="16.558cm">
                    <text:p/>
                    <draw:enhanced-geometry svg:viewBox="0 0 21600 21600" draw:mirror-horizontal="false" draw:mirror-vertical="false" draw:type="rectangle" draw:enhanced-path="M 0 0 L 21600 0 21600 21600 0 21600 0 0 Z N"/>
                  </draw:custom-shape>
                  <draw:custom-shape draw:style-name="gr1261" draw:text-style-name="P50" draw:layer="layout" svg:width="0.01cm" svg:height="0.005cm" svg:x="4.207cm" svg:y="16.56cm">
                    <text:p/>
                    <draw:enhanced-geometry svg:viewBox="0 0 21600 21600" draw:mirror-horizontal="false" draw:mirror-vertical="false" draw:type="rectangle" draw:enhanced-path="M 0 0 L 21600 0 21600 21600 0 21600 0 0 Z N"/>
                  </draw:custom-shape>
                </draw:g>
                <draw:g>
                  <draw:custom-shape draw:style-name="gr1262" draw:text-style-name="P50" draw:layer="layout" svg:width="0.014cm" svg:height="0.008cm" svg:x="4.205cm" svg:y="16.582cm">
                    <text:p/>
                    <draw:enhanced-geometry svg:viewBox="0 0 21600 21600" draw:mirror-horizontal="false" draw:mirror-vertical="false" draw:type="rectangle" draw:enhanced-path="M 0 0 L 21600 0 21600 21600 0 21600 0 0 Z N"/>
                  </draw:custom-shape>
                  <draw:custom-shape draw:style-name="gr1263" draw:text-style-name="P50" draw:layer="layout" svg:width="0.01cm" svg:height="0.005cm" svg:x="4.207cm" svg:y="16.584cm">
                    <text:p/>
                    <draw:enhanced-geometry svg:viewBox="0 0 21600 21600" draw:mirror-horizontal="false" draw:mirror-vertical="false" draw:type="rectangle" draw:enhanced-path="M 0 0 L 21600 0 21600 21600 0 21600 0 0 Z N"/>
                  </draw:custom-shape>
                </draw:g>
                <draw:g>
                  <draw:custom-shape draw:style-name="gr1264" draw:text-style-name="P50" draw:layer="layout" svg:width="0.014cm" svg:height="0.008cm" svg:x="4.205cm" svg:y="16.606cm">
                    <text:p/>
                    <draw:enhanced-geometry svg:viewBox="0 0 21600 21600" draw:mirror-horizontal="false" draw:mirror-vertical="false" draw:type="rectangle" draw:enhanced-path="M 0 0 L 21600 0 21600 21600 0 21600 0 0 Z N"/>
                  </draw:custom-shape>
                  <draw:custom-shape draw:style-name="gr1265" draw:text-style-name="P50" draw:layer="layout" svg:width="0.01cm" svg:height="0.006cm" svg:x="4.207cm" svg:y="16.607cm">
                    <text:p/>
                    <draw:enhanced-geometry svg:viewBox="0 0 21600 21600" draw:mirror-horizontal="false" draw:mirror-vertical="false" draw:type="rectangle" draw:enhanced-path="M 0 0 L 21600 0 21600 21600 0 21600 0 0 Z N"/>
                  </draw:custom-shape>
                </draw:g>
                <draw:g>
                  <draw:custom-shape draw:style-name="gr1266" draw:text-style-name="P50" draw:layer="layout" svg:width="0.014cm" svg:height="0.007cm" svg:x="4.205cm" svg:y="16.63cm">
                    <text:p/>
                    <draw:enhanced-geometry svg:viewBox="0 0 21600 21600" draw:mirror-horizontal="false" draw:mirror-vertical="false" draw:type="rectangle" draw:enhanced-path="M 0 0 L 21600 0 21600 21600 0 21600 0 0 Z N"/>
                  </draw:custom-shape>
                  <draw:custom-shape draw:style-name="gr1267" draw:text-style-name="P50" draw:layer="layout" svg:width="0.01cm" svg:height="0.006cm" svg:x="4.207cm" svg:y="16.631cm">
                    <text:p/>
                    <draw:enhanced-geometry svg:viewBox="0 0 21600 21600" draw:mirror-horizontal="false" draw:mirror-vertical="false" draw:type="rectangle" draw:enhanced-path="M 0 0 L 21600 0 21600 21600 0 21600 0 0 Z N"/>
                  </draw:custom-shape>
                </draw:g>
                <draw:g>
                  <draw:custom-shape draw:style-name="gr1268" draw:text-style-name="P50" draw:layer="layout" svg:width="0.014cm" svg:height="0.008cm" svg:x="4.205cm" svg:y="16.653cm">
                    <text:p/>
                    <draw:enhanced-geometry svg:viewBox="0 0 21600 21600" draw:mirror-horizontal="false" draw:mirror-vertical="false" draw:type="rectangle" draw:enhanced-path="M 0 0 L 21600 0 21600 21600 0 21600 0 0 Z N"/>
                  </draw:custom-shape>
                  <draw:custom-shape draw:style-name="gr1269" draw:text-style-name="P50" draw:layer="layout" svg:width="0.01cm" svg:height="0.006cm" svg:x="4.207cm" svg:y="16.654cm">
                    <text:p/>
                    <draw:enhanced-geometry svg:viewBox="0 0 21600 21600" draw:mirror-horizontal="false" draw:mirror-vertical="false" draw:type="rectangle" draw:enhanced-path="M 0 0 L 21600 0 21600 21600 0 21600 0 0 Z N"/>
                  </draw:custom-shape>
                </draw:g>
              </draw:g>
              <draw:line draw:style-name="gr1270" draw:text-style-name="P51" draw:layer="layout" svg:x1="4.232cm" svg:y1="16.46cm" svg:x2="4.232cm" svg:y2="16.676cm">
                <text:p/>
              </draw:line>
              <draw:g>
                <draw:g>
                  <draw:custom-shape draw:style-name="gr1271" draw:text-style-name="P50" draw:layer="layout" svg:width="0.013cm" svg:height="0.008cm" svg:x="4.258cm" svg:y="16.535cm">
                    <text:p/>
                    <draw:enhanced-geometry svg:viewBox="0 0 21600 21600" draw:mirror-horizontal="false" draw:mirror-vertical="false" draw:type="rectangle" draw:enhanced-path="M 0 0 L 21600 0 21600 21600 0 21600 0 0 Z N"/>
                  </draw:custom-shape>
                  <draw:custom-shape draw:style-name="gr1272" draw:text-style-name="P50" draw:layer="layout" svg:width="0.01cm" svg:height="0.004cm" svg:x="4.26cm" svg:y="16.537cm">
                    <text:p/>
                    <draw:enhanced-geometry svg:viewBox="0 0 21600 21600" draw:mirror-horizontal="false" draw:mirror-vertical="false" draw:type="rectangle" draw:enhanced-path="M 0 0 L 21600 0 21600 21600 0 21600 0 0 Z N"/>
                  </draw:custom-shape>
                </draw:g>
                <draw:g>
                  <draw:custom-shape draw:style-name="gr1273" draw:text-style-name="P50" draw:layer="layout" svg:width="0.013cm" svg:height="0.009cm" svg:x="4.258cm" svg:y="16.558cm">
                    <text:p/>
                    <draw:enhanced-geometry svg:viewBox="0 0 21600 21600" draw:mirror-horizontal="false" draw:mirror-vertical="false" draw:type="rectangle" draw:enhanced-path="M 0 0 L 21600 0 21600 21600 0 21600 0 0 Z N"/>
                  </draw:custom-shape>
                  <draw:custom-shape draw:style-name="gr1274" draw:text-style-name="P50" draw:layer="layout" svg:width="0.01cm" svg:height="0.005cm" svg:x="4.26cm" svg:y="16.56cm">
                    <text:p/>
                    <draw:enhanced-geometry svg:viewBox="0 0 21600 21600" draw:mirror-horizontal="false" draw:mirror-vertical="false" draw:type="rectangle" draw:enhanced-path="M 0 0 L 21600 0 21600 21600 0 21600 0 0 Z N"/>
                  </draw:custom-shape>
                </draw:g>
                <draw:g>
                  <draw:custom-shape draw:style-name="gr1275" draw:text-style-name="P50" draw:layer="layout" svg:width="0.013cm" svg:height="0.008cm" svg:x="4.258cm" svg:y="16.582cm">
                    <text:p/>
                    <draw:enhanced-geometry svg:viewBox="0 0 21600 21600" draw:mirror-horizontal="false" draw:mirror-vertical="false" draw:type="rectangle" draw:enhanced-path="M 0 0 L 21600 0 21600 21600 0 21600 0 0 Z N"/>
                  </draw:custom-shape>
                  <draw:custom-shape draw:style-name="gr1276" draw:text-style-name="P50" draw:layer="layout" svg:width="0.01cm" svg:height="0.005cm" svg:x="4.26cm" svg:y="16.584cm">
                    <text:p/>
                    <draw:enhanced-geometry svg:viewBox="0 0 21600 21600" draw:mirror-horizontal="false" draw:mirror-vertical="false" draw:type="rectangle" draw:enhanced-path="M 0 0 L 21600 0 21600 21600 0 21600 0 0 Z N"/>
                  </draw:custom-shape>
                </draw:g>
                <draw:g>
                  <draw:custom-shape draw:style-name="gr1277" draw:text-style-name="P50" draw:layer="layout" svg:width="0.013cm" svg:height="0.008cm" svg:x="4.258cm" svg:y="16.606cm">
                    <text:p/>
                    <draw:enhanced-geometry svg:viewBox="0 0 21600 21600" draw:mirror-horizontal="false" draw:mirror-vertical="false" draw:type="rectangle" draw:enhanced-path="M 0 0 L 21600 0 21600 21600 0 21600 0 0 Z N"/>
                  </draw:custom-shape>
                  <draw:custom-shape draw:style-name="gr1278" draw:text-style-name="P50" draw:layer="layout" svg:width="0.01cm" svg:height="0.006cm" svg:x="4.26cm" svg:y="16.607cm">
                    <text:p/>
                    <draw:enhanced-geometry svg:viewBox="0 0 21600 21600" draw:mirror-horizontal="false" draw:mirror-vertical="false" draw:type="rectangle" draw:enhanced-path="M 0 0 L 21600 0 21600 21600 0 21600 0 0 Z N"/>
                  </draw:custom-shape>
                </draw:g>
                <draw:g>
                  <draw:custom-shape draw:style-name="gr1279" draw:text-style-name="P50" draw:layer="layout" svg:width="0.013cm" svg:height="0.007cm" svg:x="4.258cm" svg:y="16.63cm">
                    <text:p/>
                    <draw:enhanced-geometry svg:viewBox="0 0 21600 21600" draw:mirror-horizontal="false" draw:mirror-vertical="false" draw:type="rectangle" draw:enhanced-path="M 0 0 L 21600 0 21600 21600 0 21600 0 0 Z N"/>
                  </draw:custom-shape>
                  <draw:custom-shape draw:style-name="gr1280" draw:text-style-name="P50" draw:layer="layout" svg:width="0.01cm" svg:height="0.006cm" svg:x="4.26cm" svg:y="16.631cm">
                    <text:p/>
                    <draw:enhanced-geometry svg:viewBox="0 0 21600 21600" draw:mirror-horizontal="false" draw:mirror-vertical="false" draw:type="rectangle" draw:enhanced-path="M 0 0 L 21600 0 21600 21600 0 21600 0 0 Z N"/>
                  </draw:custom-shape>
                </draw:g>
                <draw:g>
                  <draw:custom-shape draw:style-name="gr1281" draw:text-style-name="P50" draw:layer="layout" svg:width="0.013cm" svg:height="0.008cm" svg:x="4.258cm" svg:y="16.653cm">
                    <text:p/>
                    <draw:enhanced-geometry svg:viewBox="0 0 21600 21600" draw:mirror-horizontal="false" draw:mirror-vertical="false" draw:type="rectangle" draw:enhanced-path="M 0 0 L 21600 0 21600 21600 0 21600 0 0 Z N"/>
                  </draw:custom-shape>
                  <draw:custom-shape draw:style-name="gr1282" draw:text-style-name="P50" draw:layer="layout" svg:width="0.01cm" svg:height="0.006cm" svg:x="4.26cm" svg:y="16.654cm">
                    <text:p/>
                    <draw:enhanced-geometry svg:viewBox="0 0 21600 21600" draw:mirror-horizontal="false" draw:mirror-vertical="false" draw:type="rectangle" draw:enhanced-path="M 0 0 L 21600 0 21600 21600 0 21600 0 0 Z N"/>
                  </draw:custom-shape>
                </draw:g>
              </draw:g>
              <draw:line draw:style-name="gr1283" draw:text-style-name="P51" draw:layer="layout" svg:x1="4.284cm" svg:y1="16.46cm" svg:x2="4.284cm" svg:y2="16.676cm">
                <text:p/>
              </draw:line>
              <draw:g>
                <draw:g>
                  <draw:custom-shape draw:style-name="gr1284" draw:text-style-name="P50" draw:layer="layout" svg:width="0.014cm" svg:height="0.008cm" svg:x="4.31cm" svg:y="16.535cm">
                    <text:p/>
                    <draw:enhanced-geometry svg:viewBox="0 0 21600 21600" draw:mirror-horizontal="false" draw:mirror-vertical="false" draw:type="rectangle" draw:enhanced-path="M 0 0 L 21600 0 21600 21600 0 21600 0 0 Z N"/>
                  </draw:custom-shape>
                  <draw:custom-shape draw:style-name="gr1285" draw:text-style-name="P50" draw:layer="layout" svg:width="0.011cm" svg:height="0.004cm" svg:x="4.312cm" svg:y="16.537cm">
                    <text:p/>
                    <draw:enhanced-geometry svg:viewBox="0 0 21600 21600" draw:mirror-horizontal="false" draw:mirror-vertical="false" draw:type="rectangle" draw:enhanced-path="M 0 0 L 21600 0 21600 21600 0 21600 0 0 Z N"/>
                  </draw:custom-shape>
                </draw:g>
                <draw:g>
                  <draw:custom-shape draw:style-name="gr1286" draw:text-style-name="P50" draw:layer="layout" svg:width="0.014cm" svg:height="0.009cm" svg:x="4.31cm" svg:y="16.558cm">
                    <text:p/>
                    <draw:enhanced-geometry svg:viewBox="0 0 21600 21600" draw:mirror-horizontal="false" draw:mirror-vertical="false" draw:type="rectangle" draw:enhanced-path="M 0 0 L 21600 0 21600 21600 0 21600 0 0 Z N"/>
                  </draw:custom-shape>
                  <draw:custom-shape draw:style-name="gr1287" draw:text-style-name="P50" draw:layer="layout" svg:width="0.011cm" svg:height="0.005cm" svg:x="4.312cm" svg:y="16.56cm">
                    <text:p/>
                    <draw:enhanced-geometry svg:viewBox="0 0 21600 21600" draw:mirror-horizontal="false" draw:mirror-vertical="false" draw:type="rectangle" draw:enhanced-path="M 0 0 L 21600 0 21600 21600 0 21600 0 0 Z N"/>
                  </draw:custom-shape>
                </draw:g>
                <draw:g>
                  <draw:custom-shape draw:style-name="gr1288" draw:text-style-name="P50" draw:layer="layout" svg:width="0.014cm" svg:height="0.008cm" svg:x="4.31cm" svg:y="16.582cm">
                    <text:p/>
                    <draw:enhanced-geometry svg:viewBox="0 0 21600 21600" draw:mirror-horizontal="false" draw:mirror-vertical="false" draw:type="rectangle" draw:enhanced-path="M 0 0 L 21600 0 21600 21600 0 21600 0 0 Z N"/>
                  </draw:custom-shape>
                  <draw:custom-shape draw:style-name="gr1289" draw:text-style-name="P50" draw:layer="layout" svg:width="0.011cm" svg:height="0.005cm" svg:x="4.312cm" svg:y="16.584cm">
                    <text:p/>
                    <draw:enhanced-geometry svg:viewBox="0 0 21600 21600" draw:mirror-horizontal="false" draw:mirror-vertical="false" draw:type="rectangle" draw:enhanced-path="M 0 0 L 21600 0 21600 21600 0 21600 0 0 Z N"/>
                  </draw:custom-shape>
                </draw:g>
                <draw:g>
                  <draw:custom-shape draw:style-name="gr1290" draw:text-style-name="P50" draw:layer="layout" svg:width="0.014cm" svg:height="0.008cm" svg:x="4.31cm" svg:y="16.606cm">
                    <text:p/>
                    <draw:enhanced-geometry svg:viewBox="0 0 21600 21600" draw:mirror-horizontal="false" draw:mirror-vertical="false" draw:type="rectangle" draw:enhanced-path="M 0 0 L 21600 0 21600 21600 0 21600 0 0 Z N"/>
                  </draw:custom-shape>
                  <draw:custom-shape draw:style-name="gr1291" draw:text-style-name="P50" draw:layer="layout" svg:width="0.011cm" svg:height="0.006cm" svg:x="4.312cm" svg:y="16.607cm">
                    <text:p/>
                    <draw:enhanced-geometry svg:viewBox="0 0 21600 21600" draw:mirror-horizontal="false" draw:mirror-vertical="false" draw:type="rectangle" draw:enhanced-path="M 0 0 L 21600 0 21600 21600 0 21600 0 0 Z N"/>
                  </draw:custom-shape>
                </draw:g>
                <draw:g>
                  <draw:custom-shape draw:style-name="gr1292" draw:text-style-name="P50" draw:layer="layout" svg:width="0.014cm" svg:height="0.007cm" svg:x="4.31cm" svg:y="16.63cm">
                    <text:p/>
                    <draw:enhanced-geometry svg:viewBox="0 0 21600 21600" draw:mirror-horizontal="false" draw:mirror-vertical="false" draw:type="rectangle" draw:enhanced-path="M 0 0 L 21600 0 21600 21600 0 21600 0 0 Z N"/>
                  </draw:custom-shape>
                  <draw:custom-shape draw:style-name="gr1293" draw:text-style-name="P50" draw:layer="layout" svg:width="0.011cm" svg:height="0.006cm" svg:x="4.312cm" svg:y="16.631cm">
                    <text:p/>
                    <draw:enhanced-geometry svg:viewBox="0 0 21600 21600" draw:mirror-horizontal="false" draw:mirror-vertical="false" draw:type="rectangle" draw:enhanced-path="M 0 0 L 21600 0 21600 21600 0 21600 0 0 Z N"/>
                  </draw:custom-shape>
                </draw:g>
                <draw:g>
                  <draw:custom-shape draw:style-name="gr1294" draw:text-style-name="P50" draw:layer="layout" svg:width="0.014cm" svg:height="0.008cm" svg:x="4.31cm" svg:y="16.653cm">
                    <text:p/>
                    <draw:enhanced-geometry svg:viewBox="0 0 21600 21600" draw:mirror-horizontal="false" draw:mirror-vertical="false" draw:type="rectangle" draw:enhanced-path="M 0 0 L 21600 0 21600 21600 0 21600 0 0 Z N"/>
                  </draw:custom-shape>
                  <draw:custom-shape draw:style-name="gr1295" draw:text-style-name="P50" draw:layer="layout" svg:width="0.011cm" svg:height="0.006cm" svg:x="4.312cm" svg:y="16.654cm">
                    <text:p/>
                    <draw:enhanced-geometry svg:viewBox="0 0 21600 21600" draw:mirror-horizontal="false" draw:mirror-vertical="false" draw:type="rectangle" draw:enhanced-path="M 0 0 L 21600 0 21600 21600 0 21600 0 0 Z N"/>
                  </draw:custom-shape>
                </draw:g>
              </draw:g>
            </draw:g>
          </draw:g>
        </draw:g>
        <draw:g>
          <draw:custom-shape draw:style-name="gr1296" draw:text-style-name="P49" draw:layer="layout" svg:width="0.341cm" svg:height="0.209cm" svg:x="3.282cm" svg:y="15.594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7" draw:text-style-name="P50" draw:layer="layout" svg:width="0.061cm" svg:height="0.064cm" svg:x="3.407cm" svg:y="15.683cm">
            <text:p/>
            <draw:enhanced-geometry svg:viewBox="0 0 21600 21600" draw:mirror-horizontal="false" draw:mirror-vertical="false" draw:type="rectangle" draw:enhanced-path="M 0 0 L 21600 0 21600 21600 0 21600 0 0 Z N"/>
          </draw:custom-shape>
          <draw:custom-shape draw:style-name="gr1298" draw:text-style-name="P50" draw:layer="layout" svg:width="0.096cm" svg:height="0.078cm" svg:x="3.546cm" svg:y="15.673cm">
            <text:p/>
            <draw:enhanced-geometry svg:viewBox="0 0 21600 21600" draw:mirror-horizontal="false" draw:mirror-vertical="false" draw:type="rectangle" draw:enhanced-path="M 0 0 L 21600 0 21600 21600 0 21600 0 0 Z N"/>
          </draw:custom-shape>
          <draw:custom-shape draw:style-name="gr1299" draw:text-style-name="P50" draw:layer="layout" svg:width="0.048cm" svg:height="0.039cm" svg:x="3.479cm" svg:y="15.735cm">
            <text:p/>
            <draw:enhanced-geometry svg:viewBox="0 0 21600 21600" draw:mirror-horizontal="false" draw:mirror-vertical="false" draw:type="rectangle" draw:enhanced-path="M 0 0 L 21600 0 21600 21600 0 21600 0 0 Z N"/>
          </draw:custom-shape>
          <draw:custom-shape draw:style-name="gr1300" draw:text-style-name="P50" draw:layer="layout" svg:width="0.062cm" svg:height="0.036cm" svg:x="3.571cm" svg:y="15.615cm">
            <text:p/>
            <draw:enhanced-geometry svg:viewBox="0 0 21600 21600" draw:mirror-horizontal="false" draw:mirror-vertical="false" draw:type="rectangle" draw:enhanced-path="M 0 0 L 21600 0 21600 21600 0 21600 0 0 Z N"/>
          </draw:custom-shape>
          <draw:custom-shape draw:style-name="gr1301" draw:text-style-name="P50" draw:layer="layout" svg:width="0.038cm" svg:height="0.039cm" svg:x="3.348cm" svg:y="15.713cm">
            <text:p/>
            <draw:enhanced-geometry svg:viewBox="0 0 21600 21600" draw:mirror-horizontal="false" draw:mirror-vertical="false" draw:type="rectangle" draw:enhanced-path="M 0 0 L 21600 0 21600 21600 0 21600 0 0 Z N"/>
          </draw:custom-shape>
          <draw:custom-shape draw:style-name="gr1302" draw:text-style-name="P50" draw:layer="layout" svg:width="0.039cm" svg:height="0.064cm" svg:x="3.346cm" svg:y="15.635cm">
            <text:p/>
            <draw:enhanced-geometry svg:viewBox="0 0 21600 21600" draw:mirror-horizontal="false" draw:mirror-vertical="false" draw:type="rectangle" draw:enhanced-path="M 0 0 L 21600 0 21600 21600 0 21600 0 0 Z N"/>
          </draw:custom-shape>
          <draw:custom-shape draw:style-name="gr1303" draw:text-style-name="P50" draw:layer="layout" svg:width="0.027cm" svg:height="0.022cm" svg:x="3.512cm" svg:y="15.648cm">
            <text:p/>
            <draw:enhanced-geometry svg:viewBox="0 0 21600 21600" draw:mirror-horizontal="false" draw:mirror-vertical="false" draw:type="rectangle" draw:enhanced-path="M 0 0 L 21600 0 21600 21600 0 21600 0 0 Z N"/>
          </draw:custom-shape>
          <draw:custom-shape draw:style-name="gr1304" draw:text-style-name="P50" draw:layer="layout" svg:width="0.066cm" svg:height="0.054cm" svg:x="3.265cm" svg:y="15.636cm">
            <text:p/>
            <draw:enhanced-geometry svg:viewBox="0 0 21600 21600" draw:mirror-horizontal="false" draw:mirror-vertical="false" draw:type="rectangle" draw:enhanced-path="M 0 0 L 21600 0 21600 21600 0 21600 0 0 Z N"/>
          </draw:custom-shape>
          <draw:g>
            <draw:custom-shape draw:style-name="gr1305" draw:text-style-name="P50" draw:layer="layout" svg:width="0.238cm" svg:height="0.024cm" svg:x="3.304cm" svg:y="15.593cm">
              <text:p/>
              <draw:enhanced-geometry svg:viewBox="0 0 21600 21600" draw:mirror-horizontal="false" draw:mirror-vertical="false" draw:type="rectangle" draw:enhanced-path="M 0 0 L 21600 0 21600 21600 0 21600 0 0 Z N"/>
            </draw:custom-shape>
            <draw:g>
              <draw:custom-shape draw:style-name="gr1306" draw:text-style-name="P52" draw:layer="layout" svg:width="0.006cm" svg:height="0.007cm" svg:x="3.306cm" svg:y="15.597cm">
                <text:p/>
                <draw:enhanced-geometry svg:viewBox="0 0 21600 21600" draw:mirror-horizontal="false" draw:mirror-vertical="false" draw:type="rectangle" draw:enhanced-path="M 0 0 L 21600 0 21600 21600 0 21600 0 0 Z N"/>
              </draw:custom-shape>
              <draw:custom-shape draw:style-name="gr1307" draw:text-style-name="P52" draw:layer="layout" svg:width="0.007cm" svg:height="0.006cm" svg:x="3.316cm" svg:y="15.597cm">
                <text:p/>
                <draw:enhanced-geometry svg:viewBox="0 0 21600 21600" draw:mirror-horizontal="false" draw:mirror-vertical="false" draw:type="rectangle" draw:enhanced-path="M 0 0 L 21600 0 21600 21600 0 21600 0 0 Z N"/>
              </draw:custom-shape>
              <draw:custom-shape draw:style-name="gr1308" draw:text-style-name="P52" draw:layer="layout" svg:width="0.006cm" svg:height="0.007cm" svg:x="3.328cm" svg:y="15.597cm">
                <text:p/>
                <draw:enhanced-geometry svg:viewBox="0 0 21600 21600" draw:mirror-horizontal="false" draw:mirror-vertical="false" draw:type="rectangle" draw:enhanced-path="M 0 0 L 21600 0 21600 21600 0 21600 0 0 Z N"/>
              </draw:custom-shape>
              <draw:custom-shape draw:style-name="gr1309" draw:text-style-name="P52" draw:layer="layout" svg:width="0.006cm" svg:height="0.006cm" svg:x="3.338cm" svg:y="15.597cm">
                <text:p/>
                <draw:enhanced-geometry svg:viewBox="0 0 21600 21600" draw:mirror-horizontal="false" draw:mirror-vertical="false" draw:type="rectangle" draw:enhanced-path="M 0 0 L 21600 0 21600 21600 0 21600 0 0 Z N"/>
              </draw:custom-shape>
              <draw:custom-shape draw:style-name="gr1310" draw:text-style-name="P52" draw:layer="layout" svg:width="0.006cm" svg:height="0.006cm" svg:x="3.358cm" svg:y="15.597cm">
                <text:p/>
                <draw:enhanced-geometry svg:viewBox="0 0 21600 21600" draw:mirror-horizontal="false" draw:mirror-vertical="false" draw:type="rectangle" draw:enhanced-path="M 0 0 L 21600 0 21600 21600 0 21600 0 0 Z N"/>
              </draw:custom-shape>
              <draw:custom-shape draw:style-name="gr1311" draw:text-style-name="P52" draw:layer="layout" svg:width="0.006cm" svg:height="0.007cm" svg:x="3.368cm" svg:y="15.597cm">
                <text:p/>
                <draw:enhanced-geometry svg:viewBox="0 0 21600 21600" draw:mirror-horizontal="false" draw:mirror-vertical="false" draw:type="rectangle" draw:enhanced-path="M 0 0 L 21600 0 21600 21600 0 21600 0 0 Z N"/>
              </draw:custom-shape>
              <draw:custom-shape draw:style-name="gr1312" draw:text-style-name="P52" draw:layer="layout" svg:width="0.006cm" svg:height="0.007cm" svg:x="3.379cm" svg:y="15.597cm">
                <text:p/>
                <draw:enhanced-geometry svg:viewBox="0 0 21600 21600" draw:mirror-horizontal="false" draw:mirror-vertical="false" draw:type="rectangle" draw:enhanced-path="M 0 0 L 21600 0 21600 21600 0 21600 0 0 Z N"/>
              </draw:custom-shape>
              <draw:custom-shape draw:style-name="gr1313" draw:text-style-name="P52" draw:layer="layout" svg:width="0.006cm" svg:height="0.007cm" svg:x="3.389cm" svg:y="15.597cm">
                <text:p/>
                <draw:enhanced-geometry svg:viewBox="0 0 21600 21600" draw:mirror-horizontal="false" draw:mirror-vertical="false" draw:type="rectangle" draw:enhanced-path="M 0 0 L 21600 0 21600 21600 0 21600 0 0 Z N"/>
              </draw:custom-shape>
              <draw:custom-shape draw:style-name="gr1314" draw:text-style-name="P52" draw:layer="layout" svg:width="0.006cm" svg:height="0.007cm" svg:x="3.4cm" svg:y="15.597cm">
                <text:p/>
                <draw:enhanced-geometry svg:viewBox="0 0 21600 21600" draw:mirror-horizontal="false" draw:mirror-vertical="false" draw:type="rectangle" draw:enhanced-path="M 0 0 L 21600 0 21600 21600 0 21600 0 0 Z N"/>
              </draw:custom-shape>
              <draw:custom-shape draw:style-name="gr1315" draw:text-style-name="P52" draw:layer="layout" svg:width="0.007cm" svg:height="0.006cm" svg:x="3.409cm" svg:y="15.597cm">
                <text:p/>
                <draw:enhanced-geometry svg:viewBox="0 0 21600 21600" draw:mirror-horizontal="false" draw:mirror-vertical="false" draw:type="rectangle" draw:enhanced-path="M 0 0 L 21600 0 21600 21600 0 21600 0 0 Z N"/>
              </draw:custom-shape>
              <draw:custom-shape draw:style-name="gr1316" draw:text-style-name="P52" draw:layer="layout" svg:width="0.006cm" svg:height="0.007cm" svg:x="3.42cm" svg:y="15.597cm">
                <text:p/>
                <draw:enhanced-geometry svg:viewBox="0 0 21600 21600" draw:mirror-horizontal="false" draw:mirror-vertical="false" draw:type="rectangle" draw:enhanced-path="M 0 0 L 21600 0 21600 21600 0 21600 0 0 Z N"/>
              </draw:custom-shape>
              <draw:custom-shape draw:style-name="gr1317" draw:text-style-name="P52" draw:layer="layout" svg:width="0.006cm" svg:height="0.006cm" svg:x="3.431cm" svg:y="15.597cm">
                <text:p/>
                <draw:enhanced-geometry svg:viewBox="0 0 21600 21600" draw:mirror-horizontal="false" draw:mirror-vertical="false" draw:type="rectangle" draw:enhanced-path="M 0 0 L 21600 0 21600 21600 0 21600 0 0 Z N"/>
              </draw:custom-shape>
              <draw:custom-shape draw:style-name="gr1318" draw:text-style-name="P52" draw:layer="layout" svg:width="0.006cm" svg:height="0.007cm" svg:x="3.441cm" svg:y="15.597cm">
                <text:p/>
                <draw:enhanced-geometry svg:viewBox="0 0 21600 21600" draw:mirror-horizontal="false" draw:mirror-vertical="false" draw:type="rectangle" draw:enhanced-path="M 0 0 L 21600 0 21600 21600 0 21600 0 0 Z N"/>
              </draw:custom-shape>
              <draw:custom-shape draw:style-name="gr1319" draw:text-style-name="P52" draw:layer="layout" svg:width="0.006cm" svg:height="0.007cm" svg:x="3.451cm" svg:y="15.597cm">
                <text:p/>
                <draw:enhanced-geometry svg:viewBox="0 0 21600 21600" draw:mirror-horizontal="false" draw:mirror-vertical="false" draw:type="rectangle" draw:enhanced-path="M 0 0 L 21600 0 21600 21600 0 21600 0 0 Z N"/>
              </draw:custom-shape>
              <draw:custom-shape draw:style-name="gr1320" draw:text-style-name="P52" draw:layer="layout" svg:width="0.006cm" svg:height="0.007cm" svg:x="3.461cm" svg:y="15.597cm">
                <text:p/>
                <draw:enhanced-geometry svg:viewBox="0 0 21600 21600" draw:mirror-horizontal="false" draw:mirror-vertical="false" draw:type="rectangle" draw:enhanced-path="M 0 0 L 21600 0 21600 21600 0 21600 0 0 Z N"/>
              </draw:custom-shape>
              <draw:custom-shape draw:style-name="gr1321" draw:text-style-name="P52" draw:layer="layout" svg:width="0.006cm" svg:height="0.007cm" svg:x="3.472cm" svg:y="15.597cm">
                <text:p/>
                <draw:enhanced-geometry svg:viewBox="0 0 21600 21600" draw:mirror-horizontal="false" draw:mirror-vertical="false" draw:type="rectangle" draw:enhanced-path="M 0 0 L 21600 0 21600 21600 0 21600 0 0 Z N"/>
              </draw:custom-shape>
              <draw:custom-shape draw:style-name="gr1322" draw:text-style-name="P52" draw:layer="layout" svg:width="0.007cm" svg:height="0.007cm" svg:x="3.482cm" svg:y="15.597cm">
                <text:p/>
                <draw:enhanced-geometry svg:viewBox="0 0 21600 21600" draw:mirror-horizontal="false" draw:mirror-vertical="false" draw:type="rectangle" draw:enhanced-path="M 0 0 L 21600 0 21600 21600 0 21600 0 0 Z N"/>
              </draw:custom-shape>
              <draw:custom-shape draw:style-name="gr1323" draw:text-style-name="P52" draw:layer="layout" svg:width="0.006cm" svg:height="0.007cm" svg:x="3.493cm" svg:y="15.597cm">
                <text:p/>
                <draw:enhanced-geometry svg:viewBox="0 0 21600 21600" draw:mirror-horizontal="false" draw:mirror-vertical="false" draw:type="rectangle" draw:enhanced-path="M 0 0 L 21600 0 21600 21600 0 21600 0 0 Z N"/>
              </draw:custom-shape>
              <draw:custom-shape draw:style-name="gr1324" draw:text-style-name="P52" draw:layer="layout" svg:width="0.006cm" svg:height="0.006cm" svg:x="3.503cm" svg:y="15.597cm">
                <text:p/>
                <draw:enhanced-geometry svg:viewBox="0 0 21600 21600" draw:mirror-horizontal="false" draw:mirror-vertical="false" draw:type="rectangle" draw:enhanced-path="M 0 0 L 21600 0 21600 21600 0 21600 0 0 Z N"/>
              </draw:custom-shape>
              <draw:custom-shape draw:style-name="gr1325" draw:text-style-name="P52" draw:layer="layout" svg:width="0.006cm" svg:height="0.007cm" svg:x="3.513cm" svg:y="15.597cm">
                <text:p/>
                <draw:enhanced-geometry svg:viewBox="0 0 21600 21600" draw:mirror-horizontal="false" draw:mirror-vertical="false" draw:type="rectangle" draw:enhanced-path="M 0 0 L 21600 0 21600 21600 0 21600 0 0 Z N"/>
              </draw:custom-shape>
              <draw:custom-shape draw:style-name="gr1326" draw:text-style-name="P52" draw:layer="layout" svg:width="0.006cm" svg:height="0.006cm" svg:x="3.524cm" svg:y="15.597cm">
                <text:p/>
                <draw:enhanced-geometry svg:viewBox="0 0 21600 21600" draw:mirror-horizontal="false" draw:mirror-vertical="false" draw:type="rectangle" draw:enhanced-path="M 0 0 L 21600 0 21600 21600 0 21600 0 0 Z N"/>
              </draw:custom-shape>
              <draw:custom-shape draw:style-name="gr1327" draw:text-style-name="P52" draw:layer="layout" svg:width="0.006cm" svg:height="0.007cm" svg:x="3.534cm" svg:y="15.597cm">
                <text:p/>
                <draw:enhanced-geometry svg:viewBox="0 0 21600 21600" draw:mirror-horizontal="false" draw:mirror-vertical="false" draw:type="rectangle" draw:enhanced-path="M 0 0 L 21600 0 21600 21600 0 21600 0 0 Z N"/>
              </draw:custom-shape>
              <draw:g>
                <draw:custom-shape draw:style-name="gr1328" draw:text-style-name="P52" draw:layer="layout" svg:width="0.006cm" svg:height="0.006cm" svg:x="3.348cm" svg:y="15.597cm">
                  <text:p/>
                  <draw:enhanced-geometry svg:viewBox="0 0 21600 21600" draw:mirror-horizontal="false" draw:mirror-vertical="false" draw:type="rectangle" draw:enhanced-path="M 0 0 L 21600 0 21600 21600 0 21600 0 0 Z N"/>
                </draw:custom-shape>
                <draw:custom-shape draw:style-name="gr1329" draw:text-style-name="P52" draw:layer="layout" svg:width="0.006cm" svg:height="0.006cm" svg:x="3.306cm" svg:y="15.607cm">
                  <text:p/>
                  <draw:enhanced-geometry svg:viewBox="0 0 21600 21600" draw:mirror-horizontal="false" draw:mirror-vertical="false" draw:type="rectangle" draw:enhanced-path="M 0 0 L 21600 0 21600 21600 0 21600 0 0 Z N"/>
                </draw:custom-shape>
                <draw:custom-shape draw:style-name="gr1330" draw:text-style-name="P52" draw:layer="layout" svg:width="0.006cm" svg:height="0.006cm" svg:x="3.316cm" svg:y="15.607cm">
                  <text:p/>
                  <draw:enhanced-geometry svg:viewBox="0 0 21600 21600" draw:mirror-horizontal="false" draw:mirror-vertical="false" draw:type="rectangle" draw:enhanced-path="M 0 0 L 21600 0 21600 21600 0 21600 0 0 Z N"/>
                </draw:custom-shape>
                <draw:custom-shape draw:style-name="gr1331" draw:text-style-name="P52" draw:layer="layout" svg:width="0.006cm" svg:height="0.006cm" svg:x="3.328cm" svg:y="15.607cm">
                  <text:p/>
                  <draw:enhanced-geometry svg:viewBox="0 0 21600 21600" draw:mirror-horizontal="false" draw:mirror-vertical="false" draw:type="rectangle" draw:enhanced-path="M 0 0 L 21600 0 21600 21600 0 21600 0 0 Z N"/>
                </draw:custom-shape>
                <draw:custom-shape draw:style-name="gr1332" draw:text-style-name="P52" draw:layer="layout" svg:width="0.005cm" svg:height="0.006cm" svg:x="3.338cm" svg:y="15.607cm">
                  <text:p/>
                  <draw:enhanced-geometry svg:viewBox="0 0 21600 21600" draw:mirror-horizontal="false" draw:mirror-vertical="false" draw:type="rectangle" draw:enhanced-path="M 0 0 L 21600 0 21600 21600 0 21600 0 0 Z N"/>
                </draw:custom-shape>
                <draw:custom-shape draw:style-name="gr1333" draw:text-style-name="P52" draw:layer="layout" svg:width="0.006cm" svg:height="0.006cm" svg:x="3.348cm" svg:y="15.607cm">
                  <text:p/>
                  <draw:enhanced-geometry svg:viewBox="0 0 21600 21600" draw:mirror-horizontal="false" draw:mirror-vertical="false" draw:type="rectangle" draw:enhanced-path="M 0 0 L 21600 0 21600 21600 0 21600 0 0 Z N"/>
                </draw:custom-shape>
                <draw:custom-shape draw:style-name="gr1334" draw:text-style-name="P52" draw:layer="layout" svg:width="0.006cm" svg:height="0.006cm" svg:x="3.358cm" svg:y="15.607cm">
                  <text:p/>
                  <draw:enhanced-geometry svg:viewBox="0 0 21600 21600" draw:mirror-horizontal="false" draw:mirror-vertical="false" draw:type="rectangle" draw:enhanced-path="M 0 0 L 21600 0 21600 21600 0 21600 0 0 Z N"/>
                </draw:custom-shape>
                <draw:custom-shape draw:style-name="gr1335" draw:text-style-name="P52" draw:layer="layout" svg:width="0.006cm" svg:height="0.006cm" svg:x="3.368cm" svg:y="15.607cm">
                  <text:p/>
                  <draw:enhanced-geometry svg:viewBox="0 0 21600 21600" draw:mirror-horizontal="false" draw:mirror-vertical="false" draw:type="rectangle" draw:enhanced-path="M 0 0 L 21600 0 21600 21600 0 21600 0 0 Z N"/>
                </draw:custom-shape>
                <draw:custom-shape draw:style-name="gr1336" draw:text-style-name="P52" draw:layer="layout" svg:width="0.006cm" svg:height="0.006cm" svg:x="3.379cm" svg:y="15.607cm">
                  <text:p/>
                  <draw:enhanced-geometry svg:viewBox="0 0 21600 21600" draw:mirror-horizontal="false" draw:mirror-vertical="false" draw:type="rectangle" draw:enhanced-path="M 0 0 L 21600 0 21600 21600 0 21600 0 0 Z N"/>
                </draw:custom-shape>
                <draw:custom-shape draw:style-name="gr1337" draw:text-style-name="P52" draw:layer="layout" svg:width="0.006cm" svg:height="0.006cm" svg:x="3.389cm" svg:y="15.607cm">
                  <text:p/>
                  <draw:enhanced-geometry svg:viewBox="0 0 21600 21600" draw:mirror-horizontal="false" draw:mirror-vertical="false" draw:type="rectangle" draw:enhanced-path="M 0 0 L 21600 0 21600 21600 0 21600 0 0 Z N"/>
                </draw:custom-shape>
                <draw:custom-shape draw:style-name="gr1338" draw:text-style-name="P52" draw:layer="layout" svg:width="0.005cm" svg:height="0.006cm" svg:x="3.4cm" svg:y="15.607cm">
                  <text:p/>
                  <draw:enhanced-geometry svg:viewBox="0 0 21600 21600" draw:mirror-horizontal="false" draw:mirror-vertical="false" draw:type="rectangle" draw:enhanced-path="M 0 0 L 21600 0 21600 21600 0 21600 0 0 Z N"/>
                </draw:custom-shape>
                <draw:custom-shape draw:style-name="gr1339" draw:text-style-name="P52" draw:layer="layout" svg:width="0.007cm" svg:height="0.006cm" svg:x="3.409cm" svg:y="15.607cm">
                  <text:p/>
                  <draw:enhanced-geometry svg:viewBox="0 0 21600 21600" draw:mirror-horizontal="false" draw:mirror-vertical="false" draw:type="rectangle" draw:enhanced-path="M 0 0 L 21600 0 21600 21600 0 21600 0 0 Z N"/>
                </draw:custom-shape>
                <draw:custom-shape draw:style-name="gr1340" draw:text-style-name="P52" draw:layer="layout" svg:width="0.006cm" svg:height="0.006cm" svg:x="3.42cm" svg:y="15.607cm">
                  <text:p/>
                  <draw:enhanced-geometry svg:viewBox="0 0 21600 21600" draw:mirror-horizontal="false" draw:mirror-vertical="false" draw:type="rectangle" draw:enhanced-path="M 0 0 L 21600 0 21600 21600 0 21600 0 0 Z N"/>
                </draw:custom-shape>
                <draw:custom-shape draw:style-name="gr1341" draw:text-style-name="P52" draw:layer="layout" svg:width="0.006cm" svg:height="0.006cm" svg:x="3.431cm" svg:y="15.607cm">
                  <text:p/>
                  <draw:enhanced-geometry svg:viewBox="0 0 21600 21600" draw:mirror-horizontal="false" draw:mirror-vertical="false" draw:type="rectangle" draw:enhanced-path="M 0 0 L 21600 0 21600 21600 0 21600 0 0 Z N"/>
                </draw:custom-shape>
                <draw:custom-shape draw:style-name="gr1342" draw:text-style-name="P52" draw:layer="layout" svg:width="0.007cm" svg:height="0.006cm" svg:x="3.44cm" svg:y="15.607cm">
                  <text:p/>
                  <draw:enhanced-geometry svg:viewBox="0 0 21600 21600" draw:mirror-horizontal="false" draw:mirror-vertical="false" draw:type="rectangle" draw:enhanced-path="M 0 0 L 21600 0 21600 21600 0 21600 0 0 Z N"/>
                </draw:custom-shape>
                <draw:custom-shape draw:style-name="gr1343" draw:text-style-name="P52" draw:layer="layout" svg:width="0.007cm" svg:height="0.006cm" svg:x="3.45cm" svg:y="15.607cm">
                  <text:p/>
                  <draw:enhanced-geometry svg:viewBox="0 0 21600 21600" draw:mirror-horizontal="false" draw:mirror-vertical="false" draw:type="rectangle" draw:enhanced-path="M 0 0 L 21600 0 21600 21600 0 21600 0 0 Z N"/>
                </draw:custom-shape>
                <draw:custom-shape draw:style-name="gr1344" draw:text-style-name="P52" draw:layer="layout" svg:width="0.006cm" svg:height="0.006cm" svg:x="3.461cm" svg:y="15.607cm">
                  <text:p/>
                  <draw:enhanced-geometry svg:viewBox="0 0 21600 21600" draw:mirror-horizontal="false" draw:mirror-vertical="false" draw:type="rectangle" draw:enhanced-path="M 0 0 L 21600 0 21600 21600 0 21600 0 0 Z N"/>
                </draw:custom-shape>
                <draw:custom-shape draw:style-name="gr1345" draw:text-style-name="P52" draw:layer="layout" svg:width="0.006cm" svg:height="0.006cm" svg:x="3.472cm" svg:y="15.607cm">
                  <text:p/>
                  <draw:enhanced-geometry svg:viewBox="0 0 21600 21600" draw:mirror-horizontal="false" draw:mirror-vertical="false" draw:type="rectangle" draw:enhanced-path="M 0 0 L 21600 0 21600 21600 0 21600 0 0 Z N"/>
                </draw:custom-shape>
                <draw:custom-shape draw:style-name="gr1346" draw:text-style-name="P52" draw:layer="layout" svg:width="0.006cm" svg:height="0.006cm" svg:x="3.482cm" svg:y="15.607cm">
                  <text:p/>
                  <draw:enhanced-geometry svg:viewBox="0 0 21600 21600" draw:mirror-horizontal="false" draw:mirror-vertical="false" draw:type="rectangle" draw:enhanced-path="M 0 0 L 21600 0 21600 21600 0 21600 0 0 Z N"/>
                </draw:custom-shape>
                <draw:custom-shape draw:style-name="gr1347" draw:text-style-name="P52" draw:layer="layout" svg:width="0.006cm" svg:height="0.006cm" svg:x="3.493cm" svg:y="15.607cm">
                  <text:p/>
                  <draw:enhanced-geometry svg:viewBox="0 0 21600 21600" draw:mirror-horizontal="false" draw:mirror-vertical="false" draw:type="rectangle" draw:enhanced-path="M 0 0 L 21600 0 21600 21600 0 21600 0 0 Z N"/>
                </draw:custom-shape>
                <draw:custom-shape draw:style-name="gr1348" draw:text-style-name="P52" draw:layer="layout" svg:width="0.006cm" svg:height="0.006cm" svg:x="3.502cm" svg:y="15.607cm">
                  <text:p/>
                  <draw:enhanced-geometry svg:viewBox="0 0 21600 21600" draw:mirror-horizontal="false" draw:mirror-vertical="false" draw:type="rectangle" draw:enhanced-path="M 0 0 L 21600 0 21600 21600 0 21600 0 0 Z N"/>
                </draw:custom-shape>
                <draw:custom-shape draw:style-name="gr1349" draw:text-style-name="P52" draw:layer="layout" svg:width="0.006cm" svg:height="0.006cm" svg:x="3.513cm" svg:y="15.607cm">
                  <text:p/>
                  <draw:enhanced-geometry svg:viewBox="0 0 21600 21600" draw:mirror-horizontal="false" draw:mirror-vertical="false" draw:type="rectangle" draw:enhanced-path="M 0 0 L 21600 0 21600 21600 0 21600 0 0 Z N"/>
                </draw:custom-shape>
                <draw:custom-shape draw:style-name="gr1350" draw:text-style-name="P52" draw:layer="layout" svg:width="0.006cm" svg:height="0.006cm" svg:x="3.523cm" svg:y="15.607cm">
                  <text:p/>
                  <draw:enhanced-geometry svg:viewBox="0 0 21600 21600" draw:mirror-horizontal="false" draw:mirror-vertical="false" draw:type="rectangle" draw:enhanced-path="M 0 0 L 21600 0 21600 21600 0 21600 0 0 Z N"/>
                </draw:custom-shape>
                <draw:custom-shape draw:style-name="gr1351" draw:text-style-name="P52" draw:layer="layout" svg:width="0.006cm" svg:height="0.006cm" svg:x="3.534cm" svg:y="15.607cm">
                  <text:p/>
                  <draw:enhanced-geometry svg:viewBox="0 0 21600 21600" draw:mirror-horizontal="false" draw:mirror-vertical="false" draw:type="rectangle" draw:enhanced-path="M 0 0 L 21600 0 21600 21600 0 21600 0 0 Z N"/>
                </draw:custom-shape>
              </draw:g>
            </draw:g>
          </draw:g>
          <draw:g>
            <draw:custom-shape draw:style-name="gr1352" draw:text-style-name="P50" draw:layer="layout" svg:width="0.24cm" svg:height="0.023cm" svg:x="3.306cm" svg:y="15.78cm">
              <text:p/>
              <draw:enhanced-geometry svg:viewBox="0 0 21600 21600" draw:mirror-horizontal="false" draw:mirror-vertical="false" draw:type="rectangle" draw:enhanced-path="M 0 0 L 21600 0 21600 21600 0 21600 0 0 Z N"/>
            </draw:custom-shape>
            <draw:g>
              <draw:custom-shape draw:style-name="gr1353" draw:text-style-name="P52" draw:layer="layout" svg:width="0.006cm" svg:height="0.007cm" svg:x="3.31cm" svg:y="15.784cm">
                <text:p/>
                <draw:enhanced-geometry svg:viewBox="0 0 21600 21600" draw:mirror-horizontal="false" draw:mirror-vertical="false" draw:type="rectangle" draw:enhanced-path="M 0 0 L 21600 0 21600 21600 0 21600 0 0 Z N"/>
              </draw:custom-shape>
              <draw:custom-shape draw:style-name="gr1354" draw:text-style-name="P52" draw:layer="layout" svg:width="0.006cm" svg:height="0.007cm" svg:x="3.32cm" svg:y="15.784cm">
                <text:p/>
                <draw:enhanced-geometry svg:viewBox="0 0 21600 21600" draw:mirror-horizontal="false" draw:mirror-vertical="false" draw:type="rectangle" draw:enhanced-path="M 0 0 L 21600 0 21600 21600 0 21600 0 0 Z N"/>
              </draw:custom-shape>
              <draw:custom-shape draw:style-name="gr1355" draw:text-style-name="P52" draw:layer="layout" svg:width="0.006cm" svg:height="0.006cm" svg:x="3.33cm" svg:y="15.784cm">
                <text:p/>
                <draw:enhanced-geometry svg:viewBox="0 0 21600 21600" draw:mirror-horizontal="false" draw:mirror-vertical="false" draw:type="rectangle" draw:enhanced-path="M 0 0 L 21600 0 21600 21600 0 21600 0 0 Z N"/>
              </draw:custom-shape>
              <draw:custom-shape draw:style-name="gr1356" draw:text-style-name="P52" draw:layer="layout" svg:width="0.006cm" svg:height="0.007cm" svg:x="3.34cm" svg:y="15.784cm">
                <text:p/>
                <draw:enhanced-geometry svg:viewBox="0 0 21600 21600" draw:mirror-horizontal="false" draw:mirror-vertical="false" draw:type="rectangle" draw:enhanced-path="M 0 0 L 21600 0 21600 21600 0 21600 0 0 Z N"/>
              </draw:custom-shape>
              <draw:custom-shape draw:style-name="gr1357" draw:text-style-name="P52" draw:layer="layout" svg:width="0.006cm" svg:height="0.007cm" svg:x="3.361cm" svg:y="15.784cm">
                <text:p/>
                <draw:enhanced-geometry svg:viewBox="0 0 21600 21600" draw:mirror-horizontal="false" draw:mirror-vertical="false" draw:type="rectangle" draw:enhanced-path="M 0 0 L 21600 0 21600 21600 0 21600 0 0 Z N"/>
              </draw:custom-shape>
              <draw:custom-shape draw:style-name="gr1358" draw:text-style-name="P52" draw:layer="layout" svg:width="0.006cm" svg:height="0.006cm" svg:x="3.372cm" svg:y="15.784cm">
                <text:p/>
                <draw:enhanced-geometry svg:viewBox="0 0 21600 21600" draw:mirror-horizontal="false" draw:mirror-vertical="false" draw:type="rectangle" draw:enhanced-path="M 0 0 L 21600 0 21600 21600 0 21600 0 0 Z N"/>
              </draw:custom-shape>
              <draw:custom-shape draw:style-name="gr1359" draw:text-style-name="P52" draw:layer="layout" svg:width="0.007cm" svg:height="0.006cm" svg:x="3.381cm" svg:y="15.784cm">
                <text:p/>
                <draw:enhanced-geometry svg:viewBox="0 0 21600 21600" draw:mirror-horizontal="false" draw:mirror-vertical="false" draw:type="rectangle" draw:enhanced-path="M 0 0 L 21600 0 21600 21600 0 21600 0 0 Z N"/>
              </draw:custom-shape>
              <draw:custom-shape draw:style-name="gr1360" draw:text-style-name="P52" draw:layer="layout" svg:width="0.006cm" svg:height="0.006cm" svg:x="3.392cm" svg:y="15.784cm">
                <text:p/>
                <draw:enhanced-geometry svg:viewBox="0 0 21600 21600" draw:mirror-horizontal="false" draw:mirror-vertical="false" draw:type="rectangle" draw:enhanced-path="M 0 0 L 21600 0 21600 21600 0 21600 0 0 Z N"/>
              </draw:custom-shape>
              <draw:custom-shape draw:style-name="gr1361" draw:text-style-name="P52" draw:layer="layout" svg:width="0.006cm" svg:height="0.006cm" svg:x="3.403cm" svg:y="15.784cm">
                <text:p/>
                <draw:enhanced-geometry svg:viewBox="0 0 21600 21600" draw:mirror-horizontal="false" draw:mirror-vertical="false" draw:type="rectangle" draw:enhanced-path="M 0 0 L 21600 0 21600 21600 0 21600 0 0 Z N"/>
              </draw:custom-shape>
              <draw:custom-shape draw:style-name="gr1362" draw:text-style-name="P52" draw:layer="layout" svg:width="0.006cm" svg:height="0.007cm" svg:x="3.413cm" svg:y="15.784cm">
                <text:p/>
                <draw:enhanced-geometry svg:viewBox="0 0 21600 21600" draw:mirror-horizontal="false" draw:mirror-vertical="false" draw:type="rectangle" draw:enhanced-path="M 0 0 L 21600 0 21600 21600 0 21600 0 0 Z N"/>
              </draw:custom-shape>
              <draw:custom-shape draw:style-name="gr1363" draw:text-style-name="P52" draw:layer="layout" svg:width="0.007cm" svg:height="0.007cm" svg:x="3.423cm" svg:y="15.784cm">
                <text:p/>
                <draw:enhanced-geometry svg:viewBox="0 0 21600 21600" draw:mirror-horizontal="false" draw:mirror-vertical="false" draw:type="rectangle" draw:enhanced-path="M 0 0 L 21600 0 21600 21600 0 21600 0 0 Z N"/>
              </draw:custom-shape>
              <draw:custom-shape draw:style-name="gr1364" draw:text-style-name="P52" draw:layer="layout" svg:width="0.006cm" svg:height="0.007cm" svg:x="3.433cm" svg:y="15.784cm">
                <text:p/>
                <draw:enhanced-geometry svg:viewBox="0 0 21600 21600" draw:mirror-horizontal="false" draw:mirror-vertical="false" draw:type="rectangle" draw:enhanced-path="M 0 0 L 21600 0 21600 21600 0 21600 0 0 Z N"/>
              </draw:custom-shape>
              <draw:custom-shape draw:style-name="gr1365" draw:text-style-name="P52" draw:layer="layout" svg:width="0.005cm" svg:height="0.006cm" svg:x="3.444cm" svg:y="15.784cm">
                <text:p/>
                <draw:enhanced-geometry svg:viewBox="0 0 21600 21600" draw:mirror-horizontal="false" draw:mirror-vertical="false" draw:type="rectangle" draw:enhanced-path="M 0 0 L 21600 0 21600 21600 0 21600 0 0 Z N"/>
              </draw:custom-shape>
              <draw:custom-shape draw:style-name="gr1366" draw:text-style-name="P52" draw:layer="layout" svg:width="0.006cm" svg:height="0.007cm" svg:x="3.455cm" svg:y="15.784cm">
                <text:p/>
                <draw:enhanced-geometry svg:viewBox="0 0 21600 21600" draw:mirror-horizontal="false" draw:mirror-vertical="false" draw:type="rectangle" draw:enhanced-path="M 0 0 L 21600 0 21600 21600 0 21600 0 0 Z N"/>
              </draw:custom-shape>
              <draw:custom-shape draw:style-name="gr1367" draw:text-style-name="P52" draw:layer="layout" svg:width="0.006cm" svg:height="0.006cm" svg:x="3.465cm" svg:y="15.784cm">
                <text:p/>
                <draw:enhanced-geometry svg:viewBox="0 0 21600 21600" draw:mirror-horizontal="false" draw:mirror-vertical="false" draw:type="rectangle" draw:enhanced-path="M 0 0 L 21600 0 21600 21600 0 21600 0 0 Z N"/>
              </draw:custom-shape>
              <draw:custom-shape draw:style-name="gr1368" draw:text-style-name="P52" draw:layer="layout" svg:width="0.006cm" svg:height="0.007cm" svg:x="3.475cm" svg:y="15.784cm">
                <text:p/>
                <draw:enhanced-geometry svg:viewBox="0 0 21600 21600" draw:mirror-horizontal="false" draw:mirror-vertical="false" draw:type="rectangle" draw:enhanced-path="M 0 0 L 21600 0 21600 21600 0 21600 0 0 Z N"/>
              </draw:custom-shape>
              <draw:custom-shape draw:style-name="gr1369" draw:text-style-name="P52" draw:layer="layout" svg:width="0.006cm" svg:height="0.007cm" svg:x="3.485cm" svg:y="15.784cm">
                <text:p/>
                <draw:enhanced-geometry svg:viewBox="0 0 21600 21600" draw:mirror-horizontal="false" draw:mirror-vertical="false" draw:type="rectangle" draw:enhanced-path="M 0 0 L 21600 0 21600 21600 0 21600 0 0 Z N"/>
              </draw:custom-shape>
              <draw:custom-shape draw:style-name="gr1370" draw:text-style-name="P52" draw:layer="layout" svg:width="0.006cm" svg:height="0.007cm" svg:x="3.495cm" svg:y="15.784cm">
                <text:p/>
                <draw:enhanced-geometry svg:viewBox="0 0 21600 21600" draw:mirror-horizontal="false" draw:mirror-vertical="false" draw:type="rectangle" draw:enhanced-path="M 0 0 L 21600 0 21600 21600 0 21600 0 0 Z N"/>
              </draw:custom-shape>
              <draw:custom-shape draw:style-name="gr1371" draw:text-style-name="P52" draw:layer="layout" svg:width="0.006cm" svg:height="0.007cm" svg:x="3.506cm" svg:y="15.784cm">
                <text:p/>
                <draw:enhanced-geometry svg:viewBox="0 0 21600 21600" draw:mirror-horizontal="false" draw:mirror-vertical="false" draw:type="rectangle" draw:enhanced-path="M 0 0 L 21600 0 21600 21600 0 21600 0 0 Z N"/>
              </draw:custom-shape>
              <draw:custom-shape draw:style-name="gr1372" draw:text-style-name="P52" draw:layer="layout" svg:width="0.006cm" svg:height="0.006cm" svg:x="3.516cm" svg:y="15.784cm">
                <text:p/>
                <draw:enhanced-geometry svg:viewBox="0 0 21600 21600" draw:mirror-horizontal="false" draw:mirror-vertical="false" draw:type="rectangle" draw:enhanced-path="M 0 0 L 21600 0 21600 21600 0 21600 0 0 Z N"/>
              </draw:custom-shape>
              <draw:custom-shape draw:style-name="gr1373" draw:text-style-name="P52" draw:layer="layout" svg:width="0.007cm" svg:height="0.007cm" svg:x="3.526cm" svg:y="15.784cm">
                <text:p/>
                <draw:enhanced-geometry svg:viewBox="0 0 21600 21600" draw:mirror-horizontal="false" draw:mirror-vertical="false" draw:type="rectangle" draw:enhanced-path="M 0 0 L 21600 0 21600 21600 0 21600 0 0 Z N"/>
              </draw:custom-shape>
              <draw:custom-shape draw:style-name="gr1374" draw:text-style-name="P52" draw:layer="layout" svg:width="0.006cm" svg:height="0.006cm" svg:x="3.537cm" svg:y="15.784cm">
                <text:p/>
                <draw:enhanced-geometry svg:viewBox="0 0 21600 21600" draw:mirror-horizontal="false" draw:mirror-vertical="false" draw:type="rectangle" draw:enhanced-path="M 0 0 L 21600 0 21600 21600 0 21600 0 0 Z N"/>
              </draw:custom-shape>
              <draw:g>
                <draw:custom-shape draw:style-name="gr1375" draw:text-style-name="P52" draw:layer="layout" svg:width="0.006cm" svg:height="0.007cm" svg:x="3.351cm" svg:y="15.784cm">
                  <text:p/>
                  <draw:enhanced-geometry svg:viewBox="0 0 21600 21600" draw:mirror-horizontal="false" draw:mirror-vertical="false" draw:type="rectangle" draw:enhanced-path="M 0 0 L 21600 0 21600 21600 0 21600 0 0 Z N"/>
                </draw:custom-shape>
                <draw:custom-shape draw:style-name="gr1376" draw:text-style-name="P52" draw:layer="layout" svg:width="0.006cm" svg:height="0.007cm" svg:x="3.309cm" svg:y="15.793cm">
                  <text:p/>
                  <draw:enhanced-geometry svg:viewBox="0 0 21600 21600" draw:mirror-horizontal="false" draw:mirror-vertical="false" draw:type="rectangle" draw:enhanced-path="M 0 0 L 21600 0 21600 21600 0 21600 0 0 Z N"/>
                </draw:custom-shape>
                <draw:custom-shape draw:style-name="gr1377" draw:text-style-name="P52" draw:layer="layout" svg:width="0.006cm" svg:height="0.007cm" svg:x="3.32cm" svg:y="15.793cm">
                  <text:p/>
                  <draw:enhanced-geometry svg:viewBox="0 0 21600 21600" draw:mirror-horizontal="false" draw:mirror-vertical="false" draw:type="rectangle" draw:enhanced-path="M 0 0 L 21600 0 21600 21600 0 21600 0 0 Z N"/>
                </draw:custom-shape>
                <draw:custom-shape draw:style-name="gr1378" draw:text-style-name="P52" draw:layer="layout" svg:width="0.006cm" svg:height="0.007cm" svg:x="3.33cm" svg:y="15.793cm">
                  <text:p/>
                  <draw:enhanced-geometry svg:viewBox="0 0 21600 21600" draw:mirror-horizontal="false" draw:mirror-vertical="false" draw:type="rectangle" draw:enhanced-path="M 0 0 L 21600 0 21600 21600 0 21600 0 0 Z N"/>
                </draw:custom-shape>
                <draw:custom-shape draw:style-name="gr1379" draw:text-style-name="P52" draw:layer="layout" svg:width="0.006cm" svg:height="0.007cm" svg:x="3.34cm" svg:y="15.793cm">
                  <text:p/>
                  <draw:enhanced-geometry svg:viewBox="0 0 21600 21600" draw:mirror-horizontal="false" draw:mirror-vertical="false" draw:type="rectangle" draw:enhanced-path="M 0 0 L 21600 0 21600 21600 0 21600 0 0 Z N"/>
                </draw:custom-shape>
                <draw:custom-shape draw:style-name="gr1380" draw:text-style-name="P52" draw:layer="layout" svg:width="0.006cm" svg:height="0.007cm" svg:x="3.351cm" svg:y="15.793cm">
                  <text:p/>
                  <draw:enhanced-geometry svg:viewBox="0 0 21600 21600" draw:mirror-horizontal="false" draw:mirror-vertical="false" draw:type="rectangle" draw:enhanced-path="M 0 0 L 21600 0 21600 21600 0 21600 0 0 Z N"/>
                </draw:custom-shape>
                <draw:custom-shape draw:style-name="gr1381" draw:text-style-name="P52" draw:layer="layout" svg:width="0.006cm" svg:height="0.007cm" svg:x="3.361cm" svg:y="15.793cm">
                  <text:p/>
                  <draw:enhanced-geometry svg:viewBox="0 0 21600 21600" draw:mirror-horizontal="false" draw:mirror-vertical="false" draw:type="rectangle" draw:enhanced-path="M 0 0 L 21600 0 21600 21600 0 21600 0 0 Z N"/>
                </draw:custom-shape>
                <draw:custom-shape draw:style-name="gr1382" draw:text-style-name="P52" draw:layer="layout" svg:width="0.005cm" svg:height="0.007cm" svg:x="3.372cm" svg:y="15.793cm">
                  <text:p/>
                  <draw:enhanced-geometry svg:viewBox="0 0 21600 21600" draw:mirror-horizontal="false" draw:mirror-vertical="false" draw:type="rectangle" draw:enhanced-path="M 0 0 L 21600 0 21600 21600 0 21600 0 0 Z N"/>
                </draw:custom-shape>
                <draw:custom-shape draw:style-name="gr1383" draw:text-style-name="P52" draw:layer="layout" svg:width="0.007cm" svg:height="0.007cm" svg:x="3.381cm" svg:y="15.793cm">
                  <text:p/>
                  <draw:enhanced-geometry svg:viewBox="0 0 21600 21600" draw:mirror-horizontal="false" draw:mirror-vertical="false" draw:type="rectangle" draw:enhanced-path="M 0 0 L 21600 0 21600 21600 0 21600 0 0 Z N"/>
                </draw:custom-shape>
                <draw:custom-shape draw:style-name="gr1384" draw:text-style-name="P52" draw:layer="layout" svg:width="0.006cm" svg:height="0.007cm" svg:x="3.392cm" svg:y="15.793cm">
                  <text:p/>
                  <draw:enhanced-geometry svg:viewBox="0 0 21600 21600" draw:mirror-horizontal="false" draw:mirror-vertical="false" draw:type="rectangle" draw:enhanced-path="M 0 0 L 21600 0 21600 21600 0 21600 0 0 Z N"/>
                </draw:custom-shape>
                <draw:custom-shape draw:style-name="gr1385" draw:text-style-name="P52" draw:layer="layout" svg:width="0.006cm" svg:height="0.007cm" svg:x="3.403cm" svg:y="15.793cm">
                  <text:p/>
                  <draw:enhanced-geometry svg:viewBox="0 0 21600 21600" draw:mirror-horizontal="false" draw:mirror-vertical="false" draw:type="rectangle" draw:enhanced-path="M 0 0 L 21600 0 21600 21600 0 21600 0 0 Z N"/>
                </draw:custom-shape>
                <draw:custom-shape draw:style-name="gr1386" draw:text-style-name="P52" draw:layer="layout" svg:width="0.006cm" svg:height="0.007cm" svg:x="3.413cm" svg:y="15.793cm">
                  <text:p/>
                  <draw:enhanced-geometry svg:viewBox="0 0 21600 21600" draw:mirror-horizontal="false" draw:mirror-vertical="false" draw:type="rectangle" draw:enhanced-path="M 0 0 L 21600 0 21600 21600 0 21600 0 0 Z N"/>
                </draw:custom-shape>
                <draw:custom-shape draw:style-name="gr1387" draw:text-style-name="P52" draw:layer="layout" svg:width="0.006cm" svg:height="0.007cm" svg:x="3.422cm" svg:y="15.793cm">
                  <text:p/>
                  <draw:enhanced-geometry svg:viewBox="0 0 21600 21600" draw:mirror-horizontal="false" draw:mirror-vertical="false" draw:type="rectangle" draw:enhanced-path="M 0 0 L 21600 0 21600 21600 0 21600 0 0 Z N"/>
                </draw:custom-shape>
                <draw:custom-shape draw:style-name="gr1388" draw:text-style-name="P52" draw:layer="layout" svg:width="0.006cm" svg:height="0.007cm" svg:x="3.433cm" svg:y="15.793cm">
                  <text:p/>
                  <draw:enhanced-geometry svg:viewBox="0 0 21600 21600" draw:mirror-horizontal="false" draw:mirror-vertical="false" draw:type="rectangle" draw:enhanced-path="M 0 0 L 21600 0 21600 21600 0 21600 0 0 Z N"/>
                </draw:custom-shape>
                <draw:custom-shape draw:style-name="gr1389" draw:text-style-name="P52" draw:layer="layout" svg:width="0.005cm" svg:height="0.007cm" svg:x="3.444cm" svg:y="15.793cm">
                  <text:p/>
                  <draw:enhanced-geometry svg:viewBox="0 0 21600 21600" draw:mirror-horizontal="false" draw:mirror-vertical="false" draw:type="rectangle" draw:enhanced-path="M 0 0 L 21600 0 21600 21600 0 21600 0 0 Z N"/>
                </draw:custom-shape>
                <draw:custom-shape draw:style-name="gr1390" draw:text-style-name="P52" draw:layer="layout" svg:width="0.006cm" svg:height="0.007cm" svg:x="3.454cm" svg:y="15.793cm">
                  <text:p/>
                  <draw:enhanced-geometry svg:viewBox="0 0 21600 21600" draw:mirror-horizontal="false" draw:mirror-vertical="false" draw:type="rectangle" draw:enhanced-path="M 0 0 L 21600 0 21600 21600 0 21600 0 0 Z N"/>
                </draw:custom-shape>
                <draw:custom-shape draw:style-name="gr1391" draw:text-style-name="P52" draw:layer="layout" svg:width="0.006cm" svg:height="0.007cm" svg:x="3.465cm" svg:y="15.793cm">
                  <text:p/>
                  <draw:enhanced-geometry svg:viewBox="0 0 21600 21600" draw:mirror-horizontal="false" draw:mirror-vertical="false" draw:type="rectangle" draw:enhanced-path="M 0 0 L 21600 0 21600 21600 0 21600 0 0 Z N"/>
                </draw:custom-shape>
                <draw:custom-shape draw:style-name="gr1392" draw:text-style-name="P52" draw:layer="layout" svg:width="0.006cm" svg:height="0.007cm" svg:x="3.474cm" svg:y="15.793cm">
                  <text:p/>
                  <draw:enhanced-geometry svg:viewBox="0 0 21600 21600" draw:mirror-horizontal="false" draw:mirror-vertical="false" draw:type="rectangle" draw:enhanced-path="M 0 0 L 21600 0 21600 21600 0 21600 0 0 Z N"/>
                </draw:custom-shape>
                <draw:custom-shape draw:style-name="gr1393" draw:text-style-name="P52" draw:layer="layout" svg:width="0.006cm" svg:height="0.007cm" svg:x="3.484cm" svg:y="15.793cm">
                  <text:p/>
                  <draw:enhanced-geometry svg:viewBox="0 0 21600 21600" draw:mirror-horizontal="false" draw:mirror-vertical="false" draw:type="rectangle" draw:enhanced-path="M 0 0 L 21600 0 21600 21600 0 21600 0 0 Z N"/>
                </draw:custom-shape>
                <draw:custom-shape draw:style-name="gr1394" draw:text-style-name="P52" draw:layer="layout" svg:width="0.006cm" svg:height="0.007cm" svg:x="3.495cm" svg:y="15.793cm">
                  <text:p/>
                  <draw:enhanced-geometry svg:viewBox="0 0 21600 21600" draw:mirror-horizontal="false" draw:mirror-vertical="false" draw:type="rectangle" draw:enhanced-path="M 0 0 L 21600 0 21600 21600 0 21600 0 0 Z N"/>
                </draw:custom-shape>
                <draw:custom-shape draw:style-name="gr1395" draw:text-style-name="P52" draw:layer="layout" svg:width="0.006cm" svg:height="0.007cm" svg:x="3.506cm" svg:y="15.793cm">
                  <text:p/>
                  <draw:enhanced-geometry svg:viewBox="0 0 21600 21600" draw:mirror-horizontal="false" draw:mirror-vertical="false" draw:type="rectangle" draw:enhanced-path="M 0 0 L 21600 0 21600 21600 0 21600 0 0 Z N"/>
                </draw:custom-shape>
                <draw:custom-shape draw:style-name="gr1396" draw:text-style-name="P52" draw:layer="layout" svg:width="0.006cm" svg:height="0.007cm" svg:x="3.516cm" svg:y="15.793cm">
                  <text:p/>
                  <draw:enhanced-geometry svg:viewBox="0 0 21600 21600" draw:mirror-horizontal="false" draw:mirror-vertical="false" draw:type="rectangle" draw:enhanced-path="M 0 0 L 21600 0 21600 21600 0 21600 0 0 Z N"/>
                </draw:custom-shape>
                <draw:custom-shape draw:style-name="gr1397" draw:text-style-name="P52" draw:layer="layout" svg:width="0.006cm" svg:height="0.007cm" svg:x="3.526cm" svg:y="15.793cm">
                  <text:p/>
                  <draw:enhanced-geometry svg:viewBox="0 0 21600 21600" draw:mirror-horizontal="false" draw:mirror-vertical="false" draw:type="rectangle" draw:enhanced-path="M 0 0 L 21600 0 21600 21600 0 21600 0 0 Z N"/>
                </draw:custom-shape>
                <draw:custom-shape draw:style-name="gr1398" draw:text-style-name="P52" draw:layer="layout" svg:width="0.006cm" svg:height="0.007cm" svg:x="3.536cm" svg:y="15.793cm">
                  <text:p/>
                  <draw:enhanced-geometry svg:viewBox="0 0 21600 21600" draw:mirror-horizontal="false" draw:mirror-vertical="false" draw:type="rectangle" draw:enhanced-path="M 0 0 L 21600 0 21600 21600 0 21600 0 0 Z N"/>
                </draw:custom-shape>
              </draw:g>
            </draw:g>
          </draw:g>
          <draw:custom-shape draw:style-name="gr1399" draw:text-style-name="P49" draw:layer="layout" svg:width="0.342cm" svg:height="0.21cm" svg:x="3.283cm" svg:y="15.5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00" draw:text-style-name="P50" draw:layer="layout" svg:width="0.06cm" svg:height="0.065cm" svg:x="3.409cm" svg:y="15.68cm">
            <text:p/>
            <draw:enhanced-geometry svg:viewBox="0 0 21600 21600" draw:mirror-horizontal="false" draw:mirror-vertical="false" draw:type="rectangle" draw:enhanced-path="M 0 0 L 21600 0 21600 21600 0 21600 0 0 Z N"/>
          </draw:custom-shape>
          <draw:custom-shape draw:style-name="gr1401" draw:text-style-name="P50" draw:layer="layout" svg:width="0.096cm" svg:height="0.078cm" svg:x="3.547cm" svg:y="15.67cm">
            <text:p/>
            <draw:enhanced-geometry svg:viewBox="0 0 21600 21600" draw:mirror-horizontal="false" draw:mirror-vertical="false" draw:type="rectangle" draw:enhanced-path="M 0 0 L 21600 0 21600 21600 0 21600 0 0 Z N"/>
          </draw:custom-shape>
          <draw:custom-shape draw:style-name="gr1402" draw:text-style-name="P50" draw:layer="layout" svg:width="0.049cm" svg:height="0.038cm" svg:x="3.48cm" svg:y="15.732cm">
            <text:p/>
            <draw:enhanced-geometry svg:viewBox="0 0 21600 21600" draw:mirror-horizontal="false" draw:mirror-vertical="false" draw:type="rectangle" draw:enhanced-path="M 0 0 L 21600 0 21600 21600 0 21600 0 0 Z N"/>
          </draw:custom-shape>
          <draw:custom-shape draw:style-name="gr1403" draw:text-style-name="P50" draw:layer="layout" svg:width="0.061cm" svg:height="0.035cm" svg:x="3.573cm" svg:y="15.613cm">
            <text:p/>
            <draw:enhanced-geometry svg:viewBox="0 0 21600 21600" draw:mirror-horizontal="false" draw:mirror-vertical="false" draw:type="rectangle" draw:enhanced-path="M 0 0 L 21600 0 21600 21600 0 21600 0 0 Z N"/>
          </draw:custom-shape>
          <draw:custom-shape draw:style-name="gr1404" draw:text-style-name="P50" draw:layer="layout" svg:width="0.039cm" svg:height="0.039cm" svg:x="3.349cm" svg:y="15.71cm">
            <text:p/>
            <draw:enhanced-geometry svg:viewBox="0 0 21600 21600" draw:mirror-horizontal="false" draw:mirror-vertical="false" draw:type="rectangle" draw:enhanced-path="M 0 0 L 21600 0 21600 21600 0 21600 0 0 Z N"/>
          </draw:custom-shape>
          <draw:custom-shape draw:style-name="gr1405" draw:text-style-name="P50" draw:layer="layout" svg:width="0.039cm" svg:height="0.065cm" svg:x="3.347cm" svg:y="15.631cm">
            <text:p/>
            <draw:enhanced-geometry svg:viewBox="0 0 21600 21600" draw:mirror-horizontal="false" draw:mirror-vertical="false" draw:type="rectangle" draw:enhanced-path="M 0 0 L 21600 0 21600 21600 0 21600 0 0 Z N"/>
          </draw:custom-shape>
          <draw:custom-shape draw:style-name="gr1406" draw:text-style-name="P50" draw:layer="layout" svg:width="0.028cm" svg:height="0.023cm" svg:x="3.513cm" svg:y="15.644cm">
            <text:p/>
            <draw:enhanced-geometry svg:viewBox="0 0 21600 21600" draw:mirror-horizontal="false" draw:mirror-vertical="false" draw:type="rectangle" draw:enhanced-path="M 0 0 L 21600 0 21600 21600 0 21600 0 0 Z N"/>
          </draw:custom-shape>
          <draw:custom-shape draw:style-name="gr1407" draw:text-style-name="P50" draw:layer="layout" svg:width="0.068cm" svg:height="0.054cm" svg:x="3.265cm" svg:y="15.633cm">
            <text:p/>
            <draw:enhanced-geometry svg:viewBox="0 0 21600 21600" draw:mirror-horizontal="false" draw:mirror-vertical="false" draw:type="rectangle" draw:enhanced-path="M 0 0 L 21600 0 21600 21600 0 21600 0 0 Z N"/>
          </draw:custom-shape>
          <draw:g>
            <draw:custom-shape draw:style-name="gr1408" draw:text-style-name="P50" draw:layer="layout" svg:width="0.239cm" svg:height="0.024cm" svg:x="3.305cm" svg:y="15.59cm">
              <text:p/>
              <draw:enhanced-geometry svg:viewBox="0 0 21600 21600" draw:mirror-horizontal="false" draw:mirror-vertical="false" draw:type="rectangle" draw:enhanced-path="M 0 0 L 21600 0 21600 21600 0 21600 0 0 Z N"/>
            </draw:custom-shape>
            <draw:g>
              <draw:custom-shape draw:style-name="gr1409" draw:text-style-name="P52" draw:layer="layout" svg:width="0.005cm" svg:height="0.007cm" svg:x="3.308cm" svg:y="15.594cm">
                <text:p/>
                <draw:enhanced-geometry svg:viewBox="0 0 21600 21600" draw:mirror-horizontal="false" draw:mirror-vertical="false" draw:type="rectangle" draw:enhanced-path="M 0 0 L 21600 0 21600 21600 0 21600 0 0 Z N"/>
              </draw:custom-shape>
              <draw:custom-shape draw:style-name="gr1410" draw:text-style-name="P52" draw:layer="layout" svg:width="0.007cm" svg:height="0.006cm" svg:x="3.317cm" svg:y="15.594cm">
                <text:p/>
                <draw:enhanced-geometry svg:viewBox="0 0 21600 21600" draw:mirror-horizontal="false" draw:mirror-vertical="false" draw:type="rectangle" draw:enhanced-path="M 0 0 L 21600 0 21600 21600 0 21600 0 0 Z N"/>
              </draw:custom-shape>
              <draw:custom-shape draw:style-name="gr1411" draw:text-style-name="P52" draw:layer="layout" svg:width="0.006cm" svg:height="0.007cm" svg:x="3.328cm" svg:y="15.594cm">
                <text:p/>
                <draw:enhanced-geometry svg:viewBox="0 0 21600 21600" draw:mirror-horizontal="false" draw:mirror-vertical="false" draw:type="rectangle" draw:enhanced-path="M 0 0 L 21600 0 21600 21600 0 21600 0 0 Z N"/>
              </draw:custom-shape>
              <draw:custom-shape draw:style-name="gr1412" draw:text-style-name="P52" draw:layer="layout" svg:width="0.006cm" svg:height="0.006cm" svg:x="3.339cm" svg:y="15.594cm">
                <text:p/>
                <draw:enhanced-geometry svg:viewBox="0 0 21600 21600" draw:mirror-horizontal="false" draw:mirror-vertical="false" draw:type="rectangle" draw:enhanced-path="M 0 0 L 21600 0 21600 21600 0 21600 0 0 Z N"/>
              </draw:custom-shape>
              <draw:custom-shape draw:style-name="gr1413" draw:text-style-name="P52" draw:layer="layout" svg:width="0.006cm" svg:height="0.006cm" svg:x="3.36cm" svg:y="15.594cm">
                <text:p/>
                <draw:enhanced-geometry svg:viewBox="0 0 21600 21600" draw:mirror-horizontal="false" draw:mirror-vertical="false" draw:type="rectangle" draw:enhanced-path="M 0 0 L 21600 0 21600 21600 0 21600 0 0 Z N"/>
              </draw:custom-shape>
              <draw:custom-shape draw:style-name="gr1414" draw:text-style-name="P52" draw:layer="layout" svg:width="0.005cm" svg:height="0.007cm" svg:x="3.37cm" svg:y="15.594cm">
                <text:p/>
                <draw:enhanced-geometry svg:viewBox="0 0 21600 21600" draw:mirror-horizontal="false" draw:mirror-vertical="false" draw:type="rectangle" draw:enhanced-path="M 0 0 L 21600 0 21600 21600 0 21600 0 0 Z N"/>
              </draw:custom-shape>
              <draw:custom-shape draw:style-name="gr1415" draw:text-style-name="P52" draw:layer="layout" svg:width="0.006cm" svg:height="0.007cm" svg:x="3.38cm" svg:y="15.594cm">
                <text:p/>
                <draw:enhanced-geometry svg:viewBox="0 0 21600 21600" draw:mirror-horizontal="false" draw:mirror-vertical="false" draw:type="rectangle" draw:enhanced-path="M 0 0 L 21600 0 21600 21600 0 21600 0 0 Z N"/>
              </draw:custom-shape>
              <draw:custom-shape draw:style-name="gr1416" draw:text-style-name="P52" draw:layer="layout" svg:width="0.005cm" svg:height="0.007cm" svg:x="3.391cm" svg:y="15.594cm">
                <text:p/>
                <draw:enhanced-geometry svg:viewBox="0 0 21600 21600" draw:mirror-horizontal="false" draw:mirror-vertical="false" draw:type="rectangle" draw:enhanced-path="M 0 0 L 21600 0 21600 21600 0 21600 0 0 Z N"/>
              </draw:custom-shape>
              <draw:custom-shape draw:style-name="gr1417" draw:text-style-name="P52" draw:layer="layout" svg:width="0.006cm" svg:height="0.007cm" svg:x="3.401cm" svg:y="15.594cm">
                <text:p/>
                <draw:enhanced-geometry svg:viewBox="0 0 21600 21600" draw:mirror-horizontal="false" draw:mirror-vertical="false" draw:type="rectangle" draw:enhanced-path="M 0 0 L 21600 0 21600 21600 0 21600 0 0 Z N"/>
              </draw:custom-shape>
              <draw:custom-shape draw:style-name="gr1418" draw:text-style-name="P52" draw:layer="layout" svg:width="0.007cm" svg:height="0.006cm" svg:x="3.41cm" svg:y="15.594cm">
                <text:p/>
                <draw:enhanced-geometry svg:viewBox="0 0 21600 21600" draw:mirror-horizontal="false" draw:mirror-vertical="false" draw:type="rectangle" draw:enhanced-path="M 0 0 L 21600 0 21600 21600 0 21600 0 0 Z N"/>
              </draw:custom-shape>
              <draw:custom-shape draw:style-name="gr1419" draw:text-style-name="P52" draw:layer="layout" svg:width="0.006cm" svg:height="0.007cm" svg:x="3.421cm" svg:y="15.594cm">
                <text:p/>
                <draw:enhanced-geometry svg:viewBox="0 0 21600 21600" draw:mirror-horizontal="false" draw:mirror-vertical="false" draw:type="rectangle" draw:enhanced-path="M 0 0 L 21600 0 21600 21600 0 21600 0 0 Z N"/>
              </draw:custom-shape>
              <draw:custom-shape draw:style-name="gr1420" draw:text-style-name="P52" draw:layer="layout" svg:width="0.006cm" svg:height="0.006cm" svg:x="3.432cm" svg:y="15.594cm">
                <text:p/>
                <draw:enhanced-geometry svg:viewBox="0 0 21600 21600" draw:mirror-horizontal="false" draw:mirror-vertical="false" draw:type="rectangle" draw:enhanced-path="M 0 0 L 21600 0 21600 21600 0 21600 0 0 Z N"/>
              </draw:custom-shape>
              <draw:custom-shape draw:style-name="gr1421" draw:text-style-name="P52" draw:layer="layout" svg:width="0.006cm" svg:height="0.007cm" svg:x="3.442cm" svg:y="15.594cm">
                <text:p/>
                <draw:enhanced-geometry svg:viewBox="0 0 21600 21600" draw:mirror-horizontal="false" draw:mirror-vertical="false" draw:type="rectangle" draw:enhanced-path="M 0 0 L 21600 0 21600 21600 0 21600 0 0 Z N"/>
              </draw:custom-shape>
              <draw:custom-shape draw:style-name="gr1422" draw:text-style-name="P52" draw:layer="layout" svg:width="0.006cm" svg:height="0.007cm" svg:x="3.453cm" svg:y="15.594cm">
                <text:p/>
                <draw:enhanced-geometry svg:viewBox="0 0 21600 21600" draw:mirror-horizontal="false" draw:mirror-vertical="false" draw:type="rectangle" draw:enhanced-path="M 0 0 L 21600 0 21600 21600 0 21600 0 0 Z N"/>
              </draw:custom-shape>
              <draw:custom-shape draw:style-name="gr1423" draw:text-style-name="P52" draw:layer="layout" svg:width="0.006cm" svg:height="0.007cm" svg:x="3.462cm" svg:y="15.594cm">
                <text:p/>
                <draw:enhanced-geometry svg:viewBox="0 0 21600 21600" draw:mirror-horizontal="false" draw:mirror-vertical="false" draw:type="rectangle" draw:enhanced-path="M 0 0 L 21600 0 21600 21600 0 21600 0 0 Z N"/>
              </draw:custom-shape>
              <draw:custom-shape draw:style-name="gr1424" draw:text-style-name="P52" draw:layer="layout" svg:width="0.007cm" svg:height="0.007cm" svg:x="3.472cm" svg:y="15.594cm">
                <text:p/>
                <draw:enhanced-geometry svg:viewBox="0 0 21600 21600" draw:mirror-horizontal="false" draw:mirror-vertical="false" draw:type="rectangle" draw:enhanced-path="M 0 0 L 21600 0 21600 21600 0 21600 0 0 Z N"/>
              </draw:custom-shape>
              <draw:custom-shape draw:style-name="gr1425" draw:text-style-name="P52" draw:layer="layout" svg:width="0.007cm" svg:height="0.007cm" svg:x="3.483cm" svg:y="15.594cm">
                <text:p/>
                <draw:enhanced-geometry svg:viewBox="0 0 21600 21600" draw:mirror-horizontal="false" draw:mirror-vertical="false" draw:type="rectangle" draw:enhanced-path="M 0 0 L 21600 0 21600 21600 0 21600 0 0 Z N"/>
              </draw:custom-shape>
              <draw:custom-shape draw:style-name="gr1426" draw:text-style-name="P52" draw:layer="layout" svg:width="0.006cm" svg:height="0.007cm" svg:x="3.494cm" svg:y="15.594cm">
                <text:p/>
                <draw:enhanced-geometry svg:viewBox="0 0 21600 21600" draw:mirror-horizontal="false" draw:mirror-vertical="false" draw:type="rectangle" draw:enhanced-path="M 0 0 L 21600 0 21600 21600 0 21600 0 0 Z N"/>
              </draw:custom-shape>
              <draw:custom-shape draw:style-name="gr1427" draw:text-style-name="P52" draw:layer="layout" svg:width="0.007cm" svg:height="0.006cm" svg:x="3.504cm" svg:y="15.594cm">
                <text:p/>
                <draw:enhanced-geometry svg:viewBox="0 0 21600 21600" draw:mirror-horizontal="false" draw:mirror-vertical="false" draw:type="rectangle" draw:enhanced-path="M 0 0 L 21600 0 21600 21600 0 21600 0 0 Z N"/>
              </draw:custom-shape>
              <draw:custom-shape draw:style-name="gr1428" draw:text-style-name="P52" draw:layer="layout" svg:width="0.007cm" svg:height="0.007cm" svg:x="3.514cm" svg:y="15.594cm">
                <text:p/>
                <draw:enhanced-geometry svg:viewBox="0 0 21600 21600" draw:mirror-horizontal="false" draw:mirror-vertical="false" draw:type="rectangle" draw:enhanced-path="M 0 0 L 21600 0 21600 21600 0 21600 0 0 Z N"/>
              </draw:custom-shape>
              <draw:custom-shape draw:style-name="gr1429" draw:text-style-name="P52" draw:layer="layout" svg:width="0.005cm" svg:height="0.006cm" svg:x="3.525cm" svg:y="15.594cm">
                <text:p/>
                <draw:enhanced-geometry svg:viewBox="0 0 21600 21600" draw:mirror-horizontal="false" draw:mirror-vertical="false" draw:type="rectangle" draw:enhanced-path="M 0 0 L 21600 0 21600 21600 0 21600 0 0 Z N"/>
              </draw:custom-shape>
              <draw:custom-shape draw:style-name="gr1430" draw:text-style-name="P52" draw:layer="layout" svg:width="0.006cm" svg:height="0.007cm" svg:x="3.536cm" svg:y="15.594cm">
                <text:p/>
                <draw:enhanced-geometry svg:viewBox="0 0 21600 21600" draw:mirror-horizontal="false" draw:mirror-vertical="false" draw:type="rectangle" draw:enhanced-path="M 0 0 L 21600 0 21600 21600 0 21600 0 0 Z N"/>
              </draw:custom-shape>
              <draw:g>
                <draw:custom-shape draw:style-name="gr1431" draw:text-style-name="P52" draw:layer="layout" svg:width="0.006cm" svg:height="0.006cm" svg:x="3.349cm" svg:y="15.594cm">
                  <text:p/>
                  <draw:enhanced-geometry svg:viewBox="0 0 21600 21600" draw:mirror-horizontal="false" draw:mirror-vertical="false" draw:type="rectangle" draw:enhanced-path="M 0 0 L 21600 0 21600 21600 0 21600 0 0 Z N"/>
                </draw:custom-shape>
                <draw:custom-shape draw:style-name="gr1432" draw:text-style-name="P52" draw:layer="layout" svg:width="0.006cm" svg:height="0.006cm" svg:x="3.307cm" svg:y="15.603cm">
                  <text:p/>
                  <draw:enhanced-geometry svg:viewBox="0 0 21600 21600" draw:mirror-horizontal="false" draw:mirror-vertical="false" draw:type="rectangle" draw:enhanced-path="M 0 0 L 21600 0 21600 21600 0 21600 0 0 Z N"/>
                </draw:custom-shape>
                <draw:custom-shape draw:style-name="gr1433" draw:text-style-name="P52" draw:layer="layout" svg:width="0.006cm" svg:height="0.006cm" svg:x="3.317cm" svg:y="15.603cm">
                  <text:p/>
                  <draw:enhanced-geometry svg:viewBox="0 0 21600 21600" draw:mirror-horizontal="false" draw:mirror-vertical="false" draw:type="rectangle" draw:enhanced-path="M 0 0 L 21600 0 21600 21600 0 21600 0 0 Z N"/>
                </draw:custom-shape>
                <draw:custom-shape draw:style-name="gr1434" draw:text-style-name="P52" draw:layer="layout" svg:width="0.006cm" svg:height="0.006cm" svg:x="3.328cm" svg:y="15.603cm">
                  <text:p/>
                  <draw:enhanced-geometry svg:viewBox="0 0 21600 21600" draw:mirror-horizontal="false" draw:mirror-vertical="false" draw:type="rectangle" draw:enhanced-path="M 0 0 L 21600 0 21600 21600 0 21600 0 0 Z N"/>
                </draw:custom-shape>
                <draw:custom-shape draw:style-name="gr1435" draw:text-style-name="P52" draw:layer="layout" svg:width="0.006cm" svg:height="0.006cm" svg:x="3.339cm" svg:y="15.603cm">
                  <text:p/>
                  <draw:enhanced-geometry svg:viewBox="0 0 21600 21600" draw:mirror-horizontal="false" draw:mirror-vertical="false" draw:type="rectangle" draw:enhanced-path="M 0 0 L 21600 0 21600 21600 0 21600 0 0 Z N"/>
                </draw:custom-shape>
                <draw:custom-shape draw:style-name="gr1436" draw:text-style-name="P52" draw:layer="layout" svg:width="0.006cm" svg:height="0.006cm" svg:x="3.349cm" svg:y="15.603cm">
                  <text:p/>
                  <draw:enhanced-geometry svg:viewBox="0 0 21600 21600" draw:mirror-horizontal="false" draw:mirror-vertical="false" draw:type="rectangle" draw:enhanced-path="M 0 0 L 21600 0 21600 21600 0 21600 0 0 Z N"/>
                </draw:custom-shape>
                <draw:custom-shape draw:style-name="gr1437" draw:text-style-name="P52" draw:layer="layout" svg:width="0.006cm" svg:height="0.006cm" svg:x="3.359cm" svg:y="15.603cm">
                  <text:p/>
                  <draw:enhanced-geometry svg:viewBox="0 0 21600 21600" draw:mirror-horizontal="false" draw:mirror-vertical="false" draw:type="rectangle" draw:enhanced-path="M 0 0 L 21600 0 21600 21600 0 21600 0 0 Z N"/>
                </draw:custom-shape>
                <draw:custom-shape draw:style-name="gr1438" draw:text-style-name="P52" draw:layer="layout" svg:width="0.006cm" svg:height="0.006cm" svg:x="3.369cm" svg:y="15.603cm">
                  <text:p/>
                  <draw:enhanced-geometry svg:viewBox="0 0 21600 21600" draw:mirror-horizontal="false" draw:mirror-vertical="false" draw:type="rectangle" draw:enhanced-path="M 0 0 L 21600 0 21600 21600 0 21600 0 0 Z N"/>
                </draw:custom-shape>
                <draw:custom-shape draw:style-name="gr1439" draw:text-style-name="P52" draw:layer="layout" svg:width="0.006cm" svg:height="0.006cm" svg:x="3.38cm" svg:y="15.603cm">
                  <text:p/>
                  <draw:enhanced-geometry svg:viewBox="0 0 21600 21600" draw:mirror-horizontal="false" draw:mirror-vertical="false" draw:type="rectangle" draw:enhanced-path="M 0 0 L 21600 0 21600 21600 0 21600 0 0 Z N"/>
                </draw:custom-shape>
                <draw:custom-shape draw:style-name="gr1440" draw:text-style-name="P52" draw:layer="layout" svg:width="0.006cm" svg:height="0.006cm" svg:x="3.39cm" svg:y="15.603cm">
                  <text:p/>
                  <draw:enhanced-geometry svg:viewBox="0 0 21600 21600" draw:mirror-horizontal="false" draw:mirror-vertical="false" draw:type="rectangle" draw:enhanced-path="M 0 0 L 21600 0 21600 21600 0 21600 0 0 Z N"/>
                </draw:custom-shape>
                <draw:custom-shape draw:style-name="gr1441" draw:text-style-name="P52" draw:layer="layout" svg:width="0.005cm" svg:height="0.006cm" svg:x="3.401cm" svg:y="15.603cm">
                  <text:p/>
                  <draw:enhanced-geometry svg:viewBox="0 0 21600 21600" draw:mirror-horizontal="false" draw:mirror-vertical="false" draw:type="rectangle" draw:enhanced-path="M 0 0 L 21600 0 21600 21600 0 21600 0 0 Z N"/>
                </draw:custom-shape>
                <draw:custom-shape draw:style-name="gr1442" draw:text-style-name="P52" draw:layer="layout" svg:width="0.007cm" svg:height="0.006cm" svg:x="3.41cm" svg:y="15.603cm">
                  <text:p/>
                  <draw:enhanced-geometry svg:viewBox="0 0 21600 21600" draw:mirror-horizontal="false" draw:mirror-vertical="false" draw:type="rectangle" draw:enhanced-path="M 0 0 L 21600 0 21600 21600 0 21600 0 0 Z N"/>
                </draw:custom-shape>
                <draw:custom-shape draw:style-name="gr1443" draw:text-style-name="P52" draw:layer="layout" svg:width="0.006cm" svg:height="0.006cm" svg:x="3.421cm" svg:y="15.603cm">
                  <text:p/>
                  <draw:enhanced-geometry svg:viewBox="0 0 21600 21600" draw:mirror-horizontal="false" draw:mirror-vertical="false" draw:type="rectangle" draw:enhanced-path="M 0 0 L 21600 0 21600 21600 0 21600 0 0 Z N"/>
                </draw:custom-shape>
                <draw:custom-shape draw:style-name="gr1444" draw:text-style-name="P52" draw:layer="layout" svg:width="0.006cm" svg:height="0.006cm" svg:x="3.432cm" svg:y="15.603cm">
                  <text:p/>
                  <draw:enhanced-geometry svg:viewBox="0 0 21600 21600" draw:mirror-horizontal="false" draw:mirror-vertical="false" draw:type="rectangle" draw:enhanced-path="M 0 0 L 21600 0 21600 21600 0 21600 0 0 Z N"/>
                </draw:custom-shape>
                <draw:custom-shape draw:style-name="gr1445" draw:text-style-name="P52" draw:layer="layout" svg:width="0.006cm" svg:height="0.006cm" svg:x="3.442cm" svg:y="15.603cm">
                  <text:p/>
                  <draw:enhanced-geometry svg:viewBox="0 0 21600 21600" draw:mirror-horizontal="false" draw:mirror-vertical="false" draw:type="rectangle" draw:enhanced-path="M 0 0 L 21600 0 21600 21600 0 21600 0 0 Z N"/>
                </draw:custom-shape>
                <draw:custom-shape draw:style-name="gr1446" draw:text-style-name="P52" draw:layer="layout" svg:width="0.007cm" svg:height="0.006cm" svg:x="3.451cm" svg:y="15.603cm">
                  <text:p/>
                  <draw:enhanced-geometry svg:viewBox="0 0 21600 21600" draw:mirror-horizontal="false" draw:mirror-vertical="false" draw:type="rectangle" draw:enhanced-path="M 0 0 L 21600 0 21600 21600 0 21600 0 0 Z N"/>
                </draw:custom-shape>
                <draw:custom-shape draw:style-name="gr1447" draw:text-style-name="P52" draw:layer="layout" svg:width="0.006cm" svg:height="0.006cm" svg:x="3.462cm" svg:y="15.603cm">
                  <text:p/>
                  <draw:enhanced-geometry svg:viewBox="0 0 21600 21600" draw:mirror-horizontal="false" draw:mirror-vertical="false" draw:type="rectangle" draw:enhanced-path="M 0 0 L 21600 0 21600 21600 0 21600 0 0 Z N"/>
                </draw:custom-shape>
                <draw:custom-shape draw:style-name="gr1448" draw:text-style-name="P52" draw:layer="layout" svg:width="0.007cm" svg:height="0.006cm" svg:x="3.472cm" svg:y="15.603cm">
                  <text:p/>
                  <draw:enhanced-geometry svg:viewBox="0 0 21600 21600" draw:mirror-horizontal="false" draw:mirror-vertical="false" draw:type="rectangle" draw:enhanced-path="M 0 0 L 21600 0 21600 21600 0 21600 0 0 Z N"/>
                </draw:custom-shape>
                <draw:custom-shape draw:style-name="gr1449" draw:text-style-name="P52" draw:layer="layout" svg:width="0.006cm" svg:height="0.006cm" svg:x="3.483cm" svg:y="15.603cm">
                  <text:p/>
                  <draw:enhanced-geometry svg:viewBox="0 0 21600 21600" draw:mirror-horizontal="false" draw:mirror-vertical="false" draw:type="rectangle" draw:enhanced-path="M 0 0 L 21600 0 21600 21600 0 21600 0 0 Z N"/>
                </draw:custom-shape>
                <draw:custom-shape draw:style-name="gr1450" draw:text-style-name="P52" draw:layer="layout" svg:width="0.006cm" svg:height="0.006cm" svg:x="3.494cm" svg:y="15.603cm">
                  <text:p/>
                  <draw:enhanced-geometry svg:viewBox="0 0 21600 21600" draw:mirror-horizontal="false" draw:mirror-vertical="false" draw:type="rectangle" draw:enhanced-path="M 0 0 L 21600 0 21600 21600 0 21600 0 0 Z N"/>
                </draw:custom-shape>
                <draw:custom-shape draw:style-name="gr1451" draw:text-style-name="P52" draw:layer="layout" svg:width="0.006cm" svg:height="0.006cm" svg:x="3.503cm" svg:y="15.603cm">
                  <text:p/>
                  <draw:enhanced-geometry svg:viewBox="0 0 21600 21600" draw:mirror-horizontal="false" draw:mirror-vertical="false" draw:type="rectangle" draw:enhanced-path="M 0 0 L 21600 0 21600 21600 0 21600 0 0 Z N"/>
                </draw:custom-shape>
                <draw:custom-shape draw:style-name="gr1452" draw:text-style-name="P52" draw:layer="layout" svg:width="0.007cm" svg:height="0.006cm" svg:x="3.513cm" svg:y="15.603cm">
                  <text:p/>
                  <draw:enhanced-geometry svg:viewBox="0 0 21600 21600" draw:mirror-horizontal="false" draw:mirror-vertical="false" draw:type="rectangle" draw:enhanced-path="M 0 0 L 21600 0 21600 21600 0 21600 0 0 Z N"/>
                </draw:custom-shape>
                <draw:custom-shape draw:style-name="gr1453" draw:text-style-name="P52" draw:layer="layout" svg:width="0.006cm" svg:height="0.006cm" svg:x="3.524cm" svg:y="15.603cm">
                  <text:p/>
                  <draw:enhanced-geometry svg:viewBox="0 0 21600 21600" draw:mirror-horizontal="false" draw:mirror-vertical="false" draw:type="rectangle" draw:enhanced-path="M 0 0 L 21600 0 21600 21600 0 21600 0 0 Z N"/>
                </draw:custom-shape>
                <draw:custom-shape draw:style-name="gr1454" draw:text-style-name="P52" draw:layer="layout" svg:width="0.006cm" svg:height="0.006cm" svg:x="3.535cm" svg:y="15.603cm">
                  <text:p/>
                  <draw:enhanced-geometry svg:viewBox="0 0 21600 21600" draw:mirror-horizontal="false" draw:mirror-vertical="false" draw:type="rectangle" draw:enhanced-path="M 0 0 L 21600 0 21600 21600 0 21600 0 0 Z N"/>
                </draw:custom-shape>
              </draw:g>
            </draw:g>
          </draw:g>
          <draw:g>
            <draw:custom-shape draw:style-name="gr1455" draw:text-style-name="P50" draw:layer="layout" svg:width="0.24cm" svg:height="0.024cm" svg:x="3.307cm" svg:y="15.776cm">
              <text:p/>
              <draw:enhanced-geometry svg:viewBox="0 0 21600 21600" draw:mirror-horizontal="false" draw:mirror-vertical="false" draw:type="rectangle" draw:enhanced-path="M 0 0 L 21600 0 21600 21600 0 21600 0 0 Z N"/>
            </draw:custom-shape>
            <draw:g>
              <draw:custom-shape draw:style-name="gr1456" draw:text-style-name="P52" draw:layer="layout" svg:width="0.005cm" svg:height="0.007cm" svg:x="3.311cm" svg:y="15.78cm">
                <text:p/>
                <draw:enhanced-geometry svg:viewBox="0 0 21600 21600" draw:mirror-horizontal="false" draw:mirror-vertical="false" draw:type="rectangle" draw:enhanced-path="M 0 0 L 21600 0 21600 21600 0 21600 0 0 Z N"/>
              </draw:custom-shape>
              <draw:custom-shape draw:style-name="gr1457" draw:text-style-name="P52" draw:layer="layout" svg:width="0.006cm" svg:height="0.007cm" svg:x="3.321cm" svg:y="15.78cm">
                <text:p/>
                <draw:enhanced-geometry svg:viewBox="0 0 21600 21600" draw:mirror-horizontal="false" draw:mirror-vertical="false" draw:type="rectangle" draw:enhanced-path="M 0 0 L 21600 0 21600 21600 0 21600 0 0 Z N"/>
              </draw:custom-shape>
              <draw:custom-shape draw:style-name="gr1458" draw:text-style-name="P52" draw:layer="layout" svg:width="0.006cm" svg:height="0.006cm" svg:x="3.331cm" svg:y="15.78cm">
                <text:p/>
                <draw:enhanced-geometry svg:viewBox="0 0 21600 21600" draw:mirror-horizontal="false" draw:mirror-vertical="false" draw:type="rectangle" draw:enhanced-path="M 0 0 L 21600 0 21600 21600 0 21600 0 0 Z N"/>
              </draw:custom-shape>
              <draw:custom-shape draw:style-name="gr1459" draw:text-style-name="P52" draw:layer="layout" svg:width="0.007cm" svg:height="0.007cm" svg:x="3.341cm" svg:y="15.78cm">
                <text:p/>
                <draw:enhanced-geometry svg:viewBox="0 0 21600 21600" draw:mirror-horizontal="false" draw:mirror-vertical="false" draw:type="rectangle" draw:enhanced-path="M 0 0 L 21600 0 21600 21600 0 21600 0 0 Z N"/>
              </draw:custom-shape>
              <draw:custom-shape draw:style-name="gr1460" draw:text-style-name="P52" draw:layer="layout" svg:width="0.006cm" svg:height="0.007cm" svg:x="3.362cm" svg:y="15.78cm">
                <text:p/>
                <draw:enhanced-geometry svg:viewBox="0 0 21600 21600" draw:mirror-horizontal="false" draw:mirror-vertical="false" draw:type="rectangle" draw:enhanced-path="M 0 0 L 21600 0 21600 21600 0 21600 0 0 Z N"/>
              </draw:custom-shape>
              <draw:custom-shape draw:style-name="gr1461" draw:text-style-name="P52" draw:layer="layout" svg:width="0.006cm" svg:height="0.006cm" svg:x="3.373cm" svg:y="15.78cm">
                <text:p/>
                <draw:enhanced-geometry svg:viewBox="0 0 21600 21600" draw:mirror-horizontal="false" draw:mirror-vertical="false" draw:type="rectangle" draw:enhanced-path="M 0 0 L 21600 0 21600 21600 0 21600 0 0 Z N"/>
              </draw:custom-shape>
              <draw:custom-shape draw:style-name="gr1462" draw:text-style-name="P52" draw:layer="layout" svg:width="0.006cm" svg:height="0.006cm" svg:x="3.383cm" svg:y="15.78cm">
                <text:p/>
                <draw:enhanced-geometry svg:viewBox="0 0 21600 21600" draw:mirror-horizontal="false" draw:mirror-vertical="false" draw:type="rectangle" draw:enhanced-path="M 0 0 L 21600 0 21600 21600 0 21600 0 0 Z N"/>
              </draw:custom-shape>
              <draw:custom-shape draw:style-name="gr1463" draw:text-style-name="P52" draw:layer="layout" svg:width="0.007cm" svg:height="0.006cm" svg:x="3.393cm" svg:y="15.78cm">
                <text:p/>
                <draw:enhanced-geometry svg:viewBox="0 0 21600 21600" draw:mirror-horizontal="false" draw:mirror-vertical="false" draw:type="rectangle" draw:enhanced-path="M 0 0 L 21600 0 21600 21600 0 21600 0 0 Z N"/>
              </draw:custom-shape>
              <draw:custom-shape draw:style-name="gr1464" draw:text-style-name="P52" draw:layer="layout" svg:width="0.006cm" svg:height="0.006cm" svg:x="3.403cm" svg:y="15.78cm">
                <text:p/>
                <draw:enhanced-geometry svg:viewBox="0 0 21600 21600" draw:mirror-horizontal="false" draw:mirror-vertical="false" draw:type="rectangle" draw:enhanced-path="M 0 0 L 21600 0 21600 21600 0 21600 0 0 Z N"/>
              </draw:custom-shape>
              <draw:custom-shape draw:style-name="gr1465" draw:text-style-name="P52" draw:layer="layout" svg:width="0.006cm" svg:height="0.007cm" svg:x="3.414cm" svg:y="15.78cm">
                <text:p/>
                <draw:enhanced-geometry svg:viewBox="0 0 21600 21600" draw:mirror-horizontal="false" draw:mirror-vertical="false" draw:type="rectangle" draw:enhanced-path="M 0 0 L 21600 0 21600 21600 0 21600 0 0 Z N"/>
              </draw:custom-shape>
              <draw:custom-shape draw:style-name="gr1466" draw:text-style-name="P52" draw:layer="layout" svg:width="0.007cm" svg:height="0.007cm" svg:x="3.424cm" svg:y="15.78cm">
                <text:p/>
                <draw:enhanced-geometry svg:viewBox="0 0 21600 21600" draw:mirror-horizontal="false" draw:mirror-vertical="false" draw:type="rectangle" draw:enhanced-path="M 0 0 L 21600 0 21600 21600 0 21600 0 0 Z N"/>
              </draw:custom-shape>
              <draw:custom-shape draw:style-name="gr1467" draw:text-style-name="P52" draw:layer="layout" svg:width="0.006cm" svg:height="0.007cm" svg:x="3.435cm" svg:y="15.78cm">
                <text:p/>
                <draw:enhanced-geometry svg:viewBox="0 0 21600 21600" draw:mirror-horizontal="false" draw:mirror-vertical="false" draw:type="rectangle" draw:enhanced-path="M 0 0 L 21600 0 21600 21600 0 21600 0 0 Z N"/>
              </draw:custom-shape>
              <draw:custom-shape draw:style-name="gr1468" draw:text-style-name="P52" draw:layer="layout" svg:width="0.006cm" svg:height="0.006cm" svg:x="3.445cm" svg:y="15.78cm">
                <text:p/>
                <draw:enhanced-geometry svg:viewBox="0 0 21600 21600" draw:mirror-horizontal="false" draw:mirror-vertical="false" draw:type="rectangle" draw:enhanced-path="M 0 0 L 21600 0 21600 21600 0 21600 0 0 Z N"/>
              </draw:custom-shape>
              <draw:custom-shape draw:style-name="gr1469" draw:text-style-name="P52" draw:layer="layout" svg:width="0.006cm" svg:height="0.007cm" svg:x="3.455cm" svg:y="15.78cm">
                <text:p/>
                <draw:enhanced-geometry svg:viewBox="0 0 21600 21600" draw:mirror-horizontal="false" draw:mirror-vertical="false" draw:type="rectangle" draw:enhanced-path="M 0 0 L 21600 0 21600 21600 0 21600 0 0 Z N"/>
              </draw:custom-shape>
              <draw:custom-shape draw:style-name="gr1470" draw:text-style-name="P52" draw:layer="layout" svg:width="0.006cm" svg:height="0.006cm" svg:x="3.466cm" svg:y="15.78cm">
                <text:p/>
                <draw:enhanced-geometry svg:viewBox="0 0 21600 21600" draw:mirror-horizontal="false" draw:mirror-vertical="false" draw:type="rectangle" draw:enhanced-path="M 0 0 L 21600 0 21600 21600 0 21600 0 0 Z N"/>
              </draw:custom-shape>
              <draw:custom-shape draw:style-name="gr1471" draw:text-style-name="P52" draw:layer="layout" svg:width="0.007cm" svg:height="0.007cm" svg:x="3.476cm" svg:y="15.78cm">
                <text:p/>
                <draw:enhanced-geometry svg:viewBox="0 0 21600 21600" draw:mirror-horizontal="false" draw:mirror-vertical="false" draw:type="rectangle" draw:enhanced-path="M 0 0 L 21600 0 21600 21600 0 21600 0 0 Z N"/>
              </draw:custom-shape>
              <draw:custom-shape draw:style-name="gr1472" draw:text-style-name="P52" draw:layer="layout" svg:width="0.007cm" svg:height="0.007cm" svg:x="3.486cm" svg:y="15.78cm">
                <text:p/>
                <draw:enhanced-geometry svg:viewBox="0 0 21600 21600" draw:mirror-horizontal="false" draw:mirror-vertical="false" draw:type="rectangle" draw:enhanced-path="M 0 0 L 21600 0 21600 21600 0 21600 0 0 Z N"/>
              </draw:custom-shape>
              <draw:custom-shape draw:style-name="gr1473" draw:text-style-name="P52" draw:layer="layout" svg:width="0.006cm" svg:height="0.007cm" svg:x="3.496cm" svg:y="15.78cm">
                <text:p/>
                <draw:enhanced-geometry svg:viewBox="0 0 21600 21600" draw:mirror-horizontal="false" draw:mirror-vertical="false" draw:type="rectangle" draw:enhanced-path="M 0 0 L 21600 0 21600 21600 0 21600 0 0 Z N"/>
              </draw:custom-shape>
              <draw:custom-shape draw:style-name="gr1474" draw:text-style-name="P52" draw:layer="layout" svg:width="0.006cm" svg:height="0.007cm" svg:x="3.507cm" svg:y="15.78cm">
                <text:p/>
                <draw:enhanced-geometry svg:viewBox="0 0 21600 21600" draw:mirror-horizontal="false" draw:mirror-vertical="false" draw:type="rectangle" draw:enhanced-path="M 0 0 L 21600 0 21600 21600 0 21600 0 0 Z N"/>
              </draw:custom-shape>
              <draw:custom-shape draw:style-name="gr1475" draw:text-style-name="P52" draw:layer="layout" svg:width="0.006cm" svg:height="0.006cm" svg:x="3.517cm" svg:y="15.78cm">
                <text:p/>
                <draw:enhanced-geometry svg:viewBox="0 0 21600 21600" draw:mirror-horizontal="false" draw:mirror-vertical="false" draw:type="rectangle" draw:enhanced-path="M 0 0 L 21600 0 21600 21600 0 21600 0 0 Z N"/>
              </draw:custom-shape>
              <draw:custom-shape draw:style-name="gr1476" draw:text-style-name="P52" draw:layer="layout" svg:width="0.007cm" svg:height="0.007cm" svg:x="3.527cm" svg:y="15.78cm">
                <text:p/>
                <draw:enhanced-geometry svg:viewBox="0 0 21600 21600" draw:mirror-horizontal="false" draw:mirror-vertical="false" draw:type="rectangle" draw:enhanced-path="M 0 0 L 21600 0 21600 21600 0 21600 0 0 Z N"/>
              </draw:custom-shape>
              <draw:custom-shape draw:style-name="gr1477" draw:text-style-name="P52" draw:layer="layout" svg:width="0.006cm" svg:height="0.006cm" svg:x="3.538cm" svg:y="15.78cm">
                <text:p/>
                <draw:enhanced-geometry svg:viewBox="0 0 21600 21600" draw:mirror-horizontal="false" draw:mirror-vertical="false" draw:type="rectangle" draw:enhanced-path="M 0 0 L 21600 0 21600 21600 0 21600 0 0 Z N"/>
              </draw:custom-shape>
              <draw:g>
                <draw:custom-shape draw:style-name="gr1478" draw:text-style-name="P52" draw:layer="layout" svg:width="0.005cm" svg:height="0.007cm" svg:x="3.352cm" svg:y="15.78cm">
                  <text:p/>
                  <draw:enhanced-geometry svg:viewBox="0 0 21600 21600" draw:mirror-horizontal="false" draw:mirror-vertical="false" draw:type="rectangle" draw:enhanced-path="M 0 0 L 21600 0 21600 21600 0 21600 0 0 Z N"/>
                </draw:custom-shape>
                <draw:custom-shape draw:style-name="gr1479" draw:text-style-name="P52" draw:layer="layout" svg:width="0.005cm" svg:height="0.007cm" svg:x="3.311cm" svg:y="15.79cm">
                  <text:p/>
                  <draw:enhanced-geometry svg:viewBox="0 0 21600 21600" draw:mirror-horizontal="false" draw:mirror-vertical="false" draw:type="rectangle" draw:enhanced-path="M 0 0 L 21600 0 21600 21600 0 21600 0 0 Z N"/>
                </draw:custom-shape>
                <draw:custom-shape draw:style-name="gr1480" draw:text-style-name="P52" draw:layer="layout" svg:width="0.006cm" svg:height="0.006cm" svg:x="3.321cm" svg:y="15.791cm">
                  <text:p/>
                  <draw:enhanced-geometry svg:viewBox="0 0 21600 21600" draw:mirror-horizontal="false" draw:mirror-vertical="false" draw:type="rectangle" draw:enhanced-path="M 0 0 L 21600 0 21600 21600 0 21600 0 0 Z N"/>
                </draw:custom-shape>
                <draw:custom-shape draw:style-name="gr1481" draw:text-style-name="P52" draw:layer="layout" svg:width="0.006cm" svg:height="0.007cm" svg:x="3.331cm" svg:y="15.79cm">
                  <text:p/>
                  <draw:enhanced-geometry svg:viewBox="0 0 21600 21600" draw:mirror-horizontal="false" draw:mirror-vertical="false" draw:type="rectangle" draw:enhanced-path="M 0 0 L 21600 0 21600 21600 0 21600 0 0 Z N"/>
                </draw:custom-shape>
                <draw:custom-shape draw:style-name="gr1482" draw:text-style-name="P52" draw:layer="layout" svg:width="0.006cm" svg:height="0.006cm" svg:x="3.341cm" svg:y="15.791cm">
                  <text:p/>
                  <draw:enhanced-geometry svg:viewBox="0 0 21600 21600" draw:mirror-horizontal="false" draw:mirror-vertical="false" draw:type="rectangle" draw:enhanced-path="M 0 0 L 21600 0 21600 21600 0 21600 0 0 Z N"/>
                </draw:custom-shape>
                <draw:custom-shape draw:style-name="gr1483" draw:text-style-name="P52" draw:layer="layout" svg:width="0.005cm" svg:height="0.006cm" svg:x="3.352cm" svg:y="15.791cm">
                  <text:p/>
                  <draw:enhanced-geometry svg:viewBox="0 0 21600 21600" draw:mirror-horizontal="false" draw:mirror-vertical="false" draw:type="rectangle" draw:enhanced-path="M 0 0 L 21600 0 21600 21600 0 21600 0 0 Z N"/>
                </draw:custom-shape>
                <draw:custom-shape draw:style-name="gr1484" draw:text-style-name="P52" draw:layer="layout" svg:width="0.006cm" svg:height="0.006cm" svg:x="3.362cm" svg:y="15.791cm">
                  <text:p/>
                  <draw:enhanced-geometry svg:viewBox="0 0 21600 21600" draw:mirror-horizontal="false" draw:mirror-vertical="false" draw:type="rectangle" draw:enhanced-path="M 0 0 L 21600 0 21600 21600 0 21600 0 0 Z N"/>
                </draw:custom-shape>
                <draw:custom-shape draw:style-name="gr1485" draw:text-style-name="P52" draw:layer="layout" svg:width="0.005cm" svg:height="0.006cm" svg:x="3.373cm" svg:y="15.791cm">
                  <text:p/>
                  <draw:enhanced-geometry svg:viewBox="0 0 21600 21600" draw:mirror-horizontal="false" draw:mirror-vertical="false" draw:type="rectangle" draw:enhanced-path="M 0 0 L 21600 0 21600 21600 0 21600 0 0 Z N"/>
                </draw:custom-shape>
                <draw:custom-shape draw:style-name="gr1486" draw:text-style-name="P52" draw:layer="layout" svg:width="0.006cm" svg:height="0.006cm" svg:x="3.383cm" svg:y="15.791cm">
                  <text:p/>
                  <draw:enhanced-geometry svg:viewBox="0 0 21600 21600" draw:mirror-horizontal="false" draw:mirror-vertical="false" draw:type="rectangle" draw:enhanced-path="M 0 0 L 21600 0 21600 21600 0 21600 0 0 Z N"/>
                </draw:custom-shape>
                <draw:custom-shape draw:style-name="gr1487" draw:text-style-name="P52" draw:layer="layout" svg:width="0.006cm" svg:height="0.006cm" svg:x="3.393cm" svg:y="15.791cm">
                  <text:p/>
                  <draw:enhanced-geometry svg:viewBox="0 0 21600 21600" draw:mirror-horizontal="false" draw:mirror-vertical="false" draw:type="rectangle" draw:enhanced-path="M 0 0 L 21600 0 21600 21600 0 21600 0 0 Z N"/>
                </draw:custom-shape>
                <draw:custom-shape draw:style-name="gr1488" draw:text-style-name="P52" draw:layer="layout" svg:width="0.006cm" svg:height="0.007cm" svg:x="3.403cm" svg:y="15.79cm">
                  <text:p/>
                  <draw:enhanced-geometry svg:viewBox="0 0 21600 21600" draw:mirror-horizontal="false" draw:mirror-vertical="false" draw:type="rectangle" draw:enhanced-path="M 0 0 L 21600 0 21600 21600 0 21600 0 0 Z N"/>
                </draw:custom-shape>
                <draw:custom-shape draw:style-name="gr1489" draw:text-style-name="P52" draw:layer="layout" svg:width="0.006cm" svg:height="0.006cm" svg:x="3.414cm" svg:y="15.791cm">
                  <text:p/>
                  <draw:enhanced-geometry svg:viewBox="0 0 21600 21600" draw:mirror-horizontal="false" draw:mirror-vertical="false" draw:type="rectangle" draw:enhanced-path="M 0 0 L 21600 0 21600 21600 0 21600 0 0 Z N"/>
                </draw:custom-shape>
                <draw:custom-shape draw:style-name="gr1490" draw:text-style-name="P52" draw:layer="layout" svg:width="0.006cm" svg:height="0.007cm" svg:x="3.424cm" svg:y="15.79cm">
                  <text:p/>
                  <draw:enhanced-geometry svg:viewBox="0 0 21600 21600" draw:mirror-horizontal="false" draw:mirror-vertical="false" draw:type="rectangle" draw:enhanced-path="M 0 0 L 21600 0 21600 21600 0 21600 0 0 Z N"/>
                </draw:custom-shape>
                <draw:custom-shape draw:style-name="gr1491" draw:text-style-name="P52" draw:layer="layout" svg:width="0.006cm" svg:height="0.006cm" svg:x="3.435cm" svg:y="15.791cm">
                  <text:p/>
                  <draw:enhanced-geometry svg:viewBox="0 0 21600 21600" draw:mirror-horizontal="false" draw:mirror-vertical="false" draw:type="rectangle" draw:enhanced-path="M 0 0 L 21600 0 21600 21600 0 21600 0 0 Z N"/>
                </draw:custom-shape>
                <draw:custom-shape draw:style-name="gr1492" draw:text-style-name="P52" draw:layer="layout" svg:width="0.006cm" svg:height="0.006cm" svg:x="3.444cm" svg:y="15.791cm">
                  <text:p/>
                  <draw:enhanced-geometry svg:viewBox="0 0 21600 21600" draw:mirror-horizontal="false" draw:mirror-vertical="false" draw:type="rectangle" draw:enhanced-path="M 0 0 L 21600 0 21600 21600 0 21600 0 0 Z N"/>
                </draw:custom-shape>
                <draw:custom-shape draw:style-name="gr1493" draw:text-style-name="P52" draw:layer="layout" svg:width="0.006cm" svg:height="0.007cm" svg:x="3.455cm" svg:y="15.79cm">
                  <text:p/>
                  <draw:enhanced-geometry svg:viewBox="0 0 21600 21600" draw:mirror-horizontal="false" draw:mirror-vertical="false" draw:type="rectangle" draw:enhanced-path="M 0 0 L 21600 0 21600 21600 0 21600 0 0 Z N"/>
                </draw:custom-shape>
                <draw:custom-shape draw:style-name="gr1494" draw:text-style-name="P52" draw:layer="layout" svg:width="0.006cm" svg:height="0.006cm" svg:x="3.466cm" svg:y="15.791cm">
                  <text:p/>
                  <draw:enhanced-geometry svg:viewBox="0 0 21600 21600" draw:mirror-horizontal="false" draw:mirror-vertical="false" draw:type="rectangle" draw:enhanced-path="M 0 0 L 21600 0 21600 21600 0 21600 0 0 Z N"/>
                </draw:custom-shape>
                <draw:custom-shape draw:style-name="gr1495" draw:text-style-name="P52" draw:layer="layout" svg:width="0.007cm" svg:height="0.007cm" svg:x="3.475cm" svg:y="15.79cm">
                  <text:p/>
                  <draw:enhanced-geometry svg:viewBox="0 0 21600 21600" draw:mirror-horizontal="false" draw:mirror-vertical="false" draw:type="rectangle" draw:enhanced-path="M 0 0 L 21600 0 21600 21600 0 21600 0 0 Z N"/>
                </draw:custom-shape>
                <draw:custom-shape draw:style-name="gr1496" draw:text-style-name="P52" draw:layer="layout" svg:width="0.006cm" svg:height="0.006cm" svg:x="3.486cm" svg:y="15.791cm">
                  <text:p/>
                  <draw:enhanced-geometry svg:viewBox="0 0 21600 21600" draw:mirror-horizontal="false" draw:mirror-vertical="false" draw:type="rectangle" draw:enhanced-path="M 0 0 L 21600 0 21600 21600 0 21600 0 0 Z N"/>
                </draw:custom-shape>
                <draw:custom-shape draw:style-name="gr1497" draw:text-style-name="P52" draw:layer="layout" svg:width="0.006cm" svg:height="0.007cm" svg:x="3.496cm" svg:y="15.79cm">
                  <text:p/>
                  <draw:enhanced-geometry svg:viewBox="0 0 21600 21600" draw:mirror-horizontal="false" draw:mirror-vertical="false" draw:type="rectangle" draw:enhanced-path="M 0 0 L 21600 0 21600 21600 0 21600 0 0 Z N"/>
                </draw:custom-shape>
                <draw:custom-shape draw:style-name="gr1498" draw:text-style-name="P52" draw:layer="layout" svg:width="0.006cm" svg:height="0.006cm" svg:x="3.507cm" svg:y="15.791cm">
                  <text:p/>
                  <draw:enhanced-geometry svg:viewBox="0 0 21600 21600" draw:mirror-horizontal="false" draw:mirror-vertical="false" draw:type="rectangle" draw:enhanced-path="M 0 0 L 21600 0 21600 21600 0 21600 0 0 Z N"/>
                </draw:custom-shape>
                <draw:custom-shape draw:style-name="gr1499" draw:text-style-name="P52" draw:layer="layout" svg:width="0.006cm" svg:height="0.006cm" svg:x="3.517cm" svg:y="15.791cm">
                  <text:p/>
                  <draw:enhanced-geometry svg:viewBox="0 0 21600 21600" draw:mirror-horizontal="false" draw:mirror-vertical="false" draw:type="rectangle" draw:enhanced-path="M 0 0 L 21600 0 21600 21600 0 21600 0 0 Z N"/>
                </draw:custom-shape>
                <draw:custom-shape draw:style-name="gr1500" draw:text-style-name="P52" draw:layer="layout" svg:width="0.006cm" svg:height="0.006cm" svg:x="3.527cm" svg:y="15.791cm">
                  <text:p/>
                  <draw:enhanced-geometry svg:viewBox="0 0 21600 21600" draw:mirror-horizontal="false" draw:mirror-vertical="false" draw:type="rectangle" draw:enhanced-path="M 0 0 L 21600 0 21600 21600 0 21600 0 0 Z N"/>
                </draw:custom-shape>
                <draw:custom-shape draw:style-name="gr1501" draw:text-style-name="P52" draw:layer="layout" svg:width="0.005cm" svg:height="0.006cm" svg:x="3.538cm" svg:y="15.791cm">
                  <text:p/>
                  <draw:enhanced-geometry svg:viewBox="0 0 21600 21600" draw:mirror-horizontal="false" draw:mirror-vertical="false" draw:type="rectangle" draw:enhanced-path="M 0 0 L 21600 0 21600 21600 0 21600 0 0 Z N"/>
                </draw:custom-shape>
              </draw:g>
            </draw:g>
          </draw:g>
        </draw:g>
        <draw:line draw:style-name="gr1502" draw:text-style-name="P51" draw:layer="layout" svg:x1="7.403cm" svg:y1="15.778cm" svg:x2="7.85cm" svg:y2="15.778cm">
          <text:p/>
        </draw:line>
        <draw:line draw:style-name="gr1503" draw:text-style-name="P51" draw:layer="layout" svg:x1="7.403cm" svg:y1="16.181cm" svg:x2="7.599cm" svg:y2="16.181cm">
          <text:p/>
        </draw:line>
        <draw:line draw:style-name="gr1504" draw:text-style-name="P51" draw:layer="layout" svg:x1="7.403cm" svg:y1="16.481cm" svg:x2="8.257cm" svg:y2="16.481cm">
          <text:p/>
        </draw:line>
        <draw:line draw:style-name="gr1505" draw:text-style-name="P51" draw:layer="layout" svg:x1="7.208cm" svg:y1="15.981cm" svg:x2="7.403cm" svg:y2="15.981cm">
          <text:p/>
        </draw:line>
        <draw:line draw:style-name="gr1506" draw:text-style-name="P51" draw:layer="layout" svg:x1="3.625cm" svg:y1="15.652cm" svg:x2="4.607cm" svg:y2="15.652cm">
          <text:p/>
        </draw:line>
        <draw:line draw:style-name="gr1507" draw:text-style-name="P51" draw:layer="layout" svg:x1="4.607cm" svg:y1="16.047cm" svg:x2="4.607cm" svg:y2="15.506cm">
          <text:p/>
        </draw:line>
        <draw:line draw:style-name="gr1508" draw:text-style-name="P51" draw:layer="layout" svg:x1="4.337cm" svg:y1="16.042cm" svg:x2="4.878cm" svg:y2="16.042cm">
          <text:p/>
        </draw:line>
        <draw:custom-shape draw:style-name="gr1509" draw:text-style-name="P57" draw:layer="layout" svg:width="10cm" svg:height="7.004cm" svg:x="0.956cm" svg:y="5cm">
          <text:p/>
          <draw:enhanced-geometry svg:viewBox="0 0 21600 21600" draw:mirror-horizontal="false" draw:mirror-vertical="false" draw:type="rectangle" draw:enhanced-path="M 0 0 L 21600 0 21600 21600 0 21600 0 0 Z N"/>
        </draw:custom-shape>
        <draw:g>
          <draw:g>
            <draw:g>
              <draw:g>
                <draw:frame draw:style-name="gr46" draw:text-style-name="P6" draw:layer="layout" svg:width="3.539cm" svg:height="0.999cm" svg:x="1.935cm" svg:y="9.977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2.281cm" svg:y="9.977cm" svg:viewBox="0 0 628 983" svg:d="M145 700h273v-460zM419 983v-139l-419-2 1-140 416-702h142l1 702 66-1 2 141-68 1v140z">
                  <text:p/>
                </draw:path>
              </draw:g>
              <draw:frame draw:style-name="gr66" draw:text-style-name="P56" draw:layer="layout" svg:width="2.282cm" svg:height="1.813cm" svg:x="5.656cm" svg:y="9.587cm">
                <draw:text-box>
                  <text:p text:style-name="P44"><text:span text:style-name="T17">I</text:span><text:span text:style-name="T17">D</text:span><text:span text:style-name="T17">E</text:span></text:p>
                </draw:text-box>
              </draw:frame>
            </draw:g>
          </draw:g>
          <draw:frame draw:style-name="gr67" draw:text-style-name="P46" draw:layer="layout" svg:width="2.509cm" svg:height="1.099cm" svg:x="7.747cm" svg:y="10.2cm">
            <draw:text-box>
              <text:p text:style-name="P54"><text:span text:style-name="T16">1</text:span><text:span text:style-name="T16">.</text:span><text:span text:style-name="T16">1</text:span><text:span text:style-name="T16">2</text:span><text:span text:style-name="T16">.</text:span><text:span text:style-name="T16">0</text:span></text:p>
            </draw:text-box>
          </draw:frame>
        </draw:g>
        <draw:frame draw:style-name="gr55" draw:text-style-name="P14" draw:layer="layout" svg:width="2.33cm" svg:height="1.5cm" svg:x="3.556cm" svg:y="6.4cm">
          <draw:image xlink:href="Pictures/1000020100000154000000DB0E90EB49724611FC.png" xlink:type="simple" xlink:show="embed" xlink:actuate="onLoad" draw:mime-type="image/png">
            <text:p/>
          </draw:image>
        </draw:frame>
        <draw:frame draw:style-name="gr55" draw:text-style-name="P14" draw:layer="layout" svg:width="2.33cm" svg:height="1.5cm" svg:x="5.926cm" svg:y="7.8cm">
          <draw:image xlink:href="Pictures/1000020100000154000000DB0E90EB49724611FC.png" xlink:type="simple" xlink:show="embed" xlink:actuate="onLoad" draw:mime-type="image/png">
            <text:p/>
          </draw:image>
        </draw:frame>
        <draw:frame draw:style-name="gr46" draw:text-style-name="P6" draw:layer="layout" svg:width="2.33cm" svg:height="1.5cm" svg:x="4.756cm" svg:y="7.1cm">
          <draw:image xlink:href="Pictures/1000020100000154000000DBA65639A4D29D47B3.png" xlink:type="simple" xlink:show="embed" xlink:actuate="onLoad" draw:mime-type="image/png">
            <text:p/>
          </draw:image>
        </draw:frame>
        <draw:custom-shape draw:style-name="gr1510" draw:text-style-name="P58" draw:layer="layout" svg:width="10cm" svg:height="7.004cm" svg:x="0.956cm" svg:y="-2.5cm">
          <text:p/>
          <draw:enhanced-geometry svg:viewBox="0 0 21600 21600" draw:mirror-horizontal="false" draw:mirror-vertical="false" draw:type="rectangle" draw:enhanced-path="M 0 0 L 21600 0 21600 21600 0 21600 0 0 Z N"/>
        </draw:custom-shape>
        <draw:g>
          <draw:g>
            <draw:g>
              <draw:g>
                <draw:frame draw:style-name="gr46" draw:text-style-name="P6" draw:layer="layout" svg:width="3.539cm" svg:height="0.999cm" svg:x="1.935cm" svg:y="2.477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2.281cm" svg:y="2.477cm" svg:viewBox="0 0 628 983" svg:d="M145 700h273v-460zM419 983v-139l-419-2 1-140 416-702h142l1 702 66-1 2 141-68 1v140z">
                  <text:p/>
                </draw:path>
              </draw:g>
              <draw:frame draw:style-name="gr66" draw:text-style-name="P56" draw:layer="layout" svg:width="2.282cm" svg:height="1.813cm" svg:x="5.656cm" svg:y="2.087cm">
                <draw:text-box>
                  <text:p text:style-name="P44"><text:span text:style-name="T17">I</text:span><text:span text:style-name="T17">D</text:span><text:span text:style-name="T17">E</text:span></text:p>
                </draw:text-box>
              </draw:frame>
            </draw:g>
          </draw:g>
          <draw:frame draw:style-name="gr67" draw:text-style-name="P46" draw:layer="layout" svg:width="2.509cm" svg:height="1.099cm" svg:x="7.747cm" svg:y="2.7cm">
            <draw:text-box>
              <text:p text:style-name="P54"><text:span text:style-name="T16">1</text:span><text:span text:style-name="T16">.</text:span><text:span text:style-name="T16">1</text:span><text:span text:style-name="T16">2</text:span><text:span text:style-name="T16">.</text:span><text:span text:style-name="T16">0</text:span></text:p>
            </draw:text-box>
          </draw:frame>
        </draw:g>
        <draw:frame draw:style-name="gr55" draw:text-style-name="P14" draw:layer="layout" svg:width="2.33cm" svg:height="1.5cm" svg:x="3.556cm" svg:y="-1.1cm">
          <draw:image xlink:href="Pictures/1000020100000154000000DB0E90EB49724611FC.png" xlink:type="simple" xlink:show="embed" xlink:actuate="onLoad" draw:mime-type="image/png">
            <text:p/>
          </draw:image>
        </draw:frame>
        <draw:frame draw:style-name="gr55" draw:text-style-name="P14" draw:layer="layout" svg:width="2.33cm" svg:height="1.5cm" svg:x="5.926cm" svg:y="0.3cm">
          <draw:image xlink:href="Pictures/1000020100000154000000DB0E90EB49724611FC.png" xlink:type="simple" xlink:show="embed" xlink:actuate="onLoad" draw:mime-type="image/png">
            <text:p/>
          </draw:image>
        </draw:frame>
        <draw:frame draw:style-name="gr46" draw:text-style-name="P6" draw:layer="layout" svg:width="2.33cm" svg:height="1.5cm" svg:x="4.756cm" svg:y="-0.4cm">
          <draw:image xlink:href="Pictures/1000020100000154000000DBA65639A4D29D47B3.png" xlink:type="simple" xlink:show="embed" xlink:actuate="onLoad" draw:mime-type="image/png">
            <text:p/>
          </draw:image>
        </draw:frame>
        <draw:custom-shape draw:style-name="gr1511" draw:text-style-name="P59" draw:layer="layout" svg:width="10cm" svg:height="7.004cm" svg:x="11.556cm" svg:y="-2.513cm">
          <text:p/>
          <draw:enhanced-geometry svg:viewBox="0 0 21600 21600" draw:mirror-horizontal="false" draw:mirror-vertical="false" draw:type="rectangle" draw:enhanced-path="M 0 0 L 21600 0 21600 21600 0 21600 0 0 Z N"/>
        </draw:custom-shape>
        <draw:g>
          <draw:polygon draw:style-name="gr48" draw:text-style-name="P33" draw:layer="layout" svg:width="0.66cm" svg:height="0.77cm" svg:x="18.763cm" svg:y="2.12cm" svg:viewBox="0 0 661 771" draw:points="550,221 661,221 661,0 0,0 0,221 110,221 110,331 0,331 0,771 661,771 661,331 550,331">
            <text:p/>
          </draw:polygon>
          <draw:polygon draw:style-name="gr48" draw:text-style-name="P33" draw:layer="layout" svg:width="0.66cm" svg:height="0.77cm" svg:x="17.555cm" svg:y="3.077cm" svg:viewBox="0 0 661 771" draw:points="550,221 661,221 661,0 0,0 0,221 110,221 110,331 0,331 0,771 661,771 661,331 550,331">
            <text:p/>
          </draw:polygon>
          <draw:polygon draw:style-name="gr48" draw:text-style-name="P33" draw:layer="layout" svg:width="0.66cm" svg:height="0.77cm" svg:x="19.978cm" svg:y="3.729cm" svg:viewBox="0 0 661 771" draw:points="550,221 661,221 661,0 0,0 0,221 110,221 110,331 0,331 0,771 661,771 661,331 550,331">
            <text:p/>
          </draw:polygon>
          <draw:polygon draw:style-name="gr48" draw:text-style-name="P33" draw:layer="layout" svg:width="0.66cm" svg:height="0.77cm" svg:x="16.328cm" svg:y="3.635cm" svg:viewBox="0 0 661 771" draw:points="550,221 661,221 661,0 0,0 0,221 110,221 110,331 0,331 0,771 661,771 661,331 550,331">
            <text:p/>
          </draw:polygon>
          <draw:polygon draw:style-name="gr48" draw:text-style-name="P33" draw:layer="layout" svg:width="0.66cm" svg:height="0.211cm" svg:x="13.895cm" svg:y="4.279cm" svg:viewBox="0 0 661 212" draw:points="0,212 0,0 661,0 661,212">
            <text:p/>
          </draw:polygon>
          <draw:polygon draw:style-name="gr48" draw:text-style-name="P33" draw:layer="layout" svg:width="0.66cm" svg:height="0.77cm" svg:x="15.112cm" svg:y="2.603cm" svg:viewBox="0 0 661 771" draw:points="550,221 661,221 661,0 0,0 0,221 110,221 110,331 0,331 0,771 661,771 661,331 550,331">
            <text:p/>
          </draw:polygon>
          <draw:polygon draw:style-name="gr48" draw:text-style-name="P33" draw:layer="layout" svg:width="0.359cm" svg:height="0.77cm" svg:x="21.2cm" svg:y="1.18cm" svg:viewBox="0 0 360 771" draw:points="360,0 0,0 0,220 110,220 110,330 0,330 0,771 360,771">
            <text:p/>
          </draw:polygon>
          <draw:polyline draw:style-name="gr54" draw:text-style-name="P6" draw:layer="layout" svg:width="2.199cm" svg:height="0.499cm" svg:x="19.356cm" svg:y="2.779cm" svg:viewBox="0 0 2200 500" draw:points="0,0 1300,0 1800,500 2200,500">
            <text:p/>
          </draw:polyline>
          <draw:line draw:style-name="gr54" draw:text-style-name="P6" draw:layer="layout" svg:x1="19.356cm" svg:y1="2.549cm" svg:x2="21.556cm" svg:y2="2.549cm">
            <text:p/>
          </draw:line>
          <draw:polyline draw:style-name="gr54" draw:text-style-name="P6" draw:layer="layout" svg:width="9.998cm" svg:height="1.199cm" svg:x="11.557cm" svg:y="3.191cm" svg:viewBox="0 0 9999 1200" draw:points="9999,649 7841,649 7206,0 4771,0 3566,1200 0,1200">
            <text:p/>
          </draw:polyline>
          <draw:polyline draw:style-name="gr54" draw:text-style-name="P6" draw:layer="layout" svg:width="4.699cm" svg:height="0.199cm" svg:x="16.856cm" svg:y="4.191cm" svg:viewBox="0 0 4700 200" draw:points="4700,200 1558,200 1362,0 0,0">
            <text:p/>
          </draw:polyline>
          <draw:polyline draw:style-name="gr54" draw:text-style-name="P6" draw:layer="layout" svg:width="1.899cm" svg:height="0.51cm" svg:x="18.156cm" svg:y="3.651cm" svg:viewBox="0 0 1900 511" draw:points="0,0 607,0 1100,511 1900,511">
            <text:p/>
          </draw:polyline>
          <draw:polyline draw:style-name="gr54" draw:text-style-name="P6" draw:layer="layout" svg:width="5.999cm" svg:height="1.423cm" svg:x="15.556cm" svg:y="1.291cm" svg:viewBox="0 0 6000 1424" draw:points="6000,0 5000,0 4000,941 2483,941 2000,1424 0,1424">
            <text:p/>
          </draw:polyline>
          <draw:polyline draw:style-name="gr54" draw:text-style-name="P6" draw:layer="layout" svg:width="4.199cm" svg:height="0.699cm" svg:x="11.556cm" svg:y="3.162cm" svg:viewBox="0 0 4200 700" draw:points="4200,0 4100,0 2000,0 1300,700 0,700">
            <text:p/>
          </draw:polyline>
        </draw:g>
        <draw:frame draw:style-name="gr55" draw:text-style-name="P14" draw:layer="layout" svg:width="2.33cm" svg:height="1.5cm" svg:x="12.553cm" svg:y="0.79cm">
          <draw:image xlink:href="Pictures/1000020100000154000000DB0E90EB49724611FC.png" xlink:type="simple" xlink:show="embed" xlink:actuate="onLoad" draw:mime-type="image/png">
            <text:p/>
          </draw:image>
        </draw:frame>
        <draw:frame draw:style-name="gr46" draw:text-style-name="P6" draw:layer="layout" svg:width="2.33cm" svg:height="1.5cm" svg:x="13.239cm" svg:y="0.294cm">
          <draw:image xlink:href="Pictures/1000020100000154000000DBA65639A4D29D47B3.png" xlink:type="simple" xlink:show="embed" xlink:actuate="onLoad" draw:mime-type="image/png">
            <text:p/>
          </draw:image>
        </draw:frame>
        <draw:g>
          <draw:frame draw:style-name="gr46" draw:text-style-name="P6" draw:layer="layout" svg:width="3.539cm" svg:height="0.999cm" svg:x="12.59cm" svg:y="-1.532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12.936cm" svg:y="-1.532cm" svg:viewBox="0 0 628 983" svg:d="M145 700h273v-460zM419 983v-139l-419-2 1-140 416-702h142l1 702 66-1 2 141-68 1v140z">
            <text:p/>
          </draw:path>
        </draw:g>
        <draw:frame draw:style-name="gr66" draw:text-style-name="P56" draw:layer="layout" svg:width="2.282cm" svg:height="1.813cm" svg:x="16.311cm" svg:y="-1.922cm">
          <draw:text-box>
            <text:p text:style-name="P44"><text:span text:style-name="T17">I</text:span><text:span text:style-name="T17">D</text:span><text:span text:style-name="T17">E</text:span></text:p>
          </draw:text-box>
        </draw:frame>
        <draw:frame draw:style-name="gr67" draw:text-style-name="P46" draw:layer="layout" svg:width="2.509cm" svg:height="1.099cm" svg:x="18.414cm" svg:y="-1.275cm">
          <draw:text-box>
            <text:p><text:span text:style-name="T16">1</text:span><text:span text:style-name="T16">.</text:span><text:span text:style-name="T16">1</text:span><text:span text:style-name="T16">2</text:span><text:span text:style-name="T16">.</text:span><text:span text:style-name="T16">0</text:span></text:p>
          </draw:text-box>
        </draw:frame>
        <draw:custom-shape draw:style-name="gr1512" draw:text-style-name="P60" draw:layer="layout" svg:width="10cm" svg:height="7.004cm" svg:x="11.586cm" svg:y="-9.913cm">
          <text:p/>
          <draw:enhanced-geometry svg:viewBox="0 0 21600 21600" draw:mirror-horizontal="false" draw:mirror-vertical="false" draw:type="rectangle" draw:enhanced-path="M 0 0 L 21600 0 21600 21600 0 21600 0 0 Z N"/>
        </draw:custom-shape>
        <draw:g>
          <draw:polygon draw:style-name="gr48" draw:text-style-name="P33" draw:layer="layout" svg:width="0.66cm" svg:height="0.77cm" svg:x="18.792cm" svg:y="-5.28cm" svg:viewBox="0 0 661 771" draw:points="550,221 661,221 661,0 0,0 0,221 110,221 110,331 0,331 0,771 661,771 661,331 550,331">
            <text:p/>
          </draw:polygon>
          <draw:polygon draw:style-name="gr48" draw:text-style-name="P33" draw:layer="layout" svg:width="0.66cm" svg:height="0.77cm" svg:x="17.583cm" svg:y="-4.323cm" svg:viewBox="0 0 661 771" draw:points="550,221 661,221 661,0 0,0 0,221 110,221 110,331 0,331 0,771 661,771 661,331 550,331">
            <text:p/>
          </draw:polygon>
          <draw:polygon draw:style-name="gr48" draw:text-style-name="P33" draw:layer="layout" svg:width="0.66cm" svg:height="0.77cm" svg:x="20.007cm" svg:y="-3.671cm" svg:viewBox="0 0 661 771" draw:points="550,221 661,221 661,0 0,0 0,221 110,221 110,331 0,331 0,771 661,771 661,331 550,331">
            <text:p/>
          </draw:polygon>
          <draw:polygon draw:style-name="gr48" draw:text-style-name="P33" draw:layer="layout" svg:width="0.66cm" svg:height="0.77cm" svg:x="16.355cm" svg:y="-3.765cm" svg:viewBox="0 0 661 771" draw:points="550,221 661,221 661,0 0,0 0,221 110,221 110,331 0,331 0,771 661,771 661,331 550,331">
            <text:p/>
          </draw:polygon>
          <draw:polygon draw:style-name="gr48" draw:text-style-name="P33" draw:layer="layout" svg:width="0.66cm" svg:height="0.211cm" svg:x="13.921cm" svg:y="-3.111cm" svg:viewBox="0 0 661 212" draw:points="0,212 0,0 661,0 661,212">
            <text:p/>
          </draw:polygon>
          <draw:polygon draw:style-name="gr48" draw:text-style-name="P33" draw:layer="layout" svg:width="0.66cm" svg:height="0.77cm" svg:x="15.139cm" svg:y="-4.797cm" svg:viewBox="0 0 661 771" draw:points="550,221 661,221 661,0 0,0 0,221 110,221 110,331 0,331 0,771 661,771 661,331 550,331">
            <text:p/>
          </draw:polygon>
          <draw:polygon draw:style-name="gr48" draw:text-style-name="P33" draw:layer="layout" svg:width="0.359cm" svg:height="0.77cm" svg:x="21.23cm" svg:y="-6.22cm" svg:viewBox="0 0 360 771" draw:points="360,0 0,0 0,220 110,220 110,330 0,330 0,771 360,771">
            <text:p/>
          </draw:polygon>
          <draw:polyline draw:style-name="gr54" draw:text-style-name="P6" draw:layer="layout" svg:width="2.2cm" svg:height="0.499cm" svg:x="19.385cm" svg:y="-4.621cm" svg:viewBox="0 0 2201 500" draw:points="0,0 1301,0 1801,500 2201,500">
            <text:p/>
          </draw:polyline>
          <draw:line draw:style-name="gr54" draw:text-style-name="P6" draw:layer="layout" svg:x1="19.385cm" svg:y1="-4.851cm" svg:x2="21.586cm" svg:y2="-4.851cm">
            <text:p/>
          </draw:line>
          <draw:polyline draw:style-name="gr54" draw:text-style-name="P6" draw:layer="layout" svg:width="10.003cm" svg:height="1.199cm" svg:x="11.582cm" svg:y="-4.209cm" svg:viewBox="0 0 10004 1200" draw:points="10004,649 7845,649 7210,0 4773,0 3568,1200 0,1200">
            <text:p/>
          </draw:polyline>
          <draw:polyline draw:style-name="gr54" draw:text-style-name="P6" draw:layer="layout" svg:width="4.701cm" svg:height="0.199cm" svg:x="16.884cm" svg:y="-3.209cm" svg:viewBox="0 0 4702 200" draw:points="4702,200 1559,200 1363,0 0,0">
            <text:p/>
          </draw:polyline>
          <draw:polyline draw:style-name="gr54" draw:text-style-name="P6" draw:layer="layout" svg:width="1.9cm" svg:height="0.51cm" svg:x="18.184cm" svg:y="-3.749cm" svg:viewBox="0 0 1901 511" draw:points="0,0 607,0 1101,511 1901,511">
            <text:p/>
          </draw:polyline>
          <draw:polyline draw:style-name="gr54" draw:text-style-name="P6" draw:layer="layout" svg:width="6.002cm" svg:height="1.423cm" svg:x="15.583cm" svg:y="-6.109cm" svg:viewBox="0 0 6003 1424" draw:points="6003,0 5002,0 4002,941 2484,941 2001,1424 0,1424">
            <text:p/>
          </draw:polyline>
          <draw:polyline draw:style-name="gr54" draw:text-style-name="P6" draw:layer="layout" svg:width="4.201cm" svg:height="0.699cm" svg:x="11.581cm" svg:y="-4.238cm" svg:viewBox="0 0 4202 700" draw:points="4202,0 4102,0 2001,0 1301,700 0,700">
            <text:p/>
          </draw:polyline>
        </draw:g>
        <draw:frame draw:style-name="gr55" draw:text-style-name="P14" draw:layer="layout" svg:width="2.33cm" svg:height="1.5cm" svg:x="12.656cm" svg:y="-6.61cm">
          <draw:image xlink:href="Pictures/1000020100000154000000DB0E90EB49724611FC.png" xlink:type="simple" xlink:show="embed" xlink:actuate="onLoad" draw:mime-type="image/png">
            <text:p/>
          </draw:image>
        </draw:frame>
        <draw:frame draw:style-name="gr46" draw:text-style-name="P6" draw:layer="layout" svg:width="2.33cm" svg:height="1.5cm" svg:x="13.402cm" svg:y="-7.106cm">
          <draw:image xlink:href="Pictures/1000020100000154000000DBA65639A4D29D47B3.png" xlink:type="simple" xlink:show="embed" xlink:actuate="onLoad" draw:mime-type="image/png">
            <text:p/>
          </draw:image>
        </draw:frame>
        <draw:frame draw:style-name="gr66" draw:text-style-name="P56" draw:layer="layout" svg:width="2.282cm" svg:height="1.813cm" svg:x="16.341cm" svg:y="-9.242cm">
          <draw:text-box>
            <text:p text:style-name="P44"><text:span text:style-name="T17">I</text:span><text:span text:style-name="T17">D</text:span><text:span text:style-name="T17">E</text:span></text:p>
          </draw:text-box>
        </draw:frame>
        <draw:frame draw:style-name="gr67" draw:text-style-name="P46" draw:layer="layout" svg:width="2.509cm" svg:height="1.099cm" svg:x="18.444cm" svg:y="-8.52cm">
          <draw:text-box>
            <text:p><text:span text:style-name="T16">1</text:span><text:span text:style-name="T16">.</text:span><text:span text:style-name="T16">1</text:span><text:span text:style-name="T16">2</text:span><text:span text:style-name="T16">.</text:span><text:span text:style-name="T16">0</text:span></text:p>
          </draw:text-box>
        </draw:frame>
        <draw:custom-shape draw:style-name="gr1513" draw:text-style-name="P61" draw:layer="layout" svg:width="10cm" svg:height="7.004cm" svg:x="1cm" svg:y="-9.9cm">
          <text:p/>
          <draw:enhanced-geometry svg:viewBox="0 0 21600 21600" draw:mirror-horizontal="false" draw:mirror-vertical="false" draw:type="rectangle" draw:enhanced-path="M 0 0 L 21600 0 21600 21600 0 21600 0 0 Z N"/>
        </draw:custom-shape>
        <draw:g>
          <draw:polygon draw:style-name="gr48" draw:text-style-name="P33" draw:layer="layout" svg:width="0.66cm" svg:height="0.77cm" svg:x="8.207cm" svg:y="-5.267cm" svg:viewBox="0 0 661 771" draw:points="550,221 661,221 661,0 0,0 0,221 110,221 110,331 0,331 0,771 661,771 661,331 550,331">
            <text:p/>
          </draw:polygon>
          <draw:polygon draw:style-name="gr48" draw:text-style-name="P33" draw:layer="layout" svg:width="0.66cm" svg:height="0.77cm" svg:x="6.999cm" svg:y="-4.31cm" svg:viewBox="0 0 661 771" draw:points="550,221 661,221 661,0 0,0 0,221 110,221 110,331 0,331 0,771 661,771 661,331 550,331">
            <text:p/>
          </draw:polygon>
          <draw:polygon draw:style-name="gr48" draw:text-style-name="P33" draw:layer="layout" svg:width="0.66cm" svg:height="0.77cm" svg:x="9.422cm" svg:y="-3.658cm" svg:viewBox="0 0 661 771" draw:points="550,221 661,221 661,0 0,0 0,221 110,221 110,331 0,331 0,771 661,771 661,331 550,331">
            <text:p/>
          </draw:polygon>
          <draw:polygon draw:style-name="gr48" draw:text-style-name="P33" draw:layer="layout" svg:width="0.66cm" svg:height="0.77cm" svg:x="5.772cm" svg:y="-3.752cm" svg:viewBox="0 0 661 771" draw:points="550,221 661,221 661,0 0,0 0,221 110,221 110,331 0,331 0,771 661,771 661,331 550,331">
            <text:p/>
          </draw:polygon>
          <draw:polygon draw:style-name="gr48" draw:text-style-name="P33" draw:layer="layout" svg:width="0.66cm" svg:height="0.211cm" svg:x="3.339cm" svg:y="-3.108cm" svg:viewBox="0 0 661 212" draw:points="0,212 0,0 661,0 661,212">
            <text:p/>
          </draw:polygon>
          <draw:polygon draw:style-name="gr48" draw:text-style-name="P33" draw:layer="layout" svg:width="0.66cm" svg:height="0.77cm" svg:x="4.556cm" svg:y="-4.784cm" svg:viewBox="0 0 661 771" draw:points="550,221 661,221 661,0 0,0 0,221 110,221 110,331 0,331 0,771 661,771 661,331 550,331">
            <text:p/>
          </draw:polygon>
          <draw:polygon draw:style-name="gr48" draw:text-style-name="P33" draw:layer="layout" svg:width="0.359cm" svg:height="0.77cm" svg:x="10.644cm" svg:y="-6.207cm" svg:viewBox="0 0 360 771" draw:points="360,0 0,0 0,220 110,220 110,330 0,330 0,771 360,771">
            <text:p/>
          </draw:polygon>
          <draw:polyline draw:style-name="gr54" draw:text-style-name="P6" draw:layer="layout" svg:width="2.199cm" svg:height="0.499cm" svg:x="8.8cm" svg:y="-4.608cm" svg:viewBox="0 0 2200 500" draw:points="0,0 1300,0 1800,500 2200,500">
            <text:p/>
          </draw:polyline>
          <draw:line draw:style-name="gr54" draw:text-style-name="P6" draw:layer="layout" svg:x1="8.8cm" svg:y1="-4.838cm" svg:x2="11cm" svg:y2="-4.838cm">
            <text:p/>
          </draw:line>
          <draw:polyline draw:style-name="gr54" draw:text-style-name="P6" draw:layer="layout" svg:width="9.998cm" svg:height="1.199cm" svg:x="1.001cm" svg:y="-4.196cm" svg:viewBox="0 0 9999 1200" draw:points="9999,649 7841,649 7206,0 4771,0 3566,1200 0,1200">
            <text:p/>
          </draw:polyline>
          <draw:polyline draw:style-name="gr54" draw:text-style-name="P6" draw:layer="layout" svg:width="4.699cm" svg:height="0.199cm" svg:x="6.3cm" svg:y="-3.196cm" svg:viewBox="0 0 4700 200" draw:points="4700,200 1558,200 1362,0 0,0">
            <text:p/>
          </draw:polyline>
          <draw:polyline draw:style-name="gr54" draw:text-style-name="P6" draw:layer="layout" svg:width="1.899cm" svg:height="0.51cm" svg:x="7.6cm" svg:y="-3.736cm" svg:viewBox="0 0 1900 511" draw:points="0,0 607,0 1100,511 1900,511">
            <text:p/>
          </draw:polyline>
          <draw:polyline draw:style-name="gr54" draw:text-style-name="P6" draw:layer="layout" svg:width="5.999cm" svg:height="1.423cm" svg:x="5cm" svg:y="-6.096cm" svg:viewBox="0 0 6000 1424" draw:points="6000,0 5000,0 4000,941 2483,941 2000,1424 0,1424">
            <text:p/>
          </draw:polyline>
          <draw:polyline draw:style-name="gr54" draw:text-style-name="P6" draw:layer="layout" svg:width="4.199cm" svg:height="0.699cm" svg:x="1cm" svg:y="-4.225cm" svg:viewBox="0 0 4200 700" draw:points="4200,0 4100,0 2000,0 1300,700 0,700">
            <text:p/>
          </draw:polyline>
        </draw:g>
        <draw:frame draw:style-name="gr55" draw:text-style-name="P14" draw:layer="layout" svg:width="2.33cm" svg:height="1.5cm" svg:x="1.997cm" svg:y="-6.597cm">
          <draw:image xlink:href="Pictures/1000020100000154000000DB0E90EB49724611FC.png" xlink:type="simple" xlink:show="embed" xlink:actuate="onLoad" draw:mime-type="image/png">
            <text:p/>
          </draw:image>
        </draw:frame>
        <draw:frame draw:style-name="gr46" draw:text-style-name="P6" draw:layer="layout" svg:width="2.33cm" svg:height="1.5cm" svg:x="2.683cm" svg:y="-7.093cm">
          <draw:image xlink:href="Pictures/1000020100000154000000DBA65639A4D29D47B3.png" xlink:type="simple" xlink:show="embed" xlink:actuate="onLoad" draw:mime-type="image/png">
            <text:p/>
          </draw:image>
        </draw:frame>
        <draw:g>
          <draw:frame draw:style-name="gr46" draw:text-style-name="P6" draw:layer="layout" svg:width="3.539cm" svg:height="0.999cm" svg:x="2.034cm" svg:y="-8.919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2.38cm" svg:y="-8.919cm" svg:viewBox="0 0 628 983" svg:d="M145 700h273v-460zM419 983v-139l-419-2 1-140 416-702h142l1 702 66-1 2 141-68 1v140z">
            <text:p/>
          </draw:path>
        </draw:g>
        <draw:frame draw:style-name="gr66" draw:text-style-name="P56" draw:layer="layout" svg:width="2.282cm" svg:height="1.813cm" svg:x="5.755cm" svg:y="-9.309cm">
          <draw:text-box>
            <text:p text:style-name="P44"><text:span text:style-name="T17">I</text:span><text:span text:style-name="T17">D</text:span><text:span text:style-name="T17">E</text:span></text:p>
          </draw:text-box>
        </draw:frame>
        <draw:frame draw:style-name="gr67" draw:text-style-name="P46" draw:layer="layout" svg:width="2.509cm" svg:height="1.099cm" svg:x="7.858cm" svg:y="-8.662cm">
          <draw:text-box>
            <text:p><text:span text:style-name="T16">1</text:span><text:span text:style-name="T16">.</text:span><text:span text:style-name="T16">1</text:span><text:span text:style-name="T16">2</text:span><text:span text:style-name="T16">.</text:span><text:span text:style-name="T16">0</text:span></text:p>
          </draw:text-box>
        </draw:frame>
        <draw:g>
          <draw:frame draw:style-name="gr46" draw:text-style-name="P6" draw:layer="layout" svg:width="3.538cm" svg:height="0.999cm" svg:x="12.642cm" svg:y="-8.932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12.988cm" svg:y="-8.932cm" svg:viewBox="0 0 628 983" svg:d="M145 700h273v-460zM419 983v-139l-419-2 1-140 416-702h142l1 702 66-1 2 141-68 1v140z">
            <text:p/>
          </draw:path>
        </draw:g>
        <draw:polyline draw:style-name="gr1514" draw:text-style-name="P6" draw:layer="layout" svg:width="0.885cm" svg:height="0.701cm" draw:transform="rotate (-3.14159265358979) translate (9.9cm 24.902cm)" svg:viewBox="0 0 886 702" draw:points="400,702 886,702 886,0 0,0">
          <text:p/>
        </draw:polyline>
        <draw:frame draw:style-name="gr46" draw:text-style-name="P6" draw:layer="layout" svg:width="2.33cm" svg:height="1.5cm" svg:x="6.489cm" svg:y="23.522cm">
          <draw:image xlink:href="Pictures/1000020100000154000000DBA65639A4D29D47B3.png" xlink:type="simple" xlink:show="embed" xlink:actuate="onLoad" draw:mime-type="image/png">
            <text:p/>
          </draw:image>
        </draw:frame>
        <draw:g>
          <draw:custom-shape draw:style-name="gr1515" draw:text-style-name="P49" draw:layer="layout" svg:width="0.631cm" svg:height="0.368cm" svg:x="9.869cm" svg:y="24.687cm">
            <text:p/>
            <draw:enhanced-geometry svg:viewBox="0 0 21600 21600" draw:mirror-horizontal="false" draw:mirror-vertical="false" draw:type="rectangle" draw:enhanced-path="M 0 0 L 21600 0 21600 21600 0 21600 0 0 Z N"/>
          </draw:custom-shape>
          <draw:custom-shape draw:style-name="gr1516" draw:text-style-name="P50" draw:layer="layout" svg:width="0.08cm" svg:height="0.079cm" svg:x="9.894cm" svg:y="24.717cm">
            <text:p/>
            <draw:enhanced-geometry svg:viewBox="0 0 21600 21600" draw:mirror-horizontal="false" draw:mirror-vertical="false" draw:type="rectangle" draw:enhanced-path="M 0 0 L 21600 0 21600 21600 0 21600 0 0 Z N"/>
          </draw:custom-shape>
          <draw:custom-shape draw:style-name="gr1517" draw:text-style-name="P50" draw:layer="layout" svg:width="0.08cm" svg:height="0.079cm" svg:x="9.894cm" svg:y="24.848cm">
            <text:p/>
            <draw:enhanced-geometry svg:viewBox="0 0 21600 21600" draw:mirror-horizontal="false" draw:mirror-vertical="false" draw:type="rectangle" draw:enhanced-path="M 0 0 L 21600 0 21600 21600 0 21600 0 0 Z N"/>
          </draw:custom-shape>
          <draw:g>
            <draw:custom-shape draw:style-name="gr1518" draw:text-style-name="P50" draw:layer="layout" svg:width="0.026cm" svg:height="0.027cm" svg:x="10.078cm" svg:y="24.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19" draw:text-style-name="P50" draw:layer="layout" svg:width="0.026cm" svg:height="0.027cm" svg:x="10.078cm" svg:y="24.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0" draw:text-style-name="P50" draw:layer="layout" svg:width="0.026cm" svg:height="0.025cm" svg:x="10.078cm" svg:y="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1" draw:text-style-name="P50" draw:layer="layout" svg:width="0.026cm" svg:height="0.025cm" svg:x="10.078cm" svg:y="24.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2" draw:text-style-name="P50" draw:layer="layout" svg:width="0.026cm" svg:height="0.026cm" svg:x="10.078cm" svg:y="24.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3" draw:text-style-name="P50" draw:layer="layout" svg:width="0.026cm" svg:height="0.027cm" svg:x="10.078cm" svg:y="24.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4" draw:text-style-name="P50" draw:layer="layout" svg:width="0.026cm" svg:height="0.026cm" svg:x="10.078cm" svg:y="25.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5" draw:text-style-name="P50" draw:layer="layout" svg:width="0.026cm" svg:height="0.026cm" svg:x="10.078cm" svg:y="24.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6" draw:text-style-name="P50" draw:layer="layout" svg:width="0.026cm" svg:height="0.027cm" svg:x="10.157cm" svg:y="24.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7" draw:text-style-name="P50" draw:layer="layout" svg:width="0.026cm" svg:height="0.027cm" svg:x="10.157cm" svg:y="24.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8" draw:text-style-name="P50" draw:layer="layout" svg:width="0.026cm" svg:height="0.025cm" svg:x="10.157cm" svg:y="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9" draw:text-style-name="P50" draw:layer="layout" svg:width="0.026cm" svg:height="0.025cm" svg:x="10.157cm" svg:y="24.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0" draw:text-style-name="P50" draw:layer="layout" svg:width="0.026cm" svg:height="0.026cm" svg:x="10.157cm" svg:y="24.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1" draw:text-style-name="P50" draw:layer="layout" svg:width="0.026cm" svg:height="0.027cm" svg:x="10.157cm" svg:y="24.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2" draw:text-style-name="P50" draw:layer="layout" svg:width="0.026cm" svg:height="0.026cm" svg:x="10.157cm" svg:y="25.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3" draw:text-style-name="P50" draw:layer="layout" svg:width="0.026cm" svg:height="0.026cm" svg:x="10.157cm" svg:y="24.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34" draw:text-style-name="P50" draw:layer="layout" svg:width="0.027cm" svg:height="0.027cm" svg:x="10.236cm" svg:y="24.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5" draw:text-style-name="P50" draw:layer="layout" svg:width="0.027cm" svg:height="0.027cm" svg:x="10.236cm" svg:y="24.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6" draw:text-style-name="P50" draw:layer="layout" svg:width="0.027cm" svg:height="0.025cm" svg:x="10.236cm" svg:y="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7" draw:text-style-name="P50" draw:layer="layout" svg:width="0.027cm" svg:height="0.025cm" svg:x="10.236cm" svg:y="24.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8" draw:text-style-name="P50" draw:layer="layout" svg:width="0.027cm" svg:height="0.026cm" svg:x="10.236cm" svg:y="24.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9" draw:text-style-name="P50" draw:layer="layout" svg:width="0.027cm" svg:height="0.027cm" svg:x="10.236cm" svg:y="24.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0" draw:text-style-name="P50" draw:layer="layout" svg:width="0.027cm" svg:height="0.026cm" svg:x="10.236cm" svg:y="25.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1" draw:text-style-name="P50" draw:layer="layout" svg:width="0.027cm" svg:height="0.026cm" svg:x="10.236cm" svg:y="24.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2" draw:text-style-name="P50" draw:layer="layout" svg:width="0.027cm" svg:height="0.027cm" svg:x="10.341cm" svg:y="24.7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3" draw:text-style-name="P50" draw:layer="layout" svg:width="0.027cm" svg:height="0.027cm" svg:x="10.341cm" svg:y="24.7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4" draw:text-style-name="P50" draw:layer="layout" svg:width="0.027cm" svg:height="0.025cm" svg:x="10.341cm" svg:y="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5" draw:text-style-name="P50" draw:layer="layout" svg:width="0.027cm" svg:height="0.025cm" svg:x="10.341cm" svg:y="24.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6" draw:text-style-name="P50" draw:layer="layout" svg:width="0.027cm" svg:height="0.026cm" svg:x="10.341cm" svg:y="24.9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7" draw:text-style-name="P50" draw:layer="layout" svg:width="0.027cm" svg:height="0.027cm" svg:x="10.341cm" svg:y="24.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8" draw:text-style-name="P50" draw:layer="layout" svg:width="0.027cm" svg:height="0.026cm" svg:x="10.341cm" svg:y="25.0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9" draw:text-style-name="P50" draw:layer="layout" svg:width="0.027cm" svg:height="0.026cm" svg:x="10.341cm" svg:y="24.8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550" draw:text-style-name="P51" draw:layer="layout" svg:x1="10.027cm" svg:y1="24.687cm" svg:x2="10.027cm" svg:y2="25.055cm">
            <text:p/>
          </draw:line>
          <draw:line draw:style-name="gr1551" draw:text-style-name="P51" draw:layer="layout" svg:x1="10.132cm" svg:y1="24.687cm" svg:x2="10.132cm" svg:y2="25.055cm">
            <text:p/>
          </draw:line>
          <draw:line draw:style-name="gr1552" draw:text-style-name="P51" draw:layer="layout" svg:x1="10.29cm" svg:y1="24.687cm" svg:x2="10.29cm" svg:y2="25.055cm">
            <text:p/>
          </draw:line>
          <draw:line draw:style-name="gr1553" draw:text-style-name="P51" draw:layer="layout" svg:x1="10.395cm" svg:y1="24.687cm" svg:x2="10.395cm" svg:y2="25.055cm">
            <text:p/>
          </draw:line>
        </draw:g>
        <draw:g>
          <draw:g>
            <draw:custom-shape draw:style-name="gr1554" draw:text-style-name="P49" draw:layer="layout" svg:width="0.039cm" svg:height="0.106cm" svg:x="9.831cm" svg:y="24.096cm">
              <text:p/>
              <draw:enhanced-geometry svg:viewBox="0 0 21600 21600" draw:mirror-horizontal="false" draw:mirror-vertical="false" draw:type="rectangle" draw:enhanced-path="M 0 0 L 21600 0 21600 21600 0 21600 0 0 Z N"/>
            </draw:custom-shape>
            <draw:custom-shape draw:style-name="gr1555" draw:text-style-name="P50" draw:layer="layout" svg:width="0.039cm" svg:height="0.13cm" svg:x="9.831cm" svg:y="24.202cm">
              <text:p/>
              <draw:enhanced-geometry svg:viewBox="0 0 21600 21600" draw:mirror-horizontal="false" draw:mirror-vertical="false" draw:type="rectangle" draw:enhanced-path="M 0 0 L 21600 0 21600 21600 0 21600 0 0 Z N"/>
            </draw:custom-shape>
            <draw:g>
              <draw:custom-shape draw:style-name="gr1556" draw:text-style-name="P50" draw:layer="layout" svg:width="0.016cm" svg:height="0.017cm" svg:x="9.842cm" svg:y="24.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57" draw:text-style-name="P49" draw:layer="layout" svg:width="0.368cm" svg:height="0.209cm" svg:x="9.461cm" svg:y="24.097cm">
            <text:p/>
            <draw:enhanced-geometry svg:viewBox="0 0 21600 21600" draw:mirror-horizontal="false" draw:mirror-vertical="false" draw:type="rectangle" draw:enhanced-path="M 0 0 L 21600 0 21600 21600 0 21600 0 0 Z N"/>
          </draw:custom-shape>
          <draw:custom-shape draw:style-name="gr1558" draw:text-style-name="P50" draw:layer="layout" svg:width="0.052cm" svg:height="0.052cm" svg:x="9.488cm" svg:y="24.202cm">
            <text:p/>
            <draw:enhanced-geometry svg:viewBox="0 0 21600 21600" draw:mirror-horizontal="false" draw:mirror-vertical="false" draw:type="rectangle" draw:enhanced-path="M 0 0 L 21600 0 21600 21600 0 21600 0 0 Z N"/>
          </draw:custom-shape>
          <draw:custom-shape draw:style-name="gr1559" draw:text-style-name="P50" draw:layer="layout" svg:width="0.052cm" svg:height="0.052cm" svg:x="9.488cm" svg:y="24.123cm">
            <text:p/>
            <draw:enhanced-geometry svg:viewBox="0 0 21600 21600" draw:mirror-horizontal="false" draw:mirror-vertical="false" draw:type="rectangle" draw:enhanced-path="M 0 0 L 21600 0 21600 21600 0 21600 0 0 Z N"/>
          </draw:custom-shape>
          <draw:g>
            <draw:custom-shape draw:style-name="gr1560" draw:text-style-name="P50" draw:layer="layout" svg:width="0.026cm" svg:height="0.025cm" svg:x="9.777cm" svg:y="24.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1" draw:text-style-name="P50" draw:layer="layout" svg:width="0.026cm" svg:height="0.027cm" svg:x="9.777cm" svg:y="24.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2" draw:text-style-name="P50" draw:layer="layout" svg:width="0.026cm" svg:height="0.025cm" svg:x="9.777cm" svg:y="24.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3" draw:text-style-name="P50" draw:layer="layout" svg:width="0.016cm" svg:height="0.016cm" svg:x="9.646cm" svg:y="24.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4" draw:text-style-name="P50" draw:layer="layout" svg:width="0.026cm" svg:height="0.026cm" svg:x="9.777cm" svg:y="2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565" draw:text-style-name="P51" draw:layer="layout" svg:x1="9.619cm" svg:y1="24.166cm" svg:x2="9.83cm" svg:y2="24.166cm">
            <text:p/>
          </draw:line>
          <draw:g>
            <draw:custom-shape draw:style-name="gr1566" draw:text-style-name="P50" draw:layer="layout" svg:width="0.016cm" svg:height="0.016cm" svg:x="9.646cm" svg:y="2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7" draw:text-style-name="P50" draw:layer="layout" svg:width="0.016cm" svg:height="0.016cm" svg:x="9.646cm" svg:y="24.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68" draw:text-style-name="P50" draw:layer="layout" svg:width="0.016cm" svg:height="0.017cm" svg:x="9.646cm" svg:y="24.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69" draw:text-style-name="P50" draw:layer="layout" svg:width="0.016cm" svg:height="0.016cm" svg:x="9.682cm" svg:y="24.2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0" draw:text-style-name="P50" draw:layer="layout" svg:width="0.016cm" svg:height="0.016cm" svg:x="9.682cm" svg:y="24.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1" draw:text-style-name="P50" draw:layer="layout" svg:width="0.016cm" svg:height="0.016cm" svg:x="9.682cm" svg:y="24.2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72" draw:text-style-name="P50" draw:layer="layout" svg:width="0.016cm" svg:height="0.017cm" svg:x="9.682cm" svg:y="24.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73" draw:text-style-name="P51" draw:layer="layout" svg:x1="9.829cm" svg:y1="24.096cm" svg:x2="9.829cm" svg:y2="24.333cm">
            <text:p/>
          </draw:line>
          <draw:g>
            <draw:custom-shape draw:style-name="gr1574" draw:text-style-name="P49" draw:layer="layout" svg:width="0.039cm" svg:height="0.105cm" svg:x="9.869cm" svg:y="24.097cm">
              <text:p/>
              <draw:enhanced-geometry svg:viewBox="0 0 21600 21600" draw:mirror-horizontal="false" draw:mirror-vertical="false" draw:type="rectangle" draw:enhanced-path="M 0 0 L 21600 0 21600 21600 0 21600 0 0 Z N"/>
            </draw:custom-shape>
            <draw:custom-shape draw:style-name="gr1575" draw:text-style-name="P50" draw:layer="layout" svg:width="0.039cm" svg:height="0.131cm" svg:x="9.869cm" svg:y="24.202cm">
              <text:p/>
              <draw:enhanced-geometry svg:viewBox="0 0 21600 21600" draw:mirror-horizontal="false" draw:mirror-vertical="false" draw:type="rectangle" draw:enhanced-path="M 0 0 L 21600 0 21600 21600 0 21600 0 0 Z N"/>
            </draw:custom-shape>
            <draw:g>
              <draw:custom-shape draw:style-name="gr1576" draw:text-style-name="P50" draw:layer="layout" svg:width="0.015cm" svg:height="0.015cm" svg:x="9.881cm" svg:y="2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77" draw:text-style-name="P49" draw:layer="layout" svg:width="0.039cm" svg:height="0.105cm" svg:x="9.908cm" svg:y="24.097cm">
              <text:p/>
              <draw:enhanced-geometry svg:viewBox="0 0 21600 21600" draw:mirror-horizontal="false" draw:mirror-vertical="false" draw:type="rectangle" draw:enhanced-path="M 0 0 L 21600 0 21600 21600 0 21600 0 0 Z N"/>
            </draw:custom-shape>
            <draw:custom-shape draw:style-name="gr1578" draw:text-style-name="P50" draw:layer="layout" svg:width="0.039cm" svg:height="0.131cm" svg:x="9.908cm" svg:y="24.202cm">
              <text:p/>
              <draw:enhanced-geometry svg:viewBox="0 0 21600 21600" draw:mirror-horizontal="false" draw:mirror-vertical="false" draw:type="rectangle" draw:enhanced-path="M 0 0 L 21600 0 21600 21600 0 21600 0 0 Z N"/>
            </draw:custom-shape>
            <draw:g>
              <draw:custom-shape draw:style-name="gr1579" draw:text-style-name="P50" draw:layer="layout" svg:width="0.015cm" svg:height="0.015cm" svg:x="9.92cm" svg:y="2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0" draw:text-style-name="P49" draw:layer="layout" svg:width="0.04cm" svg:height="0.105cm" svg:x="9.947cm" svg:y="24.097cm">
              <text:p/>
              <draw:enhanced-geometry svg:viewBox="0 0 21600 21600" draw:mirror-horizontal="false" draw:mirror-vertical="false" draw:type="rectangle" draw:enhanced-path="M 0 0 L 21600 0 21600 21600 0 21600 0 0 Z N"/>
            </draw:custom-shape>
            <draw:custom-shape draw:style-name="gr1581" draw:text-style-name="P50" draw:layer="layout" svg:width="0.04cm" svg:height="0.131cm" svg:x="9.947cm" svg:y="24.202cm">
              <text:p/>
              <draw:enhanced-geometry svg:viewBox="0 0 21600 21600" draw:mirror-horizontal="false" draw:mirror-vertical="false" draw:type="rectangle" draw:enhanced-path="M 0 0 L 21600 0 21600 21600 0 21600 0 0 Z N"/>
            </draw:custom-shape>
            <draw:g>
              <draw:custom-shape draw:style-name="gr1582" draw:text-style-name="P50" draw:layer="layout" svg:width="0.016cm" svg:height="0.015cm" svg:x="9.959cm" svg:y="2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3" draw:text-style-name="P49" draw:layer="layout" svg:width="0.079cm" svg:height="0.105cm" svg:x="9.987cm" svg:y="24.097cm">
              <text:p/>
              <draw:enhanced-geometry svg:viewBox="0 0 21600 21600" draw:mirror-horizontal="false" draw:mirror-vertical="false" draw:type="rectangle" draw:enhanced-path="M 0 0 L 21600 0 21600 21600 0 21600 0 0 Z N"/>
            </draw:custom-shape>
            <draw:custom-shape draw:style-name="gr1584" draw:text-style-name="P50" draw:layer="layout" svg:width="0.079cm" svg:height="0.131cm" svg:x="9.987cm" svg:y="24.202cm">
              <text:p/>
              <draw:enhanced-geometry svg:viewBox="0 0 21600 21600" draw:mirror-horizontal="false" draw:mirror-vertical="false" draw:type="rectangle" draw:enhanced-path="M 0 0 L 21600 0 21600 21600 0 21600 0 0 Z N"/>
            </draw:custom-shape>
            <draw:g>
              <draw:custom-shape draw:style-name="gr1585" draw:text-style-name="P50" draw:layer="layout" svg:width="0.016cm" svg:height="0.015cm" svg:x="10.001cm" svg:y="2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86" draw:text-style-name="P50" draw:layer="layout" svg:width="0.015cm" svg:height="0.015cm" svg:x="10.037cm" svg:y="2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87" draw:text-style-name="P49" draw:layer="layout" svg:width="0.079cm" svg:height="0.105cm" svg:x="10.066cm" svg:y="24.097cm">
              <text:p/>
              <draw:enhanced-geometry svg:viewBox="0 0 21600 21600" draw:mirror-horizontal="false" draw:mirror-vertical="false" draw:type="rectangle" draw:enhanced-path="M 0 0 L 21600 0 21600 21600 0 21600 0 0 Z N"/>
            </draw:custom-shape>
            <draw:custom-shape draw:style-name="gr1588" draw:text-style-name="P50" draw:layer="layout" svg:width="0.079cm" svg:height="0.131cm" svg:x="10.066cm" svg:y="24.202cm">
              <text:p/>
              <draw:enhanced-geometry svg:viewBox="0 0 21600 21600" draw:mirror-horizontal="false" draw:mirror-vertical="false" draw:type="rectangle" draw:enhanced-path="M 0 0 L 21600 0 21600 21600 0 21600 0 0 Z N"/>
            </draw:custom-shape>
            <draw:g>
              <draw:custom-shape draw:style-name="gr1589" draw:text-style-name="P50" draw:layer="layout" svg:width="0.017cm" svg:height="0.015cm" svg:x="10.079cm" svg:y="2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90" draw:text-style-name="P50" draw:layer="layout" svg:width="0.016cm" svg:height="0.015cm" svg:x="10.115cm" svg:y="2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91" draw:text-style-name="P51" draw:layer="layout" svg:x1="9.62cm" svg:y1="24.096cm" svg:x2="9.62cm" svg:y2="24.306cm">
            <text:p/>
          </draw:line>
          <draw:line draw:style-name="gr1592" draw:text-style-name="P51" draw:layer="layout" svg:x1="9.725cm" svg:y1="24.096cm" svg:x2="9.725cm" svg:y2="24.306cm">
            <text:p/>
          </draw:line>
          <draw:line draw:style-name="gr1593" draw:text-style-name="P51" draw:layer="layout" svg:x1="9.91cm" svg:y1="24.096cm" svg:x2="9.91cm" svg:y2="24.333cm">
            <text:p/>
          </draw:line>
          <draw:line draw:style-name="gr1594" draw:text-style-name="P51" draw:layer="layout" svg:x1="9.87cm" svg:y1="24.096cm" svg:x2="9.87cm" svg:y2="24.333cm">
            <text:p/>
          </draw:line>
          <draw:line draw:style-name="gr1595" draw:text-style-name="P51" draw:layer="layout" svg:x1="9.949cm" svg:y1="24.096cm" svg:x2="9.949cm" svg:y2="24.333cm">
            <text:p/>
          </draw:line>
          <draw:line draw:style-name="gr1596" draw:text-style-name="P51" draw:layer="layout" svg:x1="10.067cm" svg:y1="24.096cm" svg:x2="10.067cm" svg:y2="24.333cm">
            <text:p/>
          </draw:line>
          <draw:line draw:style-name="gr1597" draw:text-style-name="P51" draw:layer="layout" svg:x1="9.988cm" svg:y1="24.096cm" svg:x2="9.988cm" svg:y2="24.333cm">
            <text:p/>
          </draw:line>
        </draw:g>
      </draw:page>
      <draw:page draw:name="page9" draw:style-name="dp1" draw:master-page-name="Default">
        <office:forms form:automatic-focus="false" form:apply-design-mode="false"/>
        <draw:custom-shape draw:style-name="gr1512" draw:text-style-name="P60" draw:layer="layout" svg:width="10cm" svg:height="7.004cm" svg:x="1.996cm" svg:y="1.986cm">
          <text:p/>
          <draw:enhanced-geometry svg:viewBox="0 0 21600 21600" draw:mirror-horizontal="false" draw:mirror-vertical="false" draw:type="rectangle" draw:enhanced-path="M 0 0 L 21600 0 21600 21600 0 21600 0 0 Z N"/>
        </draw:custom-shape>
        <draw:g>
          <draw:polygon draw:style-name="gr48" draw:text-style-name="P33" draw:layer="layout" svg:width="0.66cm" svg:height="0.77cm" svg:x="9.202cm" svg:y="6.619cm" svg:viewBox="0 0 661 771" draw:points="550,221 661,221 661,0 0,0 0,221 110,221 110,331 0,331 0,771 661,771 661,331 550,331">
            <text:p/>
          </draw:polygon>
          <draw:polygon draw:style-name="gr48" draw:text-style-name="P33" draw:layer="layout" svg:width="0.66cm" svg:height="0.77cm" svg:x="7.993cm" svg:y="7.576cm" svg:viewBox="0 0 661 771" draw:points="550,221 661,221 661,0 0,0 0,221 110,221 110,331 0,331 0,771 661,771 661,331 550,331">
            <text:p/>
          </draw:polygon>
          <draw:polygon draw:style-name="gr48" draw:text-style-name="P33" draw:layer="layout" svg:width="0.66cm" svg:height="0.77cm" svg:x="10.417cm" svg:y="8.228cm" svg:viewBox="0 0 661 771" draw:points="550,221 661,221 661,0 0,0 0,221 110,221 110,331 0,331 0,771 661,771 661,331 550,331">
            <text:p/>
          </draw:polygon>
          <draw:polygon draw:style-name="gr48" draw:text-style-name="P33" draw:layer="layout" svg:width="0.66cm" svg:height="0.77cm" svg:x="6.765cm" svg:y="8.134cm" svg:viewBox="0 0 661 771" draw:points="550,221 661,221 661,0 0,0 0,221 110,221 110,331 0,331 0,771 661,771 661,331 550,331">
            <text:p/>
          </draw:polygon>
          <draw:polygon draw:style-name="gr48" draw:text-style-name="P33" draw:layer="layout" svg:width="0.66cm" svg:height="0.211cm" svg:x="4.331cm" svg:y="8.788cm" svg:viewBox="0 0 661 212" draw:points="0,212 0,0 661,0 661,212">
            <text:p/>
          </draw:polygon>
          <draw:polygon draw:style-name="gr48" draw:text-style-name="P33" draw:layer="layout" svg:width="0.66cm" svg:height="0.77cm" svg:x="5.549cm" svg:y="7.102cm" svg:viewBox="0 0 661 771" draw:points="550,221 661,221 661,0 0,0 0,221 110,221 110,331 0,331 0,771 661,771 661,331 550,331">
            <text:p/>
          </draw:polygon>
          <draw:polygon draw:style-name="gr48" draw:text-style-name="P33" draw:layer="layout" svg:width="0.359cm" svg:height="0.77cm" svg:x="11.64cm" svg:y="5.679cm" svg:viewBox="0 0 360 771" draw:points="360,0 0,0 0,220 110,220 110,330 0,330 0,771 360,771">
            <text:p/>
          </draw:polygon>
          <draw:polyline draw:style-name="gr54" draw:text-style-name="P6" draw:layer="layout" svg:width="2.2cm" svg:height="0.499cm" svg:x="9.795cm" svg:y="7.278cm" svg:viewBox="0 0 2201 500" draw:points="0,0 1301,0 1801,500 2201,500">
            <text:p/>
          </draw:polyline>
          <draw:line draw:style-name="gr54" draw:text-style-name="P6" draw:layer="layout" svg:x1="9.795cm" svg:y1="7.048cm" svg:x2="11.996cm" svg:y2="7.048cm">
            <text:p/>
          </draw:line>
          <draw:polyline draw:style-name="gr54" draw:text-style-name="P6" draw:layer="layout" svg:width="10.003cm" svg:height="1.199cm" svg:x="1.992cm" svg:y="7.69cm" svg:viewBox="0 0 10004 1200" draw:points="10004,649 7845,649 7210,0 4773,0 3568,1200 0,1200">
            <text:p/>
          </draw:polyline>
          <draw:polyline draw:style-name="gr54" draw:text-style-name="P6" draw:layer="layout" svg:width="4.701cm" svg:height="0.199cm" svg:x="7.294cm" svg:y="8.69cm" svg:viewBox="0 0 4702 200" draw:points="4702,200 1559,200 1363,0 0,0">
            <text:p/>
          </draw:polyline>
          <draw:polyline draw:style-name="gr54" draw:text-style-name="P6" draw:layer="layout" svg:width="1.9cm" svg:height="0.51cm" svg:x="8.594cm" svg:y="8.15cm" svg:viewBox="0 0 1901 511" draw:points="0,0 607,0 1101,511 1901,511">
            <text:p/>
          </draw:polyline>
          <draw:polyline draw:style-name="gr54" draw:text-style-name="P6" draw:layer="layout" svg:width="6.002cm" svg:height="1.423cm" svg:x="5.993cm" svg:y="5.79cm" svg:viewBox="0 0 6003 1424" draw:points="6003,0 5002,0 4002,941 2484,941 2001,1424 0,1424">
            <text:p/>
          </draw:polyline>
          <draw:polyline draw:style-name="gr54" draw:text-style-name="P6" draw:layer="layout" svg:width="4.201cm" svg:height="0.699cm" svg:x="1.991cm" svg:y="7.661cm" svg:viewBox="0 0 4202 700" draw:points="4202,0 4102,0 2001,0 1301,700 0,700">
            <text:p/>
          </draw:polyline>
        </draw:g>
        <draw:frame draw:style-name="gr55" draw:text-style-name="P14" draw:layer="layout" svg:width="2.33cm" svg:height="1.5cm" svg:x="3.066cm" svg:y="5.289cm">
          <draw:image xlink:href="Pictures/1000020100000154000000DB0E90EB49724611FC.png" xlink:type="simple" xlink:show="embed" xlink:actuate="onLoad" draw:mime-type="image/png">
            <text:p/>
          </draw:image>
        </draw:frame>
        <draw:frame draw:style-name="gr46" draw:text-style-name="P6" draw:layer="layout" svg:width="2.33cm" svg:height="1.5cm" svg:x="3.812cm" svg:y="4.793cm">
          <draw:image xlink:href="Pictures/1000020100000154000000DBA65639A4D29D47B3.png" xlink:type="simple" xlink:show="embed" xlink:actuate="onLoad" draw:mime-type="image/png">
            <text:p/>
          </draw:image>
        </draw:frame>
        <draw:frame draw:style-name="gr66" draw:text-style-name="P56" draw:layer="layout" svg:width="2.282cm" svg:height="1.813cm" svg:x="6.751cm" svg:y="2.657cm">
          <draw:text-box>
            <text:p text:style-name="P44"><text:span text:style-name="T17">I</text:span><text:span text:style-name="T17">D</text:span><text:span text:style-name="T17">E</text:span></text:p>
          </draw:text-box>
        </draw:frame>
        <draw:frame draw:style-name="gr67" draw:text-style-name="P46" draw:layer="layout" svg:width="2.509cm" svg:height="1.099cm" svg:x="8.854cm" svg:y="3.379cm">
          <draw:text-box>
            <text:p><text:span text:style-name="T16">1</text:span><text:span text:style-name="T16">.</text:span><text:span text:style-name="T16">1</text:span><text:span text:style-name="T16">2</text:span><text:span text:style-name="T16">.</text:span><text:span text:style-name="T16">2</text:span></text:p>
          </draw:text-box>
        </draw:frame>
        <draw:g>
          <draw:frame draw:style-name="gr46" draw:text-style-name="P6" draw:layer="layout" svg:width="3.538cm" svg:height="0.999cm" svg:x="3.052cm" svg:y="2.967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3.398cm" svg:y="2.967cm" svg:viewBox="0 0 628 983" svg:d="M145 700h273v-460zM419 983v-139l-419-2 1-140 416-702h142l1 702 66-1 2 141-68 1v140z">
            <text:p/>
          </draw:path>
        </draw:g>
        <draw:g>
          <draw:g>
            <draw:custom-shape draw:style-name="gr51" draw:text-style-name="P34" draw:layer="layout" svg:width="10cm" svg:height="7.004cm" svg:x="2cm" svg:y="10cm">
              <text:p/>
              <draw:enhanced-geometry svg:viewBox="0 0 21600 21600" draw:mirror-horizontal="false" draw:mirror-vertical="false" draw:type="rectangle" draw:enhanced-path="M 0 0 L 21600 0 21600 21600 0 21600 0 0 Z N"/>
            </draw:custom-shape>
            <draw:g>
              <draw:g>
                <draw:g>
                  <draw:frame draw:style-name="gr46" draw:text-style-name="P6" draw:layer="layout" svg:width="3.539cm" svg:height="0.999cm" svg:x="2.979cm" svg:y="14.981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3.325cm" svg:y="14.981cm" svg:viewBox="0 0 628 983" svg:d="M145 700h273v-460zM419 983v-139l-419-2 1-140 416-702h142l1 702 66-1 2 141-68 1v140z">
                    <text:p/>
                  </draw:path>
                </draw:g>
                <draw:frame draw:style-name="gr66" draw:text-style-name="P45" draw:layer="layout" svg:width="2.282cm" svg:height="1.813cm" svg:x="6.7cm" svg:y="14.684cm">
                  <draw:text-box>
                    <text:p text:style-name="P44"><text:span text:style-name="T15">I</text:span><text:span text:style-name="T15">D</text:span><text:span text:style-name="T15">E</text:span></text:p>
                  </draw:text-box>
                </draw:frame>
              </draw:g>
            </draw:g>
            <draw:frame draw:style-name="gr67" draw:text-style-name="P46" draw:layer="layout" svg:width="2.509cm" svg:height="1.099cm" svg:x="8.891cm" svg:y="15.096cm">
              <draw:text-box>
                <text:p><text:span text:style-name="T16">1</text:span><text:span text:style-name="T16">.</text:span><text:span text:style-name="T16">1</text:span><text:span text:style-name="T16">3</text:span><text:span text:style-name="T16">.</text:span><text:span text:style-name="T16">1</text:span></text:p>
              </draw:text-box>
            </draw:frame>
          </draw:g>
          <draw:g>
            <draw:polygon draw:style-name="gr48" draw:text-style-name="P33" draw:layer="layout" svg:width="0.66cm" svg:height="0.77cm" svg:x="4.132cm" svg:y="11.604cm" svg:viewBox="0 0 661 771" draw:points="111,221 0,221 0,0 661,0 661,221 551,221 551,331 661,331 661,771 0,771 0,331 111,331">
              <text:p/>
            </draw:polygon>
            <draw:polygon draw:style-name="gr48" draw:text-style-name="P33" draw:layer="layout" svg:width="0.66cm" svg:height="0.77cm" svg:x="5.34cm" svg:y="10.733cm" svg:viewBox="0 0 661 771" draw:points="111,221 0,221 0,0 661,0 661,221 551,221 551,331 661,331 661,771 0,771 0,331 111,331">
              <text:p/>
            </draw:polygon>
            <draw:polygon draw:style-name="gr48" draw:text-style-name="P33" draw:layer="layout" svg:width="0.66cm" svg:height="0.77cm" svg:x="2.917cm" svg:y="10cm" svg:viewBox="0 0 661 771" draw:points="111,221 0,221 0,0 661,0 661,221 551,221 551,331 661,331 661,771 0,771 0,331 111,331">
              <text:p/>
            </draw:polygon>
            <draw:polygon draw:style-name="gr48" draw:text-style-name="P33" draw:layer="layout" svg:width="0.66cm" svg:height="0.77cm" svg:x="6.567cm" svg:y="10.204cm" svg:viewBox="0 0 661 771" draw:points="111,221 0,221 0,0 661,0 661,221 551,221 551,331 661,331 661,771 0,771 0,331 111,331">
              <text:p/>
            </draw:polygon>
            <draw:polygon draw:style-name="gr48" draw:text-style-name="P33" draw:layer="layout" svg:width="0.66cm" svg:height="0.303cm" svg:x="9cm" svg:y="10cm" svg:viewBox="0 0 661 304" draw:points="661,0 661,304 0,304 0,0">
              <text:p/>
            </draw:polygon>
            <draw:polygon draw:style-name="gr48" draw:text-style-name="P33" draw:layer="layout" svg:width="0.66cm" svg:height="0.77cm" svg:x="7.783cm" svg:y="11.233cm" svg:viewBox="0 0 661 771" draw:points="111,221 0,221 0,0 661,0 661,221 551,221 551,331 661,331 661,771 0,771 0,331 111,331">
              <text:p/>
            </draw:polygon>
            <draw:polygon draw:style-name="gr48" draw:text-style-name="P33" draw:layer="layout" svg:width="0.359cm" svg:height="0.77cm" svg:x="2cm" svg:y="12.633cm" svg:viewBox="0 0 360 771" draw:points="0,0 360,0 360,220 250,220 250,330 360,330 360,771 0,771">
              <text:p/>
            </draw:polygon>
            <draw:polyline draw:style-name="gr54" draw:text-style-name="P6" draw:layer="layout" svg:width="2.199cm" svg:height="0.499cm" svg:x="2cm" svg:y="11.204cm" svg:viewBox="0 0 2200 500" draw:points="2200,500 900,500 400,0 0,0">
              <text:p/>
            </draw:polyline>
            <draw:line draw:style-name="gr54" draw:text-style-name="P6" draw:layer="layout" svg:x1="4.2cm" svg:y1="12.038cm" svg:x2="2cm" svg:y2="12.038cm">
              <text:p/>
            </draw:line>
            <draw:polyline draw:style-name="gr54" draw:text-style-name="P6" draw:layer="layout" svg:width="9.998cm" svg:height="1.199cm" svg:x="2cm" svg:y="10.104cm" svg:viewBox="0 0 9999 1200" draw:points="0,400 2000,400 2793,1200 5228,1200 6433,0 9999,0">
              <text:p/>
            </draw:polyline>
            <draw:polyline draw:style-name="gr54" draw:text-style-name="P6" draw:layer="layout" svg:width="4.699cm" svg:height="0.199cm" svg:x="2cm" svg:y="10.104cm" svg:viewBox="0 0 4700 200" draw:points="0,0 3142,0 3338,200 4700,200">
              <text:p/>
            </draw:polyline>
            <draw:polyline draw:style-name="gr54" draw:text-style-name="P6" draw:layer="layout" svg:width="1.348cm" svg:height="0.74cm" svg:x="4.051cm" svg:y="10.103cm" svg:viewBox="0 0 1349 741" draw:points="1349,741 742,741 0,0">
              <text:p/>
            </draw:polyline>
            <draw:polyline draw:style-name="gr54" draw:text-style-name="P6" draw:layer="layout" svg:width="5.999cm" svg:height="1.423cm" svg:x="2cm" svg:y="11.78cm" svg:viewBox="0 0 6000 1424" draw:points="0,1424 1000,1424 2000,483 3517,483 4000,0 6000,0">
              <text:p/>
            </draw:polyline>
            <draw:polyline draw:style-name="gr54" draw:text-style-name="P6" draw:layer="layout" svg:width="4.199cm" svg:height="0.699cm" svg:x="7.8cm" svg:y="10.633cm" svg:viewBox="0 0 4200 700" draw:points="0,700 100,700 2200,700 2900,0 4200,0">
              <text:p/>
            </draw:polyline>
          </draw:g>
          <draw:g>
            <draw:custom-shape draw:style-name="gr1598" draw:text-style-name="P49" draw:layer="layout" svg:width="0.683cm" svg:height="0.368cm" svg:x="6.577cm" svg:y="12.662cm">
              <text:p/>
              <draw:enhanced-geometry svg:viewBox="0 0 21600 21600" draw:mirror-horizontal="false" draw:mirror-vertical="false" draw:type="rectangle" draw:enhanced-path="M 0 0 L 21600 0 21600 21600 0 21600 0 0 Z N"/>
            </draw:custom-shape>
            <draw:custom-shape draw:style-name="gr1599" draw:text-style-name="P50" draw:layer="layout" svg:width="0.683cm" svg:height="0.052cm" svg:x="6.577cm" svg:y="12.715cm">
              <text:p/>
              <draw:enhanced-geometry svg:viewBox="0 0 21600 21600" draw:mirror-horizontal="false" draw:mirror-vertical="false" draw:type="rectangle" draw:enhanced-path="M 0 0 L 21600 0 21600 21600 0 21600 0 0 Z N"/>
            </draw:custom-shape>
            <draw:line draw:style-name="gr1600" draw:text-style-name="P51" draw:layer="layout" svg:x1="6.736cm" svg:y1="12.658cm" svg:x2="6.736cm" svg:y2="13.032cm">
              <text:p/>
            </draw:line>
            <draw:line draw:style-name="gr1601" draw:text-style-name="P51" draw:layer="layout" svg:x1="6.841cm" svg:y1="12.658cm" svg:x2="6.841cm" svg:y2="13.032cm">
              <text:p/>
            </draw:line>
            <draw:line draw:style-name="gr1602" draw:text-style-name="P51" draw:layer="layout" svg:x1="6.946cm" svg:y1="12.658cm" svg:x2="6.946cm" svg:y2="13.032cm">
              <text:p/>
            </draw:line>
            <draw:line draw:style-name="gr1603" draw:text-style-name="P51" draw:layer="layout" svg:x1="7.051cm" svg:y1="12.658cm" svg:x2="7.051cm" svg:y2="13.032cm">
              <text:p/>
            </draw:line>
            <draw:line draw:style-name="gr1604" draw:text-style-name="P51" draw:layer="layout" svg:x1="7.156cm" svg:y1="12.658cm" svg:x2="7.156cm" svg:y2="13.032cm">
              <text:p/>
            </draw:line>
          </draw:g>
          <draw:g>
            <draw:custom-shape draw:style-name="gr1605" draw:text-style-name="P49" draw:layer="layout" svg:width="0.425cm" svg:height="0.236cm" svg:x="10.209cm" svg:y="13.633cm">
              <text:p/>
              <draw:enhanced-geometry svg:viewBox="0 0 21600 21600" draw:mirror-horizontal="false" draw:mirror-vertical="false" draw:type="rectangle" draw:enhanced-path="M 0 0 L 21600 0 21600 21600 0 21600 0 0 Z N"/>
            </draw:custom-shape>
            <draw:g>
              <draw:custom-shape draw:style-name="gr1606" draw:text-style-name="P50" draw:layer="layout" svg:width="0.035cm" svg:height="0.034cm" svg:x="10.575cm" svg:y="13.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7" draw:text-style-name="P50" draw:layer="layout" svg:width="0.036cm" svg:height="0.034cm" svg:x="10.528cm" svg:y="13.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08" draw:text-style-name="P50" draw:layer="layout" svg:width="0.036cm" svg:height="0.034cm" svg:x="10.48cm" svg:y="13.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09" draw:text-style-name="P50" draw:layer="layout" svg:width="0.047cm" svg:height="0.048cm" svg:x="10.233cm" svg:y="13.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0" draw:text-style-name="P52" draw:layer="layout" svg:width="0.024cm" svg:height="0.024cm" svg:x="10.244cm" svg:y="1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11" draw:text-style-name="P50" draw:layer="layout" svg:width="0.046cm" svg:height="0.048cm" svg:x="10.304cm" svg:y="13.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2" draw:text-style-name="P52" draw:layer="layout" svg:width="0.024cm" svg:height="0.024cm" svg:x="10.315cm" svg:y="1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13" draw:text-style-name="P50" draw:layer="layout" svg:width="0.048cm" svg:height="0.048cm" svg:x="10.373cm" svg:y="13.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4" draw:text-style-name="P52" draw:layer="layout" svg:width="0.024cm" svg:height="0.024cm" svg:x="10.386cm" svg:y="1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15" draw:text-style-name="P50" draw:layer="layout" svg:width="0.048cm" svg:height="0.048cm" svg:x="10.445cm" svg:y="13.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6" draw:text-style-name="P52" draw:layer="layout" svg:width="0.023cm" svg:height="0.024cm" svg:x="10.457cm" svg:y="1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17" draw:text-style-name="P50" draw:layer="layout" svg:width="0.048cm" svg:height="0.048cm" svg:x="10.516cm" svg:y="13.7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18" draw:text-style-name="P52" draw:layer="layout" svg:width="0.024cm" svg:height="0.024cm" svg:x="10.528cm" svg:y="13.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19" draw:text-style-name="P50" draw:layer="layout" svg:width="0.047cm" svg:height="0.046cm" svg:x="10.233cm" svg:y="13.681cm">
                <text:p/>
                <draw:enhanced-geometry svg:viewBox="0 0 21600 21600" draw:mirror-horizontal="false" draw:mirror-vertical="false" draw:type="rectangle" draw:enhanced-path="M 0 0 L 21600 0 21600 21600 0 21600 0 0 Z N"/>
              </draw:custom-shape>
            </draw:g>
            <draw:g>
              <draw:custom-shape draw:style-name="gr1620" draw:text-style-name="P50" draw:layer="layout" svg:width="0.048cm" svg:height="0.046cm" svg:x="10.373cm" svg:y="13.681cm">
                <text:p/>
                <draw:enhanced-geometry svg:viewBox="0 0 21600 21600" draw:mirror-horizontal="false" draw:mirror-vertical="false" draw:type="rectangle" draw:enhanced-path="M 0 0 L 21600 0 21600 21600 0 21600 0 0 Z N"/>
              </draw:custom-shape>
            </draw:g>
            <draw:g>
              <draw:custom-shape draw:style-name="gr1621" draw:text-style-name="P50" draw:layer="layout" svg:width="0.047cm" svg:height="0.046cm" svg:x="10.304cm" svg:y="13.681cm">
                <text:p/>
                <draw:enhanced-geometry svg:viewBox="0 0 21600 21600" draw:mirror-horizontal="false" draw:mirror-vertical="false" draw:type="rectangle" draw:enhanced-path="M 0 0 L 21600 0 21600 21600 0 21600 0 0 Z N"/>
              </draw:custom-shape>
            </draw:g>
            <draw:custom-shape draw:style-name="gr1622" draw:text-style-name="P49" draw:layer="layout" svg:width="0.425cm" svg:height="0.236cm" svg:x="10.21cm" svg:y="13.629cm">
              <text:p/>
              <draw:enhanced-geometry svg:viewBox="0 0 21600 21600" draw:mirror-horizontal="false" draw:mirror-vertical="false" draw:type="rectangle" draw:enhanced-path="M 0 0 L 21600 0 21600 21600 0 21600 0 0 Z N"/>
            </draw:custom-shape>
            <draw:g>
              <draw:custom-shape draw:style-name="gr1623" draw:text-style-name="P50" draw:layer="layout" svg:width="0.035cm" svg:height="0.035cm" svg:x="10.576cm" svg:y="13.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4" draw:text-style-name="P50" draw:layer="layout" svg:width="0.035cm" svg:height="0.035cm" svg:x="10.529cm" svg:y="13.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5" draw:text-style-name="P50" draw:layer="layout" svg:width="0.036cm" svg:height="0.035cm" svg:x="10.482cm" svg:y="13.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626" draw:text-style-name="P50" draw:layer="layout" svg:width="0.047cm" svg:height="0.047cm" svg:x="10.234cm" svg:y="13.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7" draw:text-style-name="P52" draw:layer="layout" svg:width="0.023cm" svg:height="0.023cm" svg:x="10.246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28" draw:text-style-name="P50" draw:layer="layout" svg:width="0.048cm" svg:height="0.047cm" svg:x="10.304cm" svg:y="13.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29" draw:text-style-name="P52" draw:layer="layout" svg:width="0.024cm" svg:height="0.023cm" svg:x="10.316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30" draw:text-style-name="P50" draw:layer="layout" svg:width="0.048cm" svg:height="0.047cm" svg:x="10.375cm" svg:y="13.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1" draw:text-style-name="P52" draw:layer="layout" svg:width="0.024cm" svg:height="0.023cm" svg:x="10.387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32" draw:text-style-name="P50" draw:layer="layout" svg:width="0.047cm" svg:height="0.047cm" svg:x="10.447cm" svg:y="13.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3" draw:text-style-name="P52" draw:layer="layout" svg:width="0.023cm" svg:height="0.023cm" svg:x="10.459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634" draw:text-style-name="P50" draw:layer="layout" svg:width="0.046cm" svg:height="0.047cm" svg:x="10.518cm" svg:y="13.7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35" draw:text-style-name="P52" draw:layer="layout" svg:width="0.024cm" svg:height="0.023cm" svg:x="10.529cm" svg:y="13.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36" draw:text-style-name="P50" draw:layer="layout" svg:width="0.047cm" svg:height="0.047cm" svg:x="10.234cm" svg:y="13.677cm">
                <text:p/>
                <draw:enhanced-geometry svg:viewBox="0 0 21600 21600" draw:mirror-horizontal="false" draw:mirror-vertical="false" draw:type="rectangle" draw:enhanced-path="M 0 0 L 21600 0 21600 21600 0 21600 0 0 Z N"/>
              </draw:custom-shape>
            </draw:g>
            <draw:g>
              <draw:custom-shape draw:style-name="gr1637" draw:text-style-name="P50" draw:layer="layout" svg:width="0.048cm" svg:height="0.047cm" svg:x="10.375cm" svg:y="13.677cm">
                <text:p/>
                <draw:enhanced-geometry svg:viewBox="0 0 21600 21600" draw:mirror-horizontal="false" draw:mirror-vertical="false" draw:type="rectangle" draw:enhanced-path="M 0 0 L 21600 0 21600 21600 0 21600 0 0 Z N"/>
              </draw:custom-shape>
            </draw:g>
            <draw:g>
              <draw:custom-shape draw:style-name="gr1638" draw:text-style-name="P50" draw:layer="layout" svg:width="0.048cm" svg:height="0.047cm" svg:x="10.304cm" svg:y="13.677cm">
                <text:p/>
                <draw:enhanced-geometry svg:viewBox="0 0 21600 21600" draw:mirror-horizontal="false" draw:mirror-vertical="false" draw:type="rectangle" draw:enhanced-path="M 0 0 L 21600 0 21600 21600 0 21600 0 0 Z N"/>
              </draw:custom-shape>
            </draw:g>
          </draw:g>
          <draw:g>
            <draw:polyline draw:style-name="gr1639" draw:text-style-name="P51" draw:layer="layout" svg:width="1.041cm" svg:height="0.367cm" svg:x="5.737cm" svg:y="13.647cm" svg:viewBox="0 0 1042 368" draw:points="1042,0 1042,184 0,184 0,368">
              <text:p/>
            </draw:polyline>
            <draw:polyline draw:style-name="gr1640" draw:text-style-name="P51" draw:layer="layout" svg:width="0.288cm" svg:height="0.179cm" svg:x="6.184cm" svg:y="13.832cm" svg:viewBox="0 0 289 180" draw:points="0,0 289,0 289,180">
              <text:p/>
            </draw:polyline>
            <draw:polyline draw:style-name="gr1641" draw:text-style-name="P51" draw:layer="layout" svg:width="0.235cm" svg:height="0.181cm" svg:x="6.159cm" svg:y="13.832cm" svg:viewBox="0 0 236 182" draw:points="236,0 0,0 0,182">
              <text:p/>
            </draw:polyline>
            <draw:g>
              <draw:custom-shape draw:style-name="gr1642" draw:text-style-name="P49" draw:layer="layout" svg:width="0.475cm" svg:height="0.34cm" svg:x="6.473cm" svg:y="13.366cm">
                <text:p/>
                <draw:enhanced-geometry svg:viewBox="0 0 21600 21600" draw:mirror-horizontal="false" draw:mirror-vertical="false" draw:type="rectangle" draw:enhanced-path="M 0 0 L 21600 0 21600 21600 0 21600 0 0 Z N"/>
              </draw:custom-shape>
              <draw:custom-shape draw:style-name="gr1643" draw:text-style-name="P50" draw:layer="layout" svg:width="0.017cm" svg:height="0.01cm" svg:x="6.642cm" svg:y="13.4cm">
                <text:p/>
                <draw:enhanced-geometry svg:viewBox="0 0 21600 21600" draw:mirror-horizontal="false" draw:mirror-vertical="false" draw:type="rectangle" draw:enhanced-path="M 0 0 L 21600 0 21600 21600 0 21600 0 0 Z N"/>
              </draw:custom-shape>
              <draw:custom-shape draw:style-name="gr1644" draw:text-style-name="P50" draw:layer="layout" svg:width="0.017cm" svg:height="0.01cm" svg:x="6.642cm" svg:y="13.428cm">
                <text:p/>
                <draw:enhanced-geometry svg:viewBox="0 0 21600 21600" draw:mirror-horizontal="false" draw:mirror-vertical="false" draw:type="rectangle" draw:enhanced-path="M 0 0 L 21600 0 21600 21600 0 21600 0 0 Z N"/>
              </draw:custom-shape>
            </draw:g>
            <draw:g>
              <draw:custom-shape draw:style-name="gr1645" draw:text-style-name="P49" draw:layer="layout" svg:width="0.5cm" svg:height="0.21cm" svg:x="6.447cm" svg:y="13.991cm">
                <text:p/>
                <draw:enhanced-geometry svg:viewBox="0 0 21600 21600" draw:mirror-horizontal="false" draw:mirror-vertical="false" draw:type="rectangle" draw:enhanced-path="M 0 0 L 21600 0 21600 21600 0 21600 0 0 Z N"/>
              </draw:custom-shape>
              <draw:custom-shape draw:style-name="gr1646" draw:text-style-name="P50" draw:layer="layout" svg:width="0.025cm" svg:height="0.026cm" svg:x="6.461cm" svg:y="14.149cm">
                <text:p/>
                <draw:enhanced-geometry svg:viewBox="0 0 21600 21600" draw:mirror-horizontal="false" draw:mirror-vertical="false" draw:type="rectangle" draw:enhanced-path="M 0 0 L 21600 0 21600 21600 0 21600 0 0 Z N"/>
              </draw:custom-shape>
            </draw:g>
            <draw:g>
              <draw:custom-shape draw:style-name="gr1647" draw:text-style-name="P49" draw:layer="layout" svg:width="0.237cm" svg:height="0.21cm" svg:x="6.132cm" svg:y="13.991cm">
                <text:p/>
                <draw:enhanced-geometry svg:viewBox="0 0 21600 21600" draw:mirror-horizontal="false" draw:mirror-vertical="false" draw:type="rectangle" draw:enhanced-path="M 0 0 L 21600 0 21600 21600 0 21600 0 0 Z N"/>
              </draw:custom-shape>
            </draw:g>
            <draw:g>
              <draw:line draw:style-name="gr1648" draw:text-style-name="P51" draw:layer="layout" svg:x1="6.187cm" svg:y1="13.991cm" svg:x2="6.187cm" svg:y2="14.2cm">
                <text:p/>
              </draw:line>
              <draw:line draw:style-name="gr1649" draw:text-style-name="P51" draw:layer="layout" svg:x1="6.315cm" svg:y1="13.991cm" svg:x2="6.315cm" svg:y2="14.2cm">
                <text:p/>
              </draw:line>
              <draw:custom-shape draw:style-name="gr1650" draw:text-style-name="P50" draw:layer="layout" svg:width="0.013cm" svg:height="0.008cm" svg:x="6.238cm" svg:y="14.015cm">
                <text:p/>
                <draw:enhanced-geometry svg:viewBox="0 0 21600 21600" draw:mirror-horizontal="false" draw:mirror-vertical="false" draw:type="rectangle" draw:enhanced-path="M 0 0 L 21600 0 21600 21600 0 21600 0 0 Z N"/>
              </draw:custom-shape>
              <draw:custom-shape draw:style-name="gr1651" draw:text-style-name="P50" draw:layer="layout" svg:width="0.027cm" svg:height="0.026cm" svg:x="6.146cm" svg:y="14.146cm">
                <text:p/>
                <draw:enhanced-geometry svg:viewBox="0 0 21600 21600" draw:mirror-horizontal="false" draw:mirror-vertical="false" draw:type="rectangle" draw:enhanced-path="M 0 0 L 21600 0 21600 21600 0 21600 0 0 Z N"/>
              </draw:custom-shape>
              <draw:line draw:style-name="gr1652" draw:text-style-name="P51" draw:layer="layout" svg:x1="6.265cm" svg:y1="14.04cm" svg:x2="6.37cm" svg:y2="14.04cm">
                <text:p/>
              </draw:line>
              <draw:line draw:style-name="gr1653" draw:text-style-name="P51" draw:layer="layout" svg:x1="6.265cm" svg:y1="13.991cm" svg:x2="6.265cm" svg:y2="14.2cm">
                <text:p/>
              </draw:line>
              <draw:custom-shape draw:style-name="gr1654" draw:text-style-name="P50" draw:layer="layout" svg:width="0.013cm" svg:height="0.008cm" svg:x="6.238cm" svg:y="14.059cm">
                <text:p/>
                <draw:enhanced-geometry svg:viewBox="0 0 21600 21600" draw:mirror-horizontal="false" draw:mirror-vertical="false" draw:type="rectangle" draw:enhanced-path="M 0 0 L 21600 0 21600 21600 0 21600 0 0 Z N"/>
              </draw:custom-shape>
              <draw:custom-shape draw:style-name="gr1655" draw:text-style-name="P50" draw:layer="layout" svg:width="0.013cm" svg:height="0.007cm" svg:x="6.238cm" svg:y="14.037cm">
                <text:p/>
                <draw:enhanced-geometry svg:viewBox="0 0 21600 21600" draw:mirror-horizontal="false" draw:mirror-vertical="false" draw:type="rectangle" draw:enhanced-path="M 0 0 L 21600 0 21600 21600 0 21600 0 0 Z N"/>
              </draw:custom-shape>
              <draw:g>
                <draw:g>
                  <draw:custom-shape draw:style-name="gr1656" draw:text-style-name="P50" draw:layer="layout" svg:width="0.013cm" svg:height="0.008cm" svg:x="6.291cm" svg:y="14.059cm">
                    <text:p/>
                    <draw:enhanced-geometry svg:viewBox="0 0 21600 21600" draw:mirror-horizontal="false" draw:mirror-vertical="false" draw:type="rectangle" draw:enhanced-path="M 0 0 L 21600 0 21600 21600 0 21600 0 0 Z N"/>
                  </draw:custom-shape>
                  <draw:custom-shape draw:style-name="gr1657" draw:text-style-name="P50" draw:layer="layout" svg:width="0.011cm" svg:height="0.004cm" svg:x="6.292cm" svg:y="14.061cm">
                    <text:p/>
                    <draw:enhanced-geometry svg:viewBox="0 0 21600 21600" draw:mirror-horizontal="false" draw:mirror-vertical="false" draw:type="rectangle" draw:enhanced-path="M 0 0 L 21600 0 21600 21600 0 21600 0 0 Z N"/>
                  </draw:custom-shape>
                </draw:g>
                <draw:g>
                  <draw:custom-shape draw:style-name="gr1658" draw:text-style-name="P50" draw:layer="layout" svg:width="0.013cm" svg:height="0.009cm" svg:x="6.291cm" svg:y="14.082cm">
                    <text:p/>
                    <draw:enhanced-geometry svg:viewBox="0 0 21600 21600" draw:mirror-horizontal="false" draw:mirror-vertical="false" draw:type="rectangle" draw:enhanced-path="M 0 0 L 21600 0 21600 21600 0 21600 0 0 Z N"/>
                  </draw:custom-shape>
                  <draw:custom-shape draw:style-name="gr1659" draw:text-style-name="P50" draw:layer="layout" svg:width="0.011cm" svg:height="0.005cm" svg:x="6.292cm" svg:y="14.084cm">
                    <text:p/>
                    <draw:enhanced-geometry svg:viewBox="0 0 21600 21600" draw:mirror-horizontal="false" draw:mirror-vertical="false" draw:type="rectangle" draw:enhanced-path="M 0 0 L 21600 0 21600 21600 0 21600 0 0 Z N"/>
                  </draw:custom-shape>
                </draw:g>
                <draw:g>
                  <draw:custom-shape draw:style-name="gr1660" draw:text-style-name="P50" draw:layer="layout" svg:width="0.013cm" svg:height="0.008cm" svg:x="6.291cm" svg:y="14.106cm">
                    <text:p/>
                    <draw:enhanced-geometry svg:viewBox="0 0 21600 21600" draw:mirror-horizontal="false" draw:mirror-vertical="false" draw:type="rectangle" draw:enhanced-path="M 0 0 L 21600 0 21600 21600 0 21600 0 0 Z N"/>
                  </draw:custom-shape>
                  <draw:custom-shape draw:style-name="gr1661" draw:text-style-name="P50" draw:layer="layout" svg:width="0.011cm" svg:height="0.005cm" svg:x="6.292cm" svg:y="14.108cm">
                    <text:p/>
                    <draw:enhanced-geometry svg:viewBox="0 0 21600 21600" draw:mirror-horizontal="false" draw:mirror-vertical="false" draw:type="rectangle" draw:enhanced-path="M 0 0 L 21600 0 21600 21600 0 21600 0 0 Z N"/>
                  </draw:custom-shape>
                </draw:g>
                <draw:g>
                  <draw:custom-shape draw:style-name="gr1662" draw:text-style-name="P50" draw:layer="layout" svg:width="0.013cm" svg:height="0.008cm" svg:x="6.291cm" svg:y="14.13cm">
                    <text:p/>
                    <draw:enhanced-geometry svg:viewBox="0 0 21600 21600" draw:mirror-horizontal="false" draw:mirror-vertical="false" draw:type="rectangle" draw:enhanced-path="M 0 0 L 21600 0 21600 21600 0 21600 0 0 Z N"/>
                  </draw:custom-shape>
                  <draw:custom-shape draw:style-name="gr1663" draw:text-style-name="P50" draw:layer="layout" svg:width="0.011cm" svg:height="0.006cm" svg:x="6.292cm" svg:y="14.131cm">
                    <text:p/>
                    <draw:enhanced-geometry svg:viewBox="0 0 21600 21600" draw:mirror-horizontal="false" draw:mirror-vertical="false" draw:type="rectangle" draw:enhanced-path="M 0 0 L 21600 0 21600 21600 0 21600 0 0 Z N"/>
                  </draw:custom-shape>
                </draw:g>
                <draw:g>
                  <draw:custom-shape draw:style-name="gr1664" draw:text-style-name="P50" draw:layer="layout" svg:width="0.013cm" svg:height="0.007cm" svg:x="6.291cm" svg:y="14.154cm">
                    <text:p/>
                    <draw:enhanced-geometry svg:viewBox="0 0 21600 21600" draw:mirror-horizontal="false" draw:mirror-vertical="false" draw:type="rectangle" draw:enhanced-path="M 0 0 L 21600 0 21600 21600 0 21600 0 0 Z N"/>
                  </draw:custom-shape>
                  <draw:custom-shape draw:style-name="gr1665" draw:text-style-name="P50" draw:layer="layout" svg:width="0.011cm" svg:height="0.006cm" svg:x="6.292cm" svg:y="14.155cm">
                    <text:p/>
                    <draw:enhanced-geometry svg:viewBox="0 0 21600 21600" draw:mirror-horizontal="false" draw:mirror-vertical="false" draw:type="rectangle" draw:enhanced-path="M 0 0 L 21600 0 21600 21600 0 21600 0 0 Z N"/>
                  </draw:custom-shape>
                </draw:g>
                <draw:g>
                  <draw:custom-shape draw:style-name="gr1666" draw:text-style-name="P50" draw:layer="layout" svg:width="0.013cm" svg:height="0.008cm" svg:x="6.291cm" svg:y="14.177cm">
                    <text:p/>
                    <draw:enhanced-geometry svg:viewBox="0 0 21600 21600" draw:mirror-horizontal="false" draw:mirror-vertical="false" draw:type="rectangle" draw:enhanced-path="M 0 0 L 21600 0 21600 21600 0 21600 0 0 Z N"/>
                  </draw:custom-shape>
                  <draw:custom-shape draw:style-name="gr1667" draw:text-style-name="P50" draw:layer="layout" svg:width="0.011cm" svg:height="0.006cm" svg:x="6.292cm" svg:y="14.178cm">
                    <text:p/>
                    <draw:enhanced-geometry svg:viewBox="0 0 21600 21600" draw:mirror-horizontal="false" draw:mirror-vertical="false" draw:type="rectangle" draw:enhanced-path="M 0 0 L 21600 0 21600 21600 0 21600 0 0 Z N"/>
                  </draw:custom-shape>
                </draw:g>
              </draw:g>
              <draw:g>
                <draw:g>
                  <draw:custom-shape draw:style-name="gr1668" draw:text-style-name="P50" draw:layer="layout" svg:width="0.013cm" svg:height="0.008cm" svg:x="6.344cm" svg:y="14.059cm">
                    <text:p/>
                    <draw:enhanced-geometry svg:viewBox="0 0 21600 21600" draw:mirror-horizontal="false" draw:mirror-vertical="false" draw:type="rectangle" draw:enhanced-path="M 0 0 L 21600 0 21600 21600 0 21600 0 0 Z N"/>
                  </draw:custom-shape>
                  <draw:custom-shape draw:style-name="gr1669" draw:text-style-name="P50" draw:layer="layout" svg:width="0.01cm" svg:height="0.004cm" svg:x="6.345cm" svg:y="14.061cm">
                    <text:p/>
                    <draw:enhanced-geometry svg:viewBox="0 0 21600 21600" draw:mirror-horizontal="false" draw:mirror-vertical="false" draw:type="rectangle" draw:enhanced-path="M 0 0 L 21600 0 21600 21600 0 21600 0 0 Z N"/>
                  </draw:custom-shape>
                </draw:g>
                <draw:g>
                  <draw:custom-shape draw:style-name="gr1670" draw:text-style-name="P50" draw:layer="layout" svg:width="0.013cm" svg:height="0.009cm" svg:x="6.344cm" svg:y="14.082cm">
                    <text:p/>
                    <draw:enhanced-geometry svg:viewBox="0 0 21600 21600" draw:mirror-horizontal="false" draw:mirror-vertical="false" draw:type="rectangle" draw:enhanced-path="M 0 0 L 21600 0 21600 21600 0 21600 0 0 Z N"/>
                  </draw:custom-shape>
                  <draw:custom-shape draw:style-name="gr1671" draw:text-style-name="P50" draw:layer="layout" svg:width="0.01cm" svg:height="0.005cm" svg:x="6.345cm" svg:y="14.084cm">
                    <text:p/>
                    <draw:enhanced-geometry svg:viewBox="0 0 21600 21600" draw:mirror-horizontal="false" draw:mirror-vertical="false" draw:type="rectangle" draw:enhanced-path="M 0 0 L 21600 0 21600 21600 0 21600 0 0 Z N"/>
                  </draw:custom-shape>
                </draw:g>
                <draw:g>
                  <draw:custom-shape draw:style-name="gr1672" draw:text-style-name="P50" draw:layer="layout" svg:width="0.013cm" svg:height="0.008cm" svg:x="6.344cm" svg:y="14.106cm">
                    <text:p/>
                    <draw:enhanced-geometry svg:viewBox="0 0 21600 21600" draw:mirror-horizontal="false" draw:mirror-vertical="false" draw:type="rectangle" draw:enhanced-path="M 0 0 L 21600 0 21600 21600 0 21600 0 0 Z N"/>
                  </draw:custom-shape>
                  <draw:custom-shape draw:style-name="gr1673" draw:text-style-name="P50" draw:layer="layout" svg:width="0.01cm" svg:height="0.005cm" svg:x="6.345cm" svg:y="14.108cm">
                    <text:p/>
                    <draw:enhanced-geometry svg:viewBox="0 0 21600 21600" draw:mirror-horizontal="false" draw:mirror-vertical="false" draw:type="rectangle" draw:enhanced-path="M 0 0 L 21600 0 21600 21600 0 21600 0 0 Z N"/>
                  </draw:custom-shape>
                </draw:g>
                <draw:g>
                  <draw:custom-shape draw:style-name="gr1674" draw:text-style-name="P50" draw:layer="layout" svg:width="0.013cm" svg:height="0.008cm" svg:x="6.344cm" svg:y="14.13cm">
                    <text:p/>
                    <draw:enhanced-geometry svg:viewBox="0 0 21600 21600" draw:mirror-horizontal="false" draw:mirror-vertical="false" draw:type="rectangle" draw:enhanced-path="M 0 0 L 21600 0 21600 21600 0 21600 0 0 Z N"/>
                  </draw:custom-shape>
                  <draw:custom-shape draw:style-name="gr1675" draw:text-style-name="P50" draw:layer="layout" svg:width="0.01cm" svg:height="0.006cm" svg:x="6.345cm" svg:y="14.131cm">
                    <text:p/>
                    <draw:enhanced-geometry svg:viewBox="0 0 21600 21600" draw:mirror-horizontal="false" draw:mirror-vertical="false" draw:type="rectangle" draw:enhanced-path="M 0 0 L 21600 0 21600 21600 0 21600 0 0 Z N"/>
                  </draw:custom-shape>
                </draw:g>
                <draw:g>
                  <draw:custom-shape draw:style-name="gr1676" draw:text-style-name="P50" draw:layer="layout" svg:width="0.013cm" svg:height="0.007cm" svg:x="6.344cm" svg:y="14.154cm">
                    <text:p/>
                    <draw:enhanced-geometry svg:viewBox="0 0 21600 21600" draw:mirror-horizontal="false" draw:mirror-vertical="false" draw:type="rectangle" draw:enhanced-path="M 0 0 L 21600 0 21600 21600 0 21600 0 0 Z N"/>
                  </draw:custom-shape>
                  <draw:custom-shape draw:style-name="gr1677" draw:text-style-name="P50" draw:layer="layout" svg:width="0.01cm" svg:height="0.006cm" svg:x="6.345cm" svg:y="14.155cm">
                    <text:p/>
                    <draw:enhanced-geometry svg:viewBox="0 0 21600 21600" draw:mirror-horizontal="false" draw:mirror-vertical="false" draw:type="rectangle" draw:enhanced-path="M 0 0 L 21600 0 21600 21600 0 21600 0 0 Z N"/>
                  </draw:custom-shape>
                </draw:g>
                <draw:g>
                  <draw:custom-shape draw:style-name="gr1678" draw:text-style-name="P50" draw:layer="layout" svg:width="0.013cm" svg:height="0.008cm" svg:x="6.344cm" svg:y="14.177cm">
                    <text:p/>
                    <draw:enhanced-geometry svg:viewBox="0 0 21600 21600" draw:mirror-horizontal="false" draw:mirror-vertical="false" draw:type="rectangle" draw:enhanced-path="M 0 0 L 21600 0 21600 21600 0 21600 0 0 Z N"/>
                  </draw:custom-shape>
                  <draw:custom-shape draw:style-name="gr1679" draw:text-style-name="P50" draw:layer="layout" svg:width="0.01cm" svg:height="0.006cm" svg:x="6.345cm" svg:y="14.178cm">
                    <text:p/>
                    <draw:enhanced-geometry svg:viewBox="0 0 21600 21600" draw:mirror-horizontal="false" draw:mirror-vertical="false" draw:type="rectangle" draw:enhanced-path="M 0 0 L 21600 0 21600 21600 0 21600 0 0 Z N"/>
                  </draw:custom-shape>
                </draw:g>
              </draw:g>
            </draw:g>
            <draw:g>
              <draw:custom-shape draw:style-name="gr1680" draw:text-style-name="P49" draw:layer="layout" svg:width="0.342cm" svg:height="0.209cm" svg:x="5.712cm" svg:y="13.989cm">
                <text:p/>
                <draw:enhanced-geometry svg:viewBox="0 0 21600 21600" draw:mirror-horizontal="false" draw:mirror-vertical="false" draw:type="rectangle" draw:enhanced-path="M 0 0 L 21600 0 21600 21600 0 21600 0 0 Z N"/>
              </draw:custom-shape>
              <draw:line draw:style-name="gr1681" draw:text-style-name="P51" draw:layer="layout" svg:x1="5.765cm" svg:y1="13.988cm" svg:x2="5.765cm" svg:y2="14.2cm">
                <text:p/>
              </draw:line>
              <draw:line draw:style-name="gr1682" draw:text-style-name="P51" draw:layer="layout" svg:x1="5.896cm" svg:y1="13.988cm" svg:x2="5.896cm" svg:y2="14.2cm">
                <text:p/>
              </draw:line>
              <draw:custom-shape draw:style-name="gr1683" draw:text-style-name="P50" draw:layer="layout" svg:width="0.013cm" svg:height="0.008cm" svg:x="5.818cm" svg:y="14.015cm">
                <text:p/>
                <draw:enhanced-geometry svg:viewBox="0 0 21600 21600" draw:mirror-horizontal="false" draw:mirror-vertical="false" draw:type="rectangle" draw:enhanced-path="M 0 0 L 21600 0 21600 21600 0 21600 0 0 Z N"/>
              </draw:custom-shape>
              <draw:custom-shape draw:style-name="gr1684" draw:text-style-name="P50" draw:layer="layout" svg:width="0.027cm" svg:height="0.026cm" svg:x="5.725cm" svg:y="14.146cm">
                <text:p/>
                <draw:enhanced-geometry svg:viewBox="0 0 21600 21600" draw:mirror-horizontal="false" draw:mirror-vertical="false" draw:type="rectangle" draw:enhanced-path="M 0 0 L 21600 0 21600 21600 0 21600 0 0 Z N"/>
              </draw:custom-shape>
              <draw:line draw:style-name="gr1685" draw:text-style-name="P51" draw:layer="layout" svg:x1="5.845cm" svg:y1="14.04cm" svg:x2="6.056cm" svg:y2="14.04cm">
                <text:p/>
              </draw:line>
              <draw:line draw:style-name="gr1686" draw:text-style-name="P51" draw:layer="layout" svg:x1="5.844cm" svg:y1="13.988cm" svg:x2="5.844cm" svg:y2="14.2cm">
                <text:p/>
              </draw:line>
              <draw:custom-shape draw:style-name="gr1687" draw:text-style-name="P50" draw:layer="layout" svg:width="0.013cm" svg:height="0.008cm" svg:x="5.818cm" svg:y="14.059cm">
                <text:p/>
                <draw:enhanced-geometry svg:viewBox="0 0 21600 21600" draw:mirror-horizontal="false" draw:mirror-vertical="false" draw:type="rectangle" draw:enhanced-path="M 0 0 L 21600 0 21600 21600 0 21600 0 0 Z N"/>
              </draw:custom-shape>
              <draw:custom-shape draw:style-name="gr1688" draw:text-style-name="P50" draw:layer="layout" svg:width="0.013cm" svg:height="0.007cm" svg:x="5.818cm" svg:y="14.037cm">
                <text:p/>
                <draw:enhanced-geometry svg:viewBox="0 0 21600 21600" draw:mirror-horizontal="false" draw:mirror-vertical="false" draw:type="rectangle" draw:enhanced-path="M 0 0 L 21600 0 21600 21600 0 21600 0 0 Z N"/>
              </draw:custom-shape>
              <draw:g>
                <draw:g>
                  <draw:custom-shape draw:style-name="gr1689" draw:text-style-name="P50" draw:layer="layout" svg:width="0.013cm" svg:height="0.008cm" svg:x="5.871cm" svg:y="14.059cm">
                    <text:p/>
                    <draw:enhanced-geometry svg:viewBox="0 0 21600 21600" draw:mirror-horizontal="false" draw:mirror-vertical="false" draw:type="rectangle" draw:enhanced-path="M 0 0 L 21600 0 21600 21600 0 21600 0 0 Z N"/>
                  </draw:custom-shape>
                  <draw:custom-shape draw:style-name="gr1690" draw:text-style-name="P50" draw:layer="layout" svg:width="0.01cm" svg:height="0.004cm" svg:x="5.872cm" svg:y="14.061cm">
                    <text:p/>
                    <draw:enhanced-geometry svg:viewBox="0 0 21600 21600" draw:mirror-horizontal="false" draw:mirror-vertical="false" draw:type="rectangle" draw:enhanced-path="M 0 0 L 21600 0 21600 21600 0 21600 0 0 Z N"/>
                  </draw:custom-shape>
                </draw:g>
                <draw:g>
                  <draw:custom-shape draw:style-name="gr1691" draw:text-style-name="P50" draw:layer="layout" svg:width="0.013cm" svg:height="0.009cm" svg:x="5.871cm" svg:y="14.082cm">
                    <text:p/>
                    <draw:enhanced-geometry svg:viewBox="0 0 21600 21600" draw:mirror-horizontal="false" draw:mirror-vertical="false" draw:type="rectangle" draw:enhanced-path="M 0 0 L 21600 0 21600 21600 0 21600 0 0 Z N"/>
                  </draw:custom-shape>
                  <draw:custom-shape draw:style-name="gr1692" draw:text-style-name="P50" draw:layer="layout" svg:width="0.01cm" svg:height="0.005cm" svg:x="5.872cm" svg:y="14.084cm">
                    <text:p/>
                    <draw:enhanced-geometry svg:viewBox="0 0 21600 21600" draw:mirror-horizontal="false" draw:mirror-vertical="false" draw:type="rectangle" draw:enhanced-path="M 0 0 L 21600 0 21600 21600 0 21600 0 0 Z N"/>
                  </draw:custom-shape>
                </draw:g>
                <draw:g>
                  <draw:custom-shape draw:style-name="gr1693" draw:text-style-name="P50" draw:layer="layout" svg:width="0.013cm" svg:height="0.008cm" svg:x="5.871cm" svg:y="14.106cm">
                    <text:p/>
                    <draw:enhanced-geometry svg:viewBox="0 0 21600 21600" draw:mirror-horizontal="false" draw:mirror-vertical="false" draw:type="rectangle" draw:enhanced-path="M 0 0 L 21600 0 21600 21600 0 21600 0 0 Z N"/>
                  </draw:custom-shape>
                  <draw:custom-shape draw:style-name="gr1694" draw:text-style-name="P50" draw:layer="layout" svg:width="0.01cm" svg:height="0.005cm" svg:x="5.872cm" svg:y="14.108cm">
                    <text:p/>
                    <draw:enhanced-geometry svg:viewBox="0 0 21600 21600" draw:mirror-horizontal="false" draw:mirror-vertical="false" draw:type="rectangle" draw:enhanced-path="M 0 0 L 21600 0 21600 21600 0 21600 0 0 Z N"/>
                  </draw:custom-shape>
                </draw:g>
                <draw:g>
                  <draw:custom-shape draw:style-name="gr1695" draw:text-style-name="P50" draw:layer="layout" svg:width="0.013cm" svg:height="0.008cm" svg:x="5.871cm" svg:y="14.13cm">
                    <text:p/>
                    <draw:enhanced-geometry svg:viewBox="0 0 21600 21600" draw:mirror-horizontal="false" draw:mirror-vertical="false" draw:type="rectangle" draw:enhanced-path="M 0 0 L 21600 0 21600 21600 0 21600 0 0 Z N"/>
                  </draw:custom-shape>
                  <draw:custom-shape draw:style-name="gr1696" draw:text-style-name="P50" draw:layer="layout" svg:width="0.01cm" svg:height="0.006cm" svg:x="5.872cm" svg:y="14.131cm">
                    <text:p/>
                    <draw:enhanced-geometry svg:viewBox="0 0 21600 21600" draw:mirror-horizontal="false" draw:mirror-vertical="false" draw:type="rectangle" draw:enhanced-path="M 0 0 L 21600 0 21600 21600 0 21600 0 0 Z N"/>
                  </draw:custom-shape>
                </draw:g>
                <draw:g>
                  <draw:custom-shape draw:style-name="gr1697" draw:text-style-name="P50" draw:layer="layout" svg:width="0.013cm" svg:height="0.007cm" svg:x="5.871cm" svg:y="14.154cm">
                    <text:p/>
                    <draw:enhanced-geometry svg:viewBox="0 0 21600 21600" draw:mirror-horizontal="false" draw:mirror-vertical="false" draw:type="rectangle" draw:enhanced-path="M 0 0 L 21600 0 21600 21600 0 21600 0 0 Z N"/>
                  </draw:custom-shape>
                  <draw:custom-shape draw:style-name="gr1698" draw:text-style-name="P50" draw:layer="layout" svg:width="0.01cm" svg:height="0.006cm" svg:x="5.872cm" svg:y="14.155cm">
                    <text:p/>
                    <draw:enhanced-geometry svg:viewBox="0 0 21600 21600" draw:mirror-horizontal="false" draw:mirror-vertical="false" draw:type="rectangle" draw:enhanced-path="M 0 0 L 21600 0 21600 21600 0 21600 0 0 Z N"/>
                  </draw:custom-shape>
                </draw:g>
                <draw:g>
                  <draw:custom-shape draw:style-name="gr1699" draw:text-style-name="P50" draw:layer="layout" svg:width="0.013cm" svg:height="0.008cm" svg:x="5.871cm" svg:y="14.177cm">
                    <text:p/>
                    <draw:enhanced-geometry svg:viewBox="0 0 21600 21600" draw:mirror-horizontal="false" draw:mirror-vertical="false" draw:type="rectangle" draw:enhanced-path="M 0 0 L 21600 0 21600 21600 0 21600 0 0 Z N"/>
                  </draw:custom-shape>
                  <draw:custom-shape draw:style-name="gr1700" draw:text-style-name="P50" draw:layer="layout" svg:width="0.01cm" svg:height="0.006cm" svg:x="5.872cm" svg:y="14.178cm">
                    <text:p/>
                    <draw:enhanced-geometry svg:viewBox="0 0 21600 21600" draw:mirror-horizontal="false" draw:mirror-vertical="false" draw:type="rectangle" draw:enhanced-path="M 0 0 L 21600 0 21600 21600 0 21600 0 0 Z N"/>
                  </draw:custom-shape>
                </draw:g>
              </draw:g>
              <draw:line draw:style-name="gr1701" draw:text-style-name="P51" draw:layer="layout" svg:x1="5.949cm" svg:y1="13.988cm" svg:x2="5.949cm" svg:y2="14.2cm">
                <text:p/>
              </draw:line>
              <draw:line draw:style-name="gr1702" draw:text-style-name="P51" draw:layer="layout" svg:x1="6.002cm" svg:y1="13.988cm" svg:x2="6.002cm" svg:y2="14.2cm">
                <text:p/>
              </draw:line>
              <draw:g>
                <draw:g>
                  <draw:custom-shape draw:style-name="gr1703" draw:text-style-name="P50" draw:layer="layout" svg:width="0.013cm" svg:height="0.008cm" svg:x="5.923cm" svg:y="14.059cm">
                    <text:p/>
                    <draw:enhanced-geometry svg:viewBox="0 0 21600 21600" draw:mirror-horizontal="false" draw:mirror-vertical="false" draw:type="rectangle" draw:enhanced-path="M 0 0 L 21600 0 21600 21600 0 21600 0 0 Z N"/>
                  </draw:custom-shape>
                  <draw:custom-shape draw:style-name="gr1704" draw:text-style-name="P50" draw:layer="layout" svg:width="0.01cm" svg:height="0.004cm" svg:x="5.925cm" svg:y="14.061cm">
                    <text:p/>
                    <draw:enhanced-geometry svg:viewBox="0 0 21600 21600" draw:mirror-horizontal="false" draw:mirror-vertical="false" draw:type="rectangle" draw:enhanced-path="M 0 0 L 21600 0 21600 21600 0 21600 0 0 Z N"/>
                  </draw:custom-shape>
                </draw:g>
                <draw:g>
                  <draw:custom-shape draw:style-name="gr1705" draw:text-style-name="P50" draw:layer="layout" svg:width="0.013cm" svg:height="0.009cm" svg:x="5.923cm" svg:y="14.082cm">
                    <text:p/>
                    <draw:enhanced-geometry svg:viewBox="0 0 21600 21600" draw:mirror-horizontal="false" draw:mirror-vertical="false" draw:type="rectangle" draw:enhanced-path="M 0 0 L 21600 0 21600 21600 0 21600 0 0 Z N"/>
                  </draw:custom-shape>
                  <draw:custom-shape draw:style-name="gr1706" draw:text-style-name="P50" draw:layer="layout" svg:width="0.01cm" svg:height="0.005cm" svg:x="5.925cm" svg:y="14.084cm">
                    <text:p/>
                    <draw:enhanced-geometry svg:viewBox="0 0 21600 21600" draw:mirror-horizontal="false" draw:mirror-vertical="false" draw:type="rectangle" draw:enhanced-path="M 0 0 L 21600 0 21600 21600 0 21600 0 0 Z N"/>
                  </draw:custom-shape>
                </draw:g>
                <draw:g>
                  <draw:custom-shape draw:style-name="gr1707" draw:text-style-name="P50" draw:layer="layout" svg:width="0.013cm" svg:height="0.008cm" svg:x="5.923cm" svg:y="14.106cm">
                    <text:p/>
                    <draw:enhanced-geometry svg:viewBox="0 0 21600 21600" draw:mirror-horizontal="false" draw:mirror-vertical="false" draw:type="rectangle" draw:enhanced-path="M 0 0 L 21600 0 21600 21600 0 21600 0 0 Z N"/>
                  </draw:custom-shape>
                  <draw:custom-shape draw:style-name="gr1708" draw:text-style-name="P50" draw:layer="layout" svg:width="0.01cm" svg:height="0.005cm" svg:x="5.925cm" svg:y="14.108cm">
                    <text:p/>
                    <draw:enhanced-geometry svg:viewBox="0 0 21600 21600" draw:mirror-horizontal="false" draw:mirror-vertical="false" draw:type="rectangle" draw:enhanced-path="M 0 0 L 21600 0 21600 21600 0 21600 0 0 Z N"/>
                  </draw:custom-shape>
                </draw:g>
                <draw:g>
                  <draw:custom-shape draw:style-name="gr1709" draw:text-style-name="P50" draw:layer="layout" svg:width="0.013cm" svg:height="0.008cm" svg:x="5.923cm" svg:y="14.13cm">
                    <text:p/>
                    <draw:enhanced-geometry svg:viewBox="0 0 21600 21600" draw:mirror-horizontal="false" draw:mirror-vertical="false" draw:type="rectangle" draw:enhanced-path="M 0 0 L 21600 0 21600 21600 0 21600 0 0 Z N"/>
                  </draw:custom-shape>
                  <draw:custom-shape draw:style-name="gr1710" draw:text-style-name="P50" draw:layer="layout" svg:width="0.01cm" svg:height="0.006cm" svg:x="5.925cm" svg:y="14.131cm">
                    <text:p/>
                    <draw:enhanced-geometry svg:viewBox="0 0 21600 21600" draw:mirror-horizontal="false" draw:mirror-vertical="false" draw:type="rectangle" draw:enhanced-path="M 0 0 L 21600 0 21600 21600 0 21600 0 0 Z N"/>
                  </draw:custom-shape>
                </draw:g>
                <draw:g>
                  <draw:custom-shape draw:style-name="gr1711" draw:text-style-name="P50" draw:layer="layout" svg:width="0.013cm" svg:height="0.007cm" svg:x="5.923cm" svg:y="14.154cm">
                    <text:p/>
                    <draw:enhanced-geometry svg:viewBox="0 0 21600 21600" draw:mirror-horizontal="false" draw:mirror-vertical="false" draw:type="rectangle" draw:enhanced-path="M 0 0 L 21600 0 21600 21600 0 21600 0 0 Z N"/>
                  </draw:custom-shape>
                  <draw:custom-shape draw:style-name="gr1712" draw:text-style-name="P50" draw:layer="layout" svg:width="0.01cm" svg:height="0.006cm" svg:x="5.925cm" svg:y="14.155cm">
                    <text:p/>
                    <draw:enhanced-geometry svg:viewBox="0 0 21600 21600" draw:mirror-horizontal="false" draw:mirror-vertical="false" draw:type="rectangle" draw:enhanced-path="M 0 0 L 21600 0 21600 21600 0 21600 0 0 Z N"/>
                  </draw:custom-shape>
                </draw:g>
                <draw:g>
                  <draw:custom-shape draw:style-name="gr1713" draw:text-style-name="P50" draw:layer="layout" svg:width="0.013cm" svg:height="0.008cm" svg:x="5.923cm" svg:y="14.177cm">
                    <text:p/>
                    <draw:enhanced-geometry svg:viewBox="0 0 21600 21600" draw:mirror-horizontal="false" draw:mirror-vertical="false" draw:type="rectangle" draw:enhanced-path="M 0 0 L 21600 0 21600 21600 0 21600 0 0 Z N"/>
                  </draw:custom-shape>
                  <draw:custom-shape draw:style-name="gr1714" draw:text-style-name="P50" draw:layer="layout" svg:width="0.01cm" svg:height="0.006cm" svg:x="5.925cm" svg:y="14.178cm">
                    <text:p/>
                    <draw:enhanced-geometry svg:viewBox="0 0 21600 21600" draw:mirror-horizontal="false" draw:mirror-vertical="false" draw:type="rectangle" draw:enhanced-path="M 0 0 L 21600 0 21600 21600 0 21600 0 0 Z N"/>
                  </draw:custom-shape>
                </draw:g>
              </draw:g>
              <draw:g>
                <draw:g>
                  <draw:custom-shape draw:style-name="gr1715" draw:text-style-name="P50" draw:layer="layout" svg:width="0.012cm" svg:height="0.008cm" svg:x="5.976cm" svg:y="14.059cm">
                    <text:p/>
                    <draw:enhanced-geometry svg:viewBox="0 0 21600 21600" draw:mirror-horizontal="false" draw:mirror-vertical="false" draw:type="rectangle" draw:enhanced-path="M 0 0 L 21600 0 21600 21600 0 21600 0 0 Z N"/>
                  </draw:custom-shape>
                  <draw:custom-shape draw:style-name="gr1716" draw:text-style-name="P50" draw:layer="layout" svg:width="0.01cm" svg:height="0.004cm" svg:x="5.977cm" svg:y="14.061cm">
                    <text:p/>
                    <draw:enhanced-geometry svg:viewBox="0 0 21600 21600" draw:mirror-horizontal="false" draw:mirror-vertical="false" draw:type="rectangle" draw:enhanced-path="M 0 0 L 21600 0 21600 21600 0 21600 0 0 Z N"/>
                  </draw:custom-shape>
                </draw:g>
                <draw:g>
                  <draw:custom-shape draw:style-name="gr1717" draw:text-style-name="P50" draw:layer="layout" svg:width="0.012cm" svg:height="0.009cm" svg:x="5.976cm" svg:y="14.082cm">
                    <text:p/>
                    <draw:enhanced-geometry svg:viewBox="0 0 21600 21600" draw:mirror-horizontal="false" draw:mirror-vertical="false" draw:type="rectangle" draw:enhanced-path="M 0 0 L 21600 0 21600 21600 0 21600 0 0 Z N"/>
                  </draw:custom-shape>
                  <draw:custom-shape draw:style-name="gr1718" draw:text-style-name="P50" draw:layer="layout" svg:width="0.01cm" svg:height="0.005cm" svg:x="5.977cm" svg:y="14.084cm">
                    <text:p/>
                    <draw:enhanced-geometry svg:viewBox="0 0 21600 21600" draw:mirror-horizontal="false" draw:mirror-vertical="false" draw:type="rectangle" draw:enhanced-path="M 0 0 L 21600 0 21600 21600 0 21600 0 0 Z N"/>
                  </draw:custom-shape>
                </draw:g>
                <draw:g>
                  <draw:custom-shape draw:style-name="gr1719" draw:text-style-name="P50" draw:layer="layout" svg:width="0.012cm" svg:height="0.008cm" svg:x="5.976cm" svg:y="14.106cm">
                    <text:p/>
                    <draw:enhanced-geometry svg:viewBox="0 0 21600 21600" draw:mirror-horizontal="false" draw:mirror-vertical="false" draw:type="rectangle" draw:enhanced-path="M 0 0 L 21600 0 21600 21600 0 21600 0 0 Z N"/>
                  </draw:custom-shape>
                  <draw:custom-shape draw:style-name="gr1720" draw:text-style-name="P50" draw:layer="layout" svg:width="0.01cm" svg:height="0.005cm" svg:x="5.977cm" svg:y="14.108cm">
                    <text:p/>
                    <draw:enhanced-geometry svg:viewBox="0 0 21600 21600" draw:mirror-horizontal="false" draw:mirror-vertical="false" draw:type="rectangle" draw:enhanced-path="M 0 0 L 21600 0 21600 21600 0 21600 0 0 Z N"/>
                  </draw:custom-shape>
                </draw:g>
                <draw:g>
                  <draw:custom-shape draw:style-name="gr1721" draw:text-style-name="P50" draw:layer="layout" svg:width="0.012cm" svg:height="0.008cm" svg:x="5.976cm" svg:y="14.13cm">
                    <text:p/>
                    <draw:enhanced-geometry svg:viewBox="0 0 21600 21600" draw:mirror-horizontal="false" draw:mirror-vertical="false" draw:type="rectangle" draw:enhanced-path="M 0 0 L 21600 0 21600 21600 0 21600 0 0 Z N"/>
                  </draw:custom-shape>
                  <draw:custom-shape draw:style-name="gr1722" draw:text-style-name="P50" draw:layer="layout" svg:width="0.01cm" svg:height="0.006cm" svg:x="5.977cm" svg:y="14.131cm">
                    <text:p/>
                    <draw:enhanced-geometry svg:viewBox="0 0 21600 21600" draw:mirror-horizontal="false" draw:mirror-vertical="false" draw:type="rectangle" draw:enhanced-path="M 0 0 L 21600 0 21600 21600 0 21600 0 0 Z N"/>
                  </draw:custom-shape>
                </draw:g>
                <draw:g>
                  <draw:custom-shape draw:style-name="gr1723" draw:text-style-name="P50" draw:layer="layout" svg:width="0.012cm" svg:height="0.007cm" svg:x="5.976cm" svg:y="14.154cm">
                    <text:p/>
                    <draw:enhanced-geometry svg:viewBox="0 0 21600 21600" draw:mirror-horizontal="false" draw:mirror-vertical="false" draw:type="rectangle" draw:enhanced-path="M 0 0 L 21600 0 21600 21600 0 21600 0 0 Z N"/>
                  </draw:custom-shape>
                  <draw:custom-shape draw:style-name="gr1724" draw:text-style-name="P50" draw:layer="layout" svg:width="0.01cm" svg:height="0.006cm" svg:x="5.977cm" svg:y="14.155cm">
                    <text:p/>
                    <draw:enhanced-geometry svg:viewBox="0 0 21600 21600" draw:mirror-horizontal="false" draw:mirror-vertical="false" draw:type="rectangle" draw:enhanced-path="M 0 0 L 21600 0 21600 21600 0 21600 0 0 Z N"/>
                  </draw:custom-shape>
                </draw:g>
                <draw:g>
                  <draw:custom-shape draw:style-name="gr1725" draw:text-style-name="P50" draw:layer="layout" svg:width="0.012cm" svg:height="0.008cm" svg:x="5.976cm" svg:y="14.177cm">
                    <text:p/>
                    <draw:enhanced-geometry svg:viewBox="0 0 21600 21600" draw:mirror-horizontal="false" draw:mirror-vertical="false" draw:type="rectangle" draw:enhanced-path="M 0 0 L 21600 0 21600 21600 0 21600 0 0 Z N"/>
                  </draw:custom-shape>
                  <draw:custom-shape draw:style-name="gr1726" draw:text-style-name="P50" draw:layer="layout" svg:width="0.01cm" svg:height="0.006cm" svg:x="5.977cm" svg:y="14.178cm">
                    <text:p/>
                    <draw:enhanced-geometry svg:viewBox="0 0 21600 21600" draw:mirror-horizontal="false" draw:mirror-vertical="false" draw:type="rectangle" draw:enhanced-path="M 0 0 L 21600 0 21600 21600 0 21600 0 0 Z N"/>
                  </draw:custom-shape>
                </draw:g>
              </draw:g>
              <draw:g>
                <draw:g>
                  <draw:custom-shape draw:style-name="gr1727" draw:text-style-name="P50" draw:layer="layout" svg:width="0.013cm" svg:height="0.008cm" svg:x="6.028cm" svg:y="14.059cm">
                    <text:p/>
                    <draw:enhanced-geometry svg:viewBox="0 0 21600 21600" draw:mirror-horizontal="false" draw:mirror-vertical="false" draw:type="rectangle" draw:enhanced-path="M 0 0 L 21600 0 21600 21600 0 21600 0 0 Z N"/>
                  </draw:custom-shape>
                  <draw:custom-shape draw:style-name="gr1728" draw:text-style-name="P50" draw:layer="layout" svg:width="0.011cm" svg:height="0.004cm" svg:x="6.029cm" svg:y="14.061cm">
                    <text:p/>
                    <draw:enhanced-geometry svg:viewBox="0 0 21600 21600" draw:mirror-horizontal="false" draw:mirror-vertical="false" draw:type="rectangle" draw:enhanced-path="M 0 0 L 21600 0 21600 21600 0 21600 0 0 Z N"/>
                  </draw:custom-shape>
                </draw:g>
                <draw:g>
                  <draw:custom-shape draw:style-name="gr1729" draw:text-style-name="P50" draw:layer="layout" svg:width="0.013cm" svg:height="0.009cm" svg:x="6.028cm" svg:y="14.082cm">
                    <text:p/>
                    <draw:enhanced-geometry svg:viewBox="0 0 21600 21600" draw:mirror-horizontal="false" draw:mirror-vertical="false" draw:type="rectangle" draw:enhanced-path="M 0 0 L 21600 0 21600 21600 0 21600 0 0 Z N"/>
                  </draw:custom-shape>
                  <draw:custom-shape draw:style-name="gr1730" draw:text-style-name="P50" draw:layer="layout" svg:width="0.011cm" svg:height="0.005cm" svg:x="6.029cm" svg:y="14.084cm">
                    <text:p/>
                    <draw:enhanced-geometry svg:viewBox="0 0 21600 21600" draw:mirror-horizontal="false" draw:mirror-vertical="false" draw:type="rectangle" draw:enhanced-path="M 0 0 L 21600 0 21600 21600 0 21600 0 0 Z N"/>
                  </draw:custom-shape>
                </draw:g>
                <draw:g>
                  <draw:custom-shape draw:style-name="gr1731" draw:text-style-name="P50" draw:layer="layout" svg:width="0.013cm" svg:height="0.008cm" svg:x="6.028cm" svg:y="14.106cm">
                    <text:p/>
                    <draw:enhanced-geometry svg:viewBox="0 0 21600 21600" draw:mirror-horizontal="false" draw:mirror-vertical="false" draw:type="rectangle" draw:enhanced-path="M 0 0 L 21600 0 21600 21600 0 21600 0 0 Z N"/>
                  </draw:custom-shape>
                  <draw:custom-shape draw:style-name="gr1732" draw:text-style-name="P50" draw:layer="layout" svg:width="0.011cm" svg:height="0.005cm" svg:x="6.029cm" svg:y="14.108cm">
                    <text:p/>
                    <draw:enhanced-geometry svg:viewBox="0 0 21600 21600" draw:mirror-horizontal="false" draw:mirror-vertical="false" draw:type="rectangle" draw:enhanced-path="M 0 0 L 21600 0 21600 21600 0 21600 0 0 Z N"/>
                  </draw:custom-shape>
                </draw:g>
                <draw:g>
                  <draw:custom-shape draw:style-name="gr1733" draw:text-style-name="P50" draw:layer="layout" svg:width="0.013cm" svg:height="0.008cm" svg:x="6.028cm" svg:y="14.13cm">
                    <text:p/>
                    <draw:enhanced-geometry svg:viewBox="0 0 21600 21600" draw:mirror-horizontal="false" draw:mirror-vertical="false" draw:type="rectangle" draw:enhanced-path="M 0 0 L 21600 0 21600 21600 0 21600 0 0 Z N"/>
                  </draw:custom-shape>
                  <draw:custom-shape draw:style-name="gr1734" draw:text-style-name="P50" draw:layer="layout" svg:width="0.011cm" svg:height="0.006cm" svg:x="6.029cm" svg:y="14.131cm">
                    <text:p/>
                    <draw:enhanced-geometry svg:viewBox="0 0 21600 21600" draw:mirror-horizontal="false" draw:mirror-vertical="false" draw:type="rectangle" draw:enhanced-path="M 0 0 L 21600 0 21600 21600 0 21600 0 0 Z N"/>
                  </draw:custom-shape>
                </draw:g>
                <draw:g>
                  <draw:custom-shape draw:style-name="gr1735" draw:text-style-name="P50" draw:layer="layout" svg:width="0.013cm" svg:height="0.007cm" svg:x="6.028cm" svg:y="14.154cm">
                    <text:p/>
                    <draw:enhanced-geometry svg:viewBox="0 0 21600 21600" draw:mirror-horizontal="false" draw:mirror-vertical="false" draw:type="rectangle" draw:enhanced-path="M 0 0 L 21600 0 21600 21600 0 21600 0 0 Z N"/>
                  </draw:custom-shape>
                  <draw:custom-shape draw:style-name="gr1736" draw:text-style-name="P50" draw:layer="layout" svg:width="0.011cm" svg:height="0.006cm" svg:x="6.029cm" svg:y="14.155cm">
                    <text:p/>
                    <draw:enhanced-geometry svg:viewBox="0 0 21600 21600" draw:mirror-horizontal="false" draw:mirror-vertical="false" draw:type="rectangle" draw:enhanced-path="M 0 0 L 21600 0 21600 21600 0 21600 0 0 Z N"/>
                  </draw:custom-shape>
                </draw:g>
                <draw:g>
                  <draw:custom-shape draw:style-name="gr1737" draw:text-style-name="P50" draw:layer="layout" svg:width="0.013cm" svg:height="0.008cm" svg:x="6.028cm" svg:y="14.177cm">
                    <text:p/>
                    <draw:enhanced-geometry svg:viewBox="0 0 21600 21600" draw:mirror-horizontal="false" draw:mirror-vertical="false" draw:type="rectangle" draw:enhanced-path="M 0 0 L 21600 0 21600 21600 0 21600 0 0 Z N"/>
                  </draw:custom-shape>
                  <draw:custom-shape draw:style-name="gr1738" draw:text-style-name="P50" draw:layer="layout" svg:width="0.011cm" svg:height="0.006cm" svg:x="6.029cm" svg:y="14.178cm">
                    <text:p/>
                    <draw:enhanced-geometry svg:viewBox="0 0 21600 21600" draw:mirror-horizontal="false" draw:mirror-vertical="false" draw:type="rectangle" draw:enhanced-path="M 0 0 L 21600 0 21600 21600 0 21600 0 0 Z N"/>
                  </draw:custom-shape>
                </draw:g>
              </draw:g>
            </draw:g>
            <draw:g>
              <draw:line draw:style-name="gr1739" draw:text-style-name="P51" draw:layer="layout" svg:x1="6.501cm" svg:y1="13.99cm" svg:x2="6.501cm" svg:y2="14.2cm">
                <text:p/>
              </draw:line>
              <draw:line draw:style-name="gr1740" draw:text-style-name="P51" draw:layer="layout" svg:x1="6.633cm" svg:y1="13.99cm" svg:x2="6.633cm" svg:y2="14.2cm">
                <text:p/>
              </draw:line>
              <draw:custom-shape draw:style-name="gr1741" draw:text-style-name="P50" draw:layer="layout" svg:width="0.012cm" svg:height="0.008cm" svg:x="6.554cm" svg:y="14.02cm">
                <text:p/>
                <draw:enhanced-geometry svg:viewBox="0 0 21600 21600" draw:mirror-horizontal="false" draw:mirror-vertical="false" draw:type="rectangle" draw:enhanced-path="M 0 0 L 21600 0 21600 21600 0 21600 0 0 Z N"/>
              </draw:custom-shape>
              <draw:line draw:style-name="gr1742" draw:text-style-name="P51" draw:layer="layout" svg:x1="6.58cm" svg:y1="14.044cm" svg:x2="6.948cm" svg:y2="14.044cm">
                <text:p/>
              </draw:line>
              <draw:line draw:style-name="gr1743" draw:text-style-name="P51" draw:layer="layout" svg:x1="6.58cm" svg:y1="13.99cm" svg:x2="6.58cm" svg:y2="14.2cm">
                <text:p/>
              </draw:line>
              <draw:custom-shape draw:style-name="gr1744" draw:text-style-name="P50" draw:layer="layout" svg:width="0.012cm" svg:height="0.009cm" svg:x="6.554cm" svg:y="14.062cm">
                <text:p/>
                <draw:enhanced-geometry svg:viewBox="0 0 21600 21600" draw:mirror-horizontal="false" draw:mirror-vertical="false" draw:type="rectangle" draw:enhanced-path="M 0 0 L 21600 0 21600 21600 0 21600 0 0 Z N"/>
              </draw:custom-shape>
              <draw:custom-shape draw:style-name="gr1745" draw:text-style-name="P50" draw:layer="layout" svg:width="0.012cm" svg:height="0.008cm" svg:x="6.554cm" svg:y="14.041cm">
                <text:p/>
                <draw:enhanced-geometry svg:viewBox="0 0 21600 21600" draw:mirror-horizontal="false" draw:mirror-vertical="false" draw:type="rectangle" draw:enhanced-path="M 0 0 L 21600 0 21600 21600 0 21600 0 0 Z N"/>
              </draw:custom-shape>
              <draw:g>
                <draw:g>
                  <draw:custom-shape draw:style-name="gr1746" draw:text-style-name="P50" draw:layer="layout" svg:width="0.013cm" svg:height="0.009cm" svg:x="6.606cm" svg:y="14.062cm">
                    <text:p/>
                    <draw:enhanced-geometry svg:viewBox="0 0 21600 21600" draw:mirror-horizontal="false" draw:mirror-vertical="false" draw:type="rectangle" draw:enhanced-path="M 0 0 L 21600 0 21600 21600 0 21600 0 0 Z N"/>
                  </draw:custom-shape>
                  <draw:custom-shape draw:style-name="gr1747" draw:text-style-name="P50" draw:layer="layout" svg:width="0.011cm" svg:height="0.004cm" svg:x="6.607cm" svg:y="14.065cm">
                    <text:p/>
                    <draw:enhanced-geometry svg:viewBox="0 0 21600 21600" draw:mirror-horizontal="false" draw:mirror-vertical="false" draw:type="rectangle" draw:enhanced-path="M 0 0 L 21600 0 21600 21600 0 21600 0 0 Z N"/>
                  </draw:custom-shape>
                </draw:g>
                <draw:g>
                  <draw:custom-shape draw:style-name="gr1748" draw:text-style-name="P50" draw:layer="layout" svg:width="0.013cm" svg:height="0.009cm" svg:x="6.606cm" svg:y="14.085cm">
                    <text:p/>
                    <draw:enhanced-geometry svg:viewBox="0 0 21600 21600" draw:mirror-horizontal="false" draw:mirror-vertical="false" draw:type="rectangle" draw:enhanced-path="M 0 0 L 21600 0 21600 21600 0 21600 0 0 Z N"/>
                  </draw:custom-shape>
                  <draw:custom-shape draw:style-name="gr1749" draw:text-style-name="P50" draw:layer="layout" svg:width="0.011cm" svg:height="0.005cm" svg:x="6.607cm" svg:y="14.087cm">
                    <text:p/>
                    <draw:enhanced-geometry svg:viewBox="0 0 21600 21600" draw:mirror-horizontal="false" draw:mirror-vertical="false" draw:type="rectangle" draw:enhanced-path="M 0 0 L 21600 0 21600 21600 0 21600 0 0 Z N"/>
                  </draw:custom-shape>
                </draw:g>
                <draw:g>
                  <draw:custom-shape draw:style-name="gr1750" draw:text-style-name="P50" draw:layer="layout" svg:width="0.013cm" svg:height="0.009cm" svg:x="6.606cm" svg:y="14.108cm">
                    <text:p/>
                    <draw:enhanced-geometry svg:viewBox="0 0 21600 21600" draw:mirror-horizontal="false" draw:mirror-vertical="false" draw:type="rectangle" draw:enhanced-path="M 0 0 L 21600 0 21600 21600 0 21600 0 0 Z N"/>
                  </draw:custom-shape>
                  <draw:custom-shape draw:style-name="gr1751" draw:text-style-name="P50" draw:layer="layout" svg:width="0.011cm" svg:height="0.006cm" svg:x="6.607cm" svg:y="14.11cm">
                    <text:p/>
                    <draw:enhanced-geometry svg:viewBox="0 0 21600 21600" draw:mirror-horizontal="false" draw:mirror-vertical="false" draw:type="rectangle" draw:enhanced-path="M 0 0 L 21600 0 21600 21600 0 21600 0 0 Z N"/>
                  </draw:custom-shape>
                </draw:g>
                <draw:g>
                  <draw:custom-shape draw:style-name="gr1752" draw:text-style-name="P50" draw:layer="layout" svg:width="0.013cm" svg:height="0.007cm" svg:x="6.606cm" svg:y="14.132cm">
                    <text:p/>
                    <draw:enhanced-geometry svg:viewBox="0 0 21600 21600" draw:mirror-horizontal="false" draw:mirror-vertical="false" draw:type="rectangle" draw:enhanced-path="M 0 0 L 21600 0 21600 21600 0 21600 0 0 Z N"/>
                  </draw:custom-shape>
                  <draw:custom-shape draw:style-name="gr1753" draw:text-style-name="P50" draw:layer="layout" svg:width="0.011cm" svg:height="0.006cm" svg:x="6.607cm" svg:y="14.133cm">
                    <text:p/>
                    <draw:enhanced-geometry svg:viewBox="0 0 21600 21600" draw:mirror-horizontal="false" draw:mirror-vertical="false" draw:type="rectangle" draw:enhanced-path="M 0 0 L 21600 0 21600 21600 0 21600 0 0 Z N"/>
                  </draw:custom-shape>
                </draw:g>
                <draw:g>
                  <draw:custom-shape draw:style-name="gr1754" draw:text-style-name="P50" draw:layer="layout" svg:width="0.013cm" svg:height="0.007cm" svg:x="6.606cm" svg:y="14.155cm">
                    <text:p/>
                    <draw:enhanced-geometry svg:viewBox="0 0 21600 21600" draw:mirror-horizontal="false" draw:mirror-vertical="false" draw:type="rectangle" draw:enhanced-path="M 0 0 L 21600 0 21600 21600 0 21600 0 0 Z N"/>
                  </draw:custom-shape>
                  <draw:custom-shape draw:style-name="gr1755" draw:text-style-name="P50" draw:layer="layout" svg:width="0.011cm" svg:height="0.006cm" svg:x="6.607cm" svg:y="14.156cm">
                    <text:p/>
                    <draw:enhanced-geometry svg:viewBox="0 0 21600 21600" draw:mirror-horizontal="false" draw:mirror-vertical="false" draw:type="rectangle" draw:enhanced-path="M 0 0 L 21600 0 21600 21600 0 21600 0 0 Z N"/>
                  </draw:custom-shape>
                </draw:g>
                <draw:g>
                  <draw:custom-shape draw:style-name="gr1756" draw:text-style-name="P50" draw:layer="layout" svg:width="0.013cm" svg:height="0.007cm" svg:x="6.606cm" svg:y="14.178cm">
                    <text:p/>
                    <draw:enhanced-geometry svg:viewBox="0 0 21600 21600" draw:mirror-horizontal="false" draw:mirror-vertical="false" draw:type="rectangle" draw:enhanced-path="M 0 0 L 21600 0 21600 21600 0 21600 0 0 Z N"/>
                  </draw:custom-shape>
                  <draw:custom-shape draw:style-name="gr1757" draw:text-style-name="P50" draw:layer="layout" svg:width="0.011cm" svg:height="0.005cm" svg:x="6.607cm" svg:y="14.179cm">
                    <text:p/>
                    <draw:enhanced-geometry svg:viewBox="0 0 21600 21600" draw:mirror-horizontal="false" draw:mirror-vertical="false" draw:type="rectangle" draw:enhanced-path="M 0 0 L 21600 0 21600 21600 0 21600 0 0 Z N"/>
                  </draw:custom-shape>
                </draw:g>
              </draw:g>
              <draw:line draw:style-name="gr1758" draw:text-style-name="P51" draw:layer="layout" svg:x1="6.685cm" svg:y1="13.99cm" svg:x2="6.685cm" svg:y2="14.2cm">
                <text:p/>
              </draw:line>
              <draw:line draw:style-name="gr1759" draw:text-style-name="P51" draw:layer="layout" svg:x1="6.738cm" svg:y1="13.99cm" svg:x2="6.738cm" svg:y2="14.2cm">
                <text:p/>
              </draw:line>
              <draw:g>
                <draw:g>
                  <draw:custom-shape draw:style-name="gr1760" draw:text-style-name="P50" draw:layer="layout" svg:width="0.014cm" svg:height="0.009cm" svg:x="6.658cm" svg:y="14.062cm">
                    <text:p/>
                    <draw:enhanced-geometry svg:viewBox="0 0 21600 21600" draw:mirror-horizontal="false" draw:mirror-vertical="false" draw:type="rectangle" draw:enhanced-path="M 0 0 L 21600 0 21600 21600 0 21600 0 0 Z N"/>
                  </draw:custom-shape>
                  <draw:custom-shape draw:style-name="gr1761" draw:text-style-name="P50" draw:layer="layout" svg:width="0.011cm" svg:height="0.004cm" svg:x="6.66cm" svg:y="14.065cm">
                    <text:p/>
                    <draw:enhanced-geometry svg:viewBox="0 0 21600 21600" draw:mirror-horizontal="false" draw:mirror-vertical="false" draw:type="rectangle" draw:enhanced-path="M 0 0 L 21600 0 21600 21600 0 21600 0 0 Z N"/>
                  </draw:custom-shape>
                </draw:g>
                <draw:g>
                  <draw:custom-shape draw:style-name="gr1762" draw:text-style-name="P50" draw:layer="layout" svg:width="0.014cm" svg:height="0.009cm" svg:x="6.658cm" svg:y="14.085cm">
                    <text:p/>
                    <draw:enhanced-geometry svg:viewBox="0 0 21600 21600" draw:mirror-horizontal="false" draw:mirror-vertical="false" draw:type="rectangle" draw:enhanced-path="M 0 0 L 21600 0 21600 21600 0 21600 0 0 Z N"/>
                  </draw:custom-shape>
                  <draw:custom-shape draw:style-name="gr1763" draw:text-style-name="P50" draw:layer="layout" svg:width="0.011cm" svg:height="0.005cm" svg:x="6.66cm" svg:y="14.087cm">
                    <text:p/>
                    <draw:enhanced-geometry svg:viewBox="0 0 21600 21600" draw:mirror-horizontal="false" draw:mirror-vertical="false" draw:type="rectangle" draw:enhanced-path="M 0 0 L 21600 0 21600 21600 0 21600 0 0 Z N"/>
                  </draw:custom-shape>
                </draw:g>
                <draw:g>
                  <draw:custom-shape draw:style-name="gr1764" draw:text-style-name="P50" draw:layer="layout" svg:width="0.014cm" svg:height="0.009cm" svg:x="6.658cm" svg:y="14.108cm">
                    <text:p/>
                    <draw:enhanced-geometry svg:viewBox="0 0 21600 21600" draw:mirror-horizontal="false" draw:mirror-vertical="false" draw:type="rectangle" draw:enhanced-path="M 0 0 L 21600 0 21600 21600 0 21600 0 0 Z N"/>
                  </draw:custom-shape>
                  <draw:custom-shape draw:style-name="gr1765" draw:text-style-name="P50" draw:layer="layout" svg:width="0.011cm" svg:height="0.006cm" svg:x="6.66cm" svg:y="14.11cm">
                    <text:p/>
                    <draw:enhanced-geometry svg:viewBox="0 0 21600 21600" draw:mirror-horizontal="false" draw:mirror-vertical="false" draw:type="rectangle" draw:enhanced-path="M 0 0 L 21600 0 21600 21600 0 21600 0 0 Z N"/>
                  </draw:custom-shape>
                </draw:g>
                <draw:g>
                  <draw:custom-shape draw:style-name="gr1766" draw:text-style-name="P50" draw:layer="layout" svg:width="0.014cm" svg:height="0.007cm" svg:x="6.658cm" svg:y="14.132cm">
                    <text:p/>
                    <draw:enhanced-geometry svg:viewBox="0 0 21600 21600" draw:mirror-horizontal="false" draw:mirror-vertical="false" draw:type="rectangle" draw:enhanced-path="M 0 0 L 21600 0 21600 21600 0 21600 0 0 Z N"/>
                  </draw:custom-shape>
                  <draw:custom-shape draw:style-name="gr1767" draw:text-style-name="P50" draw:layer="layout" svg:width="0.011cm" svg:height="0.006cm" svg:x="6.66cm" svg:y="14.133cm">
                    <text:p/>
                    <draw:enhanced-geometry svg:viewBox="0 0 21600 21600" draw:mirror-horizontal="false" draw:mirror-vertical="false" draw:type="rectangle" draw:enhanced-path="M 0 0 L 21600 0 21600 21600 0 21600 0 0 Z N"/>
                  </draw:custom-shape>
                </draw:g>
                <draw:g>
                  <draw:custom-shape draw:style-name="gr1768" draw:text-style-name="P50" draw:layer="layout" svg:width="0.014cm" svg:height="0.007cm" svg:x="6.658cm" svg:y="14.155cm">
                    <text:p/>
                    <draw:enhanced-geometry svg:viewBox="0 0 21600 21600" draw:mirror-horizontal="false" draw:mirror-vertical="false" draw:type="rectangle" draw:enhanced-path="M 0 0 L 21600 0 21600 21600 0 21600 0 0 Z N"/>
                  </draw:custom-shape>
                  <draw:custom-shape draw:style-name="gr1769" draw:text-style-name="P50" draw:layer="layout" svg:width="0.011cm" svg:height="0.006cm" svg:x="6.66cm" svg:y="14.156cm">
                    <text:p/>
                    <draw:enhanced-geometry svg:viewBox="0 0 21600 21600" draw:mirror-horizontal="false" draw:mirror-vertical="false" draw:type="rectangle" draw:enhanced-path="M 0 0 L 21600 0 21600 21600 0 21600 0 0 Z N"/>
                  </draw:custom-shape>
                </draw:g>
                <draw:g>
                  <draw:custom-shape draw:style-name="gr1770" draw:text-style-name="P50" draw:layer="layout" svg:width="0.014cm" svg:height="0.007cm" svg:x="6.658cm" svg:y="14.178cm">
                    <text:p/>
                    <draw:enhanced-geometry svg:viewBox="0 0 21600 21600" draw:mirror-horizontal="false" draw:mirror-vertical="false" draw:type="rectangle" draw:enhanced-path="M 0 0 L 21600 0 21600 21600 0 21600 0 0 Z N"/>
                  </draw:custom-shape>
                  <draw:custom-shape draw:style-name="gr1771" draw:text-style-name="P50" draw:layer="layout" svg:width="0.011cm" svg:height="0.005cm" svg:x="6.66cm" svg:y="14.179cm">
                    <text:p/>
                    <draw:enhanced-geometry svg:viewBox="0 0 21600 21600" draw:mirror-horizontal="false" draw:mirror-vertical="false" draw:type="rectangle" draw:enhanced-path="M 0 0 L 21600 0 21600 21600 0 21600 0 0 Z N"/>
                  </draw:custom-shape>
                </draw:g>
              </draw:g>
              <draw:g>
                <draw:g>
                  <draw:custom-shape draw:style-name="gr1772" draw:text-style-name="P50" draw:layer="layout" svg:width="0.014cm" svg:height="0.009cm" svg:x="6.711cm" svg:y="14.062cm">
                    <text:p/>
                    <draw:enhanced-geometry svg:viewBox="0 0 21600 21600" draw:mirror-horizontal="false" draw:mirror-vertical="false" draw:type="rectangle" draw:enhanced-path="M 0 0 L 21600 0 21600 21600 0 21600 0 0 Z N"/>
                  </draw:custom-shape>
                  <draw:custom-shape draw:style-name="gr1773" draw:text-style-name="P50" draw:layer="layout" svg:width="0.01cm" svg:height="0.004cm" svg:x="6.713cm" svg:y="14.065cm">
                    <text:p/>
                    <draw:enhanced-geometry svg:viewBox="0 0 21600 21600" draw:mirror-horizontal="false" draw:mirror-vertical="false" draw:type="rectangle" draw:enhanced-path="M 0 0 L 21600 0 21600 21600 0 21600 0 0 Z N"/>
                  </draw:custom-shape>
                </draw:g>
                <draw:g>
                  <draw:custom-shape draw:style-name="gr1774" draw:text-style-name="P50" draw:layer="layout" svg:width="0.014cm" svg:height="0.009cm" svg:x="6.711cm" svg:y="14.085cm">
                    <text:p/>
                    <draw:enhanced-geometry svg:viewBox="0 0 21600 21600" draw:mirror-horizontal="false" draw:mirror-vertical="false" draw:type="rectangle" draw:enhanced-path="M 0 0 L 21600 0 21600 21600 0 21600 0 0 Z N"/>
                  </draw:custom-shape>
                  <draw:custom-shape draw:style-name="gr1775" draw:text-style-name="P50" draw:layer="layout" svg:width="0.01cm" svg:height="0.005cm" svg:x="6.713cm" svg:y="14.087cm">
                    <text:p/>
                    <draw:enhanced-geometry svg:viewBox="0 0 21600 21600" draw:mirror-horizontal="false" draw:mirror-vertical="false" draw:type="rectangle" draw:enhanced-path="M 0 0 L 21600 0 21600 21600 0 21600 0 0 Z N"/>
                  </draw:custom-shape>
                </draw:g>
                <draw:g>
                  <draw:custom-shape draw:style-name="gr1776" draw:text-style-name="P50" draw:layer="layout" svg:width="0.014cm" svg:height="0.009cm" svg:x="6.711cm" svg:y="14.108cm">
                    <text:p/>
                    <draw:enhanced-geometry svg:viewBox="0 0 21600 21600" draw:mirror-horizontal="false" draw:mirror-vertical="false" draw:type="rectangle" draw:enhanced-path="M 0 0 L 21600 0 21600 21600 0 21600 0 0 Z N"/>
                  </draw:custom-shape>
                  <draw:custom-shape draw:style-name="gr1777" draw:text-style-name="P50" draw:layer="layout" svg:width="0.01cm" svg:height="0.006cm" svg:x="6.713cm" svg:y="14.11cm">
                    <text:p/>
                    <draw:enhanced-geometry svg:viewBox="0 0 21600 21600" draw:mirror-horizontal="false" draw:mirror-vertical="false" draw:type="rectangle" draw:enhanced-path="M 0 0 L 21600 0 21600 21600 0 21600 0 0 Z N"/>
                  </draw:custom-shape>
                </draw:g>
                <draw:g>
                  <draw:custom-shape draw:style-name="gr1778" draw:text-style-name="P50" draw:layer="layout" svg:width="0.014cm" svg:height="0.007cm" svg:x="6.711cm" svg:y="14.132cm">
                    <text:p/>
                    <draw:enhanced-geometry svg:viewBox="0 0 21600 21600" draw:mirror-horizontal="false" draw:mirror-vertical="false" draw:type="rectangle" draw:enhanced-path="M 0 0 L 21600 0 21600 21600 0 21600 0 0 Z N"/>
                  </draw:custom-shape>
                  <draw:custom-shape draw:style-name="gr1779" draw:text-style-name="P50" draw:layer="layout" svg:width="0.01cm" svg:height="0.006cm" svg:x="6.713cm" svg:y="14.133cm">
                    <text:p/>
                    <draw:enhanced-geometry svg:viewBox="0 0 21600 21600" draw:mirror-horizontal="false" draw:mirror-vertical="false" draw:type="rectangle" draw:enhanced-path="M 0 0 L 21600 0 21600 21600 0 21600 0 0 Z N"/>
                  </draw:custom-shape>
                </draw:g>
                <draw:g>
                  <draw:custom-shape draw:style-name="gr1780" draw:text-style-name="P50" draw:layer="layout" svg:width="0.014cm" svg:height="0.007cm" svg:x="6.711cm" svg:y="14.155cm">
                    <text:p/>
                    <draw:enhanced-geometry svg:viewBox="0 0 21600 21600" draw:mirror-horizontal="false" draw:mirror-vertical="false" draw:type="rectangle" draw:enhanced-path="M 0 0 L 21600 0 21600 21600 0 21600 0 0 Z N"/>
                  </draw:custom-shape>
                  <draw:custom-shape draw:style-name="gr1781" draw:text-style-name="P50" draw:layer="layout" svg:width="0.01cm" svg:height="0.006cm" svg:x="6.713cm" svg:y="14.156cm">
                    <text:p/>
                    <draw:enhanced-geometry svg:viewBox="0 0 21600 21600" draw:mirror-horizontal="false" draw:mirror-vertical="false" draw:type="rectangle" draw:enhanced-path="M 0 0 L 21600 0 21600 21600 0 21600 0 0 Z N"/>
                  </draw:custom-shape>
                </draw:g>
                <draw:g>
                  <draw:custom-shape draw:style-name="gr1782" draw:text-style-name="P50" draw:layer="layout" svg:width="0.014cm" svg:height="0.007cm" svg:x="6.711cm" svg:y="14.178cm">
                    <text:p/>
                    <draw:enhanced-geometry svg:viewBox="0 0 21600 21600" draw:mirror-horizontal="false" draw:mirror-vertical="false" draw:type="rectangle" draw:enhanced-path="M 0 0 L 21600 0 21600 21600 0 21600 0 0 Z N"/>
                  </draw:custom-shape>
                  <draw:custom-shape draw:style-name="gr1783" draw:text-style-name="P50" draw:layer="layout" svg:width="0.01cm" svg:height="0.005cm" svg:x="6.713cm" svg:y="14.179cm">
                    <text:p/>
                    <draw:enhanced-geometry svg:viewBox="0 0 21600 21600" draw:mirror-horizontal="false" draw:mirror-vertical="false" draw:type="rectangle" draw:enhanced-path="M 0 0 L 21600 0 21600 21600 0 21600 0 0 Z N"/>
                  </draw:custom-shape>
                </draw:g>
              </draw:g>
              <draw:g>
                <draw:g>
                  <draw:custom-shape draw:style-name="gr1784" draw:text-style-name="P50" draw:layer="layout" svg:width="0.013cm" svg:height="0.009cm" svg:x="6.764cm" svg:y="14.062cm">
                    <text:p/>
                    <draw:enhanced-geometry svg:viewBox="0 0 21600 21600" draw:mirror-horizontal="false" draw:mirror-vertical="false" draw:type="rectangle" draw:enhanced-path="M 0 0 L 21600 0 21600 21600 0 21600 0 0 Z N"/>
                  </draw:custom-shape>
                  <draw:custom-shape draw:style-name="gr1785" draw:text-style-name="P50" draw:layer="layout" svg:width="0.01cm" svg:height="0.004cm" svg:x="6.765cm" svg:y="14.065cm">
                    <text:p/>
                    <draw:enhanced-geometry svg:viewBox="0 0 21600 21600" draw:mirror-horizontal="false" draw:mirror-vertical="false" draw:type="rectangle" draw:enhanced-path="M 0 0 L 21600 0 21600 21600 0 21600 0 0 Z N"/>
                  </draw:custom-shape>
                </draw:g>
                <draw:g>
                  <draw:custom-shape draw:style-name="gr1786" draw:text-style-name="P50" draw:layer="layout" svg:width="0.013cm" svg:height="0.009cm" svg:x="6.764cm" svg:y="14.085cm">
                    <text:p/>
                    <draw:enhanced-geometry svg:viewBox="0 0 21600 21600" draw:mirror-horizontal="false" draw:mirror-vertical="false" draw:type="rectangle" draw:enhanced-path="M 0 0 L 21600 0 21600 21600 0 21600 0 0 Z N"/>
                  </draw:custom-shape>
                  <draw:custom-shape draw:style-name="gr1787" draw:text-style-name="P50" draw:layer="layout" svg:width="0.01cm" svg:height="0.005cm" svg:x="6.765cm" svg:y="14.087cm">
                    <text:p/>
                    <draw:enhanced-geometry svg:viewBox="0 0 21600 21600" draw:mirror-horizontal="false" draw:mirror-vertical="false" draw:type="rectangle" draw:enhanced-path="M 0 0 L 21600 0 21600 21600 0 21600 0 0 Z N"/>
                  </draw:custom-shape>
                </draw:g>
                <draw:g>
                  <draw:custom-shape draw:style-name="gr1788" draw:text-style-name="P50" draw:layer="layout" svg:width="0.013cm" svg:height="0.009cm" svg:x="6.764cm" svg:y="14.108cm">
                    <text:p/>
                    <draw:enhanced-geometry svg:viewBox="0 0 21600 21600" draw:mirror-horizontal="false" draw:mirror-vertical="false" draw:type="rectangle" draw:enhanced-path="M 0 0 L 21600 0 21600 21600 0 21600 0 0 Z N"/>
                  </draw:custom-shape>
                  <draw:custom-shape draw:style-name="gr1789" draw:text-style-name="P50" draw:layer="layout" svg:width="0.01cm" svg:height="0.006cm" svg:x="6.765cm" svg:y="14.11cm">
                    <text:p/>
                    <draw:enhanced-geometry svg:viewBox="0 0 21600 21600" draw:mirror-horizontal="false" draw:mirror-vertical="false" draw:type="rectangle" draw:enhanced-path="M 0 0 L 21600 0 21600 21600 0 21600 0 0 Z N"/>
                  </draw:custom-shape>
                </draw:g>
                <draw:g>
                  <draw:custom-shape draw:style-name="gr1790" draw:text-style-name="P50" draw:layer="layout" svg:width="0.013cm" svg:height="0.007cm" svg:x="6.764cm" svg:y="14.132cm">
                    <text:p/>
                    <draw:enhanced-geometry svg:viewBox="0 0 21600 21600" draw:mirror-horizontal="false" draw:mirror-vertical="false" draw:type="rectangle" draw:enhanced-path="M 0 0 L 21600 0 21600 21600 0 21600 0 0 Z N"/>
                  </draw:custom-shape>
                  <draw:custom-shape draw:style-name="gr1791" draw:text-style-name="P50" draw:layer="layout" svg:width="0.01cm" svg:height="0.006cm" svg:x="6.765cm" svg:y="14.133cm">
                    <text:p/>
                    <draw:enhanced-geometry svg:viewBox="0 0 21600 21600" draw:mirror-horizontal="false" draw:mirror-vertical="false" draw:type="rectangle" draw:enhanced-path="M 0 0 L 21600 0 21600 21600 0 21600 0 0 Z N"/>
                  </draw:custom-shape>
                </draw:g>
                <draw:g>
                  <draw:custom-shape draw:style-name="gr1792" draw:text-style-name="P50" draw:layer="layout" svg:width="0.013cm" svg:height="0.007cm" svg:x="6.764cm" svg:y="14.155cm">
                    <text:p/>
                    <draw:enhanced-geometry svg:viewBox="0 0 21600 21600" draw:mirror-horizontal="false" draw:mirror-vertical="false" draw:type="rectangle" draw:enhanced-path="M 0 0 L 21600 0 21600 21600 0 21600 0 0 Z N"/>
                  </draw:custom-shape>
                  <draw:custom-shape draw:style-name="gr1793" draw:text-style-name="P50" draw:layer="layout" svg:width="0.01cm" svg:height="0.006cm" svg:x="6.765cm" svg:y="14.156cm">
                    <text:p/>
                    <draw:enhanced-geometry svg:viewBox="0 0 21600 21600" draw:mirror-horizontal="false" draw:mirror-vertical="false" draw:type="rectangle" draw:enhanced-path="M 0 0 L 21600 0 21600 21600 0 21600 0 0 Z N"/>
                  </draw:custom-shape>
                </draw:g>
                <draw:g>
                  <draw:custom-shape draw:style-name="gr1794" draw:text-style-name="P50" draw:layer="layout" svg:width="0.013cm" svg:height="0.007cm" svg:x="6.764cm" svg:y="14.178cm">
                    <text:p/>
                    <draw:enhanced-geometry svg:viewBox="0 0 21600 21600" draw:mirror-horizontal="false" draw:mirror-vertical="false" draw:type="rectangle" draw:enhanced-path="M 0 0 L 21600 0 21600 21600 0 21600 0 0 Z N"/>
                  </draw:custom-shape>
                  <draw:custom-shape draw:style-name="gr1795" draw:text-style-name="P50" draw:layer="layout" svg:width="0.01cm" svg:height="0.005cm" svg:x="6.765cm" svg:y="14.179cm">
                    <text:p/>
                    <draw:enhanced-geometry svg:viewBox="0 0 21600 21600" draw:mirror-horizontal="false" draw:mirror-vertical="false" draw:type="rectangle" draw:enhanced-path="M 0 0 L 21600 0 21600 21600 0 21600 0 0 Z N"/>
                  </draw:custom-shape>
                </draw:g>
              </draw:g>
              <draw:line draw:style-name="gr1796" draw:text-style-name="P51" draw:layer="layout" svg:x1="6.79cm" svg:y1="13.99cm" svg:x2="6.79cm" svg:y2="14.2cm">
                <text:p/>
              </draw:line>
              <draw:g>
                <draw:g>
                  <draw:custom-shape draw:style-name="gr1797" draw:text-style-name="P50" draw:layer="layout" svg:width="0.014cm" svg:height="0.009cm" svg:x="6.816cm" svg:y="14.062cm">
                    <text:p/>
                    <draw:enhanced-geometry svg:viewBox="0 0 21600 21600" draw:mirror-horizontal="false" draw:mirror-vertical="false" draw:type="rectangle" draw:enhanced-path="M 0 0 L 21600 0 21600 21600 0 21600 0 0 Z N"/>
                  </draw:custom-shape>
                  <draw:custom-shape draw:style-name="gr1798" draw:text-style-name="P50" draw:layer="layout" svg:width="0.01cm" svg:height="0.004cm" svg:x="6.818cm" svg:y="14.065cm">
                    <text:p/>
                    <draw:enhanced-geometry svg:viewBox="0 0 21600 21600" draw:mirror-horizontal="false" draw:mirror-vertical="false" draw:type="rectangle" draw:enhanced-path="M 0 0 L 21600 0 21600 21600 0 21600 0 0 Z N"/>
                  </draw:custom-shape>
                </draw:g>
                <draw:g>
                  <draw:custom-shape draw:style-name="gr1799" draw:text-style-name="P50" draw:layer="layout" svg:width="0.014cm" svg:height="0.009cm" svg:x="6.816cm" svg:y="14.085cm">
                    <text:p/>
                    <draw:enhanced-geometry svg:viewBox="0 0 21600 21600" draw:mirror-horizontal="false" draw:mirror-vertical="false" draw:type="rectangle" draw:enhanced-path="M 0 0 L 21600 0 21600 21600 0 21600 0 0 Z N"/>
                  </draw:custom-shape>
                  <draw:custom-shape draw:style-name="gr1800" draw:text-style-name="P50" draw:layer="layout" svg:width="0.01cm" svg:height="0.005cm" svg:x="6.818cm" svg:y="14.087cm">
                    <text:p/>
                    <draw:enhanced-geometry svg:viewBox="0 0 21600 21600" draw:mirror-horizontal="false" draw:mirror-vertical="false" draw:type="rectangle" draw:enhanced-path="M 0 0 L 21600 0 21600 21600 0 21600 0 0 Z N"/>
                  </draw:custom-shape>
                </draw:g>
                <draw:g>
                  <draw:custom-shape draw:style-name="gr1801" draw:text-style-name="P50" draw:layer="layout" svg:width="0.014cm" svg:height="0.009cm" svg:x="6.816cm" svg:y="14.108cm">
                    <text:p/>
                    <draw:enhanced-geometry svg:viewBox="0 0 21600 21600" draw:mirror-horizontal="false" draw:mirror-vertical="false" draw:type="rectangle" draw:enhanced-path="M 0 0 L 21600 0 21600 21600 0 21600 0 0 Z N"/>
                  </draw:custom-shape>
                  <draw:custom-shape draw:style-name="gr1802" draw:text-style-name="P50" draw:layer="layout" svg:width="0.01cm" svg:height="0.006cm" svg:x="6.818cm" svg:y="14.11cm">
                    <text:p/>
                    <draw:enhanced-geometry svg:viewBox="0 0 21600 21600" draw:mirror-horizontal="false" draw:mirror-vertical="false" draw:type="rectangle" draw:enhanced-path="M 0 0 L 21600 0 21600 21600 0 21600 0 0 Z N"/>
                  </draw:custom-shape>
                </draw:g>
                <draw:g>
                  <draw:custom-shape draw:style-name="gr1803" draw:text-style-name="P50" draw:layer="layout" svg:width="0.014cm" svg:height="0.007cm" svg:x="6.816cm" svg:y="14.132cm">
                    <text:p/>
                    <draw:enhanced-geometry svg:viewBox="0 0 21600 21600" draw:mirror-horizontal="false" draw:mirror-vertical="false" draw:type="rectangle" draw:enhanced-path="M 0 0 L 21600 0 21600 21600 0 21600 0 0 Z N"/>
                  </draw:custom-shape>
                  <draw:custom-shape draw:style-name="gr1804" draw:text-style-name="P50" draw:layer="layout" svg:width="0.01cm" svg:height="0.006cm" svg:x="6.818cm" svg:y="14.133cm">
                    <text:p/>
                    <draw:enhanced-geometry svg:viewBox="0 0 21600 21600" draw:mirror-horizontal="false" draw:mirror-vertical="false" draw:type="rectangle" draw:enhanced-path="M 0 0 L 21600 0 21600 21600 0 21600 0 0 Z N"/>
                  </draw:custom-shape>
                </draw:g>
                <draw:g>
                  <draw:custom-shape draw:style-name="gr1805" draw:text-style-name="P50" draw:layer="layout" svg:width="0.014cm" svg:height="0.007cm" svg:x="6.816cm" svg:y="14.155cm">
                    <text:p/>
                    <draw:enhanced-geometry svg:viewBox="0 0 21600 21600" draw:mirror-horizontal="false" draw:mirror-vertical="false" draw:type="rectangle" draw:enhanced-path="M 0 0 L 21600 0 21600 21600 0 21600 0 0 Z N"/>
                  </draw:custom-shape>
                  <draw:custom-shape draw:style-name="gr1806" draw:text-style-name="P50" draw:layer="layout" svg:width="0.01cm" svg:height="0.006cm" svg:x="6.818cm" svg:y="14.156cm">
                    <text:p/>
                    <draw:enhanced-geometry svg:viewBox="0 0 21600 21600" draw:mirror-horizontal="false" draw:mirror-vertical="false" draw:type="rectangle" draw:enhanced-path="M 0 0 L 21600 0 21600 21600 0 21600 0 0 Z N"/>
                  </draw:custom-shape>
                </draw:g>
                <draw:g>
                  <draw:custom-shape draw:style-name="gr1807" draw:text-style-name="P50" draw:layer="layout" svg:width="0.014cm" svg:height="0.007cm" svg:x="6.816cm" svg:y="14.178cm">
                    <text:p/>
                    <draw:enhanced-geometry svg:viewBox="0 0 21600 21600" draw:mirror-horizontal="false" draw:mirror-vertical="false" draw:type="rectangle" draw:enhanced-path="M 0 0 L 21600 0 21600 21600 0 21600 0 0 Z N"/>
                  </draw:custom-shape>
                  <draw:custom-shape draw:style-name="gr1808" draw:text-style-name="P50" draw:layer="layout" svg:width="0.01cm" svg:height="0.005cm" svg:x="6.818cm" svg:y="14.179cm">
                    <text:p/>
                    <draw:enhanced-geometry svg:viewBox="0 0 21600 21600" draw:mirror-horizontal="false" draw:mirror-vertical="false" draw:type="rectangle" draw:enhanced-path="M 0 0 L 21600 0 21600 21600 0 21600 0 0 Z N"/>
                  </draw:custom-shape>
                </draw:g>
              </draw:g>
              <draw:line draw:style-name="gr1809" draw:text-style-name="P51" draw:layer="layout" svg:x1="6.843cm" svg:y1="13.99cm" svg:x2="6.843cm" svg:y2="14.2cm">
                <text:p/>
              </draw:line>
              <draw:g>
                <draw:g>
                  <draw:custom-shape draw:style-name="gr1810" draw:text-style-name="P50" draw:layer="layout" svg:width="0.013cm" svg:height="0.009cm" svg:x="6.869cm" svg:y="14.062cm">
                    <text:p/>
                    <draw:enhanced-geometry svg:viewBox="0 0 21600 21600" draw:mirror-horizontal="false" draw:mirror-vertical="false" draw:type="rectangle" draw:enhanced-path="M 0 0 L 21600 0 21600 21600 0 21600 0 0 Z N"/>
                  </draw:custom-shape>
                  <draw:custom-shape draw:style-name="gr1811" draw:text-style-name="P50" draw:layer="layout" svg:width="0.01cm" svg:height="0.004cm" svg:x="6.871cm" svg:y="14.065cm">
                    <text:p/>
                    <draw:enhanced-geometry svg:viewBox="0 0 21600 21600" draw:mirror-horizontal="false" draw:mirror-vertical="false" draw:type="rectangle" draw:enhanced-path="M 0 0 L 21600 0 21600 21600 0 21600 0 0 Z N"/>
                  </draw:custom-shape>
                </draw:g>
                <draw:g>
                  <draw:custom-shape draw:style-name="gr1812" draw:text-style-name="P50" draw:layer="layout" svg:width="0.013cm" svg:height="0.009cm" svg:x="6.869cm" svg:y="14.085cm">
                    <text:p/>
                    <draw:enhanced-geometry svg:viewBox="0 0 21600 21600" draw:mirror-horizontal="false" draw:mirror-vertical="false" draw:type="rectangle" draw:enhanced-path="M 0 0 L 21600 0 21600 21600 0 21600 0 0 Z N"/>
                  </draw:custom-shape>
                  <draw:custom-shape draw:style-name="gr1813" draw:text-style-name="P50" draw:layer="layout" svg:width="0.01cm" svg:height="0.005cm" svg:x="6.871cm" svg:y="14.087cm">
                    <text:p/>
                    <draw:enhanced-geometry svg:viewBox="0 0 21600 21600" draw:mirror-horizontal="false" draw:mirror-vertical="false" draw:type="rectangle" draw:enhanced-path="M 0 0 L 21600 0 21600 21600 0 21600 0 0 Z N"/>
                  </draw:custom-shape>
                </draw:g>
                <draw:g>
                  <draw:custom-shape draw:style-name="gr1814" draw:text-style-name="P50" draw:layer="layout" svg:width="0.013cm" svg:height="0.009cm" svg:x="6.869cm" svg:y="14.108cm">
                    <text:p/>
                    <draw:enhanced-geometry svg:viewBox="0 0 21600 21600" draw:mirror-horizontal="false" draw:mirror-vertical="false" draw:type="rectangle" draw:enhanced-path="M 0 0 L 21600 0 21600 21600 0 21600 0 0 Z N"/>
                  </draw:custom-shape>
                  <draw:custom-shape draw:style-name="gr1815" draw:text-style-name="P50" draw:layer="layout" svg:width="0.01cm" svg:height="0.006cm" svg:x="6.871cm" svg:y="14.11cm">
                    <text:p/>
                    <draw:enhanced-geometry svg:viewBox="0 0 21600 21600" draw:mirror-horizontal="false" draw:mirror-vertical="false" draw:type="rectangle" draw:enhanced-path="M 0 0 L 21600 0 21600 21600 0 21600 0 0 Z N"/>
                  </draw:custom-shape>
                </draw:g>
                <draw:g>
                  <draw:custom-shape draw:style-name="gr1816" draw:text-style-name="P50" draw:layer="layout" svg:width="0.013cm" svg:height="0.007cm" svg:x="6.869cm" svg:y="14.132cm">
                    <text:p/>
                    <draw:enhanced-geometry svg:viewBox="0 0 21600 21600" draw:mirror-horizontal="false" draw:mirror-vertical="false" draw:type="rectangle" draw:enhanced-path="M 0 0 L 21600 0 21600 21600 0 21600 0 0 Z N"/>
                  </draw:custom-shape>
                  <draw:custom-shape draw:style-name="gr1817" draw:text-style-name="P50" draw:layer="layout" svg:width="0.01cm" svg:height="0.006cm" svg:x="6.871cm" svg:y="14.133cm">
                    <text:p/>
                    <draw:enhanced-geometry svg:viewBox="0 0 21600 21600" draw:mirror-horizontal="false" draw:mirror-vertical="false" draw:type="rectangle" draw:enhanced-path="M 0 0 L 21600 0 21600 21600 0 21600 0 0 Z N"/>
                  </draw:custom-shape>
                </draw:g>
                <draw:g>
                  <draw:custom-shape draw:style-name="gr1818" draw:text-style-name="P50" draw:layer="layout" svg:width="0.013cm" svg:height="0.007cm" svg:x="6.869cm" svg:y="14.155cm">
                    <text:p/>
                    <draw:enhanced-geometry svg:viewBox="0 0 21600 21600" draw:mirror-horizontal="false" draw:mirror-vertical="false" draw:type="rectangle" draw:enhanced-path="M 0 0 L 21600 0 21600 21600 0 21600 0 0 Z N"/>
                  </draw:custom-shape>
                  <draw:custom-shape draw:style-name="gr1819" draw:text-style-name="P50" draw:layer="layout" svg:width="0.01cm" svg:height="0.006cm" svg:x="6.871cm" svg:y="14.156cm">
                    <text:p/>
                    <draw:enhanced-geometry svg:viewBox="0 0 21600 21600" draw:mirror-horizontal="false" draw:mirror-vertical="false" draw:type="rectangle" draw:enhanced-path="M 0 0 L 21600 0 21600 21600 0 21600 0 0 Z N"/>
                  </draw:custom-shape>
                </draw:g>
                <draw:g>
                  <draw:custom-shape draw:style-name="gr1820" draw:text-style-name="P50" draw:layer="layout" svg:width="0.013cm" svg:height="0.007cm" svg:x="6.869cm" svg:y="14.178cm">
                    <text:p/>
                    <draw:enhanced-geometry svg:viewBox="0 0 21600 21600" draw:mirror-horizontal="false" draw:mirror-vertical="false" draw:type="rectangle" draw:enhanced-path="M 0 0 L 21600 0 21600 21600 0 21600 0 0 Z N"/>
                  </draw:custom-shape>
                  <draw:custom-shape draw:style-name="gr1821" draw:text-style-name="P50" draw:layer="layout" svg:width="0.01cm" svg:height="0.005cm" svg:x="6.871cm" svg:y="14.179cm">
                    <text:p/>
                    <draw:enhanced-geometry svg:viewBox="0 0 21600 21600" draw:mirror-horizontal="false" draw:mirror-vertical="false" draw:type="rectangle" draw:enhanced-path="M 0 0 L 21600 0 21600 21600 0 21600 0 0 Z N"/>
                  </draw:custom-shape>
                </draw:g>
              </draw:g>
              <draw:line draw:style-name="gr1822" draw:text-style-name="P51" draw:layer="layout" svg:x1="6.895cm" svg:y1="13.99cm" svg:x2="6.895cm" svg:y2="14.2cm">
                <text:p/>
              </draw:line>
              <draw:g>
                <draw:g>
                  <draw:custom-shape draw:style-name="gr1823" draw:text-style-name="P50" draw:layer="layout" svg:width="0.014cm" svg:height="0.009cm" svg:x="6.921cm" svg:y="14.062cm">
                    <text:p/>
                    <draw:enhanced-geometry svg:viewBox="0 0 21600 21600" draw:mirror-horizontal="false" draw:mirror-vertical="false" draw:type="rectangle" draw:enhanced-path="M 0 0 L 21600 0 21600 21600 0 21600 0 0 Z N"/>
                  </draw:custom-shape>
                  <draw:custom-shape draw:style-name="gr1824" draw:text-style-name="P50" draw:layer="layout" svg:width="0.011cm" svg:height="0.004cm" svg:x="6.923cm" svg:y="14.065cm">
                    <text:p/>
                    <draw:enhanced-geometry svg:viewBox="0 0 21600 21600" draw:mirror-horizontal="false" draw:mirror-vertical="false" draw:type="rectangle" draw:enhanced-path="M 0 0 L 21600 0 21600 21600 0 21600 0 0 Z N"/>
                  </draw:custom-shape>
                </draw:g>
                <draw:g>
                  <draw:custom-shape draw:style-name="gr1825" draw:text-style-name="P50" draw:layer="layout" svg:width="0.014cm" svg:height="0.009cm" svg:x="6.921cm" svg:y="14.085cm">
                    <text:p/>
                    <draw:enhanced-geometry svg:viewBox="0 0 21600 21600" draw:mirror-horizontal="false" draw:mirror-vertical="false" draw:type="rectangle" draw:enhanced-path="M 0 0 L 21600 0 21600 21600 0 21600 0 0 Z N"/>
                  </draw:custom-shape>
                  <draw:custom-shape draw:style-name="gr1826" draw:text-style-name="P50" draw:layer="layout" svg:width="0.011cm" svg:height="0.005cm" svg:x="6.923cm" svg:y="14.087cm">
                    <text:p/>
                    <draw:enhanced-geometry svg:viewBox="0 0 21600 21600" draw:mirror-horizontal="false" draw:mirror-vertical="false" draw:type="rectangle" draw:enhanced-path="M 0 0 L 21600 0 21600 21600 0 21600 0 0 Z N"/>
                  </draw:custom-shape>
                </draw:g>
                <draw:g>
                  <draw:custom-shape draw:style-name="gr1827" draw:text-style-name="P50" draw:layer="layout" svg:width="0.014cm" svg:height="0.009cm" svg:x="6.921cm" svg:y="14.108cm">
                    <text:p/>
                    <draw:enhanced-geometry svg:viewBox="0 0 21600 21600" draw:mirror-horizontal="false" draw:mirror-vertical="false" draw:type="rectangle" draw:enhanced-path="M 0 0 L 21600 0 21600 21600 0 21600 0 0 Z N"/>
                  </draw:custom-shape>
                  <draw:custom-shape draw:style-name="gr1828" draw:text-style-name="P50" draw:layer="layout" svg:width="0.011cm" svg:height="0.006cm" svg:x="6.923cm" svg:y="14.11cm">
                    <text:p/>
                    <draw:enhanced-geometry svg:viewBox="0 0 21600 21600" draw:mirror-horizontal="false" draw:mirror-vertical="false" draw:type="rectangle" draw:enhanced-path="M 0 0 L 21600 0 21600 21600 0 21600 0 0 Z N"/>
                  </draw:custom-shape>
                </draw:g>
                <draw:g>
                  <draw:custom-shape draw:style-name="gr1829" draw:text-style-name="P50" draw:layer="layout" svg:width="0.014cm" svg:height="0.007cm" svg:x="6.921cm" svg:y="14.132cm">
                    <text:p/>
                    <draw:enhanced-geometry svg:viewBox="0 0 21600 21600" draw:mirror-horizontal="false" draw:mirror-vertical="false" draw:type="rectangle" draw:enhanced-path="M 0 0 L 21600 0 21600 21600 0 21600 0 0 Z N"/>
                  </draw:custom-shape>
                  <draw:custom-shape draw:style-name="gr1830" draw:text-style-name="P50" draw:layer="layout" svg:width="0.011cm" svg:height="0.006cm" svg:x="6.923cm" svg:y="14.133cm">
                    <text:p/>
                    <draw:enhanced-geometry svg:viewBox="0 0 21600 21600" draw:mirror-horizontal="false" draw:mirror-vertical="false" draw:type="rectangle" draw:enhanced-path="M 0 0 L 21600 0 21600 21600 0 21600 0 0 Z N"/>
                  </draw:custom-shape>
                </draw:g>
                <draw:g>
                  <draw:custom-shape draw:style-name="gr1831" draw:text-style-name="P50" draw:layer="layout" svg:width="0.014cm" svg:height="0.007cm" svg:x="6.921cm" svg:y="14.155cm">
                    <text:p/>
                    <draw:enhanced-geometry svg:viewBox="0 0 21600 21600" draw:mirror-horizontal="false" draw:mirror-vertical="false" draw:type="rectangle" draw:enhanced-path="M 0 0 L 21600 0 21600 21600 0 21600 0 0 Z N"/>
                  </draw:custom-shape>
                  <draw:custom-shape draw:style-name="gr1832" draw:text-style-name="P50" draw:layer="layout" svg:width="0.011cm" svg:height="0.006cm" svg:x="6.923cm" svg:y="14.156cm">
                    <text:p/>
                    <draw:enhanced-geometry svg:viewBox="0 0 21600 21600" draw:mirror-horizontal="false" draw:mirror-vertical="false" draw:type="rectangle" draw:enhanced-path="M 0 0 L 21600 0 21600 21600 0 21600 0 0 Z N"/>
                  </draw:custom-shape>
                </draw:g>
                <draw:g>
                  <draw:custom-shape draw:style-name="gr1833" draw:text-style-name="P50" draw:layer="layout" svg:width="0.014cm" svg:height="0.007cm" svg:x="6.921cm" svg:y="14.178cm">
                    <text:p/>
                    <draw:enhanced-geometry svg:viewBox="0 0 21600 21600" draw:mirror-horizontal="false" draw:mirror-vertical="false" draw:type="rectangle" draw:enhanced-path="M 0 0 L 21600 0 21600 21600 0 21600 0 0 Z N"/>
                  </draw:custom-shape>
                  <draw:custom-shape draw:style-name="gr1834" draw:text-style-name="P50" draw:layer="layout" svg:width="0.011cm" svg:height="0.005cm" svg:x="6.923cm" svg:y="14.179cm">
                    <text:p/>
                    <draw:enhanced-geometry svg:viewBox="0 0 21600 21600" draw:mirror-horizontal="false" draw:mirror-vertical="false" draw:type="rectangle" draw:enhanced-path="M 0 0 L 21600 0 21600 21600 0 21600 0 0 Z N"/>
                  </draw:custom-shape>
                </draw:g>
              </draw:g>
            </draw:g>
            <draw:g>
              <draw:line draw:style-name="gr1835" draw:text-style-name="P51" draw:layer="layout" svg:x1="6.542cm" svg:y1="13.367cm" svg:x2="6.542cm" svg:y2="13.705cm">
                <text:p/>
              </draw:line>
              <draw:line draw:style-name="gr1836" draw:text-style-name="P51" draw:layer="layout" svg:x1="6.745cm" svg:y1="13.367cm" svg:x2="6.745cm" svg:y2="13.705cm">
                <text:p/>
              </draw:line>
              <draw:custom-shape draw:style-name="gr1837" draw:text-style-name="P50" draw:layer="layout" svg:width="0.017cm" svg:height="0.01cm" svg:x="6.643cm" svg:y="13.397cm">
                <text:p/>
                <draw:enhanced-geometry svg:viewBox="0 0 21600 21600" draw:mirror-horizontal="false" draw:mirror-vertical="false" draw:type="rectangle" draw:enhanced-path="M 0 0 L 21600 0 21600 21600 0 21600 0 0 Z N"/>
              </draw:custom-shape>
              <draw:custom-shape draw:style-name="gr1838" draw:text-style-name="P50" draw:layer="layout" svg:width="0.035cm" svg:height="0.034cm" svg:x="6.49cm" svg:y="13.634cm">
                <text:p/>
                <draw:enhanced-geometry svg:viewBox="0 0 21600 21600" draw:mirror-horizontal="false" draw:mirror-vertical="false" draw:type="rectangle" draw:enhanced-path="M 0 0 L 21600 0 21600 21600 0 21600 0 0 Z N"/>
              </draw:custom-shape>
              <draw:line draw:style-name="gr1839" draw:text-style-name="P51" draw:layer="layout" svg:x1="6.677cm" svg:y1="13.431cm" svg:x2="6.949cm" svg:y2="13.431cm">
                <text:p/>
              </draw:line>
              <draw:line draw:style-name="gr1840" draw:text-style-name="P51" draw:layer="layout" svg:x1="6.677cm" svg:y1="13.367cm" svg:x2="6.677cm" svg:y2="13.705cm">
                <text:p/>
              </draw:line>
              <draw:custom-shape draw:style-name="gr1841" draw:text-style-name="P50" draw:layer="layout" svg:width="0.017cm" svg:height="0.011cm" svg:x="6.643cm" svg:y="13.454cm">
                <text:p/>
                <draw:enhanced-geometry svg:viewBox="0 0 21600 21600" draw:mirror-horizontal="false" draw:mirror-vertical="false" draw:type="rectangle" draw:enhanced-path="M 0 0 L 21600 0 21600 21600 0 21600 0 0 Z N"/>
              </draw:custom-shape>
              <draw:custom-shape draw:style-name="gr1842" draw:text-style-name="P50" draw:layer="layout" svg:width="0.017cm" svg:height="0.01cm" svg:x="6.643cm" svg:y="13.425cm">
                <text:p/>
                <draw:enhanced-geometry svg:viewBox="0 0 21600 21600" draw:mirror-horizontal="false" draw:mirror-vertical="false" draw:type="rectangle" draw:enhanced-path="M 0 0 L 21600 0 21600 21600 0 21600 0 0 Z N"/>
              </draw:custom-shape>
              <draw:custom-shape draw:style-name="gr1843" draw:text-style-name="P50" draw:layer="layout" svg:width="0.035cm" svg:height="0.034cm" svg:x="6.49cm" svg:y="13.566cm">
                <text:p/>
                <draw:enhanced-geometry svg:viewBox="0 0 21600 21600" draw:mirror-horizontal="false" draw:mirror-vertical="false" draw:type="rectangle" draw:enhanced-path="M 0 0 L 21600 0 21600 21600 0 21600 0 0 Z N"/>
              </draw:custom-shape>
              <draw:g>
                <draw:g>
                  <draw:custom-shape draw:style-name="gr1844" draw:text-style-name="P50" draw:layer="layout" svg:width="0.017cm" svg:height="0.01cm" svg:x="6.711cm" svg:y="13.668cm">
                    <text:p/>
                    <draw:enhanced-geometry svg:viewBox="0 0 21600 21600" draw:mirror-horizontal="false" draw:mirror-vertical="false" draw:type="rectangle" draw:enhanced-path="M 0 0 L 21600 0 21600 21600 0 21600 0 0 Z N"/>
                  </draw:custom-shape>
                  <draw:custom-shape draw:style-name="gr1845" draw:text-style-name="P50" draw:layer="layout" svg:width="0.014cm" svg:height="0.008cm" svg:x="6.713cm" svg:y="13.669cm">
                    <text:p/>
                    <draw:enhanced-geometry svg:viewBox="0 0 21600 21600" draw:mirror-horizontal="false" draw:mirror-vertical="false" draw:type="rectangle" draw:enhanced-path="M 0 0 L 21600 0 21600 21600 0 21600 0 0 Z N"/>
                  </draw:custom-shape>
                </draw:g>
                <draw:g>
                  <draw:custom-shape draw:style-name="gr1846" draw:text-style-name="P50" draw:layer="layout" svg:width="0.017cm" svg:height="0.011cm" svg:x="6.711cm" svg:y="13.454cm">
                    <text:p/>
                    <draw:enhanced-geometry svg:viewBox="0 0 21600 21600" draw:mirror-horizontal="false" draw:mirror-vertical="false" draw:type="rectangle" draw:enhanced-path="M 0 0 L 21600 0 21600 21600 0 21600 0 0 Z N"/>
                  </draw:custom-shape>
                  <draw:custom-shape draw:style-name="gr1847" draw:text-style-name="P50" draw:layer="layout" svg:width="0.014cm" svg:height="0.006cm" svg:x="6.713cm" svg:y="13.456cm">
                    <text:p/>
                    <draw:enhanced-geometry svg:viewBox="0 0 21600 21600" draw:mirror-horizontal="false" draw:mirror-vertical="false" draw:type="rectangle" draw:enhanced-path="M 0 0 L 21600 0 21600 21600 0 21600 0 0 Z N"/>
                  </draw:custom-shape>
                </draw:g>
                <draw:g>
                  <draw:custom-shape draw:style-name="gr1848" draw:text-style-name="P50" draw:layer="layout" svg:width="0.017cm" svg:height="0.011cm" svg:x="6.711cm" svg:y="13.484cm">
                    <text:p/>
                    <draw:enhanced-geometry svg:viewBox="0 0 21600 21600" draw:mirror-horizontal="false" draw:mirror-vertical="false" draw:type="rectangle" draw:enhanced-path="M 0 0 L 21600 0 21600 21600 0 21600 0 0 Z N"/>
                  </draw:custom-shape>
                  <draw:custom-shape draw:style-name="gr1849" draw:text-style-name="P50" draw:layer="layout" svg:width="0.014cm" svg:height="0.007cm" svg:x="6.713cm" svg:y="13.486cm">
                    <text:p/>
                    <draw:enhanced-geometry svg:viewBox="0 0 21600 21600" draw:mirror-horizontal="false" draw:mirror-vertical="false" draw:type="rectangle" draw:enhanced-path="M 0 0 L 21600 0 21600 21600 0 21600 0 0 Z N"/>
                  </draw:custom-shape>
                </draw:g>
                <draw:g>
                  <draw:custom-shape draw:style-name="gr1850" draw:text-style-name="P50" draw:layer="layout" svg:width="0.017cm" svg:height="0.01cm" svg:x="6.711cm" svg:y="13.515cm">
                    <text:p/>
                    <draw:enhanced-geometry svg:viewBox="0 0 21600 21600" draw:mirror-horizontal="false" draw:mirror-vertical="false" draw:type="rectangle" draw:enhanced-path="M 0 0 L 21600 0 21600 21600 0 21600 0 0 Z N"/>
                  </draw:custom-shape>
                  <draw:custom-shape draw:style-name="gr1851" draw:text-style-name="P50" draw:layer="layout" svg:width="0.014cm" svg:height="0.006cm" svg:x="6.713cm" svg:y="13.517cm">
                    <text:p/>
                    <draw:enhanced-geometry svg:viewBox="0 0 21600 21600" draw:mirror-horizontal="false" draw:mirror-vertical="false" draw:type="rectangle" draw:enhanced-path="M 0 0 L 21600 0 21600 21600 0 21600 0 0 Z N"/>
                  </draw:custom-shape>
                </draw:g>
                <draw:g>
                  <draw:custom-shape draw:style-name="gr1852" draw:text-style-name="P50" draw:layer="layout" svg:width="0.017cm" svg:height="0.011cm" svg:x="6.711cm" svg:y="13.546cm">
                    <text:p/>
                    <draw:enhanced-geometry svg:viewBox="0 0 21600 21600" draw:mirror-horizontal="false" draw:mirror-vertical="false" draw:type="rectangle" draw:enhanced-path="M 0 0 L 21600 0 21600 21600 0 21600 0 0 Z N"/>
                  </draw:custom-shape>
                  <draw:custom-shape draw:style-name="gr1853" draw:text-style-name="P50" draw:layer="layout" svg:width="0.014cm" svg:height="0.007cm" svg:x="6.713cm" svg:y="13.547cm">
                    <text:p/>
                    <draw:enhanced-geometry svg:viewBox="0 0 21600 21600" draw:mirror-horizontal="false" draw:mirror-vertical="false" draw:type="rectangle" draw:enhanced-path="M 0 0 L 21600 0 21600 21600 0 21600 0 0 Z N"/>
                  </draw:custom-shape>
                </draw:g>
                <draw:g>
                  <draw:custom-shape draw:style-name="gr1854" draw:text-style-name="P50" draw:layer="layout" svg:width="0.017cm" svg:height="0.01cm" svg:x="6.711cm" svg:y="13.576cm">
                    <text:p/>
                    <draw:enhanced-geometry svg:viewBox="0 0 21600 21600" draw:mirror-horizontal="false" draw:mirror-vertical="false" draw:type="rectangle" draw:enhanced-path="M 0 0 L 21600 0 21600 21600 0 21600 0 0 Z N"/>
                  </draw:custom-shape>
                  <draw:custom-shape draw:style-name="gr1855" draw:text-style-name="P50" draw:layer="layout" svg:width="0.014cm" svg:height="0.007cm" svg:x="6.713cm" svg:y="13.578cm">
                    <text:p/>
                    <draw:enhanced-geometry svg:viewBox="0 0 21600 21600" draw:mirror-horizontal="false" draw:mirror-vertical="false" draw:type="rectangle" draw:enhanced-path="M 0 0 L 21600 0 21600 21600 0 21600 0 0 Z N"/>
                  </draw:custom-shape>
                </draw:g>
                <draw:g>
                  <draw:custom-shape draw:style-name="gr1856" draw:text-style-name="P50" draw:layer="layout" svg:width="0.017cm" svg:height="0.01cm" svg:x="6.711cm" svg:y="13.607cm">
                    <text:p/>
                    <draw:enhanced-geometry svg:viewBox="0 0 21600 21600" draw:mirror-horizontal="false" draw:mirror-vertical="false" draw:type="rectangle" draw:enhanced-path="M 0 0 L 21600 0 21600 21600 0 21600 0 0 Z N"/>
                  </draw:custom-shape>
                  <draw:custom-shape draw:style-name="gr1857" draw:text-style-name="P50" draw:layer="layout" svg:width="0.014cm" svg:height="0.006cm" svg:x="6.713cm" svg:y="13.609cm">
                    <text:p/>
                    <draw:enhanced-geometry svg:viewBox="0 0 21600 21600" draw:mirror-horizontal="false" draw:mirror-vertical="false" draw:type="rectangle" draw:enhanced-path="M 0 0 L 21600 0 21600 21600 0 21600 0 0 Z N"/>
                  </draw:custom-shape>
                </draw:g>
                <draw:g>
                  <draw:custom-shape draw:style-name="gr1858" draw:text-style-name="P50" draw:layer="layout" svg:width="0.017cm" svg:height="0.01cm" svg:x="6.711cm" svg:y="13.638cm">
                    <text:p/>
                    <draw:enhanced-geometry svg:viewBox="0 0 21600 21600" draw:mirror-horizontal="false" draw:mirror-vertical="false" draw:type="rectangle" draw:enhanced-path="M 0 0 L 21600 0 21600 21600 0 21600 0 0 Z N"/>
                  </draw:custom-shape>
                  <draw:custom-shape draw:style-name="gr1859" draw:text-style-name="P50" draw:layer="layout" svg:width="0.014cm" svg:height="0.007cm" svg:x="6.713cm" svg:y="13.639cm">
                    <text:p/>
                    <draw:enhanced-geometry svg:viewBox="0 0 21600 21600" draw:mirror-horizontal="false" draw:mirror-vertical="false" draw:type="rectangle" draw:enhanced-path="M 0 0 L 21600 0 21600 21600 0 21600 0 0 Z N"/>
                  </draw:custom-shape>
                </draw:g>
              </draw:g>
              <draw:line draw:style-name="gr1860" draw:text-style-name="P51" draw:layer="layout" svg:x1="6.814cm" svg:y1="13.367cm" svg:x2="6.814cm" svg:y2="13.705cm">
                <text:p/>
              </draw:line>
              <draw:line draw:style-name="gr1861" draw:text-style-name="P51" draw:layer="layout" svg:x1="6.881cm" svg:y1="13.367cm" svg:x2="6.881cm" svg:y2="13.705cm">
                <text:p/>
              </draw:line>
              <draw:g>
                <draw:g>
                  <draw:custom-shape draw:style-name="gr1862" draw:text-style-name="P50" draw:layer="layout" svg:width="0.017cm" svg:height="0.01cm" svg:x="6.848cm" svg:y="13.668cm">
                    <text:p/>
                    <draw:enhanced-geometry svg:viewBox="0 0 21600 21600" draw:mirror-horizontal="false" draw:mirror-vertical="false" draw:type="rectangle" draw:enhanced-path="M 0 0 L 21600 0 21600 21600 0 21600 0 0 Z N"/>
                  </draw:custom-shape>
                  <draw:custom-shape draw:style-name="gr1863" draw:text-style-name="P50" draw:layer="layout" svg:width="0.013cm" svg:height="0.008cm" svg:x="6.849cm" svg:y="13.669cm">
                    <text:p/>
                    <draw:enhanced-geometry svg:viewBox="0 0 21600 21600" draw:mirror-horizontal="false" draw:mirror-vertical="false" draw:type="rectangle" draw:enhanced-path="M 0 0 L 21600 0 21600 21600 0 21600 0 0 Z N"/>
                  </draw:custom-shape>
                </draw:g>
                <draw:g>
                  <draw:custom-shape draw:style-name="gr1864" draw:text-style-name="P50" draw:layer="layout" svg:width="0.017cm" svg:height="0.011cm" svg:x="6.848cm" svg:y="13.454cm">
                    <text:p/>
                    <draw:enhanced-geometry svg:viewBox="0 0 21600 21600" draw:mirror-horizontal="false" draw:mirror-vertical="false" draw:type="rectangle" draw:enhanced-path="M 0 0 L 21600 0 21600 21600 0 21600 0 0 Z N"/>
                  </draw:custom-shape>
                  <draw:custom-shape draw:style-name="gr1865" draw:text-style-name="P50" draw:layer="layout" svg:width="0.013cm" svg:height="0.006cm" svg:x="6.849cm" svg:y="13.456cm">
                    <text:p/>
                    <draw:enhanced-geometry svg:viewBox="0 0 21600 21600" draw:mirror-horizontal="false" draw:mirror-vertical="false" draw:type="rectangle" draw:enhanced-path="M 0 0 L 21600 0 21600 21600 0 21600 0 0 Z N"/>
                  </draw:custom-shape>
                </draw:g>
                <draw:g>
                  <draw:custom-shape draw:style-name="gr1866" draw:text-style-name="P50" draw:layer="layout" svg:width="0.017cm" svg:height="0.011cm" svg:x="6.848cm" svg:y="13.484cm">
                    <text:p/>
                    <draw:enhanced-geometry svg:viewBox="0 0 21600 21600" draw:mirror-horizontal="false" draw:mirror-vertical="false" draw:type="rectangle" draw:enhanced-path="M 0 0 L 21600 0 21600 21600 0 21600 0 0 Z N"/>
                  </draw:custom-shape>
                  <draw:custom-shape draw:style-name="gr1867" draw:text-style-name="P50" draw:layer="layout" svg:width="0.013cm" svg:height="0.007cm" svg:x="6.849cm" svg:y="13.486cm">
                    <text:p/>
                    <draw:enhanced-geometry svg:viewBox="0 0 21600 21600" draw:mirror-horizontal="false" draw:mirror-vertical="false" draw:type="rectangle" draw:enhanced-path="M 0 0 L 21600 0 21600 21600 0 21600 0 0 Z N"/>
                  </draw:custom-shape>
                </draw:g>
                <draw:g>
                  <draw:custom-shape draw:style-name="gr1868" draw:text-style-name="P50" draw:layer="layout" svg:width="0.017cm" svg:height="0.01cm" svg:x="6.848cm" svg:y="13.515cm">
                    <text:p/>
                    <draw:enhanced-geometry svg:viewBox="0 0 21600 21600" draw:mirror-horizontal="false" draw:mirror-vertical="false" draw:type="rectangle" draw:enhanced-path="M 0 0 L 21600 0 21600 21600 0 21600 0 0 Z N"/>
                  </draw:custom-shape>
                  <draw:custom-shape draw:style-name="gr1869" draw:text-style-name="P50" draw:layer="layout" svg:width="0.013cm" svg:height="0.006cm" svg:x="6.849cm" svg:y="13.517cm">
                    <text:p/>
                    <draw:enhanced-geometry svg:viewBox="0 0 21600 21600" draw:mirror-horizontal="false" draw:mirror-vertical="false" draw:type="rectangle" draw:enhanced-path="M 0 0 L 21600 0 21600 21600 0 21600 0 0 Z N"/>
                  </draw:custom-shape>
                </draw:g>
                <draw:g>
                  <draw:custom-shape draw:style-name="gr1870" draw:text-style-name="P50" draw:layer="layout" svg:width="0.017cm" svg:height="0.011cm" svg:x="6.848cm" svg:y="13.546cm">
                    <text:p/>
                    <draw:enhanced-geometry svg:viewBox="0 0 21600 21600" draw:mirror-horizontal="false" draw:mirror-vertical="false" draw:type="rectangle" draw:enhanced-path="M 0 0 L 21600 0 21600 21600 0 21600 0 0 Z N"/>
                  </draw:custom-shape>
                  <draw:custom-shape draw:style-name="gr1871" draw:text-style-name="P50" draw:layer="layout" svg:width="0.013cm" svg:height="0.007cm" svg:x="6.849cm" svg:y="13.547cm">
                    <text:p/>
                    <draw:enhanced-geometry svg:viewBox="0 0 21600 21600" draw:mirror-horizontal="false" draw:mirror-vertical="false" draw:type="rectangle" draw:enhanced-path="M 0 0 L 21600 0 21600 21600 0 21600 0 0 Z N"/>
                  </draw:custom-shape>
                </draw:g>
                <draw:g>
                  <draw:custom-shape draw:style-name="gr1872" draw:text-style-name="P50" draw:layer="layout" svg:width="0.017cm" svg:height="0.01cm" svg:x="6.848cm" svg:y="13.576cm">
                    <text:p/>
                    <draw:enhanced-geometry svg:viewBox="0 0 21600 21600" draw:mirror-horizontal="false" draw:mirror-vertical="false" draw:type="rectangle" draw:enhanced-path="M 0 0 L 21600 0 21600 21600 0 21600 0 0 Z N"/>
                  </draw:custom-shape>
                  <draw:custom-shape draw:style-name="gr1873" draw:text-style-name="P50" draw:layer="layout" svg:width="0.013cm" svg:height="0.007cm" svg:x="6.849cm" svg:y="13.578cm">
                    <text:p/>
                    <draw:enhanced-geometry svg:viewBox="0 0 21600 21600" draw:mirror-horizontal="false" draw:mirror-vertical="false" draw:type="rectangle" draw:enhanced-path="M 0 0 L 21600 0 21600 21600 0 21600 0 0 Z N"/>
                  </draw:custom-shape>
                </draw:g>
                <draw:g>
                  <draw:custom-shape draw:style-name="gr1874" draw:text-style-name="P50" draw:layer="layout" svg:width="0.017cm" svg:height="0.01cm" svg:x="6.848cm" svg:y="13.607cm">
                    <text:p/>
                    <draw:enhanced-geometry svg:viewBox="0 0 21600 21600" draw:mirror-horizontal="false" draw:mirror-vertical="false" draw:type="rectangle" draw:enhanced-path="M 0 0 L 21600 0 21600 21600 0 21600 0 0 Z N"/>
                  </draw:custom-shape>
                  <draw:custom-shape draw:style-name="gr1875" draw:text-style-name="P50" draw:layer="layout" svg:width="0.013cm" svg:height="0.006cm" svg:x="6.849cm" svg:y="13.609cm">
                    <text:p/>
                    <draw:enhanced-geometry svg:viewBox="0 0 21600 21600" draw:mirror-horizontal="false" draw:mirror-vertical="false" draw:type="rectangle" draw:enhanced-path="M 0 0 L 21600 0 21600 21600 0 21600 0 0 Z N"/>
                  </draw:custom-shape>
                </draw:g>
                <draw:g>
                  <draw:custom-shape draw:style-name="gr1876" draw:text-style-name="P50" draw:layer="layout" svg:width="0.017cm" svg:height="0.01cm" svg:x="6.848cm" svg:y="13.638cm">
                    <text:p/>
                    <draw:enhanced-geometry svg:viewBox="0 0 21600 21600" draw:mirror-horizontal="false" draw:mirror-vertical="false" draw:type="rectangle" draw:enhanced-path="M 0 0 L 21600 0 21600 21600 0 21600 0 0 Z N"/>
                  </draw:custom-shape>
                  <draw:custom-shape draw:style-name="gr1877" draw:text-style-name="P50" draw:layer="layout" svg:width="0.013cm" svg:height="0.007cm" svg:x="6.849cm" svg:y="13.639cm">
                    <text:p/>
                    <draw:enhanced-geometry svg:viewBox="0 0 21600 21600" draw:mirror-horizontal="false" draw:mirror-vertical="false" draw:type="rectangle" draw:enhanced-path="M 0 0 L 21600 0 21600 21600 0 21600 0 0 Z N"/>
                  </draw:custom-shape>
                </draw:g>
              </draw:g>
              <draw:g>
                <draw:g>
                  <draw:custom-shape draw:style-name="gr1878" draw:text-style-name="P50" draw:layer="layout" svg:width="0.017cm" svg:height="0.01cm" svg:x="6.915cm" svg:y="13.668cm">
                    <text:p/>
                    <draw:enhanced-geometry svg:viewBox="0 0 21600 21600" draw:mirror-horizontal="false" draw:mirror-vertical="false" draw:type="rectangle" draw:enhanced-path="M 0 0 L 21600 0 21600 21600 0 21600 0 0 Z N"/>
                  </draw:custom-shape>
                  <draw:custom-shape draw:style-name="gr1879" draw:text-style-name="P50" draw:layer="layout" svg:width="0.013cm" svg:height="0.008cm" svg:x="6.917cm" svg:y="13.669cm">
                    <text:p/>
                    <draw:enhanced-geometry svg:viewBox="0 0 21600 21600" draw:mirror-horizontal="false" draw:mirror-vertical="false" draw:type="rectangle" draw:enhanced-path="M 0 0 L 21600 0 21600 21600 0 21600 0 0 Z N"/>
                  </draw:custom-shape>
                </draw:g>
                <draw:g>
                  <draw:custom-shape draw:style-name="gr1880" draw:text-style-name="P50" draw:layer="layout" svg:width="0.017cm" svg:height="0.011cm" svg:x="6.915cm" svg:y="13.454cm">
                    <text:p/>
                    <draw:enhanced-geometry svg:viewBox="0 0 21600 21600" draw:mirror-horizontal="false" draw:mirror-vertical="false" draw:type="rectangle" draw:enhanced-path="M 0 0 L 21600 0 21600 21600 0 21600 0 0 Z N"/>
                  </draw:custom-shape>
                  <draw:custom-shape draw:style-name="gr1881" draw:text-style-name="P50" draw:layer="layout" svg:width="0.013cm" svg:height="0.006cm" svg:x="6.917cm" svg:y="13.456cm">
                    <text:p/>
                    <draw:enhanced-geometry svg:viewBox="0 0 21600 21600" draw:mirror-horizontal="false" draw:mirror-vertical="false" draw:type="rectangle" draw:enhanced-path="M 0 0 L 21600 0 21600 21600 0 21600 0 0 Z N"/>
                  </draw:custom-shape>
                </draw:g>
                <draw:g>
                  <draw:custom-shape draw:style-name="gr1882" draw:text-style-name="P50" draw:layer="layout" svg:width="0.017cm" svg:height="0.011cm" svg:x="6.915cm" svg:y="13.484cm">
                    <text:p/>
                    <draw:enhanced-geometry svg:viewBox="0 0 21600 21600" draw:mirror-horizontal="false" draw:mirror-vertical="false" draw:type="rectangle" draw:enhanced-path="M 0 0 L 21600 0 21600 21600 0 21600 0 0 Z N"/>
                  </draw:custom-shape>
                  <draw:custom-shape draw:style-name="gr1883" draw:text-style-name="P50" draw:layer="layout" svg:width="0.013cm" svg:height="0.007cm" svg:x="6.917cm" svg:y="13.486cm">
                    <text:p/>
                    <draw:enhanced-geometry svg:viewBox="0 0 21600 21600" draw:mirror-horizontal="false" draw:mirror-vertical="false" draw:type="rectangle" draw:enhanced-path="M 0 0 L 21600 0 21600 21600 0 21600 0 0 Z N"/>
                  </draw:custom-shape>
                </draw:g>
                <draw:g>
                  <draw:custom-shape draw:style-name="gr1884" draw:text-style-name="P50" draw:layer="layout" svg:width="0.017cm" svg:height="0.01cm" svg:x="6.915cm" svg:y="13.515cm">
                    <text:p/>
                    <draw:enhanced-geometry svg:viewBox="0 0 21600 21600" draw:mirror-horizontal="false" draw:mirror-vertical="false" draw:type="rectangle" draw:enhanced-path="M 0 0 L 21600 0 21600 21600 0 21600 0 0 Z N"/>
                  </draw:custom-shape>
                  <draw:custom-shape draw:style-name="gr1885" draw:text-style-name="P50" draw:layer="layout" svg:width="0.013cm" svg:height="0.006cm" svg:x="6.917cm" svg:y="13.517cm">
                    <text:p/>
                    <draw:enhanced-geometry svg:viewBox="0 0 21600 21600" draw:mirror-horizontal="false" draw:mirror-vertical="false" draw:type="rectangle" draw:enhanced-path="M 0 0 L 21600 0 21600 21600 0 21600 0 0 Z N"/>
                  </draw:custom-shape>
                </draw:g>
                <draw:g>
                  <draw:custom-shape draw:style-name="gr1886" draw:text-style-name="P50" draw:layer="layout" svg:width="0.017cm" svg:height="0.011cm" svg:x="6.915cm" svg:y="13.546cm">
                    <text:p/>
                    <draw:enhanced-geometry svg:viewBox="0 0 21600 21600" draw:mirror-horizontal="false" draw:mirror-vertical="false" draw:type="rectangle" draw:enhanced-path="M 0 0 L 21600 0 21600 21600 0 21600 0 0 Z N"/>
                  </draw:custom-shape>
                  <draw:custom-shape draw:style-name="gr1887" draw:text-style-name="P50" draw:layer="layout" svg:width="0.013cm" svg:height="0.007cm" svg:x="6.917cm" svg:y="13.547cm">
                    <text:p/>
                    <draw:enhanced-geometry svg:viewBox="0 0 21600 21600" draw:mirror-horizontal="false" draw:mirror-vertical="false" draw:type="rectangle" draw:enhanced-path="M 0 0 L 21600 0 21600 21600 0 21600 0 0 Z N"/>
                  </draw:custom-shape>
                </draw:g>
                <draw:g>
                  <draw:custom-shape draw:style-name="gr1888" draw:text-style-name="P50" draw:layer="layout" svg:width="0.017cm" svg:height="0.01cm" svg:x="6.915cm" svg:y="13.576cm">
                    <text:p/>
                    <draw:enhanced-geometry svg:viewBox="0 0 21600 21600" draw:mirror-horizontal="false" draw:mirror-vertical="false" draw:type="rectangle" draw:enhanced-path="M 0 0 L 21600 0 21600 21600 0 21600 0 0 Z N"/>
                  </draw:custom-shape>
                  <draw:custom-shape draw:style-name="gr1889" draw:text-style-name="P50" draw:layer="layout" svg:width="0.013cm" svg:height="0.007cm" svg:x="6.917cm" svg:y="13.578cm">
                    <text:p/>
                    <draw:enhanced-geometry svg:viewBox="0 0 21600 21600" draw:mirror-horizontal="false" draw:mirror-vertical="false" draw:type="rectangle" draw:enhanced-path="M 0 0 L 21600 0 21600 21600 0 21600 0 0 Z N"/>
                  </draw:custom-shape>
                </draw:g>
                <draw:g>
                  <draw:custom-shape draw:style-name="gr1890" draw:text-style-name="P50" draw:layer="layout" svg:width="0.017cm" svg:height="0.01cm" svg:x="6.915cm" svg:y="13.607cm">
                    <text:p/>
                    <draw:enhanced-geometry svg:viewBox="0 0 21600 21600" draw:mirror-horizontal="false" draw:mirror-vertical="false" draw:type="rectangle" draw:enhanced-path="M 0 0 L 21600 0 21600 21600 0 21600 0 0 Z N"/>
                  </draw:custom-shape>
                  <draw:custom-shape draw:style-name="gr1891" draw:text-style-name="P50" draw:layer="layout" svg:width="0.013cm" svg:height="0.006cm" svg:x="6.917cm" svg:y="13.609cm">
                    <text:p/>
                    <draw:enhanced-geometry svg:viewBox="0 0 21600 21600" draw:mirror-horizontal="false" draw:mirror-vertical="false" draw:type="rectangle" draw:enhanced-path="M 0 0 L 21600 0 21600 21600 0 21600 0 0 Z N"/>
                  </draw:custom-shape>
                </draw:g>
                <draw:g>
                  <draw:custom-shape draw:style-name="gr1892" draw:text-style-name="P50" draw:layer="layout" svg:width="0.017cm" svg:height="0.01cm" svg:x="6.915cm" svg:y="13.638cm">
                    <text:p/>
                    <draw:enhanced-geometry svg:viewBox="0 0 21600 21600" draw:mirror-horizontal="false" draw:mirror-vertical="false" draw:type="rectangle" draw:enhanced-path="M 0 0 L 21600 0 21600 21600 0 21600 0 0 Z N"/>
                  </draw:custom-shape>
                  <draw:custom-shape draw:style-name="gr1893" draw:text-style-name="P50" draw:layer="layout" svg:width="0.013cm" svg:height="0.007cm" svg:x="6.917cm" svg:y="13.639cm">
                    <text:p/>
                    <draw:enhanced-geometry svg:viewBox="0 0 21600 21600" draw:mirror-horizontal="false" draw:mirror-vertical="false" draw:type="rectangle" draw:enhanced-path="M 0 0 L 21600 0 21600 21600 0 21600 0 0 Z N"/>
                  </draw:custom-shape>
                </draw:g>
              </draw:g>
            </draw:g>
          </draw:g>
          <draw:g>
            <draw:custom-shape draw:style-name="gr1894" draw:text-style-name="P49" draw:layer="layout" svg:width="0.341cm" svg:height="0.209cm" svg:x="5.893cm" svg:y="13.118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5" draw:text-style-name="P50" draw:layer="layout" svg:width="0.061cm" svg:height="0.064cm" svg:x="6.018cm" svg:y="13.207cm">
              <text:p/>
              <draw:enhanced-geometry svg:viewBox="0 0 21600 21600" draw:mirror-horizontal="false" draw:mirror-vertical="false" draw:type="rectangle" draw:enhanced-path="M 0 0 L 21600 0 21600 21600 0 21600 0 0 Z N"/>
            </draw:custom-shape>
            <draw:custom-shape draw:style-name="gr1896" draw:text-style-name="P50" draw:layer="layout" svg:width="0.096cm" svg:height="0.078cm" svg:x="6.157cm" svg:y="13.197cm">
              <text:p/>
              <draw:enhanced-geometry svg:viewBox="0 0 21600 21600" draw:mirror-horizontal="false" draw:mirror-vertical="false" draw:type="rectangle" draw:enhanced-path="M 0 0 L 21600 0 21600 21600 0 21600 0 0 Z N"/>
            </draw:custom-shape>
            <draw:custom-shape draw:style-name="gr1897" draw:text-style-name="P50" draw:layer="layout" svg:width="0.048cm" svg:height="0.039cm" svg:x="6.09cm" svg:y="13.259cm">
              <text:p/>
              <draw:enhanced-geometry svg:viewBox="0 0 21600 21600" draw:mirror-horizontal="false" draw:mirror-vertical="false" draw:type="rectangle" draw:enhanced-path="M 0 0 L 21600 0 21600 21600 0 21600 0 0 Z N"/>
            </draw:custom-shape>
            <draw:custom-shape draw:style-name="gr1898" draw:text-style-name="P50" draw:layer="layout" svg:width="0.062cm" svg:height="0.036cm" svg:x="6.182cm" svg:y="13.139cm">
              <text:p/>
              <draw:enhanced-geometry svg:viewBox="0 0 21600 21600" draw:mirror-horizontal="false" draw:mirror-vertical="false" draw:type="rectangle" draw:enhanced-path="M 0 0 L 21600 0 21600 21600 0 21600 0 0 Z N"/>
            </draw:custom-shape>
            <draw:custom-shape draw:style-name="gr1899" draw:text-style-name="P50" draw:layer="layout" svg:width="0.038cm" svg:height="0.039cm" svg:x="5.959cm" svg:y="13.237cm">
              <text:p/>
              <draw:enhanced-geometry svg:viewBox="0 0 21600 21600" draw:mirror-horizontal="false" draw:mirror-vertical="false" draw:type="rectangle" draw:enhanced-path="M 0 0 L 21600 0 21600 21600 0 21600 0 0 Z N"/>
            </draw:custom-shape>
            <draw:custom-shape draw:style-name="gr1900" draw:text-style-name="P50" draw:layer="layout" svg:width="0.039cm" svg:height="0.064cm" svg:x="5.957cm" svg:y="13.159cm">
              <text:p/>
              <draw:enhanced-geometry svg:viewBox="0 0 21600 21600" draw:mirror-horizontal="false" draw:mirror-vertical="false" draw:type="rectangle" draw:enhanced-path="M 0 0 L 21600 0 21600 21600 0 21600 0 0 Z N"/>
            </draw:custom-shape>
            <draw:custom-shape draw:style-name="gr1901" draw:text-style-name="P50" draw:layer="layout" svg:width="0.027cm" svg:height="0.022cm" svg:x="6.123cm" svg:y="13.172cm">
              <text:p/>
              <draw:enhanced-geometry svg:viewBox="0 0 21600 21600" draw:mirror-horizontal="false" draw:mirror-vertical="false" draw:type="rectangle" draw:enhanced-path="M 0 0 L 21600 0 21600 21600 0 21600 0 0 Z N"/>
            </draw:custom-shape>
            <draw:custom-shape draw:style-name="gr1902" draw:text-style-name="P50" draw:layer="layout" svg:width="0.066cm" svg:height="0.054cm" svg:x="5.876cm" svg:y="13.16cm">
              <text:p/>
              <draw:enhanced-geometry svg:viewBox="0 0 21600 21600" draw:mirror-horizontal="false" draw:mirror-vertical="false" draw:type="rectangle" draw:enhanced-path="M 0 0 L 21600 0 21600 21600 0 21600 0 0 Z N"/>
            </draw:custom-shape>
            <draw:g>
              <draw:custom-shape draw:style-name="gr1903" draw:text-style-name="P50" draw:layer="layout" svg:width="0.238cm" svg:height="0.024cm" svg:x="5.915cm" svg:y="13.117cm">
                <text:p/>
                <draw:enhanced-geometry svg:viewBox="0 0 21600 21600" draw:mirror-horizontal="false" draw:mirror-vertical="false" draw:type="rectangle" draw:enhanced-path="M 0 0 L 21600 0 21600 21600 0 21600 0 0 Z N"/>
              </draw:custom-shape>
              <draw:g>
                <draw:custom-shape draw:style-name="gr1904" draw:text-style-name="P52" draw:layer="layout" svg:width="0.006cm" svg:height="0.007cm" svg:x="5.917cm" svg:y="13.121cm">
                  <text:p/>
                  <draw:enhanced-geometry svg:viewBox="0 0 21600 21600" draw:mirror-horizontal="false" draw:mirror-vertical="false" draw:type="rectangle" draw:enhanced-path="M 0 0 L 21600 0 21600 21600 0 21600 0 0 Z N"/>
                </draw:custom-shape>
                <draw:custom-shape draw:style-name="gr1905" draw:text-style-name="P52" draw:layer="layout" svg:width="0.007cm" svg:height="0.006cm" svg:x="5.927cm" svg:y="13.121cm">
                  <text:p/>
                  <draw:enhanced-geometry svg:viewBox="0 0 21600 21600" draw:mirror-horizontal="false" draw:mirror-vertical="false" draw:type="rectangle" draw:enhanced-path="M 0 0 L 21600 0 21600 21600 0 21600 0 0 Z N"/>
                </draw:custom-shape>
                <draw:custom-shape draw:style-name="gr1906" draw:text-style-name="P52" draw:layer="layout" svg:width="0.006cm" svg:height="0.007cm" svg:x="5.939cm" svg:y="13.121cm">
                  <text:p/>
                  <draw:enhanced-geometry svg:viewBox="0 0 21600 21600" draw:mirror-horizontal="false" draw:mirror-vertical="false" draw:type="rectangle" draw:enhanced-path="M 0 0 L 21600 0 21600 21600 0 21600 0 0 Z N"/>
                </draw:custom-shape>
                <draw:custom-shape draw:style-name="gr1907" draw:text-style-name="P52" draw:layer="layout" svg:width="0.006cm" svg:height="0.006cm" svg:x="5.949cm" svg:y="13.121cm">
                  <text:p/>
                  <draw:enhanced-geometry svg:viewBox="0 0 21600 21600" draw:mirror-horizontal="false" draw:mirror-vertical="false" draw:type="rectangle" draw:enhanced-path="M 0 0 L 21600 0 21600 21600 0 21600 0 0 Z N"/>
                </draw:custom-shape>
                <draw:custom-shape draw:style-name="gr1908" draw:text-style-name="P52" draw:layer="layout" svg:width="0.006cm" svg:height="0.006cm" svg:x="5.969cm" svg:y="13.121cm">
                  <text:p/>
                  <draw:enhanced-geometry svg:viewBox="0 0 21600 21600" draw:mirror-horizontal="false" draw:mirror-vertical="false" draw:type="rectangle" draw:enhanced-path="M 0 0 L 21600 0 21600 21600 0 21600 0 0 Z N"/>
                </draw:custom-shape>
                <draw:custom-shape draw:style-name="gr1909" draw:text-style-name="P52" draw:layer="layout" svg:width="0.006cm" svg:height="0.007cm" svg:x="5.979cm" svg:y="13.121cm">
                  <text:p/>
                  <draw:enhanced-geometry svg:viewBox="0 0 21600 21600" draw:mirror-horizontal="false" draw:mirror-vertical="false" draw:type="rectangle" draw:enhanced-path="M 0 0 L 21600 0 21600 21600 0 21600 0 0 Z N"/>
                </draw:custom-shape>
                <draw:custom-shape draw:style-name="gr1910" draw:text-style-name="P52" draw:layer="layout" svg:width="0.006cm" svg:height="0.007cm" svg:x="5.99cm" svg:y="13.121cm">
                  <text:p/>
                  <draw:enhanced-geometry svg:viewBox="0 0 21600 21600" draw:mirror-horizontal="false" draw:mirror-vertical="false" draw:type="rectangle" draw:enhanced-path="M 0 0 L 21600 0 21600 21600 0 21600 0 0 Z N"/>
                </draw:custom-shape>
                <draw:custom-shape draw:style-name="gr1911" draw:text-style-name="P52" draw:layer="layout" svg:width="0.006cm" svg:height="0.007cm" svg:x="6cm" svg:y="13.121cm">
                  <text:p/>
                  <draw:enhanced-geometry svg:viewBox="0 0 21600 21600" draw:mirror-horizontal="false" draw:mirror-vertical="false" draw:type="rectangle" draw:enhanced-path="M 0 0 L 21600 0 21600 21600 0 21600 0 0 Z N"/>
                </draw:custom-shape>
                <draw:custom-shape draw:style-name="gr1912" draw:text-style-name="P52" draw:layer="layout" svg:width="0.006cm" svg:height="0.007cm" svg:x="6.011cm" svg:y="13.121cm">
                  <text:p/>
                  <draw:enhanced-geometry svg:viewBox="0 0 21600 21600" draw:mirror-horizontal="false" draw:mirror-vertical="false" draw:type="rectangle" draw:enhanced-path="M 0 0 L 21600 0 21600 21600 0 21600 0 0 Z N"/>
                </draw:custom-shape>
                <draw:custom-shape draw:style-name="gr1913" draw:text-style-name="P52" draw:layer="layout" svg:width="0.007cm" svg:height="0.006cm" svg:x="6.02cm" svg:y="13.121cm">
                  <text:p/>
                  <draw:enhanced-geometry svg:viewBox="0 0 21600 21600" draw:mirror-horizontal="false" draw:mirror-vertical="false" draw:type="rectangle" draw:enhanced-path="M 0 0 L 21600 0 21600 21600 0 21600 0 0 Z N"/>
                </draw:custom-shape>
                <draw:custom-shape draw:style-name="gr1914" draw:text-style-name="P52" draw:layer="layout" svg:width="0.006cm" svg:height="0.007cm" svg:x="6.031cm" svg:y="13.121cm">
                  <text:p/>
                  <draw:enhanced-geometry svg:viewBox="0 0 21600 21600" draw:mirror-horizontal="false" draw:mirror-vertical="false" draw:type="rectangle" draw:enhanced-path="M 0 0 L 21600 0 21600 21600 0 21600 0 0 Z N"/>
                </draw:custom-shape>
                <draw:custom-shape draw:style-name="gr1915" draw:text-style-name="P52" draw:layer="layout" svg:width="0.006cm" svg:height="0.006cm" svg:x="6.042cm" svg:y="13.121cm">
                  <text:p/>
                  <draw:enhanced-geometry svg:viewBox="0 0 21600 21600" draw:mirror-horizontal="false" draw:mirror-vertical="false" draw:type="rectangle" draw:enhanced-path="M 0 0 L 21600 0 21600 21600 0 21600 0 0 Z N"/>
                </draw:custom-shape>
                <draw:custom-shape draw:style-name="gr1916" draw:text-style-name="P52" draw:layer="layout" svg:width="0.006cm" svg:height="0.007cm" svg:x="6.052cm" svg:y="13.121cm">
                  <text:p/>
                  <draw:enhanced-geometry svg:viewBox="0 0 21600 21600" draw:mirror-horizontal="false" draw:mirror-vertical="false" draw:type="rectangle" draw:enhanced-path="M 0 0 L 21600 0 21600 21600 0 21600 0 0 Z N"/>
                </draw:custom-shape>
                <draw:custom-shape draw:style-name="gr1917" draw:text-style-name="P52" draw:layer="layout" svg:width="0.006cm" svg:height="0.007cm" svg:x="6.062cm" svg:y="13.121cm">
                  <text:p/>
                  <draw:enhanced-geometry svg:viewBox="0 0 21600 21600" draw:mirror-horizontal="false" draw:mirror-vertical="false" draw:type="rectangle" draw:enhanced-path="M 0 0 L 21600 0 21600 21600 0 21600 0 0 Z N"/>
                </draw:custom-shape>
                <draw:custom-shape draw:style-name="gr1918" draw:text-style-name="P52" draw:layer="layout" svg:width="0.006cm" svg:height="0.007cm" svg:x="6.072cm" svg:y="13.121cm">
                  <text:p/>
                  <draw:enhanced-geometry svg:viewBox="0 0 21600 21600" draw:mirror-horizontal="false" draw:mirror-vertical="false" draw:type="rectangle" draw:enhanced-path="M 0 0 L 21600 0 21600 21600 0 21600 0 0 Z N"/>
                </draw:custom-shape>
                <draw:custom-shape draw:style-name="gr1919" draw:text-style-name="P52" draw:layer="layout" svg:width="0.006cm" svg:height="0.007cm" svg:x="6.083cm" svg:y="13.121cm">
                  <text:p/>
                  <draw:enhanced-geometry svg:viewBox="0 0 21600 21600" draw:mirror-horizontal="false" draw:mirror-vertical="false" draw:type="rectangle" draw:enhanced-path="M 0 0 L 21600 0 21600 21600 0 21600 0 0 Z N"/>
                </draw:custom-shape>
                <draw:custom-shape draw:style-name="gr1920" draw:text-style-name="P52" draw:layer="layout" svg:width="0.007cm" svg:height="0.007cm" svg:x="6.093cm" svg:y="13.121cm">
                  <text:p/>
                  <draw:enhanced-geometry svg:viewBox="0 0 21600 21600" draw:mirror-horizontal="false" draw:mirror-vertical="false" draw:type="rectangle" draw:enhanced-path="M 0 0 L 21600 0 21600 21600 0 21600 0 0 Z N"/>
                </draw:custom-shape>
                <draw:custom-shape draw:style-name="gr1921" draw:text-style-name="P52" draw:layer="layout" svg:width="0.006cm" svg:height="0.007cm" svg:x="6.104cm" svg:y="13.121cm">
                  <text:p/>
                  <draw:enhanced-geometry svg:viewBox="0 0 21600 21600" draw:mirror-horizontal="false" draw:mirror-vertical="false" draw:type="rectangle" draw:enhanced-path="M 0 0 L 21600 0 21600 21600 0 21600 0 0 Z N"/>
                </draw:custom-shape>
                <draw:custom-shape draw:style-name="gr1922" draw:text-style-name="P52" draw:layer="layout" svg:width="0.006cm" svg:height="0.006cm" svg:x="6.114cm" svg:y="13.121cm">
                  <text:p/>
                  <draw:enhanced-geometry svg:viewBox="0 0 21600 21600" draw:mirror-horizontal="false" draw:mirror-vertical="false" draw:type="rectangle" draw:enhanced-path="M 0 0 L 21600 0 21600 21600 0 21600 0 0 Z N"/>
                </draw:custom-shape>
                <draw:custom-shape draw:style-name="gr1923" draw:text-style-name="P52" draw:layer="layout" svg:width="0.006cm" svg:height="0.007cm" svg:x="6.124cm" svg:y="13.121cm">
                  <text:p/>
                  <draw:enhanced-geometry svg:viewBox="0 0 21600 21600" draw:mirror-horizontal="false" draw:mirror-vertical="false" draw:type="rectangle" draw:enhanced-path="M 0 0 L 21600 0 21600 21600 0 21600 0 0 Z N"/>
                </draw:custom-shape>
                <draw:custom-shape draw:style-name="gr1924" draw:text-style-name="P52" draw:layer="layout" svg:width="0.006cm" svg:height="0.006cm" svg:x="6.135cm" svg:y="13.121cm">
                  <text:p/>
                  <draw:enhanced-geometry svg:viewBox="0 0 21600 21600" draw:mirror-horizontal="false" draw:mirror-vertical="false" draw:type="rectangle" draw:enhanced-path="M 0 0 L 21600 0 21600 21600 0 21600 0 0 Z N"/>
                </draw:custom-shape>
                <draw:custom-shape draw:style-name="gr1925" draw:text-style-name="P52" draw:layer="layout" svg:width="0.006cm" svg:height="0.007cm" svg:x="6.145cm" svg:y="13.121cm">
                  <text:p/>
                  <draw:enhanced-geometry svg:viewBox="0 0 21600 21600" draw:mirror-horizontal="false" draw:mirror-vertical="false" draw:type="rectangle" draw:enhanced-path="M 0 0 L 21600 0 21600 21600 0 21600 0 0 Z N"/>
                </draw:custom-shape>
                <draw:g>
                  <draw:custom-shape draw:style-name="gr1926" draw:text-style-name="P52" draw:layer="layout" svg:width="0.006cm" svg:height="0.006cm" svg:x="5.959cm" svg:y="13.121cm">
                    <text:p/>
                    <draw:enhanced-geometry svg:viewBox="0 0 21600 21600" draw:mirror-horizontal="false" draw:mirror-vertical="false" draw:type="rectangle" draw:enhanced-path="M 0 0 L 21600 0 21600 21600 0 21600 0 0 Z N"/>
                  </draw:custom-shape>
                  <draw:custom-shape draw:style-name="gr1927" draw:text-style-name="P52" draw:layer="layout" svg:width="0.006cm" svg:height="0.006cm" svg:x="5.917cm" svg:y="13.131cm">
                    <text:p/>
                    <draw:enhanced-geometry svg:viewBox="0 0 21600 21600" draw:mirror-horizontal="false" draw:mirror-vertical="false" draw:type="rectangle" draw:enhanced-path="M 0 0 L 21600 0 21600 21600 0 21600 0 0 Z N"/>
                  </draw:custom-shape>
                  <draw:custom-shape draw:style-name="gr1928" draw:text-style-name="P52" draw:layer="layout" svg:width="0.006cm" svg:height="0.006cm" svg:x="5.927cm" svg:y="13.131cm">
                    <text:p/>
                    <draw:enhanced-geometry svg:viewBox="0 0 21600 21600" draw:mirror-horizontal="false" draw:mirror-vertical="false" draw:type="rectangle" draw:enhanced-path="M 0 0 L 21600 0 21600 21600 0 21600 0 0 Z N"/>
                  </draw:custom-shape>
                  <draw:custom-shape draw:style-name="gr1929" draw:text-style-name="P52" draw:layer="layout" svg:width="0.006cm" svg:height="0.006cm" svg:x="5.939cm" svg:y="13.131cm">
                    <text:p/>
                    <draw:enhanced-geometry svg:viewBox="0 0 21600 21600" draw:mirror-horizontal="false" draw:mirror-vertical="false" draw:type="rectangle" draw:enhanced-path="M 0 0 L 21600 0 21600 21600 0 21600 0 0 Z N"/>
                  </draw:custom-shape>
                  <draw:custom-shape draw:style-name="gr1930" draw:text-style-name="P52" draw:layer="layout" svg:width="0.005cm" svg:height="0.006cm" svg:x="5.949cm" svg:y="13.131cm">
                    <text:p/>
                    <draw:enhanced-geometry svg:viewBox="0 0 21600 21600" draw:mirror-horizontal="false" draw:mirror-vertical="false" draw:type="rectangle" draw:enhanced-path="M 0 0 L 21600 0 21600 21600 0 21600 0 0 Z N"/>
                  </draw:custom-shape>
                  <draw:custom-shape draw:style-name="gr1931" draw:text-style-name="P52" draw:layer="layout" svg:width="0.006cm" svg:height="0.006cm" svg:x="5.959cm" svg:y="13.131cm">
                    <text:p/>
                    <draw:enhanced-geometry svg:viewBox="0 0 21600 21600" draw:mirror-horizontal="false" draw:mirror-vertical="false" draw:type="rectangle" draw:enhanced-path="M 0 0 L 21600 0 21600 21600 0 21600 0 0 Z N"/>
                  </draw:custom-shape>
                  <draw:custom-shape draw:style-name="gr1932" draw:text-style-name="P52" draw:layer="layout" svg:width="0.006cm" svg:height="0.006cm" svg:x="5.969cm" svg:y="13.131cm">
                    <text:p/>
                    <draw:enhanced-geometry svg:viewBox="0 0 21600 21600" draw:mirror-horizontal="false" draw:mirror-vertical="false" draw:type="rectangle" draw:enhanced-path="M 0 0 L 21600 0 21600 21600 0 21600 0 0 Z N"/>
                  </draw:custom-shape>
                  <draw:custom-shape draw:style-name="gr1933" draw:text-style-name="P52" draw:layer="layout" svg:width="0.006cm" svg:height="0.006cm" svg:x="5.979cm" svg:y="13.131cm">
                    <text:p/>
                    <draw:enhanced-geometry svg:viewBox="0 0 21600 21600" draw:mirror-horizontal="false" draw:mirror-vertical="false" draw:type="rectangle" draw:enhanced-path="M 0 0 L 21600 0 21600 21600 0 21600 0 0 Z N"/>
                  </draw:custom-shape>
                  <draw:custom-shape draw:style-name="gr1934" draw:text-style-name="P52" draw:layer="layout" svg:width="0.006cm" svg:height="0.006cm" svg:x="5.99cm" svg:y="13.131cm">
                    <text:p/>
                    <draw:enhanced-geometry svg:viewBox="0 0 21600 21600" draw:mirror-horizontal="false" draw:mirror-vertical="false" draw:type="rectangle" draw:enhanced-path="M 0 0 L 21600 0 21600 21600 0 21600 0 0 Z N"/>
                  </draw:custom-shape>
                  <draw:custom-shape draw:style-name="gr1935" draw:text-style-name="P52" draw:layer="layout" svg:width="0.006cm" svg:height="0.006cm" svg:x="6cm" svg:y="13.131cm">
                    <text:p/>
                    <draw:enhanced-geometry svg:viewBox="0 0 21600 21600" draw:mirror-horizontal="false" draw:mirror-vertical="false" draw:type="rectangle" draw:enhanced-path="M 0 0 L 21600 0 21600 21600 0 21600 0 0 Z N"/>
                  </draw:custom-shape>
                  <draw:custom-shape draw:style-name="gr1936" draw:text-style-name="P52" draw:layer="layout" svg:width="0.005cm" svg:height="0.006cm" svg:x="6.011cm" svg:y="13.131cm">
                    <text:p/>
                    <draw:enhanced-geometry svg:viewBox="0 0 21600 21600" draw:mirror-horizontal="false" draw:mirror-vertical="false" draw:type="rectangle" draw:enhanced-path="M 0 0 L 21600 0 21600 21600 0 21600 0 0 Z N"/>
                  </draw:custom-shape>
                  <draw:custom-shape draw:style-name="gr1937" draw:text-style-name="P52" draw:layer="layout" svg:width="0.007cm" svg:height="0.006cm" svg:x="6.02cm" svg:y="13.131cm">
                    <text:p/>
                    <draw:enhanced-geometry svg:viewBox="0 0 21600 21600" draw:mirror-horizontal="false" draw:mirror-vertical="false" draw:type="rectangle" draw:enhanced-path="M 0 0 L 21600 0 21600 21600 0 21600 0 0 Z N"/>
                  </draw:custom-shape>
                  <draw:custom-shape draw:style-name="gr1938" draw:text-style-name="P52" draw:layer="layout" svg:width="0.006cm" svg:height="0.006cm" svg:x="6.031cm" svg:y="13.131cm">
                    <text:p/>
                    <draw:enhanced-geometry svg:viewBox="0 0 21600 21600" draw:mirror-horizontal="false" draw:mirror-vertical="false" draw:type="rectangle" draw:enhanced-path="M 0 0 L 21600 0 21600 21600 0 21600 0 0 Z N"/>
                  </draw:custom-shape>
                  <draw:custom-shape draw:style-name="gr1939" draw:text-style-name="P52" draw:layer="layout" svg:width="0.006cm" svg:height="0.006cm" svg:x="6.042cm" svg:y="13.131cm">
                    <text:p/>
                    <draw:enhanced-geometry svg:viewBox="0 0 21600 21600" draw:mirror-horizontal="false" draw:mirror-vertical="false" draw:type="rectangle" draw:enhanced-path="M 0 0 L 21600 0 21600 21600 0 21600 0 0 Z N"/>
                  </draw:custom-shape>
                  <draw:custom-shape draw:style-name="gr1940" draw:text-style-name="P52" draw:layer="layout" svg:width="0.007cm" svg:height="0.006cm" svg:x="6.051cm" svg:y="13.131cm">
                    <text:p/>
                    <draw:enhanced-geometry svg:viewBox="0 0 21600 21600" draw:mirror-horizontal="false" draw:mirror-vertical="false" draw:type="rectangle" draw:enhanced-path="M 0 0 L 21600 0 21600 21600 0 21600 0 0 Z N"/>
                  </draw:custom-shape>
                  <draw:custom-shape draw:style-name="gr1941" draw:text-style-name="P52" draw:layer="layout" svg:width="0.007cm" svg:height="0.006cm" svg:x="6.061cm" svg:y="13.131cm">
                    <text:p/>
                    <draw:enhanced-geometry svg:viewBox="0 0 21600 21600" draw:mirror-horizontal="false" draw:mirror-vertical="false" draw:type="rectangle" draw:enhanced-path="M 0 0 L 21600 0 21600 21600 0 21600 0 0 Z N"/>
                  </draw:custom-shape>
                  <draw:custom-shape draw:style-name="gr1942" draw:text-style-name="P52" draw:layer="layout" svg:width="0.006cm" svg:height="0.006cm" svg:x="6.072cm" svg:y="13.131cm">
                    <text:p/>
                    <draw:enhanced-geometry svg:viewBox="0 0 21600 21600" draw:mirror-horizontal="false" draw:mirror-vertical="false" draw:type="rectangle" draw:enhanced-path="M 0 0 L 21600 0 21600 21600 0 21600 0 0 Z N"/>
                  </draw:custom-shape>
                  <draw:custom-shape draw:style-name="gr1943" draw:text-style-name="P52" draw:layer="layout" svg:width="0.006cm" svg:height="0.006cm" svg:x="6.083cm" svg:y="13.131cm">
                    <text:p/>
                    <draw:enhanced-geometry svg:viewBox="0 0 21600 21600" draw:mirror-horizontal="false" draw:mirror-vertical="false" draw:type="rectangle" draw:enhanced-path="M 0 0 L 21600 0 21600 21600 0 21600 0 0 Z N"/>
                  </draw:custom-shape>
                  <draw:custom-shape draw:style-name="gr1944" draw:text-style-name="P52" draw:layer="layout" svg:width="0.006cm" svg:height="0.006cm" svg:x="6.093cm" svg:y="13.131cm">
                    <text:p/>
                    <draw:enhanced-geometry svg:viewBox="0 0 21600 21600" draw:mirror-horizontal="false" draw:mirror-vertical="false" draw:type="rectangle" draw:enhanced-path="M 0 0 L 21600 0 21600 21600 0 21600 0 0 Z N"/>
                  </draw:custom-shape>
                  <draw:custom-shape draw:style-name="gr1945" draw:text-style-name="P52" draw:layer="layout" svg:width="0.006cm" svg:height="0.006cm" svg:x="6.104cm" svg:y="13.131cm">
                    <text:p/>
                    <draw:enhanced-geometry svg:viewBox="0 0 21600 21600" draw:mirror-horizontal="false" draw:mirror-vertical="false" draw:type="rectangle" draw:enhanced-path="M 0 0 L 21600 0 21600 21600 0 21600 0 0 Z N"/>
                  </draw:custom-shape>
                  <draw:custom-shape draw:style-name="gr1946" draw:text-style-name="P52" draw:layer="layout" svg:width="0.006cm" svg:height="0.006cm" svg:x="6.113cm" svg:y="13.131cm">
                    <text:p/>
                    <draw:enhanced-geometry svg:viewBox="0 0 21600 21600" draw:mirror-horizontal="false" draw:mirror-vertical="false" draw:type="rectangle" draw:enhanced-path="M 0 0 L 21600 0 21600 21600 0 21600 0 0 Z N"/>
                  </draw:custom-shape>
                  <draw:custom-shape draw:style-name="gr1947" draw:text-style-name="P52" draw:layer="layout" svg:width="0.006cm" svg:height="0.006cm" svg:x="6.124cm" svg:y="13.131cm">
                    <text:p/>
                    <draw:enhanced-geometry svg:viewBox="0 0 21600 21600" draw:mirror-horizontal="false" draw:mirror-vertical="false" draw:type="rectangle" draw:enhanced-path="M 0 0 L 21600 0 21600 21600 0 21600 0 0 Z N"/>
                  </draw:custom-shape>
                  <draw:custom-shape draw:style-name="gr1948" draw:text-style-name="P52" draw:layer="layout" svg:width="0.006cm" svg:height="0.006cm" svg:x="6.134cm" svg:y="13.131cm">
                    <text:p/>
                    <draw:enhanced-geometry svg:viewBox="0 0 21600 21600" draw:mirror-horizontal="false" draw:mirror-vertical="false" draw:type="rectangle" draw:enhanced-path="M 0 0 L 21600 0 21600 21600 0 21600 0 0 Z N"/>
                  </draw:custom-shape>
                  <draw:custom-shape draw:style-name="gr1949" draw:text-style-name="P52" draw:layer="layout" svg:width="0.006cm" svg:height="0.006cm" svg:x="6.145cm" svg:y="13.131cm">
                    <text:p/>
                    <draw:enhanced-geometry svg:viewBox="0 0 21600 21600" draw:mirror-horizontal="false" draw:mirror-vertical="false" draw:type="rectangle" draw:enhanced-path="M 0 0 L 21600 0 21600 21600 0 21600 0 0 Z N"/>
                  </draw:custom-shape>
                </draw:g>
              </draw:g>
            </draw:g>
            <draw:g>
              <draw:custom-shape draw:style-name="gr1950" draw:text-style-name="P50" draw:layer="layout" svg:width="0.24cm" svg:height="0.023cm" svg:x="5.917cm" svg:y="13.304cm">
                <text:p/>
                <draw:enhanced-geometry svg:viewBox="0 0 21600 21600" draw:mirror-horizontal="false" draw:mirror-vertical="false" draw:type="rectangle" draw:enhanced-path="M 0 0 L 21600 0 21600 21600 0 21600 0 0 Z N"/>
              </draw:custom-shape>
              <draw:g>
                <draw:custom-shape draw:style-name="gr1951" draw:text-style-name="P52" draw:layer="layout" svg:width="0.006cm" svg:height="0.007cm" svg:x="5.921cm" svg:y="13.308cm">
                  <text:p/>
                  <draw:enhanced-geometry svg:viewBox="0 0 21600 21600" draw:mirror-horizontal="false" draw:mirror-vertical="false" draw:type="rectangle" draw:enhanced-path="M 0 0 L 21600 0 21600 21600 0 21600 0 0 Z N"/>
                </draw:custom-shape>
                <draw:custom-shape draw:style-name="gr1952" draw:text-style-name="P52" draw:layer="layout" svg:width="0.006cm" svg:height="0.007cm" svg:x="5.931cm" svg:y="13.308cm">
                  <text:p/>
                  <draw:enhanced-geometry svg:viewBox="0 0 21600 21600" draw:mirror-horizontal="false" draw:mirror-vertical="false" draw:type="rectangle" draw:enhanced-path="M 0 0 L 21600 0 21600 21600 0 21600 0 0 Z N"/>
                </draw:custom-shape>
                <draw:custom-shape draw:style-name="gr1953" draw:text-style-name="P52" draw:layer="layout" svg:width="0.006cm" svg:height="0.006cm" svg:x="5.941cm" svg:y="13.308cm">
                  <text:p/>
                  <draw:enhanced-geometry svg:viewBox="0 0 21600 21600" draw:mirror-horizontal="false" draw:mirror-vertical="false" draw:type="rectangle" draw:enhanced-path="M 0 0 L 21600 0 21600 21600 0 21600 0 0 Z N"/>
                </draw:custom-shape>
                <draw:custom-shape draw:style-name="gr1954" draw:text-style-name="P52" draw:layer="layout" svg:width="0.006cm" svg:height="0.007cm" svg:x="5.951cm" svg:y="13.308cm">
                  <text:p/>
                  <draw:enhanced-geometry svg:viewBox="0 0 21600 21600" draw:mirror-horizontal="false" draw:mirror-vertical="false" draw:type="rectangle" draw:enhanced-path="M 0 0 L 21600 0 21600 21600 0 21600 0 0 Z N"/>
                </draw:custom-shape>
                <draw:custom-shape draw:style-name="gr1955" draw:text-style-name="P52" draw:layer="layout" svg:width="0.006cm" svg:height="0.007cm" svg:x="5.972cm" svg:y="13.308cm">
                  <text:p/>
                  <draw:enhanced-geometry svg:viewBox="0 0 21600 21600" draw:mirror-horizontal="false" draw:mirror-vertical="false" draw:type="rectangle" draw:enhanced-path="M 0 0 L 21600 0 21600 21600 0 21600 0 0 Z N"/>
                </draw:custom-shape>
                <draw:custom-shape draw:style-name="gr1956" draw:text-style-name="P52" draw:layer="layout" svg:width="0.006cm" svg:height="0.006cm" svg:x="5.983cm" svg:y="13.308cm">
                  <text:p/>
                  <draw:enhanced-geometry svg:viewBox="0 0 21600 21600" draw:mirror-horizontal="false" draw:mirror-vertical="false" draw:type="rectangle" draw:enhanced-path="M 0 0 L 21600 0 21600 21600 0 21600 0 0 Z N"/>
                </draw:custom-shape>
                <draw:custom-shape draw:style-name="gr1957" draw:text-style-name="P52" draw:layer="layout" svg:width="0.007cm" svg:height="0.006cm" svg:x="5.992cm" svg:y="13.308cm">
                  <text:p/>
                  <draw:enhanced-geometry svg:viewBox="0 0 21600 21600" draw:mirror-horizontal="false" draw:mirror-vertical="false" draw:type="rectangle" draw:enhanced-path="M 0 0 L 21600 0 21600 21600 0 21600 0 0 Z N"/>
                </draw:custom-shape>
                <draw:custom-shape draw:style-name="gr1958" draw:text-style-name="P52" draw:layer="layout" svg:width="0.006cm" svg:height="0.006cm" svg:x="6.003cm" svg:y="13.308cm">
                  <text:p/>
                  <draw:enhanced-geometry svg:viewBox="0 0 21600 21600" draw:mirror-horizontal="false" draw:mirror-vertical="false" draw:type="rectangle" draw:enhanced-path="M 0 0 L 21600 0 21600 21600 0 21600 0 0 Z N"/>
                </draw:custom-shape>
                <draw:custom-shape draw:style-name="gr1959" draw:text-style-name="P52" draw:layer="layout" svg:width="0.006cm" svg:height="0.006cm" svg:x="6.014cm" svg:y="13.308cm">
                  <text:p/>
                  <draw:enhanced-geometry svg:viewBox="0 0 21600 21600" draw:mirror-horizontal="false" draw:mirror-vertical="false" draw:type="rectangle" draw:enhanced-path="M 0 0 L 21600 0 21600 21600 0 21600 0 0 Z N"/>
                </draw:custom-shape>
                <draw:custom-shape draw:style-name="gr1960" draw:text-style-name="P52" draw:layer="layout" svg:width="0.006cm" svg:height="0.007cm" svg:x="6.024cm" svg:y="13.308cm">
                  <text:p/>
                  <draw:enhanced-geometry svg:viewBox="0 0 21600 21600" draw:mirror-horizontal="false" draw:mirror-vertical="false" draw:type="rectangle" draw:enhanced-path="M 0 0 L 21600 0 21600 21600 0 21600 0 0 Z N"/>
                </draw:custom-shape>
                <draw:custom-shape draw:style-name="gr1961" draw:text-style-name="P52" draw:layer="layout" svg:width="0.007cm" svg:height="0.007cm" svg:x="6.034cm" svg:y="13.308cm">
                  <text:p/>
                  <draw:enhanced-geometry svg:viewBox="0 0 21600 21600" draw:mirror-horizontal="false" draw:mirror-vertical="false" draw:type="rectangle" draw:enhanced-path="M 0 0 L 21600 0 21600 21600 0 21600 0 0 Z N"/>
                </draw:custom-shape>
                <draw:custom-shape draw:style-name="gr1962" draw:text-style-name="P52" draw:layer="layout" svg:width="0.006cm" svg:height="0.007cm" svg:x="6.044cm" svg:y="13.308cm">
                  <text:p/>
                  <draw:enhanced-geometry svg:viewBox="0 0 21600 21600" draw:mirror-horizontal="false" draw:mirror-vertical="false" draw:type="rectangle" draw:enhanced-path="M 0 0 L 21600 0 21600 21600 0 21600 0 0 Z N"/>
                </draw:custom-shape>
                <draw:custom-shape draw:style-name="gr1963" draw:text-style-name="P52" draw:layer="layout" svg:width="0.005cm" svg:height="0.006cm" svg:x="6.055cm" svg:y="13.308cm">
                  <text:p/>
                  <draw:enhanced-geometry svg:viewBox="0 0 21600 21600" draw:mirror-horizontal="false" draw:mirror-vertical="false" draw:type="rectangle" draw:enhanced-path="M 0 0 L 21600 0 21600 21600 0 21600 0 0 Z N"/>
                </draw:custom-shape>
                <draw:custom-shape draw:style-name="gr1964" draw:text-style-name="P52" draw:layer="layout" svg:width="0.006cm" svg:height="0.007cm" svg:x="6.066cm" svg:y="13.308cm">
                  <text:p/>
                  <draw:enhanced-geometry svg:viewBox="0 0 21600 21600" draw:mirror-horizontal="false" draw:mirror-vertical="false" draw:type="rectangle" draw:enhanced-path="M 0 0 L 21600 0 21600 21600 0 21600 0 0 Z N"/>
                </draw:custom-shape>
                <draw:custom-shape draw:style-name="gr1965" draw:text-style-name="P52" draw:layer="layout" svg:width="0.006cm" svg:height="0.006cm" svg:x="6.076cm" svg:y="13.308cm">
                  <text:p/>
                  <draw:enhanced-geometry svg:viewBox="0 0 21600 21600" draw:mirror-horizontal="false" draw:mirror-vertical="false" draw:type="rectangle" draw:enhanced-path="M 0 0 L 21600 0 21600 21600 0 21600 0 0 Z N"/>
                </draw:custom-shape>
                <draw:custom-shape draw:style-name="gr1966" draw:text-style-name="P52" draw:layer="layout" svg:width="0.006cm" svg:height="0.007cm" svg:x="6.086cm" svg:y="13.308cm">
                  <text:p/>
                  <draw:enhanced-geometry svg:viewBox="0 0 21600 21600" draw:mirror-horizontal="false" draw:mirror-vertical="false" draw:type="rectangle" draw:enhanced-path="M 0 0 L 21600 0 21600 21600 0 21600 0 0 Z N"/>
                </draw:custom-shape>
                <draw:custom-shape draw:style-name="gr1967" draw:text-style-name="P52" draw:layer="layout" svg:width="0.006cm" svg:height="0.007cm" svg:x="6.096cm" svg:y="13.308cm">
                  <text:p/>
                  <draw:enhanced-geometry svg:viewBox="0 0 21600 21600" draw:mirror-horizontal="false" draw:mirror-vertical="false" draw:type="rectangle" draw:enhanced-path="M 0 0 L 21600 0 21600 21600 0 21600 0 0 Z N"/>
                </draw:custom-shape>
                <draw:custom-shape draw:style-name="gr1968" draw:text-style-name="P52" draw:layer="layout" svg:width="0.006cm" svg:height="0.007cm" svg:x="6.106cm" svg:y="13.308cm">
                  <text:p/>
                  <draw:enhanced-geometry svg:viewBox="0 0 21600 21600" draw:mirror-horizontal="false" draw:mirror-vertical="false" draw:type="rectangle" draw:enhanced-path="M 0 0 L 21600 0 21600 21600 0 21600 0 0 Z N"/>
                </draw:custom-shape>
                <draw:custom-shape draw:style-name="gr1969" draw:text-style-name="P52" draw:layer="layout" svg:width="0.006cm" svg:height="0.007cm" svg:x="6.117cm" svg:y="13.308cm">
                  <text:p/>
                  <draw:enhanced-geometry svg:viewBox="0 0 21600 21600" draw:mirror-horizontal="false" draw:mirror-vertical="false" draw:type="rectangle" draw:enhanced-path="M 0 0 L 21600 0 21600 21600 0 21600 0 0 Z N"/>
                </draw:custom-shape>
                <draw:custom-shape draw:style-name="gr1970" draw:text-style-name="P52" draw:layer="layout" svg:width="0.006cm" svg:height="0.006cm" svg:x="6.127cm" svg:y="13.308cm">
                  <text:p/>
                  <draw:enhanced-geometry svg:viewBox="0 0 21600 21600" draw:mirror-horizontal="false" draw:mirror-vertical="false" draw:type="rectangle" draw:enhanced-path="M 0 0 L 21600 0 21600 21600 0 21600 0 0 Z N"/>
                </draw:custom-shape>
                <draw:custom-shape draw:style-name="gr1971" draw:text-style-name="P52" draw:layer="layout" svg:width="0.007cm" svg:height="0.007cm" svg:x="6.137cm" svg:y="13.308cm">
                  <text:p/>
                  <draw:enhanced-geometry svg:viewBox="0 0 21600 21600" draw:mirror-horizontal="false" draw:mirror-vertical="false" draw:type="rectangle" draw:enhanced-path="M 0 0 L 21600 0 21600 21600 0 21600 0 0 Z N"/>
                </draw:custom-shape>
                <draw:custom-shape draw:style-name="gr1972" draw:text-style-name="P52" draw:layer="layout" svg:width="0.006cm" svg:height="0.006cm" svg:x="6.148cm" svg:y="13.308cm">
                  <text:p/>
                  <draw:enhanced-geometry svg:viewBox="0 0 21600 21600" draw:mirror-horizontal="false" draw:mirror-vertical="false" draw:type="rectangle" draw:enhanced-path="M 0 0 L 21600 0 21600 21600 0 21600 0 0 Z N"/>
                </draw:custom-shape>
                <draw:g>
                  <draw:custom-shape draw:style-name="gr1973" draw:text-style-name="P52" draw:layer="layout" svg:width="0.006cm" svg:height="0.007cm" svg:x="5.962cm" svg:y="13.308cm">
                    <text:p/>
                    <draw:enhanced-geometry svg:viewBox="0 0 21600 21600" draw:mirror-horizontal="false" draw:mirror-vertical="false" draw:type="rectangle" draw:enhanced-path="M 0 0 L 21600 0 21600 21600 0 21600 0 0 Z N"/>
                  </draw:custom-shape>
                  <draw:custom-shape draw:style-name="gr1974" draw:text-style-name="P52" draw:layer="layout" svg:width="0.006cm" svg:height="0.007cm" svg:x="5.92cm" svg:y="13.317cm">
                    <text:p/>
                    <draw:enhanced-geometry svg:viewBox="0 0 21600 21600" draw:mirror-horizontal="false" draw:mirror-vertical="false" draw:type="rectangle" draw:enhanced-path="M 0 0 L 21600 0 21600 21600 0 21600 0 0 Z N"/>
                  </draw:custom-shape>
                  <draw:custom-shape draw:style-name="gr1975" draw:text-style-name="P52" draw:layer="layout" svg:width="0.006cm" svg:height="0.007cm" svg:x="5.931cm" svg:y="13.317cm">
                    <text:p/>
                    <draw:enhanced-geometry svg:viewBox="0 0 21600 21600" draw:mirror-horizontal="false" draw:mirror-vertical="false" draw:type="rectangle" draw:enhanced-path="M 0 0 L 21600 0 21600 21600 0 21600 0 0 Z N"/>
                  </draw:custom-shape>
                  <draw:custom-shape draw:style-name="gr1976" draw:text-style-name="P52" draw:layer="layout" svg:width="0.006cm" svg:height="0.007cm" svg:x="5.941cm" svg:y="13.317cm">
                    <text:p/>
                    <draw:enhanced-geometry svg:viewBox="0 0 21600 21600" draw:mirror-horizontal="false" draw:mirror-vertical="false" draw:type="rectangle" draw:enhanced-path="M 0 0 L 21600 0 21600 21600 0 21600 0 0 Z N"/>
                  </draw:custom-shape>
                  <draw:custom-shape draw:style-name="gr1977" draw:text-style-name="P52" draw:layer="layout" svg:width="0.006cm" svg:height="0.007cm" svg:x="5.951cm" svg:y="13.317cm">
                    <text:p/>
                    <draw:enhanced-geometry svg:viewBox="0 0 21600 21600" draw:mirror-horizontal="false" draw:mirror-vertical="false" draw:type="rectangle" draw:enhanced-path="M 0 0 L 21600 0 21600 21600 0 21600 0 0 Z N"/>
                  </draw:custom-shape>
                  <draw:custom-shape draw:style-name="gr1978" draw:text-style-name="P52" draw:layer="layout" svg:width="0.006cm" svg:height="0.007cm" svg:x="5.962cm" svg:y="13.317cm">
                    <text:p/>
                    <draw:enhanced-geometry svg:viewBox="0 0 21600 21600" draw:mirror-horizontal="false" draw:mirror-vertical="false" draw:type="rectangle" draw:enhanced-path="M 0 0 L 21600 0 21600 21600 0 21600 0 0 Z N"/>
                  </draw:custom-shape>
                  <draw:custom-shape draw:style-name="gr1979" draw:text-style-name="P52" draw:layer="layout" svg:width="0.006cm" svg:height="0.007cm" svg:x="5.972cm" svg:y="13.317cm">
                    <text:p/>
                    <draw:enhanced-geometry svg:viewBox="0 0 21600 21600" draw:mirror-horizontal="false" draw:mirror-vertical="false" draw:type="rectangle" draw:enhanced-path="M 0 0 L 21600 0 21600 21600 0 21600 0 0 Z N"/>
                  </draw:custom-shape>
                  <draw:custom-shape draw:style-name="gr1980" draw:text-style-name="P52" draw:layer="layout" svg:width="0.005cm" svg:height="0.007cm" svg:x="5.983cm" svg:y="13.317cm">
                    <text:p/>
                    <draw:enhanced-geometry svg:viewBox="0 0 21600 21600" draw:mirror-horizontal="false" draw:mirror-vertical="false" draw:type="rectangle" draw:enhanced-path="M 0 0 L 21600 0 21600 21600 0 21600 0 0 Z N"/>
                  </draw:custom-shape>
                  <draw:custom-shape draw:style-name="gr1981" draw:text-style-name="P52" draw:layer="layout" svg:width="0.007cm" svg:height="0.007cm" svg:x="5.992cm" svg:y="13.317cm">
                    <text:p/>
                    <draw:enhanced-geometry svg:viewBox="0 0 21600 21600" draw:mirror-horizontal="false" draw:mirror-vertical="false" draw:type="rectangle" draw:enhanced-path="M 0 0 L 21600 0 21600 21600 0 21600 0 0 Z N"/>
                  </draw:custom-shape>
                  <draw:custom-shape draw:style-name="gr1982" draw:text-style-name="P52" draw:layer="layout" svg:width="0.006cm" svg:height="0.007cm" svg:x="6.003cm" svg:y="13.317cm">
                    <text:p/>
                    <draw:enhanced-geometry svg:viewBox="0 0 21600 21600" draw:mirror-horizontal="false" draw:mirror-vertical="false" draw:type="rectangle" draw:enhanced-path="M 0 0 L 21600 0 21600 21600 0 21600 0 0 Z N"/>
                  </draw:custom-shape>
                  <draw:custom-shape draw:style-name="gr1983" draw:text-style-name="P52" draw:layer="layout" svg:width="0.006cm" svg:height="0.007cm" svg:x="6.014cm" svg:y="13.317cm">
                    <text:p/>
                    <draw:enhanced-geometry svg:viewBox="0 0 21600 21600" draw:mirror-horizontal="false" draw:mirror-vertical="false" draw:type="rectangle" draw:enhanced-path="M 0 0 L 21600 0 21600 21600 0 21600 0 0 Z N"/>
                  </draw:custom-shape>
                  <draw:custom-shape draw:style-name="gr1984" draw:text-style-name="P52" draw:layer="layout" svg:width="0.006cm" svg:height="0.007cm" svg:x="6.024cm" svg:y="13.317cm">
                    <text:p/>
                    <draw:enhanced-geometry svg:viewBox="0 0 21600 21600" draw:mirror-horizontal="false" draw:mirror-vertical="false" draw:type="rectangle" draw:enhanced-path="M 0 0 L 21600 0 21600 21600 0 21600 0 0 Z N"/>
                  </draw:custom-shape>
                  <draw:custom-shape draw:style-name="gr1985" draw:text-style-name="P52" draw:layer="layout" svg:width="0.006cm" svg:height="0.007cm" svg:x="6.033cm" svg:y="13.317cm">
                    <text:p/>
                    <draw:enhanced-geometry svg:viewBox="0 0 21600 21600" draw:mirror-horizontal="false" draw:mirror-vertical="false" draw:type="rectangle" draw:enhanced-path="M 0 0 L 21600 0 21600 21600 0 21600 0 0 Z N"/>
                  </draw:custom-shape>
                  <draw:custom-shape draw:style-name="gr1986" draw:text-style-name="P52" draw:layer="layout" svg:width="0.006cm" svg:height="0.007cm" svg:x="6.044cm" svg:y="13.317cm">
                    <text:p/>
                    <draw:enhanced-geometry svg:viewBox="0 0 21600 21600" draw:mirror-horizontal="false" draw:mirror-vertical="false" draw:type="rectangle" draw:enhanced-path="M 0 0 L 21600 0 21600 21600 0 21600 0 0 Z N"/>
                  </draw:custom-shape>
                  <draw:custom-shape draw:style-name="gr1987" draw:text-style-name="P52" draw:layer="layout" svg:width="0.005cm" svg:height="0.007cm" svg:x="6.055cm" svg:y="13.317cm">
                    <text:p/>
                    <draw:enhanced-geometry svg:viewBox="0 0 21600 21600" draw:mirror-horizontal="false" draw:mirror-vertical="false" draw:type="rectangle" draw:enhanced-path="M 0 0 L 21600 0 21600 21600 0 21600 0 0 Z N"/>
                  </draw:custom-shape>
                  <draw:custom-shape draw:style-name="gr1988" draw:text-style-name="P52" draw:layer="layout" svg:width="0.006cm" svg:height="0.007cm" svg:x="6.065cm" svg:y="13.317cm">
                    <text:p/>
                    <draw:enhanced-geometry svg:viewBox="0 0 21600 21600" draw:mirror-horizontal="false" draw:mirror-vertical="false" draw:type="rectangle" draw:enhanced-path="M 0 0 L 21600 0 21600 21600 0 21600 0 0 Z N"/>
                  </draw:custom-shape>
                  <draw:custom-shape draw:style-name="gr1989" draw:text-style-name="P52" draw:layer="layout" svg:width="0.006cm" svg:height="0.007cm" svg:x="6.076cm" svg:y="13.317cm">
                    <text:p/>
                    <draw:enhanced-geometry svg:viewBox="0 0 21600 21600" draw:mirror-horizontal="false" draw:mirror-vertical="false" draw:type="rectangle" draw:enhanced-path="M 0 0 L 21600 0 21600 21600 0 21600 0 0 Z N"/>
                  </draw:custom-shape>
                  <draw:custom-shape draw:style-name="gr1990" draw:text-style-name="P52" draw:layer="layout" svg:width="0.006cm" svg:height="0.007cm" svg:x="6.085cm" svg:y="13.317cm">
                    <text:p/>
                    <draw:enhanced-geometry svg:viewBox="0 0 21600 21600" draw:mirror-horizontal="false" draw:mirror-vertical="false" draw:type="rectangle" draw:enhanced-path="M 0 0 L 21600 0 21600 21600 0 21600 0 0 Z N"/>
                  </draw:custom-shape>
                  <draw:custom-shape draw:style-name="gr1991" draw:text-style-name="P52" draw:layer="layout" svg:width="0.006cm" svg:height="0.007cm" svg:x="6.095cm" svg:y="13.317cm">
                    <text:p/>
                    <draw:enhanced-geometry svg:viewBox="0 0 21600 21600" draw:mirror-horizontal="false" draw:mirror-vertical="false" draw:type="rectangle" draw:enhanced-path="M 0 0 L 21600 0 21600 21600 0 21600 0 0 Z N"/>
                  </draw:custom-shape>
                  <draw:custom-shape draw:style-name="gr1992" draw:text-style-name="P52" draw:layer="layout" svg:width="0.006cm" svg:height="0.007cm" svg:x="6.106cm" svg:y="13.317cm">
                    <text:p/>
                    <draw:enhanced-geometry svg:viewBox="0 0 21600 21600" draw:mirror-horizontal="false" draw:mirror-vertical="false" draw:type="rectangle" draw:enhanced-path="M 0 0 L 21600 0 21600 21600 0 21600 0 0 Z N"/>
                  </draw:custom-shape>
                  <draw:custom-shape draw:style-name="gr1993" draw:text-style-name="P52" draw:layer="layout" svg:width="0.006cm" svg:height="0.007cm" svg:x="6.117cm" svg:y="13.317cm">
                    <text:p/>
                    <draw:enhanced-geometry svg:viewBox="0 0 21600 21600" draw:mirror-horizontal="false" draw:mirror-vertical="false" draw:type="rectangle" draw:enhanced-path="M 0 0 L 21600 0 21600 21600 0 21600 0 0 Z N"/>
                  </draw:custom-shape>
                  <draw:custom-shape draw:style-name="gr1994" draw:text-style-name="P52" draw:layer="layout" svg:width="0.006cm" svg:height="0.007cm" svg:x="6.127cm" svg:y="13.317cm">
                    <text:p/>
                    <draw:enhanced-geometry svg:viewBox="0 0 21600 21600" draw:mirror-horizontal="false" draw:mirror-vertical="false" draw:type="rectangle" draw:enhanced-path="M 0 0 L 21600 0 21600 21600 0 21600 0 0 Z N"/>
                  </draw:custom-shape>
                  <draw:custom-shape draw:style-name="gr1995" draw:text-style-name="P52" draw:layer="layout" svg:width="0.006cm" svg:height="0.007cm" svg:x="6.137cm" svg:y="13.317cm">
                    <text:p/>
                    <draw:enhanced-geometry svg:viewBox="0 0 21600 21600" draw:mirror-horizontal="false" draw:mirror-vertical="false" draw:type="rectangle" draw:enhanced-path="M 0 0 L 21600 0 21600 21600 0 21600 0 0 Z N"/>
                  </draw:custom-shape>
                  <draw:custom-shape draw:style-name="gr1996" draw:text-style-name="P52" draw:layer="layout" svg:width="0.006cm" svg:height="0.007cm" svg:x="6.147cm" svg:y="13.317cm">
                    <text:p/>
                    <draw:enhanced-geometry svg:viewBox="0 0 21600 21600" draw:mirror-horizontal="false" draw:mirror-vertical="false" draw:type="rectangle" draw:enhanced-path="M 0 0 L 21600 0 21600 21600 0 21600 0 0 Z N"/>
                  </draw:custom-shape>
                </draw:g>
              </draw:g>
            </draw:g>
            <draw:custom-shape draw:style-name="gr1997" draw:text-style-name="P49" draw:layer="layout" svg:width="0.342cm" svg:height="0.21cm" svg:x="5.894cm" svg:y="13.114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98" draw:text-style-name="P50" draw:layer="layout" svg:width="0.06cm" svg:height="0.065cm" svg:x="6.02cm" svg:y="13.204cm">
              <text:p/>
              <draw:enhanced-geometry svg:viewBox="0 0 21600 21600" draw:mirror-horizontal="false" draw:mirror-vertical="false" draw:type="rectangle" draw:enhanced-path="M 0 0 L 21600 0 21600 21600 0 21600 0 0 Z N"/>
            </draw:custom-shape>
            <draw:custom-shape draw:style-name="gr1999" draw:text-style-name="P50" draw:layer="layout" svg:width="0.096cm" svg:height="0.078cm" svg:x="6.158cm" svg:y="13.194cm">
              <text:p/>
              <draw:enhanced-geometry svg:viewBox="0 0 21600 21600" draw:mirror-horizontal="false" draw:mirror-vertical="false" draw:type="rectangle" draw:enhanced-path="M 0 0 L 21600 0 21600 21600 0 21600 0 0 Z N"/>
            </draw:custom-shape>
            <draw:custom-shape draw:style-name="gr2000" draw:text-style-name="P50" draw:layer="layout" svg:width="0.049cm" svg:height="0.038cm" svg:x="6.091cm" svg:y="13.256cm">
              <text:p/>
              <draw:enhanced-geometry svg:viewBox="0 0 21600 21600" draw:mirror-horizontal="false" draw:mirror-vertical="false" draw:type="rectangle" draw:enhanced-path="M 0 0 L 21600 0 21600 21600 0 21600 0 0 Z N"/>
            </draw:custom-shape>
            <draw:custom-shape draw:style-name="gr2001" draw:text-style-name="P50" draw:layer="layout" svg:width="0.061cm" svg:height="0.035cm" svg:x="6.184cm" svg:y="13.137cm">
              <text:p/>
              <draw:enhanced-geometry svg:viewBox="0 0 21600 21600" draw:mirror-horizontal="false" draw:mirror-vertical="false" draw:type="rectangle" draw:enhanced-path="M 0 0 L 21600 0 21600 21600 0 21600 0 0 Z N"/>
            </draw:custom-shape>
            <draw:custom-shape draw:style-name="gr2002" draw:text-style-name="P50" draw:layer="layout" svg:width="0.039cm" svg:height="0.039cm" svg:x="5.96cm" svg:y="13.234cm">
              <text:p/>
              <draw:enhanced-geometry svg:viewBox="0 0 21600 21600" draw:mirror-horizontal="false" draw:mirror-vertical="false" draw:type="rectangle" draw:enhanced-path="M 0 0 L 21600 0 21600 21600 0 21600 0 0 Z N"/>
            </draw:custom-shape>
            <draw:custom-shape draw:style-name="gr2003" draw:text-style-name="P50" draw:layer="layout" svg:width="0.039cm" svg:height="0.065cm" svg:x="5.958cm" svg:y="13.155cm">
              <text:p/>
              <draw:enhanced-geometry svg:viewBox="0 0 21600 21600" draw:mirror-horizontal="false" draw:mirror-vertical="false" draw:type="rectangle" draw:enhanced-path="M 0 0 L 21600 0 21600 21600 0 21600 0 0 Z N"/>
            </draw:custom-shape>
            <draw:custom-shape draw:style-name="gr2004" draw:text-style-name="P50" draw:layer="layout" svg:width="0.028cm" svg:height="0.023cm" svg:x="6.124cm" svg:y="13.168cm">
              <text:p/>
              <draw:enhanced-geometry svg:viewBox="0 0 21600 21600" draw:mirror-horizontal="false" draw:mirror-vertical="false" draw:type="rectangle" draw:enhanced-path="M 0 0 L 21600 0 21600 21600 0 21600 0 0 Z N"/>
            </draw:custom-shape>
            <draw:custom-shape draw:style-name="gr2005" draw:text-style-name="P50" draw:layer="layout" svg:width="0.068cm" svg:height="0.054cm" svg:x="5.876cm" svg:y="13.157cm">
              <text:p/>
              <draw:enhanced-geometry svg:viewBox="0 0 21600 21600" draw:mirror-horizontal="false" draw:mirror-vertical="false" draw:type="rectangle" draw:enhanced-path="M 0 0 L 21600 0 21600 21600 0 21600 0 0 Z N"/>
            </draw:custom-shape>
            <draw:g>
              <draw:custom-shape draw:style-name="gr2006" draw:text-style-name="P50" draw:layer="layout" svg:width="0.239cm" svg:height="0.024cm" svg:x="5.916cm" svg:y="13.114cm">
                <text:p/>
                <draw:enhanced-geometry svg:viewBox="0 0 21600 21600" draw:mirror-horizontal="false" draw:mirror-vertical="false" draw:type="rectangle" draw:enhanced-path="M 0 0 L 21600 0 21600 21600 0 21600 0 0 Z N"/>
              </draw:custom-shape>
              <draw:g>
                <draw:custom-shape draw:style-name="gr2007" draw:text-style-name="P52" draw:layer="layout" svg:width="0.005cm" svg:height="0.007cm" svg:x="5.919cm" svg:y="13.118cm">
                  <text:p/>
                  <draw:enhanced-geometry svg:viewBox="0 0 21600 21600" draw:mirror-horizontal="false" draw:mirror-vertical="false" draw:type="rectangle" draw:enhanced-path="M 0 0 L 21600 0 21600 21600 0 21600 0 0 Z N"/>
                </draw:custom-shape>
                <draw:custom-shape draw:style-name="gr2008" draw:text-style-name="P52" draw:layer="layout" svg:width="0.007cm" svg:height="0.006cm" svg:x="5.928cm" svg:y="13.118cm">
                  <text:p/>
                  <draw:enhanced-geometry svg:viewBox="0 0 21600 21600" draw:mirror-horizontal="false" draw:mirror-vertical="false" draw:type="rectangle" draw:enhanced-path="M 0 0 L 21600 0 21600 21600 0 21600 0 0 Z N"/>
                </draw:custom-shape>
                <draw:custom-shape draw:style-name="gr2009" draw:text-style-name="P52" draw:layer="layout" svg:width="0.006cm" svg:height="0.007cm" svg:x="5.939cm" svg:y="13.118cm">
                  <text:p/>
                  <draw:enhanced-geometry svg:viewBox="0 0 21600 21600" draw:mirror-horizontal="false" draw:mirror-vertical="false" draw:type="rectangle" draw:enhanced-path="M 0 0 L 21600 0 21600 21600 0 21600 0 0 Z N"/>
                </draw:custom-shape>
                <draw:custom-shape draw:style-name="gr2010" draw:text-style-name="P52" draw:layer="layout" svg:width="0.006cm" svg:height="0.006cm" svg:x="5.95cm" svg:y="13.118cm">
                  <text:p/>
                  <draw:enhanced-geometry svg:viewBox="0 0 21600 21600" draw:mirror-horizontal="false" draw:mirror-vertical="false" draw:type="rectangle" draw:enhanced-path="M 0 0 L 21600 0 21600 21600 0 21600 0 0 Z N"/>
                </draw:custom-shape>
                <draw:custom-shape draw:style-name="gr2011" draw:text-style-name="P52" draw:layer="layout" svg:width="0.006cm" svg:height="0.006cm" svg:x="5.971cm" svg:y="13.118cm">
                  <text:p/>
                  <draw:enhanced-geometry svg:viewBox="0 0 21600 21600" draw:mirror-horizontal="false" draw:mirror-vertical="false" draw:type="rectangle" draw:enhanced-path="M 0 0 L 21600 0 21600 21600 0 21600 0 0 Z N"/>
                </draw:custom-shape>
                <draw:custom-shape draw:style-name="gr2012" draw:text-style-name="P52" draw:layer="layout" svg:width="0.005cm" svg:height="0.007cm" svg:x="5.981cm" svg:y="13.118cm">
                  <text:p/>
                  <draw:enhanced-geometry svg:viewBox="0 0 21600 21600" draw:mirror-horizontal="false" draw:mirror-vertical="false" draw:type="rectangle" draw:enhanced-path="M 0 0 L 21600 0 21600 21600 0 21600 0 0 Z N"/>
                </draw:custom-shape>
                <draw:custom-shape draw:style-name="gr2013" draw:text-style-name="P52" draw:layer="layout" svg:width="0.006cm" svg:height="0.007cm" svg:x="5.991cm" svg:y="13.118cm">
                  <text:p/>
                  <draw:enhanced-geometry svg:viewBox="0 0 21600 21600" draw:mirror-horizontal="false" draw:mirror-vertical="false" draw:type="rectangle" draw:enhanced-path="M 0 0 L 21600 0 21600 21600 0 21600 0 0 Z N"/>
                </draw:custom-shape>
                <draw:custom-shape draw:style-name="gr2014" draw:text-style-name="P52" draw:layer="layout" svg:width="0.005cm" svg:height="0.007cm" svg:x="6.002cm" svg:y="13.118cm">
                  <text:p/>
                  <draw:enhanced-geometry svg:viewBox="0 0 21600 21600" draw:mirror-horizontal="false" draw:mirror-vertical="false" draw:type="rectangle" draw:enhanced-path="M 0 0 L 21600 0 21600 21600 0 21600 0 0 Z N"/>
                </draw:custom-shape>
                <draw:custom-shape draw:style-name="gr2015" draw:text-style-name="P52" draw:layer="layout" svg:width="0.006cm" svg:height="0.007cm" svg:x="6.012cm" svg:y="13.118cm">
                  <text:p/>
                  <draw:enhanced-geometry svg:viewBox="0 0 21600 21600" draw:mirror-horizontal="false" draw:mirror-vertical="false" draw:type="rectangle" draw:enhanced-path="M 0 0 L 21600 0 21600 21600 0 21600 0 0 Z N"/>
                </draw:custom-shape>
                <draw:custom-shape draw:style-name="gr2016" draw:text-style-name="P52" draw:layer="layout" svg:width="0.007cm" svg:height="0.006cm" svg:x="6.021cm" svg:y="13.118cm">
                  <text:p/>
                  <draw:enhanced-geometry svg:viewBox="0 0 21600 21600" draw:mirror-horizontal="false" draw:mirror-vertical="false" draw:type="rectangle" draw:enhanced-path="M 0 0 L 21600 0 21600 21600 0 21600 0 0 Z N"/>
                </draw:custom-shape>
                <draw:custom-shape draw:style-name="gr2017" draw:text-style-name="P52" draw:layer="layout" svg:width="0.006cm" svg:height="0.007cm" svg:x="6.032cm" svg:y="13.118cm">
                  <text:p/>
                  <draw:enhanced-geometry svg:viewBox="0 0 21600 21600" draw:mirror-horizontal="false" draw:mirror-vertical="false" draw:type="rectangle" draw:enhanced-path="M 0 0 L 21600 0 21600 21600 0 21600 0 0 Z N"/>
                </draw:custom-shape>
                <draw:custom-shape draw:style-name="gr2018" draw:text-style-name="P52" draw:layer="layout" svg:width="0.006cm" svg:height="0.006cm" svg:x="6.043cm" svg:y="13.118cm">
                  <text:p/>
                  <draw:enhanced-geometry svg:viewBox="0 0 21600 21600" draw:mirror-horizontal="false" draw:mirror-vertical="false" draw:type="rectangle" draw:enhanced-path="M 0 0 L 21600 0 21600 21600 0 21600 0 0 Z N"/>
                </draw:custom-shape>
                <draw:custom-shape draw:style-name="gr2019" draw:text-style-name="P52" draw:layer="layout" svg:width="0.006cm" svg:height="0.007cm" svg:x="6.053cm" svg:y="13.118cm">
                  <text:p/>
                  <draw:enhanced-geometry svg:viewBox="0 0 21600 21600" draw:mirror-horizontal="false" draw:mirror-vertical="false" draw:type="rectangle" draw:enhanced-path="M 0 0 L 21600 0 21600 21600 0 21600 0 0 Z N"/>
                </draw:custom-shape>
                <draw:custom-shape draw:style-name="gr2020" draw:text-style-name="P52" draw:layer="layout" svg:width="0.006cm" svg:height="0.007cm" svg:x="6.064cm" svg:y="13.118cm">
                  <text:p/>
                  <draw:enhanced-geometry svg:viewBox="0 0 21600 21600" draw:mirror-horizontal="false" draw:mirror-vertical="false" draw:type="rectangle" draw:enhanced-path="M 0 0 L 21600 0 21600 21600 0 21600 0 0 Z N"/>
                </draw:custom-shape>
                <draw:custom-shape draw:style-name="gr2021" draw:text-style-name="P52" draw:layer="layout" svg:width="0.006cm" svg:height="0.007cm" svg:x="6.073cm" svg:y="13.118cm">
                  <text:p/>
                  <draw:enhanced-geometry svg:viewBox="0 0 21600 21600" draw:mirror-horizontal="false" draw:mirror-vertical="false" draw:type="rectangle" draw:enhanced-path="M 0 0 L 21600 0 21600 21600 0 21600 0 0 Z N"/>
                </draw:custom-shape>
                <draw:custom-shape draw:style-name="gr2022" draw:text-style-name="P52" draw:layer="layout" svg:width="0.007cm" svg:height="0.007cm" svg:x="6.083cm" svg:y="13.118cm">
                  <text:p/>
                  <draw:enhanced-geometry svg:viewBox="0 0 21600 21600" draw:mirror-horizontal="false" draw:mirror-vertical="false" draw:type="rectangle" draw:enhanced-path="M 0 0 L 21600 0 21600 21600 0 21600 0 0 Z N"/>
                </draw:custom-shape>
                <draw:custom-shape draw:style-name="gr2023" draw:text-style-name="P52" draw:layer="layout" svg:width="0.007cm" svg:height="0.007cm" svg:x="6.094cm" svg:y="13.118cm">
                  <text:p/>
                  <draw:enhanced-geometry svg:viewBox="0 0 21600 21600" draw:mirror-horizontal="false" draw:mirror-vertical="false" draw:type="rectangle" draw:enhanced-path="M 0 0 L 21600 0 21600 21600 0 21600 0 0 Z N"/>
                </draw:custom-shape>
                <draw:custom-shape draw:style-name="gr2024" draw:text-style-name="P52" draw:layer="layout" svg:width="0.006cm" svg:height="0.007cm" svg:x="6.105cm" svg:y="13.118cm">
                  <text:p/>
                  <draw:enhanced-geometry svg:viewBox="0 0 21600 21600" draw:mirror-horizontal="false" draw:mirror-vertical="false" draw:type="rectangle" draw:enhanced-path="M 0 0 L 21600 0 21600 21600 0 21600 0 0 Z N"/>
                </draw:custom-shape>
                <draw:custom-shape draw:style-name="gr2025" draw:text-style-name="P52" draw:layer="layout" svg:width="0.007cm" svg:height="0.006cm" svg:x="6.115cm" svg:y="13.118cm">
                  <text:p/>
                  <draw:enhanced-geometry svg:viewBox="0 0 21600 21600" draw:mirror-horizontal="false" draw:mirror-vertical="false" draw:type="rectangle" draw:enhanced-path="M 0 0 L 21600 0 21600 21600 0 21600 0 0 Z N"/>
                </draw:custom-shape>
                <draw:custom-shape draw:style-name="gr2026" draw:text-style-name="P52" draw:layer="layout" svg:width="0.007cm" svg:height="0.007cm" svg:x="6.125cm" svg:y="13.118cm">
                  <text:p/>
                  <draw:enhanced-geometry svg:viewBox="0 0 21600 21600" draw:mirror-horizontal="false" draw:mirror-vertical="false" draw:type="rectangle" draw:enhanced-path="M 0 0 L 21600 0 21600 21600 0 21600 0 0 Z N"/>
                </draw:custom-shape>
                <draw:custom-shape draw:style-name="gr2027" draw:text-style-name="P52" draw:layer="layout" svg:width="0.005cm" svg:height="0.006cm" svg:x="6.136cm" svg:y="13.118cm">
                  <text:p/>
                  <draw:enhanced-geometry svg:viewBox="0 0 21600 21600" draw:mirror-horizontal="false" draw:mirror-vertical="false" draw:type="rectangle" draw:enhanced-path="M 0 0 L 21600 0 21600 21600 0 21600 0 0 Z N"/>
                </draw:custom-shape>
                <draw:custom-shape draw:style-name="gr2028" draw:text-style-name="P52" draw:layer="layout" svg:width="0.006cm" svg:height="0.007cm" svg:x="6.147cm" svg:y="13.118cm">
                  <text:p/>
                  <draw:enhanced-geometry svg:viewBox="0 0 21600 21600" draw:mirror-horizontal="false" draw:mirror-vertical="false" draw:type="rectangle" draw:enhanced-path="M 0 0 L 21600 0 21600 21600 0 21600 0 0 Z N"/>
                </draw:custom-shape>
                <draw:g>
                  <draw:custom-shape draw:style-name="gr2029" draw:text-style-name="P52" draw:layer="layout" svg:width="0.006cm" svg:height="0.006cm" svg:x="5.96cm" svg:y="13.118cm">
                    <text:p/>
                    <draw:enhanced-geometry svg:viewBox="0 0 21600 21600" draw:mirror-horizontal="false" draw:mirror-vertical="false" draw:type="rectangle" draw:enhanced-path="M 0 0 L 21600 0 21600 21600 0 21600 0 0 Z N"/>
                  </draw:custom-shape>
                  <draw:custom-shape draw:style-name="gr2030" draw:text-style-name="P52" draw:layer="layout" svg:width="0.006cm" svg:height="0.006cm" svg:x="5.918cm" svg:y="13.127cm">
                    <text:p/>
                    <draw:enhanced-geometry svg:viewBox="0 0 21600 21600" draw:mirror-horizontal="false" draw:mirror-vertical="false" draw:type="rectangle" draw:enhanced-path="M 0 0 L 21600 0 21600 21600 0 21600 0 0 Z N"/>
                  </draw:custom-shape>
                  <draw:custom-shape draw:style-name="gr2031" draw:text-style-name="P52" draw:layer="layout" svg:width="0.006cm" svg:height="0.006cm" svg:x="5.928cm" svg:y="13.127cm">
                    <text:p/>
                    <draw:enhanced-geometry svg:viewBox="0 0 21600 21600" draw:mirror-horizontal="false" draw:mirror-vertical="false" draw:type="rectangle" draw:enhanced-path="M 0 0 L 21600 0 21600 21600 0 21600 0 0 Z N"/>
                  </draw:custom-shape>
                  <draw:custom-shape draw:style-name="gr2032" draw:text-style-name="P52" draw:layer="layout" svg:width="0.006cm" svg:height="0.006cm" svg:x="5.939cm" svg:y="13.127cm">
                    <text:p/>
                    <draw:enhanced-geometry svg:viewBox="0 0 21600 21600" draw:mirror-horizontal="false" draw:mirror-vertical="false" draw:type="rectangle" draw:enhanced-path="M 0 0 L 21600 0 21600 21600 0 21600 0 0 Z N"/>
                  </draw:custom-shape>
                  <draw:custom-shape draw:style-name="gr2033" draw:text-style-name="P52" draw:layer="layout" svg:width="0.006cm" svg:height="0.006cm" svg:x="5.95cm" svg:y="13.127cm">
                    <text:p/>
                    <draw:enhanced-geometry svg:viewBox="0 0 21600 21600" draw:mirror-horizontal="false" draw:mirror-vertical="false" draw:type="rectangle" draw:enhanced-path="M 0 0 L 21600 0 21600 21600 0 21600 0 0 Z N"/>
                  </draw:custom-shape>
                  <draw:custom-shape draw:style-name="gr2034" draw:text-style-name="P52" draw:layer="layout" svg:width="0.006cm" svg:height="0.006cm" svg:x="5.96cm" svg:y="13.127cm">
                    <text:p/>
                    <draw:enhanced-geometry svg:viewBox="0 0 21600 21600" draw:mirror-horizontal="false" draw:mirror-vertical="false" draw:type="rectangle" draw:enhanced-path="M 0 0 L 21600 0 21600 21600 0 21600 0 0 Z N"/>
                  </draw:custom-shape>
                  <draw:custom-shape draw:style-name="gr2035" draw:text-style-name="P52" draw:layer="layout" svg:width="0.006cm" svg:height="0.006cm" svg:x="5.97cm" svg:y="13.127cm">
                    <text:p/>
                    <draw:enhanced-geometry svg:viewBox="0 0 21600 21600" draw:mirror-horizontal="false" draw:mirror-vertical="false" draw:type="rectangle" draw:enhanced-path="M 0 0 L 21600 0 21600 21600 0 21600 0 0 Z N"/>
                  </draw:custom-shape>
                  <draw:custom-shape draw:style-name="gr2036" draw:text-style-name="P52" draw:layer="layout" svg:width="0.006cm" svg:height="0.006cm" svg:x="5.98cm" svg:y="13.127cm">
                    <text:p/>
                    <draw:enhanced-geometry svg:viewBox="0 0 21600 21600" draw:mirror-horizontal="false" draw:mirror-vertical="false" draw:type="rectangle" draw:enhanced-path="M 0 0 L 21600 0 21600 21600 0 21600 0 0 Z N"/>
                  </draw:custom-shape>
                  <draw:custom-shape draw:style-name="gr2037" draw:text-style-name="P52" draw:layer="layout" svg:width="0.006cm" svg:height="0.006cm" svg:x="5.991cm" svg:y="13.127cm">
                    <text:p/>
                    <draw:enhanced-geometry svg:viewBox="0 0 21600 21600" draw:mirror-horizontal="false" draw:mirror-vertical="false" draw:type="rectangle" draw:enhanced-path="M 0 0 L 21600 0 21600 21600 0 21600 0 0 Z N"/>
                  </draw:custom-shape>
                  <draw:custom-shape draw:style-name="gr2038" draw:text-style-name="P52" draw:layer="layout" svg:width="0.006cm" svg:height="0.006cm" svg:x="6.001cm" svg:y="13.127cm">
                    <text:p/>
                    <draw:enhanced-geometry svg:viewBox="0 0 21600 21600" draw:mirror-horizontal="false" draw:mirror-vertical="false" draw:type="rectangle" draw:enhanced-path="M 0 0 L 21600 0 21600 21600 0 21600 0 0 Z N"/>
                  </draw:custom-shape>
                  <draw:custom-shape draw:style-name="gr2039" draw:text-style-name="P52" draw:layer="layout" svg:width="0.005cm" svg:height="0.006cm" svg:x="6.012cm" svg:y="13.127cm">
                    <text:p/>
                    <draw:enhanced-geometry svg:viewBox="0 0 21600 21600" draw:mirror-horizontal="false" draw:mirror-vertical="false" draw:type="rectangle" draw:enhanced-path="M 0 0 L 21600 0 21600 21600 0 21600 0 0 Z N"/>
                  </draw:custom-shape>
                  <draw:custom-shape draw:style-name="gr2040" draw:text-style-name="P52" draw:layer="layout" svg:width="0.007cm" svg:height="0.006cm" svg:x="6.021cm" svg:y="13.127cm">
                    <text:p/>
                    <draw:enhanced-geometry svg:viewBox="0 0 21600 21600" draw:mirror-horizontal="false" draw:mirror-vertical="false" draw:type="rectangle" draw:enhanced-path="M 0 0 L 21600 0 21600 21600 0 21600 0 0 Z N"/>
                  </draw:custom-shape>
                  <draw:custom-shape draw:style-name="gr2041" draw:text-style-name="P52" draw:layer="layout" svg:width="0.006cm" svg:height="0.006cm" svg:x="6.032cm" svg:y="13.127cm">
                    <text:p/>
                    <draw:enhanced-geometry svg:viewBox="0 0 21600 21600" draw:mirror-horizontal="false" draw:mirror-vertical="false" draw:type="rectangle" draw:enhanced-path="M 0 0 L 21600 0 21600 21600 0 21600 0 0 Z N"/>
                  </draw:custom-shape>
                  <draw:custom-shape draw:style-name="gr2042" draw:text-style-name="P52" draw:layer="layout" svg:width="0.006cm" svg:height="0.006cm" svg:x="6.043cm" svg:y="13.127cm">
                    <text:p/>
                    <draw:enhanced-geometry svg:viewBox="0 0 21600 21600" draw:mirror-horizontal="false" draw:mirror-vertical="false" draw:type="rectangle" draw:enhanced-path="M 0 0 L 21600 0 21600 21600 0 21600 0 0 Z N"/>
                  </draw:custom-shape>
                  <draw:custom-shape draw:style-name="gr2043" draw:text-style-name="P52" draw:layer="layout" svg:width="0.006cm" svg:height="0.006cm" svg:x="6.053cm" svg:y="13.127cm">
                    <text:p/>
                    <draw:enhanced-geometry svg:viewBox="0 0 21600 21600" draw:mirror-horizontal="false" draw:mirror-vertical="false" draw:type="rectangle" draw:enhanced-path="M 0 0 L 21600 0 21600 21600 0 21600 0 0 Z N"/>
                  </draw:custom-shape>
                  <draw:custom-shape draw:style-name="gr2044" draw:text-style-name="P52" draw:layer="layout" svg:width="0.007cm" svg:height="0.006cm" svg:x="6.062cm" svg:y="13.127cm">
                    <text:p/>
                    <draw:enhanced-geometry svg:viewBox="0 0 21600 21600" draw:mirror-horizontal="false" draw:mirror-vertical="false" draw:type="rectangle" draw:enhanced-path="M 0 0 L 21600 0 21600 21600 0 21600 0 0 Z N"/>
                  </draw:custom-shape>
                  <draw:custom-shape draw:style-name="gr2045" draw:text-style-name="P52" draw:layer="layout" svg:width="0.006cm" svg:height="0.006cm" svg:x="6.073cm" svg:y="13.127cm">
                    <text:p/>
                    <draw:enhanced-geometry svg:viewBox="0 0 21600 21600" draw:mirror-horizontal="false" draw:mirror-vertical="false" draw:type="rectangle" draw:enhanced-path="M 0 0 L 21600 0 21600 21600 0 21600 0 0 Z N"/>
                  </draw:custom-shape>
                  <draw:custom-shape draw:style-name="gr2046" draw:text-style-name="P52" draw:layer="layout" svg:width="0.007cm" svg:height="0.006cm" svg:x="6.083cm" svg:y="13.127cm">
                    <text:p/>
                    <draw:enhanced-geometry svg:viewBox="0 0 21600 21600" draw:mirror-horizontal="false" draw:mirror-vertical="false" draw:type="rectangle" draw:enhanced-path="M 0 0 L 21600 0 21600 21600 0 21600 0 0 Z N"/>
                  </draw:custom-shape>
                  <draw:custom-shape draw:style-name="gr2047" draw:text-style-name="P52" draw:layer="layout" svg:width="0.006cm" svg:height="0.006cm" svg:x="6.094cm" svg:y="13.127cm">
                    <text:p/>
                    <draw:enhanced-geometry svg:viewBox="0 0 21600 21600" draw:mirror-horizontal="false" draw:mirror-vertical="false" draw:type="rectangle" draw:enhanced-path="M 0 0 L 21600 0 21600 21600 0 21600 0 0 Z N"/>
                  </draw:custom-shape>
                  <draw:custom-shape draw:style-name="gr2048" draw:text-style-name="P52" draw:layer="layout" svg:width="0.006cm" svg:height="0.006cm" svg:x="6.105cm" svg:y="13.127cm">
                    <text:p/>
                    <draw:enhanced-geometry svg:viewBox="0 0 21600 21600" draw:mirror-horizontal="false" draw:mirror-vertical="false" draw:type="rectangle" draw:enhanced-path="M 0 0 L 21600 0 21600 21600 0 21600 0 0 Z N"/>
                  </draw:custom-shape>
                  <draw:custom-shape draw:style-name="gr2049" draw:text-style-name="P52" draw:layer="layout" svg:width="0.006cm" svg:height="0.006cm" svg:x="6.114cm" svg:y="13.127cm">
                    <text:p/>
                    <draw:enhanced-geometry svg:viewBox="0 0 21600 21600" draw:mirror-horizontal="false" draw:mirror-vertical="false" draw:type="rectangle" draw:enhanced-path="M 0 0 L 21600 0 21600 21600 0 21600 0 0 Z N"/>
                  </draw:custom-shape>
                  <draw:custom-shape draw:style-name="gr2050" draw:text-style-name="P52" draw:layer="layout" svg:width="0.007cm" svg:height="0.006cm" svg:x="6.124cm" svg:y="13.127cm">
                    <text:p/>
                    <draw:enhanced-geometry svg:viewBox="0 0 21600 21600" draw:mirror-horizontal="false" draw:mirror-vertical="false" draw:type="rectangle" draw:enhanced-path="M 0 0 L 21600 0 21600 21600 0 21600 0 0 Z N"/>
                  </draw:custom-shape>
                  <draw:custom-shape draw:style-name="gr2051" draw:text-style-name="P52" draw:layer="layout" svg:width="0.006cm" svg:height="0.006cm" svg:x="6.135cm" svg:y="13.127cm">
                    <text:p/>
                    <draw:enhanced-geometry svg:viewBox="0 0 21600 21600" draw:mirror-horizontal="false" draw:mirror-vertical="false" draw:type="rectangle" draw:enhanced-path="M 0 0 L 21600 0 21600 21600 0 21600 0 0 Z N"/>
                  </draw:custom-shape>
                  <draw:custom-shape draw:style-name="gr2052" draw:text-style-name="P52" draw:layer="layout" svg:width="0.006cm" svg:height="0.006cm" svg:x="6.146cm" svg:y="13.127cm">
                    <text:p/>
                    <draw:enhanced-geometry svg:viewBox="0 0 21600 21600" draw:mirror-horizontal="false" draw:mirror-vertical="false" draw:type="rectangle" draw:enhanced-path="M 0 0 L 21600 0 21600 21600 0 21600 0 0 Z N"/>
                  </draw:custom-shape>
                </draw:g>
              </draw:g>
            </draw:g>
            <draw:g>
              <draw:custom-shape draw:style-name="gr2053" draw:text-style-name="P50" draw:layer="layout" svg:width="0.24cm" svg:height="0.024cm" svg:x="5.918cm" svg:y="13.3cm">
                <text:p/>
                <draw:enhanced-geometry svg:viewBox="0 0 21600 21600" draw:mirror-horizontal="false" draw:mirror-vertical="false" draw:type="rectangle" draw:enhanced-path="M 0 0 L 21600 0 21600 21600 0 21600 0 0 Z N"/>
              </draw:custom-shape>
              <draw:g>
                <draw:custom-shape draw:style-name="gr2054" draw:text-style-name="P52" draw:layer="layout" svg:width="0.005cm" svg:height="0.007cm" svg:x="5.922cm" svg:y="13.304cm">
                  <text:p/>
                  <draw:enhanced-geometry svg:viewBox="0 0 21600 21600" draw:mirror-horizontal="false" draw:mirror-vertical="false" draw:type="rectangle" draw:enhanced-path="M 0 0 L 21600 0 21600 21600 0 21600 0 0 Z N"/>
                </draw:custom-shape>
                <draw:custom-shape draw:style-name="gr2055" draw:text-style-name="P52" draw:layer="layout" svg:width="0.006cm" svg:height="0.007cm" svg:x="5.932cm" svg:y="13.304cm">
                  <text:p/>
                  <draw:enhanced-geometry svg:viewBox="0 0 21600 21600" draw:mirror-horizontal="false" draw:mirror-vertical="false" draw:type="rectangle" draw:enhanced-path="M 0 0 L 21600 0 21600 21600 0 21600 0 0 Z N"/>
                </draw:custom-shape>
                <draw:custom-shape draw:style-name="gr2056" draw:text-style-name="P52" draw:layer="layout" svg:width="0.006cm" svg:height="0.006cm" svg:x="5.942cm" svg:y="13.304cm">
                  <text:p/>
                  <draw:enhanced-geometry svg:viewBox="0 0 21600 21600" draw:mirror-horizontal="false" draw:mirror-vertical="false" draw:type="rectangle" draw:enhanced-path="M 0 0 L 21600 0 21600 21600 0 21600 0 0 Z N"/>
                </draw:custom-shape>
                <draw:custom-shape draw:style-name="gr2057" draw:text-style-name="P52" draw:layer="layout" svg:width="0.007cm" svg:height="0.007cm" svg:x="5.952cm" svg:y="13.304cm">
                  <text:p/>
                  <draw:enhanced-geometry svg:viewBox="0 0 21600 21600" draw:mirror-horizontal="false" draw:mirror-vertical="false" draw:type="rectangle" draw:enhanced-path="M 0 0 L 21600 0 21600 21600 0 21600 0 0 Z N"/>
                </draw:custom-shape>
                <draw:custom-shape draw:style-name="gr2058" draw:text-style-name="P52" draw:layer="layout" svg:width="0.006cm" svg:height="0.007cm" svg:x="5.973cm" svg:y="13.304cm">
                  <text:p/>
                  <draw:enhanced-geometry svg:viewBox="0 0 21600 21600" draw:mirror-horizontal="false" draw:mirror-vertical="false" draw:type="rectangle" draw:enhanced-path="M 0 0 L 21600 0 21600 21600 0 21600 0 0 Z N"/>
                </draw:custom-shape>
                <draw:custom-shape draw:style-name="gr2059" draw:text-style-name="P52" draw:layer="layout" svg:width="0.006cm" svg:height="0.006cm" svg:x="5.984cm" svg:y="13.304cm">
                  <text:p/>
                  <draw:enhanced-geometry svg:viewBox="0 0 21600 21600" draw:mirror-horizontal="false" draw:mirror-vertical="false" draw:type="rectangle" draw:enhanced-path="M 0 0 L 21600 0 21600 21600 0 21600 0 0 Z N"/>
                </draw:custom-shape>
                <draw:custom-shape draw:style-name="gr2060" draw:text-style-name="P52" draw:layer="layout" svg:width="0.006cm" svg:height="0.006cm" svg:x="5.994cm" svg:y="13.304cm">
                  <text:p/>
                  <draw:enhanced-geometry svg:viewBox="0 0 21600 21600" draw:mirror-horizontal="false" draw:mirror-vertical="false" draw:type="rectangle" draw:enhanced-path="M 0 0 L 21600 0 21600 21600 0 21600 0 0 Z N"/>
                </draw:custom-shape>
                <draw:custom-shape draw:style-name="gr2061" draw:text-style-name="P52" draw:layer="layout" svg:width="0.007cm" svg:height="0.006cm" svg:x="6.004cm" svg:y="13.304cm">
                  <text:p/>
                  <draw:enhanced-geometry svg:viewBox="0 0 21600 21600" draw:mirror-horizontal="false" draw:mirror-vertical="false" draw:type="rectangle" draw:enhanced-path="M 0 0 L 21600 0 21600 21600 0 21600 0 0 Z N"/>
                </draw:custom-shape>
                <draw:custom-shape draw:style-name="gr2062" draw:text-style-name="P52" draw:layer="layout" svg:width="0.006cm" svg:height="0.006cm" svg:x="6.014cm" svg:y="13.304cm">
                  <text:p/>
                  <draw:enhanced-geometry svg:viewBox="0 0 21600 21600" draw:mirror-horizontal="false" draw:mirror-vertical="false" draw:type="rectangle" draw:enhanced-path="M 0 0 L 21600 0 21600 21600 0 21600 0 0 Z N"/>
                </draw:custom-shape>
                <draw:custom-shape draw:style-name="gr2063" draw:text-style-name="P52" draw:layer="layout" svg:width="0.006cm" svg:height="0.007cm" svg:x="6.025cm" svg:y="13.304cm">
                  <text:p/>
                  <draw:enhanced-geometry svg:viewBox="0 0 21600 21600" draw:mirror-horizontal="false" draw:mirror-vertical="false" draw:type="rectangle" draw:enhanced-path="M 0 0 L 21600 0 21600 21600 0 21600 0 0 Z N"/>
                </draw:custom-shape>
                <draw:custom-shape draw:style-name="gr2064" draw:text-style-name="P52" draw:layer="layout" svg:width="0.007cm" svg:height="0.007cm" svg:x="6.035cm" svg:y="13.304cm">
                  <text:p/>
                  <draw:enhanced-geometry svg:viewBox="0 0 21600 21600" draw:mirror-horizontal="false" draw:mirror-vertical="false" draw:type="rectangle" draw:enhanced-path="M 0 0 L 21600 0 21600 21600 0 21600 0 0 Z N"/>
                </draw:custom-shape>
                <draw:custom-shape draw:style-name="gr2065" draw:text-style-name="P52" draw:layer="layout" svg:width="0.006cm" svg:height="0.007cm" svg:x="6.046cm" svg:y="13.304cm">
                  <text:p/>
                  <draw:enhanced-geometry svg:viewBox="0 0 21600 21600" draw:mirror-horizontal="false" draw:mirror-vertical="false" draw:type="rectangle" draw:enhanced-path="M 0 0 L 21600 0 21600 21600 0 21600 0 0 Z N"/>
                </draw:custom-shape>
                <draw:custom-shape draw:style-name="gr2066" draw:text-style-name="P52" draw:layer="layout" svg:width="0.006cm" svg:height="0.006cm" svg:x="6.056cm" svg:y="13.304cm">
                  <text:p/>
                  <draw:enhanced-geometry svg:viewBox="0 0 21600 21600" draw:mirror-horizontal="false" draw:mirror-vertical="false" draw:type="rectangle" draw:enhanced-path="M 0 0 L 21600 0 21600 21600 0 21600 0 0 Z N"/>
                </draw:custom-shape>
                <draw:custom-shape draw:style-name="gr2067" draw:text-style-name="P52" draw:layer="layout" svg:width="0.006cm" svg:height="0.007cm" svg:x="6.066cm" svg:y="13.304cm">
                  <text:p/>
                  <draw:enhanced-geometry svg:viewBox="0 0 21600 21600" draw:mirror-horizontal="false" draw:mirror-vertical="false" draw:type="rectangle" draw:enhanced-path="M 0 0 L 21600 0 21600 21600 0 21600 0 0 Z N"/>
                </draw:custom-shape>
                <draw:custom-shape draw:style-name="gr2068" draw:text-style-name="P52" draw:layer="layout" svg:width="0.006cm" svg:height="0.006cm" svg:x="6.077cm" svg:y="13.304cm">
                  <text:p/>
                  <draw:enhanced-geometry svg:viewBox="0 0 21600 21600" draw:mirror-horizontal="false" draw:mirror-vertical="false" draw:type="rectangle" draw:enhanced-path="M 0 0 L 21600 0 21600 21600 0 21600 0 0 Z N"/>
                </draw:custom-shape>
                <draw:custom-shape draw:style-name="gr2069" draw:text-style-name="P52" draw:layer="layout" svg:width="0.007cm" svg:height="0.007cm" svg:x="6.087cm" svg:y="13.304cm">
                  <text:p/>
                  <draw:enhanced-geometry svg:viewBox="0 0 21600 21600" draw:mirror-horizontal="false" draw:mirror-vertical="false" draw:type="rectangle" draw:enhanced-path="M 0 0 L 21600 0 21600 21600 0 21600 0 0 Z N"/>
                </draw:custom-shape>
                <draw:custom-shape draw:style-name="gr2070" draw:text-style-name="P52" draw:layer="layout" svg:width="0.007cm" svg:height="0.007cm" svg:x="6.097cm" svg:y="13.304cm">
                  <text:p/>
                  <draw:enhanced-geometry svg:viewBox="0 0 21600 21600" draw:mirror-horizontal="false" draw:mirror-vertical="false" draw:type="rectangle" draw:enhanced-path="M 0 0 L 21600 0 21600 21600 0 21600 0 0 Z N"/>
                </draw:custom-shape>
                <draw:custom-shape draw:style-name="gr2071" draw:text-style-name="P52" draw:layer="layout" svg:width="0.006cm" svg:height="0.007cm" svg:x="6.107cm" svg:y="13.304cm">
                  <text:p/>
                  <draw:enhanced-geometry svg:viewBox="0 0 21600 21600" draw:mirror-horizontal="false" draw:mirror-vertical="false" draw:type="rectangle" draw:enhanced-path="M 0 0 L 21600 0 21600 21600 0 21600 0 0 Z N"/>
                </draw:custom-shape>
                <draw:custom-shape draw:style-name="gr2072" draw:text-style-name="P52" draw:layer="layout" svg:width="0.006cm" svg:height="0.007cm" svg:x="6.118cm" svg:y="13.304cm">
                  <text:p/>
                  <draw:enhanced-geometry svg:viewBox="0 0 21600 21600" draw:mirror-horizontal="false" draw:mirror-vertical="false" draw:type="rectangle" draw:enhanced-path="M 0 0 L 21600 0 21600 21600 0 21600 0 0 Z N"/>
                </draw:custom-shape>
                <draw:custom-shape draw:style-name="gr2073" draw:text-style-name="P52" draw:layer="layout" svg:width="0.006cm" svg:height="0.006cm" svg:x="6.128cm" svg:y="13.304cm">
                  <text:p/>
                  <draw:enhanced-geometry svg:viewBox="0 0 21600 21600" draw:mirror-horizontal="false" draw:mirror-vertical="false" draw:type="rectangle" draw:enhanced-path="M 0 0 L 21600 0 21600 21600 0 21600 0 0 Z N"/>
                </draw:custom-shape>
                <draw:custom-shape draw:style-name="gr2074" draw:text-style-name="P52" draw:layer="layout" svg:width="0.007cm" svg:height="0.007cm" svg:x="6.138cm" svg:y="13.304cm">
                  <text:p/>
                  <draw:enhanced-geometry svg:viewBox="0 0 21600 21600" draw:mirror-horizontal="false" draw:mirror-vertical="false" draw:type="rectangle" draw:enhanced-path="M 0 0 L 21600 0 21600 21600 0 21600 0 0 Z N"/>
                </draw:custom-shape>
                <draw:custom-shape draw:style-name="gr2075" draw:text-style-name="P52" draw:layer="layout" svg:width="0.006cm" svg:height="0.006cm" svg:x="6.149cm" svg:y="13.304cm">
                  <text:p/>
                  <draw:enhanced-geometry svg:viewBox="0 0 21600 21600" draw:mirror-horizontal="false" draw:mirror-vertical="false" draw:type="rectangle" draw:enhanced-path="M 0 0 L 21600 0 21600 21600 0 21600 0 0 Z N"/>
                </draw:custom-shape>
                <draw:g>
                  <draw:custom-shape draw:style-name="gr2076" draw:text-style-name="P52" draw:layer="layout" svg:width="0.005cm" svg:height="0.007cm" svg:x="5.963cm" svg:y="13.304cm">
                    <text:p/>
                    <draw:enhanced-geometry svg:viewBox="0 0 21600 21600" draw:mirror-horizontal="false" draw:mirror-vertical="false" draw:type="rectangle" draw:enhanced-path="M 0 0 L 21600 0 21600 21600 0 21600 0 0 Z N"/>
                  </draw:custom-shape>
                  <draw:custom-shape draw:style-name="gr2077" draw:text-style-name="P52" draw:layer="layout" svg:width="0.005cm" svg:height="0.007cm" svg:x="5.922cm" svg:y="13.314cm">
                    <text:p/>
                    <draw:enhanced-geometry svg:viewBox="0 0 21600 21600" draw:mirror-horizontal="false" draw:mirror-vertical="false" draw:type="rectangle" draw:enhanced-path="M 0 0 L 21600 0 21600 21600 0 21600 0 0 Z N"/>
                  </draw:custom-shape>
                  <draw:custom-shape draw:style-name="gr2078" draw:text-style-name="P52" draw:layer="layout" svg:width="0.006cm" svg:height="0.006cm" svg:x="5.932cm" svg:y="13.315cm">
                    <text:p/>
                    <draw:enhanced-geometry svg:viewBox="0 0 21600 21600" draw:mirror-horizontal="false" draw:mirror-vertical="false" draw:type="rectangle" draw:enhanced-path="M 0 0 L 21600 0 21600 21600 0 21600 0 0 Z N"/>
                  </draw:custom-shape>
                  <draw:custom-shape draw:style-name="gr2079" draw:text-style-name="P52" draw:layer="layout" svg:width="0.006cm" svg:height="0.007cm" svg:x="5.942cm" svg:y="13.314cm">
                    <text:p/>
                    <draw:enhanced-geometry svg:viewBox="0 0 21600 21600" draw:mirror-horizontal="false" draw:mirror-vertical="false" draw:type="rectangle" draw:enhanced-path="M 0 0 L 21600 0 21600 21600 0 21600 0 0 Z N"/>
                  </draw:custom-shape>
                  <draw:custom-shape draw:style-name="gr2080" draw:text-style-name="P52" draw:layer="layout" svg:width="0.006cm" svg:height="0.006cm" svg:x="5.952cm" svg:y="13.315cm">
                    <text:p/>
                    <draw:enhanced-geometry svg:viewBox="0 0 21600 21600" draw:mirror-horizontal="false" draw:mirror-vertical="false" draw:type="rectangle" draw:enhanced-path="M 0 0 L 21600 0 21600 21600 0 21600 0 0 Z N"/>
                  </draw:custom-shape>
                  <draw:custom-shape draw:style-name="gr2081" draw:text-style-name="P52" draw:layer="layout" svg:width="0.005cm" svg:height="0.006cm" svg:x="5.963cm" svg:y="13.315cm">
                    <text:p/>
                    <draw:enhanced-geometry svg:viewBox="0 0 21600 21600" draw:mirror-horizontal="false" draw:mirror-vertical="false" draw:type="rectangle" draw:enhanced-path="M 0 0 L 21600 0 21600 21600 0 21600 0 0 Z N"/>
                  </draw:custom-shape>
                  <draw:custom-shape draw:style-name="gr2082" draw:text-style-name="P52" draw:layer="layout" svg:width="0.006cm" svg:height="0.006cm" svg:x="5.973cm" svg:y="13.315cm">
                    <text:p/>
                    <draw:enhanced-geometry svg:viewBox="0 0 21600 21600" draw:mirror-horizontal="false" draw:mirror-vertical="false" draw:type="rectangle" draw:enhanced-path="M 0 0 L 21600 0 21600 21600 0 21600 0 0 Z N"/>
                  </draw:custom-shape>
                  <draw:custom-shape draw:style-name="gr2083" draw:text-style-name="P52" draw:layer="layout" svg:width="0.005cm" svg:height="0.006cm" svg:x="5.984cm" svg:y="13.315cm">
                    <text:p/>
                    <draw:enhanced-geometry svg:viewBox="0 0 21600 21600" draw:mirror-horizontal="false" draw:mirror-vertical="false" draw:type="rectangle" draw:enhanced-path="M 0 0 L 21600 0 21600 21600 0 21600 0 0 Z N"/>
                  </draw:custom-shape>
                  <draw:custom-shape draw:style-name="gr2084" draw:text-style-name="P52" draw:layer="layout" svg:width="0.006cm" svg:height="0.006cm" svg:x="5.994cm" svg:y="13.315cm">
                    <text:p/>
                    <draw:enhanced-geometry svg:viewBox="0 0 21600 21600" draw:mirror-horizontal="false" draw:mirror-vertical="false" draw:type="rectangle" draw:enhanced-path="M 0 0 L 21600 0 21600 21600 0 21600 0 0 Z N"/>
                  </draw:custom-shape>
                  <draw:custom-shape draw:style-name="gr2085" draw:text-style-name="P52" draw:layer="layout" svg:width="0.006cm" svg:height="0.006cm" svg:x="6.004cm" svg:y="13.315cm">
                    <text:p/>
                    <draw:enhanced-geometry svg:viewBox="0 0 21600 21600" draw:mirror-horizontal="false" draw:mirror-vertical="false" draw:type="rectangle" draw:enhanced-path="M 0 0 L 21600 0 21600 21600 0 21600 0 0 Z N"/>
                  </draw:custom-shape>
                  <draw:custom-shape draw:style-name="gr2086" draw:text-style-name="P52" draw:layer="layout" svg:width="0.006cm" svg:height="0.007cm" svg:x="6.014cm" svg:y="13.314cm">
                    <text:p/>
                    <draw:enhanced-geometry svg:viewBox="0 0 21600 21600" draw:mirror-horizontal="false" draw:mirror-vertical="false" draw:type="rectangle" draw:enhanced-path="M 0 0 L 21600 0 21600 21600 0 21600 0 0 Z N"/>
                  </draw:custom-shape>
                  <draw:custom-shape draw:style-name="gr2087" draw:text-style-name="P52" draw:layer="layout" svg:width="0.006cm" svg:height="0.006cm" svg:x="6.025cm" svg:y="13.315cm">
                    <text:p/>
                    <draw:enhanced-geometry svg:viewBox="0 0 21600 21600" draw:mirror-horizontal="false" draw:mirror-vertical="false" draw:type="rectangle" draw:enhanced-path="M 0 0 L 21600 0 21600 21600 0 21600 0 0 Z N"/>
                  </draw:custom-shape>
                  <draw:custom-shape draw:style-name="gr2088" draw:text-style-name="P52" draw:layer="layout" svg:width="0.006cm" svg:height="0.007cm" svg:x="6.035cm" svg:y="13.314cm">
                    <text:p/>
                    <draw:enhanced-geometry svg:viewBox="0 0 21600 21600" draw:mirror-horizontal="false" draw:mirror-vertical="false" draw:type="rectangle" draw:enhanced-path="M 0 0 L 21600 0 21600 21600 0 21600 0 0 Z N"/>
                  </draw:custom-shape>
                  <draw:custom-shape draw:style-name="gr2089" draw:text-style-name="P52" draw:layer="layout" svg:width="0.006cm" svg:height="0.006cm" svg:x="6.046cm" svg:y="13.315cm">
                    <text:p/>
                    <draw:enhanced-geometry svg:viewBox="0 0 21600 21600" draw:mirror-horizontal="false" draw:mirror-vertical="false" draw:type="rectangle" draw:enhanced-path="M 0 0 L 21600 0 21600 21600 0 21600 0 0 Z N"/>
                  </draw:custom-shape>
                  <draw:custom-shape draw:style-name="gr2090" draw:text-style-name="P52" draw:layer="layout" svg:width="0.006cm" svg:height="0.006cm" svg:x="6.055cm" svg:y="13.315cm">
                    <text:p/>
                    <draw:enhanced-geometry svg:viewBox="0 0 21600 21600" draw:mirror-horizontal="false" draw:mirror-vertical="false" draw:type="rectangle" draw:enhanced-path="M 0 0 L 21600 0 21600 21600 0 21600 0 0 Z N"/>
                  </draw:custom-shape>
                  <draw:custom-shape draw:style-name="gr2091" draw:text-style-name="P52" draw:layer="layout" svg:width="0.006cm" svg:height="0.007cm" svg:x="6.066cm" svg:y="13.314cm">
                    <text:p/>
                    <draw:enhanced-geometry svg:viewBox="0 0 21600 21600" draw:mirror-horizontal="false" draw:mirror-vertical="false" draw:type="rectangle" draw:enhanced-path="M 0 0 L 21600 0 21600 21600 0 21600 0 0 Z N"/>
                  </draw:custom-shape>
                  <draw:custom-shape draw:style-name="gr2092" draw:text-style-name="P52" draw:layer="layout" svg:width="0.006cm" svg:height="0.006cm" svg:x="6.077cm" svg:y="13.315cm">
                    <text:p/>
                    <draw:enhanced-geometry svg:viewBox="0 0 21600 21600" draw:mirror-horizontal="false" draw:mirror-vertical="false" draw:type="rectangle" draw:enhanced-path="M 0 0 L 21600 0 21600 21600 0 21600 0 0 Z N"/>
                  </draw:custom-shape>
                  <draw:custom-shape draw:style-name="gr2093" draw:text-style-name="P52" draw:layer="layout" svg:width="0.007cm" svg:height="0.007cm" svg:x="6.086cm" svg:y="13.314cm">
                    <text:p/>
                    <draw:enhanced-geometry svg:viewBox="0 0 21600 21600" draw:mirror-horizontal="false" draw:mirror-vertical="false" draw:type="rectangle" draw:enhanced-path="M 0 0 L 21600 0 21600 21600 0 21600 0 0 Z N"/>
                  </draw:custom-shape>
                  <draw:custom-shape draw:style-name="gr2094" draw:text-style-name="P52" draw:layer="layout" svg:width="0.006cm" svg:height="0.006cm" svg:x="6.097cm" svg:y="13.315cm">
                    <text:p/>
                    <draw:enhanced-geometry svg:viewBox="0 0 21600 21600" draw:mirror-horizontal="false" draw:mirror-vertical="false" draw:type="rectangle" draw:enhanced-path="M 0 0 L 21600 0 21600 21600 0 21600 0 0 Z N"/>
                  </draw:custom-shape>
                  <draw:custom-shape draw:style-name="gr2095" draw:text-style-name="P52" draw:layer="layout" svg:width="0.006cm" svg:height="0.007cm" svg:x="6.107cm" svg:y="13.314cm">
                    <text:p/>
                    <draw:enhanced-geometry svg:viewBox="0 0 21600 21600" draw:mirror-horizontal="false" draw:mirror-vertical="false" draw:type="rectangle" draw:enhanced-path="M 0 0 L 21600 0 21600 21600 0 21600 0 0 Z N"/>
                  </draw:custom-shape>
                  <draw:custom-shape draw:style-name="gr2096" draw:text-style-name="P52" draw:layer="layout" svg:width="0.006cm" svg:height="0.006cm" svg:x="6.118cm" svg:y="13.315cm">
                    <text:p/>
                    <draw:enhanced-geometry svg:viewBox="0 0 21600 21600" draw:mirror-horizontal="false" draw:mirror-vertical="false" draw:type="rectangle" draw:enhanced-path="M 0 0 L 21600 0 21600 21600 0 21600 0 0 Z N"/>
                  </draw:custom-shape>
                  <draw:custom-shape draw:style-name="gr2097" draw:text-style-name="P52" draw:layer="layout" svg:width="0.006cm" svg:height="0.006cm" svg:x="6.128cm" svg:y="13.315cm">
                    <text:p/>
                    <draw:enhanced-geometry svg:viewBox="0 0 21600 21600" draw:mirror-horizontal="false" draw:mirror-vertical="false" draw:type="rectangle" draw:enhanced-path="M 0 0 L 21600 0 21600 21600 0 21600 0 0 Z N"/>
                  </draw:custom-shape>
                  <draw:custom-shape draw:style-name="gr2098" draw:text-style-name="P52" draw:layer="layout" svg:width="0.006cm" svg:height="0.006cm" svg:x="6.138cm" svg:y="13.315cm">
                    <text:p/>
                    <draw:enhanced-geometry svg:viewBox="0 0 21600 21600" draw:mirror-horizontal="false" draw:mirror-vertical="false" draw:type="rectangle" draw:enhanced-path="M 0 0 L 21600 0 21600 21600 0 21600 0 0 Z N"/>
                  </draw:custom-shape>
                  <draw:custom-shape draw:style-name="gr2099" draw:text-style-name="P52" draw:layer="layout" svg:width="0.005cm" svg:height="0.006cm" svg:x="6.149cm" svg:y="13.315cm">
                    <text:p/>
                    <draw:enhanced-geometry svg:viewBox="0 0 21600 21600" draw:mirror-horizontal="false" draw:mirror-vertical="false" draw:type="rectangle" draw:enhanced-path="M 0 0 L 21600 0 21600 21600 0 21600 0 0 Z N"/>
                  </draw:custom-shape>
                </draw:g>
              </draw:g>
            </draw:g>
          </draw:g>
          <draw:line draw:style-name="gr2100" draw:text-style-name="P51" draw:layer="layout" svg:x1="10.014cm" svg:y1="13.705cm" svg:x2="10.21cm" svg:y2="13.705cm">
            <text:p/>
          </draw:line>
          <draw:line draw:style-name="gr2101" draw:text-style-name="P53" draw:layer="layout" svg:x1="9.8cm" svg:y1="13.505cm" svg:x2="10.014cm" svg:y2="13.505cm">
            <text:p/>
          </draw:line>
          <draw:line draw:style-name="gr2102" draw:text-style-name="P51" draw:layer="layout" svg:x1="6.236cm" svg:y1="13.176cm" svg:x2="7.218cm" svg:y2="13.176cm">
            <text:p/>
          </draw:line>
          <draw:line draw:style-name="gr2103" draw:text-style-name="P51" draw:layer="layout" svg:x1="7.218cm" svg:y1="13.571cm" svg:x2="7.218cm" svg:y2="13.03cm">
            <text:p/>
          </draw:line>
          <draw:line draw:style-name="gr2104" draw:text-style-name="P51" draw:layer="layout" svg:x1="6.948cm" svg:y1="13.566cm" svg:x2="7.489cm" svg:y2="13.566cm">
            <text:p/>
          </draw:line>
          <draw:polyline draw:style-name="gr1514" draw:text-style-name="P6" draw:layer="layout" svg:width="0.885cm" svg:height="0.701cm" draw:transform="rotate (-3.14159265358979) translate (10.9cm 14.005cm)" svg:viewBox="0 0 886 702" draw:points="400,702 886,702 886,0 0,0">
            <text:p/>
          </draw:polyline>
          <draw:frame draw:style-name="gr46" draw:text-style-name="P6" draw:layer="layout" svg:width="2.33cm" svg:height="1.5cm" svg:x="7.489cm" svg:y="12.625cm">
            <draw:image xlink:href="Pictures/1000020100000154000000DBA65639A4D29D47B3.png" xlink:type="simple" xlink:show="embed" xlink:actuate="onLoad" draw:mime-type="image/png">
              <text:p/>
            </draw:image>
          </draw:frame>
          <draw:g>
            <draw:custom-shape draw:style-name="gr2105" draw:text-style-name="P49" draw:layer="layout" svg:width="0.631cm" svg:height="0.368cm" svg:x="10.869cm" svg:y="13.79cm">
              <text:p/>
              <draw:enhanced-geometry svg:viewBox="0 0 21600 21600" draw:mirror-horizontal="false" draw:mirror-vertical="false" draw:type="rectangle" draw:enhanced-path="M 0 0 L 21600 0 21600 21600 0 21600 0 0 Z N"/>
            </draw:custom-shape>
            <draw:custom-shape draw:style-name="gr2106" draw:text-style-name="P50" draw:layer="layout" svg:width="0.08cm" svg:height="0.079cm" svg:x="10.894cm" svg:y="13.82cm">
              <text:p/>
              <draw:enhanced-geometry svg:viewBox="0 0 21600 21600" draw:mirror-horizontal="false" draw:mirror-vertical="false" draw:type="rectangle" draw:enhanced-path="M 0 0 L 21600 0 21600 21600 0 21600 0 0 Z N"/>
            </draw:custom-shape>
            <draw:custom-shape draw:style-name="gr2107" draw:text-style-name="P50" draw:layer="layout" svg:width="0.08cm" svg:height="0.079cm" svg:x="10.894cm" svg:y="13.951cm">
              <text:p/>
              <draw:enhanced-geometry svg:viewBox="0 0 21600 21600" draw:mirror-horizontal="false" draw:mirror-vertical="false" draw:type="rectangle" draw:enhanced-path="M 0 0 L 21600 0 21600 21600 0 21600 0 0 Z N"/>
            </draw:custom-shape>
            <draw:g>
              <draw:custom-shape draw:style-name="gr2108" draw:text-style-name="P50" draw:layer="layout" svg:width="0.026cm" svg:height="0.027cm" svg:x="11.078cm" svg:y="1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09" draw:text-style-name="P50" draw:layer="layout" svg:width="0.026cm" svg:height="0.027cm" svg:x="11.078cm" svg:y="13.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0" draw:text-style-name="P50" draw:layer="layout" svg:width="0.026cm" svg:height="0.025cm" svg:x="11.078cm" svg:y="13.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1" draw:text-style-name="P50" draw:layer="layout" svg:width="0.026cm" svg:height="0.025cm" svg:x="11.078cm" svg:y="13.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2" draw:text-style-name="P50" draw:layer="layout" svg:width="0.026cm" svg:height="0.026cm" svg:x="11.078cm" svg:y="14.0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3" draw:text-style-name="P50" draw:layer="layout" svg:width="0.026cm" svg:height="0.027cm" svg:x="11.078cm" svg:y="14.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4" draw:text-style-name="P50" draw:layer="layout" svg:width="0.026cm" svg:height="0.026cm" svg:x="11.078cm" svg:y="14.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5" draw:text-style-name="P50" draw:layer="layout" svg:width="0.026cm" svg:height="0.026cm" svg:x="11.078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16" draw:text-style-name="P50" draw:layer="layout" svg:width="0.026cm" svg:height="0.027cm" svg:x="11.157cm" svg:y="1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7" draw:text-style-name="P50" draw:layer="layout" svg:width="0.026cm" svg:height="0.027cm" svg:x="11.157cm" svg:y="13.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8" draw:text-style-name="P50" draw:layer="layout" svg:width="0.026cm" svg:height="0.025cm" svg:x="11.157cm" svg:y="13.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19" draw:text-style-name="P50" draw:layer="layout" svg:width="0.026cm" svg:height="0.025cm" svg:x="11.157cm" svg:y="13.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0" draw:text-style-name="P50" draw:layer="layout" svg:width="0.026cm" svg:height="0.026cm" svg:x="11.157cm" svg:y="14.0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1" draw:text-style-name="P50" draw:layer="layout" svg:width="0.026cm" svg:height="0.027cm" svg:x="11.157cm" svg:y="14.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2" draw:text-style-name="P50" draw:layer="layout" svg:width="0.026cm" svg:height="0.026cm" svg:x="11.157cm" svg:y="14.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3" draw:text-style-name="P50" draw:layer="layout" svg:width="0.026cm" svg:height="0.026cm" svg:x="11.157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24" draw:text-style-name="P50" draw:layer="layout" svg:width="0.027cm" svg:height="0.027cm" svg:x="11.236cm" svg:y="1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5" draw:text-style-name="P50" draw:layer="layout" svg:width="0.027cm" svg:height="0.027cm" svg:x="11.236cm" svg:y="13.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6" draw:text-style-name="P50" draw:layer="layout" svg:width="0.027cm" svg:height="0.025cm" svg:x="11.236cm" svg:y="13.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7" draw:text-style-name="P50" draw:layer="layout" svg:width="0.027cm" svg:height="0.025cm" svg:x="11.236cm" svg:y="13.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8" draw:text-style-name="P50" draw:layer="layout" svg:width="0.027cm" svg:height="0.026cm" svg:x="11.236cm" svg:y="14.0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29" draw:text-style-name="P50" draw:layer="layout" svg:width="0.027cm" svg:height="0.027cm" svg:x="11.236cm" svg:y="14.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0" draw:text-style-name="P50" draw:layer="layout" svg:width="0.027cm" svg:height="0.026cm" svg:x="11.236cm" svg:y="14.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1" draw:text-style-name="P50" draw:layer="layout" svg:width="0.027cm" svg:height="0.026cm" svg:x="11.236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32" draw:text-style-name="P50" draw:layer="layout" svg:width="0.027cm" svg:height="0.027cm" svg:x="11.341cm" svg:y="1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3" draw:text-style-name="P50" draw:layer="layout" svg:width="0.027cm" svg:height="0.027cm" svg:x="11.341cm" svg:y="13.8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4" draw:text-style-name="P50" draw:layer="layout" svg:width="0.027cm" svg:height="0.025cm" svg:x="11.341cm" svg:y="13.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5" draw:text-style-name="P50" draw:layer="layout" svg:width="0.027cm" svg:height="0.025cm" svg:x="11.341cm" svg:y="13.9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6" draw:text-style-name="P50" draw:layer="layout" svg:width="0.027cm" svg:height="0.026cm" svg:x="11.341cm" svg:y="14.0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7" draw:text-style-name="P50" draw:layer="layout" svg:width="0.027cm" svg:height="0.027cm" svg:x="11.341cm" svg:y="14.0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8" draw:text-style-name="P50" draw:layer="layout" svg:width="0.027cm" svg:height="0.026cm" svg:x="11.341cm" svg:y="14.1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39" draw:text-style-name="P50" draw:layer="layout" svg:width="0.027cm" svg:height="0.026cm" svg:x="11.341cm" svg:y="13.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40" draw:text-style-name="P51" draw:layer="layout" svg:x1="11.027cm" svg:y1="13.79cm" svg:x2="11.027cm" svg:y2="14.158cm">
              <text:p/>
            </draw:line>
            <draw:line draw:style-name="gr2141" draw:text-style-name="P51" draw:layer="layout" svg:x1="11.132cm" svg:y1="13.79cm" svg:x2="11.132cm" svg:y2="14.158cm">
              <text:p/>
            </draw:line>
            <draw:line draw:style-name="gr2142" draw:text-style-name="P51" draw:layer="layout" svg:x1="11.29cm" svg:y1="13.79cm" svg:x2="11.29cm" svg:y2="14.158cm">
              <text:p/>
            </draw:line>
            <draw:line draw:style-name="gr2143" draw:text-style-name="P51" draw:layer="layout" svg:x1="11.395cm" svg:y1="13.79cm" svg:x2="11.395cm" svg:y2="14.158cm">
              <text:p/>
            </draw:line>
          </draw:g>
          <draw:g>
            <draw:g>
              <draw:custom-shape draw:style-name="gr2144" draw:text-style-name="P49" draw:layer="layout" svg:width="0.039cm" svg:height="0.106cm" svg:x="10.831cm" svg:y="13.199cm">
                <text:p/>
                <draw:enhanced-geometry svg:viewBox="0 0 21600 21600" draw:mirror-horizontal="false" draw:mirror-vertical="false" draw:type="rectangle" draw:enhanced-path="M 0 0 L 21600 0 21600 21600 0 21600 0 0 Z N"/>
              </draw:custom-shape>
              <draw:custom-shape draw:style-name="gr2145" draw:text-style-name="P50" draw:layer="layout" svg:width="0.039cm" svg:height="0.13cm" svg:x="10.831cm" svg:y="13.305cm">
                <text:p/>
                <draw:enhanced-geometry svg:viewBox="0 0 21600 21600" draw:mirror-horizontal="false" draw:mirror-vertical="false" draw:type="rectangle" draw:enhanced-path="M 0 0 L 21600 0 21600 21600 0 21600 0 0 Z N"/>
              </draw:custom-shape>
              <draw:g>
                <draw:custom-shape draw:style-name="gr2146" draw:text-style-name="P50" draw:layer="layout" svg:width="0.016cm" svg:height="0.017cm" svg:x="10.842cm" svg:y="13.2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47" draw:text-style-name="P49" draw:layer="layout" svg:width="0.368cm" svg:height="0.209cm" svg:x="10.461cm" svg:y="13.2cm">
              <text:p/>
              <draw:enhanced-geometry svg:viewBox="0 0 21600 21600" draw:mirror-horizontal="false" draw:mirror-vertical="false" draw:type="rectangle" draw:enhanced-path="M 0 0 L 21600 0 21600 21600 0 21600 0 0 Z N"/>
            </draw:custom-shape>
            <draw:custom-shape draw:style-name="gr2148" draw:text-style-name="P50" draw:layer="layout" svg:width="0.052cm" svg:height="0.052cm" svg:x="10.488cm" svg:y="13.305cm">
              <text:p/>
              <draw:enhanced-geometry svg:viewBox="0 0 21600 21600" draw:mirror-horizontal="false" draw:mirror-vertical="false" draw:type="rectangle" draw:enhanced-path="M 0 0 L 21600 0 21600 21600 0 21600 0 0 Z N"/>
            </draw:custom-shape>
            <draw:custom-shape draw:style-name="gr2149" draw:text-style-name="P50" draw:layer="layout" svg:width="0.052cm" svg:height="0.052cm" svg:x="10.488cm" svg:y="13.226cm">
              <text:p/>
              <draw:enhanced-geometry svg:viewBox="0 0 21600 21600" draw:mirror-horizontal="false" draw:mirror-vertical="false" draw:type="rectangle" draw:enhanced-path="M 0 0 L 21600 0 21600 21600 0 21600 0 0 Z N"/>
            </draw:custom-shape>
            <draw:g>
              <draw:custom-shape draw:style-name="gr2150" draw:text-style-name="P50" draw:layer="layout" svg:width="0.026cm" svg:height="0.025cm" svg:x="10.777cm" svg:y="13.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51" draw:text-style-name="P50" draw:layer="layout" svg:width="0.026cm" svg:height="0.027cm" svg:x="10.777cm" svg:y="13.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52" draw:text-style-name="P50" draw:layer="layout" svg:width="0.026cm" svg:height="0.025cm" svg:x="10.777cm" svg:y="13.3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53" draw:text-style-name="P50" draw:layer="layout" svg:width="0.016cm" svg:height="0.016cm" svg:x="10.646cm" svg:y="13.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54" draw:text-style-name="P50" draw:layer="layout" svg:width="0.026cm" svg:height="0.026cm" svg:x="10.777cm" svg:y="13.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55" draw:text-style-name="P51" draw:layer="layout" svg:x1="10.619cm" svg:y1="13.269cm" svg:x2="10.83cm" svg:y2="13.269cm">
              <text:p/>
            </draw:line>
            <draw:g>
              <draw:custom-shape draw:style-name="gr2156" draw:text-style-name="P50" draw:layer="layout" svg:width="0.016cm" svg:height="0.016cm" svg:x="10.646cm" svg:y="13.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57" draw:text-style-name="P50" draw:layer="layout" svg:width="0.016cm" svg:height="0.016cm" svg:x="10.646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58" draw:text-style-name="P50" draw:layer="layout" svg:width="0.016cm" svg:height="0.017cm" svg:x="10.646cm" svg:y="13.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59" draw:text-style-name="P50" draw:layer="layout" svg:width="0.016cm" svg:height="0.016cm" svg:x="10.682cm" svg:y="13.3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60" draw:text-style-name="P50" draw:layer="layout" svg:width="0.016cm" svg:height="0.016cm" svg:x="10.682cm" svg:y="13.3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61" draw:text-style-name="P50" draw:layer="layout" svg:width="0.016cm" svg:height="0.016cm" svg:x="10.682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62" draw:text-style-name="P50" draw:layer="layout" svg:width="0.016cm" svg:height="0.017cm" svg:x="10.682cm" svg:y="13.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63" draw:text-style-name="P51" draw:layer="layout" svg:x1="10.829cm" svg:y1="13.199cm" svg:x2="10.829cm" svg:y2="13.436cm">
              <text:p/>
            </draw:line>
            <draw:g>
              <draw:custom-shape draw:style-name="gr2164" draw:text-style-name="P49" draw:layer="layout" svg:width="0.039cm" svg:height="0.105cm" svg:x="10.869cm" svg:y="13.2cm">
                <text:p/>
                <draw:enhanced-geometry svg:viewBox="0 0 21600 21600" draw:mirror-horizontal="false" draw:mirror-vertical="false" draw:type="rectangle" draw:enhanced-path="M 0 0 L 21600 0 21600 21600 0 21600 0 0 Z N"/>
              </draw:custom-shape>
              <draw:custom-shape draw:style-name="gr2165" draw:text-style-name="P50" draw:layer="layout" svg:width="0.039cm" svg:height="0.131cm" svg:x="10.869cm" svg:y="13.305cm">
                <text:p/>
                <draw:enhanced-geometry svg:viewBox="0 0 21600 21600" draw:mirror-horizontal="false" draw:mirror-vertical="false" draw:type="rectangle" draw:enhanced-path="M 0 0 L 21600 0 21600 21600 0 21600 0 0 Z N"/>
              </draw:custom-shape>
              <draw:g>
                <draw:custom-shape draw:style-name="gr2166" draw:text-style-name="P50" draw:layer="layout" svg:width="0.015cm" svg:height="0.015cm" svg:x="10.881cm" svg:y="13.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67" draw:text-style-name="P49" draw:layer="layout" svg:width="0.039cm" svg:height="0.105cm" svg:x="10.908cm" svg:y="13.2cm">
                <text:p/>
                <draw:enhanced-geometry svg:viewBox="0 0 21600 21600" draw:mirror-horizontal="false" draw:mirror-vertical="false" draw:type="rectangle" draw:enhanced-path="M 0 0 L 21600 0 21600 21600 0 21600 0 0 Z N"/>
              </draw:custom-shape>
              <draw:custom-shape draw:style-name="gr2168" draw:text-style-name="P50" draw:layer="layout" svg:width="0.039cm" svg:height="0.131cm" svg:x="10.908cm" svg:y="13.305cm">
                <text:p/>
                <draw:enhanced-geometry svg:viewBox="0 0 21600 21600" draw:mirror-horizontal="false" draw:mirror-vertical="false" draw:type="rectangle" draw:enhanced-path="M 0 0 L 21600 0 21600 21600 0 21600 0 0 Z N"/>
              </draw:custom-shape>
              <draw:g>
                <draw:custom-shape draw:style-name="gr2169" draw:text-style-name="P50" draw:layer="layout" svg:width="0.015cm" svg:height="0.015cm" svg:x="10.92cm" svg:y="13.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70" draw:text-style-name="P49" draw:layer="layout" svg:width="0.04cm" svg:height="0.105cm" svg:x="10.947cm" svg:y="13.2cm">
                <text:p/>
                <draw:enhanced-geometry svg:viewBox="0 0 21600 21600" draw:mirror-horizontal="false" draw:mirror-vertical="false" draw:type="rectangle" draw:enhanced-path="M 0 0 L 21600 0 21600 21600 0 21600 0 0 Z N"/>
              </draw:custom-shape>
              <draw:custom-shape draw:style-name="gr2171" draw:text-style-name="P50" draw:layer="layout" svg:width="0.04cm" svg:height="0.131cm" svg:x="10.947cm" svg:y="13.305cm">
                <text:p/>
                <draw:enhanced-geometry svg:viewBox="0 0 21600 21600" draw:mirror-horizontal="false" draw:mirror-vertical="false" draw:type="rectangle" draw:enhanced-path="M 0 0 L 21600 0 21600 21600 0 21600 0 0 Z N"/>
              </draw:custom-shape>
              <draw:g>
                <draw:custom-shape draw:style-name="gr2172" draw:text-style-name="P50" draw:layer="layout" svg:width="0.016cm" svg:height="0.015cm" svg:x="10.959cm" svg:y="13.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73" draw:text-style-name="P49" draw:layer="layout" svg:width="0.079cm" svg:height="0.105cm" svg:x="10.987cm" svg:y="13.2cm">
                <text:p/>
                <draw:enhanced-geometry svg:viewBox="0 0 21600 21600" draw:mirror-horizontal="false" draw:mirror-vertical="false" draw:type="rectangle" draw:enhanced-path="M 0 0 L 21600 0 21600 21600 0 21600 0 0 Z N"/>
              </draw:custom-shape>
              <draw:custom-shape draw:style-name="gr2174" draw:text-style-name="P50" draw:layer="layout" svg:width="0.079cm" svg:height="0.131cm" svg:x="10.987cm" svg:y="13.305cm">
                <text:p/>
                <draw:enhanced-geometry svg:viewBox="0 0 21600 21600" draw:mirror-horizontal="false" draw:mirror-vertical="false" draw:type="rectangle" draw:enhanced-path="M 0 0 L 21600 0 21600 21600 0 21600 0 0 Z N"/>
              </draw:custom-shape>
              <draw:g>
                <draw:custom-shape draw:style-name="gr2175" draw:text-style-name="P50" draw:layer="layout" svg:width="0.016cm" svg:height="0.015cm" svg:x="11.001cm" svg:y="13.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76" draw:text-style-name="P50" draw:layer="layout" svg:width="0.015cm" svg:height="0.015cm" svg:x="11.037cm" svg:y="13.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77" draw:text-style-name="P49" draw:layer="layout" svg:width="0.079cm" svg:height="0.105cm" svg:x="11.066cm" svg:y="13.2cm">
                <text:p/>
                <draw:enhanced-geometry svg:viewBox="0 0 21600 21600" draw:mirror-horizontal="false" draw:mirror-vertical="false" draw:type="rectangle" draw:enhanced-path="M 0 0 L 21600 0 21600 21600 0 21600 0 0 Z N"/>
              </draw:custom-shape>
              <draw:custom-shape draw:style-name="gr2178" draw:text-style-name="P50" draw:layer="layout" svg:width="0.079cm" svg:height="0.131cm" svg:x="11.066cm" svg:y="13.305cm">
                <text:p/>
                <draw:enhanced-geometry svg:viewBox="0 0 21600 21600" draw:mirror-horizontal="false" draw:mirror-vertical="false" draw:type="rectangle" draw:enhanced-path="M 0 0 L 21600 0 21600 21600 0 21600 0 0 Z N"/>
              </draw:custom-shape>
              <draw:g>
                <draw:custom-shape draw:style-name="gr2179" draw:text-style-name="P50" draw:layer="layout" svg:width="0.017cm" svg:height="0.015cm" svg:x="11.079cm" svg:y="13.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80" draw:text-style-name="P50" draw:layer="layout" svg:width="0.016cm" svg:height="0.015cm" svg:x="11.115cm" svg:y="13.2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81" draw:text-style-name="P51" draw:layer="layout" svg:x1="10.62cm" svg:y1="13.199cm" svg:x2="10.62cm" svg:y2="13.409cm">
              <text:p/>
            </draw:line>
            <draw:line draw:style-name="gr2182" draw:text-style-name="P51" draw:layer="layout" svg:x1="10.725cm" svg:y1="13.199cm" svg:x2="10.725cm" svg:y2="13.409cm">
              <text:p/>
            </draw:line>
            <draw:line draw:style-name="gr2183" draw:text-style-name="P51" draw:layer="layout" svg:x1="10.91cm" svg:y1="13.199cm" svg:x2="10.91cm" svg:y2="13.436cm">
              <text:p/>
            </draw:line>
            <draw:line draw:style-name="gr2184" draw:text-style-name="P51" draw:layer="layout" svg:x1="10.87cm" svg:y1="13.199cm" svg:x2="10.87cm" svg:y2="13.436cm">
              <text:p/>
            </draw:line>
            <draw:line draw:style-name="gr2185" draw:text-style-name="P51" draw:layer="layout" svg:x1="10.949cm" svg:y1="13.199cm" svg:x2="10.949cm" svg:y2="13.436cm">
              <text:p/>
            </draw:line>
            <draw:line draw:style-name="gr2186" draw:text-style-name="P51" draw:layer="layout" svg:x1="11.067cm" svg:y1="13.199cm" svg:x2="11.067cm" svg:y2="13.436cm">
              <text:p/>
            </draw:line>
            <draw:line draw:style-name="gr2187" draw:text-style-name="P51" draw:layer="layout" svg:x1="10.988cm" svg:y1="13.199cm" svg:x2="10.988cm" svg:y2="13.436cm">
              <text:p/>
            </draw:line>
          </draw:g>
        </draw:g>
      </draw:page>
      <draw:page draw:name="page10" draw:style-name="dp1" draw:master-page-name="Default">
        <office:forms form:automatic-focus="false" form:apply-design-mode="false"/>
        <draw:g>
          <draw:custom-shape draw:style-name="gr2188" draw:text-style-name="P62" draw:layer="layout" svg:width="10cm" svg:height="7.004cm" svg:x="1.989cm" svg:y="1.985cm">
            <text:p/>
            <draw:enhanced-geometry svg:viewBox="0 0 21600 21600" draw:type="rectangle" draw:enhanced-path="M 0 0 L 21600 0 21600 21600 0 21600 0 0 Z N"/>
          </draw:custom-shape>
          <draw:g>
            <draw:frame draw:style-name="gr46" draw:text-style-name="P6" draw:layer="layout" svg:width="3.539cm" svg:height="0.999cm" svg:x="5.786cm" svg:y="5.066cm">
              <draw:image xlink:href="Pictures/1000238F0000254700000A73C9522FE84E39EC29.svg" xlink:type="simple" xlink:show="embed" xlink:actuate="onLoad" draw:mime-type="image/svg+xml">
                <text:p/>
              </draw:image>
              <draw:image xlink:href="Pictures/1000020100000169000000651242346DFD425FC8.png" xlink:type="simple" xlink:show="embed" xlink:actuate="onLoad" draw:mime-type="image/png"/>
            </draw:frame>
            <draw:path draw:style-name="gr47" draw:text-style-name="P32" draw:layer="layout" svg:width="0.627cm" svg:height="0.982cm" svg:x="6.132cm" svg:y="5.066cm" svg:viewBox="0 0 628 983" svg:d="M145 700h273v-460zM419 983v-139l-419-2 1-140 416-702h142l1 702 66-1 2 141-68 1v140z">
              <text:p/>
            </draw:path>
          </draw:g>
          <draw:frame draw:style-name="gr66" draw:text-style-name="P64" draw:layer="layout" svg:width="2.282cm" svg:height="1.813cm" svg:x="9.507cm" svg:y="4.783cm">
            <draw:text-box>
              <text:p text:style-name="P63"><text:span text:style-name="T18">IDE</text:span></text:p>
            </draw:text-box>
          </draw:frame>
          <draw:frame draw:style-name="gr2189" draw:text-style-name="P46" draw:layer="layout" svg:width="2.509cm" svg:height="1.004cm" svg:x="5.71cm" svg:y="6.122cm">
            <draw:text-box>
              <text:p><text:span text:style-name="T16">1</text:span><text:span text:style-name="T16">.</text:span><text:span text:style-name="T16">1</text:span><text:span text:style-name="T16">4</text:span><text:span text:style-name="T16">.</text:span><text:span text:style-name="T16">0</text:span></text:p>
            </draw:text-box>
          </draw:frame>
          <draw:polyline draw:style-name="gr54" draw:text-style-name="P6" draw:layer="layout" svg:width="2.199cm" svg:height="0.499cm" svg:x="1.989cm" svg:y="3.185cm" svg:viewBox="0 0 2200 500" draw:points="2200,500 900,500 400,0 0,0">
            <text:p/>
          </draw:polyline>
          <draw:line draw:style-name="gr54" draw:text-style-name="P6" draw:layer="layout" svg:x1="4.189cm" svg:y1="4.019cm" svg:x2="1.989cm" svg:y2="4.019cm">
            <text:p/>
          </draw:line>
          <draw:polyline draw:style-name="gr54" draw:text-style-name="P6" draw:layer="layout" svg:width="9.998cm" svg:height="1.199cm" svg:x="1.989cm" svg:y="2.085cm" svg:viewBox="0 0 9999 1200" draw:points="0,400 2000,400 2793,1200 5228,1200 6433,0 9999,0">
            <text:p/>
          </draw:polyline>
          <draw:polyline draw:style-name="gr54" draw:text-style-name="P6" draw:layer="layout" svg:width="4.699cm" svg:height="0.199cm" svg:x="1.989cm" svg:y="2.085cm" svg:viewBox="0 0 4700 200" draw:points="0,0 3142,0 3338,200 4700,200">
            <text:p/>
          </draw:polyline>
          <draw:polyline draw:style-name="gr54" draw:text-style-name="P6" draw:layer="layout" svg:width="1.348cm" svg:height="0.74cm" svg:x="4.04cm" svg:y="2.084cm" svg:viewBox="0 0 1349 741" draw:points="1349,741 742,741 0,0">
            <text:p/>
          </draw:polyline>
          <draw:polyline draw:style-name="gr54" draw:text-style-name="P6" draw:layer="layout" svg:width="5.999cm" svg:height="1.423cm" svg:x="1.989cm" svg:y="3.761cm" svg:viewBox="0 0 6000 1424" draw:points="0,1424 1000,1424 2000,483 3517,483 4000,0 6000,0">
            <text:p/>
          </draw:polyline>
          <draw:polyline draw:style-name="gr54" draw:text-style-name="P6" draw:layer="layout" svg:width="4.199cm" svg:height="0.699cm" svg:x="7.789cm" svg:y="2.614cm" svg:viewBox="0 0 4200 700" draw:points="0,700 100,700 2200,700 2900,0 4200,0">
            <text:p/>
          </draw:polyline>
          <draw:g>
            <draw:g>
              <draw:custom-shape draw:style-name="gr2190" draw:text-style-name="P65" draw:layer="layout" svg:width="1.3cm" svg:height="1.007cm" svg:x="2.49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2191" draw:text-style-name="P65" draw:layer="layout" svg:width="0.533cm" svg:height="0.423cm" svg:x="2.637cm" svg:y="7.706cm" svg:viewBox="0 0 534 424" svg:d="M6 423c-2-1-3-2-4-3 0-2-1-3-1-5l-1-228c0-2 0-4 1-5s2-2 3-3l258-177c0-1 0-1 1-1 1-1 3-1 4-1 2 0 3 0 5 1v1l94 64v-44c0-1 1-3 1-4 1-2 2-3 4-3 1-1 3-2 4-2h61c2 0 3 1 4 2 2 0 3 1 4 3 1 1 1 3 1 4v98l85 59c2 1 2 2 3 3s1 3 1 5l-1 228c0 2 0 3-1 5-1 1-2 2-3 3s-3 1-5 1h-514c-1 0-3 0-4-1z">
                  <text:p/>
                </draw:path>
                <draw:g>
                  <draw:g>
                    <draw:custom-shape draw:style-name="gr2192" draw:text-style-name="P66" draw:layer="layout" svg:width="0.042cm" svg:height="0.043cm" svg:x="3.059cm" svg:y="8.037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193" draw:text-style-name="P66" draw:layer="layout" svg:width="0.021cm" svg:height="0.106cm" svg:x="3.07cm" svg:y="7.931cm">
                      <text:p/>
                      <draw:enhanced-geometry svg:viewBox="0 0 21600 21600" draw:type="rectangle" draw:enhanced-path="M 0 0 L 21600 0 21600 21600 0 21600 0 0 Z N"/>
                    </draw:custom-shape>
                    <draw:custom-shape draw:style-name="gr2194" draw:text-style-name="P67" draw:layer="layout" svg:width="0.034cm" svg:height="0.036cm" svg:x="3.063cm" svg:y="8.0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95" draw:text-style-name="P68" draw:layer="layout" svg:width="0.012cm" svg:height="0.086cm" svg:x="3.074cm" svg:y="7.936cm">
                      <text:p/>
                      <draw:enhanced-geometry svg:viewBox="0 0 21600 21600" draw:type="rectangle" draw:enhanced-path="M 0 0 L 21600 0 21600 21600 0 21600 0 0 Z N"/>
                    </draw:custom-shape>
                    <draw:custom-shape draw:style-name="gr2196" draw:text-style-name="P69" draw:layer="layout" svg:width="0.012cm" svg:height="0.09cm" svg:x="3.074cm" svg:y="7.956cm">
                      <text:p/>
                      <draw:enhanced-geometry svg:viewBox="0 0 21600 21600" draw:type="rectangle" draw:enhanced-path="M 0 0 L 21600 0 21600 21600 0 21600 0 0 Z N"/>
                    </draw:custom-shape>
                  </draw:g>
                  <draw:g>
                    <draw:line draw:style-name="gr2197" draw:text-style-name="P66" draw:layer="layout" svg:x1="2.693cm" svg:y1="8.033cm" svg:x2="2.801cm" svg:y2="8.033cm">
                      <text:p/>
                    </draw:line>
                    <draw:line draw:style-name="gr2198" draw:text-style-name="P66" draw:layer="layout" svg:x1="2.72cm" svg:y1="7.986cm" svg:x2="2.748cm" svg:y2="8.033cm">
                      <text:p/>
                    </draw:line>
                    <draw:g>
                      <draw:line draw:style-name="gr2199" draw:text-style-name="P66" draw:layer="layout" svg:x1="2.721cm" svg:y1="8.033cm" svg:x2="2.703cm" svg:y2="8.051cm">
                        <text:p/>
                      </draw:line>
                      <draw:line draw:style-name="gr2200" draw:text-style-name="P66" draw:layer="layout" svg:x1="2.72cm" svg:y1="8.033cm" svg:x2="2.702cm" svg:y2="8.015cm">
                        <text:p/>
                      </draw:line>
                    </draw:g>
                    <draw:g>
                      <draw:line draw:style-name="gr2201" draw:text-style-name="P66" draw:layer="layout" svg:x1="2.734cm" svg:y1="8.01cm" svg:x2="2.709cm" svg:y2="8.004cm">
                        <text:p/>
                      </draw:line>
                      <draw:line draw:style-name="gr2202" draw:text-style-name="P66" draw:layer="layout" svg:x1="2.734cm" svg:y1="8.01cm" svg:x2="2.74cm" svg:y2="7.985cm">
                        <text:p/>
                      </draw:line>
                    </draw:g>
                    <draw:g>
                      <draw:line draw:style-name="gr2203" draw:text-style-name="P66" draw:layer="layout" svg:x1="2.775cm" svg:y1="8.034cm" svg:x2="2.793cm" svg:y2="8.016cm">
                        <text:p/>
                      </draw:line>
                      <draw:line draw:style-name="gr2204" draw:text-style-name="P66" draw:layer="layout" svg:x1="2.775cm" svg:y1="8.034cm" svg:x2="2.793cm" svg:y2="8.053cm">
                        <text:p/>
                      </draw:line>
                    </draw:g>
                    <draw:line draw:style-name="gr2205" draw:text-style-name="P66" draw:layer="layout" svg:x1="2.776cm" svg:y1="7.987cm" svg:x2="2.748cm" svg:y2="8.034cm">
                      <text:p/>
                    </draw:line>
                    <draw:g>
                      <draw:line draw:style-name="gr2206" draw:text-style-name="P66" draw:layer="layout" svg:x1="2.762cm" svg:y1="8.011cm" svg:x2="2.787cm" svg:y2="8.005cm">
                        <text:p/>
                      </draw:line>
                      <draw:line draw:style-name="gr2207" draw:text-style-name="P66" draw:layer="layout" svg:x1="2.761cm" svg:y1="8.01cm" svg:x2="2.755cm" svg:y2="7.985cm">
                        <text:p/>
                      </draw:line>
                    </draw:g>
                    <draw:line draw:style-name="gr2208" draw:text-style-name="P66" draw:layer="layout" svg:x1="2.776cm" svg:y1="8.081cm" svg:x2="2.748cm" svg:y2="8.034cm">
                      <text:p/>
                    </draw:line>
                    <draw:g>
                      <draw:line draw:style-name="gr2209" draw:text-style-name="P66" draw:layer="layout" svg:x1="2.762cm" svg:y1="8.057cm" svg:x2="2.787cm" svg:y2="8.063cm">
                        <text:p/>
                      </draw:line>
                      <draw:line draw:style-name="gr2210" draw:text-style-name="P66" draw:layer="layout" svg:x1="2.761cm" svg:y1="8.057cm" svg:x2="2.755cm" svg:y2="8.082cm">
                        <text:p/>
                      </draw:line>
                    </draw:g>
                    <draw:line draw:style-name="gr2211" draw:text-style-name="P66" draw:layer="layout" svg:x1="2.72cm" svg:y1="8.081cm" svg:x2="2.748cm" svg:y2="8.034cm">
                      <text:p/>
                    </draw:line>
                    <draw:g>
                      <draw:line draw:style-name="gr2212" draw:text-style-name="P66" draw:layer="layout" svg:x1="2.734cm" svg:y1="8.057cm" svg:x2="2.709cm" svg:y2="8.063cm">
                        <text:p/>
                      </draw:line>
                      <draw:line draw:style-name="gr2213" draw:text-style-name="P66" draw:layer="layout" svg:x1="2.734cm" svg:y1="8.057cm" svg:x2="2.74cm" svg:y2="8.082cm">
                        <text:p/>
                      </draw:line>
                    </draw:g>
                  </draw:g>
                  <draw:g>
                    <draw:custom-shape draw:style-name="gr2214" draw:text-style-name="P70" draw:layer="layout" svg:width="0.055cm" svg:height="0.056cm" svg:x="2.938cm" svg:y="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15" draw:text-style-name="P70" draw:layer="layout" svg:width="0.027cm" svg:height="0.005cm" svg:x="2.952cm" svg:y="7.82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16" draw:text-style-name="P70" draw:layer="layout" svg:width="0.014cm" svg:height="0.005cm" svg:x="2.958cm" svg:y="7.81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17" draw:text-style-name="P70" draw:layer="layout" svg:width="0.027cm" svg:height="0.007cm" svg:x="2.952cm" svg:y="7.834cm">
                      <text:p/>
                      <draw:enhanced-geometry svg:viewBox="0 0 21600 21600" draw:type="rectangle" draw:enhanced-path="M 0 0 L 21600 0 21600 21600 0 21600 0 0 Z N"/>
                    </draw:custom-shape>
                    <draw:custom-shape draw:style-name="gr2218" draw:text-style-name="P70" draw:layer="layout" svg:width="0.027cm" svg:height="0.005cm" svg:x="2.952cm" svg:y="7.848cm">
                      <text:p/>
                      <draw:enhanced-geometry svg:viewBox="0 0 21600 21600" draw:type="rectangle" draw:enhanced-path="M 0 0 L 21600 0 21600 21600 0 21600 0 0 Z N"/>
                    </draw:custom-shape>
                    <draw:line draw:style-name="gr2219" draw:text-style-name="P70" draw:layer="layout" svg:x1="3.007cm" svg:y1="7.879cm" svg:x2="3.021cm" svg:y2="7.879cm">
                      <text:p/>
                    </draw:line>
                    <draw:line draw:style-name="gr2220" draw:text-style-name="P70" draw:layer="layout" svg:x1="2.912cm" svg:y1="7.879cm" svg:x2="2.926cm" svg:y2="7.879cm">
                      <text:p/>
                    </draw:line>
                    <draw:line draw:style-name="gr2221" draw:text-style-name="P70" draw:layer="layout" svg:x1="2.929cm" svg:y1="7.915cm" svg:x2="2.938cm" svg:y2="7.906cm">
                      <text:p/>
                    </draw:line>
                    <draw:line draw:style-name="gr2222" draw:text-style-name="P70" draw:layer="layout" svg:x1="2.966cm" svg:y1="7.933cm" svg:x2="2.966cm" svg:y2="7.919cm">
                      <text:p/>
                    </draw:line>
                    <draw:line draw:style-name="gr2223" draw:text-style-name="P70" draw:layer="layout" svg:x1="3.003cm" svg:y1="7.916cm" svg:x2="2.993cm" svg:y2="7.906cm">
                      <text:p/>
                    </draw:line>
                    <draw:path draw:style-name="gr2224" draw:text-style-name="P70" draw:layer="layout" svg:width="0.023cm" svg:height="0.029cm" svg:x="2.969cm" svg:y="7.849cm" svg:viewBox="0 0 24 30" svg:d="M10 30c-1-4-22-30 0-30 0 8 13 11 14 30z">
                      <text:p/>
                    </draw:path>
                    <draw:path draw:style-name="gr2225" draw:text-style-name="P70" draw:layer="layout" svg:width="0.023cm" svg:height="0.029cm" svg:x="2.939cm" svg:y="7.849cm" svg:viewBox="0 0 24 30" svg:d="M14 30c1-4 22-30 0-30 0 8-13 11-14 30z">
                      <text:p/>
                    </draw:path>
                    <draw:custom-shape draw:style-name="gr2226" draw:text-style-name="P70" draw:layer="layout" svg:width="0.027cm" svg:height="0.006cm" svg:x="2.952cm" svg:y="7.842cm">
                      <text:p/>
                      <draw:enhanced-geometry svg:viewBox="0 0 21600 21600" draw:type="rectangle" draw:enhanced-path="M 0 0 L 21600 0 21600 21600 0 21600 0 0 Z N"/>
                    </draw:custom-shape>
                  </draw:g>
                  <draw:g>
                    <draw:custom-shape draw:style-name="gr2227" draw:text-style-name="P70" draw:layer="layout" svg:width="0.066cm" svg:height="0.122cm" svg:x="2.804cm" svg:y="7.822cm">
                      <text:p/>
                      <draw:enhanced-geometry svg:viewBox="0 0 640 861" draw:text-areas="257 295 414 566" draw:type="non-primitive" draw:enhanced-path="M 640 233 L 221 293 506 12 367 0 29 406 431 347 145 645 99 520 0 861 326 765 209 711 640 233 640 233 Z N"/>
                    </draw:custom-shape>
                  </draw:g>
                  <draw:g>
                    <draw:line draw:style-name="gr2228" draw:text-style-name="P70" draw:layer="layout" svg:x1="2.844cm" svg:y1="8.026cm" svg:x2="2.844cm" svg:y2="7.985cm">
                      <text:p/>
                    </draw:line>
                    <draw:line draw:style-name="gr2229" draw:text-style-name="P70" draw:layer="layout" svg:x1="2.871cm" svg:y1="7.985cm" svg:x2="2.871cm" svg:y2="8.066cm">
                      <text:p/>
                    </draw:line>
                    <draw:path draw:style-name="gr2230" draw:text-style-name="P70" draw:layer="layout" svg:width="0.013cm" svg:height="0.026cm" draw:transform="rotate (1.5707963267949) translate (2.84419123231938cm 7.98488413316797cm)" svg:viewBox="0 0 14 27" svg:d="M0 0c8 0 14 7 14 14 0 6-5 14-14 13">
                      <text:p/>
                    </draw:path>
                    <draw:path draw:style-name="gr2231" draw:text-style-name="P70" draw:layer="layout" svg:width="0.013cm" svg:height="0.026cm" draw:transform="rotate (1.5707963267949) translate (2.87126573543558cm 8.07962315582634cm)" svg:viewBox="0 0 14 27" svg:d="M14 0c-9 0-14 7-14 14 0 6 4 14 14 13">
                      <text:p/>
                    </draw:path>
                    <draw:line draw:style-name="gr2232" draw:text-style-name="P70" draw:layer="layout" svg:x1="2.898cm" svg:y1="7.985cm" svg:x2="2.898cm" svg:y2="8.067cm">
                      <text:p/>
                    </draw:line>
                    <draw:path draw:style-name="gr2233" draw:text-style-name="P70" draw:layer="layout" svg:width="0.013cm" svg:height="0.026cm" draw:transform="rotate (1.5707963267949) translate (2.89834023855179cm 7.98488413316797cm)" svg:viewBox="0 0 14 27" svg:d="M0 0c8 0 14 7 14 14 0 6-5 14-14 13">
                      <text:p/>
                    </draw:path>
                    <draw:line draw:style-name="gr2234" draw:text-style-name="P70" draw:layer="layout" svg:x1="2.926cm" svg:y1="7.985cm" svg:x2="2.926cm" svg:y2="8.067cm">
                      <text:p/>
                    </draw:line>
                    <draw:path draw:style-name="gr2235" draw:text-style-name="P70" draw:layer="layout" svg:width="0.013cm" svg:height="0.026cm" draw:transform="rotate (1.5707963267949) translate (2.92541474166799cm 8.07962315582634cm)" svg:viewBox="0 0 14 27" svg:d="M14 0c-9 0-14 7-14 14 0 6 4 14 14 13">
                      <text:p/>
                    </draw:path>
                    <draw:line draw:style-name="gr2236" draw:text-style-name="P70" draw:layer="layout" svg:x1="2.952cm" svg:y1="7.985cm" svg:x2="2.952cm" svg:y2="8.067cm">
                      <text:p/>
                    </draw:line>
                    <draw:path draw:style-name="gr2237" draw:text-style-name="P70" draw:layer="layout" svg:width="0.013cm" svg:height="0.026cm" draw:transform="rotate (1.5707963267949) translate (2.9524892447842cm 7.98488413316797cm)" svg:viewBox="0 0 14 27" svg:d="M0 0c8 0 14 7 14 14 0 6-5 14-14 13">
                      <text:p/>
                    </draw:path>
                    <draw:line draw:style-name="gr2238" draw:text-style-name="P70" draw:layer="layout" svg:x1="2.979cm" svg:y1="7.985cm" svg:x2="2.979cm" svg:y2="8.067cm">
                      <text:p/>
                    </draw:line>
                    <draw:path draw:style-name="gr2239" draw:text-style-name="P70" draw:layer="layout" svg:width="0.013cm" svg:height="0.026cm" draw:transform="rotate (1.5707963267949) translate (2.9795637479004cm 8.07962315582634cm)" svg:viewBox="0 0 14 27" svg:d="M14 0c-9 0-14 7-14 14 0 6 4 14 14 13">
                      <text:p/>
                    </draw:path>
                    <draw:line draw:style-name="gr2240" draw:text-style-name="P70" draw:layer="layout" svg:x1="3.007cm" svg:y1="8.067cm" svg:x2="3.007cm" svg:y2="8.026cm">
                      <text:p/>
                    </draw:line>
                  </draw:g>
                </draw:g>
              </draw:g>
              <draw:g>
                <draw:path draw:style-name="gr2241" draw:text-style-name="P65" draw:layer="layout" svg:width="0.533cm" svg:height="0.423cm" svg:x="2.881cm" svg:y="7.764cm" svg:viewBox="0 0 534 424" svg:d="M6 423c-2-1-3-2-4-3 0-2-1-3-1-5l-1-228c0-2 0-4 1-5s2-2 3-3l258-177c0-1 0-1 1-1 1-1 3-1 4-1 2 0 3 0 5 1v1l94 64v-44c0-1 1-3 1-4 1-2 2-3 4-3 1-1 3-2 4-2h61c2 0 3 1 4 2 2 0 3 1 4 3 1 1 1 3 1 4v98l85 59c2 1 2 2 3 3s1 3 1 5l-1 228c0 2 0 3-1 5-1 1-2 2-3 3s-3 1-5 1h-514c-1 0-3 0-4-1z">
                  <text:p/>
                </draw:path>
                <draw:g>
                  <draw:g>
                    <draw:custom-shape draw:style-name="gr2242" draw:text-style-name="P66" draw:layer="layout" svg:width="0.042cm" svg:height="0.043cm" svg:x="3.303cm" svg:y="8.095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43" draw:text-style-name="P66" draw:layer="layout" svg:width="0.021cm" svg:height="0.106cm" svg:x="3.314cm" svg:y="7.989cm">
                      <text:p/>
                      <draw:enhanced-geometry svg:viewBox="0 0 21600 21600" draw:type="rectangle" draw:enhanced-path="M 0 0 L 21600 0 21600 21600 0 21600 0 0 Z N"/>
                    </draw:custom-shape>
                    <draw:custom-shape draw:style-name="gr2244" draw:text-style-name="P67" draw:layer="layout" svg:width="0.034cm" svg:height="0.036cm" svg:x="3.307cm" svg:y="8.0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45" draw:text-style-name="P68" draw:layer="layout" svg:width="0.012cm" svg:height="0.086cm" svg:x="3.318cm" svg:y="7.994cm">
                      <text:p/>
                      <draw:enhanced-geometry svg:viewBox="0 0 21600 21600" draw:type="rectangle" draw:enhanced-path="M 0 0 L 21600 0 21600 21600 0 21600 0 0 Z N"/>
                    </draw:custom-shape>
                    <draw:custom-shape draw:style-name="gr2246" draw:text-style-name="P69" draw:layer="layout" svg:width="0.012cm" svg:height="0.09cm" svg:x="3.318cm" svg:y="8.014cm">
                      <text:p/>
                      <draw:enhanced-geometry svg:viewBox="0 0 21600 21600" draw:type="rectangle" draw:enhanced-path="M 0 0 L 21600 0 21600 21600 0 21600 0 0 Z N"/>
                    </draw:custom-shape>
                  </draw:g>
                  <draw:g>
                    <draw:line draw:style-name="gr2247" draw:text-style-name="P66" draw:layer="layout" svg:x1="2.937cm" svg:y1="8.091cm" svg:x2="3.045cm" svg:y2="8.091cm">
                      <text:p/>
                    </draw:line>
                    <draw:line draw:style-name="gr2248" draw:text-style-name="P66" draw:layer="layout" svg:x1="2.964cm" svg:y1="8.044cm" svg:x2="2.992cm" svg:y2="8.091cm">
                      <text:p/>
                    </draw:line>
                    <draw:g>
                      <draw:line draw:style-name="gr2249" draw:text-style-name="P66" draw:layer="layout" svg:x1="2.965cm" svg:y1="8.091cm" svg:x2="2.947cm" svg:y2="8.109cm">
                        <text:p/>
                      </draw:line>
                      <draw:line draw:style-name="gr2250" draw:text-style-name="P66" draw:layer="layout" svg:x1="2.964cm" svg:y1="8.091cm" svg:x2="2.946cm" svg:y2="8.073cm">
                        <text:p/>
                      </draw:line>
                    </draw:g>
                    <draw:g>
                      <draw:line draw:style-name="gr2251" draw:text-style-name="P66" draw:layer="layout" svg:x1="2.978cm" svg:y1="8.068cm" svg:x2="2.953cm" svg:y2="8.062cm">
                        <text:p/>
                      </draw:line>
                      <draw:line draw:style-name="gr2252" draw:text-style-name="P66" draw:layer="layout" svg:x1="2.978cm" svg:y1="8.068cm" svg:x2="2.984cm" svg:y2="8.043cm">
                        <text:p/>
                      </draw:line>
                    </draw:g>
                    <draw:g>
                      <draw:line draw:style-name="gr2253" draw:text-style-name="P66" draw:layer="layout" svg:x1="3.019cm" svg:y1="8.092cm" svg:x2="3.037cm" svg:y2="8.074cm">
                        <text:p/>
                      </draw:line>
                      <draw:line draw:style-name="gr2254" draw:text-style-name="P66" draw:layer="layout" svg:x1="3.019cm" svg:y1="8.092cm" svg:x2="3.037cm" svg:y2="8.111cm">
                        <text:p/>
                      </draw:line>
                    </draw:g>
                    <draw:line draw:style-name="gr2255" draw:text-style-name="P66" draw:layer="layout" svg:x1="3.02cm" svg:y1="8.045cm" svg:x2="2.992cm" svg:y2="8.092cm">
                      <text:p/>
                    </draw:line>
                    <draw:g>
                      <draw:line draw:style-name="gr2256" draw:text-style-name="P66" draw:layer="layout" svg:x1="3.006cm" svg:y1="8.069cm" svg:x2="3.031cm" svg:y2="8.063cm">
                        <text:p/>
                      </draw:line>
                      <draw:line draw:style-name="gr2257" draw:text-style-name="P66" draw:layer="layout" svg:x1="3.005cm" svg:y1="8.068cm" svg:x2="2.999cm" svg:y2="8.043cm">
                        <text:p/>
                      </draw:line>
                    </draw:g>
                    <draw:line draw:style-name="gr2258" draw:text-style-name="P66" draw:layer="layout" svg:x1="3.02cm" svg:y1="8.139cm" svg:x2="2.992cm" svg:y2="8.092cm">
                      <text:p/>
                    </draw:line>
                    <draw:g>
                      <draw:line draw:style-name="gr2259" draw:text-style-name="P66" draw:layer="layout" svg:x1="3.006cm" svg:y1="8.115cm" svg:x2="3.031cm" svg:y2="8.121cm">
                        <text:p/>
                      </draw:line>
                      <draw:line draw:style-name="gr2260" draw:text-style-name="P66" draw:layer="layout" svg:x1="3.005cm" svg:y1="8.115cm" svg:x2="2.999cm" svg:y2="8.14cm">
                        <text:p/>
                      </draw:line>
                    </draw:g>
                    <draw:line draw:style-name="gr2261" draw:text-style-name="P66" draw:layer="layout" svg:x1="2.964cm" svg:y1="8.139cm" svg:x2="2.992cm" svg:y2="8.092cm">
                      <text:p/>
                    </draw:line>
                    <draw:g>
                      <draw:line draw:style-name="gr2262" draw:text-style-name="P66" draw:layer="layout" svg:x1="2.978cm" svg:y1="8.115cm" svg:x2="2.953cm" svg:y2="8.121cm">
                        <text:p/>
                      </draw:line>
                      <draw:line draw:style-name="gr2263" draw:text-style-name="P66" draw:layer="layout" svg:x1="2.978cm" svg:y1="8.115cm" svg:x2="2.984cm" svg:y2="8.14cm">
                        <text:p/>
                      </draw:line>
                    </draw:g>
                  </draw:g>
                  <draw:g>
                    <draw:custom-shape draw:style-name="gr2264" draw:text-style-name="P70" draw:layer="layout" svg:width="0.055cm" svg:height="0.056cm" svg:x="3.182cm" svg:y="7.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65" draw:text-style-name="P70" draw:layer="layout" svg:width="0.027cm" svg:height="0.005cm" svg:x="3.196cm" svg:y="7.883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66" draw:text-style-name="P70" draw:layer="layout" svg:width="0.014cm" svg:height="0.005cm" svg:x="3.202cm" svg:y="7.875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67" draw:text-style-name="P70" draw:layer="layout" svg:width="0.027cm" svg:height="0.007cm" svg:x="3.196cm" svg:y="7.892cm">
                      <text:p/>
                      <draw:enhanced-geometry svg:viewBox="0 0 21600 21600" draw:type="rectangle" draw:enhanced-path="M 0 0 L 21600 0 21600 21600 0 21600 0 0 Z N"/>
                    </draw:custom-shape>
                    <draw:custom-shape draw:style-name="gr2268" draw:text-style-name="P70" draw:layer="layout" svg:width="0.027cm" svg:height="0.005cm" svg:x="3.196cm" svg:y="7.906cm">
                      <text:p/>
                      <draw:enhanced-geometry svg:viewBox="0 0 21600 21600" draw:type="rectangle" draw:enhanced-path="M 0 0 L 21600 0 21600 21600 0 21600 0 0 Z N"/>
                    </draw:custom-shape>
                    <draw:line draw:style-name="gr2269" draw:text-style-name="P70" draw:layer="layout" svg:x1="3.251cm" svg:y1="7.937cm" svg:x2="3.265cm" svg:y2="7.937cm">
                      <text:p/>
                    </draw:line>
                    <draw:line draw:style-name="gr2270" draw:text-style-name="P70" draw:layer="layout" svg:x1="3.156cm" svg:y1="7.937cm" svg:x2="3.17cm" svg:y2="7.937cm">
                      <text:p/>
                    </draw:line>
                    <draw:line draw:style-name="gr2271" draw:text-style-name="P70" draw:layer="layout" svg:x1="3.173cm" svg:y1="7.973cm" svg:x2="3.182cm" svg:y2="7.964cm">
                      <text:p/>
                    </draw:line>
                    <draw:line draw:style-name="gr2272" draw:text-style-name="P70" draw:layer="layout" svg:x1="3.21cm" svg:y1="7.991cm" svg:x2="3.21cm" svg:y2="7.977cm">
                      <text:p/>
                    </draw:line>
                    <draw:line draw:style-name="gr2273" draw:text-style-name="P70" draw:layer="layout" svg:x1="3.247cm" svg:y1="7.974cm" svg:x2="3.237cm" svg:y2="7.964cm">
                      <text:p/>
                    </draw:line>
                    <draw:path draw:style-name="gr2274" draw:text-style-name="P70" draw:layer="layout" svg:width="0.023cm" svg:height="0.029cm" svg:x="3.213cm" svg:y="7.907cm" svg:viewBox="0 0 24 30" svg:d="M10 30c-1-4-22-30 0-30 0 8 13 11 14 30z">
                      <text:p/>
                    </draw:path>
                    <draw:path draw:style-name="gr2275" draw:text-style-name="P70" draw:layer="layout" svg:width="0.023cm" svg:height="0.029cm" svg:x="3.183cm" svg:y="7.907cm" svg:viewBox="0 0 24 30" svg:d="M14 30c1-4 22-30 0-30 0 8-13 11-14 30z">
                      <text:p/>
                    </draw:path>
                    <draw:custom-shape draw:style-name="gr2276" draw:text-style-name="P70" draw:layer="layout" svg:width="0.027cm" svg:height="0.006cm" svg:x="3.196cm" svg:y="7.9cm">
                      <text:p/>
                      <draw:enhanced-geometry svg:viewBox="0 0 21600 21600" draw:type="rectangle" draw:enhanced-path="M 0 0 L 21600 0 21600 21600 0 21600 0 0 Z N"/>
                    </draw:custom-shape>
                  </draw:g>
                  <draw:g>
                    <draw:custom-shape draw:style-name="gr2277" draw:text-style-name="P70" draw:layer="layout" svg:width="0.066cm" svg:height="0.122cm" svg:x="3.048cm" svg:y="7.88cm">
                      <text:p/>
                      <draw:enhanced-geometry svg:viewBox="0 0 640 861" draw:text-areas="257 295 414 566" draw:type="non-primitive" draw:enhanced-path="M 640 233 L 221 293 506 12 367 0 29 406 431 347 145 645 99 520 0 861 326 765 209 711 640 233 640 233 Z N"/>
                    </draw:custom-shape>
                  </draw:g>
                  <draw:g>
                    <draw:line draw:style-name="gr2278" draw:text-style-name="P70" draw:layer="layout" svg:x1="3.088cm" svg:y1="8.084cm" svg:x2="3.088cm" svg:y2="8.043cm">
                      <text:p/>
                    </draw:line>
                    <draw:line draw:style-name="gr2279" draw:text-style-name="P70" draw:layer="layout" svg:x1="3.115cm" svg:y1="8.043cm" svg:x2="3.115cm" svg:y2="8.124cm">
                      <text:p/>
                    </draw:line>
                    <draw:path draw:style-name="gr2280" draw:text-style-name="P70" draw:layer="layout" svg:width="0.013cm" svg:height="0.026cm" draw:transform="rotate (1.5707963267949) translate (3.08819123231938cm 8.04288413316796cm)" svg:viewBox="0 0 14 27" svg:d="M0 0c8 0 14 7 14 14 0 6-5 14-14 13">
                      <text:p/>
                    </draw:path>
                    <draw:path draw:style-name="gr2281" draw:text-style-name="P70" draw:layer="layout" svg:width="0.013cm" svg:height="0.026cm" draw:transform="rotate (1.5707963267949) translate (3.11526573543558cm 8.13762315582634cm)" svg:viewBox="0 0 14 27" svg:d="M14 0c-9 0-14 7-14 14 0 6 4 14 14 13">
                      <text:p/>
                    </draw:path>
                    <draw:line draw:style-name="gr2282" draw:text-style-name="P70" draw:layer="layout" svg:x1="3.142cm" svg:y1="8.043cm" svg:x2="3.142cm" svg:y2="8.125cm">
                      <text:p/>
                    </draw:line>
                    <draw:path draw:style-name="gr2283" draw:text-style-name="P70" draw:layer="layout" svg:width="0.013cm" svg:height="0.026cm" draw:transform="rotate (1.5707963267949) translate (3.14234023855179cm 8.04288413316796cm)" svg:viewBox="0 0 14 27" svg:d="M0 0c8 0 14 7 14 14 0 6-5 14-14 13">
                      <text:p/>
                    </draw:path>
                    <draw:line draw:style-name="gr2284" draw:text-style-name="P70" draw:layer="layout" svg:x1="3.17cm" svg:y1="8.043cm" svg:x2="3.17cm" svg:y2="8.125cm">
                      <text:p/>
                    </draw:line>
                    <draw:path draw:style-name="gr2285" draw:text-style-name="P70" draw:layer="layout" svg:width="0.013cm" svg:height="0.026cm" draw:transform="rotate (1.5707963267949) translate (3.16941474166799cm 8.13762315582634cm)" svg:viewBox="0 0 14 27" svg:d="M14 0c-9 0-14 7-14 14 0 6 4 14 14 13">
                      <text:p/>
                    </draw:path>
                    <draw:line draw:style-name="gr2286" draw:text-style-name="P70" draw:layer="layout" svg:x1="3.196cm" svg:y1="8.043cm" svg:x2="3.196cm" svg:y2="8.125cm">
                      <text:p/>
                    </draw:line>
                    <draw:path draw:style-name="gr2287" draw:text-style-name="P70" draw:layer="layout" svg:width="0.013cm" svg:height="0.026cm" draw:transform="rotate (1.5707963267949) translate (3.1964892447842cm 8.04288413316796cm)" svg:viewBox="0 0 14 27" svg:d="M0 0c8 0 14 7 14 14 0 6-5 14-14 13">
                      <text:p/>
                    </draw:path>
                    <draw:line draw:style-name="gr2288" draw:text-style-name="P70" draw:layer="layout" svg:x1="3.223cm" svg:y1="8.043cm" svg:x2="3.223cm" svg:y2="8.125cm">
                      <text:p/>
                    </draw:line>
                    <draw:path draw:style-name="gr2289" draw:text-style-name="P70" draw:layer="layout" svg:width="0.013cm" svg:height="0.026cm" draw:transform="rotate (1.5707963267949) translate (3.2235637479004cm 8.13762315582634cm)" svg:viewBox="0 0 14 27" svg:d="M14 0c-9 0-14 7-14 14 0 6 4 14 14 13">
                      <text:p/>
                    </draw:path>
                    <draw:line draw:style-name="gr2290" draw:text-style-name="P70" draw:layer="layout" svg:x1="3.251cm" svg:y1="8.125cm" svg:x2="3.251cm" svg:y2="8.084cm">
                      <text:p/>
                    </draw:line>
                  </draw:g>
                </draw:g>
              </draw:g>
              <draw:g>
                <draw:path draw:style-name="gr2291" draw:text-style-name="P65" draw:layer="layout" svg:width="0.533cm" svg:height="0.423cm" svg:x="3.115cm" svg:y="7.831cm" svg:viewBox="0 0 534 424" svg:d="M6 423c-2-1-3-2-4-3 0-2-1-3-1-5l-1-228c0-2 0-4 1-5s2-2 3-3l258-177c0-1 0-1 1-1 1-1 3-1 4-1 2 0 3 0 5 1v1l94 64v-44c0-1 1-3 1-4 1-2 2-3 4-3 1-1 3-2 4-2h61c2 0 3 1 4 2 2 0 3 1 4 3 1 1 1 3 1 4v98l85 59c2 1 2 2 3 3s1 3 1 5l-1 228c0 2 0 3-1 5-1 1-2 2-3 3s-3 1-5 1h-514c-1 0-3 0-4-1z">
                  <text:p/>
                </draw:path>
                <draw:g>
                  <draw:g>
                    <draw:custom-shape draw:style-name="gr2292" draw:text-style-name="P66" draw:layer="layout" svg:width="0.042cm" svg:height="0.043cm" svg:x="3.537cm" svg:y="8.162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293" draw:text-style-name="P71" draw:layer="layout" svg:width="0.021cm" svg:height="0.106cm" svg:x="3.548cm" svg:y="8.056cm">
                      <text:p/>
                      <draw:enhanced-geometry svg:viewBox="0 0 21600 21600" draw:type="rectangle" draw:enhanced-path="M 0 0 L 21600 0 21600 21600 0 21600 0 0 Z N"/>
                    </draw:custom-shape>
                    <draw:custom-shape draw:style-name="gr2294" draw:text-style-name="P67" draw:layer="layout" svg:width="0.034cm" svg:height="0.036cm" svg:x="3.541cm" svg:y="8.1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95" draw:text-style-name="P72" draw:layer="layout" svg:width="0.014cm" svg:height="0.106cm" svg:x="3.551cm" svg:y="8.061cm">
                      <text:p/>
                      <draw:enhanced-geometry svg:viewBox="0 0 21600 21600" draw:type="rectangle" draw:enhanced-path="M 0 0 L 21600 0 21600 21600 0 21600 0 0 Z N"/>
                    </draw:custom-shape>
                  </draw:g>
                  <draw:g>
                    <draw:line draw:style-name="gr2296" draw:text-style-name="P66" draw:layer="layout" svg:x1="3.171cm" svg:y1="8.158cm" svg:x2="3.279cm" svg:y2="8.158cm">
                      <text:p/>
                    </draw:line>
                    <draw:line draw:style-name="gr2297" draw:text-style-name="P66" draw:layer="layout" svg:x1="3.198cm" svg:y1="8.111cm" svg:x2="3.226cm" svg:y2="8.158cm">
                      <text:p/>
                    </draw:line>
                    <draw:g>
                      <draw:line draw:style-name="gr2298" draw:text-style-name="P66" draw:layer="layout" svg:x1="3.199cm" svg:y1="8.158cm" svg:x2="3.181cm" svg:y2="8.176cm">
                        <text:p/>
                      </draw:line>
                      <draw:line draw:style-name="gr2299" draw:text-style-name="P66" draw:layer="layout" svg:x1="3.198cm" svg:y1="8.158cm" svg:x2="3.18cm" svg:y2="8.14cm">
                        <text:p/>
                      </draw:line>
                    </draw:g>
                    <draw:g>
                      <draw:line draw:style-name="gr2300" draw:text-style-name="P66" draw:layer="layout" svg:x1="3.212cm" svg:y1="8.135cm" svg:x2="3.187cm" svg:y2="8.129cm">
                        <text:p/>
                      </draw:line>
                      <draw:line draw:style-name="gr2301" draw:text-style-name="P66" draw:layer="layout" svg:x1="3.212cm" svg:y1="8.135cm" svg:x2="3.218cm" svg:y2="8.11cm">
                        <text:p/>
                      </draw:line>
                    </draw:g>
                    <draw:g>
                      <draw:line draw:style-name="gr2302" draw:text-style-name="P66" draw:layer="layout" svg:x1="3.253cm" svg:y1="8.159cm" svg:x2="3.271cm" svg:y2="8.141cm">
                        <text:p/>
                      </draw:line>
                      <draw:line draw:style-name="gr2303" draw:text-style-name="P66" draw:layer="layout" svg:x1="3.253cm" svg:y1="8.159cm" svg:x2="3.271cm" svg:y2="8.178cm">
                        <text:p/>
                      </draw:line>
                    </draw:g>
                    <draw:line draw:style-name="gr2304" draw:text-style-name="P66" draw:layer="layout" svg:x1="3.254cm" svg:y1="8.112cm" svg:x2="3.226cm" svg:y2="8.159cm">
                      <text:p/>
                    </draw:line>
                    <draw:g>
                      <draw:line draw:style-name="gr2305" draw:text-style-name="P66" draw:layer="layout" svg:x1="3.24cm" svg:y1="8.136cm" svg:x2="3.265cm" svg:y2="8.13cm">
                        <text:p/>
                      </draw:line>
                      <draw:line draw:style-name="gr2306" draw:text-style-name="P66" draw:layer="layout" svg:x1="3.239cm" svg:y1="8.135cm" svg:x2="3.233cm" svg:y2="8.11cm">
                        <text:p/>
                      </draw:line>
                    </draw:g>
                    <draw:line draw:style-name="gr2307" draw:text-style-name="P66" draw:layer="layout" svg:x1="3.254cm" svg:y1="8.206cm" svg:x2="3.226cm" svg:y2="8.159cm">
                      <text:p/>
                    </draw:line>
                    <draw:g>
                      <draw:line draw:style-name="gr2308" draw:text-style-name="P66" draw:layer="layout" svg:x1="3.24cm" svg:y1="8.182cm" svg:x2="3.265cm" svg:y2="8.188cm">
                        <text:p/>
                      </draw:line>
                      <draw:line draw:style-name="gr2309" draw:text-style-name="P66" draw:layer="layout" svg:x1="3.239cm" svg:y1="8.182cm" svg:x2="3.233cm" svg:y2="8.207cm">
                        <text:p/>
                      </draw:line>
                    </draw:g>
                    <draw:line draw:style-name="gr2310" draw:text-style-name="P66" draw:layer="layout" svg:x1="3.198cm" svg:y1="8.206cm" svg:x2="3.226cm" svg:y2="8.159cm">
                      <text:p/>
                    </draw:line>
                    <draw:g>
                      <draw:line draw:style-name="gr2311" draw:text-style-name="P66" draw:layer="layout" svg:x1="3.212cm" svg:y1="8.182cm" svg:x2="3.187cm" svg:y2="8.188cm">
                        <text:p/>
                      </draw:line>
                      <draw:line draw:style-name="gr2312" draw:text-style-name="P66" draw:layer="layout" svg:x1="3.212cm" svg:y1="8.182cm" svg:x2="3.218cm" svg:y2="8.207cm">
                        <text:p/>
                      </draw:line>
                    </draw:g>
                  </draw:g>
                  <draw:g>
                    <draw:custom-shape draw:style-name="gr2313" draw:text-style-name="P70" draw:layer="layout" svg:width="0.055cm" svg:height="0.056cm" svg:x="3.416cm" svg:y="7.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14" draw:text-style-name="P70" draw:layer="layout" svg:width="0.027cm" svg:height="0.005cm" svg:x="3.43cm" svg:y="7.9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15" draw:text-style-name="P70" draw:layer="layout" svg:width="0.014cm" svg:height="0.005cm" svg:x="3.436cm" svg:y="7.94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316" draw:text-style-name="P70" draw:layer="layout" svg:width="0.027cm" svg:height="0.007cm" svg:x="3.43cm" svg:y="7.959cm">
                      <text:p/>
                      <draw:enhanced-geometry svg:viewBox="0 0 21600 21600" draw:type="rectangle" draw:enhanced-path="M 0 0 L 21600 0 21600 21600 0 21600 0 0 Z N"/>
                    </draw:custom-shape>
                    <draw:custom-shape draw:style-name="gr2317" draw:text-style-name="P70" draw:layer="layout" svg:width="0.027cm" svg:height="0.005cm" svg:x="3.43cm" svg:y="7.973cm">
                      <text:p/>
                      <draw:enhanced-geometry svg:viewBox="0 0 21600 21600" draw:type="rectangle" draw:enhanced-path="M 0 0 L 21600 0 21600 21600 0 21600 0 0 Z N"/>
                    </draw:custom-shape>
                    <draw:line draw:style-name="gr2318" draw:text-style-name="P70" draw:layer="layout" svg:x1="3.485cm" svg:y1="8.004cm" svg:x2="3.499cm" svg:y2="8.004cm">
                      <text:p/>
                    </draw:line>
                    <draw:line draw:style-name="gr2319" draw:text-style-name="P70" draw:layer="layout" svg:x1="3.39cm" svg:y1="8.004cm" svg:x2="3.404cm" svg:y2="8.004cm">
                      <text:p/>
                    </draw:line>
                    <draw:line draw:style-name="gr2320" draw:text-style-name="P70" draw:layer="layout" svg:x1="3.407cm" svg:y1="8.04cm" svg:x2="3.416cm" svg:y2="8.031cm">
                      <text:p/>
                    </draw:line>
                    <draw:line draw:style-name="gr2321" draw:text-style-name="P70" draw:layer="layout" svg:x1="3.444cm" svg:y1="8.058cm" svg:x2="3.444cm" svg:y2="8.044cm">
                      <text:p/>
                    </draw:line>
                    <draw:line draw:style-name="gr2322" draw:text-style-name="P70" draw:layer="layout" svg:x1="3.481cm" svg:y1="8.041cm" svg:x2="3.471cm" svg:y2="8.031cm">
                      <text:p/>
                    </draw:line>
                    <draw:path draw:style-name="gr2323" draw:text-style-name="P70" draw:layer="layout" svg:width="0.023cm" svg:height="0.029cm" svg:x="3.447cm" svg:y="7.974cm" svg:viewBox="0 0 24 30" svg:d="M10 30c-1-4-22-30 0-30 0 8 13 11 14 30z">
                      <text:p/>
                    </draw:path>
                    <draw:path draw:style-name="gr2324" draw:text-style-name="P70" draw:layer="layout" svg:width="0.023cm" svg:height="0.029cm" svg:x="3.417cm" svg:y="7.974cm" svg:viewBox="0 0 24 30" svg:d="M14 30c1-4 22-30 0-30 0 8-13 11-14 30z">
                      <text:p/>
                    </draw:path>
                    <draw:custom-shape draw:style-name="gr2325" draw:text-style-name="P70" draw:layer="layout" svg:width="0.027cm" svg:height="0.006cm" svg:x="3.43cm" svg:y="7.967cm">
                      <text:p/>
                      <draw:enhanced-geometry svg:viewBox="0 0 21600 21600" draw:type="rectangle" draw:enhanced-path="M 0 0 L 21600 0 21600 21600 0 21600 0 0 Z N"/>
                    </draw:custom-shape>
                  </draw:g>
                  <draw:g>
                    <draw:custom-shape draw:style-name="gr2326" draw:text-style-name="P70" draw:layer="layout" svg:width="0.066cm" svg:height="0.122cm" svg:x="3.282cm" svg:y="7.947cm">
                      <text:p/>
                      <draw:enhanced-geometry svg:viewBox="0 0 640 861" draw:text-areas="257 295 414 566" draw:type="non-primitive" draw:enhanced-path="M 640 233 L 221 293 506 12 367 0 29 406 431 347 145 645 99 520 0 861 326 765 209 711 640 233 640 233 Z N"/>
                    </draw:custom-shape>
                  </draw:g>
                  <draw:g>
                    <draw:line draw:style-name="gr2327" draw:text-style-name="P70" draw:layer="layout" svg:x1="3.322cm" svg:y1="8.151cm" svg:x2="3.322cm" svg:y2="8.11cm">
                      <text:p/>
                    </draw:line>
                    <draw:line draw:style-name="gr2328" draw:text-style-name="P70" draw:layer="layout" svg:x1="3.349cm" svg:y1="8.11cm" svg:x2="3.349cm" svg:y2="8.191cm">
                      <text:p/>
                    </draw:line>
                    <draw:path draw:style-name="gr2329" draw:text-style-name="P70" draw:layer="layout" svg:width="0.013cm" svg:height="0.026cm" draw:transform="rotate (1.5707963267949) translate (3.32219123231938cm 8.10988413316797cm)" svg:viewBox="0 0 14 27" svg:d="M0 0c8 0 14 7 14 14 0 6-5 14-14 13">
                      <text:p/>
                    </draw:path>
                    <draw:path draw:style-name="gr2330" draw:text-style-name="P70" draw:layer="layout" svg:width="0.013cm" svg:height="0.026cm" draw:transform="rotate (1.5707963267949) translate (3.34926573543558cm 8.20462315582634cm)" svg:viewBox="0 0 14 27" svg:d="M14 0c-9 0-14 7-14 14 0 6 4 14 14 13">
                      <text:p/>
                    </draw:path>
                    <draw:line draw:style-name="gr2331" draw:text-style-name="P70" draw:layer="layout" svg:x1="3.376cm" svg:y1="8.11cm" svg:x2="3.376cm" svg:y2="8.192cm">
                      <text:p/>
                    </draw:line>
                    <draw:path draw:style-name="gr2332" draw:text-style-name="P70" draw:layer="layout" svg:width="0.013cm" svg:height="0.026cm" draw:transform="rotate (1.5707963267949) translate (3.37634023855179cm 8.10988413316797cm)" svg:viewBox="0 0 14 27" svg:d="M0 0c8 0 14 7 14 14 0 6-5 14-14 13">
                      <text:p/>
                    </draw:path>
                    <draw:line draw:style-name="gr2333" draw:text-style-name="P70" draw:layer="layout" svg:x1="3.404cm" svg:y1="8.11cm" svg:x2="3.404cm" svg:y2="8.192cm">
                      <text:p/>
                    </draw:line>
                    <draw:path draw:style-name="gr2334" draw:text-style-name="P70" draw:layer="layout" svg:width="0.013cm" svg:height="0.026cm" draw:transform="rotate (1.5707963267949) translate (3.40341474166799cm 8.20462315582634cm)" svg:viewBox="0 0 14 27" svg:d="M14 0c-9 0-14 7-14 14 0 6 4 14 14 13">
                      <text:p/>
                    </draw:path>
                    <draw:line draw:style-name="gr2335" draw:text-style-name="P70" draw:layer="layout" svg:x1="3.43cm" svg:y1="8.11cm" svg:x2="3.43cm" svg:y2="8.192cm">
                      <text:p/>
                    </draw:line>
                    <draw:path draw:style-name="gr2336" draw:text-style-name="P70" draw:layer="layout" svg:width="0.013cm" svg:height="0.026cm" draw:transform="rotate (1.5707963267949) translate (3.4304892447842cm 8.10988413316797cm)" svg:viewBox="0 0 14 27" svg:d="M0 0c8 0 14 7 14 14 0 6-5 14-14 13">
                      <text:p/>
                    </draw:path>
                    <draw:line draw:style-name="gr2337" draw:text-style-name="P70" draw:layer="layout" svg:x1="3.457cm" svg:y1="8.11cm" svg:x2="3.457cm" svg:y2="8.192cm">
                      <text:p/>
                    </draw:line>
                    <draw:path draw:style-name="gr2338" draw:text-style-name="P70" draw:layer="layout" svg:width="0.013cm" svg:height="0.026cm" draw:transform="rotate (1.5707963267949) translate (3.4575637479004cm 8.20462315582634cm)" svg:viewBox="0 0 14 27" svg:d="M14 0c-9 0-14 7-14 14 0 6 4 14 14 13">
                      <text:p/>
                    </draw:path>
                    <draw:line draw:style-name="gr2339" draw:text-style-name="P70" draw:layer="layout" svg:x1="3.485cm" svg:y1="8.192cm" svg:x2="3.485cm" svg:y2="8.151cm">
                      <text:p/>
                    </draw:line>
                  </draw:g>
                </draw:g>
              </draw:g>
            </draw:g>
            <draw:g>
              <draw:custom-shape draw:style-name="gr2340" draw:text-style-name="P73" draw:layer="layout" svg:width="1.3cm" svg:height="1.007cm" svg:x="4.028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2341" draw:text-style-name="P70" draw:layer="layout" svg:width="0.993cm" svg:height="0.559cm" svg:x="4.175cm" svg:y="7.713cm" svg:viewBox="0 0 994 560" svg:d="M746 466h-746v-342l134-124h612zM994 481v1l-49 62h-17l-17 16h-65l-17-16h-663l-17 16h-66l-17-16h-17l-49-62v-1zM762 466v-466h232v466z">
                    <text:p/>
                  </draw:path>
                  <draw:custom-shape draw:style-name="gr2342" draw:text-style-name="P74" draw:layer="layout" svg:width="0.165cm" svg:height="0.186cm" svg:x="4.97cm" svg:y="7.7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43" draw:text-style-name="P70" draw:layer="layout" svg:width="0.133cm" svg:height="0.124cm" svg:x="4.987cm" svg:y="7.759cm">
                    <text:p/>
                    <draw:enhanced-geometry svg:viewBox="0 0 21600 21600" draw:type="rectangle" draw:enhanced-path="M 0 0 L 21600 0 21600 21600 0 21600 0 0 Z N"/>
                  </draw:custom-shape>
                  <draw:custom-shape draw:style-name="gr2344" draw:text-style-name="P67" draw:layer="layout" svg:width="0.016cm" svg:height="0.015cm" svg:x="4.987cm" svg:y="7.899cm">
                    <text:p/>
                    <draw:enhanced-geometry svg:viewBox="0 0 21600 21600" draw:type="rectangle" draw:enhanced-path="M 0 0 L 21600 0 21600 21600 0 21600 0 0 Z N"/>
                  </draw:custom-shape>
                  <draw:custom-shape draw:style-name="gr2345" draw:text-style-name="P67" draw:layer="layout" svg:width="0.017cm" svg:height="0.015cm" svg:x="5.015cm" svg:y="7.899cm">
                    <text:p/>
                    <draw:enhanced-geometry svg:viewBox="0 0 21600 21600" draw:type="rectangle" draw:enhanced-path="M 0 0 L 21600 0 21600 21600 0 21600 0 0 Z N"/>
                  </draw:custom-shape>
                  <draw:custom-shape draw:style-name="gr2346" draw:text-style-name="P67" draw:layer="layout" svg:width="0.018cm" svg:height="0.015cm" svg:x="5.102cm" svg:y="7.899cm">
                    <text:p/>
                    <draw:enhanced-geometry svg:viewBox="0 0 21600 21600" draw:type="rectangle" draw:enhanced-path="M 0 0 L 21600 0 21600 21600 0 21600 0 0 Z N"/>
                  </draw:custom-shape>
                  <draw:custom-shape draw:style-name="gr2347" draw:text-style-name="P67" draw:layer="layout" svg:width="0.017cm" svg:height="0.015cm" svg:x="5.044cm" svg:y="7.899cm">
                    <text:p/>
                    <draw:enhanced-geometry svg:viewBox="0 0 21600 21600" draw:type="rectangle" draw:enhanced-path="M 0 0 L 21600 0 21600 21600 0 21600 0 0 Z N"/>
                  </draw:custom-shape>
                  <draw:custom-shape draw:style-name="gr2348" draw:text-style-name="P67" draw:layer="layout" svg:width="0.017cm" svg:height="0.015cm" svg:x="5.073cm" svg:y="7.899cm">
                    <text:p/>
                    <draw:enhanced-geometry svg:viewBox="0 0 21600 21600" draw:type="rectangle" draw:enhanced-path="M 0 0 L 21600 0 21600 21600 0 21600 0 0 Z N"/>
                  </draw:custom-shape>
                  <draw:line draw:style-name="gr2349" draw:text-style-name="P75" draw:layer="layout" svg:x1="4.97cm" svg:y1="8.024cm" svg:x2="4.97cm" svg:y2="8.164cm">
                    <text:p/>
                  </draw:line>
                  <draw:line draw:style-name="gr2350" draw:text-style-name="P75" draw:layer="layout" svg:x1="5.011cm" svg:y1="8.024cm" svg:x2="5.011cm" svg:y2="8.164cm">
                    <text:p/>
                  </draw:line>
                  <draw:line draw:style-name="gr2351" draw:text-style-name="P75" draw:layer="layout" svg:x1="5.053cm" svg:y1="8.024cm" svg:x2="5.053cm" svg:y2="8.164cm">
                    <text:p/>
                  </draw:line>
                  <draw:line draw:style-name="gr2352" draw:text-style-name="P75" draw:layer="layout" svg:x1="5.136cm" svg:y1="8.024cm" svg:x2="5.136cm" svg:y2="8.164cm">
                    <text:p/>
                  </draw:line>
                  <draw:line draw:style-name="gr2353" draw:text-style-name="P75" draw:layer="layout" svg:x1="5.094cm" svg:y1="8.024cm" svg:x2="5.094cm" svg:y2="8.164cm">
                    <text:p/>
                  </draw:line>
                  <draw:custom-shape draw:style-name="gr2354" draw:text-style-name="P74" draw:layer="layout" svg:width="0.033cm" svg:height="0.047cm" svg:x="4.241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5" draw:text-style-name="P74" draw:layer="layout" svg:width="0.033cm" svg:height="0.047cm" svg:x="4.309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6" draw:text-style-name="P74" draw:layer="layout" svg:width="0.033cm" svg:height="0.047cm" svg:x="4.379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7" draw:text-style-name="P74" draw:layer="layout" svg:width="0.033cm" svg:height="0.047cm" svg:x="4.448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8" draw:text-style-name="P74" draw:layer="layout" svg:width="0.034cm" svg:height="0.047cm" svg:x="4.516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59" draw:text-style-name="P74" draw:layer="layout" svg:width="0.033cm" svg:height="0.047cm" svg:x="4.587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0" draw:text-style-name="P74" draw:layer="layout" svg:width="0.033cm" svg:height="0.047cm" svg:x="4.655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1" draw:text-style-name="P74" draw:layer="layout" svg:width="0.034cm" svg:height="0.047cm" svg:x="4.724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2" draw:text-style-name="P74" draw:layer="layout" svg:width="0.033cm" svg:height="0.047cm" svg:x="4.794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3" draw:text-style-name="P74" draw:layer="layout" svg:width="0.033cm" svg:height="0.047cm" svg:x="4.862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4" draw:text-style-name="P74" draw:layer="layout" svg:width="0.033cm" svg:height="0.047cm" svg:x="4.932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5" draw:text-style-name="P74" draw:layer="layout" svg:width="0.032cm" svg:height="0.047cm" svg:x="5.001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66" draw:text-style-name="P74" draw:layer="layout" svg:width="0.033cm" svg:height="0.047cm" svg:x="5.069cm" svg:y="8.2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g>
                      <draw:polygon draw:style-name="gr2367" draw:text-style-name="P74" draw:layer="layout" svg:width="0.255cm" svg:height="0.255cm" draw:transform="skewX (0.00383972435438753) rotate (-0.0815068760681357) translate (4.39832981407489cm 7.7157941453726cm)" svg:viewBox="0 0 256 256" draw:points="0,114 28,112 32,91 10,75 23,52 48,63 63,48 53,23 75,10 92,32 112,28 116,0 141,0 145,28 165,33 181,11 204,24 193,49 207,64 233,54 246,77 223,93 229,113 256,117 256,142 228,145 223,165 245,182 232,204 207,194 192,208 203,233 181,247 164,223 145,228 141,256 116,256 112,228 92,223 75,246 53,233 63,207 48,193 23,203 10,181 32,164 27,144 0,140">
                        <text:p/>
                      </draw:polygon>
                      <draw:custom-shape draw:style-name="gr2368" draw:text-style-name="P74" draw:layer="layout" svg:width="0.205cm" svg:height="0.203cm" draw:transform="skewX (-0.00488692190558412) rotate (-0.0856956662729227) translate (4.421cm 7.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369" draw:text-style-name="P74" draw:layer="layout" svg:width="0.255cm" svg:height="0.255cm" svg:x="4.237cm" svg:y="7.907cm" svg:viewBox="0 0 256 256" draw:points="0,115 28,112 32,92 10,75 23,52 48,63 63,48 53,23 75,10 92,33 112,28 116,0 141,0 145,28 164,33 181,11 204,23 193,49 207,63 233,53 246,76 223,92 229,112 256,116 256,141 228,145 223,164 245,182 232,204 207,193 192,207 203,233 181,246 164,223 145,228 141,255 116,256 112,229 92,224 75,246 52,233 63,207 48,193 23,203 9,181 32,164 27,145 0,140">
                        <text:p/>
                      </draw:polygon>
                      <draw:custom-shape draw:style-name="gr2370" draw:text-style-name="P74" draw:layer="layout" svg:width="0.203cm" svg:height="0.205cm" svg:x="4.263cm" svg:y="7.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371" draw:text-style-name="P74" draw:layer="layout" svg:width="0.255cm" svg:height="0.255cm" svg:x="4.6cm" svg:y="7.826cm" svg:viewBox="0 0 256 256" draw:points="0,115 28,112 32,92 10,75 23,52 48,63 63,48 53,23 75,10 92,33 112,28 116,0 141,0 145,28 164,33 181,11 204,23 193,49 207,63 233,53 246,76 223,92 229,112 256,116 256,141 228,145 223,164 245,182 232,204 207,193 192,207 203,233 181,246 164,223 145,228 141,255 116,256 112,229 92,224 75,246 52,233 63,207 48,193 23,203 9,181 32,164 27,145 0,140">
                      <text:p/>
                    </draw:polygon>
                    <draw:custom-shape draw:style-name="gr2372" draw:text-style-name="P74" draw:layer="layout" svg:width="0.203cm" svg:height="0.205cm" svg:x="4.626cm" svg:y="7.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373" draw:text-style-name="P70" draw:layer="layout" svg:width="0.167cm" svg:height="0.166cm" svg:x="4.43cm" svg:y="7.7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4" draw:text-style-name="P70" draw:layer="layout" svg:width="0.137cm" svg:height="0.137cm" svg:x="4.659cm" svg:y="7.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5" draw:text-style-name="P70" draw:layer="layout" svg:width="0.109cm" svg:height="0.112cm" svg:x="4.309cm" svg:y="7.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6" draw:text-style-name="P74" draw:layer="layout" svg:width="0.069cm" svg:height="0.068cm" svg:x="4.693cm" svg:y="7.9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7" draw:text-style-name="P74" draw:layer="layout" svg:width="0.121cm" svg:height="0.121cm" svg:x="4.453cm" svg:y="7.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78" draw:text-style-name="P70" draw:layer="layout" svg:width="0.099cm" svg:height="0.099cm" svg:x="4.464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2379" draw:text-style-name="P65" draw:layer="layout" svg:width="1.3cm" svg:height="1.007cm" svg:x="5.572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2380" draw:text-style-name="P67" draw:layer="layout" svg:width="0.253cm" svg:height="0.161cm" svg:x="5.713cm" svg:y="7.776cm" svg:viewBox="0 0 254 162" draw:points="0,0 0,162 254,162 254,139">
                    <text:p/>
                  </draw:polygon>
                  <draw:polygon draw:style-name="gr2381" draw:text-style-name="P67" draw:layer="layout" svg:width="0.253cm" svg:height="0.155cm" svg:x="5.967cm" svg:y="7.776cm" svg:viewBox="0 0 254 156" draw:points="0,0 0,156 254,156 254,139">
                    <text:p/>
                  </draw:polygon>
                  <draw:polygon draw:style-name="gr2382" draw:text-style-name="P67" draw:layer="layout" svg:width="0.253cm" svg:height="0.155cm" svg:x="6.221cm" svg:y="7.776cm" svg:viewBox="0 0 254 156" draw:points="0,0 0,156 254,156 254,139">
                    <text:p/>
                  </draw:polygon>
                  <draw:path draw:style-name="gr2383" draw:text-style-name="P70" draw:layer="layout" svg:width="1.016cm" svg:height="0.553cm" svg:x="5.713cm" svg:y="7.707cm" svg:viewBox="0 0 1017 554" svg:d="M22 298h207v-68h-207zM276 298h210v-68h-210zM531 298h208v-68h-208zM900 204h94v-66h-94zM785 204h92v-66h-92zM900 89h94v-66h-94zM785 89h92v-66h-92zM738 394h-463v160h-275v-462l208 116h46v-116l208 116h47l-1-116 208 116h47v-208h254v554h-279z">
                    <text:p/>
                  </draw:path>
                </draw:g>
                <draw:custom-shape draw:style-name="gr2384" draw:text-style-name="P70" draw:layer="layout" svg:width="1.017cm" svg:height="0.02cm" svg:x="5.713cm" svg:y="8.243cm">
                  <text:p/>
                  <draw:enhanced-geometry svg:viewBox="0 0 21600 21600" draw:mirror-horizontal="false" draw:mirror-vertical="false" draw:type="rectangle" draw:enhanced-path="M 0 0 L 21600 0 21600 21600 0 21600 0 0 Z N"/>
                </draw:custom-shape>
              </draw:g>
            </draw:g>
            <draw:g>
              <draw:custom-shape draw:style-name="gr2385" draw:text-style-name="P73" draw:layer="layout" svg:width="1.3cm" svg:height="1.007cm" svg:x="7.111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86" draw:text-style-name="P70" draw:layer="layout" svg:width="0.228cm" svg:height="0.038cm" svg:x="8.027cm" svg:y="8.24cm">
                    <text:p/>
                    <draw:enhanced-geometry svg:viewBox="0 0 21600 21600" draw:mirror-horizontal="true" draw:mirror-vertical="false" draw:type="rectangle" draw:enhanced-path="M 0 0 L 21600 0 21600 21600 0 21600 0 0 Z N"/>
                  </draw:custom-shape>
                  <draw:path draw:style-name="gr2387" draw:text-style-name="P70" draw:layer="layout" svg:width="0.151cm" svg:height="0.245cm" svg:x="8.065cm" svg:y="8.012cm" svg:viewBox="0 0 152 246" svg:d="M29 27c14 9 30 13 47 13 16 0 32-4 46-13 12-6 22-16 30-27v246h-152v-245c8 11 17 20 29 26z">
                    <text:p/>
                  </draw:path>
                  <draw:path draw:style-name="gr2388" draw:text-style-name="P70" draw:layer="layout" svg:width="0.348cm" svg:height="0.249cm" svg:x="7.775cm" svg:y="7.733cm" svg:viewBox="0 0 349 250" svg:d="M28 95c10-7 19-16 24-27 6-11 8-23 7-36-1-11-4-22-11-32l301 145-52 105-297-144c10-1 20-5 28-11z">
                    <text:p/>
                  </draw:path>
                  <draw:path draw:style-name="gr2389" draw:text-style-name="P70" draw:layer="layout" svg:width="0.141cm" svg:height="0.129cm" svg:x="7.614cm" svg:y="7.76cm" svg:viewBox="0 0 142 130" svg:d="M50 112c-1-9-4-17-9-24s-12-13-20-16c-7-3-14-4-21-4l97-68 45 64-94 66c2-6 2-12 2-18z">
                    <text:p/>
                  </draw:path>
                  <draw:path draw:style-name="gr2390" draw:text-style-name="P70" draw:layer="layout" svg:width="0.153cm" svg:height="0.154cm" svg:x="8.06cm" svg:y="7.877cm" svg:viewBox="0 0 154 155" svg:d="M126 77c0-8-2-16-6-22-4-7-9-13-16-17s-15-6-22-6c-8 0-16 2-23 6s-12 10-16 17c-4 6-6 14-6 22s2 16 6 23c4 6 9 12 16 16s15 6 23 6c7 0 15-2 22-6s12-10 16-16c4-7 6-15 6-23zM0 78c0-14 4-27 10-39 7-12 17-22 29-29 11-6 24-10 38-10s27 4 39 10c11 7 21 17 28 29 6 12 10 25 10 39 0 13-4 26-10 38-7 12-17 22-28 29-12 6-25 10-39 10s-27-4-38-10c-12-7-22-17-29-29-6-12-10-25-10-38z">
                    <text:p/>
                  </draw:path>
                  <draw:path draw:style-name="gr2391" draw:text-style-name="P70" draw:layer="layout" svg:width="0.113cm" svg:height="0.112cm" svg:x="7.705cm" svg:y="7.715cm" svg:viewBox="0 0 114 113" svg:d="M87 56c0-5-1-10-4-15-2-4-6-8-11-11-4-2-10-4-15-4s-10 2-15 4c-4 3-8 7-11 11-2 5-4 10-4 15s2 11 4 15c3 5 7 9 11 11 5 3 10 4 15 4s11-1 15-4c5-2 9-6 11-11 3-4 4-10 4-15zM9 27c6-8 13-15 22-20s19-7 29-7 20 3 28 8 15 13 20 22c4 8 6 18 6 28-1 10-4 20-10 28-5 9-13 16-22 20-8 5-18 7-28 7s-20-3-28-8c-9-5-15-13-20-21-4-9-6-19-6-29 1-10 4-19 9-28z">
                    <text:p/>
                  </draw:path>
                  <draw:path draw:style-name="gr2392" draw:text-style-name="P70" draw:layer="layout" svg:width="0.076cm" svg:height="0.077cm" svg:x="7.574cm" svg:y="7.837cm" svg:viewBox="0 0 77 78" svg:d="M54 39c0-3-1-5-2-8-1-2-3-4-5-5-3-2-5-2-8-2s-5 0-7 2c-3 1-5 3-6 5-1 3-2 5-2 8s1 5 2 8c1 2 3 4 6 5 2 2 4 3 7 3s5-1 8-3c2-1 4-3 5-5 1-3 2-5 2-8zM7 61c-4-6-6-12-7-19 0-7 1-14 3-20 3-6 8-11 13-15 6-4 12-6 19-7 7 0 14 1 20 4s11 7 15 13c4 5 7 12 7 19 1 6 0 13-3 19-3 7-7 12-13 16-5 4-12 6-19 7-6 0-13-1-19-4-7-3-12-7-16-13z">
                    <text:p/>
                  </draw:path>
                  <draw:g>
                    <draw:path draw:style-name="gr2393" draw:text-style-name="P70" draw:layer="layout" svg:width="0.085cm" svg:height="0.121cm" draw:transform="rotate (2.27032429099422) translate (7.53630095177014cm 7.99838464895773cm)" svg:viewBox="0 0 86 122" svg:d="M44 78h-9l-9-34 9-44h-18l-17 78 9 26 34 1zM44 78h8l9-34-9-44h17l17 78-8 26-35 1zM78 122v-18h-69l-1 17z">
                      <text:p/>
                    </draw:path>
                    <draw:custom-shape draw:style-name="gr2394" draw:text-style-name="P74" draw:layer="layout" svg:width="0.018cm" svg:height="0.017cm" draw:transform="skewX (0.058817595792209) rotate (-2.26875349466743) translate (7.58cm 7.8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395" draw:text-style-name="P74" draw:layer="layout" svg:width="0.018cm" svg:height="0.018cm" draw:transform="skewX (0.0555014702134197) rotate (-2.26875349466743) translate (7.604cm 7.92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396" draw:text-style-name="P70" draw:layer="layout" svg:width="0.164cm" svg:height="0.123cm" svg:x="7.532cm" svg:y="8.031cm">
                      <text:p/>
                      <draw:enhanced-geometry svg:viewBox="0 0 21600 21600" draw:mirror-horizontal="false" draw:mirror-vertical="false" draw:type="rectangle" draw:enhanced-path="M 0 0 L 21600 0 21600 21600 0 21600 0 0 Z N"/>
                    </draw:custom-shape>
                  </draw:g>
                  <draw:g>
                    <draw:custom-shape draw:style-name="gr2397" draw:text-style-name="P70" draw:layer="layout" svg:width="0.164cm" svg:height="0.123cm" svg:x="7.744cm" svg:y="8.031cm">
                      <text:p/>
                      <draw:enhanced-geometry svg:viewBox="0 0 21600 21600" draw:mirror-horizontal="false" draw:mirror-vertical="false" draw:type="rectangle" draw:enhanced-path="M 0 0 L 21600 0 21600 21600 0 21600 0 0 Z N"/>
                    </draw:custom-shape>
                  </draw:g>
                  <draw:g>
                    <draw:custom-shape draw:style-name="gr2398" draw:text-style-name="P70" draw:layer="layout" svg:width="0.164cm" svg:height="0.123cm" svg:x="7.321cm" svg:y="8.031cm">
                      <text:p/>
                      <draw:enhanced-geometry svg:viewBox="0 0 21600 21600" draw:mirror-horizontal="false" draw:mirror-vertical="false" draw:type="rectangle" draw:enhanced-path="M 0 0 L 21600 0 21600 21600 0 21600 0 0 Z N"/>
                    </draw:custom-shape>
                  </draw:g>
                  <draw:g>
                    <draw:path draw:style-name="gr2399" draw:text-style-name="P70" draw:layer="layout" svg:width="0.697cm" svg:height="0.11cm" svg:x="7.266cm" svg:y="8.168cm" svg:viewBox="0 0 698 111" svg:d="M96 54c0-7-2-15-6-21-3-6-9-12-15-15-6-4-14-6-21-6s-15 2-21 6c-6 3-12 9-15 15-4 6-6 14-6 21s2 15 6 21c3 6 9 12 15 15 6 4 14 6 21 6s15-2 21-6c6-3 12-9 15-15 4-6 6-14 6-21zM566 54c0-7-2-15-6-21-3-6-9-12-15-15-6-4-14-6-21-6s-15 2-21 6c-6 3-12 9-15 15-4 6-6 14-6 21s2 15 6 21c3 6 9 12 15 15 6 4 14 6 21 6s15-2 21-6c6-3 12-9 15-15 4-6 6-14 6-21zM330 54c0-7-2-15-5-21-4-6-9-12-15-15-7-4-14-6-21-6s-14 2-20 6c-7 3-12 9-16 15-3 6-5 14-5 21s2 15 5 21c4 6 9 12 16 15 6 4 13 6 20 6s14-2 21-6c6-3 11-9 15-15 3-6 5-14 5-21zM213 54c0-7-2-15-5-21-4-6-9-12-15-15-7-4-14-6-21-6s-14 2-20 6c-7 3-12 9-16 15-3 6-5 14-5 21s2 15 5 21c4 6 9 12 16 15 6 4 13 6 20 6s14-2 21-6c6-3 11-9 15-15 3-6 5-14 5-21zM448 54c0-7-2-15-6-21-3-6-8-12-15-15-6-4-13-6-20-6-8 0-15 2-21 6-7 3-12 9-15 15-4 6-6 14-6 21s2 15 6 21c3 6 8 12 15 15 6 4 13 6 21 6 7 0 14-2 20-6 7-3 12-9 15-15 4-6 6-14 6-21zM684 54c0-7-2-15-6-21-3-6-9-12-15-15-6-4-14-6-21-6s-15 2-21 6c-6 3-12 9-15 15-4 6-6 14-6 21s2 15 6 21c3 6 9 12 15 15 6 4 14 6 21 6s15-2 21-6c6-3 12-9 15-15 4-6 6-14 6-21zM69 111c-13 0-24-3-35-7-10-5-19-12-25-21-6-8-9-18-9-27 0-10 3-20 9-28 6-9 15-16 25-21 11-4 22-7 34-7h1 568 4c9 1 18 3 26 7 10 5 17 12 23 21 5 8 8 18 8 28 0 9-3 19-8 27-6 9-13 16-23 21-9 4-20 7-30 7-4 0-8 0-12-1h-544c-4 1-8 1-12 1z">
                      <text:p/>
                    </draw:path>
                  </draw:g>
                </draw:g>
              </draw:g>
            </draw:g>
            <draw:g>
              <draw:custom-shape draw:style-name="gr2400" draw:text-style-name="P65" draw:layer="layout" svg:width="1.3cm" svg:height="1.007cm" svg:x="8.62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line draw:style-name="gr2401" draw:text-style-name="P75" draw:layer="layout" svg:width="0.268cm" svg:height="0.147cm" draw:transform="skewX (-0.00383972435438755) rotate (1.42418866962737) translate (9.59547156177499cm 7.88407946591521cm)" svg:viewBox="0 0 269 148" draw:points="0,0 168,26 241,15 269,30 247,52 173,63 21,148">
                      <text:p/>
                    </draw:polyline>
                    <draw:line draw:style-name="gr2402" draw:text-style-name="P75" draw:layer="layout" svg:x1="9.645cm" svg:y1="7.647cm" svg:x2="9.682cm" svg:y2="7.647cm">
                      <text:p/>
                    </draw:line>
                    <draw:line draw:style-name="gr2403" draw:text-style-name="P75" draw:layer="layout" svg:x1="9.645cm" svg:y1="7.647cm" svg:x2="9.682cm" svg:y2="7.672cm">
                      <text:p/>
                    </draw:line>
                    <draw:line draw:style-name="gr2404" draw:text-style-name="P75" draw:layer="layout" svg:x1="9.645cm" svg:y1="7.672cm" svg:x2="9.682cm" svg:y2="7.697cm">
                      <text:p/>
                    </draw:line>
                    <draw:line draw:style-name="gr2405" draw:text-style-name="P75" draw:layer="layout" svg:x1="9.645cm" svg:y1="7.697cm" svg:x2="9.682cm" svg:y2="7.722cm">
                      <text:p/>
                    </draw:line>
                    <draw:line draw:style-name="gr2406" draw:text-style-name="P75" draw:layer="layout" svg:x1="9.645cm" svg:y1="7.672cm" svg:x2="9.682cm" svg:y2="7.647cm">
                      <text:p/>
                    </draw:line>
                    <draw:line draw:style-name="gr2407" draw:text-style-name="P75" draw:layer="layout" svg:x1="9.645cm" svg:y1="7.697cm" svg:x2="9.682cm" svg:y2="7.672cm">
                      <text:p/>
                    </draw:line>
                    <draw:line draw:style-name="gr2408" draw:text-style-name="P75" draw:layer="layout" svg:x1="9.645cm" svg:y1="7.722cm" svg:x2="9.682cm" svg:y2="7.697cm">
                      <text:p/>
                    </draw:line>
                    <draw:line draw:style-name="gr2409" draw:text-style-name="P75" draw:layer="layout" svg:x1="9.645cm" svg:y1="7.722cm" svg:x2="9.697cm" svg:y2="7.76cm">
                      <text:p/>
                    </draw:line>
                    <draw:line draw:style-name="gr2410" draw:text-style-name="P75" draw:layer="layout" svg:x1="9.634cm" svg:y1="7.76cm" svg:x2="9.717cm" svg:y2="7.812cm">
                      <text:p/>
                    </draw:line>
                    <draw:line draw:style-name="gr2411" draw:text-style-name="P75" draw:layer="layout" svg:x1="9.618cm" svg:y1="7.812cm" svg:x2="9.738cm" svg:y2="7.866cm">
                      <text:p/>
                    </draw:line>
                    <draw:line draw:style-name="gr2412" draw:text-style-name="P75" draw:layer="layout" svg:x1="9.683cm" svg:y1="7.722cm" svg:x2="9.634cm" svg:y2="7.76cm">
                      <text:p/>
                    </draw:line>
                    <draw:line draw:style-name="gr2413" draw:text-style-name="P75" draw:layer="layout" svg:x1="9.697cm" svg:y1="7.76cm" svg:x2="9.618cm" svg:y2="7.811cm">
                      <text:p/>
                    </draw:line>
                    <draw:line draw:style-name="gr2414" draw:text-style-name="P75" draw:layer="layout" svg:x1="9.717cm" svg:y1="7.812cm" svg:x2="9.601cm" svg:y2="7.867cm">
                      <text:p/>
                    </draw:line>
                    <draw:polyline draw:style-name="gr2415" draw:text-style-name="P75" draw:layer="layout" svg:width="0.065cm" svg:height="0.023cm" draw:transform="rotate (-0.225671072282867) translate (9.6827003112869cm 7.64737003116825cm)" svg:viewBox="0 0 66 24" draw:points="0,0 66,10 5,24">
                      <text:p/>
                    </draw:polyline>
                    <draw:polyline draw:style-name="gr2416" draw:text-style-name="P75" draw:layer="layout" svg:width="0.065cm" svg:height="0.024cm" draw:transform="rotate (-2.94733750784282) translate (9.65003428024257cm 7.67135844877313cm)" svg:viewBox="0 0 66 25" draw:points="0,25 66,12 5,0">
                      <text:p/>
                    </draw:polyline>
                  </draw:g>
                  <draw:line draw:style-name="gr2417" draw:text-style-name="P75" draw:layer="layout" svg:x1="8.796cm" svg:y1="7.923cm" svg:x2="8.796cm" svg:y2="7.948cm">
                    <text:p/>
                  </draw:line>
                  <draw:line draw:style-name="gr2418" draw:text-style-name="P75" draw:layer="layout" svg:x1="9.121cm" svg:y1="7.923cm" svg:x2="9.121cm" svg:y2="7.948cm">
                    <text:p/>
                  </draw:line>
                  <draw:line draw:style-name="gr2419" draw:text-style-name="P75" draw:layer="layout" svg:x1="9.486cm" svg:y1="7.778cm" svg:x2="9.486cm" svg:y2="7.799cm">
                    <text:p/>
                  </draw:line>
                  <draw:line draw:style-name="gr2420" draw:text-style-name="P75" draw:layer="layout" svg:x1="9.583cm" svg:y1="7.673cm" svg:x2="9.583cm" svg:y2="7.698cm">
                    <text:p/>
                  </draw:line>
                  <draw:line draw:style-name="gr2421" draw:text-style-name="P75" draw:layer="layout" svg:x1="9.745cm" svg:y1="7.673cm" svg:x2="9.745cm" svg:y2="7.698cm">
                    <text:p/>
                  </draw:line>
                  <draw:path draw:style-name="gr2422" draw:text-style-name="P75" draw:layer="layout" svg:width="0.277cm" svg:height="0.022cm" draw:transform="skewX (-0.00977384381116826) rotate (0.321664181142555) translate (9.4815505149884cm 7.78527814216567cm)" svg:viewBox="0 0 278 23" svg:d="M0 14c62 21 235 2 278-14">
                    <text:p/>
                  </draw:path>
                  <draw:line draw:style-name="gr2423" draw:text-style-name="P75" draw:layer="layout" svg:x1="9.256cm" svg:y1="7.778cm" svg:x2="9.256cm" svg:y2="7.799cm">
                    <text:p/>
                  </draw:line>
                  <draw:path draw:style-name="gr2424" draw:text-style-name="P75" draw:layer="layout" svg:width="0.486cm" svg:height="0.036cm" draw:transform="rotate (0.325154839646544) translate (8.79078260843489cm 7.94395398860859cm)" svg:viewBox="0 0 487 37" svg:d="M0 0c198 40 412 54 487 11">
                    <text:p/>
                  </draw:path>
                  <draw:path draw:style-name="gr2425" draw:text-style-name="P75" draw:layer="layout" svg:width="0.341cm" svg:height="0.025cm" draw:transform="skewX (0.00977384381116829) rotate (0.324631240870945) translate (9.25619967493523cm 7.79891451875996cm)" svg:viewBox="0 0 342 26" svg:d="M0 0c98 43 300 24 342 8">
                    <text:p/>
                  </draw:path>
                  <draw:g>
                    <draw:polyline draw:style-name="gr2426" draw:text-style-name="P75" draw:layer="layout" svg:width="0.538cm" svg:height="0.296cm" draw:transform="skewX (-0.00191986217719378) rotate (1.42750479520616) translate (8.82082987134849cm 8.3476965128403cm)" svg:viewBox="0 0 539 297" draw:points="0,0 336,53 485,31 539,61 495,105 347,127 42,297">
                      <text:p/>
                    </draw:polyline>
                    <draw:line draw:style-name="gr2427" draw:text-style-name="P75" draw:layer="layout" svg:x1="8.921cm" svg:y1="7.873cm" svg:x2="8.996cm" svg:y2="7.873cm">
                      <text:p/>
                    </draw:line>
                    <draw:line draw:style-name="gr2428" draw:text-style-name="P75" draw:layer="layout" svg:x1="8.921cm" svg:y1="7.873cm" svg:x2="8.996cm" svg:y2="7.923cm">
                      <text:p/>
                    </draw:line>
                    <draw:line draw:style-name="gr2429" draw:text-style-name="P75" draw:layer="layout" svg:x1="8.921cm" svg:y1="7.923cm" svg:x2="8.996cm" svg:y2="7.973cm">
                      <text:p/>
                    </draw:line>
                    <draw:line draw:style-name="gr2430" draw:text-style-name="P75" draw:layer="layout" svg:x1="8.921cm" svg:y1="7.973cm" svg:x2="8.996cm" svg:y2="8.023cm">
                      <text:p/>
                    </draw:line>
                    <draw:line draw:style-name="gr2431" draw:text-style-name="P75" draw:layer="layout" svg:x1="8.921cm" svg:y1="7.923cm" svg:x2="8.996cm" svg:y2="7.873cm">
                      <text:p/>
                    </draw:line>
                    <draw:line draw:style-name="gr2432" draw:text-style-name="P75" draw:layer="layout" svg:x1="8.921cm" svg:y1="7.973cm" svg:x2="8.996cm" svg:y2="7.923cm">
                      <text:p/>
                    </draw:line>
                    <draw:line draw:style-name="gr2433" draw:text-style-name="P75" draw:layer="layout" svg:x1="8.921cm" svg:y1="8.023cm" svg:x2="8.996cm" svg:y2="7.973cm">
                      <text:p/>
                    </draw:line>
                    <draw:line draw:style-name="gr2434" draw:text-style-name="P75" draw:layer="layout" svg:x1="8.921cm" svg:y1="8.023cm" svg:x2="9.025cm" svg:y2="8.099cm">
                      <text:p/>
                    </draw:line>
                    <draw:line draw:style-name="gr2435" draw:text-style-name="P75" draw:layer="layout" svg:x1="8.898cm" svg:y1="8.098cm" svg:x2="9.065cm" svg:y2="8.202cm">
                      <text:p/>
                    </draw:line>
                    <draw:line draw:style-name="gr2436" draw:text-style-name="P75" draw:layer="layout" svg:x1="8.866cm" svg:y1="8.202cm" svg:x2="9.106cm" svg:y2="8.311cm">
                      <text:p/>
                    </draw:line>
                    <draw:line draw:style-name="gr2437" draw:text-style-name="P75" draw:layer="layout" svg:x1="8.996cm" svg:y1="8.023cm" svg:x2="8.898cm" svg:y2="8.099cm">
                      <text:p/>
                    </draw:line>
                    <draw:line draw:style-name="gr2438" draw:text-style-name="P75" draw:layer="layout" svg:x1="9.025cm" svg:y1="8.098cm" svg:x2="8.866cm" svg:y2="8.201cm">
                      <text:p/>
                    </draw:line>
                    <draw:line draw:style-name="gr2439" draw:text-style-name="P75" draw:layer="layout" svg:x1="9.064cm" svg:y1="8.202cm" svg:x2="8.832cm" svg:y2="8.312cm">
                      <text:p/>
                    </draw:line>
                    <draw:polyline draw:style-name="gr2440" draw:text-style-name="P75" draw:layer="layout" svg:width="0.133cm" svg:height="0.048cm" draw:transform="rotate (-0.242949831877612) translate (8.99592875823638cm 7.87253713279675cm)" svg:viewBox="0 0 134 49" draw:points="0,0 134,18 12,49">
                      <text:p/>
                    </draw:polyline>
                    <draw:polyline draw:style-name="gr2441" draw:text-style-name="P75" draw:layer="layout" svg:width="0.132cm" svg:height="0.048cm" draw:transform="rotate (-2.94105432253565) translate (8.93065012256207cm 7.9205693283062cm)" svg:viewBox="0 0 133 49" draw:points="0,49 133,25 10,0">
                      <text:p/>
                    </draw:polyline>
                  </draw:g>
                  <draw:g>
                    <draw:polyline draw:style-name="gr2442" draw:text-style-name="P75" draw:layer="layout" svg:width="0.38cm" svg:height="0.209cm" draw:transform="skewX (0.0054105206811824) rotate (1.43413704636374) translate (9.27366848574515cm 8.07813471852305cm)" svg:viewBox="0 0 381 210" draw:points="0,0 237,39 342,24 381,46 350,77 245,91 30,210">
                      <text:p/>
                    </draw:polyline>
                    <draw:line draw:style-name="gr2443" draw:text-style-name="P75" draw:layer="layout" svg:x1="9.344cm" svg:y1="7.742cm" svg:x2="9.397cm" svg:y2="7.742cm">
                      <text:p/>
                    </draw:line>
                    <draw:line draw:style-name="gr2444" draw:text-style-name="P75" draw:layer="layout" svg:x1="9.344cm" svg:y1="7.742cm" svg:x2="9.397cm" svg:y2="7.778cm">
                      <text:p/>
                    </draw:line>
                    <draw:line draw:style-name="gr2445" draw:text-style-name="P75" draw:layer="layout" svg:x1="9.344cm" svg:y1="7.778cm" svg:x2="9.397cm" svg:y2="7.814cm">
                      <text:p/>
                    </draw:line>
                    <draw:line draw:style-name="gr2446" draw:text-style-name="P75" draw:layer="layout" svg:x1="9.344cm" svg:y1="7.813cm" svg:x2="9.397cm" svg:y2="7.849cm">
                      <text:p/>
                    </draw:line>
                    <draw:line draw:style-name="gr2447" draw:text-style-name="P75" draw:layer="layout" svg:x1="9.344cm" svg:y1="7.778cm" svg:x2="9.397cm" svg:y2="7.742cm">
                      <text:p/>
                    </draw:line>
                    <draw:line draw:style-name="gr2448" draw:text-style-name="P75" draw:layer="layout" svg:x1="9.344cm" svg:y1="7.814cm" svg:x2="9.397cm" svg:y2="7.778cm">
                      <text:p/>
                    </draw:line>
                    <draw:line draw:style-name="gr2449" draw:text-style-name="P75" draw:layer="layout" svg:x1="9.344cm" svg:y1="7.849cm" svg:x2="9.397cm" svg:y2="7.813cm">
                      <text:p/>
                    </draw:line>
                    <draw:line draw:style-name="gr2450" draw:text-style-name="P75" draw:layer="layout" svg:x1="9.344cm" svg:y1="7.848cm" svg:x2="9.418cm" svg:y2="7.902cm">
                      <text:p/>
                    </draw:line>
                    <draw:line draw:style-name="gr2451" draw:text-style-name="P75" draw:layer="layout" svg:x1="9.328cm" svg:y1="7.902cm" svg:x2="9.446cm" svg:y2="7.975cm">
                      <text:p/>
                    </draw:line>
                    <draw:line draw:style-name="gr2452" draw:text-style-name="P75" draw:layer="layout" svg:x1="9.306cm" svg:y1="7.975cm" svg:x2="9.476cm" svg:y2="8.052cm">
                      <text:p/>
                    </draw:line>
                    <draw:line draw:style-name="gr2453" draw:text-style-name="P75" draw:layer="layout" svg:x1="9.398cm" svg:y1="7.848cm" svg:x2="9.328cm" svg:y2="7.902cm">
                      <text:p/>
                    </draw:line>
                    <draw:line draw:style-name="gr2454" draw:text-style-name="P75" draw:layer="layout" svg:x1="9.418cm" svg:y1="7.902cm" svg:x2="9.306cm" svg:y2="7.975cm">
                      <text:p/>
                    </draw:line>
                    <draw:line draw:style-name="gr2455" draw:text-style-name="P75" draw:layer="layout" svg:x1="9.445cm" svg:y1="7.975cm" svg:x2="9.281cm" svg:y2="8.053cm">
                      <text:p/>
                    </draw:line>
                    <draw:polyline draw:style-name="gr2456" draw:text-style-name="P75" draw:layer="layout" svg:width="0.094cm" svg:height="0.033cm" draw:transform="skewX (0.0570722665402146) rotate (-0.236841179495631) translate (9.39747297489939cm 7.74217105045684cm)" svg:viewBox="0 0 95 34" draw:points="0,0 95,13 10,34">
                      <text:p/>
                    </draw:polyline>
                    <draw:polyline draw:style-name="gr2457" draw:text-style-name="P75" draw:layer="layout" svg:width="0.093cm" svg:height="0.034cm" draw:transform="skewX (-0.0277507351067099) rotate (-2.94855923831922) translate (9.35201602192905cm 7.77604916629992cm)" svg:viewBox="0 0 94 35" draw:points="0,35 94,17 8,0">
                      <text:p/>
                    </draw:polyline>
                  </draw:g>
                  <draw:path draw:style-name="gr2458" draw:text-style-name="P75" draw:layer="layout" svg:width="0.393cm" svg:height="0.045cm" draw:transform="skewX (-0.00680678408277791) rotate (0.325154839646544) translate (9.11301418823127cm 7.92463788900627cm)" svg:viewBox="0 0 394 46" svg:d="M0 24c197 41 318 19 394-24">
                    <text:p/>
                  </draw:path>
                </draw:g>
              </draw:g>
            </draw:g>
            <draw:g>
              <draw:custom-shape draw:style-name="gr2459" draw:text-style-name="P73" draw:layer="layout" svg:width="1.3cm" svg:height="1.007cm" svg:x="10.189cm" svg:y="7.4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polyline draw:style-name="gr2460" draw:text-style-name="P75" draw:layer="layout" svg:width="0.129cm" svg:height="0.244cm" draw:transform="rotate (1.5707963267949) translate (10.712cm 7.829cm)" svg:viewBox="0 0 130 245" draw:points="85,0 130,0 130,245 0,245">
                      <text:p/>
                    </draw:polyline>
                    <draw:polyline draw:style-name="gr2461" draw:text-style-name="P75" draw:layer="layout" svg:width="0.235cm" svg:height="0.17cm" draw:transform="rotate (1.5707963267949) translate (10.5094979632473cm 8.20989761974577cm)" svg:viewBox="0 0 236 171" draw:points="196,0 236,0 236,107 0,107 0,171">
                      <text:p/>
                    </draw:polyline>
                    <draw:polyline draw:style-name="gr2462" draw:text-style-name="P75" draw:layer="layout" svg:width="0.084cm" svg:height="0.383cm" svg:x="11.256cm" svg:y="7.868cm" svg:viewBox="0 0 85 384" draw:points="0,0 85,0 85,384">
                      <text:p/>
                    </draw:polyline>
                    <draw:line draw:style-name="gr2463" draw:text-style-name="P75" draw:layer="layout" svg:x1="11.256cm" svg:y1="7.953cm" svg:x2="11.341cm" svg:y2="7.953cm">
                      <text:p/>
                    </draw:line>
                    <draw:line draw:style-name="gr2464" draw:text-style-name="P75" draw:layer="layout" svg:x1="11.256cm" svg:y1="8.038cm" svg:x2="11.341cm" svg:y2="8.038cm">
                      <text:p/>
                    </draw:line>
                    <draw:polyline draw:style-name="gr2465" draw:text-style-name="P75" draw:layer="layout" svg:width="0.212cm" svg:height="0.422cm" svg:x="11cm" svg:y="7.786cm" svg:viewBox="0 0 213 423" draw:points="0,423 107,423 107,0 213,0">
                      <text:p/>
                    </draw:polyline>
                    <draw:polyline draw:style-name="gr2466" draw:text-style-name="P75" draw:layer="layout" svg:width="0.084cm" svg:height="0.383cm" svg:x="10.723cm" svg:y="7.868cm" svg:viewBox="0 0 85 384" draw:points="0,0 85,0 85,384">
                      <text:p/>
                    </draw:polyline>
                    <draw:path draw:style-name="gr2467" draw:text-style-name="P70" draw:layer="layout" svg:width="0.234cm" svg:height="0.257cm" svg:x="10.338cm" svg:y="7.993cm" svg:viewBox="0 0 235 258" svg:d="M235 57v201h-235v-201zM1 39c1-6 6-12 15-17 10-7 25-12 43-16s38-6 59-6 41 2 59 6 33 9 43 16c9 5 14 11 15 17z">
                      <text:p/>
                    </draw:path>
                    <draw:path draw:style-name="gr2468" draw:text-style-name="P70" draw:layer="layout" svg:width="0.211cm" svg:height="0.449cm" svg:x="10.85cm" svg:y="7.802cm" svg:viewBox="0 0 212 450" svg:d="M212 56v394h-212v-394zM1 38c1-6 6-11 13-16 10-7 23-12 39-16s35-6 54-6c18 0 37 2 53 6s29 9 39 16c7 5 12 10 13 16z">
                      <text:p/>
                    </draw:path>
                    <draw:path draw:style-name="gr2469" draw:text-style-name="P70" draw:layer="layout" svg:width="0.106cm" svg:height="0.514cm" svg:x="10.659cm" svg:y="7.736cm" svg:viewBox="0 0 107 515" svg:d="M106 41v474h-106v-474zM0 23v-1c0-4 2-8 7-11s12-6 20-8 17-3 27-3c9 0 18 1 26 3s15 5 20 8 7 7 7 11v1z">
                      <text:p/>
                    </draw:path>
                    <draw:path draw:style-name="gr2470" draw:text-style-name="P70" draw:layer="layout" svg:width="0.128cm" svg:height="0.532cm" svg:x="11.148cm" svg:y="7.718cm" svg:viewBox="0 0 129 533" svg:d="M129 54v479h-129v-479zM1 36c1-5 4-10 8-14 5-7 14-12 24-16 9-4 21-6 32-6s23 2 33 6c9 4 18 9 23 16 4 4 7 9 8 14z">
                      <text:p/>
                    </draw:path>
                  </draw:g>
                </draw:g>
              </draw:g>
            </draw:g>
          </draw:g>
          <draw:polygon draw:style-name="gr2471" draw:text-style-name="P76" draw:layer="layout" svg:width="0.66cm" svg:height="0.77cm" svg:x="4.121cm" svg:y="3.585cm" svg:viewBox="0 0 661 771" draw:points="111,221 0,221 0,0 661,0 661,221 551,221 551,331 661,331 661,771 0,771 0,331 111,331">
            <text:p/>
          </draw:polygon>
          <draw:polygon draw:style-name="gr2471" draw:text-style-name="P76" draw:layer="layout" svg:width="0.66cm" svg:height="0.77cm" svg:x="5.329cm" svg:y="2.714cm" svg:viewBox="0 0 661 771" draw:points="111,221 0,221 0,0 661,0 661,221 551,221 551,331 661,331 661,771 0,771 0,331 111,331">
            <text:p/>
          </draw:polygon>
          <draw:polygon draw:style-name="gr2471" draw:text-style-name="P76" draw:layer="layout" svg:width="0.66cm" svg:height="0.77cm" svg:x="2.906cm" svg:y="1.981cm" svg:viewBox="0 0 661 771" draw:points="111,221 0,221 0,0 661,0 661,221 551,221 551,331 661,331 661,771 0,771 0,331 111,331">
            <text:p/>
          </draw:polygon>
          <draw:polygon draw:style-name="gr2471" draw:text-style-name="P76" draw:layer="layout" svg:width="0.66cm" svg:height="0.77cm" svg:x="6.556cm" svg:y="2.185cm" svg:viewBox="0 0 661 771" draw:points="111,221 0,221 0,0 661,0 661,221 551,221 551,331 661,331 661,771 0,771 0,331 111,331">
            <text:p/>
          </draw:polygon>
          <draw:polygon draw:style-name="gr2471" draw:text-style-name="P76" draw:layer="layout" svg:width="0.66cm" svg:height="0.77cm" svg:x="7.772cm" svg:y="3.214cm" svg:viewBox="0 0 661 771" draw:points="111,221 0,221 0,0 661,0 661,221 551,221 551,331 661,331 661,771 0,771 0,331 111,331">
            <text:p/>
          </draw:polygon>
          <draw:polygon draw:style-name="gr2471" draw:text-style-name="P76" draw:layer="layout" svg:width="0.359cm" svg:height="0.77cm" svg:x="1.989cm" svg:y="4.614cm" svg:viewBox="0 0 360 771" draw:points="0,0 360,0 360,220 250,220 250,330 360,330 360,771 0,771">
            <text:p/>
          </draw:polygon>
          <draw:custom-shape draw:style-name="gr2472" draw:text-style-name="P77" draw:layer="layout" svg:width="0.661cm" svg:height="0.315cm" svg:x="8.989cm" svg:y="1.985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2" svg:font-family="'Liberation Sans'" style:font-pitch="variable"/>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Trebuchet MS1" svg:font-family="'Trebuchet MS'" style:font-family-generic="swiss" style:font-pitch="variable"/>
    <style:font-face style:name="Trebuchet MS" svg:font-family="'Trebuchet MS'" style:font-adornments="Fett" style:font-family-generic="swiss"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draw:gradient draw:name="_34_diac_20_orange_20_verlauf" draw:display-name="4diac orange verlauf" draw:style="linear" draw:start-color="#ffffff" draw:end-color="#ff950e" draw:start-intensity="100%" draw:end-intensity="100%" draw:angle="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eaeaea" draw:end-color="#0089d1" draw:start-intensity="100%" draw:end-intensity="100%" draw:angle="30deg" draw:border="15%"/>
    <draw:gradient draw:name="Gradient_20_101" draw:display-name="Gradient 101" draw:style="linear" draw:start-color="#334e87" draw:end-color="#012269" draw:start-intensity="100%" draw:end-intensity="100%" draw:angle="30deg" draw:border="0%"/>
    <draw:gradient draw:name="Gradient_20_105" draw:display-name="Gradient 105" draw:style="linear" draw:start-color="#ffc377" draw:end-color="#ff950e" draw:start-intensity="100%" draw:end-intensity="100%" draw:angle="30deg" draw:border="0%"/>
    <draw:gradient draw:name="Gradient_20_109" draw:display-name="Gradient 109" draw:style="linear" draw:start-color="#dcdcdc" draw:end-color="#99a6c3" draw:start-intensity="100%" draw:end-intensity="100%" draw:angle="30deg" draw:border="0%"/>
    <draw:gradient draw:name="Gradient_20_14" draw:display-name="Gradient 14" draw:style="linear" draw:start-color="#eaeaea" draw:end-color="#7e0021" draw:start-intensity="100%" draw:end-intensity="100%" draw:angle="30deg" draw:border="15%"/>
    <draw:gradient draw:name="Gradient_20_29" draw:display-name="Gradient 29" draw:style="radial" draw:cx="50%" draw:cy="50%" draw:start-color="#012269" draw:end-color="#334e87" draw:start-intensity="100%" draw:end-intensity="100%" draw:border="0%"/>
    <draw:gradient draw:name="Gradient_20_30" draw:display-name="Gradient 30" draw:style="radial" draw:cx="50%" draw:cy="50%" draw:start-color="#012269" draw:end-color="#99a6c3" draw:start-intensity="100%" draw:end-intensity="100%" draw:border="0%"/>
    <draw:gradient draw:name="Gradient_20_40" draw:display-name="Gradient 40" draw:style="linear" draw:start-color="#012269" draw:end-color="#334e87" draw:start-intensity="100%" draw:end-intensity="100%" draw:angle="135deg" draw:border="0%"/>
    <draw:gradient draw:name="Gradient_20_60" draw:display-name="Gradient 60" draw:style="linear" draw:start-color="#012269" draw:end-color="#8395bf" draw:start-intensity="100%" draw:end-intensity="100%" draw:angle="135deg" draw:border="0%"/>
    <draw:gradient draw:name="Gradient_20_64" draw:display-name="Gradient 64" draw:style="linear" draw:start-color="#012269" draw:end-color="#8395bf" draw:start-intensity="100%" draw:end-intensity="100%" draw:angle="45deg" draw:border="0%"/>
    <draw:gradient draw:name="Gradient_20_87" draw:display-name="Gradient 87" draw:style="linear" draw:start-color="#9ca8c3" draw:end-color="#012269" draw:start-intensity="100%" draw:end-intensity="100%" draw:angle="225deg" draw:border="0%"/>
    <draw:gradient draw:name="Gradient_20_90" draw:display-name="Gradient 90" draw:style="linear" draw:start-color="#627ec3" draw:end-color="#012269" draw:start-intensity="100%" draw:end-intensity="100%" draw:angle="225deg" draw:border="0%"/>
    <draw:gradient draw:name="Gradient_20_95" draw:display-name="Gradient 95" draw:style="linear" draw:start-color="#99a6c3" draw:end-color="#012269" draw:start-intensity="100%" draw:end-intensity="100%" draw:angle="30deg" draw:border="0%"/>
    <draw:gradient draw:name="Gradient_20_97" draw:display-name="Gradient 97" draw:style="linear" draw:start-color="#334e87" draw:end-color="#012269" draw:start-intensity="100%" draw:end-intensity="100%" draw:angle="225deg" draw:border="0%"/>
    <draw:gradient draw:name="Shapes" draw:style="rectangular" draw:cx="50%" draw:cy="50%" draw:start-color="#cccccc" draw:end-color="#ffffff" draw:start-intensity="100%" draw:end-intensity="100%" draw:angle="0deg" draw:border="0%"/>
    <draw:gradient draw:name="sw" draw:style="linear" draw:start-color="#ffffff" draw:end-color="#000000" draw:start-intensity="100%" draw:end-intensity="0%" draw:angle="30deg" draw:border="0%"/>
    <draw:opacity draw:name="Transparency_20_5" draw:display-name="Transparency 5" draw:style="linear" draw:start="90%" draw:end="30%" draw:angle="270deg" draw:border="0%"/>
    <draw:opacity draw:name="Transparency_20_6" draw:display-name="Transparency 6" draw:style="linear" draw:start="80%" draw:end="30%" draw:angle="270deg" draw:border="0%"/>
    <draw:opacity draw:name="Transparency_20_7" draw:display-name="Transparency 7" draw:style="linear" draw:start="100%" draw:end="0%" draw:angle="0deg" draw:border="0%"/>
    <draw:opacity draw:name="Transparency_20_8" draw:display-name="Transparency 8" draw:style="linear" draw:start="0%" draw:end="0%" draw:angle="0deg" draw:border="0%"/>
    <draw:opacity draw:name="Transparency_20_9" draw:display-name="Transparency 9" draw:style="linear" draw:start="0%" draw:end="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gr1" style:family="graphic" style:parent-style-name="standard">
      <style:graphic-properties draw:stroke="none" draw:fill="none" draw:fill-color="#ffffff" fo:min-height="4.08cm"/>
    </style:style>
    <style:style style:name="Mgr2" style:family="graphic" style:parent-style-name="standard">
      <style:graphic-properties draw:stroke="none" draw:fill="none" draw:fill-color="#ffffff" fo:min-height="14.794cm"/>
    </style:style>
    <style:style style:name="MP1" style:family="paragraph">
      <loext:graphic-properties draw:fill="none" draw:fill-color="#ffffff"/>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draw:frame draw:style-name="Mgr1" draw:text-style-name="MP1" draw:layer="backgroundobjects" svg:width="17.63cm" svg:height="4.33cm" svg:x="1.979cm" svg:y="2.035cm">
        <draw:text-box>
          <text:p/>
        </draw:text-box>
      </draw:frame>
      <draw:frame draw:style-name="Mgr2" draw:text-style-name="MP1" draw:layer="backgroundobjects" svg:width="17.63cm" svg:height="15.044cm" svg:x="1.979cm" svg:y="7.069cm">
        <draw:text-box>
          <text:p/>
        </draw:text-box>
      </draw:frame>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Alois Zoitl</meta:initial-creator>
    <meta:creation-date>2015-10-12T15:15:20.159319034</meta:creation-date>
    <dc:date>2021-04-11T18:16:40.314387252</dc:date>
    <meta:editing-duration>PT19H31M18S</meta:editing-duration>
    <meta:editing-cycles>88</meta:editing-cycles>
    <meta:generator>LibreOffice/7.0.4.2$Linux_X86_64 LibreOffice_project/00$Build-2</meta:generator>
    <dc:creator>Alois Zoitl</dc:creator>
    <meta:document-statistic meta:object-count="4107"/>
  </office:meta>
</office:document-meta>
</file>